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Shaktarske Directio Rusian of the Army Shelled Bogoyavlenko, Novoukrainka, Shakhtarske, Fast ...</text:span>
</text:h>
      <text:p text:style-name="P4">
Authors: liveuamap (Language: en)</text:p>
      <text:p text:style-name="P4">
Time: 2023-04-27T-100:51:00</text:p>
      <text:p text:style-name="P4">
Location: Vuhledar, Donetsk Oblast (Latitude:47.77706 Longtitude:37.24932)</text:p>
      <text:p text:style-name="P4">
Videos: []</text:p>
      <text:p text:style-name="P4">
Images: []</text:p>
      <text:p text:style-name="P4">
Tags: ["Russia"]</text:p>
      <text:p text:style-name="P4">
Id: 22558925</text:p>
      <!--METADATA-->
      <text:p text:style-name="P4">
At Shaktarske direction Russian army shelled Bohoyavlenka, Novoukrayinka,Shakhtarske, Prechystivka and Vuhledar of Donetsk region, - General Staff ofArmed Forces of Ukraine says in the morning report</text:p>
      <text:p text:style-name="P4">
News Collection Link: <text:a xlink:type="simple" xlink:href="https://liveuamap.com/en/2023/27-april-at-shaktarske-direction-russian-army-shelled-bohoyavlenka" text:style-name="Internet_20_link" text:visited-style-name="Visited_20_Internet_20_Link">
https://liveuamap.com/en/2023/27-april-at-shaktarske-direction-russian-army-shelled-bohoyavlenka</text:a>
</text:p>
      <text:p text:style-name="P4">
News Source: <text:a xlink:type="simple" xlink:href="https://t.me/lumsrc/4613" text:style-name="Internet_20_link" text:visited-style-name="Visited_20_Internet_20_Link">
https://t.me/lumsrc/4613</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27T-102:51:00</text:p>
      <text:p text:style-name="P4">
Location: Kherson (Latitude:46.64413 Longtitude:32.61429)</text:p>
      <text:p text:style-name="P4">
Videos: []</text:p>
      <text:p text:style-name="P4">
Images: []</text:p>
      <text:p text:style-name="P4">
Tags: ["Russia"]</text:p>
      <text:p text:style-name="P4">
Id: 22558924</text:p>
      <!--METADATA-->
      <text:p text:style-name="P4">
At Zaporizhzhia and Kherson Directions Russian Army Shelled Vremivka, Novopilof Donetsk Region; Huliaipole, Zaliznychne, Mala Tokmachka, Novoandriyivka andkamyanske of Zaporizhzhia Region; BERYSLAV, KOZATSKE, TOKARIVKA, ANTONIVKA, Bilozerka, Berehove of Kherson Region and Kherson City, General Staff OFARMED Force Says in the Morning Report Report</text:p>
      <text:p text:style-name="P4">
News Collection Link: <text:a xlink:type="simple" xlink:href="https://liveuamap.com/en/2023/27-april-at-zaporizhzhia-and-kherson-directions-russian-army" text:style-name="Internet_20_link" text:visited-style-name="Visited_20_Internet_20_Link">
https://liveuamap.com/en/2023/27-pril-t-zaporizhia-kherson-directions-russian -army</text:a>
</text:p>
      <text:p text:style-name="P4">
News Source: <text:a xlink:type="simple" xlink:href="https://t.me/lumsrc/4614" text:style-name="Internet_20_link" text:visited-style-name="Visited_20_Internet_20_Link">
https://t.me/lumsrc/4614</text:a>
</text:p>
      <!--NEWS-->
      <text:h text:style-name="P10" text:outline-level="1">
<text:span text:style-name="T4">
Dnipro, Dnipropetrovska Oblast(23:06). Red Alert: aerial threat. Sirens sounding. Take cover ...</text:span>
</text:h>
      <text:p text:style-name="P4">
Authors: liveuamap (Language: en)</text:p>
      <text:p text:style-name="P4">
Time: 2023-04-27T-53:08:00</text:p>
      <text:p text:style-name="P4">
Location: Dnipro (Latitude:48.45993 Longtitude:35.03959)</text:p>
      <text:p text:style-name="P4">
Videos: []</text:p>
      <text:p text:style-name="P4">
Images: []</text:p>
      <text:p text:style-name="P4">
Tags: ["Europe", "Central and Eastern Europe"]</text:p>
      <text:p text:style-name="P4">
Id: 22559054</text:p>
      <!--METADATA-->
      <text:p text:style-name="P4">
Dnipro, Dnipropetrovsk region(23:06). Red Alert: aerial threat. Sirenssounding. Take cover now!</text:p>
      <text:p text:style-name="P4">
News Collection Link: <text:a xlink:type="simple" xlink:href="https://liveuamap.com/en/2023/27-april-dnipro-dnipropetrovska-oblast2306-reg" text:style-name="Internet_20_link" text:visited-style-name="Visited_20_Internet_20_Link">
https://liveuamap.com/en/2023/27-april-dnipro-dnipropetrovska-oblast2306-reg</text:a>
</text:p>
      <text:p text:style-name="P4">
News Source: <text:a xlink:type="simple" xlink:href="https://t.me/suspilnednipro/14806" text:style-name="Internet_20_link" text:visited-style-name="Visited_20_Internet_20_Link">
https://t.me/suspilnednipro/14806</text:a>
</text:p>
      <!--NEWS-->
      <text:h text:style-name="P10" text:outline-level="1">
<text:span text:style-name="T4">
Kharkiv, Kharkiv region, Poltava region, Donetsk region (12:54). Red Alrt: Aerial Tchretate ...</text:span>
</text:h>
      <text:p text:style-name="P4">
Authors: liveuamap (Language: en)</text:p>
      <text:p text:style-name="P4">
Time: 2023-04-27T-86:55:00</text:p>
      <text:p text:style-name="P4">
Location: Kharkiv (Latitude:49.9812 Longtitude:36.25299)</text:p>
      <text:p text:style-name="P4">
Videos: []</text:p>
      <text:p text:style-name="P4">
Images: []</text:p>
      <text:p text:style-name="P4">
Tags: ["Europe", "Central and Eastern Europe"]</text:p>
      <text:p text:style-name="P4">
Id: 22558955</text:p>
      <!--METADATA-->
      <text:p text:style-name="P4">
Kharkiv, Kharkiv region, Poltava region, Donetsk region(12:54). RedAlert: aerial threat. Sirens sounding. Take cover now!</text:p>
      <text:p text:style-name="P4">
News Collection Link: <text:a xlink:type="simple" xlink:href="https://liveuamap.com/en/2023/27-april-kharkiv-kharkivska-oblast-poltavska-g" text:style-name="Internet_20_link" text:visited-style-name="Visited_20_Internet_20_Link">
https://liveuamap.com/en/2023/27-april-kharkiv-kharkivska-oblast-poltavska-g</text:a>
</text:p>
      <text:p text:style-name="P4">
News Source: <text:a xlink:type="simple" xlink:href="https://t.me/air_alert_ua/43849" text:style-name="Internet_20_link" text:visited-style-name="Visited_20_Internet_20_Link">
https://t.me/air_alert_ua/43849</text:a>
</text:p>
      <!--NEWS-->
      <text:h text:style-name="P10" text:outline-level="1">
<text:span text:style-name="T4">
Bakhmut Directio Rusian Army Shelled Vasukivka, Zaliznyanske, Orikhovo-Vasylivka, New ...</text:span>
</text:h>
      <text:p text:style-name="P4">
Authors: liveuamap (Language: en)</text:p>
      <text:p text:style-name="P4">
Time: 2023-04-27T-94:51:00</text:p>
      <text:p text:style-name="P4">
Location: Novhorods'ke, Donetsk Oblast (Latitude:48.33286 Longtitude:37.83794)</text:p>
      <text:p text:style-name="P4">
Videos: []</text:p>
      <text:p text:style-name="P4">
Images: []</text:p>
      <text:p text:style-name="P4">
Tags: ["Russia"]</text:p>
      <text:p text:style-name="P4">
Id: 22558928</text:p>
      <!--METADATA-->
      <text:p text:style-name="P4">
At Bakhmut Direction Russian Army Shelled Vasukivka, Zaliznyanske, Orikhovo-Vasylivka, Novomarkove, Hryhorivka, Bakhmut, Chasiv Yar, ivanivanivka Dyliyivka, Pivnichne, Pivdenne and New York ofdonetsk Region, - General Staff of Armed Forces of Ukraine Says in The MorningReport</text:p>
      <text:p text:style-name="P4">
News Collection Link:(https://liveuamap.com/en/2023/27-april-at-bakhmut-direction-russian-army-shelled-vasukivka)</text:p>
      <text:p text:style-name="P4">
News Source: <text:a xlink:type="simple" xlink:href="https://t.me/lumsrc/4610" text:style-name="Internet_20_link" text:visited-style-name="Visited_20_Internet_20_Link">
https://t.me/lumsrc/4610</text:a>
</text:p>
      <!--NEWS-->
      <text:h text:style-name="P10" text:outline-level="1">
<text:span text:style-name="T4">
JSC Avdiivka Directioz Rusian Army Shelled Novokalinova, Berdyshi, Lastochkine, Avdiivka, ...</text:span>
</text:h>
      <text:p text:style-name="P4">
Authors: liveuamap (Language: en)</text:p>
      <text:p text:style-name="P4">
Time: 2023-04-27T-96:51:00</text:p>
      <text:p text:style-name="P4">
Location: Donetsk Oblast (Latitude:48.05823 Longtitude:37.57616)</text:p>
      <text:p text:style-name="P4">
Videos: []</text:p>
      <text:p text:style-name="P4">
Images: []</text:p>
      <text:p text:style-name="P4">
Tags: ["Russia"]</text:p>
      <text:p text:style-name="P4">
Id: 22558927</text:p>
      <!--METADATA-->
      <text:p text:style-name="P4">
At Avdiyivka directions Russian army shelled Novokalynove, Berdychi,Lastochkyne, Avdiyivka, Vodyane, Pervomayske, Karlivka and Nevelske of Donetskregion, - General Staff of Armed Forces of Ukraine says in the morning report</text:p>
      <text:p text:style-name="P4">
News Collection Link: <text:a xlink:type="simple" xlink:href="https://liveuamap.com/en/2023/27-april-at-avdiyivka-directions-russian-army-shelled-novokalynove" text:style-name="Internet_20_link" text:visited-style-name="Visited_20_Internet_20_Link">
https://liveuamap.com/en/2023/27-april-at-avdiyivka-directions-russian-army-shelled-novokalynove</text:a>
</text:p>
      <text:p text:style-name="P4">
News Source: <text:a xlink:type="simple" xlink:href="https://t.me/lumsrc/4611" text:style-name="Internet_20_link" text:visited-style-name="Visited_20_Internet_20_Link">
https://t.me/lumsrc/4611</text:a>
</text:p>
      <!--NEWS-->
      <text:h text:style-name="P10" text:outline-level="1">
<text:span text:style-name="T4">
JSC Marinka Direcion Rusian Army Shelled Krasnogorivka, St. George, Marinka, Paraskovi ...</text:span>
</text:h>
      <text:p text:style-name="P4">
Authors: liveuamap (Language: en)</text:p>
      <text:p text:style-name="P4">
Time: 2023-04-27T-98:51:00</text:p>
      <text:p text:style-name="P4">
Location: Donetsk (Latitude:47.85141 Longtitude:37.48158)</text:p>
      <text:p text:style-name="P4">
Videos: []</text:p>
      <text:p text:style-name="P4">
Images: []</text:p>
      <text:p text:style-name="P4">
Tags: ["Russia"]</text:p>
      <text:p text:style-name="P4">
Id: 22558926</text:p>
      <!--METADATA-->
      <text:p text:style-name="P4">
At Maryinka direction Russian army shelled Krasnohorivka, Heorhiyivka,Maryinka, Paraskoviyivka and Novomykhaylivka of Donetsk region, - GeneralStaff of Armed Forces of Ukraine says in the morning report</text:p>
      <text:p text:style-name="P4">
News Collection Link: <text:a xlink:type="simple" xlink:href="https://liveuamap.com/en/2023/27-april-at-maryinka-direction-russian-army-shelled-krasnohorivka" text:style-name="Internet_20_link" text:visited-style-name="Visited_20_Internet_20_Link">
https://liveuamap.com/en/2023/27-april-at-maryinka-direction-russian-army-shelled-krasnohorivka</text:a>
</text:p>
      <text:p text:style-name="P4">
News Source: <text:a xlink:type="simple" xlink:href="https://t.me/lumsrc/4612" text:style-name="Internet_20_link" text:visited-style-name="Visited_20_Internet_20_Link">
https://t.me/lumsrc/4612</text:a>
</text:p>
      <!--NEWS-->
      <text:h text:style-name="P10" text:outline-level="1">
<text:span text:style-name="T4">
Donetsk Oblast(22:48). Red Alert: aerial threat. Sirens sounding. Take cover now!</text:span>
</text:h>
      <text:p text:style-name="P4">
Authors: liveuamap (Language: en)</text:p>
      <text:p text:style-name="P4">
Time: 2023-04-27T16:48:00</text:p>
      <text:p text:style-name="P4">
Location: Donetsk Oblast (Latitude:48.72792 Longtitude:37.57933)</text:p>
      <text:p text:style-name="P4">
Videos: []</text:p>
      <text:p text:style-name="P4">
Images: []</text:p>
      <text:p text:style-name="P4">
Tags: ["Europe", "Central and Eastern Europe"]</text:p>
      <text:p text:style-name="P4">
Id: 22559052</text:p>
      <!--METADATA-->
      <text:p text:style-name="P4">
Donetsk Oblast(22:48). Red Alert: aerial threat. Sirens sounding. Take covernow!</text:p>
      <text:p text:style-name="P4">
News Collection Link: <text:a xlink:type="simple" xlink:href="https://liveuamap.com/en/2023/27-april-donetsk-oblast2248-red-alert-aerial-g" text:style-name="Internet_20_link" text:visited-style-name="Visited_20_Internet_20_Link">
https://liveuamap.com/en/2023/27-april-donetsk-oblast2248-red-alert-aerial-g</text:a>
</text:p>
      <text:p text:style-name="P4">
News Source: <text:a xlink:type="simple" xlink:href="https://t.me/air_alert_ua/43865" text:style-name="Internet_20_link" text:visited-style-name="Visited_20_Internet_20_Link">
https://t.me/air_alert_ua/43865</text:a>
</text:p>
      <!--NEWS-->
      <text:h text:style-name="P10" text:outline-level="1">
<text:span text:style-name="T4">
Poltavska Oblast(23:06). Red Alert: aerial threat. Sirens sounding. Take cover now!</text:span>
</text:h>
      <text:p text:style-name="P4">
Authors: liveuamap (Language: en)</text:p>
      <text:p text:style-name="P4">
Time: 2023-04-27T17:07:00</text:p>
      <text:p text:style-name="P4">
Location: Poltavska Oblast (Latitude:49.47736 Longtitude:33.81947)</text:p>
      <text:p text:style-name="P4">
Videos: []</text:p>
      <text:p text:style-name="P4">
Images: []</text:p>
      <text:p text:style-name="P4">
Tags: ["Europe", "Central and Eastern Europe"]</text:p>
      <text:p text:style-name="P4">
Id: 22559053</text:p>
      <!--METADATA-->
      <text:p text:style-name="P4">
Poltava(23:06). Red Alert: aerial threat. Sirens sounding. Take covernow!</text:p>
      <text:p text:style-name="P4">
News Collection Link: <text:a xlink:type="simple" xlink:href="https://liveuamap.com/en/2023/27-april-poltavska-oblast2306-red-alert-aeriag" text:style-name="Internet_20_link" text:visited-style-name="Visited_20_Internet_20_Link">
https://liveuamap.com/en/2023/27-april-poltavska-oblast2306-red-alert-aeriag</text:a>
</text:p>
      <text:p text:style-name="P4">
News Source: <text:a xlink:type="simple" xlink:href="https://t.me/suspilnepoltava/10924" text:style-name="Internet_20_link" text:visited-style-name="Visited_20_Internet_20_Link">
https://t.me/suspilnepoltava/10924</text:a>
</text:p>
      <!--NEWS-->
      <text:h text:style-name="P10" text:outline-level="1">
<text:span text:style-name="T4">
Kharkiv, Kharkivska Oblast(23:06). Red Alert: aerial threat. Sirens sounding. Take cover now!</text:span>
</text:h>
      <text:p text:style-name="P4">
Authors: liveuamap (Language: en)</text:p>
      <text:p text:style-name="P4">
Time: 2023-04-27T17:08:00</text:p>
      <text:p text:style-name="P4">
Location: Kharkiv (Latitude:49.98081000 Longtitude:36.25272000)</text:p>
      <text:p text:style-name="P4">
Videos: []</text:p>
      <text:p text:style-name="P4">
Images: []</text:p>
      <text:p text:style-name="P4">
Tags: ["Europe", "Central and Eastern Europe"]</text:p>
      <text:p text:style-name="P4">
Id: 22559055</text:p>
      <!--METADATA-->
      <text:p text:style-name="P4">
Kharkiv, Kharkiv region(23:06). Red Alert: aerial threat. Sirens sounding.Take cover now!</text:p>
      <text:p text:style-name="P4">
News Collection Link: <text:a xlink:type="simple" xlink:href="https://liveuamap.com/en/2023/27-april-kharkiv-kharkivska-oblast2306-red-alg" text:style-name="Internet_20_link" text:visited-style-name="Visited_20_Internet_20_Link">
https://liveuamap.com/en/2023/27-april-kharkiv-kharkivska-oblast2306-red-alg</text:a>
</text:p>
      <text:p text:style-name="P4">
News Source: <text:a xlink:type="simple" xlink:href="https://t.me/air_alert_ua/43869" text:style-name="Internet_20_link" text:visited-style-name="Visited_20_Internet_20_Link">
https://t.me/air_alert_ua/43869</text:a>
</text:p>
      <!--NEWS-->
      <text:h text:style-name="P10" text:outline-level="1">
<text:span text:style-name="T4">
Zaporizhzhya region, Kharkiv, Kharkiv region, Poltava region (01:56). Red Alrt: Aerial dash ...</text:span>
</text:h>
      <text:p text:style-name="P4">
Authors: liveuamap (Language: en)</text:p>
      <text:p text:style-name="P4">
Time: 2023-04-27T19:57:00</text:p>
      <text:p text:style-name="P4">
Location: Zaporizka Oblast (Latitude:47.612021 Longtitude:35.765261)</text:p>
      <text:p text:style-name="P4">
Videos: []</text:p>
      <text:p text:style-name="P4">
Images: []</text:p>
      <text:p text:style-name="P4">
Tags: ["Europe", "Central and Eastern Europe"]</text:p>
      <text:p text:style-name="P4">
Id: 22559057</text:p>
      <!--METADATA-->
      <text:p text:style-name="P4">
Zaporizhzhya region, Kharkiv, Kharkiv region, Poltava region(01:56). RedAlert: aerial threat. Sirens sounding. Take cover now!</text:p>
      <text:p text:style-name="P4">
News Collection Link: <text:a xlink:type="simple" xlink:href="https://liveuamap.com/en/2023/27-april-zaporizka-oblast-kharkiv-kharkivska-g" text:style-name="Internet_20_link" text:visited-style-name="Visited_20_Internet_20_Link">
https://liveuamap.com/en/2023/27-april-zaporizka-oblast-kharkiv-kharkivska-g</text:a>
</text:p>
      <text:p text:style-name="P4">
News Source: <text:a xlink:type="simple" xlink:href="https://t.me/air_alert_ua/43876" text:style-name="Internet_20_link" text:visited-style-name="Visited_20_Internet_20_Link">
https://t.me/air_alert_ua/43876</text:a>
</text:p>
      <!--NEWS-->
      <text:h text:style-name="P10" text:outline-level="1">
<text:span text:style-name="T4">
Kherson, Kherson region, Mykolaiv, Mykolaiv region, Sumy region, Donetsk region, days ...</text:span>
</text:h>
      <text:p text:style-name="P4">
Authors: liveuamap (Language: en)</text:p>
      <text:p text:style-name="P4">
Time: 2023-04-27T19:58:00</text:p>
      <text:p text:style-name="P4">
Location: Kherson (Latitude:46.65581000 Longtitude:32.61780000)</text:p>
      <text:p text:style-name="P4">
Videos: []</text:p>
      <text:p text:style-name="P4">
Images: []</text:p>
      <text:p text:style-name="P4">
Tags: ["Europe", "Central and Eastern Europe"]</text:p>
      <text:p text:style-name="P4">
Id: 22559058</text:p>
      <!--METADATA-->
      <text:p text:style-name="P4">
Kherson, Kherson region, Mykolaiv, Mykolaiv region, Sumy region, Donetsk region, Dnipro, Dnipropetrovsk region(01:58). Red Alert: aerialthreat. Sirens sounding. Take cover now!</text:p>
      <text:p text:style-name="P4">
News Collection Link: <text:a xlink:type="simple" xlink:href="https://liveuamap.com/en/2023/27-april-kherson-khersonska-oblast-mykolaiv-mg" text:style-name="Internet_20_link" text:visited-style-name="Visited_20_Internet_20_Link">
https://liveuamap.com/en/2023/27-april-kherson-khersonska-oblast-mykolaiv-mg</text:a>
</text:p>
      <text:p text:style-name="P4">
News Source: <text:a xlink:type="simple" xlink:href="https://t.me/air_alert_ua/43881" text:style-name="Internet_20_link" text:visited-style-name="Visited_20_Internet_20_Link">
https://t.me/air_alert_ua/43881</text:a>
</text:p>
      <!--NEWS-->
      <text:h text:style-name="P10" text:outline-level="1">
<text:span text:style-name="T4">
Odeska Oblast(02:02). Red Alert: aerial threat. Sirens sounding. Take cover now!</text:span>
</text:h>
      <text:p text:style-name="P4">
Authors: liveuamap (Language: en)</text:p>
      <text:p text:style-name="P4">
Time: 2023-04-27T20:03:00</text:p>
      <text:p text:style-name="P4">
Location: Odeska Oblast (Latitude:46.75000000 Longtitude:30.25000000)</text:p>
      <text:p text:style-name="P4">
Videos: []</text:p>
      <text:p text:style-name="P4">
Images: []</text:p>
      <text:p text:style-name="P4">
Tags: ["Europe", "Central and Eastern Europe"]</text:p>
      <text:p text:style-name="P4">
Id: 22559059</text:p>
      <!--METADATA-->
      <text:p text:style-name="P4">
Odesa region(02:02). Red Alert: aerial threat. Sirens sounding. Take covernow!</text:p>
      <text:p text:style-name="P4">
News Collection Link: <text:a xlink:type="simple" xlink:href="https://liveuamap.com/en/2023/28-april-odeska-oblast0202-red-alert-aerial-tg" text:style-name="Internet_20_link" text:visited-style-name="Visited_20_Internet_20_Link">
https://liveuamap.com/en/2023/28-april-odeska-oblast0202-red-alert-aerial-tg</text:a>
</text:p>
      <text:p text:style-name="P4">
News Source: <text:a xlink:type="simple" xlink:href="https://t.me/air_alert_ua/43882" text:style-name="Internet_20_link" text:visited-style-name="Visited_20_Internet_20_Link">
https://t.me/air_alert_ua/43882</text:a>
</text:p>
      <!--NEWS-->
      <text:h text:style-name="P10" text:outline-level="1">
<text:span text:style-name="T4">
Kirovohradska Oblast(02:03). Red Alert: aerial threat. Sirens sounding. Take cover now!</text:span>
</text:h>
      <text:p text:style-name="P4">
Authors: liveuamap (Language: en)</text:p>
      <text:p text:style-name="P4">
Time: 2023-04-27T20:05:00</text:p>
      <text:p text:style-name="P4">
Location: Kirovohradska Oblast (Latitude:48.50000000 Longtitude:32.00000000)</text:p>
      <text:p text:style-name="P4">
Videos: []</text:p>
      <text:p text:style-name="P4">
Images: []</text:p>
      <text:p text:style-name="P4">
Tags: ["Europe", "Central and Eastern Europe"]</text:p>
      <text:p text:style-name="P4">
Id: 22559060</text:p>
      <!--METADATA-->
      <text:p text:style-name="P4">
Kirovohrad region(02:03). Red Alert: aerial threat. Sirens sounding. Takecover now!</text:p>
      <text:p text:style-name="P4">
News Collection Link: <text:a xlink:type="simple" xlink:href="https://liveuamap.com/en/2023/28-april-kirovohradska-oblast0203-red-alert-ag" text:style-name="Internet_20_link" text:visited-style-name="Visited_20_Internet_20_Link">
https://liveuamap.com/en/2023/28-april-kirovohradska-oblast0203-red-alert-ag</text:a>
</text:p>
      <text:p text:style-name="P4">
News Source: <text:a xlink:type="simple" xlink:href="https://t.me/air_alert_ua/43883" text:style-name="Internet_20_link" text:visited-style-name="Visited_20_Internet_20_Link">
https://t.me/air_alert_ua/43883</text:a>
</text:p>
      <!--NEWS-->
      <text:h text:style-name="P10" text:outline-level="1">
<text:span text:style-name="T4">
Chernihivska Oblast(02:05). Red Alert: aerial threat. Sirens sounding. Take cover now!</text:span>
</text:h>
      <text:p text:style-name="P4">
Authors: liveuamap (Language: en)</text:p>
      <text:p text:style-name="P4">
Time: 2023-04-27T20:06:00</text:p>
      <text:p text:style-name="P4">
Location: Chernihivska Oblast (Latitude:51.33333000 Longtitude:32.00000000)</text:p>
      <text:p text:style-name="P4">
Videos: []</text:p>
      <text:p text:style-name="P4">
Images: []</text:p>
      <text:p text:style-name="P4">
Tags: ["Europe", "Central and Eastern Europe"]</text:p>
      <text:p text:style-name="P4">
Id: 22559061</text:p>
      <!--METADATA-->
      <text:p text:style-name="P4">
Chernihiv region(02:05). Red Alert: aerial threat. Sirens sounding. Takecover now!</text:p>
      <text:p text:style-name="P4">
News Collection Link: <text:a xlink:type="simple" xlink:href="https://liveuamap.com/en/2023/28-april-chernihivska-oblast0205-red-alert-aeg" text:style-name="Internet_20_link" text:visited-style-name="Visited_20_Internet_20_Link">
https://liveuamap.com/en/2023/28-april-chernihivska-oblast0205-red-alert-aeg</text:a>
</text:p>
      <text:p text:style-name="P4">
News Source: <text:a xlink:type="simple" xlink:href="https://t.me/suspilnechernihiv/17988" text:style-name="Internet_20_link" text:visited-style-name="Visited_20_Internet_20_Link">
https://t.me/suspilnechernihiv/17988</text:a>
</text:p>
      <!--NEWS-->
      <text:h text:style-name="P10" text:outline-level="1">
<text:span text:style-name="T4">
Kyiv(03:02). Red Alert: aerial threat. Sirens sounding. Take cover now!</text:span>
</text:h>
      <text:p text:style-name="P4">
Authors: liveuamap (Language: en)</text:p>
      <text:p text:style-name="P4">
Time: 2023-04-27T21:03:00</text:p>
      <text:p text:style-name="P4">
Location: Kyiv (Latitude:50.44343 Longtitude:30.53022)</text:p>
      <text:p text:style-name="P4">
Videos: []</text:p>
      <text:p text:style-name="P4">
Images: []</text:p>
      <text:p text:style-name="P4">
Tags: ["Europe", "Central and Eastern Europe"]</text:p>
      <text:p text:style-name="P4">
Id: 22559062</text:p>
      <!--METADATA-->
      <text:p text:style-name="P4">
Kyiv(03:02). Red Alert: aerial threat. Sirens sounding. Take cover now!</text:p>
      <text:p text:style-name="P4">
News Collection Link: <text:a xlink:type="simple" xlink:href="https://liveuamap.com/en/2023/28-april-kyiv0302-red-alert-aerial-threat-sirg" text:style-name="Internet_20_link" text:visited-style-name="Visited_20_Internet_20_Link">
https://liveuamap.com/en/2023/28-april-kyiv0302-red-alert-aerial-threat-sirg</text:a>
</text:p>
      <text:p text:style-name="P4">
News Source: <text:a xlink:type="simple" xlink:href="https://t.me/suspilnenews/20218" text:style-name="Internet_20_link" text:visited-style-name="Visited_20_Internet_20_Link">
https://t.me/suspilnenews/20218</text:a>
</text:p>
      <!--NEWS-->
      <text:h text:style-name="P10" text:outline-level="1">
<text:span text:style-name="T4">
Zhytomyr, Zhytomyrska Oblast(03:12). Red Alert: aerial threat. Sirens sounding. Take cover now!</text:span>
</text:h>
      <text:p text:style-name="P4">
Authors: liveuamap (Language: en)</text:p>
      <text:p text:style-name="P4">
Time: 2023-04-27T21:16:00</text:p>
      <text:p text:style-name="P4">
Location: Zhytomyr (Latitude:50.26487000 Longtitude:28.67669000)</text:p>
      <text:p text:style-name="P4">
Videos: []</text:p>
      <text:p text:style-name="P4">
Images: []</text:p>
      <text:p text:style-name="P4">
Tags: ["Europe", "Central and Eastern Europe"]</text:p>
      <text:p text:style-name="P4">
Id: 22559063</text:p>
      <!--METADATA-->
      <text:p text:style-name="P4">
Zhytomyr, Zhytomyr region(03:12). Red Alert: aerial threat. Sirenssounding. Take cover now!</text:p>
      <text:p text:style-name="P4">
News Collection Link: <text:a xlink:type="simple" xlink:href="https://liveuamap.com/en/2023/28-april-zhytomyr-zhytomyrska-oblast0312-red-g" text:style-name="Internet_20_link" text:visited-style-name="Visited_20_Internet_20_Link">
https://liveuamap.com/en/2023/28-april-zhytomyr-zhytomyrska-oblast0312-red-g</text:a>
</text:p>
      <text:p text:style-name="P4">
News Source: <text:a xlink:type="simple" xlink:href="https://t.me/air_alert_ua/43889" text:style-name="Internet_20_link" text:visited-style-name="Visited_20_Internet_20_Link">
https://t.me/air_alert_ua/43889</text:a>
</text:p>
      <!--NEWS-->
      <text:h text:style-name="P10" text:outline-level="1">
<text:span text:style-name="T4">
Chernivtsi region, Khmelnytsky region, Volyn region (03:19). Red Alrt: Aerial Tchretate. Si...</text:span>
</text:h>
      <text:p text:style-name="P4">
Authors: liveuamap (Language: en)</text:p>
      <text:p text:style-name="P4">
Time: 2023-04-27T21:19:00</text:p>
      <text:p text:style-name="P4">
Location: Chernivetska Oblast (Latitude:48.25000000 Longtitude:26.00000000)</text:p>
      <text:p text:style-name="P4">
Videos: []</text:p>
      <text:p text:style-name="P4">
Images: []</text:p>
      <text:p text:style-name="P4">
Tags: ["Europe", "Central and Eastern Europe"]</text:p>
      <text:p text:style-name="P4">
Id: 22559064</text:p>
      <!--METADATA-->
      <text:p text:style-name="P4">
Chernivtsi region, Khmelnytsky region, Volyn region(03:19). Red Alert:aerial threat. Sirens sounding. Take cover now!</text:p>
      <text:p text:style-name="P4">
News Collection Link: <text:a xlink:type="simple" xlink:href="https://liveuamap.com/en/2023/28-april-chernivetska-oblast-khmelnytska-oblag" text:style-name="Internet_20_link" text:visited-style-name="Visited_20_Internet_20_Link">
https://liveuamap.com/en/2023/28-april-chernivetska-oblast-khmelnytska-oblag</text:a>
</text:p>
      <text:p text:style-name="P4">
News Source: <text:a xlink:type="simple" xlink:href="https://t.me/air_alert_ua/43892" text:style-name="Internet_20_link" text:visited-style-name="Visited_20_Internet_20_Link">
https://t.me/air_alert_ua/43892</text:a>
</text:p>
      <!--NEWS-->
      <text:h text:style-name="P10" text:outline-level="1">
<text:span text:style-name="T4">
Rivne, Rivne region, Lviv, Lviv region, Ivano-Frankivsk, Ivano-Frankivsk region, Tern ...</text:span>
</text:h>
      <text:p text:style-name="P4">
Authors: liveuamap (Language: en)</text:p>
      <text:p text:style-name="P4">
Time: 2023-04-27T21:21:00</text:p>
      <text:p text:style-name="P4">
Location: Rivne (Latitude:50.6034445 Longtitude:26.257603168487)</text:p>
      <text:p text:style-name="P4">
Videos: []</text:p>
      <text:p text:style-name="P4">
Images: []</text:p>
      <text:p text:style-name="P4">
Tags: ["Europe", "Central and Eastern Europe"]</text:p>
      <text:p text:style-name="P4">
Id: 22559065</text:p>
      <!--METADATA-->
      <text:p text:style-name="P4">
Rivne, Rivne region, Lviv, Lviv region, Ivano-Frankivsk, Ivano-Frankivsk region, Ternopil, Ternopil region, Transcarpathia region(03:20).Red Alert: aerial threat. Sirens sounding. Take cover now!</text:p>
      <text:p text:style-name="P4">
News Collection Link: <text:a xlink:type="simple" xlink:href="https://liveuamap.com/en/2023/28-april-rivne-rivnenska-oblast-lviv-lvivska-g" text:style-name="Internet_20_link" text:visited-style-name="Visited_20_Internet_20_Link">
https://liveuamap.com/en/2023/28-april-rivne-rivnenska-oblast-lviv-lvivska-g</text:a>
</text:p>
      <text:p text:style-name="P4">
News Source: <text:a xlink:type="simple" xlink:href="https://t.me/air_alert_ua/43897" text:style-name="Internet_20_link" text:visited-style-name="Visited_20_Internet_20_Link">
https://t.me/air_alert_ua/43897</text:a>
</text:p>
      <!--NEWS-->
      <text:h text:style-name="P10" text:outline-level="1">
<text:span text:style-name="T4">
Several explosions in Dnipro city and region</text:span>
</text:h>
      <text:p text:style-name="P4">
Authors: liveuamap (Language: en)</text:p>
      <text:p text:style-name="P4">
Time: 2023-04-27T21:32:27</text:p>
      <text:p text:style-name="P4">
Location: Dnipro (Latitude:48.43307 Longtitude:35.09789)</text:p>
      <text:p text:style-name="P4">
Videos: []</text:p>
      <text:p text:style-name="P4">
Images: []</text:p>
      <text:p text:style-name="P4">
Tags: []</text:p>
      <text:p text:style-name="P4">
Id: 22559067</text:p>
      <!--METADATA-->
      <text:p text:style-name="P4">
Several explosions in Dnipro city and region</text:p>
      <text:p text:style-name="P4">
News Collection Link: <text:a xlink:type="simple" xlink:href="https://liveuamap.com/en/2023/28-april-several-explosions-in-dnipro-city-and-region-" text:style-name="Internet_20_link" text:visited-style-name="Visited_20_Internet_20_Link">
https://liveuamap.com/en/2023/28-april-several-explosions-in-dnipro-city-and-region-</text:a>
</text:p>
      <text:p text:style-name="P4">
News Source: <text:a xlink:type="simple" xlink:href="https://t.me/Tsaplienko/30647" text:style-name="Internet_20_link" text:visited-style-name="Visited_20_Internet_20_Link">
https://t.me/Tsaplienko/30647</text:a>
</text:p>
      <!--NEWS-->
      <text:h text:style-name="P10" text:outline-level="1">
<text:span text:style-name="T4">
Air defense shot down 2 aerial objects near Uman</text:span>
</text:h>
      <text:p text:style-name="P4">
Authors: liveuamap (Language: en)</text:p>
      <text:p text:style-name="P4">
Time: 2023-04-27T21:39:11</text:p>
      <text:p text:style-name="P4">
Location: Uman (Latitude:48.70863 Longtitude:30.20863)</text:p>
      <text:p text:style-name="P4">
Videos: []</text:p>
      <text:p text:style-name="P4">
Images: []</text:p>
      <text:p text:style-name="P4">
Tags: []</text:p>
      <text:p text:style-name="P4">
Id: 22559068</text:p>
      <!--METADATA-->
      <text:p text:style-name="P4">
Air defense shot down 2 aerial objects near Uman</text:p>
      <text:p text:style-name="P4">
News Collection Link: <text:a xlink:type="simple" xlink:href="https://liveuamap.com/en/2023/28-april-air-defense-shot-down-2-aerial-objects-near-uman" text:style-name="Internet_20_link" text:visited-style-name="Visited_20_Internet_20_Link">
https://liveuamap.com/en/2023/28-april-air-defense-shot-down-2-aerial-objects-near-uman</text:a>
</text:p>
      <text:p text:style-name="P4">
News Source: <text:a xlink:type="simple" xlink:href="https://t.me/kyivoperativ/121091" text:style-name="Internet_20_link" text:visited-style-name="Visited_20_Internet_20_Link">
https://t.me/kyivoperativ/121091</text:a>
</text:p>
      <!--NEWS-->
      <text:h text:style-name="P10" text:outline-level="1">
<text:span text:style-name="T4">
Several explosions were reported in Kremenchuk district, Poltava region</text:span>
</text:h>
      <text:p text:style-name="P4">
Authors: liveuamap (Language: en)</text:p>
      <text:p text:style-name="P4">
Time: 2023-04-27T21:40:56</text:p>
      <text:p text:style-name="P4">
Location: Kremenchuk (Latitude:49.11092 Longtitude:33.49148)</text:p>
      <text:p text:style-name="P4">
Videos: []</text:p>
      <text:p text:style-name="P4">
Images: []</text:p>
      <text:p text:style-name="P4">
Tags: []</text:p>
      <text:p text:style-name="P4">
Id: 22559069</text:p>
      <!--METADATA-->
      <text:p text:style-name="P4">
Several explosions were reported in Kremenchuk district, Poltava region</text:p>
      <text:p text:style-name="P4">
News Collection Link: <text:a xlink:type="simple" xlink:href="https://liveuamap.com/en/2023/28-april-several-explosions-were-reported-in-kremenchuk-district" text:style-name="Internet_20_link" text:visited-style-name="Visited_20_Internet_20_Link">
https://liveuamap.com/en/2023/28-april-several-explosions-were-reported-in-kremenchuk-district</text:a>
</text:p>
      <text:p text:style-name="P4">
News Source: <text:a xlink:type="simple" xlink:href="https://t.me/suspilnepoltava/10927" text:style-name="Internet_20_link" text:visited-style-name="Visited_20_Internet_20_Link">
https://t.me/suspilnepoltava/10927</text:a>
</text:p>
      <!--NEWS-->
      <text:h text:style-name="P10" text:outline-level="1">
<text:span text:style-name="T4">
Explosions reported in Kyiv</text:span>
</text:h>
      <text:p text:style-name="P4">
Authors: liveuamap (Language: en)</text:p>
      <text:p text:style-name="P4">
Time: 2023-04-27T21:45:50</text:p>
      <text:p text:style-name="P4">
Location: Kyiv,Kyiv city (Latitude:50.36605 Longtitude:30.58422)</text:p>
      <text:p text:style-name="P4">
Videos: []</text:p>
      <text:p text:style-name="P4">
Images: []</text:p>
      <text:p text:style-name="P4">
Tags: []</text:p>
      <text:p text:style-name="P4">
Id: 22559070</text:p>
      <!--METADATA-->
      <text:p text:style-name="P4">
Explosions reported in Kyiv</text:p>
      <text:p text:style-name="P4">
News Collection Link: <text:a xlink:type="simple" xlink:href="https://liveuamap.com/en/2023/28-april-explosions-reported-in-kyiv-" text:style-name="Internet_20_link" text:visited-style-name="Visited_20_Internet_20_Link">
https://liveuamap.com/en/2023/28-april-explosions-reported-in-kyiv-</text:a>
</text:p>
      <text:p text:style-name="P4">
News Source: <text:a xlink:type="simple" xlink:href="https://t.me/hromadske_ua/32046" text:style-name="Internet_20_link" text:visited-style-name="Visited_20_Internet_20_Link">
https://t.me/hromadske_ua/32046</text:a>
</text:p>
      <!--NEWS-->
      <text:h text:style-name="P10" text:outline-level="1">
<text:span text:style-name="T4">
Explosions were reported in Mykolaiv</text:span>
</text:h>
      <text:p text:style-name="P4">
Authors: liveuamap (Language: en)</text:p>
      <text:p text:style-name="P4">
Time: 2023-04-27T21:55:38</text:p>
      <text:p text:style-name="P4">
Location: Mykolaiv (Latitude:46.94042 Longtitude:32.00197)</text:p>
      <text:p text:style-name="P4">
Videos: []</text:p>
      <text:p text:style-name="P4">
Images: []</text:p>
      <text:p text:style-name="P4">
Tags: []</text:p>
      <text:p text:style-name="P4">
Id: 22559071</text:p>
      <!--METADATA-->
      <text:p text:style-name="P4">
Explosions were reported in Mykolaiv</text:p>
      <text:p text:style-name="P4">
News Collection Link: <text:a xlink:type="simple" xlink:href="https://liveuamap.com/en/2023/28-april-explosions-were-reported-in-mykolaiv-" text:style-name="Internet_20_link" text:visited-style-name="Visited_20_Internet_20_Link">
https://liveuamap.com/en/2023/28-april-explosions-were-reported-in-mykolaiv-</text:a>
</text:p>
      <text:p text:style-name="P4">
News Source: <text:a xlink:type="simple" xlink:href="https://t.me/blacklist2477/25518" text:style-name="Internet_20_link" text:visited-style-name="Visited_20_Internet_20_Link">
https://t.me/blacklist2477/25518</text:a>
</text:p>
      <!--NEWS-->
      <text:h text:style-name="P10" text:outline-level="1">
<text:span text:style-name="T4">
Air defense is working in Kyiv, - city administration</text:span>
</text:h>
      <text:p text:style-name="P4">
Authors: liveuamap (Language: en)</text:p>
      <text:p text:style-name="P4">
Time: 2023-04-27T22:02:07</text:p>
      <text:p text:style-name="P4">
Location: Kyiv,Kyiv city (Latitude:50.36264 Longtitude:30.58062)</text:p>
      <text:p text:style-name="P4">
Videos: []</text:p>
      <text:p text:style-name="P4">
Images: []</text:p>
      <text:p text:style-name="P4">
Tags: []</text:p>
      <text:p text:style-name="P4">
Id: 22559072</text:p>
      <!--METADATA-->
      <text:p text:style-name="P4">
Air defense is working in Kyiv, - city administration</text:p>
      <text:p text:style-name="P4">
News Collection Link: <text:a xlink:type="simple" xlink:href="https://liveuamap.com/en/2023/28-april-air-defense-is-working-in-kyiv--city-administration" text:style-name="Internet_20_link" text:visited-style-name="Visited_20_Internet_20_Link">
https://liveuamap.com/en/2023/28-april-air-defense-is-working-in-kyiv--city-administration</text:a>
</text:p>
      <text:p text:style-name="P4">
News Source: <text:a xlink:type="simple" xlink:href="https://t.me/VA_Kyiv/1541" text:style-name="Internet_20_link" text:visited-style-name="Visited_20_Internet_20_Link">
https://t.me/VA_Kyiv/1541</text:a>
</text:p>
      <!--NEWS-->
      <text:h text:style-name="P10" text:outline-level="1">
<text:span text:style-name="T4">
Residential apartments block destroyed in Uman as result of Russian missile strike</text:span>
</text:h>
      <text:p text:style-name="P4">
Authors: liveuamap (Language: en)</text:p>
      <text:p text:style-name="P4">
Time: 2023-04-27T22:28:17</text:p>
      <text:p text:style-name="P4">
Location: Uman (Latitude:48.73994 Longtitude:30.21275)</text:p>
      <text:p text:style-name="P4">
Videos: []</text:p>
      <text:p text:style-name="P4">
Images: []</text:p>
      <text:p text:style-name="P4">
Tags: []</text:p>
      <text:p text:style-name="P4">
Id: 22559073</text:p>
      <!--METADATA-->
      <text:p text:style-name="P4">
Residential apartments block destroyed in Oman as result of Russian missile strikeNews Collection Link: <text:a xlink:type="simple" xlink:href="https://liveuamap.com/en/2023/28-april-residential-apartments-block-destroyed-in-uman-as" text:style-name="Internet_20_link" text:visited-style-name="Visited_20_Internet_20_Link">
https://liveuamap.com/en/2023/28-april-residential-apartments-block-destroyed-in-uman-as</text:a>
</text:p>
      <text:p text:style-name="P4">
News Source: <text:a xlink:type="simple" xlink:href="https://t.me/blacklist2477/25533" text:style-name="Internet_20_link" text:visited-style-name="Visited_20_Internet_20_Link">
https://t.me/blacklist2477/25533</text:a>
</text:p>
      <!--NEWS-->
      <text:h text:style-name="P10" text:outline-level="1">
<text:span text:style-name="T4">
2 person killed, including 3 years old child in Dnipro city as result of Russian missile strike</text:span>
</text:h>
      <text:p text:style-name="P4">
Authors: liveuamap (Language: en)</text:p>
      <text:p text:style-name="P4">
Time: 2023-04-27T22:54:24</text:p>
      <text:p text:style-name="P4">
Location: Dnipro (Latitude:48.45107 Longtitude:35.09634)</text:p>
      <text:p text:style-name="P4">
Videos: []</text:p>
      <text:p text:style-name="P4">
Images: ["<text:a xlink:type="simple" xlink:href="https://liveuamap.com/pics/2023/04/28/22559074_0.jpg" text:style-name="Internet_20_link" text:visited-style-name="Visited_20_Internet_20_Link">
22559074_0.jpg</text:a>
"]</text:p>
      <text:p text:style-name="P4">
Tags: ["Europe", "Central and Eastern Europe"]</text:p>
      <text:p text:style-name="P4">
Id: 22559074</text:p>
      <!--METADATA-->
      <text:p text:style-name="P4">
2 person killed, including 3 years old child in Dnipro city as result of Russian missile strike<draw:frame draw:style-name="fr1" draw:name="Image2" text:anchor-type="as-char" svg:width="6.9236in" svg:height="3.046384in" draw:z-index="0">
<draw:image xlink:href="../Images/liveuamap/2023-04-27T22-54-24/22559074_0.jpg" xlink:type="simple" xlink:show="embed" xlink:actuate="onLoad" draw:mime-type="image/jpeg"/>
</draw:frame>
News Collection Link: <text:a xlink:type="simple" xlink:href="https://liveuamap.com/en/2023/28-april-2-person-killed-including-3-years-old-child-in-dnipro" text:style-name="Internet_20_link" text:visited-style-name="Visited_20_Internet_20_Link">
https://liveuamap.com/en/2023/28-april-2-person-killed-including-3-years-old-child-in-dnipro</text:a>
</text:p>
      <text:p text:style-name="P4">
News Source: <text:a xlink:type="simple" xlink:href="https://t.me/dnipro_now/39761" text:style-name="Internet_20_link" text:visited-style-name="Visited_20_Internet_20_Link">
https://t.me/dnipro_now/39761</text:a>
</text:p>
      <!--NEWS-->
      <text:h text:style-name="P10" text:outline-level="1">
<text:span text:style-name="T4">
Cherkasy regional administration confirmed 2 missile hits in Uman: one at warehouse, another ...</text:span>
</text:h>
      <text:p text:style-name="P4">
Authors: liveuamap (Language: en)</text:p>
      <text:p text:style-name="P4">
Time: 2023-04-27T22:59:43</text:p>
      <text:p text:style-name="P4">
Location: Uman (Latitude:48.74053 Longtitude:30.21148)</text:p>
      <text:p text:style-name="P4">
Videos: []</text:p>
      <text:p text:style-name="P4">
Images: []</text:p>
      <text:p text:style-name="P4">
Tags: ["Europe", "Central and Eastern Europe"]</text:p>
      <text:p text:style-name="P4">
Id: 22559075</text:p>
      <!--METADATA-->
      <text:p text:style-name="P4">
Cherkasy regional administration confirmed 2 missile hits in Uman: one atwarehouse, another at residential building</text:p>
      <text:p text:style-name="P4">
News Collection Link: <text:a xlink:type="simple" xlink:href="https://liveuamap.com/en/2023/28-april-cherkasy-regional-administration-confirmed-2-missile" text:style-name="Internet_20_link" text:visited-style-name="Visited_20_Internet_20_Link">
https://liveuamap.com/en/2023/28-april-cherkasy-regional-administration-confirmed-2-missile</text:a>
</text:p>
      <text:p text:style-name="P4">
News Source: <text:a xlink:type="simple" xlink:href="https://t.me/babel/31636" text:style-name="Internet_20_link" text:visited-style-name="Visited_20_Internet_20_Link">
https://t.me/babel/31636</text:a>
</text:p>
      <!--NEWS-->
      <text:h text:style-name="P10" text:outline-level="1">
<text:span text:style-name="T4">
CPD told about fakes that accompany the Chernobyl disaster</text:span>
</text:h>
      <text:p text:style-name="P4">
Author: ['АРМІЯINFORM']</text:p>
      <text:p text:style-name="P4">
Time: 2023-04-27T25:00:00-04:00</text:p>
      <text:p text:style-name="P4">
Description: Tsyogo Day 37 Rock -up of the Netrashnish nuclear atomone catastrophe in Istorye peopl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Tags: ['STOPRUSSIA', 'АГРЕСІЯ РФ', 'ЦПД РНБО']</text:p>
      <text:p text:style-name="P4">
Category: News</text:p>
      <!--METADATA-->
      <text:p text:style-name="P4">
<draw:frame draw:style-name="fr1" draw:name="Image3" text:anchor-type="as-char" svg:width="6.9236in" svg:height="6.9236in" draw:z-index="0">
<draw:image xlink:href="../Images/AРМІЯINFORM/2023-04-27T25-00-00-04-00/342972974_252862420525503_6979509407163298614_n.jpg" xlink:type="simple" xlink:show="embed" xlink:actuate="onLoad" draw:mime-type="image/jpeg"/>
</draw:frame>
On this day, 37 years ago, the most terrible nuclear disaster was the Chernobyl NPP accident. However, the Chernobyl disaster is not only a reactor saul, but also a long plume of misinformation, fakes and silence.</text:p>
      <text:p text:style-name="P4">
About fakes that have been accompanied by the Chernobyl disaster for almost forty years, read in <text:a xlink:type="simple" xlink:href="https://www.facebook.com/protydiyadezinformatsiyi.cpd/posts/pfbid05cADEB1VT4eTvVvbXJhZkufraJ7ANZFEKtaaNfNuZ8GhcEW6q37sSwZhBFhhV8qnl" text:style-name="Internet_20_link" text:visited-style-name="Visited_20_Internet_20_Link">
infographic</text:a>
Center for Combating Misinformation Damed the Chernobyl Accidents:</text:p>
      <text:p text:style-name="P4">
<text:a xlink:type="simple" xlink:href="https://armyinform.com.ua/wp-content/uploads/2023/04/343162437_631182725045307_7508763460750186479_n.jpg" text:style-name="Internet_20_link" text:visited-style-name="Visited_20_Internet_20_Link">
!(Images/AРМІЯINFORM/2023-04-27T25-00-00-04-00/343162437_631182725045307_7508763460750186479_n-150x150.jpg)</text:a>
</text:p>
      <text:p text:style-name="P4">
<text:a xlink:type="simple" xlink:href="https://armyinform.com.ua/wp-content/uploads/2023/04/343218505_641233927827854_3741724753695784625_n.jpg" text:style-name="Internet_20_link" text:visited-style-name="Visited_20_Internet_20_Link">
<draw:frame draw:style-name="fr1" draw:name="Image4" text:anchor-type="as-char" svg:width="6.9236in" svg:height="6.9236in" draw:z-index="0">
<draw:image xlink:href="../Images/AРМІЯINFORM/2023-04-27T25-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5" text:anchor-type="as-char" svg:width="6.9236in" svg:height="6.9236in" draw:z-index="0">
<draw:image xlink:href="../Images/AРМІЯINFORM/2023-04-27T25-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6" text:anchor-type="as-char" svg:width="6.9236in" svg:height="6.9236in" draw:z-index="0">
<draw:image xlink:href="../Images/AРМІЯINFORM/2023-04-27T25-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7" text:anchor-type="as-char" svg:width="6.9236in" svg:height="6.9236in" draw:z-index="0">
<draw:image xlink:href="../Images/AРМІЯINFORM/2023-04-27T25-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8" text:anchor-type="as-char" svg:width="6.9236in" svg:height="6.9236in" draw:z-index="0">
<draw:image xlink:href="../Images/AРМІЯINFORM/2023-04-27T25-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9" text:anchor-type="as-char" svg:width="6.9236in" svg:height="6.9236in" draw:z-index="0">
<draw:image xlink:href="../Images/AРМІЯINFORM/2023-04-27T25-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10" text:anchor-type="as-char" svg:width="6.9236in" svg:height="6.9236in" draw:z-index="0">
<draw:image xlink:href="../Images/AРМІЯINFORM/2023-04-27T25-00-00-04-00/343628692_464506819197973_7623306563269949886_n-150x150.jpg" xlink:type="simple" xlink:show="embed" xlink:actuate="onLoad" draw:mime-type="image/jpeg"/>
</draw:frame>
</text:a>
</text:p>
      <text:p text:style-name="P4">
News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NEWS-->
      <text:h text:style-name="P10" text:outline-level="1">
<text:span text:style-name="T4">
An online conference was held between the Chief of the Main Directorate of Missile Troops and Artillery and cadets of Ternopil College</text:span>
</text:h>
      <text:p text:style-name="P4">
Author: ['АРМІЯINFORM']</text:p>
      <text:p text:style-name="P4">
Time: 2023-04-27T26:00:00-04:00</text:p>
      <text:p text:style-name="P4">
Description: About CELLEMEL, at Facebook, a rocket launcher, artillery ZSU. “WIDED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342898038_3508276482783780_5056738533034445985_n.jpg" text:style-name="Internet_20_link" text:visited-style-name="Visited_20_Internet_20_Link">
342898038_3508276482783780_5056738533034445985_n.jpg</text:a>
']</text:p>
      <text:p text:style-name="P4">
Tags: ['СЕРГІЙ БАРАНОВ', 'ТЕРНОПІЛЬ']</text:p>
      <text:p text:style-name="P4">
Category: News</text:p>
      <!--METADATA-->
      <text:p text:style-name="P4">
<draw:frame draw:style-name="fr1" draw:name="Image11" text:anchor-type="as-char" svg:width="6.9236in" svg:height="4.765745in" draw:z-index="0">
<draw:image xlink:href="../Images/AРМІЯINFORM/2023-04-27T26-00-00-04-00/342898038_3508276482783780_5056738533034445985_n.jpg" xlink:type="simple" xlink:show="embed" xlink:actuate="onLoad" draw:mime-type="image/jpeg"/>
</draw:frame>
About it <text:a xlink:type="simple" xlink:href="https://www.facebook.com/rvia.ua.army/posts/pfbid02A98sYyWdXukRzxa9uH64DXYoVEaJYAMmkUT262XaUzassx7do6UZhny3UrkyXdvBl" text:style-name="Internet_20_link" text:visited-style-name="Visited_20_Internet_20_Link">
reports</text:a>
Facebook page of missile troops and artillery of the Armed Forces.</text:p>
      <text:p text:style-name="P4">
“The first online videoconference took place in the framework of the Project“ We believe!We can!Win!”(Dialogue with youth)Between the Chief of the Main Directorate of the Rapeckets and Artillery and the Unmanned Systems of the General Staff of Armed Siline Colonel Sergei Baranov and students/cadets of Ternopil Professional College with enhanced military and physical training(M. Zarage)», - the message reads.</text:p>
      <text:p text:style-name="P4">
Students/cadets of Ternopil College had the opportunity to communicate with a slightly colonel, to find out:</text:p>
      <text:p text:style-name="P4">
Why Ukrainian artillerymen today are the best in the world</text:p>
      <text:p text:style-name="P4">
As most of the latest modern artillery systems, which are weaponed in the leading countries of the world, are mastered, and expertly considering them, despite the enemy's firing</text:p>
      <text:p text:style-name="P4">
As older weapons are upgraded and used.</text:p>
      <text:p text:style-name="P4">
The state -of -the -art samples of domestic and foreign arms and artillery and unmanned systems were considered in detail.</text:p>
      <text:p text:style-name="P4">
“According to statistics, up to 80 percent of the enemy's loss in combat equipment and live power is in our account. The Western partners of Ukraine even claim that the so -called Killnet or the "net of the death of the Armed Forces", - said Colonel Sergiy Baranov.</text:p>
      <text:p text:style-name="P4">
Project "We believe!We can!Let's win!”(Dialogue with youth)It is started for the communication and consolidation of our society with the involvement of youth, not only the educational goal, but also the opportunity to obtain the necessary information about the war, the course of events and is a powerful motivational tool for the development of national-patriotic consciousness and dignity in specialized and higher education institutions and higher education institutions.</text:p>
      <text:p text:style-name="P4">
News Source: <text:a xlink:type="simple" xlink:href="https://armyinform.com.ua/2023/04/27/nachalnyk-golovnogo-upravlinnya-raketnyh-vijsk-i-artyleriyi-pospilkuvavsya-z-kursantamy-ternopilskogo-koledzhu/" text:style-name="Internet_20_link" text:visited-style-name="Visited_20_Internet_20_Link">
https://armyinform.com.ua/2023/04/27/nachalnyk-golovnogo-upravlinnya-raketnyh-vijsk-i-artyleriyi-pospilkuvavsya-z-kursantamy-ternopilskogo-koledzhu/</text:a>
</text:p>
      <!--NEWS-->
      <text:h text:style-name="P10" text:outline-level="1">
<text:span text:style-name="T4">
The State Security Service has resumed three more bridge facilities in the de -mentioned territories</text:span>
</text:h>
      <text:p text:style-name="P4">
Author: ['АРМІЯINFORM']</text:p>
      <text:p text:style-name="P4">
Time: 2023-04-27T27:00:00-04:00</text:p>
      <text:p text:style-name="P4">
Description: About the chief of the yield, the sovereign is special for transporting transport at its Storinzi at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43426739_165700826434572_7743951159271326579_n.jpg" text:style-name="Internet_20_link" text:visited-style-name="Visited_20_Internet_20_Link">
343426739_165700826434572_7743951159271326579_n.jpg</text:a>
', '<text:a xlink:type="simple" xlink:href="https://armyinform.com.ua/wp-content/uploads/2023/04/343309150_1422209371859699_8341396534782639043_n-150x150.jpg" text:style-name="Internet_20_link" text:visited-style-name="Visited_20_Internet_20_Link">
343309150_1422209371859699_8341396534782639043_n-150x150.jpg</text:a>
', '<text:a xlink:type="simple" xlink:href="https://armyinform.com.ua/wp-content/uploads/2023/04/343313579_178930415077819_8157763631666006115_n-150x150.jpg" text:style-name="Internet_20_link" text:visited-style-name="Visited_20_Internet_20_Link">
343313579_178930415077819_8157763631666006115_n-150x150.jpg</text:a>
', '<text:a xlink:type="simple" xlink:href="https://armyinform.com.ua/wp-content/uploads/2023/04/343407962_739796134355824_8903370185971580194_n-150x150.jpg" text:style-name="Internet_20_link" text:visited-style-name="Visited_20_Internet_20_Link">
343407962_739796134355824_8903370185971580194_n-150x150.jpg</text:a>
', '<text:a xlink:type="simple" xlink:href="https://armyinform.com.ua/wp-content/uploads/2023/04/343411189_1334015473847785_4742000659954170258_n-150x150.jpg" text:style-name="Internet_20_link" text:visited-style-name="Visited_20_Internet_20_Link">
343411189_1334015473847785_4742000659954170258_n-150x150.jpg</text:a>
', '<text:a xlink:type="simple" xlink:href="https://armyinform.com.ua/wp-content/uploads/2023/04/343071995_989311998908457_7566656019694841632_n-150x150.jpg" text:style-name="Internet_20_link" text:visited-style-name="Visited_20_Internet_20_Link">
343071995_989311998908457_7566656019694841632_n-150x150.jpg</text:a>
']</text:p>
      <text:p text:style-name="P4">
Tags: ['STOPRUSSIA', 'АГРЕСІЯ РФ', 'ВТОРГНЕННЯ РФ', 'ДЕРЖАВНА СПЕЦІАЛЬНА СЛУЖБА ТРАНСПОРТУ']</text:p>
      <text:p text:style-name="P4">
Category: News</text:p>
      <!--METADATA-->
      <text:p text:style-name="P4">
<draw:frame draw:style-name="fr1" draw:name="Image12" text:anchor-type="as-char" svg:width="6.9236in" svg:height="3.894525in" draw:z-index="0">
<draw:image xlink:href="../Images/AРМІЯINFORM/2023-04-27T27-00-00-04-00/343426739_165700826434572_7743951159271326579_n.jpg" xlink:type="simple" xlink:show="embed" xlink:actuate="onLoad" draw:mime-type="image/jpeg"/>
</draw:frame>
About it <text:a xlink:type="simple" xlink:href="https://www.facebook.com/uadsst" text:style-name="Internet_20_link" text:visited-style-name="Visited_20_Internet_20_Link">
reports</text:a>
State Special Transport Service on your Facebook page.</text:p>
      <text:p text:style-name="P4">
“Twasporas of the State Special Transport Service have been restored to the work of three more bridge facilities in the territories of the Mykolaiv and Kherson regions that connect communities, districts, regions, and the fate of people. One of the bridges is built capital, ”the testimony reads. .</text:p>
      <text:p text:style-name="P4">
It is noted that in the Nikolaev area the bridges of the State Support Service were restored by five -storey structures destroyed by Russian invaders.</text:p>
      <text:p text:style-name="P4">
<text:a xlink:type="simple" xlink:href="https://armyinform.com.ua/wp-content/uploads/2023/04/343309150_1422209371859699_8341396534782639043_n.jpg" text:style-name="Internet_20_link" text:visited-style-name="Visited_20_Internet_20_Link">
!(Images/AРМІЯINFORM/2023-04-27T27-00-00-04-00/343309150_1422209371859699_8341396534782639043_n-150x150.jpg)</text:a>
</text:p>
      <text:p text:style-name="P4">
<text:a xlink:type="simple" xlink:href="https://armyinform.com.ua/wp-content/uploads/2023/04/343313579_178930415077819_8157763631666006115_n.jpg" text:style-name="Internet_20_link" text:visited-style-name="Visited_20_Internet_20_Link">
<draw:frame draw:style-name="fr1" draw:name="Image13" text:anchor-type="as-char" svg:width="6.9236in" svg:height="6.9236in" draw:z-index="0">
<draw:image xlink:href="../Images/AРМІЯINFORM/2023-04-27T27-00-00-04-00/343313579_178930415077819_8157763631666006115_n-150x150.jpg" xlink:type="simple" xlink:show="embed" xlink:actuate="onLoad" draw:mime-type="image/jpeg"/>
</draw:frame>
</text:a>
</text:p>
      <text:p text:style-name="P4">
<text:a xlink:type="simple" xlink:href="https://armyinform.com.ua/wp-content/uploads/2023/04/343407962_739796134355824_8903370185971580194_n.jpg" text:style-name="Internet_20_link" text:visited-style-name="Visited_20_Internet_20_Link">
<draw:frame draw:style-name="fr1" draw:name="Image14" text:anchor-type="as-char" svg:width="6.9236in" svg:height="6.9236in" draw:z-index="0">
<draw:image xlink:href="../Images/AРМІЯINFORM/2023-04-27T27-00-00-04-00/343407962_739796134355824_8903370185971580194_n-150x150.jpg" xlink:type="simple" xlink:show="embed" xlink:actuate="onLoad" draw:mime-type="image/jpeg"/>
</draw:frame>
</text:a>
</text:p>
      <text:p text:style-name="P4">
<text:a xlink:type="simple" xlink:href="https://armyinform.com.ua/wp-content/uploads/2023/04/343411189_1334015473847785_4742000659954170258_n.jpg" text:style-name="Internet_20_link" text:visited-style-name="Visited_20_Internet_20_Link">
<draw:frame draw:style-name="fr1" draw:name="Image15" text:anchor-type="as-char" svg:width="6.9236in" svg:height="6.9236in" draw:z-index="0">
<draw:image xlink:href="../Images/AРМІЯINFORM/2023-04-27T27-00-00-04-00/343411189_1334015473847785_4742000659954170258_n-150x150.jpg" xlink:type="simple" xlink:show="embed" xlink:actuate="onLoad" draw:mime-type="image/jpeg"/>
</draw:frame>
</text:a>
</text:p>
      <text:p text:style-name="P4">
<text:a xlink:type="simple" xlink:href="https://armyinform.com.ua/wp-content/uploads/2023/04/343071995_989311998908457_7566656019694841632_n.jpg" text:style-name="Internet_20_link" text:visited-style-name="Visited_20_Internet_20_Link">
<draw:frame draw:style-name="fr1" draw:name="Image16" text:anchor-type="as-char" svg:width="6.9236in" svg:height="6.9236in" draw:z-index="0">
<draw:image xlink:href="../Images/AРМІЯINFORM/2023-04-27T27-00-00-04-00/343071995_989311998908457_7566656019694841632_n-150x150.jpg" xlink:type="simple" xlink:show="embed" xlink:actuate="onLoad" draw:mime-type="image/jpeg"/>
</draw:frame>
</text:a>
The other day the bridges were put into operation. The events were attended by the head of the State Support Service of Major General Bogdan Bondar, People's Deputation Sergey Kozir, Head of Kherson Regional Military Administration Oleksandr Proudin, Commander of the Operational Grouping of the Troops "Kherson" Brigaden Subsidnost, Mikhail Drapataty, Personnel.The personnel of the bridge -renovation unit involved in the embankment was encouraged by certificates and departmental honors.</text:p>
      <text:p text:style-name="P4">
News Source: <text:a xlink:type="simple" xlink:href="https://armyinform.com.ua/2023/04/27/derzhavna-speczialna-sluzhby-transportu-vidnovyla-ta-zapustyla-v-robotu-shhe-try-mostovyh-obyekty-na-deokupovanyh-terytoriyah/" text:style-name="Internet_20_link" text:visited-style-name="Visited_20_Internet_20_Link">
https://armyinform.com.ua/2023/04/27/derzhavna-speczialna-sluzhby-transportu-vidnovyla-ta-zapustyla-v-robotu-shhe-try-mostovyh-obyekty-na-deokupovanyh-terytoriyah/</text:a>
</text:p>
      <!--NEWS-->
      <text:h text:style-name="P10" text:outline-level="1">
<text:span text:style-name="T4">
The Ministry of Defense and the Ministry of Internal Affairs activate cooperation in the direction of language training</text:span>
</text:h>
      <text:p text:style-name="P4">
Author: ['АРМІЯINFORM']</text:p>
      <text:p text:style-name="P4">
Time: 2023-04-27T28:00:00-04:00</text:p>
      <text:p text:style-name="P4">
Description: 25 KVITRY FOR SECRIPENT Director of the Department of VIISKOVOVIT IS The Science of the Mini -Construction of Defens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3300211_1353972011834637_1303836264795176581_n.jpg" text:style-name="Internet_20_link" text:visited-style-name="Visited_20_Internet_20_Link">
343300211_1353972011834637_1303836264795176581_n.jpg</text:a>
', '<text:a xlink:type="simple" xlink:href="https://armyinform.com.ua/wp-content/uploads/2023/04/343294664_3513415405555709_1615387194576739661_n.jpg" text:style-name="Internet_20_link" text:visited-style-name="Visited_20_Internet_20_Link">
343294664_3513415405555709_1615387194576739661_n.jpg</text:a>
', '<text:a xlink:type="simple" xlink:href="https://armyinform.com.ua/wp-content/uploads/2023/04/343726788_1199520667424624_1363626420839290163_n-1.jpg" text:style-name="Internet_20_link" text:visited-style-name="Visited_20_Internet_20_Link">
343726788_1199520667424624_1363626420839290163_n-1.jpg</text:a>
']</text:p>
      <text:p text:style-name="P4">
Tags: ['STOPRUSSIA', 'АГРЕСІЯ РФ', 'ВТОРГНЕННЯ РФ', 'ДЕПАРТАМЕНТ ВІЙСЬКОВОЇ ОСВІТИ ТА НАУКИ МО УКРАЇНИ']</text:p>
      <text:p text:style-name="P4">
Category: News</text:p>
      <!--METADATA-->
      <text:p text:style-name="P4">
<draw:frame draw:style-name="fr1" draw:name="Image17" text:anchor-type="as-char" svg:width="6.9236in" svg:height="4.615733in" draw:z-index="0">
<draw:image xlink:href="../Images/AРМІЯINFORM/2023-04-27T28-00-00-04-00/343300211_1353972011834637_1303836264795176581_n.jpg" xlink:type="simple" xlink:show="embed" xlink:actuate="onLoad" draw:mime-type="image/jpeg"/>
</draw:frame>
On April 25, with the participation of the Director of the Department of Military Education and Defense Science of Ukraine Volodymyr Mirnenko, a working meeting was held by the depiction of the issues of improvement of language training in the system of the Ministry of Internal Affairs of Ukraine under the chairmanship of the State Secretary of the Ministry of Internal Affairs Inna Yashchuk.</text:p>
      <text:p text:style-name="P4">
About it <text:a xlink:type="simple" xlink:href="https://www.facebook.com/DepartmentMilitaryEducationScienceMOD.UA/posts/pfbid02NHS3FyoCbBkaa56RbSCGpU7kZ7XfkKtuNTjdkmbvQ437QrXQ48KDLZJBypgSQM38l" text:style-name="Internet_20_link" text:visited-style-name="Visited_20_Internet_20_Link">
reports</text:a>
Department of Military Education and Science of the Ministry of Defense of Ukraine.</text:p>
      <text:p text:style-name="P4">
<draw:frame draw:style-name="fr1" draw:name="Image18" text:anchor-type="as-char" svg:width="6.9236in" svg:height="4.690739in" draw:z-index="0">
<draw:image xlink:href="../Images/AРМІЯINFORM/2023-04-27T28-00-00-04-00/343294664_3513415405555709_1615387194576739661_n.jpg" xlink:type="simple" xlink:show="embed" xlink:actuate="onLoad" draw:mime-type="image/jpeg"/>
</draw:frame>
During the speech, Volodymyr Mirnenko shared the experience of the defense department for the development of normative documents that regulate the issues of language training of military specialists for the Armed Forces of Ukraine.</text:p>
      <ul>
        <li>
We are aware that qualitative language training is one of the important factors of sufficient interaction of the Armed Forces and other components of siloboron with the relevant structures of NATO member states. In 2021, the Ministry of Defense of Ukraine approved a road card improvement of language training in the Armed Forces of Ukraine(for 2021-2025), which outlines a clear pelvic trajectory of the movement from a gradual implementation of a number of specific measures of trimles to continuous study and maintaining knowledge of foreign languages of the Armed Forces of Ukraine, - Vladimir Mirnenko emphasized.</li>
      </ul>
      <text:p text:style-name="P4">
<draw:frame draw:style-name="fr1" draw:name="Image19" text:anchor-type="as-char" svg:width="6.9236in" svg:height="4.471492in" draw:z-index="0">
<draw:image xlink:href="../Images/AРМІЯINFORM/2023-04-27T28-00-00-04-00/343726788_1199520667424624_1363626420839290163_n-1.jpg" xlink:type="simple" xlink:show="embed" xlink:actuate="onLoad" draw:mime-type="image/jpeg"/>
</draw:frame>
According to him, in the face of war, our state demonstrates the high dynamics of the reform path to EU and NATO membership, in particular, this applies to the sphere of military education and preparation, so this transformational track is ready to support and comprehensively promote planned statements.</text:p>
      <text:p text:style-name="P4">
As a result of the discussion, the position of departments regarding the establishment of conscious cooperation between the institutions of education of the Ministry of Defense Taminister of Internal Affairs of Ukraine, including in the direction of language training of personnel, was agreed.</text:p>
      <text:p text:style-name="P4">
News Source: <text:a xlink:type="simple" xlink:href="https://armyinform.com.ua/2023/04/27/ministerstvo-oborony-ta-ministerstvo-vnutrishnih-sprav-ukrayiny-aktyvizuyut-spivpraczyu-za-napryamom-movnoyi-pidgotovky-personalu/" text:style-name="Internet_20_link" text:visited-style-name="Visited_20_Internet_20_Link">
https://armyinform.com.ua/2023/04/27/ministerstvo-oborony-ta-ministerstvo-vnutrishnih-sprav-ukrayiny-aktyvizuyut-spivpraczyu-za-napryamom-movnoyi-pidgotovky-personalu/</text:a>
</text:p>
      <!--NEWS-->
      <text:h text:style-name="P10" text:outline-level="1">
<text:span text:style-name="T4">
The Center for Combating Misinformation reported Roszma's main narrative for the past day</text:span>
</text:h>
      <text:p text:style-name="P4">
Author: ['АРМІЯINFORM']</text:p>
      <text:p text:style-name="P4">
Time: 2023-04-27T29:00:00-04:00</text:p>
      <text:p text:style-name="P4">
Description: The Center for the Wizin -Format at the RNBO of Ukrainian: the Basics of the Retrostan, ShO SOGOD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214620_907748687184183_4123620631016683104_n.jpg" text:style-name="Internet_20_link" text:visited-style-name="Visited_20_Internet_20_Link">
343214620_907748687184183_4123620631016683104_n.jpg</text:a>
']</text:p>
      <text:p text:style-name="P4">
Tags: ['STOPRUSSIA', 'АГРЕСІЯ РФ', 'ВТОРГНЕННЯ РФ', 'ЦЕНТР ПРОТИДІЇ ДЕЗІНФОРМАЦІЇ']</text:p>
      <text:p text:style-name="P4">
Category: News</text:p>
      <!--METADATA-->
      <text:p text:style-name="P4">
<draw:frame draw:style-name="fr1" draw:name="Image20" text:anchor-type="as-char" svg:width="6.9236in" svg:height="6.9236in" draw:z-index="0">
<draw:image xlink:href="../Images/AРМІЯINFORM/2023-04-27T29-00-00-04-00/343214620_907748687184183_4123620631016683104_n.jpg" xlink:type="simple" xlink:show="embed" xlink:actuate="onLoad" draw:mime-type="image/jpeg"/>
</draw:frame>
Center for Combating Misinformation at NSPO of Ukraine <text:a xlink:type="simple" xlink:href="https://www.facebook.com/protydiyadezinformatsiyi.cpd/posts/pfbid0PpmTrz51RhiznXFb97zM6Ju6d6GT6hEUFSEi6ZdqhJpSreAZWNgV8oCXSHwWxgXbl" text:style-name="Internet_20_link" text:visited-style-name="Visited_20_Internet_20_Link">
informs</text:a>
: The main narrative that is promoted by the Russian media today:</text:p>
      <text:p text:style-name="P4">
The State Duma deputy Gurulev stated that in Russia, it is time to introduce the concept of "enemular".</text:p>
      <text:p text:style-name="P4">
In his opinion, such measures will contribute to the discipline of society.</text:p>
      <text:p text:style-name="P4">
It is noted that in fact the intimidation of the Russians is the only active method of mobilization in the Russian Federation, so more and more Russian media are broadcasting similarly. In this way, the Russian authorities analyze the reaction of their population with sophisticated radical statements from Kremlin politicians and propagandists, which allows to increase dictatorship.</text:p>
      <text:p text:style-name="P4">
News Source: <text:a xlink:type="simple" xlink:href="https://armyinform.com.ua/2023/04/27/czentr-protydiyi-dezinformacziyi-povidomlyaye-pro-osnovnyj-naratyv-rosiyan-mynuloyi-doby-2/" text:style-name="Internet_20_link" text:visited-style-name="Visited_20_Internet_20_Link">
https://armyinform.com.ua/2023/04/27/czentr-protydiyi-dezinformacziyi-povidomlyaye-pro-osnovnyj-naratyv-rosiyan-mynuloyi-doby-2/</text:a>
</text:p>
      <!--NEWS-->
      <text:h text:style-name="P10" text:outline-level="1">
<text:span text:style-name="T4">
Denis Shmigal discussed the support of Ukraine with the leadership of the Italy Parliament</text:span>
</text:h>
      <text:p text:style-name="P4">
Author: ['АРМІЯINFORM']</text:p>
      <text:p text:style-name="P4">
Time: 2023-04-27T30:00:00-04:00</text:p>
      <text:p text:style-name="P4">
Description: Prem-Ministure Ukrainian Denis Schmigal at the timids of Robocho Vіzita in Rome Proviv Zustychi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thumb_203001_820_360_0_0_auto.jpg" text:style-name="Internet_20_link" text:visited-style-name="Visited_20_Internet_20_Link">
thumb_203001_820_360_0_0_auto.jpg</text:a>
']</text:p>
      <text:p text:style-name="P4">
Tags: ['STOPRUSSIA', 'АГРЕСІЯ РФ', 'ДЕНИС ШМИГАЛЬ']</text:p>
      <text:p text:style-name="P4">
Category: News</text:p>
      <!--METADATA-->
      <text:p text:style-name="P4">
<draw:frame draw:style-name="fr1" draw:name="Image21" text:anchor-type="as-char" svg:width="6.9236in" svg:height="4.610104in" draw:z-index="0">
<draw:image xlink:href="../Images/AРМІЯINFORM/2023-04-27T30-00-00-04-00/thumb_203001_820_360_0_0_auto.jpg" xlink:type="simple" xlink:show="embed" xlink:actuate="onLoad" draw:mime-type="image/jpeg"/>
</draw:frame>
Prime Minister of Ukraine Denis Shmigal within the framework of a working visit to Rome conducted the heads of the Parliament of the Italian Republic.</text:p>
      <text:p text:style-name="P4">
About it <text:a xlink:type="simple" xlink:href="https://www.kmu.gov.ua/news/denys-shmyhal-obhovoryv-pidtrymku-ukrainy-z-kerivnytstvom-parlamentu-italii" text:style-name="Internet_20_link" text:visited-style-name="Visited_20_Internet_20_Link">
reports</text:a>
Government portal.</text:p>
      <text:p text:style-name="P4">
In a conversation with the chairman of the Senate, La Rusa, the parties discussed the recognition of the famous genocide of the Ukrainian people. According to the Senate Head, the relevant bill is already being prepared. Denis Shmigal noted that the Italian partners are aware that the Holodomor is one of the worst crimes that there is no repeated.</text:p>
      <text:p text:style-name="P4">
With the Chairman of the House of Deputies of Italy, Lorenzo Fountain Prime Minister of Ukraine has broken the issue of economic and rapid restoration of our country. Lorenzofoftan assured that the House supports Ukraine's accession to the EU, the formula of peace -president of Ukraine and the recognition of the famine by the genocide of the Ukrainian people.</text:p>
      <text:p text:style-name="P4">
Denis Schmigal thanked the Italian Parliament for making decisions aimed at drinking Ukraine in the struggle for freedom and democracy.</text:p>
      <text:p text:style-name="P4">
News Source: <text:a xlink:type="simple" xlink:href="https://armyinform.com.ua/2023/04/27/denys-shmygal-obgovoryv-pidtrymku-ukrayiny-z-kerivnycztvom-parlamentu-italiyi/" text:style-name="Internet_20_link" text:visited-style-name="Visited_20_Internet_20_Link">
https://armyinform.com.ua/2023/04/27/denys-shmygal-obgovoryv-pidtrymku-ukrayiny-z-kerivnycztvom-parlamentu-italiyi/</text:a>
</text:p>
      <!--NEWS-->
      <text:h text:style-name="P10" text:outline-level="1">
<text:span text:style-name="T4">
Aviation of Defense Forces has struck 11 blows in the enemy's concentration areas</text:span>
</text:h>
      <text:p text:style-name="P4">
Author: ['АРМІЯINFORM']</text:p>
      <text:p text:style-name="P4">
Time: 2023-04-27T31:00:00-04:00</text:p>
      <text:p text:style-name="P4">
Description: About Tse at Facebook, the General Staff of the ZSU. AvIACII of the forces of the defense of Ukraine ... The war with Ukraine 2022, the war with Ukraine is the latest news today, the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text:p>
      <text:p text:style-name="P4">
Category: News</text:p>
      <!--METADATA-->
      <text:p text:style-name="P4">
<draw:frame draw:style-name="fr1" draw:name="Image22" text:anchor-type="as-char" svg:width="6.9236in" svg:height="4.49457in" draw:z-index="0">
<draw:image xlink:href="../Images/AРМІЯINFORM/2023-04-27T31-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JSY3rnvT4Rv2UaLRPvXvx3Bbta7u39E9X7GxpaH414xPtWUe24kD1rWnzPwGkKUwl" text:style-name="Internet_20_link" text:visited-style-name="Visited_20_Internet_20_Link">
reports</text:a>
The General Staff of the Armed Forces.</text:p>
      <text:p text:style-name="P4">
The aviation of the Defense Forces of Ukraine over the past day has struck 11 beats in the areas of the occupation of the invaders. Also, 6 enemy unmanned aircraft were destroyed. And the units of rocket troops and artillery struck 2 means of defending and 2 other important military facilities of the enemy.</text:p>
      <text:p text:style-name="P4">
News Source: <text:a xlink:type="simple" xlink:href="https://armyinform.com.ua/2023/04/27/aviacziya-syl-oborony-zavdala-11-udariv-po-rajonah-zoseredzhennya-voroga-2/" text:style-name="Internet_20_link" text:visited-style-name="Visited_20_Internet_20_Link">
https://armyinform.com.ua/2023/04/27/aviacziya-syl-oborony-zavdala-11-udariv-po-rajonah-zoseredzhennya-voroga-2/</text:a>
</text:p>
      <!--NEWS-->
      <text:h text:style-name="P10" text:outline-level="1">
<text:span text:style-name="T4">
GUR showed a video from Poland Airport where a plane with evacuated Ukrainians landed</text:span>
</text:h>
      <text:p text:style-name="P4">
Author: ['АРМІЯINFORM']</text:p>
      <text:p text:style-name="P4">
Time: 2023-04-27T32:00:00-04:00</text:p>
      <text:p text:style-name="P4">
Description: Vnaslіdok Retelly planned operations, healthy GUR MO MOZS TA OFI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ВТОРГНЕННЯ РФ', 'СУДАН']</text:p>
      <text:p text:style-name="P4">
Category: News</text:p>
      <!--METADATA-->
      <text:p text:style-name="P4">
As a result of a thoroughly planned operation carried out by the GUR, the Ministry of Foreign Affairs Taiff of the President of Ukraine, as of April 26, 2023, 91 Ukrainians were rescued from Sudan's combat.</text:p>
      <text:p text:style-name="P4">
Source: <text:a xlink:type="simple" xlink:href="https://www.facebook.com/watch/" text:style-name="Internet_20_link" text:visited-style-name="Visited_20_Internet_20_Link">
Main Directorate of Intelligence of the Ministry of Defense of Ukraine</text:a>
</text:p>
      <text:p text:style-name="P4">
News Source: <text:a xlink:type="simple" xlink:href="https://armyinform.com.ua/2023/04/27/gur-mou-pokazaly-video-z-aeroportu-polshhi-de-pryzemlyvsya-litak-iz-evakujovanymy-gromadyanamy-sudanu/" text:style-name="Internet_20_link" text:visited-style-name="Visited_20_Internet_20_Link">
https://armyinform.com.ua/2023/04/27/gur-mou-pokazaly-video-z-aeroportu-polshhi-de-pryzemlyvsya-litak-iz-evakujovanymy-gromadyanamy-sudanu/</text:a>
</text:p>
      <!--NEWS-->
      <text:h text:style-name="P10" text:outline-level="1">
<text:span text:style-name="T4">
In Donetsk, our defenders repelled 54 enemy attacks</text:span>
</text:h>
      <text:p text:style-name="P4">
Author: ['АРМІЯINFORM']</text:p>
      <text:p text:style-name="P4">
Time: 2023-04-27T33:00:00-04:00</text:p>
      <text:p text:style-name="P4">
Description: About Tse at Facebook, the General Staff of the ZSU. Basic Zusill enem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ХРОНІКА ОБОРОНИ']</text:p>
      <text:p text:style-name="P4">
Category: News</text:p>
      <!--METADATA-->
      <text:p text:style-name="P4">
<draw:frame draw:style-name="fr1" draw:name="Image23" text:anchor-type="as-char" svg:width="6.9236in" svg:height="4.615733in" draw:z-index="0">
<draw:image xlink:href="../Images/AРМІЯINFORM/2023-04-27T33-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JSY3rnvT4Rv2UaLRPvXvx3Bbta7u39E9X7GxpaH414xPtWUe24kD1rWnzPwGkKUwl" text:style-name="Internet_20_link" text:visited-style-name="Visited_20_Internet_20_Link">
reports</text:a>
The General Staff of the Armed Forces.</text:p>
      <text:p text:style-name="P4">
The main efforts of the enemy focuses on conducting the offensive actions of the Nabakhmut, Avdeev and Mariinsky directions. The departments of the Defense Forces of Ukraine during the last day reflects 54 attacks of the enemy on the mentioned fires of the front. The most fierce battles continue for Bakhmut and Marinka.</text:p>
      <text:p text:style-name="P4">
News Source: <text:a xlink:type="simple" xlink:href="https://armyinform.com.ua/2023/04/27/na-donechchyni-nashi-zahysnyky-vidbyly-54-vorozhi-ataky/" text:style-name="Internet_20_link" text:visited-style-name="Visited_20_Internet_20_Link">
https://armyinform.com.ua/2023/04/27/na-donechchyni-nashi-zahysnyky-vidbyly-54-vorozhi-ataky/</text:a>
</text:p>
      <!--NEWS-->
      <text:h text:style-name="P10" text:outline-level="1">
<text:span text:style-name="T4">
The Russians hit the "caliber" on Nikolaev - Natalia Humeniuk</text:span>
</text:h>
      <text:p text:style-name="P4">
Author: ['Дмитро Горбунов']</text:p>
      <text:p text:style-name="P4">
Time: 2023-04-27T34:00:00-04:00</text:p>
      <text:p text:style-name="P4">
Description: - Vorog Vnoch by attacking Mikolav with missiles of the type "Kalibr" іz aquator of the Chorny Sea. At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7823a5de-94f0-4b69-9c10-e568cfaf55a9-1.jpg" text:style-name="Internet_20_link" text:visited-style-name="Visited_20_Internet_20_Link">
7823a5de-94f0-4b69-9c10-e568cfaf55a9-1.jpg</text:a>
']</text:p>
      <text:p text:style-name="P4">
Tags: ['STOPRUSSIA', 'АГРЕСІЯ РФ', 'МИКОЛАЇВ']</text:p>
      <text:p text:style-name="P4">
Category: News</text:p>
      <!--METADATA-->
      <text:p text:style-name="P4">
<draw:frame draw:style-name="fr1" draw:name="Image24" text:anchor-type="as-char" svg:width="6.9236in" svg:height="3.450261in" draw:z-index="0">
<draw:image xlink:href="../Images/AРМІЯINFORM/2023-04-27T34-00-00-04-00/7823a5de-94f0-4b69-9c10-e568cfaf55a9-1.jpg" xlink:type="simple" xlink:show="embed" xlink:actuate="onLoad" draw:mime-type="image/jpeg"/>
</draw:frame>
- The enemy attacked Nikolaev at night with rockets of the Caliber from the waters of the Black Sea. At the same time, four "calibers" were directed by the complex trajectory of the accustomed landscape features of the area. Let me remind you that the caliber rocket is a precision weapon. Therefore, the involvement of civilian people is evidenced by civilian houses. While we know about one of the dead 23 wounded after this Russian attack. Rescue work is ongoing, —To it is on the air of the telecommunication <text:a xlink:type="simple" xlink:href="https://www.youtube.com/watch" text:style-name="Internet_20_link" text:visited-style-name="Visited_20_Internet_20_Link">
"uninodin"</text:a>
Natalia Humeniuk reported the Chief Coordinating Press Center of Defense forces.</text:p>
      <text:p text:style-name="P4">
She also reported numerous shelling of the Kherson region.</text:p>
      <text:p text:style-name="P4">
Finally, the officer told about the situation in the Black Sea.</text:p>
      <ul>
        <li>
The enemy is constantly maneuvering and changing the number of ships. Currently, their ships have 13 units, including two rocket totonia. It is worthwhile that the day before they had rotated and brought out their submarine totonia. Therefore, they only remained extra -water forces. The total volley rocket can be up to 16 units. Given that they released 4 rockets at night of peaceful quarters of Nikolaev, they remain 12 more "calibers", - the united coordination press center of the southern defense forces Nataliagmenyuk. __</li>
      </ul>
      <text:p text:style-name="P4">
News Source: <text:a xlink:type="simple" xlink:href="https://armyinform.com.ua/2023/04/27/rosiyany-vdaryly-kalibramy-po-mykolayevu-nataliya-gumenyuk/" text:style-name="Internet_20_link" text:visited-style-name="Visited_20_Internet_20_Link">
https://armyinform.com.ua/2023/04/27/rosiyany-vdaryly-kalibramy-po-mykolayevu-nataliya-gumenyuk/</text:a>
</text:p>
      <!--NEWS-->
      <text:h text:style-name="P10" text:outline-level="1">
<text:span text:style-name="T4">
Offensive actions in the estuary direction the enemy did not conduct</text:span>
</text:h>
      <text:p text:style-name="P4">
Author: ['АРМІЯINFORM']</text:p>
      <text:p text:style-name="P4">
Time: 2023-04-27T35:00:00-04:00</text:p>
      <text:p text:style-name="P4">
Description: About Tse at Facebook, the General Staff of the ZSU. On the Limansky Linge ... War with Ukraine 2022, the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25" text:anchor-type="as-char" svg:width="6.9236in" svg:height="4.615733in" draw:z-index="0">
<draw:image xlink:href="../Images/AРМІЯINFORM/2023-04-27T35-00-00-04-00/poraneni-okupan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JSY3rnvT4Rv2UaLRPvXvx3Bbta7u39E9X7GxpaH414xPtWUe24kD1rWnzPwGkKUwl" text:style-name="Internet_20_link" text:visited-style-name="Visited_20_Internet_20_Link">
reports</text:a>
The General Staff of the Armed Forces.</text:p>
      <text:p text:style-name="P4">
In the estuary direction, the enemy did not take the offensive actions. Terni, Tornske, Dibrova, Bigorovka, Verkhnamianskoye Taspyrne, Donetsk region, were shown.</text:p>
      <text:p text:style-name="P4">
News Source: <text:a xlink:type="simple" xlink:href="https://armyinform.com.ua/2023/04/27/nastupalnyh-dij-na-lymanskomu-napryamku-vorog-ne-provodyv/" text:style-name="Internet_20_link" text:visited-style-name="Visited_20_Internet_20_Link">
https://armyinform.com.ua/2023/04/27/nastupalnyh-dij-na-lymanskomu-napryamku-vorog-ne-provodyv/</text:a>
</text:p>
      <!--NEWS-->
      <text:h text:style-name="P10" text:outline-level="1">
<text:span text:style-name="T4">
Defense forces per day eliminated more than 500 invaders, destroyed 10 Artisystems and 16 BBM</text:span>
</text:h>
      <text:p text:style-name="P4">
Author: ['АРМІЯINFORM']</text:p>
      <text:p text:style-name="P4">
Time: 2023-04-27T36:00:00-04:00</text:p>
      <text:p text:style-name="P4">
Description: Zagalni Boyov, take the enemy on 02.24.22 to 04/27/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1ac0405-05a6-4e0f-9974-21e9ddea3cc2-scaled.jpg" text:style-name="Internet_20_link" text:visited-style-name="Visited_20_Internet_20_Link">
b1ac0405-05a6-4e0f-9974-21e9ddea3cc2-scaled.jpg</text:a>
']</text:p>
      <text:p text:style-name="P4">
Tags: ['STOPRUSSIA', 'АГРЕСІЯ РФ', 'ВТОРГНЕННЯ РФ', 'ВТРАТИ ВОРОГА', 'ГШ ЗСУ']</text:p>
      <text:p text:style-name="P4">
Category: News</text:p>
      <!--METADATA-->
      <text:p text:style-name="P4">
<draw:frame draw:style-name="fr1" draw:name="Image26" text:anchor-type="as-char" svg:width="6.9236in" svg:height="6.969757in" draw:z-index="0">
<draw:image xlink:href="../Images/AРМІЯINFORM/2023-04-27T36-00-00-04-00/b1ac0405-05a6-4e0f-9974-21e9ddea3cc2-scaled.jpg" xlink:type="simple" xlink:show="embed" xlink:actuate="onLoad" draw:mime-type="image/jpeg"/>
</draw:frame>
The total fighting loss of the enemy from 24.02.22 to 27.04.23 will be orientated:</text:p>
      <text:p text:style-name="P4">
<text:span text:style-name="T4">
<text:span text:style-name="T5">
 Personnel - </text:span>
* 188920(+510)persons eliminated</text:span>
<text:span text:style-name="T5">
 tanks - </text:span>
<text:span text:style-name="T5">
 3694(+2)</text:span>
<text:span text:style-name="T4">
 combat armored vehicles - </text:span>
 7178(+16)<text:span text:style-name="T4">
<text:span text:style-name="T5">
 Artillery Systems - </text:span>
<text:span text:style-name="T5">
 2887(+10)</text:span>
 </text:span>
 RSZV - <text:span text:style-name="T4">
 542(+3)</text:span>
<text:span text:style-name="T5">
 air defense means - </text:span>
<text:span text:style-name="T5">
 293(+1)</text:span>
<text:span text:style-name="T4">
 aircraft - </text:span>
 308(0)<text:span text:style-name="T4">
<text:span text:style-name="T5">
 helicopters - </text:span>
* 294(0)</text:span>
<text:span text:style-name="T5">
 UAV Operative Tactical Level-</text:span>
<text:span text:style-name="T5">
 2461(+21)</text:span>
<text:span text:style-name="T4">
 Winged missiles - </text:span>
 911(0)<text:span text:style-name="T4">
<text:span text:style-name="T5">
 ships / boats - </text:span>
* 18(0)</text:span>
<text:span text:style-name="T5">
 Automobile equipment and tanks - </text:span>
<text:span text:style-name="T5">
 5805(+13)</text:span>
<text:span text:style-name="T4">
 Special Technique - </text:span>
 352(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7.04.23.</text:p>
      <text:p text:style-name="P4">
News Source: <text:a xlink:type="simple" xlink:href="https://armyinform.com.ua/2023/04/27/syly-oborony-za-dobu-likviduvaly-ponad-500-okupantiv-znyshhyly-10-artsystem-i-16-bbm/" text:style-name="Internet_20_link" text:visited-style-name="Visited_20_Internet_20_Link">
https://armyinform.com.ua/2023/04/27/syly-oborony-za-dobu-likviduvaly-ponad-500-okupantiv-znyshhyly-10-artsystem-i-16-bbm/</text:a>
</text:p>
      <!--NEWS-->
      <text:h text:style-name="P10" text:outline-level="1">
<text:span text:style-name="T4">
Oleksandr Polishchuk met with an attaché on defense at the Embassy of the Kingdom of Norway in Ukraine</text:span>
</text:h>
      <text:p text:style-name="P4">
Author: ['АРМІЯINFORM']</text:p>
      <text:p text:style-name="P4">
Time: 2023-04-27T37:00:00-04:00</text:p>
      <text:p text:style-name="P4">
Description: The intercessor of the Ministra defense of Ukraine Oleksandr Polishchuk knocked out at Kiwi Iz Atas Zwa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69a5d5258ff5c34607e70eed1b2afcdcb1b2875.jpg" text:style-name="Internet_20_link" text:visited-style-name="Visited_20_Internet_20_Link">
169a5d5258ff5c34607e70eed1b2afcdcb1b2875.jpg</text:a>
']</text:p>
      <text:p text:style-name="P4">
Tags: ['STOPRUSSIA', 'АГРЕСІЯ РФ', 'НОРВЕГІЯ', 'ОЛЕКСАНДР ПОЛІЩУК']</text:p>
      <text:p text:style-name="P4">
Category: News</text:p>
      <!--METADATA-->
      <text:p text:style-name="P4">
<draw:frame draw:style-name="fr1" draw:name="Image27" text:anchor-type="as-char" svg:width="6.9236in" svg:height="4.645032in" draw:z-index="0">
<draw:image xlink:href="../Images/AРМІЯINFORM/2023-04-27T37-00-00-04-00/169a5d5258ff5c34607e70eed1b2afcdcb1b2875.jpg" xlink:type="simple" xlink:show="embed" xlink:actuate="onLoad" draw:mime-type="image/jpeg"/>
</draw:frame>
Deputy Minister of Defense of Ukraine Oleksandr Polishchuk met in Kiev Izatasha on Defense at the Embassy of the Kingdom of Norway in Ukraine by Captain1 Bjorn Bjorn Ule Hudhus on the occasion of his diplomatic mission in Ukraine.</text:p>
      <text:p text:style-name="P4">
About it <text:a xlink:type="simple" xlink:href="https://www.mil.gov.ua/news/2023/04/26/z-pitan-oboroni-pri-posolstvi-korolivstva-norvegiya-v-ukraini-bjornom-ule-grudosom/" text:style-name="Internet_20_link" text:visited-style-name="Visited_20_Internet_20_Link">
informs</text:a>
Ministry of Defence Ukraine.</text:p>
      <text:p text:style-name="P4">
Oleksandr Polishchuk thanked the people and representatives of the Norway Military and Political Center for the decisive support of Ukraine in the fight against Russian armed aggression of the Russian Federation against Ukraine.</text:p>
      <ul>
        <li>
Norway supports Ukraine from the first days of a large -scale invasion of the Russian Federation. It is important that our countries have common historical roots, a common understanding of how to respond to the challenges and threats that Russian directed to Ukraine, but also to other European states. Our common goal is to the Observance Aggressor. Yes, this is a difficult task, but thanks to your comprehensive assistance, constant exchange of experience, successful bilateral cooperation, we are more likely to become more and more and step by step we get closer to the victory, - said the Deputy Minister of Defense of Ukraine.</li>
      </ul>
      <text:p text:style-name="P4">
Bjorn Ule Gudus expressed words of support to Ukraine and confirmed the unchanged politics of Norway to continue providing assistance to our country in the fight against growth. He noted that the next five years, the Kingdom of Norway was a sense of Ukraine. In particular, it is a approved Parliamentary Parliamentary Five -year support program for Ukraine for 7.5 billion euros, which sets up military, humanitarian assistance, funds to support civil infrastructure and the most important social functions.</text:p>
      <ul>
        <li>
The will and the ability of Ukrainians to fight, to stand firmly and heroically reflect the aggression of the Russian Federation the whole world. I am pleasantly surprised by the speed and thirst for training in Ukrainian soldiers who are training. We will continue to continue to be with Ukraine, to increase working, to support you on the way to victory, - said Captain 1 Rangubjorn Ule Gudus.</li>
      </ul>
      <text:p text:style-name="P4">
For the fruitful long -term work and a significant personal contribution to the development of the Minister of Defense of Ukraine, Captain 1 rank Bjorn Ule Grodosanagoroda was an incentive distinction of the department - the medal "with the assistance of armed forces of Ukraine".</text:p>
      <text:p text:style-name="P4">
News Source: <text:a xlink:type="simple" xlink:href="https://armyinform.com.ua/2023/04/27/oleksandr-polishhuk-zustrivsya-z-atashe-z-pytan-oborony-pry-posolstvi-korolivstva-norvegiya-v-ukrayini/" text:style-name="Internet_20_link" text:visited-style-name="Visited_20_Internet_20_Link">
https://armyinform.com.ua/2023/04/27/oleksandr-polishhuk-zustrivsya-z-atashe-z-pytan-oborony-pry-posolstvi-korolivstva-norvegiya-v-ukrayini/</text:a>
</text:p>
      <!--NEWS-->
      <text:h text:style-name="P10" text:outline-level="1">
<text:span text:style-name="T4">
Head of State on the shelling of Nikolaev: the Russian Federation does not cease to prove that it seeks to destroy all Ukrainian</text:span>
</text:h>
      <text:p text:style-name="P4">
Author: ['АРМІЯINFORM']</text:p>
      <text:p text:style-name="P4">
Time: 2023-04-27T38:00:00-04:00</text:p>
      <text:p text:style-name="P4">
Description: Kraina-Okupant NI for a day is not ceased to bring, the main metrium of the meter Viyni-Teror I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79_news_big-v1682571123.webp" text:style-name="Internet_20_link" text:visited-style-name="Visited_20_Internet_20_Link">
79_news_big-v1682571123.webp</text:a>
']</text:p>
      <text:p text:style-name="P4">
Tags: ['КРАЇНА-ТЕРОРИСТ РФ', 'МИКОЛАЇВ', 'ПРЕЗИДЕНТ УКРАЇНИ', 'РАКЕТНИЙ ОБСТРІЛ РФ']</text:p>
      <text:p text:style-name="P4">
Category: News</text:p>
      <!--METADATA-->
      <text:p text:style-name="P4">
<draw:frame draw:style-name="fr1" draw:name="Image28" text:anchor-type="as-char" svg:width="6.9236in" svg:height="3.615658in" draw:z-index="0">
<draw:image xlink:href="../ConvertedIMGs/AРМІЯINFORM/2023-04-27T38-00-00-04-00/79_news_big-v1682571123.png" xlink:type="simple" xlink:show="embed" xlink:actuate="onLoad" draw:mime-type="image/png"/>
</draw:frame>
The occupier country does not cease to prove that the main purpose of this war is the terror and the destruction of Ukrainians and all Ukrainian.</text:p>
      <text:p text:style-name="P4">
About it <text:a xlink:type="simple" xlink:href="https://t.me/V_Zelenskiy_official/6011" text:style-name="Internet_20_link" text:visited-style-name="Visited_20_Internet_20_Link">
wrote</text:a>
President of Ukraine Vladimir Zelensky in his telegram-channel, commenting on the night rocket launcher of Nikolaev.</text:p>
      <text:p text:style-name="P4">
“At night, Russia fired at Nikolaev with four caliber missiles launched by the Black Sea. High -precision weapons were targeted at private homes, a historic building and a high -rise building, ”the message reads.</text:p>
      <text:p text:style-name="P4">
Currently, one killed and 23 wounded is known, including a child.</text:p>
      <text:p text:style-name="P4">
“The eternal memory of the dead and faster recovery of the wounded. This next criminal offense of humanity will not come down to terrorists from their hands. We will find all the guilty. It will be responsible for everything, ”the head of state emphasized.</text:p>
      <text:p text:style-name="P4">
News Source: <text:a xlink:type="simple" xlink:href="https://armyinform.com.ua/2023/04/27/glava-derzhavy-pro-obstril-mykolayeva-rf-ne-perestaye-dovodyty-shho-pragne-znyshhyty-vse-ukrayinske/" text:style-name="Internet_20_link" text:visited-style-name="Visited_20_Internet_20_Link">
https://armyinform.com.ua/2023/04/27/glava-derzhavy-pro-obstril-mykolayeva-rf-ne-perestaye-dovodyty-shho-pragne-znyshhyty-vse-ukrayinske/</text:a>
</text:p>
      <!--NEWS-->
      <text:h text:style-name="P10" text:outline-level="1">
<text:span text:style-name="T4">
Due to the aggressive actions of the Russian Federation, the Black Sea cannot be considered safe for 20 years - Alexei Zhpapa</text:span>
</text:h>
      <text:p text:style-name="P4">
Author: ['АРМІЯINFORM']</text:p>
      <text:p text:style-name="P4">
Time: 2023-04-27T41:00:00-04:00</text:p>
      <text:p text:style-name="P4">
Description: Already 20 Rockivas of Chorne, the sea is not able to hide the sireless through the aggressive of the Russian Federation. Zokrem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oleksij-neyizhpapa-1.jpg" text:style-name="Internet_20_link" text:visited-style-name="Visited_20_Internet_20_Link">
oleksij-neyizhpapa-1.jpg</text:a>
']</text:p>
      <text:p text:style-name="P4">
Tags: ['ВМС ЗСУ', 'ЧОРНЕ МОРЕ']</text:p>
      <text:p text:style-name="P4">
Category: News</text:p>
      <!--METADATA-->
      <text:p text:style-name="P4">
<draw:frame draw:style-name="fr1" draw:name="Image29" text:anchor-type="as-char" svg:width="6.9236in" svg:height="5.279245in" draw:z-index="0">
<draw:image xlink:href="../Images/AРМІЯINFORM/2023-04-27T41-00-00-04-00/oleksij-neyizhpapa-1.jpg" xlink:type="simple" xlink:show="embed" xlink:actuate="onLoad" draw:mime-type="image/jpeg"/>
</draw:frame>
For 20 years the Black Sea cannot be considered safe because of the aggressive actions of the Russian Federation, because of the attempt of the Russian Federation to capture the island of Tuzla in 2003, the war in Georgia in 2008 with the participation of the Crimean Crimea in 2014, the occupation of the Autonomous Republic of Crimea in 2022 in 2022 and the war in the Black Sea, which continues in 2023.</text:p>
      <text:p text:style-name="P4">
This <text:a xlink:type="simple" xlink:href="https://www.facebook.com/100064727737034/posts/pfbid0a1GQgovR874jNXsFuLxaQeNYD5yLCYweB3MnR51JghNkPv2vFNXuzxwp1zGDGCGyl" text:style-name="Internet_20_link" text:visited-style-name="Visited_20_Internet_20_Link">
noted</text:a>
Commander of the Naval Forces of the Armed Forces of Ukraine, Viceadmiral Alexeynetpapa during the Black Sea Security Forum in Bulgaria.</text:p>
      <text:p text:style-name="P4">
"The imperial ambitions of the Russian Federation are spread not only in the Black and Azov, but also the Ubalian and North Seas and in the Pacific Ocean," the National Fleet Creator.</text:p>
      <text:p text:style-name="P4">
He added that only if Ukraine returns its territories as of 1991, it is possible to restore security in the Azov-Black Sea region.</text:p>
      <text:p text:style-name="P4">
The participants of the forum also discussed the security situation and the actual threats to the Vasal-Black Sea region, ways of developing further cooperation between the countries in the resumption of stability and security.</text:p>
      <text:p text:style-name="P4">
News Source: <text:a xlink:type="simple" xlink:href="https://armyinform.com.ua/2023/04/27/cherez-agresiyu-rf-chorne-more-ne-mozhna-vvazhaty-bezpechnym-vzhe-20-rokiv-oleksij-neyizhpapa/" text:style-name="Internet_20_link" text:visited-style-name="Visited_20_Internet_20_Link">
https://armyinform.com.ua/2023/04/27/cherez-agresiyu-rf-chorne-more-ne-mozhna-vvazhaty-bezpechnym-vzhe-20-rokiv-oleksij-neyizhpapa/</text:a>
</text:p>
      <!--NEWS-->
      <text:h text:style-name="P10" text:outline-level="1">
<text:span text:style-name="T4">
The occupier's mother is outraged by not finding a son after his departure to Ukraine - intercepting GUR</text:span>
</text:h>
      <text:p text:style-name="P4">
Author: ['АРМІЯINFORM']</text:p>
      <text:p text:style-name="P4">
Time: 2023-04-27T97:00:00-04:00</text:p>
      <text:p text:style-name="P4">
Description: About the cowdomiles of the Gur MO Ukrainian. https://www.youtube.com/watch?v=ri02WZ2V1EC MATI ... War with Ukraine 2022, War with Ukraine Latest News Today,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 'ГУР МО УКРАЇНИ', 'ГУР ПЕРЕХОПЛЕННЯ']</text:p>
      <text:p text:style-name="P4">
Category: News</text:p>
      <!--METADATA-->
      <text:p text:style-name="P4">
About it <text:a xlink:type="simple" xlink:href="https://gur.gov.ua/content/proshu-uzhe-mesiats-y-nyhde-ne-mohu-uznat-hde-nakhodytsia-moi-syn-y-chto-s-nym-sluchylos-nykto-nycheho-ne-hovoryt.html" text:style-name="Internet_20_link" text:visited-style-name="Visited_20_Internet_20_Link">
reports</text:a>
GUR of the Ministry of Defense of Ukraine.</text:p>
      <text:p text:style-name="P4">
The mother of a serviceman is outraged by the course of the so -called "his" and hiding the command of information on the place of stay of the military serviceman and his condition. Information about the fate of their relatives(In the event of death - the body)Relatives try to look for their own strength.</text:p>
      <text:p text:style-name="P4">
News Source: <text:a xlink:type="simple" xlink:href="https://armyinform.com.ua/2023/04/27/matir-okupanta-oburyuyetsya-tym-shho-ne-mozhe-znajty-syna-pislya-jogo-vidpravky-v-ukrayinu-perehoplennya-gur/" text:style-name="Internet_20_link" text:visited-style-name="Visited_20_Internet_20_Link">
https://armyinform.com.ua/2023/04/27/matir-okupanta-oburyuyetsya-tym-shho-ne-mozhe-znajty-syna-pislya-jogo-vidpravky-v-ukrayinu-perehoplennya-gur/</text:a>
</text:p>
      <!--NEWS-->
      <text:h text:style-name="P10" text:outline-level="1">
<text:span text:style-name="T4">
Trudeau and von der Liaien discussed the support of Ukraine</text:span>
</text:h>
      <text:p text:style-name="P4">
Authors: Ukrinform (Person)</text:p>
      <text:p text:style-name="P4">
Publisher: Укринформ (Organization)</text:p>
      <text:p text:style-name="P4">
Published Time: 2023-04-28T-13:54:00+03:00</text:p>
      <text:p text:style-name="P4">
Modified Time: 2023-04-28T23:54:00+03:00</text:p>
      <text:p text:style-name="P4">
Description: Canada and the European Union will continue to support Ukraine. - Ukrinform.</text:p>
      <text:p text:style-name="P4">
Images: ["<text:a xlink:type="simple" xlink:href="https://static.ukrinform.com/photos/2023_04/thumb_files/630_360_1682714587-640.jpg" text:style-name="Internet_20_link" text:visited-style-name="Visited_20_Internet_20_Link">
630_360_16827...</text:a>
"]</text:p>
      <text:p text:style-name="P4">
Tags: ['Канада', 'Німеччина', 'Трюдо', 'Україна', 'Фон дер Ляєн', 'Війна з росією']</text:p>
      <text:p text:style-name="P4">
Type: Article</text:p>
      <!--METADATA-->
      <text:p text:style-name="P4">
<draw:frame draw:style-name="fr1" draw:name="Image30" text:anchor-type="as-char" svg:width="6.9236in" svg:height="3.956343in" draw:z-index="0">
<draw:image xlink:href="../Images/yкринформ/2023-04-28T-13-54-00-03-00/630_360_1682714587-640.jpg" xlink:type="simple" xlink:show="embed" xlink:actuate="onLoad" draw:mime-type="image/jpeg"/>
</draw:frame>
The Canada of the Tai -European Union will continue to support Ukraine jointly.</text:p>
      <text:p text:style-name="P4">
According to Ukrinform correspondent, about it on its page on the network <text:a xlink:type="simple" xlink:href="https://twitter.com/JustinTrudeau/status/1652036826205397003" text:style-name="Internet_20_link" text:visited-style-name="Visited_20_Internet_20_Link">
</text:a>
Canadian Trudeau Trudeau Presremier, after talking to the President of the European Commission, Ursula von Der Lyen.</text:p>
      <text:p text:style-name="P4">
“Last month, during her visit to Canada, I and President von Derlyalobiobragovic support for Ukraine and Ukrainians. Yesterday, we continued this conversation and the same views still coincide. We will continue to provide the Ukrainians with their entire support, ”the Trudeau said.</text:p>
      <text:p text:style-name="Quotations">

<text:p text:style-name="P4">
Durant la visite de la présidente <text:a xlink:type="simple" xlink:href="https://twitter.com/vonderleyen" text:style-name="Internet_20_link" text:visited-style-name="Visited_20_Internet_20_Link">
&gt;
</text:a>
In Canada the month&gt;
 Last, we talked about supporting Ukraine and its people. We continued&gt;
 these discussions yesterday, and we are on the same wavelength. We will continue&gt;
 to ensure that the Ukrainians have the necessary support. <text:a xlink:type="simple" xlink:href="https://t.co/fjh9pIQabJ" text:style-name="Internet_20_link" text:visited-style-name="Visited_20_Internet_20_Link">
&gt;
</text:a>
&gt;
&gt;
 — Justin Trudeau(@JustinTrudeau) <text:a xlink:type="simple" xlink:href="https://twitter.com/JustinTrudeau/status/1652036826205397003" text:style-name="Internet_20_link" text:visited-style-name="Visited_20_Internet_20_Link">
&gt;
 </text:a>
<text:span text:style-name="T4">
 Read also: </text:span>
 <text:span text:style-name="T4">
 <text:a xlink:type="simple" xlink:href="https://www.ukrinform.ua/rubric-world/3696132-sumniviv-u-peremozi-ukraini-nemae-trudo.html" text:style-name="Internet_20_link" text:visited-style-name="Visited_20_Internet_20_Link">
</text:a>
</text:span>
</text:p>

</text:p>
      <text:p text:style-name="P4">
Recall that this week the European Union has allocated to Ukraine another tranche in size 1.5 billion euros within the framework of the macro -financial assistance program for 18 million euros. Instead, Canada transferred a science special account in the IMF at the end of March.</text:p>
      <text:p text:style-name="P4">
<text:span text:style-name="T4">
 Read also: </text:span>
 <text:span text:style-name="T4">
 <text:a xlink:type="simple" xlink:href="https://www.ukrinform.ua/rubric-world/3698559-bajden-obgovoriv-iz-fon-der-laen-ii-vizit-do-kitau-ta-pidtrimku-ukraini.html" text:style-name="Internet_20_link" text:visited-style-name="Visited_20_Internet_20_Link">
</text:a>
</text:span>
</text:p>
      <text:p text:style-name="P4">
Last visit <text:span text:style-name="T4">
 <text:a xlink:type="simple" xlink:href="https://www.ukrinform.ua/tag-fon-der-laen" text:style-name="Internet_20_link" text:visited-style-name="Visited_20_Internet_20_Link">
</text:a>
</text:span>
 to Canadian from March 6 to March 8.</text:p>
      <text:p text:style-name="P4">
News Source: <text:a xlink:type="simple" xlink:href="https://www.ukrinform.ua/rubric-world/3702286-trudo-ta-fon-der-laen-obgovorili-pidtrimku-ukraini.html" text:style-name="Internet_20_link" text:visited-style-name="Visited_20_Internet_20_Link">
https://www.ukrinform.ua/rubric-world/3702286-trudo-ta-fon-der-laen-obgovorili-pidtrimku-ukraini.html</text:a>
</text:p>
      <!--NEWS-->
      <text:h text:style-name="P10" text:outline-level="1">
<text:span text:style-name="T4">
Gerasimchuk told the UN Council as Russia "re -educates" Ukrainian children</text:span>
</text:h>
      <text:p text:style-name="P4">
Authors: Ukrinform (Person)</text:p>
      <text:p text:style-name="P4">
Publisher: Укринформ (Organization)</text:p>
      <text:p text:style-name="P4">
Published Time: 2023-04-28T-15:44:00+03:00</text:p>
      <text:p text:style-name="P4">
Modified Time: 2023-04-28T23:44:00+03:00</text:p>
      <text:p text:style-name="P4">
Description: The Advisor, the President of Ukraine for the Rights of the Child and Children's Rehabilitation, Darya Gerasimchuk, demonstrated members of the UN Security Council on Friday video with testimonies of Ukrainian children who were in Russian camps and returned to their homeland. - Ukrinform.</text:p>
      <text:p text:style-name="P4">
Images: ["<text:a xlink:type="simple" xlink:href="https://static.ukrinform.com/photos/2023_04/thumb_files/630_360_1682706876-717.jpeg" text:style-name="Internet_20_link" text:visited-style-name="Visited_20_Internet_20_Link">
630_360_16827...</text:a>
"]</text:p>
      <text:p text:style-name="P4">
Tags: ['Депортація', 'Діти', 'росія', 'Воєнні злочини', 'Радбез ООН', 'Дар’я Герасимчук', 'Війна з росією']</text:p>
      <text:p text:style-name="P4">
Type: Article</text:p>
      <!--METADATA-->
      <text:p text:style-name="P4">
<draw:frame draw:style-name="fr1" draw:name="Image31" text:anchor-type="as-char" svg:width="6.9236in" svg:height="3.956343in" draw:z-index="0">
<draw:image xlink:href="../Images/yкринформ/2023-04-28T-15-44-00-03-00/630_360_1682706876-717.jpeg" xlink:type="simple" xlink:show="embed" xlink:actuate="onLoad" draw:mime-type="image/jpeg"/>
</draw:frame>
The Advisor, the President of Ukraine for the Rights of the Child and Children's Rehabilitation, Darayerasimchuk demonstrated members of the UN Security Council on Friday video recording by reports of Ukrainian children who were in Russian camps and were returned to their homeland.</text:p>
      <text:p text:style-name="P4">
According to Ukrinform in New York, the children told prostitution for pro-Ukrainian position, Ukrainian, about beating, coercion, poor nutrition.</text:p>
      <text:p text:style-name="P4">
"These were camps of re -education, humiliation and punishment for love for native Ukraine," - said Gerasimchuk, which made an online nano -formal meeting of the UN Security Council to discuss violent deportation and kidnapping <text:span text:style-name="T4">
 [] <text:a xlink:type="simple" xlink:href="https://www.ukrinform.ua/tag-diti" text:style-name="Internet_20_link" text:visited-style-name="Visited_20_Internet_20_Link">
</text:a>
</text:span>
 Russia -in -law territories of Ukraine.</text:p>
      <text:p text:style-name="P4">
According to her, the actions of the Russians are planned and aimed at destroying the future of Ukraine as a nation.</text:p>
      <text:p text:style-name="P4">
The Russians did not plan or plan to return our children, as evidenced by the procedure for granting Russian citizenship to children and adoption, she said.</text:p>
      <text:p text:style-name="P4">
"I do not understand how a country that kills our children can preserve the organizations created to maintain peace around the world," - said.</text:p>
      <text:p text:style-name="P4">
She stressed that the murder, rape and abduction of children is the "greatest dioxide of the Russian crime of genocide", as well as evidenced by their abduction.</text:p>
      <text:p text:style-name="P4">
<text:span text:style-name="T4">
 Read also: </text:span>
 <text:span text:style-name="T4">
 <text:a xlink:type="simple" xlink:href="https://www.ukrinform.ua/rubric-ato/3702216-lubinec-v-oon-nagadav-so-rosia-deportue-ukrainskih-ditej-z-2014-roku.html" text:style-name="Internet_20_link" text:visited-style-name="Visited_20_Internet_20_Link">
</text:a>
</text:span>
</text:p>
      <text:p text:style-name="P4">
“And all this rises(Russia)as salvation. When they abduct our children, they call it evacuation. Even at the UN, they dare to talk about the "rescue" of our children, "Gerasimchuk emphasized.</text:p>
      <text:p text:style-name="P4">
According to her, today, according to official data, 90 393 children have been deported by DORF, Belarus or forcibly relocated to the temporarily occupied territories of Ukraine. The real figures can be much higher - hundreds of thousands, it added. In this case, only 361 children managed to return.The Presidential Advisor called on the international community to the association for the sake of rescuing Ukrainian children stolen by Russia, and for the development of international mechanisms for ensuring the safety World!”.</text:p>
      <text:p text:style-name="P4">
According to Ukrinform, on Friday, the UN Security Council on informal in the format of Aria discusses the abduction and violent deportation of children from the occupied territories of Ukraine.</text:p>
      <text:p text:style-name="P4">
<text:span text:style-name="T4">
 Read also: </text:span>
 <text:span text:style-name="T4">
 <text:a xlink:type="simple" xlink:href="https://www.ukrinform.ua/rubric-ato/3702175-dla-podolanna-naslidkiv-deportacii-ditej-z-ukraini-znadoblatsa-roki-watchlist.html" text:style-name="Internet_20_link" text:visited-style-name="Visited_20_Internet_20_Link">
</text:a>
</text:span>
</text:p>
      <text:p text:style-name="P4">
The violations of this topic were initiated by the US, France and Albania as members of Taukraine. They supported the event half a hundred countries.</text:p>
      <text:p text:style-name="P4">
President Volodymyr Zelensky stated that the Russian Federation for the period of the full -scale invasion <text:span text:style-name="T4">
 _ <text:a xlink:type="simple" xlink:href="https://www.ukrinform.ua/rubric-ato/3701142-rosia-vikrala-20-tisac-ukrainskih-ditej-zelenskij-u-rozmovi-z-si.html" text:style-name="Internet_20_link" text:visited-style-name="Visited_20_Internet_20_Link">
</text:a>
_ </text:span>
 20 thousand Ukrainian children.</text:p>
      <text:p text:style-name="P4">
<text:span text:style-name="T5">
Foto: Presidential Office</text:span>
</text:p>
      <text:p text:style-name="P4">
News Source: <text:a xlink:type="simple" xlink:href="https://www.ukrinform.ua/rubric-ato/3702246-gerasimcuk-rozpovila-u-radbezi-oon-ak-rosia-perevihovue-ukrainskih-ditej.html" text:style-name="Internet_20_link" text:visited-style-name="Visited_20_Internet_20_Link">
https://www.ukrinform.ua/rubric-ato/3702246-gerasimcuk-rozpovila-u-radbezi-oon-ak-rosia-perevihovue-ukrainskih-ditej.html</text:a>
</text:p>
      <!--NEWS-->
      <text:h text:style-name="P10" text:outline-level="1">
<text:span text:style-name="T4">
Burkina-Faso as a result of an attack on a military detachment died 33 soldiers</text:span>
</text:h>
      <text:p text:style-name="P4">
Authors: Ukrinform (Person)</text:p>
      <text:p text:style-name="P4">
Publisher: Укринформ (Organization)</text:p>
      <text:p text:style-name="P4">
Published Time: 2023-04-28T-160:57:00+03:00</text:p>
      <text:p text:style-name="P4">
Modified Time: 2023-04-28T15:57:00+03:00</text:p>
      <text:p text:style-name="P4">
Description: In the east of Burkina-Faso, 33 soldiers were killed as a result of an attack on a military post. - Ukrinform.</text:p>
      <text:p text:style-name="P4">
Images: ["<text:a xlink:type="simple" xlink:href="https://static.ukrinform.com/photos/2023_04/thumb_files/630_360_1682686638-129.jpg" text:style-name="Internet_20_link" text:visited-style-name="Visited_20_Internet_20_Link">
630_360_16826...</text:a>
"]</text:p>
      <text:p text:style-name="P4">
Tags: ['Африка', 'Напад', 'Військові', 'Буркіна-Фасо ']</text:p>
      <text:p text:style-name="P4">
Type: Article</text:p>
      <!--METADATA-->
      <text:p text:style-name="P4">
<draw:frame draw:style-name="fr1" draw:name="Image32" text:anchor-type="as-char" svg:width="6.9236in" svg:height="3.956343in" draw:z-index="0">
<draw:image xlink:href="../Images/yкринформ/2023-04-28T-160-57-00-03-00/630_360_1682686638-129.jpg" xlink:type="simple" xlink:show="embed" xlink:actuate="onLoad" draw:mime-type="image/jpeg"/>
</draw:frame>
33 soldiers were killed in the attack on a military post.</text:p>
      <text:p text:style-name="P4">
About it reports <text:a xlink:type="simple" xlink:href="https://www.reuters.com/world/africa/least-19-soldiers-killed-north-burkina-faso-attack-monday-security-sources-2023-02-22/" text:style-name="Internet_20_link" text:visited-style-name="Visited_20_Internet_20_Link">
</text:a>
, reports Ukrinform.</text:p>
      <text:p text:style-name="P4">
"As a result of an attack on a military detachment in the east of Burkina -Faso, 33 soldiers were injured on Thursday and 12 were injured," the message said.</text:p>
      <text:p text:style-name="P4">
In the army of the country, they stated that the attack was committed on the military detachment of Ugar.</text:p>
      <text:p text:style-name="P4">
Burkina Faso is one of several <text:a xlink:type="simple" xlink:href="https://www.ukrinform.ua/tag-afrika" text:style-name="Internet_20_link" text:visited-style-name="Visited_20_Internet_20_Link">
</text:a>
Countries fighting the Islamist insurgent movement, which has spread from Mali for decades. The conflict caused the death of thousands of people and forced homes of more than 2 million people.</text:p>
      <text:p text:style-name="P4">
<text:span text:style-name="T4">
 Read also: </text:span>
 <text:a xlink:type="simple" xlink:href="https://www.ukrinform.ua/rubric-world/3701833-u-sudani-domovilisa-pro-peremira-se-na-72-godini.html" text:style-name="Internet_20_link" text:visited-style-name="Visited_20_Internet_20_Link">
</text:a>
As reported by Ukrinform, on April 15, unknown armed persons <text:a xlink:type="simple" xlink:href="https://www.ukrinform.ua/rubric-world/3696714-u-burkinafaso-napali-na-vijskovih-40-vbitih-i-33-poranenih.html" text:style-name="Internet_20_link" text:visited-style-name="Visited_20_Internet_20_Link">
</text:a>
And they wounded 33 during the attack of Nagivysk and volunteers of the Burkin-Faso defense forces.</text:p>
      <text:p text:style-name="P4">
<text:span text:style-name="T5">
Foto from Ilkha.com</text:span>
</text:p>
      <text:p text:style-name="P4">
News Source: <text:a xlink:type="simple" xlink:href="https://www.ukrinform.ua/rubric-world/3702070-u-burkinafaso-vnaslidok-napadu-na-vijskovij-zagin-zaginuli-33-soldati.html" text:style-name="Internet_20_link" text:visited-style-name="Visited_20_Internet_20_Link">
https://www.ukrinform.ua/rubric-world/3702070-u-burkinafaso-vnaslidok-napadu-na-vijskovij-zagin-zaginuli-33-soldati.html</text:a>
</text:p>
      <!--NEWS-->
      <text:h text:style-name="P10" text:outline-level="1">
<text:span text:style-name="T4">
In Nikolaev, a man undermined a grenade: there are victims</text:span>
</text:h>
      <text:p text:style-name="P4">
Authors: Ukrinform (Person)</text:p>
      <text:p text:style-name="P4">
Publisher: Укринформ (Organization)</text:p>
      <text:p text:style-name="P4">
Published Time: 2023-04-28T-17:29:00+03:00</text:p>
      <text:p text:style-name="P4">
Modified Time: 2023-04-28T23:29:00+03:00</text:p>
      <text:p text:style-name="P4">
Description: In Nikolaev on the evening of April 28, a man threw a grenade after he was refused to give two hryvnias. Two people were injured - he and the passerby. - Ukrinform.</text:p>
      <text:p text:style-name="P4">
Images: ["<text:a xlink:type="simple" xlink:href="https://static.ukrinform.com/photos/2023_04/thumb_files/630_360_1682714158-796.jpg" text:style-name="Internet_20_link" text:visited-style-name="Visited_20_Internet_20_Link">
630_360_16827...</text:a>
"]</text:p>
      <text:p text:style-name="P4">
Tags: ['Граната', 'Миколаїв', 'Вибух']</text:p>
      <text:p text:style-name="P4">
Type: Article</text:p>
      <!--METADATA-->
      <text:p text:style-name="P4">
<draw:frame draw:style-name="fr1" draw:name="Image33" text:anchor-type="as-char" svg:width="6.9236in" svg:height="3.956343in" draw:z-index="0">
<draw:image xlink:href="../Images/yкринформ/2023-04-28T-17-29-00-03-00/630_360_1682714158-796.jpg" xlink:type="simple" xlink:show="embed" xlink:actuate="onLoad" draw:mime-type="image/jpeg"/>
</draw:frame>
On the evening of April 28, Mimikov threw a grenade after it was to give two hryvnias. Two people were injured - he and the passerby.</text:p>
      <text:p text:style-name="P4">
About this <text:a xlink:type="simple" xlink:href="https://t.me/s_shayhet/433" text:style-name="Internet_20_link" text:visited-style-name="Visited_20_Internet_20_Link">
 </text:a>
The head of the police of the Nikolaev area Shikhet, reports Ukrinform.</text:p>
      <text:p text:style-name="P4">
According to him, a drunk man approached the citizens who repaired the car with a request to give him two hryvnias. They refused. Then wandered <text:span text:style-name="T4">
 <text:a xlink:type="simple" xlink:href="https://www.ukrinform.ua/tag-granata" text:style-name="Internet_20_link" text:visited-style-name="Visited_20_Internet_20_Link">
</text:a>
</text:span>
.</text:p>
      <text:p text:style-name="P4">
<text:span text:style-name="T4">
 Read also: </text:span>
 <text:span text:style-name="T4">
 <text:a xlink:type="simple" xlink:href="https://www.ukrinform.ua/rubric-regions/3696943-na-harkivsini-colovik-kinuv-granatu-pid-avtomobil-troe-poranenih.html" text:style-name="Internet_20_link" text:visited-style-name="Visited_20_Internet_20_Link">
</text:a>
</text:span>
</text:p>
      <text:p text:style-name="P4">
"As a consequence, the attacker and the woman who took place nearby received bodily harm. Now they both provide them with medical care," the head of the Oblast wrote.</text:p>
      <text:p text:style-name="P4">
According to "Public", the event happened at about 20:00.</text:p>
      <text:p text:style-name="P4">
Investigators are currently reflecting the final qualification of the event.</text:p>
      <text:p text:style-name="P4">
As the agency reported earlier, in <text:a xlink:type="simple" xlink:href="https://www.ukrinform.ua/rubric-kyiv/3696671-u-kievi-zatrimali-colovika-akij-kinuv-u-ludej-granatu.html" text:style-name="Internet_20_link" text:visited-style-name="Visited_20_Internet_20_Link">
</text:a>
Kyivvisatriates a man who <text:a xlink:type="simple" xlink:href="https://www.ukrinform.ua/rubric-kyiv/3696671-u-kievi-zatrimali-colovika-akij-kinuv-u-ludej-granatu.html" text:style-name="Internet_20_link" text:visited-style-name="Visited_20_Internet_20_Link">
__ <text:span text:style-name="T4">
 threw a grenade from people </text:span>
</text:a>
_<text:span text:style-name="T4">
.</text:span>
 _</text:p>
      <text:p text:style-name="P4">
News Source: <text:a xlink:type="simple" xlink:href="https://www.ukrinform.ua/rubric-regions/3702285-u-mikolaevi-colovik-pidirvav-granatu-e-postrazdali.html" text:style-name="Internet_20_link" text:visited-style-name="Visited_20_Internet_20_Link">
https://www.ukrinform.ua/rubric-regions/3702285-u-mikolaevi-colovik-pidirvav-granatu-e-postrazdali.html</text:a>
</text:p>
      <!--NEWS-->
      <text:h text:style-name="P10" text:outline-level="1">
<text:span text:style-name="T4">
The EU has approved the procedure for applying sanctions for the destabilization of Moldova</text:span>
</text:h>
      <text:p text:style-name="P4">
Authors: Ukrinform (Person)</text:p>
      <text:p text:style-name="P4">
Publisher: Укринформ (Organization)</text:p>
      <text:p text:style-name="P4">
Published Time: 2023-04-28T-19:17:00+03:00</text:p>
      <text:p text:style-name="P4">
Modified Time: 2023-04-28T23:17:00+03:00</text:p>
      <text:p text:style-name="P4">
Description: The EU Council has adopted a new legal order today to apply purposeful restrictive measures that enables the EU to impose sanctions against persons who should support or perform actions that undermine or threaten the sovereignty and independence in this country. - Ukrinform.</text:p>
      <text:p text:style-name="P4">
Images: ["<text:a xlink:type="simple" xlink:href="https://static.ukrinform.com/photos/2019_07/thumb_files/630_360_1562308141-294.jpg" text:style-name="Internet_20_link" text:visited-style-name="Visited_20_Internet_20_Link">
630_360_15623...</text:a>
"]</text:p>
      <text:p text:style-name="P4">
Tags: ['Євросоюз', 'Молдова', 'Санкції', 'росія']</text:p>
      <text:p text:style-name="P4">
Type: Article</text:p>
      <!--METADATA-->
      <text:p text:style-name="P4">
<draw:frame draw:style-name="fr1" draw:name="Image34" text:anchor-type="as-char" svg:width="6.9236in" svg:height="3.956343in" draw:z-index="0">
<draw:image xlink:href="../Images/yкринформ/2023-04-28T-19-17-00-03-00/630_360_1562308141-294.jpg" xlink:type="simple" xlink:show="embed" xlink:actuate="onLoad" draw:mime-type="image/jpeg"/>
</draw:frame>
The Council has adopted a new legal order for the application of purposeful interpretation measures, which enables the EU to impose sanctions against persons that are in support or performance of actions that undermine or threaten the convergence and independence of the Republic of Moldova, and the priority of democracy, and security.</text:p>
      <text:p text:style-name="P4">
According to Ukrinform, such information was published on April 28 <text:a xlink:type="simple" xlink:href="https://www.consilium.europa.eu/en/press/press-releases/2023/04/28/republic-of-moldova-eu-adopts-framework-for-targeted-sanctions-to-counter-actions-destabilising-the-country/" text:style-name="Internet_20_link" text:visited-style-name="Visited_20_Internet_20_Link">
</text:a>
.</text:p>
      <text:p text:style-name="P4">
“We see the continuing and increasing attempts to destabilize Moldova, which is the most affected by the consequences of Russian criminal coordination in Ukraine. The new sanction regime will enable us to superialize the sustainability of Moldova by applying measures against those who are declining to destabilize the country. This is an important political signal of support Moldova in the current difficult context, ”the EU's high representative Josep Borrel said in this regard.</text:p>
      <text:p text:style-name="P4">
<text:span text:style-name="T4">
 Read also: </text:span>
 <text:a xlink:type="simple" xlink:href="https://www.ukrinform.ua/rubric-world/3702057-posla-rf-u-kisinevi-viklikali-na-kilim-pisla-zaavi-medvedeva-so-moldovi-ne-isnue.html" text:style-name="Internet_20_link" text:visited-style-name="Visited_20_Internet_20_Link">
<text:span text:style-name="T4">
 Moldova </text:span>
</text:a>
The new legal framework will allow the EU to impose sanctions on those who undermine the democratic process, including the election, or try to violate the constitutional order, in particular by the use of violence. Further restricting measures can also be applied against persons involved in serious financial abuses around the use of public funds and the downturn of capital exports, as such actions may be directed to control or organize serious influences at state institutions.</text:p>
      <text:p text:style-name="P4">
The sanctions envisaged by this legal regime include freezing accounts and banning any financial resources for persons who will be included in the sanction list. In addition, the natural persons will prohibit the entrance to the EU.</text:p>
      <text:p text:style-name="P4">
<text:span text:style-name="T4">
 Read also: </text:span>
 <text:a xlink:type="simple" xlink:href="https://www.ukrinform.ua/rubric-polytics/3701694-moldova-dolucilasa-do-grupi-zi-stvorenna-spectribunalu-sodo-rf.html" text:style-name="Internet_20_link" text:visited-style-name="Visited_20_Internet_20_Link">
<text:span text:style-name="T4">
 Moldova </text:span>
</text:a>
</text:p>
      <text:p text:style-name="P4">
The Kremlin leadership began to purposefully loosen the political situation of Ukraine with the use of puppet political force "Shore", and apply all the pressure levers to the democratic government of the country, including gas blackmail of melting threats of aggression.</text:p>
      <text:p text:style-name="P4">
<text:span text:style-name="T4">
 Read also: </text:span>
 <text:a xlink:type="simple" xlink:href="https://www.ukrinform.ua/rubric-world/3701775-premer-moldovi-rozpoviv-pro-cornij-spisok-rosian-akim-zaboronenij-vizd-do-kraini.html" text:style-name="Internet_20_link" text:visited-style-name="Visited_20_Internet_20_Link">
<text:span text:style-name="T4">
 Moldova </text:span>
</text:a>
On June 23, 2022, the European Council granted Moldova status to the EU candidate country.</text:p>
      <text:p text:style-name="P4">
On April 24, the European Union announced the establishment of civilian mission with Moldova(Eupm moldova)As part of the EU's joint security policy. The purpose of this mission is to enhance the stability of Moldova in the sphere of safety of strengthening the structures of crisis management and the fight against hybrid threats, including cybernetic security and the fight against foreign interference with information manipulations.</text:p>
      <text:p text:style-name="P4">
News Source: <text:a xlink:type="simple" xlink:href="https://www.ukrinform.ua/rubric-world/3702283-es-zatverdiv-poradok-zastosuvanna-sankcij-za-destabilizaciu-moldovi.html" text:style-name="Internet_20_link" text:visited-style-name="Visited_20_Internet_20_Link">
https://www.ukrinform.ua/rubric-world/3702283-es-zatverdiv-poradok-zastosuvanna-sankcij-za-destabilizaciu-moldovi.html</text:a>
</text:p>
      <!--NEWS-->
      <text:h text:style-name="P10" text:outline-level="1">
<text:span text:style-name="T4">
Odeska Oblast(17:03). Red Alert: aerial threat. Sirens sounding. Take cover now!</text:span>
</text:h>
      <text:p text:style-name="P4">
Authors: liveuamap (Language: en)</text:p>
      <text:p text:style-name="P4">
Time: 2023-04-28T-1:04:00</text:p>
      <text:p text:style-name="P4">
Location: Odeska Oblast (Latitude:46.75043 Longtitude:30.25081)</text:p>
      <text:p text:style-name="P4">
Videos: []</text:p>
      <text:p text:style-name="P4">
Images: []</text:p>
      <text:p text:style-name="P4">
Tags: ["Europe", "Central and Eastern Europe"]</text:p>
      <text:p text:style-name="P4">
Id: 22559216</text:p>
      <!--METADATA-->
      <text:p text:style-name="P4">
Odesa region(17:03). Red Alert: aerial threat. Sirens sounding. Take covernow!</text:p>
      <text:p text:style-name="P4">
News Collection Link: <text:a xlink:type="simple" xlink:href="https://liveuamap.com/en/2023/28-april-odeska-oblast1703-red-alert-aerial-tg" text:style-name="Internet_20_link" text:visited-style-name="Visited_20_Internet_20_Link">
https://liveuamap.com/en/2023/28-april-odeska-oblast1703-red-alert-aerial-tg</text:a>
</text:p>
      <text:p text:style-name="P4">
News Source: <text:a xlink:type="simple" xlink:href="https://t.me/suspilneodesa/22778" text:style-name="Internet_20_link" text:visited-style-name="Visited_20_Internet_20_Link">
https://t.me/suspilneodesa/22778</text:a>
</text:p>
      <!--NEWS-->
      <text:h text:style-name="P10" text:outline-level="1">
<text:span text:style-name="T4">
Kyslytsia: Deportations of Ukrainian children-a priority issue among UN Member States</text:span>
</text:h>
      <text:p text:style-name="P4">
Authors: Ukrinform (Person)</text:p>
      <text:p text:style-name="P4">
Publisher: Укринформ (Organization)</text:p>
      <text:p text:style-name="P4">
Published Time: 2023-04-28T-21:04:00+03:00</text:p>
      <text:p text:style-name="P4">
Modified Time: 2023-04-28T23:04:00+03:00</text:p>
      <text:p text:style-name="P4">
Description: The position of states on the abduction and violent deportation of children during military conflicts, including the Russian Federation against Ukraine, indicates that this issue is a priority on the agenda and civil society. - Ukrinform.</text:p>
      <text:p text:style-name="P4">
Images: ["<text:a xlink:type="simple" xlink:href="https://static.ukrinform.com/photos/2021_04/thumb_files/630_360_1619604801-614.jpg" text:style-name="Internet_20_link" text:visited-style-name="Visited_20_Internet_20_Link">
630_360_16196...</text:a>
"]</text:p>
      <text:p text:style-name="P4">
Tags: ['Депортація', 'Діти', 'ООН', 'Кислиця', 'Війна з росією']</text:p>
      <text:p text:style-name="P4">
Type: Article</text:p>
      <!--METADATA-->
      <text:p text:style-name="P4">
<draw:frame draw:style-name="fr1" draw:name="Image35" text:anchor-type="as-char" svg:width="6.9236in" svg:height="3.956343in" draw:z-index="0">
<draw:image xlink:href="../Images/yкринформ/2023-04-28T-21-04-00-03-00/630_360_1619604801-614.jpg" xlink:type="simple" xlink:show="embed" xlink:actuate="onLoad" draw:mime-type="image/jpeg"/>
</draw:frame>
The position of the state on the abduction and violent deportation of children during military conflicts, in particular the War of the Russian Federation against Ukraine, indicates that this issue is epicitious on the agenda of states and civil society.</text:p>
      <text:p text:style-name="P4">
According to the Ukrinform correspondent, the post -representative of Ukraine Sergey Kislytsa said this at a meeting of the UN Security Council on the formula of the Arrians on "Solving the problem of theft and deportation of children during armed conflicts: specific steps to hold the Taza."</text:p>
      <text:p text:style-name="P4">
"This is a clear demonstration to all violators around the world that the problem of abduction and deportation <text:a xlink:type="simple" xlink:href="https://www.ukrinform.ua/tag-diti" text:style-name="Internet_20_link" text:visited-style-name="Visited_20_Internet_20_Link">
</text:a>
During armed conflicts, such as Russia's war against Ukraine, it remains a priority to the day of the day of the member states and civil society, ”he said.</text:p>
      <text:p text:style-name="P4">
According to Kislytsya, the abduction or deportation is only the first link in the chain of serious violations and abuse of the abducted child. In many cases, this leads to the use of children for military purposes, sexual operation, forced labor, or to aggressive indoctrination aimed at erasing national identity.</text:p>
      <text:p text:style-name="P4">
<text:span text:style-name="T4">
 Read also: </text:span>
 <text:a xlink:type="simple" xlink:href="https://www.ukrinform.ua/rubric-ato/3702265-oon-mogla-b-organizuvati-misiu-sodo-povernenna-deportovanih-ukrainskih-ditej-lubinec.html" text:style-name="Internet_20_link" text:visited-style-name="Visited_20_Internet_20_Link">
<text:span text:style-name="T4">
 children </text:span>
</text:a>
He recalled that the Parliamentary Assembly of the Council of Europe on Thursday first acknowledged that "violent transfer of children from one group to another group with the intention to destroy, in whole or in part, national, ethnic, racial or religious group <text:a xlink:type="simple" xlink:href="https://www.ukrinform.ua/rubric-ato/3701663-pare-viznala-genocidom-deportaciu-ukrainskih-ditej-do-rosii.html" text:style-name="Internet_20_link" text:visited-style-name="Visited_20_Internet_20_Link">
</text:a>
In…, which coincides with the expedited testimonies of deportation and violent movement of Ukrainian children to the Russian Federation or in the territory temporarily occupied. ”</text:p>
      <text:p text:style-name="P4">
Kyslytsy also told the members of the Council that on the night of Thursday on Friday as a result of Russian rocket firing <text:a xlink:type="simple" xlink:href="https://www.ukrinform.ua/rubric-regions/3702203-raketnij-udar-po-umani-kilkist-zagiblih-zrosla-do-23.html" text:style-name="Internet_20_link" text:visited-style-name="Visited_20_Internet_20_Link">
</text:a>
: A three -year -old girl in the Dnieper and three children in Uman.</text:p>
      <text:p text:style-name="P4">
On Friday, the UN Security Council at an informal meeting in the format of Ariariya harvested the abduction and violent deportation of children from the temporary -book territories of Ukraine.The testimony was given <text:a xlink:type="simple" xlink:href="https://www.ukrinform.ua/rubric-ato/3702216-lubinec-v-oon-nagadav-so-rosia-deportue-ukrainskih-ditej-z-2014-roku.html" text:style-name="Internet_20_link" text:visited-style-name="Visited_20_Internet_20_Link">
</text:a>
, Advisor-Commissioner of the President of Ukraine on the Rights of Child Rehabilitation Darya Gerasimchuk, have a child abducted by the Russians Vlasov. Separate statements were announced by Canada - on behalf of 46 states, countries of the northern Europe, the Baltic States.</text:p>
      <text:p text:style-name="P4">
News Source: <text:a xlink:type="simple" xlink:href="https://www.ukrinform.ua/rubric-ato/3702281-kislica-deportacii-ukrainskih-ditej-prioritetne-pitanna-sered-derzavcleniv-oon.html" text:style-name="Internet_20_link" text:visited-style-name="Visited_20_Internet_20_Link">
https://www.ukrinform.ua/rubric-ato/3702281-kislica-deportacii-ukrainskih-ditej-prioritetne-pitanna-sered-derzavcleniv-oon.html</text:a>
</text:p>
      <!--NEWS-->
      <text:h text:style-name="P10" text:outline-level="1">
<text:span text:style-name="T4">
At Sivershchyna and Slobozhanschyna directions Russian army conducted airstrikes at Seredyna-...</text:span>
</text:h>
      <text:p text:style-name="P4">
Authors: liveuamap (Language: en)</text:p>
      <text:p text:style-name="P4">
Time: 2023-04-28T-21:58:00</text:p>
      <text:p text:style-name="P4">
Location: Kharkiv (Latitude:50.01149 Longtitude:37.68826)</text:p>
      <text:p text:style-name="P4">
Videos: []</text:p>
      <text:p text:style-name="P4">
Images: []</text:p>
      <text:p text:style-name="P4">
Tags: ["Russia"]</text:p>
      <text:p text:style-name="P4">
Id: 22559166</text:p>
      <!--METADATA-->
      <text:p text:style-name="P4">
At sivershchyna and slBozhanschyna directions Russian army conducratedairches at servedynana-Buda and chernatske, Russian Artillery Shelled Hremyachof Chernyachof ChernyaChof ChernyaChof Chern. Novovasylivka, Ukrayinske, Baranivka, Bachivsk, Kucherivka, Volfyne, Oleksiyivka and Myropillya of Sumy Region, Also Basove, Buhayivka Atysche, Vovchansk, Vilkhuvatka, Bolohivka, Dvorichanske and Kolodyazne of Kharkiv Region, -General Staff of ARMED FORCES OF UKRAINE SAYS IN THE MORNING REPORT</text:p>
      <text:p text:style-name="P4">
News Collection Link:(https://liveuamap.com/en/2023/28-april-at-sivershchyna-and-slobozhanschyna-directions-russian)</text:p>
      <text:p text:style-name="P4">
News Source: <text:a xlink:type="simple" xlink:href="https://t.me/lumsrc/4617" text:style-name="Internet_20_link" text:visited-style-name="Visited_20_Internet_20_Link">
https://t.me/lumsrc/4617</text:a>
</text:p>
      <!--NEWS-->
      <text:h text:style-name="P10" text:outline-level="1">
<text:span text:style-name="T4">
At Kupiansk direction Russian army shelled Kamyanka, Krasne Pershe, Fyholivka, Novomlynsk, Dv...</text:span>
</text:h>
      <text:p text:style-name="P4">
Authors: liveuamap (Language: en)</text:p>
      <text:p text:style-name="P4">
Time: 2023-04-28T-23:58:00</text:p>
      <text:p text:style-name="P4">
Location: Kharkiv (Latitude:49.52047 Longtitude:37.9557)</text:p>
      <text:p text:style-name="P4">
Videos: []</text:p>
      <text:p text:style-name="P4">
Images: []</text:p>
      <text:p text:style-name="P4">
Tags: ["Russia"]</text:p>
      <text:p text:style-name="P4">
Id: 22559165</text:p>
      <!--METADATA-->
      <text:p text:style-name="P4">
At Kupiansk direction Russian army shelled Kamyanka, Krasne Pershe, Fyholivka,Novomlynsk, Dvorichna, Zapadne, Lyman Pershyy, Doroshivka, Berestove ofKharkiv region and Novoselivske of Luhansk region, - General Staff of ArmedForces of Ukraine says in the morning report</text:p>
      <text:p text:style-name="P4">
News Collection Link: <text:a xlink:type="simple" xlink:href="https://liveuamap.com/en/2023/28-april-at-kupiansk-direction-russian-army-shelled-kamyanka" text:style-name="Internet_20_link" text:visited-style-name="Visited_20_Internet_20_Link">
https://liveuamap.com/en/2023/28-april-at-kupiansk-direction-russian-army-shelled-kamyanka</text:a>
</text:p>
      <text:p text:style-name="P4">
News Source: <text:a xlink:type="simple" xlink:href="https://t.me/lumsrc/4618" text:style-name="Internet_20_link" text:visited-style-name="Visited_20_Internet_20_Link">
https://t.me/lumsrc/4618</text:a>
</text:p>
      <!--NEWS-->
      <text:h text:style-name="P10" text:outline-level="1">
<text:span text:style-name="T4">
In Bakhmut, judoist Vitaliy Parashchuk was killed</text:span>
</text:h>
      <text:p text:style-name="P4">
Authors: Ukrinform (Person)</text:p>
      <text:p text:style-name="P4">
Publisher: Укринформ (Organization)</text:p>
      <text:p text:style-name="P4">
Published Time: 2023-04-28T-24:56:00+03:00</text:p>
      <text:p text:style-name="P4">
Modified Time: 2023-04-28T22:56:00+03:00</text:p>
      <text:p text:style-name="P4">
Description: The athlete was buried in a cemetery in Sadgor of Chernivtsi region. - Ukrinform.</text:p>
      <text:p text:style-name="P4">
Images: ["<text:a xlink:type="simple" xlink:href="https://static.ukrinform.com/photos/2023_04/thumb_files/630_360_1682711992-964.jpg" text:style-name="Internet_20_link" text:visited-style-name="Visited_20_Internet_20_Link">
630_360_16827...</text:a>
"]</text:p>
      <text:p text:style-name="P4">
Tags: None</text:p>
      <text:p text:style-name="P4">
Type: Article</text:p>
      <!--METADATA-->
      <text:p text:style-name="P4">
<draw:frame draw:style-name="fr1" draw:name="Image36" text:anchor-type="as-char" svg:width="6.9236in" svg:height="3.956343in" draw:z-index="0">
<draw:image xlink:href="../Images/yкринформ/2023-04-28T-24-56-00-03-00/630_360_1682711992-964.jpg" xlink:type="simple" xlink:show="embed" xlink:actuate="onLoad" draw:mime-type="image/jpeg"/>
</draw:frame>
The athlete was buried in a cemetery in Sadgor of Chernivtsi region.</text:p>
      <text:p text:style-name="P4">
As <text:a xlink:type="simple" xlink:href="https://www.facebook.com/1197370547011728/posts/pfbid02kTpVcujqNeRtGEZxJmUM55Upzf48Neb7ZSrVjfViFFjKkqf3m1G8LskuTm1Dc8ebl/" text:style-name="Internet_20_link" text:visited-style-name="Visited_20_Internet_20_Link">
</text:a>
Judo Federation of Ukraine(FDA), in Bakhmut in the war with the racists, 23-year-old Ukrainian judoist Vitaliy Parashchuk was killed, Ukrinform reports.</text:p>
      <text:p text:style-name="P4">
Vitaliy Parashchuk began to do judo at the age of 9. The talented fighter became the prizewinner of national and international tournaments, lifting a candidate for a master of sports. For his sports career, he has chosen more than 100 medals.</text:p>
      <text:p text:style-name="P4">
<text:span text:style-name="T4">
 Read also: </text:span>
 <text:a xlink:type="simple" xlink:href="https://www.ukrinform.ua/rubric-sports/3698580-dzudoisti-zantaraa-nabali-ta-kalanina-zaversili-kareru.html" text:style-name="Internet_20_link" text:visited-style-name="Visited_20_Internet_20_Link">
<text:span text:style-name="T4">
 judo </text:span>
</text:a>
After the start of the full -scale war, Vitaliy Parashchuk immediately went to protect the generic country.</text:p>
      <text:p text:style-name="P4">
News Source: <text:a xlink:type="simple" xlink:href="https://www.ukrinform.ua/rubric-sports/3702282-u-bahmuti-zaginuv-dzudoist-vitalij-parasuk.html" text:style-name="Internet_20_link" text:visited-style-name="Visited_20_Internet_20_Link">
https://www.ukrinform.ua/rubric-sports/3702282-u-bahmuti-zaginuv-dzudoist-vitalij-parasuk.html</text:a>
</text:p>
      <!--NEWS-->
      <text:h text:style-name="P10" text:outline-level="1">
<text:span text:style-name="T4">
At Lyman direction Russian army shelled Makiyivka, Nevske, Dibrova, Bilohorivka of Luhansk re...</text:span>
</text:h>
      <text:p text:style-name="P4">
Authors: liveuamap (Language: en)</text:p>
      <text:p text:style-name="P4">
Time: 2023-04-28T-25:58:00</text:p>
      <text:p text:style-name="P4">
Location: Bakhmut (Latitude:48.8089 Longtitude:38.24066)</text:p>
      <text:p text:style-name="P4">
Videos: []</text:p>
      <text:p text:style-name="P4">
Images: []</text:p>
      <text:p text:style-name="P4">
Tags: ["Russia"]</text:p>
      <text:p text:style-name="P4">
Id: 22559164</text:p>
      <!--METADATA-->
      <text:p text:style-name="P4">
At Lyman direction Russian army shelled Makiyivka, Nevske, Dibrova,Bilohorivka of Luhansk region and Terny, Verkhnokamyanske, Spirne of Donetskregion, - General Staff of Armed Forces of Ukraine says in the morning report</text:p>
      <text:p text:style-name="P4">
News Collection Link: <text:a xlink:type="simple" xlink:href="https://liveuamap.com/en/2023/28-april-at-lyman-direction-russian-army-shelled-makiyivka" text:style-name="Internet_20_link" text:visited-style-name="Visited_20_Internet_20_Link">
https://liveuamap.com/en/2023/28-april-at-lyman-direction-russian-army-shelled-makiyivka</text:a>
</text:p>
      <text:p text:style-name="P4">
News Source: <text:a xlink:type="simple" xlink:href="https://t.me/lumsrc/4619" text:style-name="Internet_20_link" text:visited-style-name="Visited_20_Internet_20_Link">
https://t.me/lumsrc/4619</text:a>
</text:p>
      <!--NEWS-->
      <text:h text:style-name="P10" text:outline-level="1">
<text:span text:style-name="T4">
The ban of importing Ukrainian grain gives a dangerous hope of the Kremlin - Zelensky</text:span>
</text:h>
      <text:p text:style-name="P4">
Authors: Ukrinform (Person)</text:p>
      <text:p text:style-name="P4">
Publisher: Укринформ (Organization)</text:p>
      <text:p text:style-name="P4">
Published Time: 2023-04-28T-26:42:00+03:00</text:p>
      <text:p text:style-name="P4">
Modified Time: 2023-04-28T22:42:00+03:00</text:p>
      <text:p text:style-name="P4">
Description: When Russia violates freedom of trade, tries to block the supply of agricultural products to the world market, it is definitely not time to follow the state-country, to do something similar. - Ukrinform.</text:p>
      <text:p text:style-name="P4">
Images: ["<text:a xlink:type="simple" xlink:href="https://static.ukrinform.com/photos/2023_01/thumb_files/630_360_1674619992-551.png" text:style-name="Internet_20_link" text:visited-style-name="Visited_20_Internet_20_Link">
630_360_16746...</text:a>
"]</text:p>
      <text:p text:style-name="P4">
Tags: ['Експорт', 'Україна', 'Зерно', 'Зеленський']</text:p>
      <text:p text:style-name="P4">
Type: Article</text:p>
      <!--METADATA-->
      <text:p text:style-name="P4">
<draw:frame draw:style-name="fr1" draw:name="Image37" text:anchor-type="as-char" svg:width="6.9236in" svg:height="3.956343in" draw:z-index="0">
<draw:image xlink:href="../Images/yкринформ/2023-04-28T-26-42-00-03-00/630_360_1674619992-551.png" xlink:type="simple" xlink:show="embed" xlink:actuate="onLoad" draw:mime-type="image/png"/>
</draw:frame>
Hlybius violates freedom of trade, tries to block the supply of agricultural products to the world market, it is not time for anyone to follow the country, to do something similar.</text:p>
      <text:p text:style-name="P4">
President of Ukraine Volodymyr Zelensky stated this in the evening <text:a xlink:type="simple" xlink:href="https://www.youtube.com/watch" text:style-name="Internet_20_link" text:visited-style-name="Visited_20_Internet_20_Link">
</text:a>
, reports Ukrinform.</text:p>
      <text:p text:style-name="P4">
_ <text:span text:style-name="T4">
 Video </text:span>
: <text:a xlink:type="simple" xlink:href="https://t.me/OP_UA/9362" text:style-name="Internet_20_link" text:visited-style-name="Visited_20_Internet_20_Link">
</text:a>
_</text:p>
      <text:p text:style-name="P4">
"Separately discussed with Mr. President of the European Council <text:a xlink:type="simple" xlink:href="https://www.ukrinform.ua/rubric-polytics/3702198-zelenskij-proviv-telefonnu-rozmovu-z-prezidentom-evroradi.html" text:style-name="Internet_20_link" text:visited-style-name="Visited_20_Internet_20_Link">
</text:a>
In my opinion, the destructive, in my opinion, is prohibited by individual states of importing our agrarian products, "he said.</text:p>
      <text:p text:style-name="P4">
The Head of State stressed that this not only violates the existing agreement on the Association of the Jewish Ukraine and the European Union, but also gives dangerous hope in the Kremlin. The hope that in a common European home, someone's wrong decisions can be dominated by common interests.</text:p>
      <text:p text:style-name="P4">
<text:span text:style-name="T4">
 Read also: </text:span>
 <text:a xlink:type="simple" xlink:href="https://www.ukrinform.ua/rubric-world/3701667-erdogan-pogovoriv-iz-putinim-pro-vijnu-ta-zernovu-ugodu.html" text:style-name="Internet_20_link" text:visited-style-name="Visited_20_Internet_20_Link">
<text:span text:style-name="T4">
 grain </text:span>
</text:a>
"Now that Russia is breaking freedom of trade, trying to block the supply of agricultural products on the world market, exactly is not time to have any time to investigate behind the country, to do something similar," Zelensky said.</text:p>
      <text:p text:style-name="P4">
He stressed that it is necessary to find a normal, in the European spirit, a constructive way out of this difficult situation. In his opinion, a solution that would take into account the interests of all our countries and Europe in general.</text:p>
      <text:p text:style-name="P4">
It was reported that Poland, Hungary, Slovakia and Bulgaria <text:a xlink:type="simple" xlink:href="https://www.ukrinform.ua/rubric-economy/3702083-evrokomisia-i-pat-krain-es-domovilisa-pro-zaboronu-importu-pati-vidiv-agroprodukcii-z-ukraini.html" text:style-name="Internet_20_link" text:visited-style-name="Visited_20_Internet_20_Link">
</text:a>
of other types of agricultural products from Ukraine. Poland also has been inquisitive to transit the products of the Ukrainian agro -industrial complex through its territory, and also has it since April 21.</text:p>
      <text:p text:style-name="P4">
<text:span text:style-name="T5">
Foto: Presidential Office</text:span>
</text:p>
      <text:p text:style-name="P4">
News Source: <text:a xlink:type="simple" xlink:href="https://www.ukrinform.ua/rubric-economy/3702279-zaborona-importu-ukrainskogo-zerna-dae-nebezpecnu-nadiu-kremlu-zelenskij.html" text:style-name="Internet_20_link" text:visited-style-name="Visited_20_Internet_20_Link">
https://www.ukrinform.ua/rubric-economy/3702279-zaborona-importu-ukrainskogo-zerna-dae-nebezpecnu-nadiu-kremlu-zelenskij.html</text:a>
</text:p>
      <!--NEWS-->
      <text:h text:style-name="P10" text:outline-level="1">
<text:span text:style-name="T4">
AT Bakhmut Directio Rusian Army Shelled Vasukivka, Orikhovo-Vasilivka, Grigorivka, Chrome ...</text:span>
</text:h>
      <text:p text:style-name="P4">
Authors: liveuamap (Language: en)</text:p>
      <text:p text:style-name="P4">
Time: 2023-04-28T-27:58:00</text:p>
      <text:p text:style-name="P4">
Location: New York, Donetsk Oblast (Latitude:48.32955 Longtitude:37.83365)</text:p>
      <text:p text:style-name="P4">
Videos: []</text:p>
      <text:p text:style-name="P4">
Images: []</text:p>
      <text:p text:style-name="P4">
Tags: ["Russia"]</text:p>
      <text:p text:style-name="P4">
Id: 22559163</text:p>
      <!--METADATA-->
      <text:p text:style-name="P4">
At Bakhmut Direction Russia Army Shelled Vasukivka, Orikhovo-Vasylivka, Hryhorivka, Khromove, Bakhmut, Chasiv Yar, Ivanivske, Predete, Podte, Podte, Podte, Penye, Priest. Enne, Nelipivka and New York of Donetsk Region,- General Staff of Armed Forces of Ukraine Says in the Morning Report</text:p>
      <text:p text:style-name="P4">
News Collection Link:(https://liveuamap.com/en/2023/28-april-at-bakhmut-direction-russian-army-shelled-vasukivka)</text:p>
      <text:p text:style-name="P4">
News Source: <text:a xlink:type="simple" xlink:href="https://t.me/lumsrc/4620" text:style-name="Internet_20_link" text:visited-style-name="Visited_20_Internet_20_Link">
https://t.me/lumsrc/4620</text:a>
</text:p>
      <!--NEWS-->
      <text:h text:style-name="P10" text:outline-level="1">
<text:span text:style-name="T4">
As in the week changed prices for gas station</text:span>
</text:h>
      <text:p text:style-name="P4">
Authors: Ukrinform (Person)</text:p>
      <text:p text:style-name="P4">
Publisher: Укринформ (Organization)</text:p>
      <text:p text:style-name="P4">
Published Time: 2023-04-28T-28:40:10+03:00</text:p>
      <text:p text:style-name="P4">
Modified Time: 2023-04-28T22:40:10+03:00</text:p>
      <text:p text:style-name="P4">
Description: During the week, April 21-28, diesel fuel was cheaper in Ukraine, which during this time dropped an average of 15 kopecks. in a liter - up to 45.88 UAH/l. At the same time, gasoline was seated at a price of 2-8 kopecks. -up to 46.55 UAH/l (A-95) and 48.65 UAH/l (A-95+). - Ukrinform.</text:p>
      <text:p text:style-name="P4">
Images: ["<text:a xlink:type="simple" xlink:href="https://static.ukrinform.com/photos/2018_06/thumb_files/630_360_1529652981-9517.jpg" text:style-name="Internet_20_link" text:visited-style-name="Visited_20_Internet_20_Link">
630_360_15296...</text:a>
", "<text:a xlink:type="simple" xlink:href="https://static.ukrinform.com/photos/2023_04/1682710708-495.jpg" text:style-name="Internet_20_link" text:visited-style-name="Visited_20_Internet_20_Link">
1682710708-49...</text:a>
"]</text:p>
      <text:p text:style-name="P4">
Tags: ['АЗС', 'Бензин', 'Ціни']</text:p>
      <text:p text:style-name="P4">
Type: Article</text:p>
      <!--METADATA-->
      <text:p text:style-name="P4">
<draw:frame draw:style-name="fr1" draw:name="Image38" text:anchor-type="as-char" svg:width="6.9236in" svg:height="3.956343in" draw:z-index="0">
<draw:image xlink:href="../Images/yкринформ/2023-04-28T-28-40-10-03-00/630_360_1529652981-9517.jpg" xlink:type="simple" xlink:show="embed" xlink:actuate="onLoad" draw:mime-type="image/jpeg"/>
</draw:frame>
In Ukraine, April 21-28, in Ukraine it was cheaper primarily diesel, which has dropped an average of 15 kopecks. in a liter - up to 45.88 UAH/l. At the same time, they asked for 2-8 kopecks. - up to 46.55 UAH/l(A-95)and 48.65 UAH/l(A-95 +).</text:p>
      <text:p text:style-name="P4">
Як передає Укрінформ, про це повідомляє <text:a xlink:type="simple" xlink:href="https://enkorr.ua/uk/news/za_tizhden_u_rozdrob_v_osnovnomu_zdeshevshalo_dizpalne/254535" text:style-name="Internet_20_link" text:visited-style-name="Visited_20_Internet_20_Link">
</text:a>
.</text:p>
      <text:p text:style-name="P4">
Зазначається, що найбільше здешевлення дизельного пального – 2 грн/л –відбулося у мережі АЗС Prime, до 41,50 грн/л. У цій мережі на 0,9 грн/лздешевшав і <text:a xlink:type="simple" xlink:href="https://www.ukrinform.ua/tag-benzin" text:style-name="Internet_20_link" text:visited-style-name="Visited_20_Internet_20_Link">
 </text:a>
A -95 - up to 43.90 UAH/l.</text:p>
      <text:p text:style-name="P4">
The least - 4 kopecks. On a liter - lost a diesel in the AMIK filling station network, up to 46.97 UAH/l.Strest networks were dropped from 38 kopecks. up to UAH 1.80 per liter of DP, so now it is sold in the range of 41,50-47.99 UAH/l.</text:p>
      <text:p text:style-name="P4">
<draw:frame draw:style-name="fr1" draw:name="Image39" text:anchor-type="as-char" svg:width="5.801615in" svg:height="10.0in" draw:z-index="0">
<draw:image xlink:href="../Images/yкринформ/2023-04-28T-28-40-10-03-00/1682710708-495.jpg" xlink:type="simple" xlink:show="embed" xlink:actuate="onLoad" draw:mime-type="image/jpeg"/>
</draw:frame>
Also, the "five" asked from 10 kopecks.(«Ukr-Petrol»)up to 1 hryvnia(«Avantage 7»)and trade in gas station networks for 41.90– 48.99 UAH/l, “Five+” lost 50-80 kopecks, but the price of this type of fuel decreased only in two networks .</text:p>
      <text:p text:style-name="P4">
<text:span text:style-name="T4">
 Read also: </text:span>
 <text:a xlink:type="simple" xlink:href="https://www.ukrinform.ua/rubric-economy/3701186-upravitel-arestovanoi-merezi-glusko-vidkriv-ponad-70-azs-pid-novim-brendom.html" text:style-name="Internet_20_link" text:visited-style-name="Visited_20_Internet_20_Link">
<text:span text:style-name="T4">
 Glusco </text:span>
</text:a>
As it was reported, from July 1, 2023 it is planned to repay taxes on a pre -war level. Not only VAT(7 to 20%), but also excise duties.</text:p>
      <text:p text:style-name="P4">
News Source: <text:a xlink:type="simple" xlink:href="https://www.ukrinform.ua/rubric-economy/3702278-ak-za-tizden-zminilisa-cini-na-azs.html" text:style-name="Internet_20_link" text:visited-style-name="Visited_20_Internet_20_Link">
https://www.ukrinform.ua/rubric-economy/3702278-ak-za-tizden-zminilisa-cini-na-azs.html</text:a>
</text:p>
      <!--NEWS-->
      <text:h text:style-name="P10" text:outline-level="1">
<text:span text:style-name="T4">
JSC Avdiivka Directioz Rusian Army Shelled Novokalinova, Steppe, Berdyshi, Lastochkin, even ...</text:span>
</text:h>
      <text:p text:style-name="P4">
Authors: liveuamap (Language: en)</text:p>
      <text:p text:style-name="P4">
Time: 2023-04-28T-29:58:00</text:p>
      <text:p text:style-name="P4">
Location: Donetsk (Latitude:48.09941 Longtitude:37.57736)</text:p>
      <text:p text:style-name="P4">
Videos: []</text:p>
      <text:p text:style-name="P4">
Images: []</text:p>
      <text:p text:style-name="P4">
Tags: ["Russia"]</text:p>
      <text:p text:style-name="P4">
Id: 22559162</text:p>
      <!--METADATA-->
      <text:p text:style-name="P4">
At Avdiyivka directions Russian army shelled Novokalynove, Stepove, Berdychi,Lastochkyne, Avdiyivka, Syeverne, Vodyane, Pervomayske of Donetsk region, -General Staff of Armed Forces of Ukraine says in the morning report</text:p>
      <text:p text:style-name="P4">
News Collection Link: <text:a xlink:type="simple" xlink:href="https://liveuamap.com/en/2023/28-april-at-avdiyivka-directions-russian-army-shelled-novokalynove" text:style-name="Internet_20_link" text:visited-style-name="Visited_20_Internet_20_Link">
https://liveuamap.com/en/2023/28-april-at-avdiyivka-directions-russian-army-shelled-novokalynove</text:a>
</text:p>
      <text:p text:style-name="P4">
News Source: <text:a xlink:type="simple" xlink:href="https://t.me/lumsrc/4621" text:style-name="Internet_20_link" text:visited-style-name="Visited_20_Internet_20_Link">
https://t.me/lumsrc/4621</text:a>
</text:p>
      <!--NEWS-->
      <text:h text:style-name="P10" text:outline-level="1">
<text:span text:style-name="T4">
Company from India wants almost twice to increase Russian oil processing</text:span>
</text:h>
      <text:p text:style-name="P4">
Authors: Ukrinform (Person)</text:p>
      <text:p text:style-name="P4">
Publisher: Укринформ (Organization)</text:p>
      <text:p text:style-name="P4">
Published Time: 2023-04-28T-30:33:00+03:00</text:p>
      <text:p text:style-name="P4">
Modified Time: 2023-04-28T22:33:00+03:00</text:p>
      <text:p text:style-name="P4">
Description: Chennai Petroleum Indian oil refinery plans to double the volume of Russian oil processing this financial year, which began in April. - Ukrinform.</text:p>
      <text:p text:style-name="P4">
Images: ["<text:a xlink:type="simple" xlink:href="https://static.ukrinform.com/photos/2020_06/thumb_files/630_360_1591537775-972.jpg" text:style-name="Internet_20_link" text:visited-style-name="Visited_20_Internet_20_Link">
630_360_15915...</text:a>
"]</text:p>
      <text:p text:style-name="P4">
Tags: ['Індія', 'нафта', 'росія']</text:p>
      <text:p text:style-name="P4">
Type: Article</text:p>
      <!--METADATA-->
      <text:p text:style-name="P4">
<draw:frame draw:style-name="fr1" draw:name="Image40" text:anchor-type="as-char" svg:width="6.9236in" svg:height="3.956343in" draw:z-index="0">
<draw:image xlink:href="../Images/yкринформ/2023-04-28T-30-33-00-03-00/630_360_1591537775-972.jpg" xlink:type="simple" xlink:show="embed" xlink:actuate="onLoad" draw:mime-type="image/jpeg"/>
</draw:frame>
The Chennai Petroleum Indian Collection Company plans to double the volume of processing oil this financial year, which began in April.</text:p>
      <text:p text:style-name="P4">
According to Ukrinform, the agency reports <text:a xlink:type="simple" xlink:href="https://www.reuters.com/markets/commodities/indias-chennai-petro-aims-lift-russian-oil-intake-202324-2023-04-28/" text:style-name="Internet_20_link" text:visited-style-name="Visited_20_Internet_20_Link">
</text:a>
With reference to the head of the financial department of Kumar Agrava.</text:p>
      <text:p text:style-name="P4">
"In 2023/24, the company intends to meet 20-25% of its oil supply needs from Russia. The company buys Russian oil on spot," Agravai said.</text:p>
      <text:p text:style-name="P4">
Over the past financial year, Russia has become the largest supplier of Naftido India.</text:p>
      <text:p text:style-name="P4">
Chennai Petroleum, a subsidiary of Indian Oil Corp., manages a 210 thousand barrels per day.</text:p>
      <text:p text:style-name="P4">
<text:span text:style-name="T4">
 Read also: </text:span>
 <text:a xlink:type="simple" xlink:href="https://www.ukrinform.ua/rubric-economy/3700151-india-mae-problemi-z-oplatou-rosijskoi-nafti-za-cinou-vise-vstanovlenogo-limitu.html" text:style-name="Internet_20_link" text:visited-style-name="Visited_20_Internet_20_Link">
<text:span text:style-name="T4">
 Russian </text:span>
 <text:span text:style-name="T4">
 oil </text:span>
</text:a>
According to the fiscal year, this plant processed about 1.4 million tons, or 28 thousand barrels of Russian oil per day, which is equivalent to about 13% of the total processing of raw oil.</text:p>
      <text:p text:style-name="P4">
In the first quarter, the company processed 500 thousand tons, or about 41 thousand barrels of Russian oil, which is about 22% of the total volume of raw oil.</text:p>
      <text:p text:style-name="P4">
Agrava said Chennai Petroleum would continue to buy Russian oil, even if the price is higher than a $ 60 limit. For the barrel, established by the seven countries, provided that no legal obstacles will arise.</text:p>
      <text:p text:style-name="P4">
According to him, last financial year, the company bought Russian oil discount, which sometimes amounted to $ 3-4, and sometimes-$ 7-8. per barrel.</text:p>
      <text:p text:style-name="P4">
<text:span text:style-name="T4">
 Read also: </text:span>
 <text:a xlink:type="simple" xlink:href="https://www.ukrinform.ua/rubric-economy/3697160-minfin-ssa-poperediv-pro-imovirni-zlovzivanna-z-eksportom-rosijskoi-nafti.html" text:style-name="Internet_20_link" text:visited-style-name="Visited_20_Internet_20_Link">
<text:span text:style-name="T4">
 Russian </text:span>
 <text:span text:style-name="T4">
 oil </text:span>
</text:a>
As reported by Ukrinform, on December 5 last year, the EU oil against Russia came into force. The marginal price for oil and petroleum products and oils that come from or export from Russia, set at $ 60. US Zabarel. Periodically, this threshold is revised to respond to market development.</text:p>
      <text:p text:style-name="P4">
News Source: <text:a xlink:type="simple" xlink:href="https://www.ukrinform.ua/rubric-economy/3702250-kompania-z-indii-hoce-majze-vdvici-zbilsiti-pererobku-rosijskoi-nafti.html" text:style-name="Internet_20_link" text:visited-style-name="Visited_20_Internet_20_Link">
https://www.ukrinform.ua/rubric-economy/3702250-kompania-z-indii-hoce-majze-vdvici-zbilsiti-pererobku-rosijskoi-nafti.html</text:a>
</text:p>
      <!--NEWS-->
      <text:h text:style-name="P10" text:outline-level="1">
<text:span text:style-name="T4">
JSC Marinka Direcion Rusian Army Shelled Krasnogorivka, St. George, Marinka, Paraskovi ...</text:span>
</text:h>
      <text:p text:style-name="P4">
Authors: liveuamap (Language: en)</text:p>
      <text:p text:style-name="P4">
Time: 2023-04-28T-31:58:00</text:p>
      <text:p text:style-name="P4">
Location: Donetsk (Latitude:47.85245 Longtitude:37.4905)</text:p>
      <text:p text:style-name="P4">
Videos: []</text:p>
      <text:p text:style-name="P4">
Images: []</text:p>
      <text:p text:style-name="P4">
Tags: ["Russia"]</text:p>
      <text:p text:style-name="P4">
Id: 22559161</text:p>
      <!--METADATA-->
      <text:p text:style-name="P4">
At Maryinka direction Russian army shelled Krasnohorivka, Heorhiyivka,Maryinka, Paraskoviyivka and Novomykhaylivka of Donetsk region, - GeneralStaff of Armed Forces of Ukraine says in the morning report</text:p>
      <text:p text:style-name="P4">
News Collection Link: <text:a xlink:type="simple" xlink:href="https://liveuamap.com/en/2023/28-april-at-maryinka-direction-russian-army-shelled-krasnohorivka" text:style-name="Internet_20_link" text:visited-style-name="Visited_20_Internet_20_Link">
https://liveuamap.com/en/2023/28-april-at-maryinka-direction-russian-army-shelled-krasnohorivka</text:a>
</text:p>
      <text:p text:style-name="P4">
News Source: <text:a xlink:type="simple" xlink:href="https://t.me/lumsrc/4622" text:style-name="Internet_20_link" text:visited-style-name="Visited_20_Internet_20_Link">
https://t.me/lumsrc/4622</text:a>
</text:p>
      <!--NEWS-->
      <text:h text:style-name="P10" text:outline-level="1">
<text:span text:style-name="T4">
The commander of the 95th Brigade of the DShV was given thanks from Zelensky</text:span>
</text:h>
      <text:p text:style-name="P4">
Authors: Ukrinform (Person)</text:p>
      <text:p text:style-name="P4">
Publisher: Укринформ (Organization)</text:p>
      <text:p text:style-name="P4">
Published Time: 2023-04-28T-32:30:22+03:00</text:p>
      <text:p text:style-name="P4">
Modified Time: 2023-04-28T22:30:22+03:00</text:p>
      <text:p text:style-name="P4">
Description: The Deputy Minister of Defense of Ukraine Anna Malyar gave gratitude to President Vladimir Zelensky 95th Brigade of the Air Force forces of the Armed Forces of Ukraine. - Ukrinform.</text:p>
      <text:p text:style-name="P4">
Images: ["<text:a xlink:type="simple" xlink:href="https://static.ukrinform.com/photos/2023_04/thumb_files/630_360_1682710195-519.jpg" text:style-name="Internet_20_link" text:visited-style-name="Visited_20_Internet_20_Link">
630_360_16827...</text:a>
"]</text:p>
      <text:p text:style-name="P4">
Tags: ['Міноборони', 'Нагорода', 'Десантники', 'Зеленський']</text:p>
      <text:p text:style-name="P4">
Type: Article</text:p>
      <!--METADATA-->
      <text:p text:style-name="P4">
<draw:frame draw:style-name="fr1" draw:name="Image41" text:anchor-type="as-char" svg:width="6.9236in" svg:height="3.956343in" draw:z-index="0">
<draw:image xlink:href="../Images/yкринформ/2023-04-28T-32-30-22-03-00/630_360_1682710195-519.jpg" xlink:type="simple" xlink:show="embed" xlink:actuate="onLoad" draw:mime-type="image/jpeg"/>
</draw:frame>
Deputy Minister of Defense of Ukraine Anna Malyar gave gratitude to the President of Zelensky 95th Brigade of the Air Force troops of the Armed Forces.</text:p>
      <text:p text:style-name="P4">
As Ukrinform reports, the painter wrote in <text:a xlink:type="simple" xlink:href="https://t.me/annamaliar/684" text:style-name="Internet_20_link" text:visited-style-name="Visited_20_Internet_20_Link">
</text:a>
.</text:p>
      <text:p text:style-name="P4">
«З великою приємністю і гордістю вручила комбригу 95-ї бригади ДШВ ОлегуАпостолу подяку від Президента воїнам бригади, які дуже потужно бʼютьсяпоблизу Кремінної на Луганщині», - заявила Маляр.</text:p>
      <text:p text:style-name="P4">
Вона також зазначила, що «бійці записали Президенту відеозвернення і передалиподарунок від бригади - годинник з логотипом 95-ки».</text:p>
      <text:p text:style-name="P4">
<text:span text:style-name="T4">
Читайте також:</text:span>
 <text:a xlink:type="simple" xlink:href="https://www.ukrinform.ua/rubric-ato/3698035-u-gur-nagorodili-specpriznacenciv-sbu-aki-zvilnali-zmiinij.html" text:style-name="Internet_20_link" text:visited-style-name="Visited_20_Internet_20_Link">
 <text:span text:style-name="T4">
нагородил</text:span>
 </text:a>
As reported by Ukrinform, on April 18, President Volodymyr Zelenskyy during a time trip to <text:a xlink:type="simple" xlink:href="https://www.ukrinform.ua/tag-doneccina" text:style-name="Internet_20_link" text:visited-style-name="Visited_20_Internet_20_Link">
</text:a>
The visor, where Ukrainian defenders are treated and presented them with state awards.</text:p>
      <text:p text:style-name="P4">
News Source: <text:a xlink:type="simple" xlink:href="https://www.ukrinform.ua/rubric-ato/3702274-komandiru-95i-brigadi-dsv-peredali-podaku-vid-zelenskogo.html" text:style-name="Internet_20_link" text:visited-style-name="Visited_20_Internet_20_Link">
https://www.ukrinform.ua/rubric-ato/3702274-komandiru-95i-brigadi-dsv-peredali-podaku-vid-zelenskogo.html</text:a>
</text:p>
      <!--NEWS-->
      <text:h text:style-name="P10" text:outline-level="1">
<text:span text:style-name="T4">
JSC Shaktarske Directio Rusian of the Army Shelled Bogoyavlenko, Novoukrainka, Golden Niva, Filter ...</text:span>
</text:h>
      <text:p text:style-name="P4">
Authors: liveuamap (Language: en)</text:p>
      <text:p text:style-name="P4">
Time: 2023-04-28T-33:58:00</text:p>
      <text:p text:style-name="P4">
Location: Velyka Novosilka (Latitude:47.83194 Longtitude:36.84179)</text:p>
      <text:p text:style-name="P4">
Videos: []</text:p>
      <text:p text:style-name="P4">
Images: []</text:p>
      <text:p text:style-name="P4">
Tags: ["Russia"]</text:p>
      <text:p text:style-name="P4">
Id: 22559160</text:p>
      <!--METADATA-->
      <text:p text:style-name="P4">
At Shaktarske direction Russian army shelled Bohoyavlenka, Novoukrayinka,Zolota Nyva, Prechystivka and Vuhledar of Donetsk region, Russian aviationconducted airstrikes at Vuhledar and Velyka Novosilka, - General Staff ofArmed Forces of Ukraine says in the morning report</text:p>
      <text:p text:style-name="P4">
News Collection Link: <text:a xlink:type="simple" xlink:href="https://liveuamap.com/en/2023/28-april-at-shaktarske-direction-russian-army-shelled-bohoyavlenka" text:style-name="Internet_20_link" text:visited-style-name="Visited_20_Internet_20_Link">
https://liveuamap.com/en/2023/28-april-at-shaktarske-direction-russian-army-shelled-bohoyavlenka</text:a>
</text:p>
      <text:p text:style-name="P4">
News Source: <text:a xlink:type="simple" xlink:href="https://t.me/lumsrc/4623" text:style-name="Internet_20_link" text:visited-style-name="Visited_20_Internet_20_Link">
https://t.me/lumsrc/4623</text:a>
</text:p>
      <!--NEWS-->
      <text:h text:style-name="P10" text:outline-level="1">
<text:span text:style-name="T4">
In Spain, four jihadists received prison terms - planned terrorist attacks on Russian facilities</text:span>
</text:h>
      <text:p text:style-name="P4">
Authors: Ukrinform (Person)</text:p>
      <text:p text:style-name="P4">
Publisher: Укринформ (Organization)</text:p>
      <text:p text:style-name="P4">
Published Time: 2023-04-28T-34:29:00+03:00</text:p>
      <text:p text:style-name="P4">
Modified Time: 2023-04-28T22:29:00+03:00</text:p>
      <text:p text:style-name="P4">
Description: The National Court condemned four members of the Jihadists' terrorist branch in Barcelona, who planned attacks in the capital of Catalonia, mainly against Russian objects, up to eight and ten years in prison. - Ukrinform.</text:p>
      <text:p text:style-name="P4">
Images: ["<text:a xlink:type="simple" xlink:href="https://static.ukrinform.com/photos/2023_04/thumb_files/630_360_1682709702-225.jpg" text:style-name="Internet_20_link" text:visited-style-name="Visited_20_Internet_20_Link">
630_360_16827...</text:a>
"]</text:p>
      <text:p text:style-name="P4">
Tags: ['Іспанія', 'Суд', 'Теракт', 'росія', 'Вирок', 'Джихадист']</text:p>
      <text:p text:style-name="P4">
Type: Article</text:p>
      <!--METADATA-->
      <text:p text:style-name="P4">
<draw:frame draw:style-name="fr1" draw:name="Image42" text:anchor-type="as-char" svg:width="6.9236in" svg:height="3.956343in" draw:z-index="0">
<draw:image xlink:href="../Images/yкринформ/2023-04-28T-34-29-00-03-00/630_360_1682709702-225.jpg" xlink:type="simple" xlink:show="embed" xlink:actuate="onLoad" draw:mime-type="image/jpeg"/>
</draw:frame>
The National Court condemned the four members of the terrorist branch of the Jihadists Ubarcelon, who planned attacks in the capital of Catalonia, mainly anti -Russian objects, up to eight and ten years in prison.</text:p>
      <text:p text:style-name="P4">
As Ukrinform reports, it reports <text:a xlink:type="simple" xlink:href="https://www.elmundo.es/espana/2023/04/28/644bda28fc6c83224c8b45a3.html" text:style-name="Internet_20_link" text:visited-style-name="Visited_20_Internet_20_Link">
</text:a>
.</text:p>
      <text:p text:style-name="P4">
According to the second section of the Criminal Chamber, the leader of the Jihadist Sent a slave Hadgeras was appointed ten years of imprisonment for criminal proceedings and the leadership of a terrorist group.</text:p>
      <text:p text:style-name="P4">
This is the first case of the application of Article 572.1 of the Criminal Code of Spain, everywhere punishment for similar behavior, since by this time the detainees were condemned as ordinary members of the "Islamic State" without the definition of the leader.</text:p>
      <text:p text:style-name="P4">
The court sentenced Omar Negatz, Hataba Samira and Lies Arfuz to 8 years of imprisonment. It is noted that Yasnas El Morbbit Tachikhim Hamusha, the court, on the contrary, justified on the accusation of cooperation with a terrorist group.</text:p>
      <text:p text:style-name="P4">
The 172-page verdict proved that Rabach headed the cell, which included Omar Negatsi, Hatab Samir and Lies Arfa.</text:p>
      <text:p text:style-name="P4">
<text:span text:style-name="T4">
 Read also: </text:span>
 <text:a xlink:type="simple" xlink:href="https://www.ukrinform.ua/rubric-world/3688522-u-belgii-zatrimali-vismoh-pidozruvanih-u-pidgotovci-teraktu.html" text:style-name="Internet_20_link" text:visited-style-name="Visited_20_Internet_20_Link">
</text:a>
After receiving the necessary preparation and ideological cohesion of the cell, "trained use of explosives and knives, as well as how to successfully carry out mass attacks for the purpose of obtaining military materials", Hadzhevzhevzhzhilzer has drawn to the definition of possible goals, especially Russian objects in the capital.</text:p>
      <text:p text:style-name="P4">
The Court explains that the designation of Russian objects as a goal was not random Tabesystem, but corresponded to the principles of activity <text:a xlink:type="simple" xlink:href="https://www.ukrinform.ua/tag-idil" text:style-name="Internet_20_link" text:visited-style-name="Visited_20_Internet_20_Link">
</text:a>
As Abu Mohammedal-Adnani, a spokesman for terrorists, already called for a "Sacred War Fire" against Moscow in July 2016.</text:p>
      <text:p text:style-name="P4">
As reported by Ukrinform, <text:a xlink:type="simple" xlink:href="https://www.ukrinform.ua/rubric-world/3702192-posla-rf-u-madridi-viklikali-na-kilim-cerez-ataku-na-urad-ispanii-u-socmerezah.html" text:style-name="Internet_20_link" text:visited-style-name="Visited_20_Internet_20_Link">
</text:a>
In protest against attack on the Spanish government through social networks.  <text:span text:style-name="T5">
Foto: efe</text:span>
</text:p>
      <text:p text:style-name="P4">
News Source: <text:a xlink:type="simple" xlink:href="https://www.ukrinform.ua/rubric-world/3702275-v-ispanii-cetvero-dzihadistiv-otrimali-turemni-stroki-planuvali-terakti-na-rosijskih-obektah.html" text:style-name="Internet_20_link" text:visited-style-name="Visited_20_Internet_20_Link">
https://www.ukrinform.ua/rubric-world/3702275-v-ispanii-cetvero-dzihadistiv-otrimali-turemni-stroki-planuvali-terakti-na-rosijskih-obektah.html</text:a>
</text:p>
      <!--NEWS-->
      <text:h text:style-name="P10" text:outline-level="1">
<text:span text:style-name="T4">
At Zaporizhzhia and Kherson directions Russian army shelled Vilne Pole, Novopil of Donetsk re...</text:span>
</text:h>
      <text:p text:style-name="P4">
Authors: liveuamap (Language: en)</text:p>
      <text:p text:style-name="P4">
Time: 2023-04-28T-35:58:00</text:p>
      <text:p text:style-name="P4">
Location: Kherson (Latitude:46.63733 Longtitude:32.60568)</text:p>
      <text:p text:style-name="P4">
Videos: []</text:p>
      <text:p text:style-name="P4">
Images: []</text:p>
      <text:p text:style-name="P4">
Tags: ["Russia"]</text:p>
      <text:p text:style-name="P4">
Id: 22559159</text:p>
      <!--METADATA-->
      <text:p text:style-name="P4">
At Zaporizhzhia and Kherson directions Russian army shelled Vilne Pole,Novopil of Donetsk region; Olhivske, Huliaipole, Mala Tokmachka, Orikhiv,Novoandriyivka and Kamyanske of Zaporizhzhia region; Kherson and Beryslav ofKherson region. Russian army conducted missile strike at Mykolaiv overnight, -General Staff of Armed Forces of Ukraine says in the morning report</text:p>
      <text:p text:style-name="P4">
News Collection Link: <text:a xlink:type="simple" xlink:href="https://liveuamap.com/en/2023/28-april-at-zaporizhzhia-and-kherson-directions-russian-army" text:style-name="Internet_20_link" text:visited-style-name="Visited_20_Internet_20_Link">
https://liveuamap.com/en/2023/28-april-at-zaporizhzhia-and-kherson-directions-russian-army</text:a>
</text:p>
      <text:p text:style-name="P4">
News Source: <text:a xlink:type="simple" xlink:href="https://t.me/lumsrc/4624" text:style-name="Internet_20_link" text:visited-style-name="Visited_20_Internet_20_Link">
https://t.me/lumsrc/4624</text:a>
</text:p>
      <!--NEWS-->
      <text:h text:style-name="P10" text:outline-level="1">
<text:span text:style-name="T4">
76% of young people want to return to Ukraine from abroad</text:span>
</text:h>
      <text:p text:style-name="P4">
Authors: Ukrinform (Person)</text:p>
      <text:p text:style-name="P4">
Publisher: Укринформ (Organization)</text:p>
      <text:p text:style-name="P4">
Published Time: 2023-04-28T-36:24:00+03:00</text:p>
      <text:p text:style-name="P4">
Modified Time: 2023-04-28T22:24:00+03:00</text:p>
      <text:p text:style-name="P4">
Description: 76% of young people who are abroad because of the war want to return to Ukraine. - Ukrinform.</text:p>
      <text:p text:style-name="P4">
Images: ["<text:a xlink:type="simple" xlink:href="https://static.ukrinform.com/photos/2022_03/thumb_files/630_360_1646807090-805.jpg" text:style-name="Internet_20_link" text:visited-style-name="Visited_20_Internet_20_Link">
630_360_16468...</text:a>
"]</text:p>
      <text:p text:style-name="P4">
Tags: ['Опитування', 'Україна', 'Молодь', 'Війна з росією']</text:p>
      <text:p text:style-name="P4">
Type: Article</text:p>
      <!--METADATA-->
      <text:p text:style-name="P4">
<draw:frame draw:style-name="fr1" draw:name="Image43" text:anchor-type="as-char" svg:width="6.9236in" svg:height="3.956343in" draw:z-index="0">
<draw:image xlink:href="../Images/yкринформ/2023-04-28T-36-24-00-03-00/630_360_1646807090-805.jpg" xlink:type="simple" xlink:show="embed" xlink:actuate="onLoad" draw:mime-type="image/jpeg"/>
</draw:frame>
76% of young people who are abroad are returning to Ukraine.</text:p>
      <text:p text:style-name="P4">
Ivan Verbitsky, a representative of the NGO "Impact of the War on Youth in Ukraine, said this in Ukrinform.</text:p>
      <text:p text:style-name="P4">
“76% of young people would like to return to Ukraine, 3% - would like to move to another country, 11% would not like to return to Ukraine, 2% would not like to return, but would like to move within the country in which they are now, 8 % are difficult to resolve, ”he said.</text:p>
      <text:p text:style-name="P4">
<text:span text:style-name="T4">
 Read also: </text:span>
 <text:a xlink:type="simple" xlink:href="https://www.ukrinform.ua/rubric-society/3691898-perevazna-bilsist-ukrainciv-pozitivno-stavitsa-do-evrosouzu-nato-ta-oon.html" text:style-name="Internet_20_link" text:visited-style-name="Visited_20_Internet_20_Link">
</text:a>
The sample of youth abroad was 405 respondents aged 14-34 years. The help of the service of targeted newsletters from Kyivstar Modnadislano SMS with reference to the questionnaire.</text:p>
      <text:p text:style-name="P4">
The sample represents Kyivstar users who went abroad after February 24 2022, except for the Russian Federation and Belarus.</text:p>
      <text:p text:style-name="P4">
<text:span text:style-name="T4">
 Read also: </text:span>
 <text:a xlink:type="simple" xlink:href="https://www.ukrinform.ua/rubric-society/3702111-majze-30-ukrainskoi-molodi-skarzatsa-na-pogirsenna-psihicnogo-zdorova.html" text:style-name="Internet_20_link" text:visited-style-name="Visited_20_Internet_20_Link">
</text:a>
As reported by Ukrinform, after the invasion <text:a xlink:type="simple" xlink:href="https://www.ukrinform.ua/tag-rosia" text:style-name="Internet_20_link" text:visited-style-name="Visited_20_Internet_20_Link">
</text:a>
In Ukraine in February 2022, the EU for the first time in its own history activated such a Directive of Temporary Protection for Reception of Refugees from Ukraine, which was used by _ <text:a xlink:type="simple" xlink:href="https://www.ukrinform.ua/rubric-world/3694561-timcasovim-zahistom-u-es-za-minulij-rik-skoristalisa-38-miljona-ukrainciv-evrostat.html" text:style-name="Internet_20_link" text:visited-style-name="Visited_20_Internet_20_Link">
</text:a>
_</text:p>
      <text:p text:style-name="P4">
News Source: <text:a xlink:type="simple" xlink:href="https://www.ukrinform.ua/rubric-society/3702139-76-molodi-hoce-povernutis-v-ukrainu-zza-kordonu.html" text:style-name="Internet_20_link" text:visited-style-name="Visited_20_Internet_20_Link">
https://www.ukrinform.ua/rubric-society/3702139-76-molodi-hoce-povernutis-v-ukrainu-zza-kordonu.html</text:a>
</text:p>
      <!--NEWS-->
      <text:h text:style-name="P10" text:outline-level="1">
<text:span text:style-name="T4">
Only an absolute evil can be a terror against Ukraine - President on Uman strike</text:span>
</text:h>
      <text:p text:style-name="P4">
Authors: Ukrinform (Person)</text:p>
      <text:p text:style-name="P4">
Publisher: Укринформ (Organization)</text:p>
      <text:p text:style-name="P4">
Published Time: 2023-04-28T-38:20:00+03:00</text:p>
      <text:p text:style-name="P4">
Modified Time: 2023-04-28T22:20:00+03:00</text:p>
      <text:p text:style-name="P4">
Description: As of this time, Uman is already aware of 23 dead, including four children, only absolute evil can do such terror against Ukrain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Умань', 'Зеленський', 'Війна з росією', 'Ракетний удар']</text:p>
      <text:p text:style-name="P4">
Type: Article</text:p>
      <!--METADATA-->
      <text:p text:style-name="P4">
<draw:frame draw:style-name="fr1" draw:name="Image44" text:anchor-type="as-char" svg:width="6.9236in" svg:height="3.956343in" draw:z-index="0">
<draw:image xlink:href="../Images/yкринформ/2023-04-28T-38-20-00-03-00/630_360_1682451261-591.jpeg" xlink:type="simple" xlink:show="embed" xlink:actuate="onLoad" draw:mime-type="image/jpeg"/>
</draw:frame>
The state of this time in Uman is already aware of 23 dead, including four children, only absolute evil can do such a terror against Ukraine.</text:p>
      <text:p text:style-name="P4">
The President of Ukraine stated this in the evening <text:a xlink:type="simple" xlink:href="https://t.me/V_Zelenskiy_official/6046" text:style-name="Internet_20_link" text:visited-style-name="Visited_20_Internet_20_Link">
</text:a>
 <text:a xlink:type="simple" xlink:href="https://www.youtube.com/watch" text:style-name="Internet_20_link" text:visited-style-name="Visited_20_Internet_20_Link">
</text:a>
, reports Ukrinform.</text:p>
      <text:p text:style-name="P4">
_ <text:span text:style-name="T4">
 Video </text:span>
: <text:a xlink:type="simple" xlink:href="https://t.me/OP_UA/9362" text:style-name="Internet_20_link" text:visited-style-name="Visited_20_Internet_20_Link">
</text:a>
_</text:p>
      <text:p text:style-name="P4">
"A rocket on Uman, in a city that is absolutely peaceful, known to the world in that it has received tens of thousands of pilgrims every year ... Only absolute evil can be such a terror against Ukraine," - said <text:a xlink:type="simple" xlink:href="https://www.ukrinform.ua/tag-zelenskij" text:style-name="Internet_20_link" text:visited-style-name="Visited_20_Internet_20_Link">
</text:a>
.</text:p>
      <text:p text:style-name="P4">
He noted that all day the gaps in Uman, in the place of the Russian rocket, lasted all day.</text:p>
      <text:p text:style-name="P4">
“As of this time, there are already 23 dead, including four children. My relatives and loved ones, ”the President said.</text:p>
      <text:p text:style-name="P4">
<text:span text:style-name="T4">
 Read also: </text:span>
 <text:a xlink:type="simple" xlink:href="https://www.ukrinform.ua/rubric-regions/3702269-pisla-raketnogo-udaru-po-umani-110-osib-otrimali-psihologicnu-dopomogu.html" text:style-name="Internet_20_link" text:visited-style-name="Visited_20_Internet_20_Link">
<text:span text:style-name="T4">
 Uman </text:span>
</text:a>
The head of state added that to all those who were saved - the residents of this house, the neighboring houses, which was affected by the explosive wave - is provided with the necessary assistance.</text:p>
      <text:p text:style-name="P4">
He thanked everyone who participated in the rescue operation and supported people.</text:p>
      <text:p text:style-name="P4">
Zelensky also reported that two Ukrainians - mother and daughter - were killed in the Dnipropetrovsk region as a result of a robbery strike.</text:p>
      <text:p text:style-name="P4">
<text:span text:style-name="T4">
 Read also: </text:span>
 <text:a xlink:type="simple" xlink:href="https://www.ukrinform.ua/rubric-regions/3702071-zinka-aka-zaginula-u-dnipri-z-ditinou-vid-raketnoi-ataki-rf-ratuvalasa-vid-vijni-v-batkiv.html" text:style-name="Internet_20_link" text:visited-style-name="Visited_20_Internet_20_Link">
<text:span text:style-name="T4">
 Dnipro </text:span>
</text:a>
“Olga - 1992, and Veronica - 2020… Even three years old this child is not fulfilled!Eternal memory ... condolences to the family, sympathy for near ... ”the President said.</text:p>
      <text:p text:style-name="P4">
In addition, he emphasized that today our air forces managed to bring Russian rockets - 21 Only weapons. "</text:p>
      <text:p text:style-name="P4">
<text:span text:style-name="T4">
 Read also: </text:span>
 <text:a xlink:type="simple" xlink:href="https://www.ukrinform.ua/rubric-ato/3702263-ssa-pro-raketnij-udar-po-ukraini-zrobimo-vse-abi-pritagti-rosiu-do-vidpovidalnosti.html" text:style-name="Internet_20_link" text:visited-style-name="Visited_20_Internet_20_Link">
</text:a>
</text:p>
      <text:p text:style-name="P4">
As reported by Ukrinform, the invaders fired at Uman with winged. In one nine -storey building, the entrance was completely destroyed, 10 houses were surveyed.</text:p>
      <text:p text:style-name="P4">
<text:span text:style-name="T5">
Foto: Presidential Office</text:span>
</text:p>
      <text:p text:style-name="P4">
News Source: <text:a xlink:type="simple" xlink:href="https://www.ukrinform.ua/rubric-ato/3702272-tilki-absolutne-zlo-moze-koiti-takij-teror-proti-ukraini-prezident-pro-udar-po-umani.html" text:style-name="Internet_20_link" text:visited-style-name="Visited_20_Internet_20_Link">
https://www.ukrinform.ua/rubric-ato/3702272-tilki-absolutne-zlo-moze-koiti-takij-teror-proti-ukraini-prezident-pro-udar-po-umani.html</text:a>
</text:p>
      <!--NEWS-->
      <text:h text:style-name="P10" text:outline-level="1">
<text:span text:style-name="T4">
Chernihivska Oblast(09:57). Red Alert: aerial threat. Sirens sounding. Take cover now!</text:span>
</text:h>
      <text:p text:style-name="P4">
Authors: liveuamap (Language: en)</text:p>
      <text:p text:style-name="P4">
Time: 2023-04-28T-38:58:00</text:p>
      <text:p text:style-name="P4">
Location: Chernihivska Oblast (Latitude:51.33271 Longtitude:32.00047)</text:p>
      <text:p text:style-name="P4">
Videos: []</text:p>
      <text:p text:style-name="P4">
Images: []</text:p>
      <text:p text:style-name="P4">
Tags: ["Europe", "Central and Eastern Europe"]</text:p>
      <text:p text:style-name="P4">
Id: 22559156</text:p>
      <!--METADATA-->
      <text:p text:style-name="P4">
Chernihiv region(09:57). Red Alert: aerial threat. Sirens sounding. Takecover now!</text:p>
      <text:p text:style-name="P4">
News Collection Link: <text:a xlink:type="simple" xlink:href="https://liveuamap.com/en/2023/28-april-chernihivska-oblast0957-red-alert-aeg" text:style-name="Internet_20_link" text:visited-style-name="Visited_20_Internet_20_Link">
https://liveuamap.com/en/2023/28-april-chernihivska-oblast0957-red-alert-aeg</text:a>
</text:p>
      <text:p text:style-name="P4">
News Source: <text:a xlink:type="simple" xlink:href="https://t.me/suspilnechernihiv/18008" text:style-name="Internet_20_link" text:visited-style-name="Visited_20_Internet_20_Link">
https://t.me/suspilnechernihiv/18008</text:a>
</text:p>
      <!--NEWS-->
      <text:h text:style-name="P10" text:outline-level="1">
<text:span text:style-name="T4">
The government approved access to the public procurement markets of Ukraine and the EU - Shmigal</text:span>
</text:h>
      <text:p text:style-name="P4">
Authors: Ukrinform (Person)</text:p>
      <text:p text:style-name="P4">
Publisher: Укринформ (Organization)</text:p>
      <text:p text:style-name="P4">
Published Time: 2023-04-28T-40:11:00+03:00</text:p>
      <text:p text:style-name="P4">
Modified Time: 2023-04-28T22:11:00+03:00</text:p>
      <text:p text:style-name="P4">
Description: The Cabinet of Ministers adopted the Decision of the Committee of the EU-Ukraine Association and the Association Council on mutual access to each other's public procurement markets. - Ukrinform.</text:p>
      <text:p text:style-name="P4">
Images: ["<text:a xlink:type="simple" xlink:href="https://static.ukrinform.com/photos/2023_04/thumb_files/630_360_1682709098-963.jpg" text:style-name="Internet_20_link" text:visited-style-name="Visited_20_Internet_20_Link">
630_360_16827...</text:a>
"]</text:p>
      <text:p text:style-name="P4">
Tags: ['Євросоюз', 'Кабмін', 'Шмигаль', 'Ринок']</text:p>
      <text:p text:style-name="P4">
Type: Article</text:p>
      <!--METADATA-->
      <text:p text:style-name="P4">
<draw:frame draw:style-name="fr1" draw:name="Image45" text:anchor-type="as-char" svg:width="6.9236in" svg:height="3.956343in" draw:z-index="0">
<draw:image xlink:href="../Images/yкринформ/2023-04-28T-40-11-00-03-00/630_360_1682709098-963.jpg" xlink:type="simple" xlink:show="embed" xlink:actuate="onLoad" draw:mime-type="image/jpeg"/>
</draw:frame>
The Cabinet of Ministers adopted the decision of the Committee of the Association of Ukraine-EU and the Council of the Association of Public Provision of Public Procurement of each other.</text:p>
      <text:p text:style-name="P4">
About it in <text:a xlink:type="simple" xlink:href="https://t.me/Denys_Smyhal/5137" text:style-name="Internet_20_link" text:visited-style-name="Visited_20_Internet_20_Link">
</text:a>
Denis Shmigal informed the Prime Minister of Ukraine, Ukrinform reports.</text:p>
      <text:p text:style-name="P4">
“We make an important step towards EU membership. We synchronize Ukrainian Tai -European standards in the field of public procurement. They adopted the decision of the EU -Ukraine -Ukraine Committee and the Association Council on mutual access to the public procurement markets, ”he said.</text:p>
      <text:p text:style-name="P4">
According to <text:a xlink:type="simple" xlink:href="https://www.ukrinform.ua/tag-smigal" text:style-name="Internet_20_link" text:visited-style-name="Visited_20_Internet_20_Link">
</text:a>
This applies to central, regional, local authorities, as well as the organizations of public law of Ukraine and the European Union.</text:p>
      <text:p text:style-name="P4">
<text:span text:style-name="T4">
 Read also: </text:span>
 <text:a xlink:type="simple" xlink:href="https://www.ukrinform.ua/rubric-economy/3664177-ukraina-mae-integruvatis-u-rinok-es-ne-cekauci-vstupu-sviridenko.html" text:style-name="Internet_20_link" text:visited-style-name="Visited_20_Internet_20_Link">
</text:a>
As it was reported, the Cabinet of Ministers of Ukraine adopted a resolution that determines the electronic identification and level of confidence in the means of electronic identification in accordance with the Ukrainian legislation and taking into account the demand.</text:p>
      <text:p text:style-name="P4">
<text:span text:style-name="T5">
Foto: Denis Shmigal, telegram</text:span>
</text:p>
      <text:p text:style-name="P4">
News Source: <text:a xlink:type="simple" xlink:href="https://www.ukrinform.ua/rubric-economy/3702271-urad-shvaliv-dostup-do-rinkiv-publicnih-zakupivel-ukraini-i-es-smigal.html" text:style-name="Internet_20_link" text:visited-style-name="Visited_20_Internet_20_Link">
https://www.ukrinform.ua/rubric-economy/3702271-urad-shvaliv-dostup-do-rinkiv-publicnih-zakupivel-ukraini-i-es-smigal.html</text:a>
</text:p>
      <!--NEWS-->
      <text:h text:style-name="P10" text:outline-level="1">
<text:span text:style-name="T4">
German group Bosch sold part of their assets in</text:span>
</text:h>
      <text:p text:style-name="P4">
Authors: Ukrinform (Person)</text:p>
      <text:p text:style-name="P4">
Publisher: Укринформ (Organization)</text:p>
      <text:p text:style-name="P4">
Published Time: 2023-04-28T-42:08:00+03:00</text:p>
      <text:p text:style-name="P4">
Modified Time: 2023-04-28T22:08:00+03:00</text:p>
      <text:p text:style-name="P4">
Description: The Bosch German Technology Group has stated that she has sold production facilities and administrative premises at one of its factories in Russia's Holding Company S8 Capital, which plans to rebrand capacity for six months. - Ukrinform.</text:p>
      <text:p text:style-name="P4">
Images: ["<text:a xlink:type="simple" xlink:href="https://static.ukrinform.com/photos/2018_02/thumb_files/630_360_1517838537-6946.jpg" text:style-name="Internet_20_link" text:visited-style-name="Visited_20_Internet_20_Link">
630_360_15178...</text:a>
"]</text:p>
      <text:p text:style-name="P4">
Tags: ['Бізнес', 'росія', 'Bosch', 'Продаж']</text:p>
      <text:p text:style-name="P4">
Type: Article</text:p>
      <!--METADATA-->
      <text:p text:style-name="P4">
<draw:frame draw:style-name="fr1" draw:name="Image46" text:anchor-type="as-char" svg:width="6.9236in" svg:height="3.956343in" draw:z-index="0">
<draw:image xlink:href="../Images/yкринформ/2023-04-28T-42-08-00-03-00/630_360_1517838537-6946.jpg" xlink:type="simple" xlink:show="embed" xlink:actuate="onLoad" draw:mime-type="image/jpeg"/>
</draw:frame>
The Bosch German Group has stated that she had sold production facilities at one of its factories in Russia, the S8 Capital Holding Company, which plans to rebrand over six months.</text:p>
      <text:p text:style-name="P4">
As Ukrinform reports, it reports <text:a xlink:type="simple" xlink:href="https://www.reuters.com/markets/europe/germanys-bosch-sells-some-russian-assets-holding-company-s8-capital-2023-04-28/" text:style-name="Internet_20_link" text:visited-style-name="Visited_20_Internet_20_Link">
</text:a>
.</text:p>
      <text:p text:style-name="P4">
Dozens of companies have decided to leave Russia or declared plans to make it as the military aggression of Russia in Ukraine began on February 24 last year. S8 Capital earlier acquired the Russian business producer Otis Worldwide Corp.</text:p>
      <text:p text:style-name="P4">
S8 Capital reported that the Bosch Agreement includes 100% of the three -enterprises of Bosch enterprises for the production of ignition candles, the factory of power tools and production of heating boilers of the Urosian city of Engels.</text:p>
      <text:p text:style-name="P4">
"The agreement is completed and the official registration of a new actionman will take place in the coming days," Bosch representative said Reuters.</text:p>
      <text:p text:style-name="P4">
<text:span text:style-name="T4">
 Read also: </text:span>
 [<text:span text:style-name="T4">
 one </text:span>
 <text:span text:style-name="T4">
 </text:span>
 largest <text:span text:style-name="T4">
 </text:span>
 <text:span text:style-name="T4">
 </text:span>
 <text:span text:style-name="T4">
 </text:span>
 manufacturers <text:span text:style-name="T4">
<text:span text:style-name="T5">
* agricultural machinery </text:span>
* </text:span>
 sells <text:span text:style-name="T4">
 </text:span>
 <text:span text:style-name="T4">
 business </text:span>
 <text:span text:style-name="T4">
 </text:span>
(https://www.ukrinform.ua/rubric-economy/3698255-odin-z-najbilsih-u-sviti-virobnikiv-silgosptehniki-prodae-biznes-u-rosii.html)Bosch stated that sanctions, including the plant in Engels, interrupted most of it <text:a xlink:type="simple" xlink:href="https://www.ukrinform.ua/tag-biznes" text:style-name="Internet_20_link" text:visited-style-name="Visited_20_Internet_20_Link">
</text:a>
Irrigation clients in the Russian Federation.</text:p>
      <text:p text:style-name="P4">
Shortly after the war with Ukraine, Bosch stated that she had supplied the supply of components for trucks to Russian clients partially through the signs that its products are used for non -civilian purposes under the dismissal of local contracts.</text:p>
      <text:p text:style-name="P4">
Bosch, however, still has two non-working production areas in St. Petersburg Samara.</text:p>
      <text:p text:style-name="P4">
News Source: <text:a xlink:type="simple" xlink:href="https://www.ukrinform.ua/rubric-economy/3702268-nimecka-grupa-bosch-prodala-castinu-svoih-aktiviv-u-rosii.html" text:style-name="Internet_20_link" text:visited-style-name="Visited_20_Internet_20_Link">
https://www.ukrinform.ua/rubric-economy/3702268-nimecka-grupa-bosch-prodala-castinu-svoih-aktiviv-u-rosii.html</text:a>
</text:p>
      <!--NEWS-->
      <text:h text:style-name="P10" text:outline-level="1">
<text:span text:style-name="T4">
Zelensky: To stop terror and save people can only be sufficient weapons</text:span>
</text:h>
      <text:p text:style-name="P4">
Authors: Ukrinform (Person)</text:p>
      <text:p text:style-name="P4">
Publisher: Укринформ (Organization)</text:p>
      <text:p text:style-name="P4">
Published Time: 2023-04-28T-44:01:00+03:00</text:p>
      <text:p text:style-name="P4">
Modified Time: 2023-04-28T22:01:00+03:00</text:p>
      <text:p text:style-name="P4">
Description: Ukraine needs modern aviation, without which there is no fully effective air defense. You can only stop terror and save people with enough quality weapon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броя', 'Звернення', 'Зеленський', 'Війна з росією', 'ППО']</text:p>
      <text:p text:style-name="P4">
Type: Article</text:p>
      <!--METADATA-->
      <text:p text:style-name="P4">
<draw:frame draw:style-name="fr1" draw:name="Image47" text:anchor-type="as-char" svg:width="6.9236in" svg:height="3.956343in" draw:z-index="0">
<draw:image xlink:href="../Images/yкринформ/2023-04-28T-44-01-00-03-00/630_360_1679682020-565.jpeg" xlink:type="simple" xlink:show="embed" xlink:actuate="onLoad" draw:mime-type="image/jpeg"/>
</draw:frame>
Ukraine is currently currently aircraft, without which there is no fully effective air defense. You can only stop the terror and save people with enough quality weapons.</text:p>
      <text:p text:style-name="P4">
This was stated by President Volodymyr Zelenskyy in the evening video, which is given by Ukrinform.</text:p>
      <text:p text:style-name="P4">
<text:span text:style-name="T5">
Viso: <text:a xlink:type="simple" xlink:href="https://t.me/OP_UA/9362" text:style-name="Internet_20_link" text:visited-style-name="Visited_20_Internet_20_Link">
</text:a>
</text:span>
</text:p>
      <text:p text:style-name="P4">
<text:span text:style-name="T4">
 Dear Ukrainians!</text:span>
</text:p>
      <text:p text:style-name="P4">
Along the day, there was a parsing in Uman, at the site of the Russian rocket. My mingers to relatives and loved ones ...</text:p>
      <text:p text:style-name="P4">
To all who were saved - the residents of this house, the neighboring houses, which, unfortunately, with an explosive wave, - the necessary help is provided. I am thankful and everyone who participated in the rescue operation and supported people.</text:p>
      <text:p text:style-name="P4">
The Uman rocket, in the city that is absolutely peaceful, is known to the world in that it has received tens of thousands of pilgrims of host every year ... Only the absolute evil can do such a terror against Ukraine.</text:p>
      <text:p text:style-name="P4">
Two -Ukrainian killed in Dnipropetrovsk region as a result of today's rocket strike. Mother and daughter. Olga, 92nd year of birth, and Veronica, 20 years of birth. Even three years, this child is not fulfilled!Eternal memory!.. sympathy for the family, compassion for loved ones ...</text:p>
      <text:p text:style-name="P4">
Today, our air forces have managed to knock down most Russian missiles-21z 23. If it weren't for this, the terrorist state would have been able to take much more victims, more lives. And this again proves that stopping terror and saving people can be more weapons. Air Force, modern aviation, without which there is no fully effective ART. All you need to give safety to our cities, our villages both in the rear and in the forefront. To restore safety and luggage, which, unfortunately, in the occupied territory. Temporarily. We can leave no one under the rule of Russian evil.</text:p>
      <text:p text:style-name="P4">
Today in Kyiv a visit was a president of Slovakia, the President of the Czech Republic. We have been extinguished exactly how to protect all our people, to accelerate the recovery and order throughout the earth.</text:p>
      <text:p text:style-name="P4">
I thanked Slovakia and the Czech Republic for their support: for the weapons provided, political tasancial assistance, with the support of people who received shelter in Slovak Ichi communities.They signed a joint declaration with Slovak President and the Czech President of our European and Euro -Atlantic Movement.</text:p>
      <text:p text:style-name="P4">
He also spoke with the President of the European Council Charles Michel today. He informed him about the consequences of the Russian terrorist attack and thanked him with the support of our defense, our economic, our social stability.</text:p>
      <text:p text:style-name="P4">
Separately discussed with Mr. the President of the European Council, the situation of the stubborn -nostructive, in my opinion, was prohibited by individual states of import of our agrarian products. I emphasize that this not only violates the existing pro -asset agreement between Ukraine and the European Union, but also gives dangerous hope in the Kremlin. It is hopeful that in our common European home, someone's wrong decisions can be paid over common interests.</text:p>
      <text:p text:style-name="P4">
Now that Russia violates freedom of trade, tries to block the supply of agricultural products to the world market, it is not time to follow anyone with a derivated zone, to do something similar. It is necessary to find a normal, in the European manner, a constructive way out of this situation. difficult. Such a decision would have been the interests of all our countries and Europe as a whole. We discussed Zpan Michel, how it can be done, what a solution can be, and we constantly contact all partners.</text:p>
      <text:p text:style-name="P4">
Today, the landmark investment event for Ukraine has taken place - the first large investment in Ukraine from the beginning of a full -scale invasion. The investment is $ 250 million, and this is just a start of the relevant package. Right now, the Colima is still fighting Russian terror, the big world business not only believes UNash victory, but also confirms this faith with its multimillion -dollar investments, specifics.</text:p>
      <text:p text:style-name="P4">
<text:span text:style-name="T4">
 I thank everyone who helps Ukraine!</text:span>
</text:p>
      <text:p text:style-name="P4">
<text:span text:style-name="T4">
 Glory to all our soldiers, who is now in battle, in combat posts, in combat operations!Thank you to the people of Ukraine!</text:span>
</text:p>
      <text:p text:style-name="P4">
<text:span text:style-name="T4">
Glory to Ukraine!</text:span>
</text:p>
      <text:p text:style-name="P4">
<text:span text:style-name="T5">
Foto: op</text:span>
</text:p>
      <text:p text:style-name="P4">
News Source: <text:a xlink:type="simple" xlink:href="https://www.ukrinform.ua/rubric-ato/3702270-zupiniti-teror-i-vratuvati-ludej-mozna-lise-dostatnou-kilkistu-akisnoi-zbroi-zelenskij.html" text:style-name="Internet_20_link" text:visited-style-name="Visited_20_Internet_20_Link">
https://www.ukrinform.ua/rubric-ato/3702270-zupiniti-teror-i-vratuvati-ludej-mozna-lise-dostatnou-kilkistu-akisnoi-zbroi-zelenskij.html</text:a>
</text:p>
      <!--NEWS-->
      <text:h text:style-name="P10" text:outline-level="1">
<text:span text:style-name="T4">
After the missile strike on Uman 110 people received psychological assistance</text:span>
</text:h>
      <text:p text:style-name="P4">
Authors: Ukrinform (Person)</text:p>
      <text:p text:style-name="P4">
Publisher: Укринформ (Organization)</text:p>
      <text:p text:style-name="P4">
Published Time: 2023-04-28T-47:59:00+03:00</text:p>
      <text:p text:style-name="P4">
Modified Time: 2023-04-28T21:59:00+03:00</text:p>
      <text:p text:style-name="P4">
Description: After the shelling of Russia, Uman of Cherkasy region, rescuers managed to evacuate 70 people, another 110 citizens received psychological assistance. - Ukrinform.</text:p>
      <text:p text:style-name="P4">
Images: ["<text:a xlink:type="simple" xlink:href="https://static.ukrinform.com/photos/2023_04/thumb_files/630_360_1682707970-835.jpg" text:style-name="Internet_20_link" text:visited-style-name="Visited_20_Internet_20_Link">
630_360_16827...</text:a>
", "<text:a xlink:type="simple" xlink:href="https://static.ukrinform.com/photos/2023_04/1682708061-786.jpg" text:style-name="Internet_20_link" text:visited-style-name="Visited_20_Internet_20_Link">
1682708061-78...</text:a>
"]</text:p>
      <text:p text:style-name="P4">
Tags: ['Черкащина', 'Умань', 'Психолог', 'Війна з росією', 'Ракетний удар']</text:p>
      <text:p text:style-name="P4">
Type: Article</text:p>
      <!--METADATA-->
      <text:p text:style-name="P4">
<draw:frame draw:style-name="fr1" draw:name="Image48" text:anchor-type="as-char" svg:width="6.9236in" svg:height="3.956343in" draw:z-index="0">
<draw:image xlink:href="../Images/yкринформ/2023-04-28T-47-59-00-03-00/630_360_1682707970-835.jpg" xlink:type="simple" xlink:show="embed" xlink:actuate="onLoad" draw:mime-type="image/jpeg"/>
</draw:frame>
The afternoons of the Uman of Cherkasy region by rescuers were evacuated by 70 persons, and 110 more received psychological assistance.</text:p>
      <text:p text:style-name="P4">
About it in <text:a xlink:type="simple" xlink:href="https://www.facebook.com/permalink.php" text:style-name="Internet_20_link" text:visited-style-name="Visited_20_Internet_20_Link">
</text:a>
Head of the State Emergency Service of Ukraine Sergiykruk informed, Ukrinform reports.</text:p>
      <text:p text:style-name="P4">
“(Uman data - ed.): 17 saved lives. 70 citizens rescued evacuated. Another 110 people - received psychological assistance, ” - Certain.</text:p>
      <text:p text:style-name="P4">
<draw:frame draw:style-name="fr1" draw:name="Image49" text:anchor-type="as-char" svg:width="6.9236in" svg:height="4.615733in" draw:z-index="0">
<draw:image xlink:href="../Images/yкринформ/2023-04-28T-47-59-00-03-00/1682708061-786.jpg" xlink:type="simple" xlink:show="embed" xlink:actuate="onLoad" draw:mime-type="image/jpeg"/>
</draw:frame>
Kruk noted that the basis of the SES of Ukraine is people who fanatically and professionally dispose of everyday work for them - save lives and support people in the heavy -scale minute, and thanked them for their strength, endurance, courage, courage and harmonious.</text:p>
      <text:p text:style-name="P4">
<text:span text:style-name="T4">
 Read also: </text:span>
 <text:a xlink:type="simple" xlink:href="https://www.ukrinform.ua/rubric-regions/3702061-v-umani-rozgornuli-dnklaboratoriu-dla-identifikacii-zagiblih.html" text:style-name="Internet_20_link" text:visited-style-name="Visited_20_Internet_20_Link">
<text:span text:style-name="T4">
 DNA </text:span>
</text:a>
As it was reported, the invaders <text:a xlink:type="simple" xlink:href="https://www.ukrinform.ua/rubric-ato/3701792-v-umani-rosijska-raketa-vlucila-u-zitlovu-bagatopoverhivku-pracuut-ratuvalniki.html" text:style-name="Internet_20_link" text:visited-style-name="Visited_20_Internet_20_Link">
</text:a>
. In one nine -storey building, 10 houses were completely destroyed.</text:p>
      <text:p text:style-name="P4">
According to the Ministry of Internal Affairs, as of 19:00 the number of dead as a result of <text:a xlink:type="simple" xlink:href="https://www.ukrinform.ua/tag-raketnij-udar" text:style-name="Internet_20_link" text:visited-style-name="Visited_20_Internet_20_Link">
</text:a>
Russian military moving high -rise buildings in Uman of Cherkasy region <text:a xlink:type="simple" xlink:href="https://www.ukrinform.ua/rubric-regions/3702203-raketnij-udar-po-umani-kilkist-zagiblih-zrosla-do-23.html" text:style-name="Internet_20_link" text:visited-style-name="Visited_20_Internet_20_Link">
</text:a>
.</text:p>
      <text:p text:style-name="P4">
<text:span text:style-name="T5">
Foto: Sergey Kruk, Facebook</text:span>
</text:p>
      <text:p text:style-name="P4">
News Source: <text:a xlink:type="simple" xlink:href="https://www.ukrinform.ua/rubric-regions/3702269-pisla-raketnogo-udaru-po-umani-110-osib-otrimali-psihologicnu-dopomogu.html" text:style-name="Internet_20_link" text:visited-style-name="Visited_20_Internet_20_Link">
https://www.ukrinform.ua/rubric-regions/3702269-pisla-raketnogo-udaru-po-umani-110-osib-otrimali-psihologicnu-dopomogu.html</text:a>
</text:p>
      <!--NEWS-->
      <text:h text:style-name="P10" text:outline-level="1">
<text:span text:style-name="T4">
The Russians fired at four border communities of Sumy region for a day</text:span>
</text:h>
      <text:p text:style-name="P4">
Authors: Ukrinform (Person)</text:p>
      <text:p text:style-name="P4">
Publisher: Укринформ (Organization)</text:p>
      <text:p text:style-name="P4">
Published Time: 2023-04-28T-49:46:00+03:00</text:p>
      <text:p text:style-name="P4">
Modified Time: 2023-04-28T21:46:00+03:00</text:p>
      <text:p text:style-name="P4">
Description: Russian troops fired on Friday four territorial communities of Sumy region. - Ukrinform.</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Кордон', 'Війна з росією']</text:p>
      <text:p text:style-name="P4">
Type: Article</text:p>
      <!--METADATA-->
      <text:p text:style-name="P4">
<draw:frame draw:style-name="fr1" draw:name="Image50" text:anchor-type="as-char" svg:width="6.9236in" svg:height="3.956343in" draw:z-index="0">
<draw:image xlink:href="../Images/yкринформ/2023-04-28T-49-46-00-03-00/630_360_1681058866-765.jpg" xlink:type="simple" xlink:show="embed" xlink:actuate="onLoad" draw:mime-type="image/jpeg"/>
</draw:frame>
On Friday, the Ruskivska fired four territorial communities of Sumy region on Friday.</text:p>
      <text:p text:style-name="P4">
According to Ukrinform, the Sumy Regional Military Administration reports in <text:a xlink:type="simple" xlink:href="https://t.me/Sumy_news_ODA/15809" text:style-name="Internet_20_link" text:visited-style-name="Visited_20_Internet_20_Link">
</text:a>
.</text:p>
      <text:p text:style-name="P4">
“During the day, the Russians made 7 <text:a xlink:type="simple" xlink:href="https://www.ukrinform.ua/tag-obstril" text:style-name="Internet_20_link" text:visited-style-name="Visited_20_Internet_20_Link">
</text:a>
border communities-Belopil, Essman, Znob-Novgorod Tasn-Budskaya. 58 explosions have been recorded, ”the message reads.</text:p>
      <text:p text:style-name="P4">
In the Belopil community, Russian invaders hit the mortar - 18 hunger agents - 29 shots. Also from a quadcopter launched from the territory of the Russian Federation made two power.</text:p>
      <text:p text:style-name="P4">
There were 3 explosions in the Essman community. There were 4 mortars in the Znob-Novgorod community.</text:p>
      <text:p text:style-name="P4">
<text:span text:style-name="T4">
 Read also: </text:span>
 <text:a xlink:type="simple" xlink:href="https://www.ukrinform.ua/rubric-regions/3702203-raketnij-udar-po-umani-kilkist-zagiblih-zrosla-do-23.html" text:style-name="Internet_20_link" text:visited-style-name="Visited_20_Internet_20_Link">
</text:a>
In addition, the enemy from artillery -2 explosions from artillery from the territory of the Russian Federation.</text:p>
      <text:p text:style-name="P4">
According to OVA, in all cases without consequences.</text:p>
      <text:p text:style-name="P4">
As reported by Ukrinform, on April 28, the Russian army hit <text:a xlink:type="simple" xlink:href="https://www.ukrinform.ua/rubric-ato/3702150-rosiani-vdarili-kerovanimi-aviabombami-po-selu-na-cernigivsini.html" text:style-name="Internet_20_link" text:visited-style-name="Visited_20_Internet_20_Link">
</text:a>
In the village of Kostobobrov, Chernihiv region, hitting the residential sector.</text:p>
      <text:p text:style-name="P4">
News Source: <text:a xlink:type="simple" xlink:href="https://www.ukrinform.ua/rubric-ato/3702267-rosiani-za-den-obstrilali-cotiri-prikordonni-gromadi-sumsini.html" text:style-name="Internet_20_link" text:visited-style-name="Visited_20_Internet_20_Link">
https://www.ukrinform.ua/rubric-ato/3702267-rosiani-za-den-obstrilali-cotiri-prikordonni-gromadi-sumsini.html</text:a>
</text:p>
      <!--NEWS-->
      <text:h text:style-name="P10" text:outline-level="1">
<text:span text:style-name="T4">
US About Missile Stroke in Ukraine: Let's do everything to hold Russia accountable</text:span>
</text:h>
      <text:p text:style-name="P4">
Authors: Ukrinform (Person)</text:p>
      <text:p text:style-name="P4">
Publisher: Укринформ (Organization)</text:p>
      <text:p text:style-name="P4">
Published Time: 2023-04-28T-51:32:00+03:00</text:p>
      <text:p text:style-name="P4">
Modified Time: 2023-04-28T21:32:00+03:00</text:p>
      <text:p text:style-name="P4">
Description: The US government is set to continue comprehensive support for Ukraine in the conditions of armed aggression of Russia, as well as to carry out further work aimed at bringing the Russian Federation to justice for its war crimes.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ійна з росією', 'Ракетний удар']</text:p>
      <text:p text:style-name="P4">
Type: Article</text:p>
      <!--METADATA-->
      <text:p text:style-name="P4">
<draw:frame draw:style-name="fr1" draw:name="Image51" text:anchor-type="as-char" svg:width="6.9236in" svg:height="3.956343in" draw:z-index="0">
<draw:image xlink:href="../Images/yкринформ/2023-04-28T-51-32-00-03-00/630_360_1666031974-150.jpg" xlink:type="simple" xlink:show="embed" xlink:actuate="onLoad" draw:mime-type="image/jpeg"/>
</draw:frame>
The government has been continuing to continue comprehensive support for Ukraine in the conditions of armed aggression of Russia, as well as to carry out further work aimed at holding RFDO responsibility for its military crimes.</text:p>
      <text:p text:style-name="P4">
So commented on the position of Official Washington on Friday on the latest -recent attack of the Russian Federation in Ukraine the deputy spokesman of the US State Department Vedantpatatel, reports Ukrinform his own correspondent.</text:p>
      <text:p text:style-name="P4">
"This is another example in a long list of evidence of the arrogant disdain of Russian civilian population and the lives of Ukrainians," said a representative of the educational department <text:a xlink:type="simple" xlink:href="https://www.ukrinform.ua/tag-ssa" text:style-name="Internet_20_link" text:visited-style-name="Visited_20_Internet_20_Link">
</text:a>
.</text:p>
      <text:p text:style-name="P4">
He emphasized that the US side, for its part, would do everything that Birosia has not escaped punishment.</text:p>
      <text:p text:style-name="P4">
<text:span text:style-name="T4">
 Read also: </text:span>
 <text:a xlink:type="simple" xlink:href="https://www.ukrinform.ua/rubric-ato/3701851-raketnim-udarom-po-umani-poskodzeni-blizko-10-bagatokvartirnih-budinkiv-zelenskij.html" text:style-name="Internet_20_link" text:visited-style-name="Visited_20_Internet_20_Link">
<text:span text:style-name="T4">
 missile </text:span>
 <text:span text:style-name="T4">
 blow </text:span>
</text:a>
"The United States will continue to do everything possible to support our Ukrainian partners will continue to do everything possible to bring the Federation to justice," the official representative of the US State Department emphasized.</text:p>
      <text:p text:style-name="P4">
According to Ukrinform, on Friday, Russian forces again attacked Ukrainians and unmanned aerial vehicles. The attacks were aimed at Uman, the Dnieper and the Kyiv region, which resulted in the destroyed residential buildings, and are killed. Defense forces in the morning <text:a xlink:type="simple" xlink:href="https://www.ukrinform.ua/rubric-ato/3701811-sili-oboroni-vranci-znisili-21-iz-23-rosijskih-krilatih-raket-i-dva-bpla-zaluznij.html" text:style-name="Internet_20_link" text:visited-style-name="Visited_20_Internet_20_Link">
</text:a>
And two UAV.</text:p>
      <text:p text:style-name="P4">
<text:span text:style-name="T4">
 Read also: </text:span>
 <text:a xlink:type="simple" xlink:href="https://www.ukrinform.ua/rubric-polytics/3701950-v-op-vidpovili-na-dopis-minoboroni-rf-tocno-v-cil-neadekvatnist-nacii-teroristiv.html" text:style-name="Internet_20_link" text:visited-style-name="Visited_20_Internet_20_Link">
</text:a>
According to the latest data, the number of killed as a result of a rocket strike of the Russian military on a residential high -rise building in Uman of Cherkasy region <text:a xlink:type="simple" xlink:href="https://www.ukrinform.ua/rubric-regions/3702203-raketnij-udar-po-umani-kilkist-zagiblih-zrosla-do-23.html" text:style-name="Internet_20_link" text:visited-style-name="Visited_20_Internet_20_Link">
</text:a>
. Among them are four children.</text:p>
      <text:p text:style-name="P4">
In the Dnieper as a result of the morning rocket attack on April 28 <text:a xlink:type="simple" xlink:href="https://www.ukrinform.ua/rubric-regions/3701825-raketna-ataka-na-dnipro-v-ova-rozpovili-detali.html" text:style-name="Internet_20_link" text:visited-style-name="Visited_20_Internet_20_Link">
</text:a>
, including a young child.</text:p>
      <text:p text:style-name="P4">
<text:span text:style-name="T4">
 Read also: </text:span>
 <text:a xlink:type="simple" xlink:href="https://www.ukrinform.ua/rubric-polytics/3702059-posol-izrailu-visloviv-spivcutta-rodinam-zagiblih-vid-raketnogo-obstrilu-rf.html" text:style-name="Internet_20_link" text:visited-style-name="Visited_20_Internet_20_Link">
<text:span text:style-name="T4">
 Ambassador </text:span>
 <text:span text:style-name="T4">
 Israel </text:span>
</text:a>
</text:p>
      <text:p text:style-name="P4">
News Source: <text:a xlink:type="simple" xlink:href="https://www.ukrinform.ua/rubric-ato/3702263-ssa-pro-raketnij-udar-po-ukraini-zrobimo-vse-abi-pritagti-rosiu-do-vidpovidalnosti.html" text:style-name="Internet_20_link" text:visited-style-name="Visited_20_Internet_20_Link">
https://www.ukrinform.ua/rubric-ato/3702263-ssa-pro-raketnij-udar-po-ukraini-zrobimo-vse-abi-pritagti-rosiu-do-vidpovidalnosti.html</text:a>
</text:p>
      <!--NEWS-->
      <text:h text:style-name="P10" text:outline-level="1">
<text:span text:style-name="T4">
Yarmolenko's penalties did not help Al-Ayna to go to the UAE Presidential Cup final</text:span>
</text:h>
      <text:p text:style-name="P4">
Authors: Ukrinform (Person)</text:p>
      <text:p text:style-name="P4">
Publisher: Укринформ (Organization)</text:p>
      <text:p text:style-name="P4">
Published Time: 2023-04-28T-53:30:24+03:00</text:p>
      <text:p text:style-name="P4">
Modified Time: 2023-04-28T21:30:24+03:00</text:p>
      <text:p text:style-name="P4">
Description: Al-Ain Football Club, Captain of the National Team of Ukraine Andriy Yarmolenko, who trains Ukrainian specialist Sergey Rebrov, lost in the President of the United Arab Emirates (UAE) in the post-match penalty series Al-Sharzha. - Ukrinform.</text:p>
      <text:p text:style-name="P4">
Images: ["<text:a xlink:type="simple" xlink:href="https://static.ukrinform.com/photos/2023_04/thumb_files/630_360_1682706491-528.jpg" text:style-name="Internet_20_link" text:visited-style-name="Visited_20_Internet_20_Link">
630_360_16827...</text:a>
"]</text:p>
      <text:p text:style-name="P4">
Tags: ['Ярмоленко', 'Футбол']</text:p>
      <text:p text:style-name="P4">
Type: Article</text:p>
      <!--METADATA-->
      <text:p text:style-name="P4">
<draw:frame draw:style-name="fr1" draw:name="Image52" text:anchor-type="as-char" svg:width="6.9236in" svg:height="3.956343in" draw:z-index="0">
<draw:image xlink:href="../Images/yкринформ/2023-04-28T-53-30-24-03-00/630_360_1682706491-528.jpg" xlink:type="simple" xlink:show="embed" xlink:actuate="onLoad" draw:mime-type="image/jpeg"/>
</draw:frame>
Al-Ain football club captain of the national team of Ukraine Andriy Yarmolenko, which is worked by Ukrainian specialist Sergey Rebrov, in the finals of the Presidential Connected Arab Emirates Cup(UAE)He lost in a series of post-match penalic and Al-Sharzha.</text:p>
      <text:p text:style-name="P4">
According to the Ukrainian Football Association( <text:a xlink:type="simple" xlink:href="https://uaf.ua/article/48131" text:style-name="Internet_20_link" text:visited-style-name="Visited_20_Internet_20_Link">
 </text:a>
), Yarmolenko went to the field in the starting warehouse and played to the very end of the two, which ended with the victory of the opponent of the Ukrainian team in a very long -term penalty penalty - 13:12 after a draw - 1: 1, reports in the game time.</text:p>
      <text:p text:style-name="P4">
<text:span text:style-name="T4">
 Read also: </text:span>
 <text:a xlink:type="simple" xlink:href="https://www.ukrinform.ua/rubric-sports/3692245-alajn-armolenka-zigrav-uniciu-u-persomu-pivfinali-kubka-prezidenta-oae.html" text:style-name="Internet_20_link" text:visited-style-name="Visited_20_Internet_20_Link">
<text:span text:style-name="T4">
 Yarmolenka </text:span>
</text:a>
It should be noted that Yarmolenko has twice implemented from the 11th mark in the series.</text:p>
      <text:p text:style-name="P4">
Photo: FC Al-Ain.</text:p>
      <text:p text:style-name="P4">
News Source: <text:a xlink:type="simple" xlink:href="https://www.ukrinform.ua/rubric-sports/3702261-penalti-armolenka-ne-dopomogli-alajnu-rebrova-vijti-u-final-kubka-prezidenta-oae.html" text:style-name="Internet_20_link" text:visited-style-name="Visited_20_Internet_20_Link">
https://www.ukrinform.ua/rubric-sports/3702261-penalti-armolenka-ne-dopomogli-alajnu-rebrova-vijti-u-final-kubka-prezidenta-oae.html</text:a>
</text:p>
      <!--NEWS-->
      <text:h text:style-name="P10" text:outline-level="1">
<text:span text:style-name="T4">
The UN could organize a mission to return deported Ukrainian children - Lubinets</text:span>
</text:h>
      <text:p text:style-name="P4">
Authors: Ukrinform (Person)</text:p>
      <text:p text:style-name="P4">
Publisher: Укринформ (Organization)</text:p>
      <text:p text:style-name="P4">
Published Time: 2023-04-28T-55:29:00+03:00</text:p>
      <text:p text:style-name="P4">
Modified Time: 2023-04-28T21:29:00+03:00</text:p>
      <text:p text:style-name="P4">
Description: </text:p>
      <text:p text:style-name="P4">
Організація Об’Єднаних Націй Могла Би Створити Місію, Яка Би Їздила В Рф І Забирала У Росіян Депортованих Українських Дітей. — Укрінформ.: </text:p>
      <text:p text:style-name="P4">
Images: ["<text:a xlink:type="simple" xlink:href="https://static.ukrinform.com/photos/2022_05/thumb_files/630_360_1652173617-173.jpg" text:style-name="Internet_20_link" text:visited-style-name="Visited_20_Internet_20_Link">
630_360_16521...</text:a>
"]</text:p>
      <text:p text:style-name="P4">
Tags: ['Депортація', 'Діти', 'ООН', 'Війна з росією', 'Дмитро Лубінець', 'Єдині новини']</text:p>
      <text:p text:style-name="P4">
Type: Article</text:p>
      <!--METADATA-->
      <text:p text:style-name="P4">
<draw:frame draw:style-name="fr1" draw:name="Image53" text:anchor-type="as-char" svg:width="6.9236in" svg:height="3.956343in" draw:z-index="0">
<draw:image xlink:href="../Images/yкринформ/2023-04-28T-55-29-00-03-00/630_360_1652173617-173.jpg" xlink:type="simple" xlink:show="embed" xlink:actuate="onLoad" draw:mime-type="image/jpeg"/>
</draw:frame>
The United Nations could create a mission that would go to the Russian Federation with the Russians deported Ukrainian children.</text:p>
      <text:p text:style-name="P4">
The Commissioner of the Verkhovna Rada of Human Rights Dmitry Lubinets said this on the air of the only news, answering the question of whether or not to respond to the deportation of Ukrainian children, correspondent.</text:p>
      <text:p text:style-name="P4">
“We wanted and want <text:a xlink:type="simple" xlink:href="https://www.ukrinform.ua/tag-oon" text:style-name="Internet_20_link" text:visited-style-name="Visited_20_Internet_20_Link">
</text:a>
created effective mechanism. It(Maybe - ed.), for example, some kind of mission that goes(to the Russians - ed.)And physically picks up our Ukrainian children. If the Russian Federation does not allow this city - then it is probably a long time to raise the issue of exclusion of the Russian Federation with, as minimum, the UN Security Council, as a maximum - in general from the ranks of this organization, ” - said Lubin.</text:p>
      <text:p text:style-name="P4">
<text:span text:style-name="T4">
 Read also: </text:span>
 <text:a xlink:type="simple" xlink:href="https://www.ukrinform.ua/rubric-ato/3702137-zelenskij-z-povernennam-deportovanih-ditej-poki-so-ukraini-dopomagae-tilki-ukraina.html" text:style-name="Internet_20_link" text:visited-style-name="Visited_20_Internet_20_Link">
<text:span text:style-name="T4">
 children </text:span>
</text:a>
Responding to the recognition of the PACE genocide deportation of the Tanasasilnitsky movement of Ukrainian children to the territory of the Russian Federation, the Ombudsman said that the PACE is an example of an international organization that is not afraid not only to regulate certain issues and discuss them, but also to accept relevant.</text:p>
      <text:p text:style-name="P4">
It was reported that April 27 <text:a xlink:type="simple" xlink:href="https://www.ukrinform.ua/rubric-ato/3701663-pare-viznala-genocidom-deportaciu-ukrainskih-ditej-do-rosii.html" text:style-name="Internet_20_link" text:visited-style-name="Visited_20_Internet_20_Link">
</text:a>
and called on the International Criminal Court to consider the possibility of criminal projection for this crime.</text:p>
      <text:p text:style-name="P4">
<text:span text:style-name="T4">
 Read also: </text:span>
 <text:a xlink:type="simple" xlink:href="https://www.ukrinform.ua/rubric-ato/3702175-dla-podolanna-naslidkiv-deportacii-ditej-z-ukraini-znadoblatsa-roki-watchlist.html" text:style-name="Internet_20_link" text:visited-style-name="Visited_20_Internet_20_Link">
<text:span text:style-name="T4">
 children </text:span>
</text:a>
On April 28, President of Ukraine Volodymyr Zelensky stated that Ukraine only helps Ukraine as Ukraine.</text:p>
      <text:p text:style-name="P4">
For his part, Lubinets stated that <text:a xlink:type="simple" xlink:href="https://www.ukrinform.ua/rubric-ato/3702216-lubinec-v-oon-nagadav-so-rosia-deportue-ukrainskih-ditej-z-2014-roku.html" text:style-name="Internet_20_link" text:visited-style-name="Visited_20_Internet_20_Link">
</text:a>
 .</text:p>
      <text:p text:style-name="P4">
News Source: <text:a xlink:type="simple" xlink:href="https://www.ukrinform.ua/rubric-ato/3702265-oon-mogla-b-organizuvati-misiu-sodo-povernenna-deportovanih-ukrainskih-ditej-lubinec.html" text:style-name="Internet_20_link" text:visited-style-name="Visited_20_Internet_20_Link">
https://www.ukrinform.ua/rubric-ato/3702265-oon-mogla-b-organizuvati-misiu-sodo-povernenna-deportovanih-ukrainskih-ditej-lubinec.html</text:a>
</text:p>
      <!--NEWS-->
      <text:h text:style-name="P10" text:outline-level="1">
<text:span text:style-name="T4">
Defense forces destroyed three Russian BMPs and a tank</text:span>
</text:h>
      <text:p text:style-name="P4">
Authors: Ukrinform (Person)</text:p>
      <text:p text:style-name="P4">
Publisher: Укринформ (Organization)</text:p>
      <text:p text:style-name="P4">
Published Time: 2023-04-28T-57:18:00+03:00</text:p>
      <text:p text:style-name="P4">
Modified Time: 2023-04-28T21:18:00+03:00</text:p>
      <text:p text:style-name="P4">
Description: The Armed Forces of Ukraine destroyed three BMPs and a tank of Russian invaders. - Ukrinform.</text:p>
      <text:p text:style-name="P4">
Images: ["<text:a xlink:type="simple" xlink:href="https://static.ukrinform.com/photos/2022_09/thumb_files/630_360_1663863368-624.jpg" text:style-name="Internet_20_link" text:visited-style-name="Visited_20_Internet_20_Link">
630_360_16638...</text:a>
"]</text:p>
      <text:p text:style-name="P4">
Tags: ['ЗСУ', 'Війна з росією', '#stoprussia']</text:p>
      <text:p text:style-name="P4">
Type: Article</text:p>
      <!--METADATA-->
      <text:p text:style-name="P4">
<draw:frame draw:style-name="fr1" draw:name="Image54" text:anchor-type="as-char" svg:width="6.9236in" svg:height="3.956343in" draw:z-index="0">
<draw:image xlink:href="../Images/yкринформ/2023-04-28T-57-18-00-03-00/630_360_1663863368-624.jpg" xlink:type="simple" xlink:show="embed" xlink:actuate="onLoad" draw:mime-type="image/jpeg"/>
</draw:frame>
The arms of Ukraine destroyed three BMPs and a tank of Russian invaders.</text:p>
      <text:p text:style-name="P4">
According to Ukrinform, the Land Forces of the Armed Forces of Ukraine are reported in <text:a xlink:type="simple" xlink:href="https://t.me/landforcesofukraine/8629" text:style-name="Internet_20_link" text:visited-style-name="Visited_20_Internet_20_Link">
</text:a>
by publishing the appropriate video.  Video: <text:a xlink:type="simple" xlink:href="https://www.facebook.com/watch/" text:style-name="Internet_20_link" text:visited-style-name="Visited_20_Internet_20_Link">
</text:a>
_</text:p>
      <text:p text:style-name="P4">
“Three enemy BMPs and a Russian tank were destroyed. The joint work of the artilleryman of the Evil and the 25th Separate Airborne Sicheslav Brigade, ”the message reads.</text:p>
      <text:p text:style-name="P4">
<text:span text:style-name="T4">
 Read also: </text:span>
 <text:a xlink:type="simple" xlink:href="https://www.ukrinform.ua/rubric-ato/3701828-sili-oboroni-znisili-vze-189-460-rosian.html" text:style-name="Internet_20_link" text:visited-style-name="Visited_20_Internet_20_Link">
<text:span text:style-name="T4">
 destroyed </text:span>
</text:a>
As reported by Ukrinform, in the Luhansk region paratroopers <text:a xlink:type="simple" xlink:href="https://www.ukrinform.ua/rubric-ato/3701910-desantniki-pokazali-rosijski-bmp-zniseni-na-lugansini.html" text:style-name="Internet_20_link" text:visited-style-name="Visited_20_Internet_20_Link">
</text:a>
.</text:p>
      <text:p text:style-name="P4">
_ Photo illustrative: General Staff of the Armed Forces_</text:p>
      <text:p text:style-name="P4">
News Source: <text:a xlink:type="simple" xlink:href="https://www.ukrinform.ua/rubric-ato/3702258-sili-oboroni-znisili-tri-rosijski-bmp-i-tank.html" text:style-name="Internet_20_link" text:visited-style-name="Visited_20_Internet_20_Link">
https://www.ukrinform.ua/rubric-ato/3702258-sili-oboroni-znisili-tri-rosijski-bmp-i-tank.html</text:a>
</text:p>
      <!--NEWS-->
      <text:h text:style-name="P10" text:outline-level="1">
<text:span text:style-name="T4">
In Zhytomyr region, two more parishes of the Moscow Patriarchate were moved to the PCC</text:span>
</text:h>
      <text:p text:style-name="P4">
Authors: Ukrinform (Person)</text:p>
      <text:p text:style-name="P4">
Publisher: Укринформ (Organization)</text:p>
      <text:p text:style-name="P4">
Published Time: 2023-04-28T-59:17:00+03:00</text:p>
      <text:p text:style-name="P4">
Modified Time: 2023-04-28T21:17:00+03:00</text:p>
      <text:p text:style-name="P4">
Description: In Zhytomyr region, the religious communities of the villages of Pylypivka and Pyatka passed to the Orthodox Church of Ukraine, which were previously subordinated to the UOC of the Moscow Patriarchate. - Ukrinform.</text:p>
      <text:p text:style-name="P4">
Images: ["<text:a xlink:type="simple" xlink:href="https://static.ukrinform.com/photos/2023_04/thumb_files/630_360_1682705518-685.jpg" text:style-name="Internet_20_link" text:visited-style-name="Visited_20_Internet_20_Link">
630_360_16827...</text:a>
"]</text:p>
      <text:p text:style-name="P4">
Tags: ['УПЦ МП', 'Житомирщина', 'Православна церква України']</text:p>
      <text:p text:style-name="P4">
Type: Article</text:p>
      <!--METADATA-->
      <text:p text:style-name="P4">
<draw:frame draw:style-name="fr1" draw:name="Image55" text:anchor-type="as-char" svg:width="6.9236in" svg:height="3.956343in" draw:z-index="0">
<draw:image xlink:href="../Images/yкринформ/2023-04-28T-59-17-00-03-00/630_360_1682705518-685.jpg" xlink:type="simple" xlink:show="embed" xlink:actuate="onLoad" draw:mime-type="image/jpeg"/>
</draw:frame>
The religious communities of Silpilipivka and Pyatka, which were previously subordinated to the UOC of the Moscow Patriarchate, passed to the Orthodox Church of Ukraine.</text:p>
      <text:p text:style-name="P4">
About it in <text:a xlink:type="simple" xlink:href="https://www.facebook.com/story.php" text:style-name="Internet_20_link" text:visited-style-name="Visited_20_Internet_20_Link">
</text:a>
The head of the Zhytomyr-Ovrutsk Diocese of the PSCU, Bishop of Zhytomyr Jovrutsky Paisius informed.</text:p>
      <text:p text:style-name="P4">
“On April 28, 2023, a working meeting with representatives of the Holy Dormition Religious Community. Pilipivka and the Holy Resurrection Community of the Moscow Patriarchate ... The community decided to join [] in the diocesan department of the Zhytomyr-Ovrutsk diocese.(https://www.ukrinform.ua/tag-pravoslavna-cerkva-ukraini)After the general builds, ”the message reads.</text:p>
      <text:p text:style-name="P4">
<text:span text:style-name="T4">
 Read also: </text:span>
 <text:a xlink:type="simple" xlink:href="https://www.ukrinform.ua/rubric-regions/3701409-na-hmelniccini-se-odna-parafia-perejsla-do-pcu.html" text:style-name="Internet_20_link" text:visited-style-name="Visited_20_Internet_20_Link">
<text:span text:style-name="T4">
 PCC </text:span>
</text:a>
The abbot of both parishes remained unity with the Moscow Patriarchate.</text:p>
      <text:p text:style-name="P4">
As reported by Ukrinform, <text:a xlink:type="simple" xlink:href="https://www.ukrinform.ua/rubric-regions/3701447-u-zitomirskij-oblasti-zaboronili-dialnist-upc-mp-v-oblasti.html" text:style-name="Internet_20_link" text:visited-style-name="Visited_20_Internet_20_Link">
</text:a>
The activities of the UOC MP in the territory of the region.  Photo: παΐσιος επίσκοπος, Facebook</text:p>
      <text:p text:style-name="P4">
News Source: <text:a xlink:type="simple" xlink:href="https://www.ukrinform.ua/rubric-regions/3702256-na-zitomirsini-se-dvi-parafii-moskovskogo-patriarhatu-perejsli-do-pcu.html" text:style-name="Internet_20_link" text:visited-style-name="Visited_20_Internet_20_Link">
https://www.ukrinform.ua/rubric-regions/3702256-na-zitomirsini-se-dvi-parafii-moskovskogo-patriarhatu-perejsli-do-pcu.html</text:a>
</text:p>
      <!--NEWS-->
      <text:h text:style-name="P10" text:outline-level="1">
<text:span text:style-name="T4">
About 450 households remain flooded in Chernihiv region</text:span>
</text:h>
      <text:p text:style-name="P4">
Authors: Ukrinform (Person)</text:p>
      <text:p text:style-name="P4">
Publisher: Укринформ (Organization)</text:p>
      <text:p text:style-name="P4">
Published Time: 2023-04-28T-61:10:51+03:00</text:p>
      <text:p text:style-name="P4">
Modified Time: 2023-04-28T21:10:51+03:00</text:p>
      <text:p text:style-name="P4">
Description: About 450 households remain flooded in Chernihiv region. There is also a decrease in water levels in rivers in areas of the region. - Ukrinform.</text:p>
      <text:p text:style-name="P4">
Images: ["<text:a xlink:type="simple" xlink:href="https://static.ukrinform.com/photos/2023_04/thumb_files/630_360_1682705413-154.jpg" text:style-name="Internet_20_link" text:visited-style-name="Visited_20_Internet_20_Link">
630_360_16827...</text:a>
"]</text:p>
      <text:p text:style-name="P4">
Tags: ['Повінь', 'Чернігівщина', 'Єдині новини', 'Водопілля']</text:p>
      <text:p text:style-name="P4">
Type: Article</text:p>
      <!--METADATA-->
      <text:p text:style-name="P4">
<draw:frame draw:style-name="fr1" draw:name="Image56" text:anchor-type="as-char" svg:width="6.9236in" svg:height="3.956343in" draw:z-index="0">
<draw:image xlink:href="../Images/yкринформ/2023-04-28T-61-10-51-03-00/630_360_1682705413-154.jpg" xlink:type="simple" xlink:show="embed" xlink:actuate="onLoad" draw:mime-type="image/jpeg"/>
</draw:frame>
About 450 households remain flooded in the external. The water level in rivers in the region areas is also observed.</text:p>
      <text:p text:style-name="P4">
This was reported during the National Teleterna "Unified News" by the Chief of Chernihiv OVA Dmitry Bryzhynsky, Ukrinform reports.</text:p>
      <text:p text:style-name="P4">
“Total on <text:a xlink:type="simple" xlink:href="https://www.ukrinform.ua/tag-cernigivsina" text:style-name="Internet_20_link" text:visited-style-name="Visited_20_Internet_20_Link">
</text:a>
About 450 households are now underwatering, there are no burned -out -flooded households. Today there is a rise in water levels within the city beach plus 7 cm, in other areas of the region there is a decrease in the level of water, so we expect that in the coming days the reduction of water levels around the city will begin in the coming days, ”Bryzhinsky said.</text:p>
      <text:p text:style-name="P4">
<text:span text:style-name="T4">
 Read also: </text:span>
 <text:a xlink:type="simple" xlink:href="https://www.ukrinform.ua/rubric-regions/3702086-na-kiivsini-sposterigaetsa-spad-vodi-ova.html" text:style-name="Internet_20_link" text:visited-style-name="Visited_20_Internet_20_Link">
<text:span text:style-name="T4">
 water </text:span>
</text:a>
The head of the Ova also informed about the causes of the water supply in Chernihiv. The most opinion, in Chernihiv, it depends on the overall level of water in the rivers is natural.</text:p>
      <text:p text:style-name="P4">
As reported by Ukrinform, as of the morning of April 28 in Ukraine <text:a xlink:type="simple" xlink:href="https://www.ukrinform.ua/rubric-regions/3701876-vodopilla-u-semi-oblastah-zalisautsa-pidtoplenna.html" text:style-name="Internet_20_link" text:visited-style-name="Visited_20_Internet_20_Link">
</text:a>
<text:span text:style-name="T5">
Opto illustrative: SNNS</text:span>
</text:p>
      <text:p text:style-name="P4">
News Source: <text:a xlink:type="simple" xlink:href="https://www.ukrinform.ua/rubric-regions/3702253-na-cernigivsini-zalisautsa-pidtoplenimi-blizko-450-domogospodarstv.html" text:style-name="Internet_20_link" text:visited-style-name="Visited_20_Internet_20_Link">
https://www.ukrinform.ua/rubric-regions/3702253-na-cernigivsini-zalisautsa-pidtoplenimi-blizko-450-domogospodarstv.html</text:a>
</text:p>
      <!--NEWS-->
      <text:h text:style-name="P10" text:outline-level="1">
<text:span text:style-name="T4">
On weekends of Ukraine, night frosts are predicted, warm up to +18 ° in the afternoon</text:span>
</text:h>
      <text:p text:style-name="P4">
Authors: Ukrinform (Person)</text:p>
      <text:p text:style-name="P4">
Publisher: Укринформ (Organization)</text:p>
      <text:p text:style-name="P4">
Published Time: 2023-04-28T-64:59:00+03:00</text:p>
      <text:p text:style-name="P4">
Modified Time: 2023-04-28T20:59:00+03:00</text:p>
      <text:p text:style-name="P4">
Description: On the weekend of April 29-30, the inhabitants of almost all regions of Ukraine are expected by clouds, rains, thunderstorms and night frosts. - Ukrinform.</text:p>
      <text:p text:style-name="P4">
Images: ["<text:a xlink:type="simple" xlink:href="https://static.ukrinform.com/photos/2023_04/thumb_files/630_360_1682260029-665.jpg" text:style-name="Internet_20_link" text:visited-style-name="Visited_20_Internet_20_Link">
630_360_16822...</text:a>
"]</text:p>
      <text:p text:style-name="P4">
Tags: ['Дощ', 'Погода', 'Тепло', 'Весна', 'Заморозки']</text:p>
      <text:p text:style-name="P4">
Type: Article</text:p>
      <!--METADATA-->
      <text:p text:style-name="P4">
<draw:frame draw:style-name="fr1" draw:name="Image57" text:anchor-type="as-char" svg:width="6.9236in" svg:height="3.956343in" draw:z-index="0">
<draw:image xlink:href="../Images/yкринформ/2023-04-28T-64-59-00-03-00/630_360_1682260029-665.jpg" xlink:type="simple" xlink:show="embed" xlink:actuate="onLoad" draw:mime-type="image/jpeg"/>
</draw:frame>
On April 29-30, the inhabitants of almost all regions of Ukraine expect clouds, rains, thunderstorms and night frosts.</text:p>
      <text:p text:style-name="P4">
Ukrinform was reported in Sinoptik.ua.</text:p>
      <text:p text:style-name="P4">
According to forecasters, on Saturday, April 29, in most regions will be cloudy. In the west, the country will be rained, in the east and south -east, moderate rains with thunderstorms are expected. The average air temperature in the day in Ukraine will be about +13… +16 ° C. At night in <text:a xlink:type="simple" xlink:href="http://ua.sinoptik.ua/%D0%BF%D0%BE%D0%B3%D0%BE%D0%B4%D0%B0-%D0%B4%D0%BD%D1%96%D0%BF%D1%80%D0%BE" text:style-name="Internet_20_link" text:visited-style-name="Visited_20_Internet_20_Link">
</text:a>
, eastern and southeastern regions thermometers will show from +5 to +12 ° C, the western, central and northern regions will come to -3 ° C, so it is worth covering the plants in the garden and in the garden in advance.</text:p>
      <text:p text:style-name="P4">
<text:span text:style-name="T4">
 Read also: </text:span>
 <text:a xlink:type="simple" xlink:href="https://www.ukrinform.ua/rubric-world/3679796-lid-navkolo-antarktidi-sagnuv-najnizcogo-rivna-za-ostanni-45-rokiv-klimatologi.html" text:style-name="Internet_20_link" text:visited-style-name="Visited_20_Internet_20_Link">
<text:span text:style-name="T4">
 climatologists </text:span>
</text:a>
On Sunday, April 30, the weather will be cloudy, the average daytime air temperature will be +12… +14 ° C. The warmest will be in the Odessa Imikolaiv regions, in Volyn and Transcarpathia - +16… +18 ° C. At night in <text:a xlink:type="simple" xlink:href="https://ua.sinoptik.ua/%D0%BF%D0%BE%D0%B3%D0%BE%D0%B4%D0%B0-%D0%BA%D0%B8%D1%97%D0%B2" text:style-name="Internet_20_link" text:visited-style-name="Visited_20_Internet_20_Link">
</text:a>
, northern and central regions are expected to freeze. Small wins in the western, eastern and southern regions.</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a>
On Monday, May 1, <text:a xlink:type="simple" xlink:href="https://www.ukrinform.ua/tag-dos" text:style-name="Internet_20_link" text:visited-style-name="Visited_20_Internet_20_Link">
</text:a>
In the east, south in the center of the country. In the eastern and central regions, the weather will be cool at the beginning of the week - up to+13…+16 ° C, south, north and west warms up to comfortable+17…+19 ° C, and in Transcarpathia and Bukovina - up to+21 ° C .</text:p>
      <text:p text:style-name="P4">
News Source: <text:a xlink:type="simple" xlink:href="https://www.ukrinform.ua/rubric-regions/3701933-na-vihidnih-ukraini-prognozuut-nicni-zamorozki-vden-progrie-do-18.html" text:style-name="Internet_20_link" text:visited-style-name="Visited_20_Internet_20_Link">
https://www.ukrinform.ua/rubric-regions/3701933-na-vihidnih-ukraini-prognozuut-nicni-zamorozki-vden-progrie-do-18.html</text:a>
</text:p>
      <!--NEWS-->
      <text:h text:style-name="P10" text:outline-level="1">
<text:span text:style-name="T4">
Russia deliberately fires houses in Ukraine - Foreign Ministry of France</text:span>
</text:h>
      <text:p text:style-name="P4">
Authors: Ukrinform (Person)</text:p>
      <text:p text:style-name="P4">
Publisher: Укринформ (Organization)</text:p>
      <text:p text:style-name="P4">
Published Time: 2023-04-28T-66:40:23+03:00</text:p>
      <text:p text:style-name="P4">
Modified Time: 2023-04-28T20:40:23+03:00</text:p>
      <text:p text:style-name="P4">
Description: France "in the most part" condemned the strikes caused by Russia last night in the peaceful cities of Ukraine, in particular in Cherkasy, Dnipropetrovsk and Kyiv regions. - Ukrinform.</text:p>
      <text:p text:style-name="P4">
Images: ["<text:a xlink:type="simple" xlink:href="https://static.ukrinform.com/photos/2023_04/thumb_files/630_360_1682687381-894.jpg" text:style-name="Internet_20_link" text:visited-style-name="Visited_20_Internet_20_Link">
630_360_16826...</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Tags: ['Франція', 'Війна з росією', 'Ракетний удар']</text:p>
      <text:p text:style-name="P4">
Type: Article</text:p>
      <!--METADATA-->
      <text:p text:style-name="P4">
<draw:frame draw:style-name="fr1" draw:name="Image58" text:anchor-type="as-char" svg:width="6.9236in" svg:height="3.956343in" draw:z-index="0">
<draw:image xlink:href="../Images/yкринформ/2023-04-28T-66-40-23-03-00/630_360_1682687381-894.jpg" xlink:type="simple" xlink:show="embed" xlink:actuate="onLoad" draw:mime-type="image/jpeg"/>
</draw:frame>
France "in the most rebellious way" condemned the strikes caused by Russia last night to the peaceful city's city, in particular in Cherkasy, Dnipropetrovsk and Kyiv regions.</text:p>
      <text:p text:style-name="P4">
According to Ukrinform, this is stated in the Ministry of Foreign Affairs of France published today, reports <text:a xlink:type="simple" xlink:href="https://edition.cnn.com/europe/live-news/russia-ukraine-war-news-04-28-23/h_fa3a3013656d2dd498ca9f7f7c408cc5" text:style-name="Internet_20_link" text:visited-style-name="Visited_20_Internet_20_Link">
</text:a>
.</text:p>
      <text:p text:style-name="P4">
The statement emphasizes the intentional shelling of Russia by residential buildings by the ventral part of the city of Uman, which "led to significant casualties of the average population, including <text:a xlink:type="simple" xlink:href="https://www.ukrinform.ua/tag-diti" text:style-name="Internet_20_link" text:visited-style-name="Visited_20_Internet_20_Link">
</text:a>
”.</text:p>
      <text:p text:style-name="P4">
"Such blows to the Ukrainian infrastructure and civilian population emphasize Russia's essential desire to continue the escalation of the invading war in Ukraine," the ministry was entrusted.</text:p>
      <text:p text:style-name="P4">
<text:span text:style-name="T4">
 Read also: </text:span>
 <text:a xlink:type="simple" xlink:href="https://www.ukrinform.ua/rubric-other_news/3701836-rosia-atakuvala-ukrainu-raketami-e-zagibli-i-poraneni.html" text:style-name="Internet_20_link" text:visited-style-name="Visited_20_Internet_20_Link">
<text:span text:style-name="T4">
 missile </text:span>
 <text:span text:style-name="T4">
 Attack </text:span>
 <text:span text:style-name="T4">
 three </text:span>
 <text:span text:style-name="T4">
 </text:span>
 cities **</text:a>
France's Foreign Minister Katrin Kolonsna stressed that the country would have been able to support the Ukrainian Courts and the International Criminal Court of Justice to combat impunity for Russia's war crimes.As reported by Ukrinform, the invaders fired at Uman with winged. In one nine -storey building, the entrance was completely destroyed, 10 houses were surveyed.</text:p>
      <text:p text:style-name="P4">
According to the latest data, the number of killed as a result of a rocket strike of the Russian military on a residential high -rise building in Uman of Cherkasy region <text:a xlink:type="simple" xlink:href="https://www.ukrinform.ua/rubric-regions/3702203-raketnij-udar-po-umani-kilkist-zagiblih-zrosla-do-23.html" text:style-name="Internet_20_link" text:visited-style-name="Visited_20_Internet_20_Link">
</text:a>
. Among them are four children.</text:p>
      <text:p text:style-name="P4">
News Source: <text:a xlink:type="simple" xlink:href="https://www.ukrinform.ua/rubric-ato/3702244-rosia-navmisno-obstrilue-zitlovi-budinki-v-ukraini-mzs-francii.html" text:style-name="Internet_20_link" text:visited-style-name="Visited_20_Internet_20_Link">
https://www.ukrinform.ua/rubric-ato/3702244-rosia-navmisno-obstrilue-zitlovi-budinki-v-ukraini-mzs-francii.html</text:a>
</text:p>
      <!--NEWS-->
      <text:h text:style-name="P10" text:outline-level="1">
<text:span text:style-name="T4">
Tsurenko Willed Victory overcame the second circle of WTA tournament in Madrid</text:span>
</text:h>
      <text:p text:style-name="P4">
Authors: Ukrinform (Person)</text:p>
      <text:p text:style-name="P4">
Publisher: Укринформ (Organization)</text:p>
      <text:p text:style-name="P4">
Published Time: 2023-04-28T-68:39:46+03:00</text:p>
      <text:p text:style-name="P4">
Modified Time: 2023-04-28T20:39:46+03:00</text:p>
      <text:p text:style-name="P4">
Description: Lesya Turenko was released to the 1/16 finals at the prestigious soil tournament of the Women's Tennis Association (WTA) - Mutua Madrid Open - in Madrid (Spain) with a prize fund of $ 7.652 million - Ukrinform.</text:p>
      <text:p text:style-name="P4">
Images: ["<text:a xlink:type="simple" xlink:href="https://static.ukrinform.com/photos/2023_04/thumb_files/630_360_1682702908-661.jpg" text:style-name="Internet_20_link" text:visited-style-name="Visited_20_Internet_20_Link">
630_360_16827...</text:a>
"]</text:p>
      <text:p text:style-name="P4">
Tags: ['Цуренко', 'Теніс']</text:p>
      <text:p text:style-name="P4">
Type: Article</text:p>
      <!--METADATA-->
      <text:p text:style-name="P4">
<draw:frame draw:style-name="fr1" draw:name="Image59" text:anchor-type="as-char" svg:width="6.9236in" svg:height="3.956343in" draw:z-index="0">
<draw:image xlink:href="../Images/yкринформ/2023-04-28T-68-39-46-03-00/630_360_1682702908-661.jpg" xlink:type="simple" xlink:show="embed" xlink:actuate="onLoad" draw:mime-type="image/jpeg"/>
</draw:frame>
Ukrainian Tsurenko reached the 1/16 finals at the prestigious soil tournament of the Women's Tenisa Association(WTA)- Mutua Madrid Open - in Madrid(Spain)With a prize fund $ 7.652 million.</text:p>
      <text:p text:style-name="P4">
In the second circle of competitions, Tsurenko won a volitional victory at the super -25th number of Swiss Taihmann in three sets - 3: 6, 6: 2, 6: 4, reports.</text:p>
      <text:p text:style-name="P4">
In the decisive party, Kyivka was inferior to 0: 3, but as a result, he was able to reflect the course of the meeting in its favor.</text:p>
      <text:p text:style-name="P4">
The tennis players spent more than 2.5 hours at the court.</text:p>
      <text:p text:style-name="P4">
The next rival Tsurenko will be the 8th number of "sowing" Russian Darya Kasatkin, who beat her compatriot Anastasia Pavlyuchenko - 6: 4, 6: 3.</text:p>
      <text:p text:style-name="P4">
<text:span text:style-name="T4">
 Read also: </text:span>
 <text:a xlink:type="simple" xlink:href="https://www.ukrinform.ua/rubric-sports/3701685-kalinina-prograla-u-drugomu-koli-turniru-wta-v-madridi.html" text:style-name="Internet_20_link" text:visited-style-name="Visited_20_Internet_20_Link">
</text:a>
The Madrid tournament will last until May 6.</text:p>
      <text:p text:style-name="P4">
Photo: btu.org.ua.</text:p>
      <text:p text:style-name="P4">
News Source: <text:a xlink:type="simple" xlink:href="https://www.ukrinform.ua/rubric-sports/3702243-curenko-volovou-peremogou-podolala-druge-kolo-turniru-wta-u-madridi.html" text:style-name="Internet_20_link" text:visited-style-name="Visited_20_Internet_20_Link">
https://www.ukrinform.ua/rubric-sports/3702243-curenko-volovou-peremogou-podolala-druge-kolo-turniru-wta-u-madridi.html</text:a>
</text:p>
      <!--NEWS-->
      <text:h text:style-name="P10" text:outline-level="1">
<text:span text:style-name="T4">
General Staff of Armed Forces of Ukraine: air defense shot down 21 of 23 Kh-101/Kh-555 cruise...</text:span>
</text:h>
      <text:p text:style-name="P4">
Authors: liveuamap (Language: en)</text:p>
      <text:p text:style-name="P4">
Time: 2023-04-28T00:43:11</text:p>
      <text:p text:style-name="P4">
Location: Caspian Sea (Latitude:44.96418 Longtitude:48.2959)</text:p>
      <text:p text:style-name="P4">
Videos: []</text:p>
      <text:p text:style-name="P4">
Images: []</text:p>
      <text:p text:style-name="P4">
Tags: []</text:p>
      <text:p text:style-name="P4">
Id: 22559081</text:p>
      <!--METADATA-->
      <text:p text:style-name="P4">
General Staff of Armed Forces of Ukraine: air defense shot down 21 of 23Kh-101/Kh-555 cruise missiles launched by Russian Tu-95 from Caspian Sea</text:p>
      <text:p text:style-name="P4">
News Collection Link: <text:a xlink:type="simple" xlink:href="https://liveuamap.com/en/2023/28-april-general-staff-of-armed-forces-of-ukraine-air-defense" text:style-name="Internet_20_link" text:visited-style-name="Visited_20_Internet_20_Link">
https://liveuamap.com/en/2023/28-april-general-staff-of-armed-forces-of-ukraine-air-defense</text:a>
</text:p>
      <text:p text:style-name="P4">
News Source: <text:a xlink:type="simple" xlink:href="https://t.me/GeneralStaffZSU/7655" text:style-name="Internet_20_link" text:visited-style-name="Visited_20_Internet_20_Link">
https://t.me/GeneralStaffZSU/7655</text:a>
</text:p>
      <!--NEWS-->
      <text:h text:style-name="P10" text:outline-level="1">
<text:span text:style-name="T4">
At least 6 people killed, 9 wounded as result of missile strikes in Uman</text:span>
</text:h>
      <text:p text:style-name="P4">
Authors: liveuamap (Language: en)</text:p>
      <text:p text:style-name="P4">
Time: 2023-04-28T02:23:02</text:p>
      <text:p text:style-name="P4">
Location: Uman (Latitude:48.7387 Longtitude:30.21335)</text:p>
      <text:p text:style-name="P4">
Videos: []</text:p>
      <text:p text:style-name="P4">
Images: ["<text:a xlink:type="simple" xlink:href="https://liveuamap.com/pics/2023/04/28/22559127_0.jpg" text:style-name="Internet_20_link" text:visited-style-name="Visited_20_Internet_20_Link">
22559127_0.jpg</text:a>
"]</text:p>
      <text:p text:style-name="P4">
Tags: ["Europe", "Central and Eastern Europe"]</text:p>
      <text:p text:style-name="P4">
Id: 22559127</text:p>
      <!--METADATA-->
      <text:p text:style-name="P4">
At least 6 people killed, 9 wounded as result of missile strikes in Uman</text:p>
      <text:p text:style-name="P4">
<draw:frame draw:style-name="fr1" draw:name="Image60" text:anchor-type="as-char" svg:width="6.9236in" svg:height="5.154236in" draw:z-index="0">
<draw:image xlink:href="../Images/liveuamap/2023-04-28T02-23-02/22559127_0.jpg" xlink:type="simple" xlink:show="embed" xlink:actuate="onLoad" draw:mime-type="image/jpeg"/>
</draw:frame>
News Collection Link: <text:a xlink:type="simple" xlink:href="https://liveuamap.com/en/2023/28-april-at-least-6-people-killed-9-wounded-as-result-of" text:style-name="Internet_20_link" text:visited-style-name="Visited_20_Internet_20_Link">
https://liveuamap.com/en/2023/28-april-at-least-6-people-killed-9-wounded-as-result-of</text:a>
</text:p>
      <text:p text:style-name="P4">
News Source: <text:a xlink:type="simple" xlink:href="https://t.me/channel24_ua/86109" text:style-name="Internet_20_link" text:visited-style-name="Visited_20_Internet_20_Link">
https://t.me/channel24_ua/86109</text:a>
</text:p>
      <!--NEWS-->
      <text:h text:style-name="P10" text:outline-level="1">
<text:span text:style-name="T4">
Nikolaev, Mykolaiv region, Kherson, Kherson region (08:24). Red Alrt: Aerial Tchretate. WITH...</text:span>
</text:h>
      <text:p text:style-name="P4">
Authors: liveuamap (Language: en)</text:p>
      <text:p text:style-name="P4">
Time: 2023-04-28T02:26:00</text:p>
      <text:p text:style-name="P4">
Location: Mykolaiv (Latitude:46.94866 Longtitude:32.00639)</text:p>
      <text:p text:style-name="P4">
Videos: []</text:p>
      <text:p text:style-name="P4">
Images: []</text:p>
      <text:p text:style-name="P4">
Tags: ["Europe", "Central and Eastern Europe"]</text:p>
      <text:p text:style-name="P4">
Id: 22559138</text:p>
      <!--METADATA-->
      <text:p text:style-name="P4">
Nikolaev, Mykolaiv region, Kherson, Kherson region(08:24). Red Alert:aerial threat. Sirens sounding. Take cover now!</text:p>
      <text:p text:style-name="P4">
News Collection Link: <text:a xlink:type="simple" xlink:href="https://liveuamap.com/en/2023/28-april-mykolaiv-mykolayivska-oblast-khersong" text:style-name="Internet_20_link" text:visited-style-name="Visited_20_Internet_20_Link">
https://liveuamap.com/en/2023/28-april-mykolaiv-mykolayivska-oblast-khersong</text:a>
</text:p>
      <text:p text:style-name="P4">
News Source: <text:a xlink:type="simple" xlink:href="https://t.me/air_alert_ua/43924" text:style-name="Internet_20_link" text:visited-style-name="Visited_20_Internet_20_Link">
https://t.me/air_alert_ua/43924</text:a>
</text:p>
      <!--NEWS-->
      <text:h text:style-name="P10" text:outline-level="1">
<text:span text:style-name="T4">
Zaporizhzhya region, Dnipro, Dnipropetrovsk region (08: SS). Red Alrt: Aerial Tchretate. Sirens Su ...</text:span>
</text:h>
      <text:p text:style-name="P4">
Authors: liveuamap (Language: en)</text:p>
      <text:p text:style-name="P4">
Time: 2023-04-28T02:38:00</text:p>
      <text:p text:style-name="P4">
Location: Zaporizka Oblast (Latitude:47.610971 Longtitude:35.765051)</text:p>
      <text:p text:style-name="P4">
Videos: []</text:p>
      <text:p text:style-name="P4">
Images: []</text:p>
      <text:p text:style-name="P4">
Tags: ["Europe", "Central and Eastern Europe"]</text:p>
      <text:p text:style-name="P4">
Id: 22559149</text:p>
      <!--METADATA-->
      <text:p text:style-name="P4">
Zaporizhzhia region, Dnipro, Dnipropetrovsk region(08:37). Red Alert: aerialthreat. Sirens sounding. Take cover now!</text:p>
      <text:p text:style-name="P4">
News Collection Link: <text:a xlink:type="simple" xlink:href="https://liveuamap.com/en/2023/28-april-zaporizka-oblast-dnipro-dnipropetrovg" text:style-name="Internet_20_link" text:visited-style-name="Visited_20_Internet_20_Link">
https://liveuamap.com/en/2023/28-april-zaporizka-oblast-dnipro-dnipropetrovg</text:a>
</text:p>
      <text:p text:style-name="P4">
News Source: <text:a xlink:type="simple" xlink:href="https://t.me/air_alert_ua/43926" text:style-name="Internet_20_link" text:visited-style-name="Visited_20_Internet_20_Link">
https://t.me/air_alert_ua/43926</text:a>
</text:p>
      <!--NEWS-->
      <text:h text:style-name="P10" text:outline-level="1">
<text:span text:style-name="T4">
13y.o. child wounded as debris of a missile hit residential house in Kyiv region</text:span>
</text:h>
      <text:p text:style-name="P4">
Authors: liveuamap (Language: en)</text:p>
      <text:p text:style-name="P4">
Time: 2023-04-28T02:39:00</text:p>
      <text:p text:style-name="P4">
Location: Kyiv (Latitude:50.15205 Longtitude:30.74387)</text:p>
      <text:p text:style-name="P4">
Videos: []</text:p>
      <text:p text:style-name="P4">
Images: ["<text:a xlink:type="simple" xlink:href="https://liveuamap.com/pics/2023/04/28/22559154_0.jpg" text:style-name="Internet_20_link" text:visited-style-name="Visited_20_Internet_20_Link">
22559154_0.jpg</text:a>
", "<text:a xlink:type="simple" xlink:href="https://liveuamap.com/pics/2023/04/28/22559154_1.jpg" text:style-name="Internet_20_link" text:visited-style-name="Visited_20_Internet_20_Link">
22559154_1.jpg</text:a>
", "<text:a xlink:type="simple" xlink:href="https://liveuamap.com/pics/2023/04/28/22559154_2.jpg" text:style-name="Internet_20_link" text:visited-style-name="Visited_20_Internet_20_Link">
22559154_2.jpg</text:a>
", "<text:a xlink:type="simple" xlink:href="https://liveuamap.com/pics/2023/04/28/22559154_3.jpg" text:style-name="Internet_20_link" text:visited-style-name="Visited_20_Internet_20_Link">
22559154_3.jpg</text:a>
"]</text:p>
      <text:p text:style-name="P4">
Tags: ["Europe", "Central and Eastern Europe"]</text:p>
      <text:p text:style-name="P4">
Id: 22559154</text:p>
      <!--METADATA-->
      <text:p text:style-name="P4">
13y.o. child wounded as debris of a missile hit residential house in Kyivregion</text:p>
      <text:p text:style-name="P4">
<draw:frame draw:style-name="fr1" draw:name="Image61" text:anchor-type="as-char" svg:width="6.9236in" svg:height="5.1927in" draw:z-index="0">
<draw:image xlink:href="../Images/liveuamap/2023-04-28T02-39-00/22559154_0.jpg" xlink:type="simple" xlink:show="embed" xlink:actuate="onLoad" draw:mime-type="image/jpeg"/>
</draw:frame>
<draw:frame draw:style-name="fr1" draw:name="Image62" text:anchor-type="as-char" svg:width="5.6125in" svg:height="10.0in" draw:z-index="0">
<draw:image xlink:href="../Images/liveuamap/2023-04-28T02-39-00/22559154_1.jpg" xlink:type="simple" xlink:show="embed" xlink:actuate="onLoad" draw:mime-type="image/jpeg"/>
</draw:frame>
<draw:frame draw:style-name="fr1" draw:name="Image63" text:anchor-type="as-char" svg:width="6.9236in" svg:height="9.231467in" draw:z-index="0">
<draw:image xlink:href="../Images/liveuamap/2023-04-28T02-39-00/22559154_2.jpg" xlink:type="simple" xlink:show="embed" xlink:actuate="onLoad" draw:mime-type="image/jpeg"/>
</draw:frame>
<draw:frame draw:style-name="fr1" draw:name="Image64" text:anchor-type="as-char" svg:width="6.9236in" svg:height="3.894525in" draw:z-index="0">
<draw:image xlink:href="../Images/liveuamap/2023-04-28T02-39-00/22559154_3.jpg" xlink:type="simple" xlink:show="embed" xlink:actuate="onLoad" draw:mime-type="image/jpeg"/>
</draw:frame>
News Collection Link: <text:a xlink:type="simple" xlink:href="https://liveuamap.com/en/2023/28-april-13yo-child-wounded-as-debris-of-a-missile-hit-residential" text:style-name="Internet_20_link" text:visited-style-name="Visited_20_Internet_20_Link">
https://liveuamap.com/en/2023/28-april-13yo-child-wounded-as-debris-of-a-missile-hit-residential</text:a>
</text:p>
      <text:p text:style-name="P4">
News Source: <text:a xlink:type="simple" xlink:href="https://t.me/corona_kyiv/4644" text:style-name="Internet_20_link" text:visited-style-name="Visited_20_Internet_20_Link">
https://t.me/corona_kyiv/4644</text:a>
</text:p>
      <!--NEWS-->
      <text:h text:style-name="P10" text:outline-level="1">
<text:span text:style-name="T4">
Death toll of Russian missile strike in Uman increased to 9, at least 17 more wounded</text:span>
</text:h>
      <text:p text:style-name="P4">
Authors: liveuamap (Language: en)</text:p>
      <text:p text:style-name="P4">
Time: 2023-04-28T02:49:40</text:p>
      <text:p text:style-name="P4">
Location: Uman (Latitude:48.73935 Longtitude:30.21159)</text:p>
      <text:p text:style-name="P4">
Videos: []</text:p>
      <text:p text:style-name="P4">
Images: ["<text:a xlink:type="simple" xlink:href="https://liveuamap.com/pics/2023/04/28/22559150_0.jpg" text:style-name="Internet_20_link" text:visited-style-name="Visited_20_Internet_20_Link">
22559150_0.jpg</text:a>
", "<text:a xlink:type="simple" xlink:href="https://liveuamap.com/pics/2023/04/28/22559150_1.jpg" text:style-name="Internet_20_link" text:visited-style-name="Visited_20_Internet_20_Link">
22559150_1.jpg</text:a>
"]</text:p>
      <text:p text:style-name="P4">
Tags: []</text:p>
      <text:p text:style-name="P4">
Id: 22559150</text:p>
      <!--METADATA-->
      <text:p text:style-name="P4">
Death toll of Russian missile strike in Uman increased to 9, at least 17 morewounded</text:p>
      <text:p text:style-name="P4">
<draw:frame draw:style-name="fr1" draw:name="Image65" text:anchor-type="as-char" svg:width="6.9236in" svg:height="9.926308in" draw:z-index="0">
<draw:image xlink:href="../Images/liveuamap/2023-04-28T02-49-40/22559150_0.jpg" xlink:type="simple" xlink:show="embed" xlink:actuate="onLoad" draw:mime-type="image/jpeg"/>
</draw:frame>
<draw:frame draw:style-name="fr1" draw:name="Image66" text:anchor-type="as-char" svg:width="5.075in" svg:height="10.0in" draw:z-index="0">
<draw:image xlink:href="../Images/liveuamap/2023-04-28T02-49-40/22559150_1.jpg" xlink:type="simple" xlink:show="embed" xlink:actuate="onLoad" draw:mime-type="image/jpeg"/>
</draw:frame>
News Collection Link: <text:a xlink:type="simple" xlink:href="https://liveuamap.com/en/2023/28-april-death-toll-of-russian-missile-strike-in-uman-increased" text:style-name="Internet_20_link" text:visited-style-name="Visited_20_Internet_20_Link">
https://liveuamap.com/en/2023/28-april-death-toll-of-russian-missile-strike-in-uman-increased</text:a>
</text:p>
      <text:p text:style-name="P4">
News Source: <text:a xlink:type="simple" xlink:href="https://t.me/espresotb/61223" text:style-name="Internet_20_link" text:visited-style-name="Visited_20_Internet_20_Link">
https://t.me/espresotb/61223</text:a>
</text:p>
      <!--NEWS-->
      <text:h text:style-name="P10" text:outline-level="1">
<text:span text:style-name="T4">
Donetsk Oblast(08:56). Red Alert: aerial threat. Sirens sounding. Take cover now!</text:span>
</text:h>
      <text:p text:style-name="P4">
Authors: liveuamap (Language: en)</text:p>
      <text:p text:style-name="P4">
Time: 2023-04-28T02:58:00</text:p>
      <text:p text:style-name="P4">
Location: Donetsk Oblast (Latitude:48.72744 Longtitude:37.5781)</text:p>
      <text:p text:style-name="P4">
Videos: []</text:p>
      <text:p text:style-name="P4">
Images: []</text:p>
      <text:p text:style-name="P4">
Tags: ["Europe", "Central and Eastern Europe"]</text:p>
      <text:p text:style-name="P4">
Id: 22559151</text:p>
      <!--METADATA-->
      <text:p text:style-name="P4">
Donetsk Oblast(08:56). Red Alert: aerial threat. Sirens sounding. Take covernow!</text:p>
      <text:p text:style-name="P4">
News Collection Link: <text:a xlink:type="simple" xlink:href="https://liveuamap.com/en/2023/28-april-donetsk-oblast0856-red-alert-aerial-g" text:style-name="Internet_20_link" text:visited-style-name="Visited_20_Internet_20_Link">
https://liveuamap.com/en/2023/28-april-donetsk-oblast0856-red-alert-aerial-g</text:a>
</text:p>
      <text:p text:style-name="P4">
News Source: <text:a xlink:type="simple" xlink:href="https://t.me/air_alert_ua/43927" text:style-name="Internet_20_link" text:visited-style-name="Visited_20_Internet_20_Link">
https://t.me/air_alert_ua/43927</text:a>
</text:p>
      <!--NEWS-->
      <text:h text:style-name="P10" text:outline-level="1">
<text:span text:style-name="T4">
The President of the Czech Republic Petr Pavel and the President of Slovakia Zuzana Chaputova...</text:span>
</text:h>
      <text:p text:style-name="P4">
Authors: liveuamap (Language: en)</text:p>
      <text:p text:style-name="P4">
Time: 2023-04-28T03:01:02</text:p>
      <text:p text:style-name="P4">
Location: Kyiv, Kyiv city (Latitude:50.44165 Longtitude:30.4862)</text:p>
      <text:p text:style-name="P4">
Videos: []</text:p>
      <text:p text:style-name="P4">
Images: ["<text:a xlink:type="simple" xlink:href="https://liveuamap.com/pics/2023/04/28/22559152_0.jpg" text:style-name="Internet_20_link" text:visited-style-name="Visited_20_Internet_20_Link">
22559152_0.jpg</text:a>
"]</text:p>
      <text:p text:style-name="P4">
Tags: ["Europe", "Central and Eastern Europe"]</text:p>
      <text:p text:style-name="P4">
Id: 22559152</text:p>
      <!--METADATA-->
      <text:p text:style-name="P4">
The President of the Czech Republic Petr Pavel and the President of SlovakiaZuzana Chaputova arrived in Kyiv</text:p>
      <text:p text:style-name="P4">
<draw:frame draw:style-name="fr1" draw:name="Image67" text:anchor-type="as-char" svg:width="6.6625in" svg:height="10.0in" draw:z-index="0">
<draw:image xlink:href="../Images/liveuamap/2023-04-28T03-01-02/22559152_0.jpg" xlink:type="simple" xlink:show="embed" xlink:actuate="onLoad" draw:mime-type="image/jpeg"/>
</draw:frame>
News Collection Link: <text:a xlink:type="simple" xlink:href="https://liveuamap.com/en/2023/28-april-the-president-of-the-czech-republic-petr-pavel-and" text:style-name="Internet_20_link" text:visited-style-name="Visited_20_Internet_20_Link">
https://liveuamap.com/en/2023/28-april-the-president-of-the-czech-republic-petr-pavel-and</text:a>
</text:p>
      <text:p text:style-name="P4">
News Source: <text:a xlink:type="simple" xlink:href="https://t.me/ukrinform_news/97409" text:style-name="Internet_20_link" text:visited-style-name="Visited_20_Internet_20_Link">
https://t.me/ukrinform_news/97409</text:a>
</text:p>
      <!--NEWS-->
      <text:h text:style-name="P10" text:outline-level="1">
<text:span text:style-name="T4">
Russian army conducted 8 missile strikes, 31 airstrikes and over 56 shelling with MLRS, - Gen...</text:span>
</text:h>
      <text:p text:style-name="P4">
Authors: liveuamap (Language: en)</text:p>
      <text:p text:style-name="P4">
Time: 2023-04-28T03:58:00</text:p>
      <text:p text:style-name="P4">
Location: Black Sea (Latitude:44.73893 Longtitude:33.07434)</text:p>
      <text:p text:style-name="P4">
Videos: []</text:p>
      <text:p text:style-name="P4">
Images: []</text:p>
      <text:p text:style-name="P4">
Tags: ["Russia", "Europe"]</text:p>
      <text:p text:style-name="P4">
Id: 22559167</text:p>
      <!--METADATA-->
      <text:p text:style-name="P4">
Russian army conducted 8 missile strikes, 31 airstrikes and over 56 shellingwith MLRS, - General Staff of Armed Forces of Ukraine says in the morningreport</text:p>
      <text:p text:style-name="P4">
News Collection Link: <text:a xlink:type="simple" xlink:href="https://liveuamap.com/en/2023/28-april-russian-army-conducted-8-missile-strikes-31-airstrikes" text:style-name="Internet_20_link" text:visited-style-name="Visited_20_Internet_20_Link">
https://liveuamap.com/en/2023/28-april-russian-army-conducted-8-missile-strikes-31-airstrikes</text:a>
</text:p>
      <text:p text:style-name="P4">
News Source: <text:a xlink:type="simple" xlink:href="https://t.me/lumsrc/4616" text:style-name="Internet_20_link" text:visited-style-name="Visited_20_Internet_20_Link">
https://t.me/lumsrc/4616</text:a>
</text:p>
      <!--NEWS-->
      <text:h text:style-name="P10" text:outline-level="1">
<text:span text:style-name="T4">
Sumska Oblast(09:58). Red Alert: aerial threat. Sirens sounding. Take cover now!</text:span>
</text:h>
      <text:p text:style-name="P4">
Authors: liveuamap (Language: en)</text:p>
      <text:p text:style-name="P4">
Time: 2023-04-28T03:59:00</text:p>
      <text:p text:style-name="P4">
Location: Sumska Oblast (Latitude:51.00073 Longtitude:34.00033)</text:p>
      <text:p text:style-name="P4">
Videos: []</text:p>
      <text:p text:style-name="P4">
Images: []</text:p>
      <text:p text:style-name="P4">
Tags: ["Europe", "Central and Eastern Europe"]</text:p>
      <text:p text:style-name="P4">
Id: 22559157</text:p>
      <!--METADATA-->
      <text:p text:style-name="P4">
Sumy region(09:58). Red Alert: aerial threat. Sirens sounding. Take covernow!</text:p>
      <text:p text:style-name="P4">
News Collection Link: <text:a xlink:type="simple" xlink:href="https://liveuamap.com/en/2023/28-april-sumska-oblast0958-red-alert-aerial-tg" text:style-name="Internet_20_link" text:visited-style-name="Visited_20_Internet_20_Link">
https://liveuamap.com/en/2023/28-april-sumska-oblast0958-red-alert-aerial-tg</text:a>
</text:p>
      <text:p text:style-name="P4">
News Source: <text:a xlink:type="simple" xlink:href="https://t.me/air_alert_ua/43935" text:style-name="Internet_20_link" text:visited-style-name="Visited_20_Internet_20_Link">
https://t.me/air_alert_ua/43935</text:a>
</text:p>
      <!--NEWS-->
      <text:h text:style-name="P10" text:outline-level="1">
<text:span text:style-name="T4">
Donetsk Oblast, Zaporizka Oblast(10:26). Red Alert: aerial threat. Sirens sounding. Take cove...</text:span>
</text:h>
      <text:p text:style-name="P4">
Authors: liveuamap (Language: en)</text:p>
      <text:p text:style-name="P4">
Time: 2023-04-28T04:28:00</text:p>
      <text:p text:style-name="P4">
Location: Donetsk Oblast (Latitude:48.72763 Longtitude:37.57805)</text:p>
      <text:p text:style-name="P4">
Videos: []</text:p>
      <text:p text:style-name="P4">
Images: []</text:p>
      <text:p text:style-name="P4">
Tags: ["Europe", "Central and Eastern Europe"]</text:p>
      <text:p text:style-name="P4">
Id: 22559168</text:p>
      <!--METADATA-->
      <text:p text:style-name="P4">
Donetsk region, Zaporizhzhia region(10:26). Red Alert: aerial threat. Sirenssounding. Take cover now!</text:p>
      <text:p text:style-name="P4">
News Collection Link: <text:a xlink:type="simple" xlink:href="https://liveuamap.com/en/2023/28-april-donetsk-oblast-zaporizka-oblast1026-g" text:style-name="Internet_20_link" text:visited-style-name="Visited_20_Internet_20_Link">
https://liveuamap.com/en/2023/28-april-donetsk-oblast-zaporizka-oblast1026-g</text:a>
</text:p>
      <text:p text:style-name="P4">
News Source: <text:a xlink:type="simple" xlink:href="https://t.me/air_alert_ua/43940" text:style-name="Internet_20_link" text:visited-style-name="Visited_20_Internet_20_Link">
https://t.me/air_alert_ua/43940</text:a>
</text:p>
      <!--NEWS-->
      <text:h text:style-name="P10" text:outline-level="1">
<text:span text:style-name="T4">
Donetsk Oblast(13:20). Red Alert: aerial threat. Sirens sounding. Take cover now!</text:span>
</text:h>
      <text:p text:style-name="P4">
Authors: liveuamap (Language: en)</text:p>
      <text:p text:style-name="P4">
Time: 2023-04-28T07:21:00</text:p>
      <text:p text:style-name="P4">
Location: Donetsk Oblast (Latitude:48.72833 Longtitude:37.57921)</text:p>
      <text:p text:style-name="P4">
Videos: []</text:p>
      <text:p text:style-name="P4">
Images: []</text:p>
      <text:p text:style-name="P4">
Tags: ["Europe", "Central and Eastern Europe"]</text:p>
      <text:p text:style-name="P4">
Id: 22559205</text:p>
      <!--METADATA-->
      <text:p text:style-name="P4">
Donetsk Oblast(13:20). Red Alert: aerial threat. Sirens sounding. Take covernow!</text:p>
      <text:p text:style-name="P4">
News Collection Link: <text:a xlink:type="simple" xlink:href="https://liveuamap.com/en/2023/28-april-donetsk-oblast1320-red-alert-aerial-g" text:style-name="Internet_20_link" text:visited-style-name="Visited_20_Internet_20_Link">
https://liveuamap.com/en/2023/28-april-donetsk-oblast1320-red-alert-aerial-g</text:a>
</text:p>
      <text:p text:style-name="P4">
News Source: <text:a xlink:type="simple" xlink:href="https://t.me/air_alert_ua/43943" text:style-name="Internet_20_link" text:visited-style-name="Visited_20_Internet_20_Link">
https://t.me/air_alert_ua/43943</text:a>
</text:p>
      <!--NEWS-->
      <text:h text:style-name="P10" text:outline-level="1">
<text:span text:style-name="T4">
Kharkiv, Kharkivska Oblast(13:23). Red Alert: aerial threat. Sirens sounding. Take cover now!</text:span>
</text:h>
      <text:p text:style-name="P4">
Authors: liveuamap (Language: en)</text:p>
      <text:p text:style-name="P4">
Time: 2023-04-28T07:24:00</text:p>
      <text:p text:style-name="P4">
Location: Kharkiv (Latitude:49.98028 Longtitude:36.25195)</text:p>
      <text:p text:style-name="P4">
Videos: []</text:p>
      <text:p text:style-name="P4">
Images: []</text:p>
      <text:p text:style-name="P4">
Tags: ["Europe", "Central and Eastern Europe"]</text:p>
      <text:p text:style-name="P4">
Id: 22559206</text:p>
      <!--METADATA-->
      <text:p text:style-name="P4">
Kharkiv, Kharkiv region(13:23). Red Alert: aerial threat. Sirens sounding.Take cover now!</text:p>
      <text:p text:style-name="P4">
News Collection Link: <text:a xlink:type="simple" xlink:href="https://liveuamap.com/en/2023/28-april-kharkiv-kharkivska-oblast1323-red-alg" text:style-name="Internet_20_link" text:visited-style-name="Visited_20_Internet_20_Link">
https://liveuamap.com/en/2023/28-april-kharkiv-kharkivska-oblast1323-red-alg</text:a>
</text:p>
      <text:p text:style-name="P4">
News Source: <text:a xlink:type="simple" xlink:href="https://t.me/suspilnekharkiv/24322" text:style-name="Internet_20_link" text:visited-style-name="Visited_20_Internet_20_Link">
https://t.me/suspilnekharkiv/24322</text:a>
</text:p>
      <!--NEWS-->
      <text:h text:style-name="P10" text:outline-level="1">
<text:span text:style-name="T4">
Drones attacked electrical substation in Nezhegol of Shebekyne district</text:span>
</text:h>
      <text:p text:style-name="P4">
Authors: liveuamap (Language: en)</text:p>
      <text:p text:style-name="P4">
Time: 2023-04-28T07:51:59</text:p>
      <text:p text:style-name="P4">
Location: Schebekyne (Latitude:50.42711 Longtitude:37.01689)</text:p>
      <text:p text:style-name="P4">
Videos: []</text:p>
      <text:p text:style-name="P4">
Images: []</text:p>
      <text:p text:style-name="P4">
Tags: ["Russia", "Energy"]</text:p>
      <text:p text:style-name="P4">
Id: 22559207</text:p>
      <!--METADATA-->
      <text:p text:style-name="P4">
Drones attacked electrical substation in Nezhegol of Shebekyne district</text:p>
      <text:p text:style-name="P4">
News Collection Link: <text:a xlink:type="simple" xlink:href="https://liveuamap.com/en/2023/28-april-drones-attacked-electrical-substation-in-nezhegol" text:style-name="Internet_20_link" text:visited-style-name="Visited_20_Internet_20_Link">
https://liveuamap.com/en/2023/28-april-drones-attacked-electrical-substation-in-nezhegol</text:a>
</text:p>
      <text:p text:style-name="P4">
News Source: <text:a xlink:type="simple" xlink:href="https://t.me/belgorod_informant/3879" text:style-name="Internet_20_link" text:visited-style-name="Visited_20_Internet_20_Link">
https://t.me/belgorod_informant/3879</text:a>
</text:p>
      <!--NEWS-->
      <text:h text:style-name="P10" text:outline-level="1">
<text:span text:style-name="T4">
Sumska Oblast, Chernihivska Oblast(14:10). Red Alert: aerial threat. Sirens sounding. Take co...</text:span>
</text:h>
      <text:p text:style-name="P4">
Authors: liveuamap (Language: en)</text:p>
      <text:p text:style-name="P4">
Time: 2023-04-28T08:11:00</text:p>
      <text:p text:style-name="P4">
Location: Sumska Oblast (Latitude:51.00029 Longtitude:33.99904)</text:p>
      <text:p text:style-name="P4">
Videos: []</text:p>
      <text:p text:style-name="P4">
Images: []</text:p>
      <text:p text:style-name="P4">
Tags: ["Europe", "Central and Eastern Europe"]</text:p>
      <text:p text:style-name="P4">
Id: 22559208</text:p>
      <!--METADATA-->
      <text:p text:style-name="P4">
Sumy region, Chernihiv region(14:10). Red Alert: aerial threat. Sirenssounding. Take cover now!</text:p>
      <text:p text:style-name="P4">
News Collection Link: <text:a xlink:type="simple" xlink:href="https://liveuamap.com/en/2023/28-april-sumska-oblast-chernihivska-oblast141g" text:style-name="Internet_20_link" text:visited-style-name="Visited_20_Internet_20_Link">
https://liveuamap.com/en/2023/28-april-sumska-oblast-chernihivska-oblast141g</text:a>
</text:p>
      <text:p text:style-name="P4">
News Source: <text:a xlink:type="simple" xlink:href="https://t.me/air_alert_ua/43949" text:style-name="Internet_20_link" text:visited-style-name="Visited_20_Internet_20_Link">
https://t.me/air_alert_ua/43949</text:a>
</text:p>
      <!--NEWS-->
      <text:h text:style-name="P10" text:outline-level="1">
<text:span text:style-name="T4">
7 person killed, 10 wounded as result of shelling in central Donetsk</text:span>
</text:h>
      <text:p text:style-name="P4">
Authors: liveuamap (Language: en)</text:p>
      <text:p text:style-name="P4">
Time: 2023-04-28T08:24:00</text:p>
      <text:p text:style-name="P4">
Location: Donetsk, Donetsk Oblast (Latitude:48.0122 Longtitude:37.80378)</text:p>
      <text:p text:style-name="P4">
Videos: []</text:p>
      <text:p text:style-name="P4">
Images: []</text:p>
      <text:p text:style-name="P4">
Tags: ["Minsk Monitor", "Europe"]</text:p>
      <text:p text:style-name="P4">
Id: 22559212</text:p>
      <!--METADATA-->
      <text:p text:style-name="P4">
7 person killed, 10 wounded as result of shelling in central Donetsk</text:p>
      <text:p text:style-name="P4">
News Collection Link: <text:a xlink:type="simple" xlink:href="https://liveuamap.com/en/2023/28-april-7-person-killed-10-wounded-as-result-of-shelling" text:style-name="Internet_20_link" text:visited-style-name="Visited_20_Internet_20_Link">
https://liveuamap.com/en/2023/28-april-7-person-killed-10-wounded-as-result-of-shelling</text:a>
</text:p>
      <text:p text:style-name="P4">
News Source: <text:a xlink:type="simple" xlink:href="https://t.me/Donbas_Operativniy/36685" text:style-name="Internet_20_link" text:visited-style-name="Visited_20_Internet_20_Link">
https://t.me/Donbas_Operativniy/36685</text:a>
</text:p>
      <!--NEWS-->
      <text:h text:style-name="P10" text:outline-level="1">
<text:span text:style-name="T4">
2 killed as result of landmine explosions near Zhuravlevka village of Belgorod region. 2 loca...</text:span>
</text:h>
      <text:p text:style-name="P4">
Authors: liveuamap (Language: en)</text:p>
      <text:p text:style-name="P4">
Time: 2023-04-28T08:55:52</text:p>
      <text:p text:style-name="P4">
Location: Oktyabrskiy, Belgorod (Latitude:50.30195 Longtitude:36.30947)</text:p>
      <text:p text:style-name="P4">
Videos: []</text:p>
      <text:p text:style-name="P4">
Images: []</text:p>
      <text:p text:style-name="P4">
Tags: ["Russia", "Central and Eastern Europe"]</text:p>
      <text:p text:style-name="P4">
Id: 22559210</text:p>
      <!--METADATA-->
      <text:p text:style-name="P4">
2 killed as result of landmine explosions near Zhuravlevka village of Belgorodregion. 2 local citizens entered minefield in prohibited zone</text:p>
      <text:p text:style-name="P4">
News Collection Link: <text:a xlink:type="simple" xlink:href="https://liveuamap.com/en/2023/28-april-2-killed-as-result-of-landmine-explosions-near-zhuravlevka" text:style-name="Internet_20_link" text:visited-style-name="Visited_20_Internet_20_Link">
https://liveuamap.com/en/2023/28-april-2-killed-as-result-of-landmine-explosions-near-zhuravlevka</text:a>
</text:p>
      <text:p text:style-name="P4">
News Source: <text:a xlink:type="simple" xlink:href="https://t.me/bbbreaking/154112" text:style-name="Internet_20_link" text:visited-style-name="Visited_20_Internet_20_Link">
https://t.me/bbbreaking/154112</text:a>
</text:p>
      <!--NEWS-->
      <text:h text:style-name="P10" text:outline-level="1">
<text:span text:style-name="T4">
Death toll of Russian missile strike in Uman increased to 20 dead, 18 wounded. Search and res...</text:span>
</text:h>
      <text:p text:style-name="P4">
Authors: liveuamap (Language: en)</text:p>
      <text:p text:style-name="P4">
Time: 2023-04-28T10:07:09</text:p>
      <text:p text:style-name="P4">
Location: Uman (Latitude:48.74725 Longtitude:30.20219)</text:p>
      <text:p text:style-name="P4">
Videos: []</text:p>
      <text:p text:style-name="P4">
Images: []</text:p>
      <text:p text:style-name="P4">
Tags: ["Russia", "Europe"]</text:p>
      <text:p text:style-name="P4">
Id: 22559213</text:p>
      <!--METADATA-->
      <text:p text:style-name="P4">
Death toll of Russian missile strike in Uman increased to 20 dead, 18 wounded.Search and rescue operation continues</text:p>
      <text:p text:style-name="P4">
News Collection Link: <text:a xlink:type="simple" xlink:href="https://liveuamap.com/en/2023/28-april-death-toll-of-russian-missile-strike-in-uman-increased-6647" text:style-name="Internet_20_link" text:visited-style-name="Visited_20_Internet_20_Link">
https://liveuamap.com/en/2023/28-april-death-toll-of-russian-missile-strike-in-uman-increased-6647</text:a>
</text:p>
      <text:p text:style-name="P4">
News Source: <text:a xlink:type="simple" xlink:href="https://t.me/suspilnenews/20250" text:style-name="Internet_20_link" text:visited-style-name="Visited_20_Internet_20_Link">
https://t.me/suspilnenews/20250</text:a>
</text:p>
      <!--NEWS-->
      <text:h text:style-name="P10" text:outline-level="1">
<text:span text:style-name="T4">
Russian planes dropped 3 guided bombs at Kostobobriv village of Chernihiv region</text:span>
</text:h>
      <text:p text:style-name="P4">
Authors: liveuamap (Language: en)</text:p>
      <text:p text:style-name="P4">
Time: 2023-04-28T10:46:18</text:p>
      <text:p text:style-name="P4">
Location: Chernihiv (Latitude:52.23137 Longtitude:32.91727)</text:p>
      <text:p text:style-name="P4">
Videos: []</text:p>
      <text:p text:style-name="P4">
Images: []</text:p>
      <text:p text:style-name="P4">
Tags: ["Europe", "Central and Eastern Europe"]</text:p>
      <text:p text:style-name="P4">
Id: 22559215</text:p>
      <!--METADATA-->
      <text:p text:style-name="P4">
Russian planes dropped 3 guided bombs at Kostobobriv village of Chernihivregion</text:p>
      <text:p text:style-name="P4">
News Collection Link: <text:a xlink:type="simple" xlink:href="https://liveuamap.com/en/2023/28-april-russian-planes-dropped-3-guided-bombs-at-kostobobriv" text:style-name="Internet_20_link" text:visited-style-name="Visited_20_Internet_20_Link">
https://liveuamap.com/en/2023/28-april-russian-planes-dropped-3-guided-bombs-at-kostobobriv</text:a>
</text:p>
      <text:p text:style-name="P4">
News Source: <text:a xlink:type="simple" xlink:href="https://t.me/suspilnechernihiv/18028" text:style-name="Internet_20_link" text:visited-style-name="Visited_20_Internet_20_Link">
https://t.me/suspilnechernihiv/18028</text:a>
</text:p>
      <!--NEWS-->
      <text:h text:style-name="P10" text:outline-level="1">
<text:span text:style-name="T4">
Donetsk region, Kharkiv, Kharkiv region, Dnipro, Dnipropetrovsk region (17:03). Red Alrt: ...</text:span>
</text:h>
      <text:p text:style-name="P4">
Authors: liveuamap (Language: en)</text:p>
      <text:p text:style-name="P4">
Time: 2023-04-28T11:04:00</text:p>
      <text:p text:style-name="P4">
Location: Donetsk Oblast (Latitude:48.7269 Longtitude:37.57711)</text:p>
      <text:p text:style-name="P4">
Videos: []</text:p>
      <text:p text:style-name="P4">
Images: []</text:p>
      <text:p text:style-name="P4">
Tags: ["Europe", "Central and Eastern Europe"]</text:p>
      <text:p text:style-name="P4">
Id: 22559217</text:p>
      <!--METADATA-->
      <text:p text:style-name="P4">
Donetsk region, Kharkiv, Kharkiv region, Dnipro, Dnipropetrovsk region(17:03). Red Alert: aerial threat. Sirens sounding. Take cover now!</text:p>
      <text:p text:style-name="P4">
News Collection Link: <text:a xlink:type="simple" xlink:href="https://liveuamap.com/en/2023/28-april-donetsk-oblast-kharkiv-kharkivska-obg" text:style-name="Internet_20_link" text:visited-style-name="Visited_20_Internet_20_Link">
https://liveuamap.com/en/2023/28-april-donetsk-oblast-kharkiv-kharkivska-obg</text:a>
</text:p>
      <text:p text:style-name="P4">
News Source: <text:a xlink:type="simple" xlink:href="https://t.me/air_alert_ua/43956" text:style-name="Internet_20_link" text:visited-style-name="Visited_20_Internet_20_Link">
https://t.me/air_alert_ua/43956</text:a>
</text:p>
      <!--NEWS-->
      <text:h text:style-name="P10" text:outline-level="1">
<text:span text:style-name="T4">
Zaporizka Oblast(17:04). Red Alert: aerial threat. Sirens sounding. Take cover now!</text:span>
</text:h>
      <text:p text:style-name="P4">
Authors: liveuamap (Language: en)</text:p>
      <text:p text:style-name="P4">
Time: 2023-04-28T11:05:00</text:p>
      <text:p text:style-name="P4">
Location: Zaporizka Oblast (Latitude:47.613251 Longtitude:35.766411)</text:p>
      <text:p text:style-name="P4">
Videos: []</text:p>
      <text:p text:style-name="P4">
Images: []</text:p>
      <text:p text:style-name="P4">
Tags: ["Europe", "Central and Eastern Europe"]</text:p>
      <text:p text:style-name="P4">
Id: 22559219</text:p>
      <!--METADATA-->
      <text:p text:style-name="P4">
Zaporizhzhia region(17:04). Red Alert: aerial threat. Sirens sounding. Take covernow!</text:p>
      <text:p text:style-name="P4">
News Collection Link: <text:a xlink:type="simple" xlink:href="https://liveuamap.com/en/2023/28-april-zaporizka-oblast1704-red-alert-aeriag" text:style-name="Internet_20_link" text:visited-style-name="Visited_20_Internet_20_Link">
https://liveuamap.com/en/2023/28-april-zaporizka-oblast1704-red-alert-aeriag</text:a>
</text:p>
      <text:p text:style-name="P4">
News Source: <text:a xlink:type="simple" xlink:href="https://t.me/suspilnezaporizhzhya/12443" text:style-name="Internet_20_link" text:visited-style-name="Visited_20_Internet_20_Link">
https://t.me/suspilnezaporizhzhya/12443</text:a>
</text:p>
      <!--NEWS-->
      <text:h text:style-name="P10" text:outline-level="1">
<text:span text:style-name="T4">
Sumy region, Kherson, Kherson region, Mykolaiv, Mykolaiv region (17:05). Red Alrt: A ...</text:span>
</text:h>
      <text:p text:style-name="P4">
Authors: liveuamap (Language: en)</text:p>
      <text:p text:style-name="P4">
Time: 2023-04-28T11:06:00</text:p>
      <text:p text:style-name="P4">
Location: Sumska Oblast (Latitude:50.99887 Longtitude:34.0001)</text:p>
      <text:p text:style-name="P4">
Videos: []</text:p>
      <text:p text:style-name="P4">
Images: []</text:p>
      <text:p text:style-name="P4">
Tags: ["Europe", "Central and Eastern Europe"]</text:p>
      <text:p text:style-name="P4">
Id: 22559220</text:p>
      <!--METADATA-->
      <text:p text:style-name="P4">
Sumy region, Kherson, Kherson region, Mykolaiv, Mykolaivska region(17:05). Red Alert: aerial threat. Sirens sounding. Take cover now!</text:p>
      <text:p text:style-name="P4">
News Collection Link: <text:a xlink:type="simple" xlink:href="https://liveuamap.com/en/2023/28-april-sumska-oblast-kherson-khersonska-oblg" text:style-name="Internet_20_link" text:visited-style-name="Visited_20_Internet_20_Link">
https://liveuamap.com/en/2023/28-april-sumska-oblast-kherson-khersonska-oblg</text:a>
</text:p>
      <text:p text:style-name="P4">
News Source: <text:a xlink:type="simple" xlink:href="https://t.me/air_alert_ua/43961" text:style-name="Internet_20_link" text:visited-style-name="Visited_20_Internet_20_Link">
https://t.me/air_alert_ua/43961</text:a>
</text:p>
      <!--NEWS-->
      <text:h text:style-name="P10" text:outline-level="1">
<text:span text:style-name="T4">
Increased activity of Russian aviation, possible missile launches towards Ukraine</text:span>
</text:h>
      <text:p text:style-name="P4">
Authors: liveuamap (Language: en)</text:p>
      <text:p text:style-name="P4">
Time: 2023-04-28T11:17:51</text:p>
      <text:p text:style-name="P4">
Location: Astrakhan (Latitude:45.15105 Longtitude:48.75732)</text:p>
      <text:p text:style-name="P4">
Videos: []</text:p>
      <text:p text:style-name="P4">
Images: []</text:p>
      <text:p text:style-name="P4">
Tags: ["Avia"]</text:p>
      <text:p text:style-name="P4">
Id: 22559221</text:p>
      <!--METADATA-->
      <text:p text:style-name="P4">
Increased activity of Russian aviation, possible missile launches towardsUkraine</text:p>
      <text:p text:style-name="P4">
News Collection Link: <text:a xlink:type="simple" xlink:href="https://liveuamap.com/en/2023/28-april-increased-activity-of-russian-aviation-possible" text:style-name="Internet_20_link" text:visited-style-name="Visited_20_Internet_20_Link">
https://liveuamap.com/en/2023/28-april-increased-activity-of-russian-aviation-possible</text:a>
</text:p>
      <text:p text:style-name="P4">
News Source: <text:a xlink:type="simple" xlink:href="https://t.me/mykolaivskaODA/4859" text:style-name="Internet_20_link" text:visited-style-name="Visited_20_Internet_20_Link">
https://t.me/mykolaivskaODA/4859</text:a>
</text:p>
      <!--NEWS-->
      <text:h text:style-name="P10" text:outline-level="1">
<text:span text:style-name="T4">
Kyiv(17:31). Red Alert: aerial threat. Sirens sounding. Take cover now!</text:span>
</text:h>
      <text:p text:style-name="P4">
Authors: liveuamap (Language: en)</text:p>
      <text:p text:style-name="P4">
Time: 2023-04-28T11:32:00</text:p>
      <text:p text:style-name="P4">
Location: Kyiv (Latitude:50.44425 Longtitude:30.52946)</text:p>
      <text:p text:style-name="P4">
Videos: []</text:p>
      <text:p text:style-name="P4">
Images: []</text:p>
      <text:p text:style-name="P4">
Tags: ["Europe", "Central and Eastern Europe"]</text:p>
      <text:p text:style-name="P4">
Id: 22559224</text:p>
      <!--METADATA-->
      <text:p text:style-name="P4">
Kyiv(17:31). Red Alert: aerial threat. Sirens sounding. Take cover now!</text:p>
      <text:p text:style-name="P4">
News Collection Link: <text:a xlink:type="simple" xlink:href="https://liveuamap.com/en/2023/28-april-kyiv1731-red-alert-aerial-threat-sirg" text:style-name="Internet_20_link" text:visited-style-name="Visited_20_Internet_20_Link">
https://liveuamap.com/en/2023/28-april-kyiv1731-red-alert-aerial-threat-sirg</text:a>
</text:p>
      <text:p text:style-name="P4">
News Source: <text:a xlink:type="simple" xlink:href="https://t.me/KyivCityOfficial/6558" text:style-name="Internet_20_link" text:visited-style-name="Visited_20_Internet_20_Link">
https://t.me/KyivCityOfficial/6558</text:a>
</text:p>
      <!--NEWS-->
      <text:h text:style-name="P10" text:outline-level="1">
<text:span text:style-name="T4">
Vinnitsa region, Kirovohrad region, Cherkasy region, Zhytomyr, Zhytomyr region (17:32) ...</text:span>
</text:h>
      <text:p text:style-name="P4">
Authors: liveuamap (Language: en)</text:p>
      <text:p text:style-name="P4">
Time: 2023-04-28T11:33:00</text:p>
      <text:p text:style-name="P4">
Location: Vinnytska Oblast (Latitude:48.91667000 Longtitude:28.66667000)</text:p>
      <text:p text:style-name="P4">
Videos: []</text:p>
      <text:p text:style-name="P4">
Images: []</text:p>
      <text:p text:style-name="P4">
Tags: ["Europe", "Central and Eastern Europe"]</text:p>
      <text:p text:style-name="P4">
Id: 22559225</text:p>
      <!--METADATA-->
      <text:p text:style-name="P4">
Vinnitsa region, Kirovohrad region, Cherkasy region, Zhytomyr, Zhytomyr region(17:32). Red Alert: aerial threat. Sirens sounding. Takecover now!</text:p>
      <text:p text:style-name="P4">
News Collection Link: <text:a xlink:type="simple" xlink:href="https://liveuamap.com/en/2023/28-april-vinnytska-oblast-kirovohradska-oblasg" text:style-name="Internet_20_link" text:visited-style-name="Visited_20_Internet_20_Link">
https://liveuamap.com/en/2023/28-april-vinnytska-oblast-kirovohradska-oblasg</text:a>
</text:p>
      <text:p text:style-name="P4">
News Source: <text:a xlink:type="simple" xlink:href="https://t.me/air_alert_ua/43966" text:style-name="Internet_20_link" text:visited-style-name="Visited_20_Internet_20_Link">
https://t.me/air_alert_ua/43966</text:a>
</text:p>
      <!--NEWS-->
      <text:h text:style-name="P10" text:outline-level="1">
<text:span text:style-name="T4">
Chernihivska Oblast(17:33). Red Alert: aerial threat. Sirens sounding. Take cover now!</text:span>
</text:h>
      <text:p text:style-name="P4">
Authors: liveuamap (Language: en)</text:p>
      <text:p text:style-name="P4">
Time: 2023-04-28T11:34:00</text:p>
      <text:p text:style-name="P4">
Location: Chernihivska Oblast (Latitude:51.33408 Longtitude:31.99924)</text:p>
      <text:p text:style-name="P4">
Videos: []</text:p>
      <text:p text:style-name="P4">
Images: []</text:p>
      <text:p text:style-name="P4">
Tags: ["Europe", "Central and Eastern Europe"]</text:p>
      <text:p text:style-name="P4">
Id: 22559226</text:p>
      <!--METADATA-->
      <text:p text:style-name="P4">
Chernihiv region(17:33). Red Alert: aerial threat. Sirens sounding. Takecover now!</text:p>
      <text:p text:style-name="P4">
News Collection Link: <text:a xlink:type="simple" xlink:href="https://liveuamap.com/en/2023/28-april-chernihivska-oblast1733-red-alert-aeg" text:style-name="Internet_20_link" text:visited-style-name="Visited_20_Internet_20_Link">
https://liveuamap.com/en/2023/28-april-chernihivska-oblast1733-red-alert-aeg</text:a>
</text:p>
      <text:p text:style-name="P4">
News Source: <text:a xlink:type="simple" xlink:href="https://t.me/suspilnechernihiv/18034" text:style-name="Internet_20_link" text:visited-style-name="Visited_20_Internet_20_Link">
https://t.me/suspilnechernihiv/18034</text:a>
</text:p>
      <!--NEWS-->
      <text:h text:style-name="P10" text:outline-level="1">
<text:span text:style-name="T4">
Kyiv Oblast(17:32). Red Alert: aerial threat. Sirens sounding. Take cover now!</text:span>
</text:h>
      <text:p text:style-name="P4">
Authors: liveuamap (Language: en)</text:p>
      <text:p text:style-name="P4">
Time: 2023-04-28T11:35:00</text:p>
      <text:p text:style-name="P4">
Location: Kyiv Oblast (Latitude:50.24018000 Longtitude:30.23163000)</text:p>
      <text:p text:style-name="P4">
Videos: []</text:p>
      <text:p text:style-name="P4">
Images: []</text:p>
      <text:p text:style-name="P4">
Tags: ["Europe", "Central and Eastern Europe"]</text:p>
      <text:p text:style-name="P4">
Id: 22559227</text:p>
      <!--METADATA-->
      <text:p text:style-name="P4">
Kyiv region(17:32). Red Alert: aerial threat. Sirens sounding. Take cover now!</text:p>
      <text:p text:style-name="P4">
News Collection Link: <text:a xlink:type="simple" xlink:href="https://liveuamap.com/en/2023/28-april-kyiv-oblast1732-red-alert-aerial-thrg" text:style-name="Internet_20_link" text:visited-style-name="Visited_20_Internet_20_Link">
https://liveuamap.com/en/2023/28-april-kyiv-oblast1732-red-alert-aerial-thrg</text:a>
</text:p>
      <text:p text:style-name="P4">
News Source: <text:a xlink:type="simple" xlink:href="https://t.me/air_alert_ua/43967" text:style-name="Internet_20_link" text:visited-style-name="Visited_20_Internet_20_Link">
https://t.me/air_alert_ua/43967</text:a>
</text:p>
      <!--NEWS-->
      <text:h text:style-name="P10" text:outline-level="1">
<text:span text:style-name="T4">
President Zelensky had a phone talk with President of the European Council Charles Michel</text:span>
</text:h>
      <text:p text:style-name="P4">
Authors: liveuamap (Language: en)</text:p>
      <text:p text:style-name="P4">
Time: 2023-04-28T11:54:41</text:p>
      <text:p text:style-name="P4">
Location: Kyiv, Kyiv city (Latitude:50.44383 Longtitude:30.52822)</text:p>
      <text:p text:style-name="P4">
Videos: []</text:p>
      <text:p text:style-name="P4">
Images: ["<text:a xlink:type="simple" xlink:href="https://liveuamap.com/pics/2023/04/28/22559228_0.jpg" text:style-name="Internet_20_link" text:visited-style-name="Visited_20_Internet_20_Link">
22559228_0.jpg</text:a>
"]</text:p>
      <text:p text:style-name="P4">
Tags: ["Europe", "Central and Eastern Europe"]</text:p>
      <text:p text:style-name="P4">
Id: 22559228</text:p>
      <!--METADATA-->
      <text:p text:style-name="P4">
President Zelensky had a phone talk with President of the European Council Charles Michel<draw:frame draw:style-name="fr1" draw:name="Image68" text:anchor-type="as-char" svg:width="6.9236in" svg:height="4.612849in" draw:z-index="0">
<draw:image xlink:href="../Images/liveuamap/2023-04-28T11-54-41/22559228_0.jpg" xlink:type="simple" xlink:show="embed" xlink:actuate="onLoad" draw:mime-type="image/jpeg"/>
</draw:frame>
News Collection Link: <text:a xlink:type="simple" xlink:href="https://liveuamap.com/en/2023/28-april-president-zelensky-had-a-phone-talk-with-president" text:style-name="Internet_20_link" text:visited-style-name="Visited_20_Internet_20_Link">
https://liveuamap.com/en/2023/28-april-president-zelensky-had-a-phone-talk-with-president</text:a>
</text:p>
      <text:p text:style-name="P4">
News Source: <text:a xlink:type="simple" xlink:href="https://t.me/V_Zelenskiy_official/6045" text:style-name="Internet_20_link" text:visited-style-name="Visited_20_Internet_20_Link">
https://t.me/V_Zelenskiy_official/6045</text:a>
</text:p>
      <!--NEWS-->
      <text:h text:style-name="P10" text:outline-level="1">
<text:span text:style-name="T4">
The Government has extended special duties in the gas market until August 31</text:span>
</text:h>
      <text:p text:style-name="P4">
Authors: Ukrinform (Person)</text:p>
      <text:p text:style-name="P4">
Publisher: Укринформ (Organization)</text:p>
      <text:p text:style-name="P4">
Published Time: 2023-04-28T15:45:00+03:00</text:p>
      <text:p text:style-name="P4">
Modified Time: 2023-04-28T15:45:00+03:00</text:p>
      <text:p text:style-name="P4">
Description: The Cabinet of Ministers has decided to continue the special duties (PSOs) in the gas market until August 31 this year. - Ukrinform.</text:p>
      <text:p text:style-name="P4">
Images: ["<text:a xlink:type="simple" xlink:href="https://static.ukrinform.com/photos/2021_01/thumb_files/630_360_1611161114-908.jpg" text:style-name="Internet_20_link" text:visited-style-name="Visited_20_Internet_20_Link">
630_360_16111...</text:a>
"]</text:p>
      <text:p text:style-name="P4">
Tags: ['Газ', 'Кабмін', 'Ринок']</text:p>
      <text:p text:style-name="P4">
Type: Article</text:p>
      <!--METADATA-->
      <text:p text:style-name="P4">
<draw:frame draw:style-name="fr1" draw:name="Image69" text:anchor-type="as-char" svg:width="6.9236in" svg:height="3.956343in" draw:z-index="0">
<draw:image xlink:href="../Images/yкринформ/2023-04-28T15-45-00-03-00/630_360_1611161114-908.jpg" xlink:type="simple" xlink:show="embed" xlink:actuate="onLoad" draw:mime-type="image/jpeg"/>
</draw:frame>
Cabinet of Ministers made a decision to continue the action of special duties(TSO)Gas Next by August 31 this year.</text:p>
      <text:p text:style-name="P4">
According to Ukrinform, the corresponding Cabinet resolution was published on <text:a xlink:type="simple" xlink:href="https://www.kmu.gov.ua/npas/pro-vnesennia-zmin-do-polozhennia-pro-pokladennia-spetsialnykh-oboviazkiv-na-subiektiv-rynku-pryrodnoho-hazu-395-280423" text:style-name="Internet_20_link" text:visited-style-name="Visited_20_Internet_20_Link">
</text:a>
.</text:p>
      <text:p text:style-name="P4">
Згідно із змінами, внесеними до Положення про покладення спеціальнихобовʼязків на субʼєктів ринку природного газу, дія ПСО продовжується до 31серпня 2023 року.</text:p>
      <text:p text:style-name="P4">
<text:span text:style-name="T4">
Читайте також:</text:span>
 <text:a xlink:type="simple" xlink:href="https://www.ukrinform.ua/rubric-economy/3698961-naftogaz-planue-zalucati-amerikanski-kompanii-dla-zbilsenna-vidobutku-v-ukraini.html" text:style-name="Internet_20_link" text:visited-style-name="Visited_20_Internet_20_Link">
 </text:a>
As reported by Ukrinform, the Cabinet of Ministers <text:a xlink:type="simple" xlink:href="https://www.ukrinform.ua/rubric-economy/3700526-pilgovu-cinu-na-elektroenergiu-dla-naselenna-prodovzili-se-na-misac.html" text:style-name="Internet_20_link" text:visited-style-name="Visited_20_Internet_20_Link">
</text:a>
 .</text:p>
      <text:p text:style-name="P4">
News Source: <text:a xlink:type="simple" xlink:href="https://www.ukrinform.ua/rubric-economy/3702064-urad-prodovziv-diu-specialnih-obovazkiv-na-rinku-gazu-do-31-serpna.html" text:style-name="Internet_20_link" text:visited-style-name="Visited_20_Internet_20_Link">
https://www.ukrinform.ua/rubric-economy/3702064-urad-prodovziv-diu-specialnih-obovazkiv-na-rinku-gazu-do-31-serpna.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28T15:54:00+03:00</text:p>
      <text:p text:style-name="P4">
Modified Time: 2023-04-28T15:54: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70" text:anchor-type="as-char" svg:width="6.9236in" svg:height="3.956343in" draw:z-index="0">
<draw:image xlink:href="../Images/yкринформ/2023-04-28T15-54-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71" text:anchor-type="as-char" svg:width="6.9236in" svg:height="6.9236in" draw:z-index="0">
<draw:image xlink:href="../Images/yкринформ/2023-04-28T15-54-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72" text:anchor-type="as-char" svg:width="6.9236in" svg:height="6.9236in" draw:z-index="0">
<draw:image xlink:href="../Images/yкринформ/2023-04-28T15-54-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73" text:anchor-type="as-char" svg:width="6.9236in" svg:height="6.9236in" draw:z-index="0">
<draw:image xlink:href="../Images/yкринформ/2023-04-28T15-54-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74" text:anchor-type="as-char" svg:width="6.9236in" svg:height="6.9236in" draw:z-index="0">
<draw:image xlink:href="../Images/yкринформ/2023-04-28T15-54-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75" text:anchor-type="as-char" svg:width="6.9236in" svg:height="6.9236in" draw:z-index="0">
<draw:image xlink:href="../Images/yкринформ/2023-04-28T15-54-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76" text:anchor-type="as-char" svg:width="6.9236in" svg:height="6.9236in" draw:z-index="0">
<draw:image xlink:href="../Images/yкринформ/2023-04-28T15-54-00-03-00/1659948836-620.jpg" xlink:type="simple" xlink:show="embed" xlink:actuate="onLoad" draw:mime-type="image/jpeg"/>
</draw:frame>
On May 25, 2022, the girl disappeared in the village. Kivsharivka in Kharkiv region.</text:p>
      <text:p text:style-name="P4">
Signs of the baby: looks 17 years old, 158 cm in height, skinny, blonded, gray-green eyes.</text:p>
      <text:p text:style-name="P4">
Special signs: wears glasses.</text:p>
      <text:p text:style-name="P4">
<text:span text:style-name="T4">
 Mykola Grigoriev, 17 years old </text:span>
</text:p>
      <text:p text:style-name="P4">
<draw:frame draw:style-name="fr1" draw:name="Image77" text:anchor-type="as-char" svg:width="6.9236in" svg:height="6.9236in" draw:z-index="0">
<draw:image xlink:href="../Images/yкринформ/2023-04-28T15-54-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78" text:anchor-type="as-char" svg:width="6.9236in" svg:height="6.9236in" draw:z-index="0">
<draw:image xlink:href="../Images/yкринформ/2023-04-28T15-54-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79" text:anchor-type="as-char" svg:width="6.9236in" svg:height="6.9236in" draw:z-index="0">
<draw:image xlink:href="../Images/yкринформ/2023-04-28T15-54-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80" text:anchor-type="as-char" svg:width="6.9236in" svg:height="6.9236in" draw:z-index="0">
<draw:image xlink:href="../Images/yкринформ/2023-04-28T15-54-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Poland will buy the latest $ 2.37 billion air defense systems in Britain</text:span>
</text:h>
      <text:p text:style-name="P4">
Authors: Ukrinform (Person)</text:p>
      <text:p text:style-name="P4">
Publisher: Укринформ (Organization)</text:p>
      <text:p text:style-name="P4">
Published Time: 2023-04-28T15:55:19+03:00</text:p>
      <text:p text:style-name="P4">
Modified Time: 2023-04-28T15:55:19+03:00</text:p>
      <text:p text:style-name="P4">
Description: The United Kingdom and Poland have signed an agreement worth £ 1.9 billion ($ 2.37 billion), which provides for the supply of Warsaw with the latest British Air Defense systems. - Ukrinform.</text:p>
      <text:p text:style-name="P4">
Images: ["<text:a xlink:type="simple" xlink:href="https://static.ukrinform.com/photos/2023_04/thumb_files/630_360_1682686504-633.png" text:style-name="Internet_20_link" text:visited-style-name="Visited_20_Internet_20_Link">
630_360_16826...</text:a>
"]</text:p>
      <text:p text:style-name="P4">
Tags: ['Британія', 'Оборона', 'Польща', 'ППО']</text:p>
      <text:p text:style-name="P4">
Type: Article</text:p>
      <!--METADATA-->
      <text:p text:style-name="P4">
<draw:frame draw:style-name="fr1" draw:name="Image81" text:anchor-type="as-char" svg:width="6.9236in" svg:height="3.956343in" draw:z-index="0">
<draw:image xlink:href="../Images/yкринформ/2023-04-28T15-55-19-03-00/630_360_1682686504-633.png" xlink:type="simple" xlink:show="embed" xlink:actuate="onLoad" draw:mime-type="image/png"/>
</draw:frame>
Great Britain and Poland have signed an agreement worth £ 1.9 billion($ 2.37 billion)which provides for the supply of Warsaw to the latest British systems prototypical defense.</text:p>
      <text:p text:style-name="P4">
This is reported on <text:a xlink:type="simple" xlink:href="http://www.gov.uk/government/news/record-19-billion-uk-poland-missile-export-deal-set-to-bolster-european-security" text:style-name="Internet_20_link" text:visited-style-name="Visited_20_Internet_20_Link">
</text:a>
British government, reports Ukrinform.</text:p>
      <text:p text:style-name="P4">
As it is noted, Britain will equip 22 Polish anti -air batteries with common camm lamps and triggery within Pilica+.</text:p>
      <text:p text:style-name="P4">
CAMM is a recent generation air defense system that is armed with UK UK and Navy. The system can be affected by the size of the size of a tennis ball moving at a speed of sound, with a distance of 25 km. Camm is already in <text:a xlink:type="simple" xlink:href="https://www.ukrinform.ua/tag-polsa" text:style-name="Internet_20_link" text:visited-style-name="Visited_20_Internet_20_Link">
</text:a>
where they are built by the British Army to protect the country's airspace in Russia.</text:p>
      <text:p text:style-name="P4">
<text:span text:style-name="T4">
 Read also: </text:span>
 <text:a xlink:type="simple" xlink:href="https://www.ukrinform.ua/rubric-ato/3700906-polsa-rozsirue-virobnictvo-sau-krab-aki-peredae-ukraini.html" text:style-name="Internet_20_link" text:visited-style-name="Visited_20_Internet_20_Link">
<text:span text:style-name="T4">
 Poland </text:span>
</text:a>
"We have played a crucial role in strengthening the Euro -Atlantic defense of Putin into Ukraine, and this sign agreement between Great Britain and Poland is another example of how, together with our allies, we are obliged to protect our safety for future generations," Minister of Great Britain Risha Sunak.</text:p>
      <text:p text:style-name="P4">
According to him, in addition to strengthening European air defense, this enforcement will also contribute to the creation of highly skilled jobs in both countries.</text:p>
      <text:p text:style-name="P4">
"We are striving to support Poland's defense modernization plans, and this updated air defense program will ensure Poland and the United Kingdom can continue to protect our peoples and strengthen NATO's security," British Defense Minister Ben Volles said.</text:p>
      <text:p text:style-name="P4">
<text:span text:style-name="T4">
 Read also: </text:span>
 <text:a xlink:type="simple" xlink:href="https://www.ukrinform.ua/rubric-world/3701621-polsa-vidzavtra-zmoze-eksportuvati-droni-v-ukrainu-na-pidstavi-zagalnogo-dozvolu.html" text:style-name="Internet_20_link" text:visited-style-name="Visited_20_Internet_20_Link">
<text:span text:style-name="T4">
 Poland </text:span>
</text:a>
Poland was reported to increase the army by creating new military units and buying modern equipment.</text:p>
      <text:p text:style-name="P4">
<text:span text:style-name="T5">
Foto: MO Poland</text:span>
</text:p>
      <text:p text:style-name="P4">
News Source: <text:a xlink:type="simple" xlink:href="https://www.ukrinform.ua/rubric-world/3702068-polsa-zakupit-u-britanii-novitni-sistemi-ppo-na-237-milarda.html" text:style-name="Internet_20_link" text:visited-style-name="Visited_20_Internet_20_Link">
https://www.ukrinform.ua/rubric-world/3702068-polsa-zakupit-u-britanii-novitni-sistemi-ppo-na-237-milarda.html</text:a>
</text:p>
      <!--NEWS-->
      <text:h text:style-name="P10" text:outline-level="1">
<text:span text:style-name="T4">
The state has already paid ₴ 2.4 billion grants under the EBorot program</text:span>
</text:h>
      <text:p text:style-name="P4">
Authors: Ukrinform (Person)</text:p>
      <text:p text:style-name="P4">
Publisher: Укринформ (Organization)</text:p>
      <text:p text:style-name="P4">
Published Time: 2023-04-28T15:57:00+03:00</text:p>
      <text:p text:style-name="P4">
Modified Time: 2023-04-28T15:57:00+03:00</text:p>
      <text:p text:style-name="P4">
Description: The state has already paid more than 4 thousand grants worth UAH 2.4 billion under the Erobota program. - Ukrinform.</text:p>
      <text:p text:style-name="P4">
Images: ["<text:a xlink:type="simple" xlink:href="https://static.ukrinform.com/photos/2023_03/thumb_files/630_360_1679674428-586.jpg" text:style-name="Internet_20_link" text:visited-style-name="Visited_20_Internet_20_Link">
630_360_16796...</text:a>
"]</text:p>
      <text:p text:style-name="P4">
Tags: ['Шмигаль', 'Грант', 'єРобота']</text:p>
      <text:p text:style-name="P4">
Type: Article</text:p>
      <!--METADATA-->
      <text:p text:style-name="P4">
<draw:frame draw:style-name="fr1" draw:name="Image82" text:anchor-type="as-char" svg:width="6.9236in" svg:height="3.956343in" draw:z-index="0">
<draw:image xlink:href="../Images/yкринформ/2023-04-28T15-57-00-03-00/630_360_1679674428-586.jpg" xlink:type="simple" xlink:show="embed" xlink:actuate="onLoad" draw:mime-type="image/jpeg"/>
</draw:frame>
He paid more than 4 thousand grants worth UAH 2.4 billion under the EBorot program.</text:p>
      <text:p text:style-name="P4">
About this Prime Minister Denis Shmigal <text:a xlink:type="simple" xlink:href="http://t.me/Denys_Smyhal/5135" text:style-name="Internet_20_link" text:visited-style-name="Visited_20_Internet_20_Link">
</text:a>
The government is on Friday, Ukrinform reports.</text:p>
      <text:p text:style-name="P4">
“We continue to publish grants under the Erobota program. From its start, the state has already paid more than 4 thousand grants worth UAH 2.4 billion, ”he said <text:a xlink:type="simple" xlink:href="https://www.ukrinform.ua/tag-smigal" text:style-name="Internet_20_link" text:visited-style-name="Visited_20_Internet_20_Link">
</text:a>
.</text:p>
      <text:p text:style-name="P4">
According to him, the government attracts almost UAH 1.3 billion from the State Central Committee. These funds will be directed to business grants, in particular, in industry.</text:p>
      <text:p text:style-name="P4">
<text:span text:style-name="T4">
 Read also: </text:span>
 <text:a xlink:type="simple" xlink:href="https://www.ukrinform.ua/rubric-economy/3700584-programa-usaid-spramue-15-miljona-na-pidtrimku-zinok-u-biznesi.html" text:style-name="Internet_20_link" text:visited-style-name="Visited_20_Internet_20_Link">
</text:a>
It was reported that the EBoTA project was introduced by the government in July 2022 to support business and stimulate new jobs. It includes several grant programs. In particular, these are micro -grants programs on the onset or development of their own business, grants for the creation and development of processing enterprises, gardening, viticulture, greenhouse.</text:p>
      <text:p text:style-name="P4">
<text:span text:style-name="T5">
Foto: CMU</text:span>
</text:p>
      <text:p text:style-name="P4">
News Source: <text:a xlink:type="simple" xlink:href="https://www.ukrinform.ua/rubric-economy/3702069-derzava-vze-viplatila-24-milarda-grantiv-za-programou-erobota-smigal.html" text:style-name="Internet_20_link" text:visited-style-name="Visited_20_Internet_20_Link">
https://www.ukrinform.ua/rubric-economy/3702069-derzava-vze-viplatila-24-milarda-grantiv-za-programou-erobota-smigal.html</text:a>
</text:p>
      <!--NEWS-->
      <text:h text:style-name="P10" text:outline-level="1">
<text:span text:style-name="T4">
A woman who died in the Dnieper with a child from a rocket attack of the Russian Federation escaped from war in parents</text:span>
</text:h>
      <text:p text:style-name="P4">
Authors: Ukrinform (Person)</text:p>
      <text:p text:style-name="P4">
Publisher: Укринформ (Organization)</text:p>
      <text:p text:style-name="P4">
Published Time: 2023-04-28T15:57:55+03:00</text:p>
      <text:p text:style-name="P4">
Modified Time: 2023-04-28T15:57:55+03:00</text:p>
      <text:p text:style-name="P4">
Description: The woman with her baby moved to her parents as a result of rocket strike on the Dnieper to escape from the war. - Ukrinform.</text:p>
      <text:p text:style-name="P4">
Images: ["<text:a xlink:type="simple" xlink:href="https://static.ukrinform.com/photos/2023_04/thumb_files/630_360_1682686555-539.jpg" text:style-name="Internet_20_link" text:visited-style-name="Visited_20_Internet_20_Link">
630_360_16826...</text:a>
"]</text:p>
      <text:p text:style-name="P4">
Tags: ['Дніпро', 'Війна з росією', 'Ракетний удар']</text:p>
      <text:p text:style-name="P4">
Type: Article</text:p>
      <!--METADATA-->
      <text:p text:style-name="P4">
<draw:frame draw:style-name="fr1" draw:name="Image83" text:anchor-type="as-char" svg:width="6.9236in" svg:height="3.956343in" draw:z-index="0">
<draw:image xlink:href="../Images/yкринформ/2023-04-28T15-57-55-03-00/630_360_1682686555-539.jpg" xlink:type="simple" xlink:show="embed" xlink:actuate="onLoad" draw:mime-type="image/jpeg"/>
</draw:frame>
The result of a rocket strike on the Dnieper with a child moved to her parents, to abuse from the war.</text:p>
      <text:p text:style-name="P4">
About it in <text:a xlink:type="simple" xlink:href="https://t.me/dnipropetrovskaODA/4307" text:style-name="Internet_20_link" text:visited-style-name="Visited_20_Internet_20_Link">
</text:a>
Informs the Chief -Propetrovsk Ova Sergei Lisak, Ukrinform reports.</text:p>
      <text:p text:style-name="P4">
"Olga died in the war for the war. It was safe - it was safer to the sector. It was hoped - she will protect her two -year -old child from the Russian.</text:p>
      <text:p text:style-name="P4">
The head of the Ova posted a photo from the tragedy and added that another family is on parallel street.</text:p>
      <text:p text:style-name="P4">
"Alexander and Natalia at half past the fifth were wrapped in their bass. At night shepherd was being in the house. Having heard air alarm, she rushed to the owners. As she could reported danger. The man and the woman in shock, but whole. , - the post says.</text:p>
      <text:p text:style-name="P4">
<text:span text:style-name="T4">
 Read also: </text:span>
 <text:a xlink:type="simple" xlink:href="https://www.ukrinform.ua/rubric-regions/3701955-udar-po-dnipru-u-dvoh-postrazdalih-silni-opiki-voni-u-tazkomu-stani.html" text:style-name="Internet_20_link" text:visited-style-name="Visited_20_Internet_20_Link">
<text:span text:style-name="T4">
 Dnipro </text:span>
</text:a>
According to Lisak, the region of providing financial assistance to the family of civilians is operating in the region. It has already been received by 98 residents of the region. Payment amount is 300 thousand. UAH.</text:p>
      <text:p text:style-name="P4">
Earlier it was reported that the parents of the dead woman are now in the hospital. They have 40%body burns(limbs and face). Вони у важкому стані.</text:p>
      <text:p text:style-name="P4">
Внаслідок <text:a xlink:type="simple" xlink:href="https://www.ukrinform.ua/rubric-regions/3701825-raketna-ataka-na-dnipro-v-ova-rozpovili-detali.html" text:style-name="Internet_20_link" text:visited-style-name="Visited_20_Internet_20_Link">
 </text:a>
On the night of April 28, a 31-year-old woman and her 2-year-old child were killed.</text:p>
      <text:p text:style-name="P4">
Also, another rocket hit the company and hangar with construction materials, a woman was rescued from the rubble.</text:p>
      <text:p text:style-name="P4">
News Source: <text:a xlink:type="simple" xlink:href="https://www.ukrinform.ua/rubric-regions/3702071-zinka-aka-zaginula-u-dnipri-z-ditinou-vid-raketnoi-ataki-rf-ratuvalasa-vid-vijni-v-batkiv.html" text:style-name="Internet_20_link" text:visited-style-name="Visited_20_Internet_20_Link">
https://www.ukrinform.ua/rubric-regions/3702071-zinka-aka-zaginula-u-dnipri-z-ditinou-vid-raketnoi-ataki-rf-ratuvalasa-vid-vijni-v-batkiv.html</text:a>
</text:p>
      <!--NEWS-->
      <text:h text:style-name="P10" text:outline-level="1">
<text:span text:style-name="T4">
Sofia Ukrainian School held a meeting in Dubai for children and their parents</text:span>
</text:h>
      <text:p text:style-name="P4">
Authors: Ukrinform (Person)</text:p>
      <text:p text:style-name="P4">
Publisher: Укринформ (Organization)</text:p>
      <text:p text:style-name="P4">
Published Time: 2023-04-28T16:02:00+03:00</text:p>
      <text:p text:style-name="P4">
Modified Time: 2023-04-28T16:02:00+03:00</text:p>
      <text:p text:style-name="P4">
Description: The Ukrainian School at the UAE "Sofia" organized a traditional cultural meeting in one of Dubai parks for Ukrainian children and their parents. - Ukrinform.</text:p>
      <text:p text:style-name="P4">
Images: ["<text:a xlink:type="simple" xlink:href="https://static.ukrinform.com/photos/2023_04/thumb_files/630_360_1682685545-704.jpg" text:style-name="Internet_20_link" text:visited-style-name="Visited_20_Internet_20_Link">
630_360_16826...</text:a>
", "<text:a xlink:type="simple" xlink:href="https://static.ukrinform.com/photos/2023_04/1682685643-757.jpg" text:style-name="Internet_20_link" text:visited-style-name="Visited_20_Internet_20_Link">
1682685643-75...</text:a>
", "<text:a xlink:type="simple" xlink:href="https://static.ukrinform.com/photos/2023_04/1682685706-409.jpg" text:style-name="Internet_20_link" text:visited-style-name="Visited_20_Internet_20_Link">
1682685706-40...</text:a>
", "<text:a xlink:type="simple" xlink:href="https://static.ukrinform.com/photos/2023_04/1682685740-981.jpg" text:style-name="Internet_20_link" text:visited-style-name="Visited_20_Internet_20_Link">
1682685740-98...</text:a>
", "<text:a xlink:type="simple" xlink:href="https://static.ukrinform.com/photos/2023_04/1682685801-295.jpg" text:style-name="Internet_20_link" text:visited-style-name="Visited_20_Internet_20_Link">
1682685801-29...</text:a>
", "<text:a xlink:type="simple" xlink:href="https://static.ukrinform.com/photos/2023_04/1682685850-794.jpg" text:style-name="Internet_20_link" text:visited-style-name="Visited_20_Internet_20_Link">
1682685850-79...</text:a>
", "<text:a xlink:type="simple" xlink:href="https://static.ukrinform.com/photos/2023_04/1682685940-263.jpg" text:style-name="Internet_20_link" text:visited-style-name="Visited_20_Internet_20_Link">
1682685940-26...</text:a>
", "<text:a xlink:type="simple" xlink:href="https://static.ukrinform.com/photos/2023_04/1682685978-327.jpg" text:style-name="Internet_20_link" text:visited-style-name="Visited_20_Internet_20_Link">
1682685978-32...</text:a>
"]</text:p>
      <text:p text:style-name="P4">
Tags: ['Діаспора', 'Діти', 'Культура', 'ОАЕ', 'Школа']</text:p>
      <text:p text:style-name="P4">
Type: Article</text:p>
      <!--METADATA-->
      <text:p text:style-name="P4">
<draw:frame draw:style-name="fr1" draw:name="Image84" text:anchor-type="as-char" svg:width="6.9236in" svg:height="3.956343in" draw:z-index="0">
<draw:image xlink:href="../Images/yкринформ/2023-04-28T16-02-00-03-00/630_360_1682685545-704.jpg" xlink:type="simple" xlink:show="embed" xlink:actuate="onLoad" draw:mime-type="image/jpeg"/>
</draw:frame>
The Ukrainian School in the UAE "Sofia" organized a traditional cultural and their parents in one of Dubai parks for Ukrainian children and their parents.</text:p>
      <text:p text:style-name="P4">
As Ukrinform reports, the publication writes <text:a xlink:type="simple" xlink:href="https://ukrdubai.com/articles/282986/ukrainska-shkola-sofiya-provela-v-dubai-chergovu-zustrich-pid-zhovto-blakitnim-nebom" text:style-name="Internet_20_link" text:visited-style-name="Visited_20_Internet_20_Link">
</text:a>
 .</text:p>
      <text:p text:style-name="P4">
<draw:frame draw:style-name="fr1" draw:name="Image85" text:anchor-type="as-char" svg:width="6.9236in" svg:height="5.147765in" draw:z-index="0">
<draw:image xlink:href="../Images/yкринформ/2023-04-28T16-02-00-03-00/1682685643-757.jpg" xlink:type="simple" xlink:show="embed" xlink:actuate="onLoad" draw:mime-type="image/jpeg"/>
</draw:frame>
During the event, the children got acquainted with Ukrainian culture, traditions through the ritual spring games, haivki and freckles, painted Easter gingerbread, competed in relay races, in a cognitive quest, sought Easter treasures of chess. The parents, in the meantime, made Easter eggs according to the ancient technique of laying eggs with wax.</text:p>
      <text:p text:style-name="P4">
<draw:frame draw:style-name="fr1" draw:name="Image86" text:anchor-type="as-char" svg:width="6.9236in" svg:height="5.169138in" draw:z-index="0">
<draw:image xlink:href="../Images/yкринформ/2023-04-28T16-02-00-03-00/1682685706-409.jpg" xlink:type="simple" xlink:show="embed" xlink:actuate="onLoad" draw:mime-type="image/jpeg"/>
</draw:frame>
"Such meetings in the park have already become traditional for us," says Natalia Serdyuk, director of the Sofia, who initiated the event. - We see how relevant it is now, more than 50 families gathered with children. More than ever, Ukrainians need communication, support, good word, smile. Children are most likely to do this, so their joy is boundless. We are very grateful to parents. As it turned out, our children are the best cure for sadness and despair, the most effective way to combine around good and peace!”</text:p>
      <text:p text:style-name="P4">
The teacher of the school Olesya Elvi with the help of Easter eggs, which the children found the eagle during the quest "In Search of Treasure", told the children a very interesting and instructive biblical story about the resurrection. The joy of the children was not boundaries, the lullaby Jerem found the last treasure and won for his team.</text:p>
      <text:p text:style-name="P4">
<draw:frame draw:style-name="fr1" draw:name="Image87" text:anchor-type="as-char" svg:width="6.9236in" svg:height="4.205446in" draw:z-index="0">
<draw:image xlink:href="../Images/yкринформ/2023-04-28T16-02-00-03-00/1682685740-981.jpg" xlink:type="simple" xlink:show="embed" xlink:actuate="onLoad" draw:mime-type="image/jpeg"/>
</draw:frame>
Participants were also able to prepare for the chess tournament together with the chess trainer.</text:p>
      <text:p text:style-name="P4">
<draw:frame draw:style-name="fr1" draw:name="Image88" text:anchor-type="as-char" svg:width="6.9236in" svg:height="7.467389in" draw:z-index="0">
<draw:image xlink:href="../Images/yкринформ/2023-04-28T16-02-00-03-00/1682685801-295.jpg" xlink:type="simple" xlink:show="embed" xlink:actuate="onLoad" draw:mime-type="image/jpeg"/>
</draw:frame>
Children got acquainted with Ukrainian culture, traditions through ritual spring Igrays, Hayevka and Vesnyanka, painted Easter gingerbread, competing with Vestaphets. And at the end of the meeting, children and parents with the help of a teacher of acting launcher Natalia Mishchenko and the teacher of literature Natalia Kozakova staged a theatrical performance.</text:p>
      <text:p text:style-name="P4">
<draw:frame draw:style-name="fr1" draw:name="Image89" text:anchor-type="as-char" svg:width="6.9236in" svg:height="5.156489in" draw:z-index="0">
<draw:image xlink:href="../Images/yкринформ/2023-04-28T16-02-00-03-00/1682685850-794.jpg" xlink:type="simple" xlink:show="embed" xlink:actuate="onLoad" draw:mime-type="image/jpeg"/>
</draw:frame>
Meanwhile, parents could again plunge into the atmosphere of Easter during a master class on egg painting, which Ivanna Bazmanani conducted.“The time spent on the holiday was filled with positive mood and inspiration, pleasant memories and wonderful feelings about it, I think, will remain in children of the Idorosene for a long time. Interesting competitions, fascinating games, Ukrainian music of theradies allow children to show their abilities, knowledge, preferences, and the head - they motivate to learn the Ukrainian language and the culture of their native land, ”Ms. Bakmanani's impressions are impressed.</text:p>
      <text:p text:style-name="P4">
<draw:frame draw:style-name="fr1" draw:name="Image90" text:anchor-type="as-char" svg:width="6.9236in" svg:height="3.904141in" draw:z-index="0">
<draw:image xlink:href="../Images/yкринформ/2023-04-28T16-02-00-03-00/1682685978-327.jpg" xlink:type="simple" xlink:show="embed" xlink:actuate="onLoad" draw:mime-type="image/jpeg"/>
</draw:frame>
Natalia Serdyuk thanked everyone who joined the meeting: teachers, parents of idyts.</text:p>
      <text:p text:style-name="P4">
"It was a great opportunity to get together, to feel a part of a large family. We create an incredible family that is filled with warmth and love for our Yennyki-Ukraine," said Ms. Natalia.</text:p>
      <text:p text:style-name="P4">
We will remind, Ukrainian schools in the United Arab Emirates "Divosvit" and "Sofia" <text:a xlink:type="simple" xlink:href="https://www.ukrinform.ua/rubric-diaspora/3698054-v-abudabi-ta-dubai-ukrainski-skoli-proveli-majsterklasi-pisankarstva.html" text:style-name="Internet_20_link" text:visited-style-name="Visited_20_Internet_20_Link">
</text:a>
For children, the Easter egg painting.</text:p>
      <text:p text:style-name="P4">
_Foto: Ukrainian School at the UAE "Sofia" _</text:p>
      <text:p text:style-name="P4">
News Source: <text:a xlink:type="simple" xlink:href="https://www.ukrinform.ua/rubric-diaspora/3702056-ukrainska-skola-sofia-provela-v-dubai-zustric-dla-ditej-ta-ihnih-batkiv.html" text:style-name="Internet_20_link" text:visited-style-name="Visited_20_Internet_20_Link">
https://www.ukrinform.ua/rubric-diaspora/3702056-ukrainska-skola-sofia-provela-v-dubai-zustric-dla-ditej-ta-ihnih-batkiv.html</text:a>
</text:p>
      <!--NEWS-->
      <text:h text:style-name="P10" text:outline-level="1">
<text:span text:style-name="T4">
The European Commission and the neighbors of Ukraine have agreed to ban the import of five types of agro -products - Moravetsky</text:span>
</text:h>
      <text:p text:style-name="P4">
Authors: Ukrinform (Person)</text:p>
      <text:p text:style-name="P4">
Publisher: Укринформ (Organization)</text:p>
      <text:p text:style-name="P4">
Published Time: 2023-04-28T16:09:00+03:00</text:p>
      <text:p text:style-name="P4">
Modified Time: 2023-04-28T16:09:00+03:00</text:p>
      <text:p text:style-name="P4">
Description: The European Commission and Poland, Slovakia, Hungary, Romania, Bulgaria have agreed on the ban on the import of wheat, corn, rapeseed, sunflower and oil from Ukraine into the markets of these EU countries.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Імпорт', 'Україна']</text:p>
      <text:p text:style-name="P4">
Type: Article</text:p>
      <!--METADATA-->
      <text:p text:style-name="P4">
<draw:frame draw:style-name="fr1" draw:name="Image91" text:anchor-type="as-char" svg:width="6.9236in" svg:height="3.956343in" draw:z-index="0">
<draw:image xlink:href="../Images/yкринформ/2023-04-28T16-09-00-03-00/630_360_1462365899-2256.jpg" xlink:type="simple" xlink:show="embed" xlink:actuate="onLoad" draw:mime-type="image/jpeg"/>
</draw:frame>
The European Commission and Poland, Slovakia, Hungary, Romania, Bulgaria have agreed on the ban on the import of wheat, corn, rapeseed, sunflower and oil from Ukraine into the markets of these EU countries.</text:p>
      <text:p text:style-name="P4">
This was stated at the press conference by the Prime Minister of the RP Mateush Moravetsky, Ukrinform correspondent reports.</text:p>
      <text:p text:style-name="P4">
“We have just agreed with <text:a xlink:type="simple" xlink:href="https://www.ukrinform.ua/tag-evrosouz" text:style-name="Internet_20_link" text:visited-style-name="Visited_20_Internet_20_Link">
</text:a>
About the import of imports of those agricultural products, which, above all, led to destabilization in the Polish market, mainly grain Takurudza, ”Moravetsky said.</text:p>
      <text:p text:style-name="P4">
He added that he recently spoke with the Vice President of the European Commission Dombrovskis.</text:p>
      <text:p text:style-name="P4">
According to him, the Agreement between the European Commission of the EU countries in the case of importing agricultural products will be signed in the coming days.</text:p>
      <text:p text:style-name="P4">
According to information <text:a xlink:type="simple" xlink:href="http://www.rmf24.pl/raporty/raport-wojna-z-rosja/news-jest-kompromis-miedzy-warszawa-a-bruksela-ws-produktow-rolny,nId,6746197#crp_state=1" text:style-name="Internet_20_link" text:visited-style-name="Visited_20_Internet_20_Link">
</text:a>
, the Agreement between the European Commission and the Five countries of the ESCE will predict that these countries will refuse to block the national level of agricultural products from Ukraine. Instead, a European ban on the import of wheat, corn, rapeseed, sunflower and oil from Ukraine has been developed. The publication notes that the ban will apply to 90%of all Ukrainian imports.</text:p>
      <text:p text:style-name="P4">
<text:span text:style-name="T4">
 Read also: </text:span>
 <text:a xlink:type="simple" xlink:href="https://www.ukrinform.ua/rubric-economy/3701969-import-ukrainskogo-moloka-aec-i-ptici-polsa-poprosit-evrokomisiu-pereviriti-mozlivi-porusenna.html" text:style-name="Internet_20_link" text:visited-style-name="Visited_20_Internet_20_Link">
</text:a>
As it was reported, Poland, Hungary, Slovakia and Bulgaria introduced a prohibition on import of grain and other types of agricultural products from Ukraine. Poland also suspended the transit of Ukrainian APC products through its territory, but renewed it from April 21.</text:p>
      <text:p text:style-name="P4">
The European Commission has offered a package of assistance for farmers from the countries that bordering Ukraine, which includes financial assistance and other events.</text:p>
      <text:p text:style-name="P4">
Moravetsky also <text:a xlink:type="simple" xlink:href="https://www.ukrinform.ua/rubric-economy/3701969-import-ukrainskogo-moloka-aec-i-ptici-polsa-poprosit-evrokomisiu-pereviriti-mozlivi-porusenna.html" text:style-name="Internet_20_link" text:visited-style-name="Visited_20_Internet_20_Link">
</text:a>
that Poland will apply to the European Commission to check the offenses in the market due to the import and other types of Ukrainian agricultural products, including poultry, milk and eggs.</text:p>
      <text:p text:style-name="P4">
News Source: <text:a xlink:type="simple" xlink:href="https://www.ukrinform.ua/rubric-economy/3702083-evrokomisia-i-pat-krain-es-domovilisa-pro-zaboronu-importu-pati-vidiv-agroprodukcii-z-ukraini.html" text:style-name="Internet_20_link" text:visited-style-name="Visited_20_Internet_20_Link">
https://www.ukrinform.ua/rubric-economy/3702083-evrokomisia-i-pat-krain-es-domovilisa-pro-zaboronu-importu-pati-vidiv-agroprodukcii-z-ukraini.html</text:a>
</text:p>
      <!--NEWS-->
      <text:h text:style-name="P10" text:outline-level="1">
<text:span text:style-name="T4">
The Russians fired six times the border of Chernihiv and Sumy region</text:span>
</text:h>
      <text:p text:style-name="P4">
Authors: Ukrinform (Person)</text:p>
      <text:p text:style-name="P4">
Publisher: Укринформ (Organization)</text:p>
      <text:p text:style-name="P4">
Published Time: 2023-04-28T16:10:00+03:00</text:p>
      <text:p text:style-name="P4">
Modified Time: 2023-04-28T16:10:00+03:00</text:p>
      <text:p text:style-name="P4">
Description: As of 3:00 pm on April 28, Russian troops fired the border of the Chernihiv and Sumy region six more times, using mortars and rockets from the helicopter. - Ukrinform.</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Кордон', 'Чернігівщина', 'Війна з росією']</text:p>
      <text:p text:style-name="P4">
Type: Article</text:p>
      <!--METADATA-->
      <text:p text:style-name="P4">
<draw:frame draw:style-name="fr1" draw:name="Image92" text:anchor-type="as-char" svg:width="6.9236in" svg:height="3.956343in" draw:z-index="0">
<draw:image xlink:href="../Images/yкринформ/2023-04-28T16-10-00-03-00/630_360_1469087094-3763.jpg" xlink:type="simple" xlink:show="embed" xlink:actuate="onLoad" draw:mime-type="image/jpeg"/>
</draw:frame>
As of 3:00 pm on April 28, the Russian border was fired at the Chernihiv Tasum region on April 28, by applying mortars and missiles of Zagelippter.</text:p>
      <text:p text:style-name="P4">
According to Ukrinform, the Operational Command "North" reports in <text:a xlink:type="simple" xlink:href="https://t.me/ok_pivnich1/2129" text:style-name="Internet_20_link" text:visited-style-name="Visited_20_Internet_20_Link">
</text:a>
.</text:p>
      <text:p text:style-name="P4">
From 10:20 to 11:00, 3 strokes were recorded, probably from a 120-mm mortar, a Uline settlement.</text:p>
      <text:p text:style-name="P4">
At about 11:03, 4 strokes were recorded, rockets from the helicopter, in the area of the inhabited point of Leonivka, 2 more strokes in the village. Kostobok.</text:p>
      <text:p text:style-name="P4">
<text:span text:style-name="T4">
 Read also: </text:span>
 <text:a xlink:type="simple" xlink:href="https://www.ukrinform.ua/rubric-ato/3702063-rosiani-bilse-ne-keruutsa-sakralnimi-datami-nebezpeka-obstriliv-e-postijno-ignat.html" text:style-name="Internet_20_link" text:visited-style-name="Visited_20_Internet_20_Link">
<text:span text:style-name="T4">
 firing </text:span>
</text:a>
From 12:00 to 12:05 the <text:a xlink:type="simple" xlink:href="https://www.ukrinform.ua/tag-obstril" text:style-name="Internet_20_link" text:visited-style-name="Visited_20_Internet_20_Link">
</text:a>
Probably from a 120mm mortar, in the area of Vilnasloboda settlement.</text:p>
      <text:p text:style-name="P4">
Also from 11:50 to 13:10 13 beats were recorded, probably from a 120-mm-mm-mimeter, to the area of the settlement of Galaganivka.</text:p>
      <text:p text:style-name="P4">
From 13:10 to 13:30 4 beats were recorded, probably from a 120-mm mortar, a Understanding of Leonivka settlement.</text:p>
      <text:p text:style-name="P4">
In addition, from 13:40 to 14:05, 11 beats were recorded, probably from a 120-mm-mimeter, on the settlement of Buchka.</text:p>
      <text:p text:style-name="P4">
<text:span text:style-name="T4">
 Read also: </text:span>
 <text:a xlink:type="simple" xlink:href="https://www.ukrinform.ua/rubric-regions/3702061-v-umani-rozgornuli-dnklaboratoriu-dla-identifikacii-zagiblih.html" text:style-name="Internet_20_link" text:visited-style-name="Visited_20_Internet_20_Link">
</text:a>
"There was no information about the loss of the local population or damage to civilian infrastructure," the statement said.</text:p>
      <text:p text:style-name="P4">
As reported by Ukrinform, April 28 <text:a xlink:type="simple" xlink:href="https://www.ukrinform.ua/rubric-ato/3701985-rosiani-zavdali-aviaudaru-po-cernigivsini-e-poskodzenna.html" text:style-name="Internet_20_link" text:visited-style-name="Visited_20_Internet_20_Link">
</text:a>
The border of the Chernihiv region, causing damage.</text:p>
      <text:p text:style-name="P4">
News Source: <text:a xlink:type="simple" xlink:href="https://www.ukrinform.ua/rubric-ato/3702079-rosiani-obstrilali-z-minometiv-prikordonna-cernigivsini-ta-sumsini.html" text:style-name="Internet_20_link" text:visited-style-name="Visited_20_Internet_20_Link">
https://www.ukrinform.ua/rubric-ato/3702079-rosiani-obstrilali-z-minometiv-prikordonna-cernigivsini-ta-sumsini.html</text:a>
</text:p>
      <!--NEWS-->
      <text:h text:style-name="P10" text:outline-level="1">
<text:span text:style-name="T4">
Czech President - Zelensky: I will insist at the beginning of Ukraine's accession to Ukraine this year</text:span>
</text:h>
      <text:p text:style-name="P4">
Authors: Ukrinform (Person)</text:p>
      <text:p text:style-name="P4">
Publisher: Укринформ (Organization)</text:p>
      <text:p text:style-name="P4">
Published Time: 2023-04-28T16:12:00+03:00</text:p>
      <text:p text:style-name="P4">
Modified Time: 2023-04-28T16:12:00+03:00</text:p>
      <text:p text:style-name="P4">
Description: President Volodymyr Zelenskyy met in Kiev with the President of the Czech Republic Peter Pavel and thanked for the support of Ukraine from the first day of the war. - Ukrinform.</text:p>
      <text:p text:style-name="P4">
Images: ["<text:a xlink:type="simple" xlink:href="https://static.ukrinform.com/photos/2023_04/thumb_files/630_360_1682687494-581.jpeg" text:style-name="Internet_20_link" text:visited-style-name="Visited_20_Internet_20_Link">
630_360_16826...</text:a>
"]</text:p>
      <text:p text:style-name="P4">
Tags: ['Чехія', 'Президент', 'Зеленський', 'Петр Павел']</text:p>
      <text:p text:style-name="P4">
Type: Article</text:p>
      <!--METADATA-->
      <text:p text:style-name="P4">
<draw:frame draw:style-name="fr1" draw:name="Image93" text:anchor-type="as-char" svg:width="6.9236in" svg:height="3.956343in" draw:z-index="0">
<draw:image xlink:href="../Images/yкринформ/2023-04-28T16-12-00-03-00/630_360_1682687494-581.jpeg" xlink:type="simple" xlink:show="embed" xlink:actuate="onLoad" draw:mime-type="image/jpeg"/>
</draw:frame>
The Presidential Lordir Zelensky met in Kiev with the Czech President Peter Pavel Horjaned for the support of Ukraine from the first day of the war.</text:p>
      <text:p text:style-name="P4">
As Ukrinform reports, this is reported in <text:a xlink:type="simple" xlink:href="https://www.instagram.com/reel/CrlJULnoNKs/" text:style-name="Internet_20_link" text:visited-style-name="Visited_20_Internet_20_Link">
</text:a>
Heads of Ukrainian State.</text:p>
      <text:p text:style-name="P4">
"Congratulations in Ukraine President of the Czech Republic Peter Pavel. Thank you for this visit, who respects with <text:a xlink:type="simple" xlink:href="https://www.ukrinform.ua/rubric-polytics/3701959-prezidenti-cehii-ta-slovaccini-pobuvali-u-borodanci-ta-buci.html" text:style-name="Internet_20_link" text:visited-style-name="Visited_20_Internet_20_Link">
</text:a>
We appreciate the support of the Czech, the Czech government and the whole society from the first day of full -scale intensification, "Zelensky said.</text:p>
      <text:p text:style-name="P4">
<text:span text:style-name="T5">
Viso: <text:a xlink:type="simple" xlink:href="https://t.me/V_Zelenskiy_official/6042" text:style-name="Internet_20_link" text:visited-style-name="Visited_20_Internet_20_Link">
</text:a>
</text:span>
</text:p>
      <text:p text:style-name="P4">
Peter Paul during a meeting with Vladimir Zelensky assured that he would attend the beginning of Ukraine's accession to the EU this year.</text:p>
      <text:p text:style-name="P4">
“For us, Ukraine's membership in the EU and NATO is not a question" if "but" when ". He died President Zelensky that the Czech Republic will be a voice that would remind everyone everywhere that Ukraine deserves to be a full member of the family of democratic countries. I will insist that negotiations with the EU on the introduction began at the end of the year, ”the Czech President wrote <text:a xlink:type="simple" xlink:href="https://twitter.com/prezidentpavel/status/1651930890631626754" text:style-name="Internet_20_link" text:visited-style-name="Visited_20_Internet_20_Link">
</text:a>
.</text:p>
      <text:p text:style-name="Quotations">

<text:p text:style-name="P4">
Membership UA in the EU and NATO is not a question for us, but when. <text:a xlink:type="simple" xlink:href="https://twitter.com/ZelenskyyUa" text:style-name="Internet_20_link" text:visited-style-name="Visited_20_Internet_20_Link">
&gt;
</text:a>
I have assured that cz&gt;
 will be a voice that reminds that UA deserves to be a full -fledged member of the&gt;
 family of democratic countries with all the trimmings. &gt;
&gt;
 I will promote that access interviews with the EU will begin by the end of the year. <text:a xlink:type="simple" xlink:href="https://t.co/Jcz72C07B9" text:style-name="Internet_20_link" text:visited-style-name="Visited_20_Internet_20_Link">
&gt;
</text:a>
&gt;
&gt;
 - Petr Pavel(presidential) <text:a xlink:type="simple" xlink:href="https://twitter.com/prezidentpavel/status/1651930890631626754" text:style-name="Internet_20_link" text:visited-style-name="Visited_20_Internet_20_Link">
&gt;
 </text:a>
As reported by Ukrinform, on the morning of April 28 <text:a xlink:type="simple" xlink:href="https://www.ukrinform.ua/rubric-polytics/3701881-prezidenti-cehii-ta-slovaccini-pribuli-z-vizitom-do-kieva.html" text:style-name="Internet_20_link" text:visited-style-name="Visited_20_Internet_20_Link">
</text:a>
.</text:p>

</text:p>
      <text:p text:style-name="P4">
<text:span text:style-name="T4">
 Read also: </text:span>
 <text:a xlink:type="simple" xlink:href="https://www.ukrinform.ua/rubric-polytics/3702060-stefancuk-obgovoriv-iz-prezidentkou-slovaccini-posilenna-sankcijnogo-tisku-na-rf.html" text:style-name="Internet_20_link" text:visited-style-name="Visited_20_Internet_20_Link">
<text:span text:style-name="T4">
 Stefanchuk </text:span>
</text:a>
</text:p>
      <text:p text:style-name="P4">
<text:a xlink:type="simple" xlink:href="https://www.ukrinform.ua/tag-cehia" text:style-name="Internet_20_link" text:visited-style-name="Visited_20_Internet_20_Link">
 </text:a>
This year will allocate 22 million crowns(over $ 1 million)20-25 students of the national aviation university for study in the country.</text:p>
      <text:p text:style-name="P4">
<text:span text:style-name="T5">
Foto: op</text:span>
</text:p>
      <text:p text:style-name="P4">
News Source: <text:a xlink:type="simple" xlink:href="https://www.ukrinform.ua/rubric-polytics/3702081-zelenskij-zustrivsa-z-prezidentom-cehii.html" text:style-name="Internet_20_link" text:visited-style-name="Visited_20_Internet_20_Link">
https://www.ukrinform.ua/rubric-polytics/3702081-zelenskij-zustrivsa-z-prezidentom-cehii.html</text:a>
</text:p>
      <!--NEWS-->
      <text:h text:style-name="P10" text:outline-level="1">
<text:span text:style-name="T4">
BBC Corporation Head resigned through a loan for Johnson</text:span>
</text:h>
      <text:p text:style-name="P4">
Authors: Ukrinform (Person)</text:p>
      <text:p text:style-name="P4">
Publisher: Укринформ (Organization)</text:p>
      <text:p text:style-name="P4">
Published Time: 2023-04-28T16:14:00+03:00</text:p>
      <text:p text:style-name="P4">
Modified Time: 2023-04-28T16:14:00+03:00</text:p>
      <text:p text:style-name="P4">
Description: The head of the British TV and Radio-language corporation (BBC) Richard Sharp resigned after a violation of the rules of appointment to public positions was established, since Sharp did not provide information about his participation in the issuance of loan by the then Prime Minister Boris Johnson. - Ukrinform.</text:p>
      <text:p text:style-name="P4">
Images: ["<text:a xlink:type="simple" xlink:href="https://static.ukrinform.com/photos/2023_04/thumb_files/630_360_1682687148-507.jpg" text:style-name="Internet_20_link" text:visited-style-name="Visited_20_Internet_20_Link">
630_360_16826...</text:a>
"]</text:p>
      <text:p text:style-name="P4">
Tags: ['Джонсон', 'Відставка', 'BBC']</text:p>
      <text:p text:style-name="P4">
Type: Article</text:p>
      <!--METADATA-->
      <text:p text:style-name="P4">
<draw:frame draw:style-name="fr1" draw:name="Image94" text:anchor-type="as-char" svg:width="6.9236in" svg:height="3.956343in" draw:z-index="0">
<draw:image xlink:href="../Images/yкринформ/2023-04-28T16-14-00-03-00/630_360_1682687148-507.jpg" xlink:type="simple" xlink:show="embed" xlink:actuate="onLoad" draw:mime-type="image/jpeg"/>
</draw:frame>
Chief TV and Radio -language corporation(BBC)Richard Sharp retired as a violation of the rules of appointment at a state-owned person, since Sharp did not provide information about his participation in the issuance of loan Prime Minister Boris Johnson.</text:p>
      <text:p text:style-name="P4">
About it reports <text:a xlink:type="simple" xlink:href="http://www.bbc.com/news/live/uk-65338490" text:style-name="Internet_20_link" text:visited-style-name="Visited_20_Internet_20_Link">
</text:a>
, reports Ukrinform.</text:p>
      <text:p text:style-name="P4">
In his report, lawyer Adam Hepinstol concluded that the BBCP Head had corrected the Code during the appointment procedure for public service. The report also states that these violations could create a risk that Sharp was not everyday-speaking to the former Prime Minister if he or she was appointed.</text:p>
      <text:p text:style-name="P4">
The State Appointment Commissioner elected Hepinstol's lawyer to investigate the charges against Sharp, who appeared in the British media.</text:p>
      <text:p text:style-name="P4">
<text:span text:style-name="T4">
 Read also: </text:span>
 <text:a xlink:type="simple" xlink:href="https://www.ukrinform.ua/rubric-culture/3576278-u-britanii-pokazut-miniserial-pro-borisa-dzonsona.html" text:style-name="Internet_20_link" text:visited-style-name="Visited_20_Internet_20_Link">
<text:span text:style-name="T4">
 Johnson </text:span>
</text:a>
Earlier, journalists found out that Charip helped Boris Johnson, who at the time had the post of Prime Minister of Great Britain, to provide guarantees for a resellence of £ 800,000. A few weeks afterwards, Johnson recommended Sharp for a post in the British Language Corporation.</text:p>
      <text:p text:style-name="P4">
At the same time, Sharp explained that there was no conflict of interest in this situation, advocating guarantees for the loan <text:a xlink:type="simple" xlink:href="https://www.ukrinform.ua/tag-boris-dzonson" text:style-name="Internet_20_link" text:visited-style-name="Visited_20_Internet_20_Link">
</text:a>
, he simply "helped one people find the other."</text:p>
      <text:p text:style-name="P4">
<text:span text:style-name="T4">
 Read also: </text:span>
 <text:a xlink:type="simple" xlink:href="https://www.ukrinform.ua/rubric-society/3655471-v-ukraini-transluvatimut-britanskij-bbc-world-news-i-estonskij-now-series.html" text:style-name="Internet_20_link" text:visited-style-name="Visited_20_Internet_20_Link">
<text:span text:style-name="T4">
 BBC </text:span>
</text:a>
Declaring his resignation, Sharp stated that the violation of the rules was "unintentional and insignificant", but at the end of June he would leave a position to fail to doubt the BBC independence.</text:p>
      <text:p text:style-name="P4">
<text:span text:style-name="T5">
Foto: BBC</text:span>
</text:p>
      <text:p text:style-name="P4">
News Source: <text:a xlink:type="simple" xlink:href="https://www.ukrinform.ua/rubric-world/3702080-golova-korporacii-bbc-podav-u-vidstavku-cerez-kredit-dla-dzonsona.html" text:style-name="Internet_20_link" text:visited-style-name="Visited_20_Internet_20_Link">
https://www.ukrinform.ua/rubric-world/3702080-golova-korporacii-bbc-podav-u-vidstavku-cerez-kredit-dla-dzonsona.html</text:a>
</text:p>
      <!--NEWS-->
      <text:h text:style-name="P10" text:outline-level="1">
<text:span text:style-name="T4">
In the Kyiv region there is a decline in water - ova</text:span>
</text:h>
      <text:p text:style-name="P4">
Authors: Ukrinform (Person)</text:p>
      <text:p text:style-name="P4">
Publisher: Укринформ (Organization)</text:p>
      <text:p text:style-name="P4">
Published Time: 2023-04-28T16:15:00+03:00</text:p>
      <text:p text:style-name="P4">
Modified Time: 2023-04-28T16:15:00+03:00</text:p>
      <text:p text:style-name="P4">
Description: There is currently a decline in water in the Kiev region. - Ukrinform.</text:p>
      <text:p text:style-name="P4">
Images: ["<text:a xlink:type="simple" xlink:href="https://static.ukrinform.com/photos/2023_04/thumb_files/630_360_1681910809-270.jpg" text:style-name="Internet_20_link" text:visited-style-name="Visited_20_Internet_20_Link">
630_360_16819...</text:a>
"]</text:p>
      <text:p text:style-name="P4">
Tags: ['Повінь', 'Вода', 'Київщина', 'Єдині новини']</text:p>
      <text:p text:style-name="P4">
Type: Article</text:p>
      <!--METADATA-->
      <text:p text:style-name="P4">
<draw:frame draw:style-name="fr1" draw:name="Image95" text:anchor-type="as-char" svg:width="6.9236in" svg:height="3.956343in" draw:z-index="0">
<draw:image xlink:href="../Images/yкринформ/2023-04-28T16-15-00-03-00/630_360_1681910809-270.jpg" xlink:type="simple" xlink:show="embed" xlink:actuate="onLoad" draw:mime-type="image/jpeg"/>
</draw:frame>
Water is currently observed in the Vykiv region.</text:p>
      <text:p text:style-name="P4">
The head of the Kyiv Regional Military Administration, Ruslan Kravchenko, told the Telectorphone "Unified News", Ukrinform reports.</text:p>
      <text:p text:style-name="P4">
“On <text:a xlink:type="simple" xlink:href="https://www.ukrinform.ua/tag-kiivsina" text:style-name="Internet_20_link" text:visited-style-name="Visited_20_Internet_20_Link">
</text:a>
To date, it is sewn. The situation is stable, all services - under my personal control, ”Kravchenko said.</text:p>
      <text:p text:style-name="P4">
The chairman of the Ova noted that with his participation there were exit studies of the commission of technogenic and environmental safety and emergency situations, depicted the analysis and examination of the site of flooding, as well as "predicted the masters, there would be more floods or not."</text:p>
      <text:p text:style-name="P4">
<text:span text:style-name="T4">
 Read also: </text:span>
 <text:a xlink:type="simple" xlink:href="https://www.ukrinform.ua/rubric-regions/3701876-vodopilla-u-semi-oblastah-zalisautsa-pidtoplenna.html" text:style-name="Internet_20_link" text:visited-style-name="Visited_20_Internet_20_Link">
<text:span text:style-name="T4">
 flood </text:span>
</text:a>
"We can conclude that the water will fall and everything will be fine," - said.</text:p>
      <text:p text:style-name="P4">
Kravchenko assured that the situation is fully controlled, all the necessary services are under constant control.</text:p>
      <text:p text:style-name="P4">
In addition, he said, all the victims of floods are assisted.</text:p>
      <text:p text:style-name="P4">
"People who have material losses will compensate them," the head of the Ova.</text:p>
      <text:p text:style-name="P4">
<text:span text:style-name="T4">
 Read also: </text:span>
 <text:a xlink:type="simple" xlink:href="https://www.ukrinform.ua/rubric-kyiv/3701867-u-stolici-riven-vodi-v-dnipri-za-dobu-znizivsa-na-19-santimetriv.html" text:style-name="Internet_20_link" text:visited-style-name="Visited_20_Internet_20_Link">
</text:a>
Kravchenko also commented on the situation on rebuilding the crossing near the village.</text:p>
      <text:p text:style-name="P4">
“In almost a week, in 10 days, we rebuilt the crossing, it became better than a knife. There is a connection, and it is already possible to quickly get between the cities near the inhabited state of Ivankiv, ”he said.</text:p>
      <text:p text:style-name="P4">
As reported by Ukrinform <text:a xlink:type="simple" xlink:href="https://www.ukrinform.ua/rubric-regions/3701558-na-dnipri-sposterigaetsa-spad-vesnanogo-vodopilla.html" text:style-name="Internet_20_link" text:visited-style-name="Visited_20_Internet_20_Link">
</text:a>
 <text:a xlink:type="simple" xlink:href="https://www.ukrinform.ua/rubric-regions/3701558-na-dnipri-sposterigaetsa-spad-vesnanogo-vodopilla.html" text:style-name="Internet_20_link" text:visited-style-name="Visited_20_Internet_20_Link">
</text:a>
The decline of spring water supply, but it holds it through the cascade of the Dnieper reservoirs.</text:p>
      <text:p text:style-name="P4">
News Source: <text:a xlink:type="simple" xlink:href="https://www.ukrinform.ua/rubric-regions/3702086-na-kiivsini-sposterigaetsa-spad-vodi-ova.html" text:style-name="Internet_20_link" text:visited-style-name="Visited_20_Internet_20_Link">
https://www.ukrinform.ua/rubric-regions/3702086-na-kiivsini-sposterigaetsa-spad-vodi-ova.html</text:a>
</text:p>
      <!--NEWS-->
      <text:h text:style-name="P10" text:outline-level="1">
<text:span text:style-name="T4">
Zelensky met with Slovak President</text:span>
</text:h>
      <text:p text:style-name="P4">
Authors: Ukrinform (Person)</text:p>
      <text:p text:style-name="P4">
Publisher: Укринформ (Organization)</text:p>
      <text:p text:style-name="P4">
Published Time: 2023-04-28T16:16:00+03:00</text:p>
      <text:p text:style-name="P4">
Modified Time: 2023-04-28T16:16:00+03:00</text:p>
      <text:p text:style-name="P4">
Description: President of Ukraine Volodymyr Zelensky met in Kiev with the president of Slovakia Zuzana Chaputova. - Ukrinform.</text:p>
      <text:p text:style-name="P4">
Images: ["<text:a xlink:type="simple" xlink:href="https://static.ukrinform.com/photos/2023_04/thumb_files/630_360_1682688067-860.jpeg" text:style-name="Internet_20_link" text:visited-style-name="Visited_20_Internet_20_Link">
630_360_16826...</text:a>
"]</text:p>
      <text:p text:style-name="P4">
Tags: ['Візит', 'Словаччина', 'Зеленський', 'Чапутова']</text:p>
      <text:p text:style-name="P4">
Type: Article</text:p>
      <!--METADATA-->
      <text:p text:style-name="P4">
<draw:frame draw:style-name="fr1" draw:name="Image96" text:anchor-type="as-char" svg:width="6.9236in" svg:height="3.956343in" draw:z-index="0">
<draw:image xlink:href="../Images/yкринформ/2023-04-28T16-16-00-03-00/630_360_1682688067-860.jpeg" xlink:type="simple" xlink:show="embed" xlink:actuate="onLoad" draw:mime-type="image/jpeg"/>
</draw:frame>
President of Ukraine Volodymyr Zelensky met in Kiev with the president of Slovakia.</text:p>
      <text:p text:style-name="P4">
The video of the meeting is posted in <text:a xlink:type="simple" xlink:href="https://www.facebook.com/zelenskiy.official/videos/194279169635973/" text:style-name="Internet_20_link" text:visited-style-name="Visited_20_Internet_20_Link">
</text:a>
The head of the state, reports Ukrinform.</text:p>
      <text:p text:style-name="P4">
<text:span text:style-name="T5">
Derello: <text:a xlink:type="simple" xlink:href="https://t.me/V_Zelenskiy_official/6043" text:style-name="Internet_20_link" text:visited-style-name="Visited_20_Internet_20_Link">
</text:a>
</text:span>
</text:p>
      <text:p text:style-name="P4">
"I congratulate in Ukraine the President of Slovakia Zuzan Chaputov!Thank you for the support of the people, our army, help in the restoration of Ukraine. We appreciate it very much,"- said <text:a xlink:type="simple" xlink:href="https://www.ukrinform.ua/tag-prezident" text:style-name="Internet_20_link" text:visited-style-name="Visited_20_Internet_20_Link">
</text:a>
.</text:p>
      <text:p text:style-name="P4">
Near the Mariinsky Palace, the President of Slovakia was met by the President of Ukraine with his Czech colleague, who arrived a little earlier for the meeting.</text:p>
      <text:p text:style-name="P4">
<text:span text:style-name="T4">
 Read also: </text:span>
 <text:a xlink:type="simple" xlink:href="https://www.ukrinform.ua/rubric-polytics/3702060-stefancuk-obgovoriv-iz-prezidentkou-slovaccini-posilenna-sankcijnogo-tisku-na-rf.html" text:style-name="Internet_20_link" text:visited-style-name="Visited_20_Internet_20_Link">
<text:span text:style-name="T4">
 Slovakia </text:span>
</text:a>
As reported by Ukrinform, on the morning of April 28, Czech President Pavel Pavel and his Slovak colleague Zuzan Chapotova arrived in Kiev.</text:p>
      <text:p text:style-name="P4">
News Source: <text:a xlink:type="simple" xlink:href="https://www.ukrinform.ua/rubric-polytics/3702087-zelenskij-zustrivsa-z-prezidentkou-slovaccini.html" text:style-name="Internet_20_link" text:visited-style-name="Visited_20_Internet_20_Link">
https://www.ukrinform.ua/rubric-polytics/3702087-zelenskij-zustrivsa-z-prezidentkou-slovaccini.html</text:a>
</text:p>
      <!--NEWS-->
      <text:h text:style-name="P10" text:outline-level="1">
<text:span text:style-name="T4">
There can be no defensive taboos - President</text:span>
</text:h>
      <text:p text:style-name="P4">
Authors: Ukrinform (Person)</text:p>
      <text:p text:style-name="P4">
Publisher: Укринформ (Organization)</text:p>
      <text:p text:style-name="P4">
Published Time: 2023-04-28T16:28:00+03:00</text:p>
      <text:p text:style-name="P4">
Modified Time: 2023-04-28T16:28:00+03:00</text:p>
      <text:p text:style-name="P4">
Description: President Volodymyr Zelenskyy insists that there can be no restrictions on the supply of defense assistance to Ukraine, including long -range weapons and aviation. - Ukrinform.</text:p>
      <text:p text:style-name="P4">
Images: ["<text:a xlink:type="simple" xlink:href="https://static.ukrinform.com/photos/2023_04/thumb_files/630_360_1682688440-185.jpeg" text:style-name="Internet_20_link" text:visited-style-name="Visited_20_Internet_20_Link">
630_360_16826...</text:a>
"]</text:p>
      <text:p text:style-name="P4">
Tags: ['Оборона', 'Зброя', 'Зеленський', 'Чапутова', 'Війна з росією', 'Петр Павел']</text:p>
      <text:p text:style-name="P4">
Type: Article</text:p>
      <!--METADATA-->
      <text:p text:style-name="P4">
<draw:frame draw:style-name="fr1" draw:name="Image97" text:anchor-type="as-char" svg:width="6.9236in" svg:height="3.956343in" draw:z-index="0">
<draw:image xlink:href="../Images/yкринформ/2023-04-28T16-28-00-03-00/630_360_1682688440-185.jpeg" xlink:type="simple" xlink:show="embed" xlink:actuate="onLoad" draw:mime-type="image/jpeg"/>
</draw:frame>
The Presidential Division of Zelensky insists that there can be no restrictions on the supply of Ukraine's defense assistance, including long -range weapons and aviation.</text:p>
      <text:p text:style-name="P4">
He stated this during a joint with the Presidents of the Czech Republic and Slovakia Petropavel and Zuzana Chaputova Press Conference in Kiev, correspondentation.</text:p>
      <text:p text:style-name="P4">
“I think that one of the main conclusions of our conversation today should be the conclusion that there can be no hub -storage taboo in security assistance. Every artificial defense restriction for Ukraine is only a regular opportunity for the Russian Federation. It is absolutely fair to give the soldiers all that is necessary for the protective most important -life, ”Zelensky said.</text:p>
      <text:p text:style-name="P4">
According to him, this applies, in particular, to long -range modern weapons, aviation, sufficient artillery and armored vehicles.</text:p>
      <text:p text:style-name="P4">
“We are preparing for a counter -offensive and everyone knows it. Therefore, I will not voice details about our speech, ”added <text:a xlink:type="simple" xlink:href="https://www.ukrinform.ua/tag-prezident" text:style-name="Internet_20_link" text:visited-style-name="Visited_20_Internet_20_Link">
</text:a>
.</text:p>
      <text:p text:style-name="P4">
<text:span text:style-name="T4">
 Read also: </text:span>
 <text:a xlink:type="simple" xlink:href="https://www.ukrinform.ua/rubric-ato/3701328-zelenskij-obgovoriv-iz-radnikom-sunaka-posilenna-oboronnoi-pidtrimki-ukraini.html" text:style-name="Internet_20_link" text:visited-style-name="Visited_20_Internet_20_Link">
<text:span text:style-name="T4">
 Zelensky </text:span>
</text:a>
He emphasized that every assistance provided to Ukraine, aircraft, a military -host, a gun, every unit of armored vehicles that Ukrainians protect the red -Russian aggression, it is a saved life.</text:p>
      <text:p text:style-name="P4">
The head of state also informed the leaders of the Czech Republic and Slovakia about the situation of Napoli battle and the prospects that Ukraine now has.</text:p>
      <text:p text:style-name="P4">
<text:span text:style-name="T4">
 Read also: </text:span>
 <text:a xlink:type="simple" xlink:href="https://www.ukrinform.ua/rubric-polytics/3702081-zelenskij-zustrivsa-z-prezidentom-cehii.html" text:style-name="Internet_20_link" text:visited-style-name="Visited_20_Internet_20_Link">
<text:span text:style-name="T4">
 Zelensk </text:span>
</text:a>
As reported by Ukrinform, on the morning of April 28, Czech President Pavel Pavel and his Slovak colleague Zuzan Chapotova arrived in Kiev.</text:p>
      <text:p text:style-name="P4">
<text:span text:style-name="T5">
Foto: op</text:span>
</text:p>
      <text:p text:style-name="P4">
News Source: <text:a xlink:type="simple" xlink:href="https://www.ukrinform.ua/rubric-polytics/3702088-u-bezpekovij-dopomozi-ukraini-ne-moze-buti-zodnih-oboronnih-tabu-prezident.html" text:style-name="Internet_20_link" text:visited-style-name="Visited_20_Internet_20_Link">
https://www.ukrinform.ua/rubric-polytics/3702088-u-bezpekovij-dopomozi-ukraini-ne-moze-buti-zodnih-oboronnih-tabu-prezident.html</text:a>
</text:p>
      <!--NEWS-->
      <text:h text:style-name="P10" text:outline-level="1">
<text:span text:style-name="T4">
In Kropyvnytskyi, they said goodbye to five Ukrainian fighters</text:span>
</text:h>
      <text:p text:style-name="P4">
Authors: Ukrinform (Person)</text:p>
      <text:p text:style-name="P4">
Publisher: Укринформ (Organization)</text:p>
      <text:p text:style-name="P4">
Published Time: 2023-04-28T16:28:49+03:00</text:p>
      <text:p text:style-name="P4">
Modified Time: 2023-04-28T16:28:49+03:00</text:p>
      <text:p text:style-name="P4">
Description: On Friday, April 28, in Kropyvnytskyi said goodbye to five defenders of Ukraine. - Ukrinform.</text:p>
      <text:p text:style-name="P4">
Images: ["<text:a xlink:type="simple" xlink:href="https://static.ukrinform.com/photos/2023_04/thumb_files/630_360_1682687249-5941.jpeg" text:style-name="Internet_20_link" text:visited-style-name="Visited_20_Internet_20_Link">
630_360_16826...</text:a>
", "<text:a xlink:type="simple" xlink:href="https://static.ukrinform.com/photos/2023_04/thumb_files/630_360_1682687251-2237.jpeg" text:style-name="Internet_20_link" text:visited-style-name="Visited_20_Internet_20_Link">
630_360_16826...</text:a>
", "<text:a xlink:type="simple" xlink:href="https://static.ukrinform.com/photos/2023_04/thumb_files/630_360_1682687249-3653.jpeg" text:style-name="Internet_20_link" text:visited-style-name="Visited_20_Internet_20_Link">
630_360_16826...</text:a>
", "<text:a xlink:type="simple" xlink:href="https://static.ukrinform.com/photos/2023_04/thumb_files/630_360_1682687249-6268.jpeg" text:style-name="Internet_20_link" text:visited-style-name="Visited_20_Internet_20_Link">
630_360_16826...</text:a>
", "<text:a xlink:type="simple" xlink:href="https://static.ukrinform.com/photos/2023_04/thumb_files/630_360_1682687249-3616.jpeg" text:style-name="Internet_20_link" text:visited-style-name="Visited_20_Internet_20_Link">
630_360_16826...</text:a>
", "<text:a xlink:type="simple" xlink:href="https://static.ukrinform.com/photos/2023_04/thumb_files/630_360_1682687249-5712.jpeg" text:style-name="Internet_20_link" text:visited-style-name="Visited_20_Internet_20_Link">
630_360_16826...</text:a>
", "<text:a xlink:type="simple" xlink:href="https://static.ukrinform.com/photos/2023_04/thumb_files/630_360_1682687251-8583.jpeg" text:style-name="Internet_20_link" text:visited-style-name="Visited_20_Internet_20_Link">
630_360_16826...</text:a>
", "<text:a xlink:type="simple" xlink:href="https://static.ukrinform.com/photos/2023_04/thumb_files/630_360_1682687250-3758.jpeg" text:style-name="Internet_20_link" text:visited-style-name="Visited_20_Internet_20_Link">
630_360_16826...</text:a>
", "<text:a xlink:type="simple" xlink:href="https://static.ukrinform.com/photos/2023_04/thumb_files/630_360_1682687250-2777.jpeg" text:style-name="Internet_20_link" text:visited-style-name="Visited_20_Internet_20_Link">
630_360_16826...</text:a>
", "<text:a xlink:type="simple" xlink:href="https://static.ukrinform.com/photos/2023_04/thumb_files/630_360_1682687250-1867.jpeg" text:style-name="Internet_20_link" text:visited-style-name="Visited_20_Internet_20_Link">
630_360_16826...</text:a>
", "<text:a xlink:type="simple" xlink:href="https://static.ukrinform.com/photos/2023_04/thumb_files/630_360_1682687250-1599.jpeg" text:style-name="Internet_20_link" text:visited-style-name="Visited_20_Internet_20_Link">
630_360_16826...</text:a>
", "<text:a xlink:type="simple" xlink:href="https://static.ukrinform.com/photos/2023_04/thumb_files/630_360_1682687251-5718.jpeg" text:style-name="Internet_20_link" text:visited-style-name="Visited_20_Internet_20_Link">
630_360_16826...</text:a>
", "<text:a xlink:type="simple" xlink:href="https://static.ukrinform.com/photos/2023_04/thumb_files/630_360_1682687249-7964.jpeg" text:style-name="Internet_20_link" text:visited-style-name="Visited_20_Internet_20_Link">
630_360_16826...</text:a>
"]</text:p>
      <text:p text:style-name="P4">
Tags: ['Кропивницький', 'Прощання', 'Загибель', 'Війна з росією']</text:p>
      <text:p text:style-name="P4">
Type: Article</text:p>
      <!--METADATA-->
      <text:p text:style-name="P4">
<draw:frame draw:style-name="fr1" draw:name="Image98" text:anchor-type="as-char" svg:width="6.9236in" svg:height="3.956343in" draw:z-index="0">
<draw:image xlink:href="../Images/yкринформ/2023-04-28T16-28-49-03-00/630_360_1682687249-5941.jpeg" xlink:type="simple" xlink:show="embed" xlink:actuate="onLoad" draw:mime-type="image/jpeg"/>
</draw:frame>
Pyatynitsa, April 28, said goodbye to five defenders of Ukraine in Kropyvnytskyi.</text:p>
      <text:p text:style-name="P4">
About it reports Kropyvnytskyi City Council in <text:a xlink:type="simple" xlink:href="http://www.facebook.com/krrada.official/posts/pfbid02XVabRhV6vWiMiWLymCCUKmBBoku4TMXQ371p7P6BGY9wkfjGFkTQjG4AJoKJgEqnl" text:style-name="Internet_20_link" text:visited-style-name="Visited_20_Internet_20_Link">
</text:a>
, reports Ukrinform.</text:p>
      <text:p text:style-name="P4">
As it is noted, the 39-year-old deputy commander of the assault battalion Yevgenyngnen died on April 21 in the Konstantinovka area of Donetsk region. Lieutenant Captain Oleksandr Chernihiv, 26-year-old group commander, died on April 24, and 32-year-old senior operator of the reconnaissance department Yuriy Semenov-March 6, 2022 near Volnovakhi.</text:p>
      <text:p text:style-name="P4">
The driver of the mortar calculation Senior Sergeant Yuri Lychakov died on October 82022 during the battles for the liberation of Kherson region. He was 53 years old.</text:p>
      <text:p text:style-name="P4">
And on April 23, 2023, the heart of the 44-year-old Marines of Senior Senior Sergey Pedan stopped.The memorial service for the dead was held by Archbishop Kropyvnytskyi and Golovanovsky Mark.</text:p>
      <text:p text:style-name="P4">
News Source: <text:a xlink:type="simple" xlink:href="https://www.ukrinform.ua/rubric-regions/3702089-u-kropivnickomu-poprosalisa-iz-patma-ukrainskimi-bijcami.html" text:style-name="Internet_20_link" text:visited-style-name="Visited_20_Internet_20_Link">
https://www.ukrinform.ua/rubric-regions/3702089-u-kropivnickomu-poprosalisa-iz-patma-ukrainskimi-bijcami.html</text:a>
</text:p>
      <!--NEWS-->
      <text:h text:style-name="P10" text:outline-level="1">
<text:span text:style-name="T4">
UOC -MP Cathedral in Transcarpathia will be judged for ignition of religious hatred</text:span>
</text:h>
      <text:p text:style-name="P4">
Authors: Ukrinform (Person)</text:p>
      <text:p text:style-name="P4">
Publisher: Укринформ (Organization)</text:p>
      <text:p text:style-name="P4">
Published Time: 2023-04-28T16:33:46+03:00</text:p>
      <text:p text:style-name="P4">
Modified Time: 2023-04-28T16:33:46+03:00</text:p>
      <text:p text:style-name="P4">
Description: Before the court will stand the abbot of the UOC -MP temple in Transcarpathia, whom the SBU exposed to lighting religious hatred. It is a rector of Uzhgorod Cathedral. - Ukrinform.</text:p>
      <text:p text:style-name="P4">
Images: ["<text:a xlink:type="simple" xlink:href="https://static.ukrinform.com/photos/2018_06/thumb_files/630_360_1528220600-6345.jpg" text:style-name="Internet_20_link" text:visited-style-name="Visited_20_Internet_20_Link">
630_360_15282...</text:a>
", "<text:a xlink:type="simple" xlink:href="https://static.ukrinform.com/photos/2023_04/1682688716-425.jpg" text:style-name="Internet_20_link" text:visited-style-name="Visited_20_Internet_20_Link">
1682688716-42...</text:a>
"]</text:p>
      <text:p text:style-name="P4">
Tags: ['Релігія', 'СБУ', 'Страсбург', 'Суд', 'УПЦ МП', 'Закарпаття', 'Священник']</text:p>
      <text:p text:style-name="P4">
Type: Article</text:p>
      <!--METADATA-->
      <text:p text:style-name="P4">
<draw:frame draw:style-name="fr1" draw:name="Image99" text:anchor-type="as-char" svg:width="6.9236in" svg:height="3.956343in" draw:z-index="0">
<draw:image xlink:href="../Images/yкринформ/2023-04-28T16-33-46-03-00/630_360_1528220600-6345.jpg" xlink:type="simple" xlink:show="embed" xlink:actuate="onLoad" draw:mime-type="image/jpeg"/>
</draw:frame>
The rector of the UOC -MP temple in Transcarpathia, which the SBU exposed to a disintegration of religious hatred, will appear. It is about the abbot of the Uzhgorod Cathedral.</text:p>
      <text:p text:style-name="P4">
About it reports in <text:a xlink:type="simple" xlink:href="https://www.facebook.com/ssu.uzhhorod/posts/pfbid0Ldz52YLYJfsv6umDrvKm8jLpLfUJUgase9cMRziqgWWjT1X3oZnxoyc1s1RtPvFNl" text:style-name="Internet_20_link" text:visited-style-name="Visited_20_Internet_20_Link">
</text:a>
SBU management in the Transcarpathian region, reports Ukrinform.</text:p>
      <text:p text:style-name="P4">
<draw:frame draw:style-name="fr1" draw:name="Image100" text:anchor-type="as-char" svg:width="6.9236in" svg:height="7.358892in" draw:z-index="0">
<draw:image xlink:href="../Images/yкринформ/2023-04-28T16-33-46-03-00/1682688716-425.jpg" xlink:type="simple" xlink:show="embed" xlink:actuate="onLoad" draw:mime-type="image/jpeg"/>
</draw:frame>
"According to the SBU materials, a pre-trial investigation into the rector of the Cross-Vozdvizhensky Cathedral has been completed( <text:a xlink:type="simple" xlink:href="https://www.ukrinform.ua/tag-upc-mp" text:style-name="Internet_20_link" text:visited-style-name="Visited_20_Internet_20_Link">
 </text:a>
- order.)in Uzhgorod, which is suspected of igniting religious habitation. An indictment against him is sent to court, " - the testimony reads.</text:p>
      <text:p text:style-name="P4">
It is noted that the priest is accused of Article 161(violations of the equity of citizens depending on their racial, national, regional, religious beliefs and on other grounds)Criminal Code of Ukraine.</text:p>
      <text:p text:style-name="P4">
<text:span text:style-name="T4">
 Read also: </text:span>
 <text:a xlink:type="simple" xlink:href="https://www.ukrinform.ua/rubric-society/3702042-ogolosili-pidozru-poslusniku-pocaivskoi-lavri-akij-vipravdovuvav-rosijsku-agresiu.html" text:style-name="Internet_20_link" text:visited-style-name="Visited_20_Internet_20_Link">
</text:a>
In March this year, according to the SBU, the rector of the temple was suspected. It was established that in December last year he repeatedly publicly insulted the religious feelings of Ukrainians who expressed a desire to celebrate Christmas on December 25.</text:p>
      <text:p text:style-name="P4">
The SBU staff documented more than 7 episodes when the priest degraded the religious feelings of citizens of other denominations and tried to form a hostility about them.</text:p>
      <text:p text:style-name="P4">
Measures to expose the offense were carried out by staff of the Department of Security of Ukraine in the Transcarpathian region together with the State Police of the Zakakarpattya region for procedural guidance of the regional prosecutor's office.</text:p>
      <text:p text:style-name="P4">
News Source: <text:a xlink:type="simple" xlink:href="https://www.ukrinform.ua/rubric-regions/3702091-nastoatela-soboru-upc-mp-na-zakarpatti-suditimut-za-rozpaluvanna-religijnoi-nenavisti.html" text:style-name="Internet_20_link" text:visited-style-name="Visited_20_Internet_20_Link">
https://www.ukrinform.ua/rubric-regions/3702091-nastoatela-soboru-upc-mp-na-zakarpatti-suditimut-za-rozpaluvanna-religijnoi-nenavisti.html</text:a>
</text:p>
      <!--NEWS-->
      <text:h text:style-name="P10" text:outline-level="1">
<text:span text:style-name="T4">
Ukraine's counter -offensive should not be considered the final battle - Kuleba</text:span>
</text:h>
      <text:p text:style-name="P4">
Authors: Ukrinform (Person)</text:p>
      <text:p text:style-name="P4">
Publisher: Укринформ (Organization)</text:p>
      <text:p text:style-name="P4">
Published Time: 2023-04-28T16:41:00+03:00</text:p>
      <text:p text:style-name="P4">
Modified Time: 2023-04-28T16:41:00+03:00</text:p>
      <text:p text:style-name="P4">
Description: To say that the counter -offensive of Ukraine will be the final battle, it is possible only after the battle is completed and if it will lead to the full liberation of the Ukrainian territory. - Ukrinform.</text:p>
      <text:p text:style-name="P4">
Images: ["<text:a xlink:type="simple" xlink:href="https://static.ukrinform.com/photos/2023_04/thumb_files/630_360_1682690003-195.jpg" text:style-name="Internet_20_link" text:visited-style-name="Visited_20_Internet_20_Link">
630_360_16826...</text:a>
"]</text:p>
      <text:p text:style-name="P4">
Tags: ['Дмитро Кулеба', 'Війна з росією', 'Контрнаступ']</text:p>
      <text:p text:style-name="P4">
Type: Article</text:p>
      <!--METADATA-->
      <text:p text:style-name="P4">
<draw:frame draw:style-name="fr1" draw:name="Image101" text:anchor-type="as-char" svg:width="6.9236in" svg:height="3.956343in" draw:z-index="0">
<draw:image xlink:href="../Images/yкринформ/2023-04-28T16-41-00-03-00/630_360_1682690003-195.jpg" xlink:type="simple" xlink:show="embed" xlink:actuate="onLoad" draw:mime-type="image/jpeg"/>
</draw:frame>
To say that Ukraine's counter -offensive will be the final battle, it is possible only the afternoon of the battle and if it will lead to the full liberation of the Ukrainian territory.</text:p>
      <text:p text:style-name="P4">
This was stated by the Minister of Foreign Affairs of Ukraine Dmitry Kuleb on the joint IDPs of the Foreign Ministry of North Europe and the Baltic Press Conference in Odessa, Ukrinform correspondent reports.</text:p>
      <text:p text:style-name="P4">
“We really discussed the issue of a counter -offensive. I handed over two signals to my colleagues, which they seem to be divided. First, this counter-offensive should not be considered a final battle. The final battle will be the one that will lead to the complete liberation of the territory of Ukraine, but this is the conclusion that can only be drawn to the battle - not at its beginning, ”he said.</text:p>
      <text:p text:style-name="P4">
<text:span text:style-name="T4">
 Read also: </text:span>
 <text:a xlink:type="simple" xlink:href="https://www.ukrinform.ua/rubric-ato/3701419-reznikov-pro-kontrnastup-ocikuvanna-peregriti-pocatok-mae-buti-nespodivanim.html" text:style-name="Internet_20_link" text:visited-style-name="Visited_20_Internet_20_Link">
<text:span text:style-name="T4">
 counter -offensive </text:span>
</text:a>
Dmytro Kuleba warned that those who come to the conclusion that this is a decisiveness distort the picture and effort. In his opinion, it will only be possible to say that Ukraine has achieved all its goals or it will need a savodid counter -offensive.</text:p>
      <text:p text:style-name="P4">
“We will fight until we liberate our territories. Everything is clear with that. If we need one counter -offensive, there will be one counter -offensive; if two or more will be two or more, ”the head of Ukrainian Diplomatia emphasized.</text:p>
      <text:p text:style-name="P4">
The minister also noted that he did not know when the operation began, and that it is solved.</text:p>
      <text:p text:style-name="P4">
<text:span text:style-name="T4">
 Read also: </text:span>
 <text:a xlink:type="simple" xlink:href="https://www.ukrinform.ua/rubric-ato/3700604-nicogo-spilnogo-z-realnistu-malar-prokomentuvala-kinosni-scenarii-kontrnastupu.html" text:style-name="Internet_20_link" text:visited-style-name="Visited_20_Internet_20_Link">
<text:span text:style-name="T4">
 counter -offensive </text:span>
</text:a>
As reported by Ukrinform, on Friday <text:a xlink:type="simple" xlink:href="https://www.ukrinform.ua/tag-odesa" text:style-name="Internet_20_link" text:visited-style-name="Visited_20_Internet_20_Link">
</text:a>
The ministers of Ukraine, Latvia, Denmark, Estonia, Iceland, Lithuania, Norway, Sweden and the Deputy State Secretarfarfinality visited the visit.</text:p>
      <text:p text:style-name="P4">
<text:span text:style-name="T5">
Foto: twitter / dmytro kuleba</text:span>
</text:p>
      <text:p text:style-name="P4">
Last November, the Foreign Ministry of Northern Europe and the Baltigament were continued to continue to provide political and practical support to ensure Ukraine's ability to protect itself.</text:p>
      <text:p text:style-name="P4">
News Source: <text:a xlink:type="simple" xlink:href="https://www.ukrinform.ua/rubric-ato/3702092-kontrnastup-ukraini-ne-slid-vvazati-finalnou-bitvou-kuleba.html" text:style-name="Internet_20_link" text:visited-style-name="Visited_20_Internet_20_Link">
https://www.ukrinform.ua/rubric-ato/3702092-kontrnastup-ukraini-ne-slid-vvazati-finalnou-bitvou-kuleba.html</text:a>
</text:p>
      <!--NEWS-->
      <text:h text:style-name="P10" text:outline-level="1">
<text:span text:style-name="T4">
In Lviv, a mural dedicated to the author of the State Anthem of Israel was opened</text:span>
</text:h>
      <text:p text:style-name="P4">
Authors: Ukrinform (Person)</text:p>
      <text:p text:style-name="P4">
Publisher: Укринформ (Organization)</text:p>
      <text:p text:style-name="P4">
Published Time: 2023-04-28T16:41:58+03:00</text:p>
      <text:p text:style-name="P4">
Modified Time: 2023-04-28T16:41:58+03:00</text:p>
      <text:p text:style-name="P4">
Description: In Lviv, before the 75th anniversary of the proclamation of the independence of Israel was opened by the Mural "Atikva-Nadia", dedicated to Naphthal of Hertz of Ginger-a native of Lviv region, a prominent poet of contemporary Hebrew literature, author of the Israeli State Anthem. - Ukrinform.</text:p>
      <text:p text:style-name="P4">
Images: ["<text:a xlink:type="simple" xlink:href="https://static.ukrinform.com/photos/2023_04/thumb_files/630_360_1682686700-2579.jpeg" text:style-name="Internet_20_link" text:visited-style-name="Visited_20_Internet_20_Link">
630_360_16826...</text:a>
", "<text:a xlink:type="simple" xlink:href="https://static.ukrinform.com/photos/2023_04/thumb_files/630_360_1682686700-3035.jpeg" text:style-name="Internet_20_link" text:visited-style-name="Visited_20_Internet_20_Link">
630_360_16826...</text:a>
", "<text:a xlink:type="simple" xlink:href="https://static.ukrinform.com/photos/2023_04/thumb_files/630_360_1682686698-3472.jpeg" text:style-name="Internet_20_link" text:visited-style-name="Visited_20_Internet_20_Link">
630_360_16826...</text:a>
", "<text:a xlink:type="simple" xlink:href="https://static.ukrinform.com/photos/2023_04/thumb_files/630_360_1682686698-8024.jpeg" text:style-name="Internet_20_link" text:visited-style-name="Visited_20_Internet_20_Link">
630_360_16826...</text:a>
", "<text:a xlink:type="simple" xlink:href="https://static.ukrinform.com/photos/2023_04/thumb_files/630_360_1682686698-1068.jpeg" text:style-name="Internet_20_link" text:visited-style-name="Visited_20_Internet_20_Link">
630_360_16826...</text:a>
", "<text:a xlink:type="simple" xlink:href="https://static.ukrinform.com/photos/2023_04/thumb_files/630_360_1682686698-1120.jpeg" text:style-name="Internet_20_link" text:visited-style-name="Visited_20_Internet_20_Link">
630_360_16826...</text:a>
", "<text:a xlink:type="simple" xlink:href="https://static.ukrinform.com/photos/2023_04/thumb_files/630_360_1682686698-7246.jpeg" text:style-name="Internet_20_link" text:visited-style-name="Visited_20_Internet_20_Link">
630_360_16826...</text:a>
", "<text:a xlink:type="simple" xlink:href="https://static.ukrinform.com/photos/2023_04/thumb_files/630_360_1682686699-2512.jpeg" text:style-name="Internet_20_link" text:visited-style-name="Visited_20_Internet_20_Link">
630_360_16826...</text:a>
", "<text:a xlink:type="simple" xlink:href="https://static.ukrinform.com/photos/2023_04/thumb_files/630_360_1682686699-4216.jpeg" text:style-name="Internet_20_link" text:visited-style-name="Visited_20_Internet_20_Link">
630_360_16826...</text:a>
", "<text:a xlink:type="simple" xlink:href="https://static.ukrinform.com/photos/2023_04/thumb_files/630_360_1682686699-6983.jpeg" text:style-name="Internet_20_link" text:visited-style-name="Visited_20_Internet_20_Link">
630_360_16826...</text:a>
", "<text:a xlink:type="simple" xlink:href="https://static.ukrinform.com/photos/2023_04/thumb_files/630_360_1682686700-6268.jpeg" text:style-name="Internet_20_link" text:visited-style-name="Visited_20_Internet_20_Link">
630_360_16826...</text:a>
"]</text:p>
      <text:p text:style-name="P4">
Tags: ['Гімн', 'Ізраїль', 'Львів', 'Мурал']</text:p>
      <text:p text:style-name="P4">
Type: Article</text:p>
      <!--METADATA-->
      <text:p text:style-name="P4">
<draw:frame draw:style-name="fr1" draw:name="Image102" text:anchor-type="as-char" svg:width="6.9236in" svg:height="3.956343in" draw:z-index="0">
<draw:image xlink:href="../Images/yкринформ/2023-04-28T16-41-58-03-00/630_360_1682686700-2579.jpeg" xlink:type="simple" xlink:show="embed" xlink:actuate="onLoad" draw:mime-type="image/jpeg"/>
</draw:frame>
In Lviv, the 75th anniversary of the declaration of independence of Israel was opened by the Mural "Atikva-Nadia", dedicated to Naftali of Hertz of Herz Ginger-a native of Lviv region, an outstanding poet of contemporary Hebrew literature, the author of the Israeli State Anthem.</text:p>
      <text:p text:style-name="P4">
This was reported by Ukrinform correspondent.</text:p>
      <text:p text:style-name="P4">
<draw:frame draw:style-name="fr1" draw:name="Image103" text:anchor-type="as-char" svg:width="6.9236in" svg:height="3.956343in" draw:z-index="0">
<draw:image xlink:href="../Images/yкринформ/2023-04-28T16-41-58-03-00/630_360_1682686700-3035.jpeg" xlink:type="simple" xlink:show="embed" xlink:actuate="onLoad" draw:mime-type="image/jpeg"/>
</draw:frame>
In Lviv, a mural dedicated to the author of the State Anthem of Israel / Photo: Anastasiasmolynko, Ukrinform <text:a xlink:type="simple" xlink:href="https://static.ukrinform.com/photos/2023_04/1682686700-3035.jpeg" text:style-name="Internet_20_link" text:visited-style-name="Visited_20_Internet_20_Link">
<draw:frame draw:style-name="fr1" draw:name="Image104" text:anchor-type="as-char" svg:width="6.9236in" svg:height="3.956343in" draw:z-index="0">
<draw:image xlink:href="../Images/yкринформ/2023-04-28T16-41-58-03-00/630_360_1682686700-3035.jpeg" xlink:type="simple" xlink:show="embed" xlink:actuate="onLoad" draw:mime-type="image/jpeg"/>
</draw:frame>
</text:a>
 <text:a xlink:type="simple" xlink:href="https://static.ukrinform.com/photos/2023_04/1682686698-3472.jpeg" text:style-name="Internet_20_link" text:visited-style-name="Visited_20_Internet_20_Link">
<draw:frame draw:style-name="fr1" draw:name="Image105" text:anchor-type="as-char" svg:width="6.9236in" svg:height="3.956343in" draw:z-index="0">
<draw:image xlink:href="../Images/yкринформ/2023-04-28T16-41-58-03-00/630_360_1682686698-3472.jpeg" xlink:type="simple" xlink:show="embed" xlink:actuate="onLoad" draw:mime-type="image/jpeg"/>
</draw:frame>
</text:a>
 <text:a xlink:type="simple" xlink:href="https://static.ukrinform.com/photos/2023_04/1682686698-8024.jpeg" text:style-name="Internet_20_link" text:visited-style-name="Visited_20_Internet_20_Link">
<draw:frame draw:style-name="fr1" draw:name="Image106" text:anchor-type="as-char" svg:width="6.9236in" svg:height="3.956343in" draw:z-index="0">
<draw:image xlink:href="../Images/yкринформ/2023-04-28T16-41-58-03-00/630_360_1682686698-8024.jpeg" xlink:type="simple" xlink:show="embed" xlink:actuate="onLoad" draw:mime-type="image/jpeg"/>
</draw:frame>
</text:a>
 <text:a xlink:type="simple" xlink:href="https://static.ukrinform.com/photos/2023_04/1682686698-1068.jpeg" text:style-name="Internet_20_link" text:visited-style-name="Visited_20_Internet_20_Link">
<draw:frame draw:style-name="fr1" draw:name="Image107" text:anchor-type="as-char" svg:width="6.9236in" svg:height="3.956343in" draw:z-index="0">
<draw:image xlink:href="../Images/yкринформ/2023-04-28T16-41-58-03-00/630_360_1682686698-1068.jpeg" xlink:type="simple" xlink:show="embed" xlink:actuate="onLoad" draw:mime-type="image/jpeg"/>
</draw:frame>
</text:a>
 <text:a xlink:type="simple" xlink:href="https://static.ukrinform.com/photos/2023_04/1682686698-1120.jpeg" text:style-name="Internet_20_link" text:visited-style-name="Visited_20_Internet_20_Link">
<draw:frame draw:style-name="fr1" draw:name="Image108" text:anchor-type="as-char" svg:width="6.9236in" svg:height="3.956343in" draw:z-index="0">
<draw:image xlink:href="../Images/yкринформ/2023-04-28T16-41-58-03-00/630_360_1682686698-1120.jpeg" xlink:type="simple" xlink:show="embed" xlink:actuate="onLoad" draw:mime-type="image/jpeg"/>
</draw:frame>
</text:a>
 <text:a xlink:type="simple" xlink:href="https://static.ukrinform.com/photos/2023_04/1682686698-7246.jpeg" text:style-name="Internet_20_link" text:visited-style-name="Visited_20_Internet_20_Link">
<draw:frame draw:style-name="fr1" draw:name="Image109" text:anchor-type="as-char" svg:width="6.9236in" svg:height="3.956343in" draw:z-index="0">
<draw:image xlink:href="../Images/yкринформ/2023-04-28T16-41-58-03-00/630_360_1682686698-7246.jpeg" xlink:type="simple" xlink:show="embed" xlink:actuate="onLoad" draw:mime-type="image/jpeg"/>
</draw:frame>
</text:a>
 <text:a xlink:type="simple" xlink:href="https://static.ukrinform.com/photos/2023_04/1682686699-2512.jpeg" text:style-name="Internet_20_link" text:visited-style-name="Visited_20_Internet_20_Link">
<draw:frame draw:style-name="fr1" draw:name="Image110" text:anchor-type="as-char" svg:width="6.9236in" svg:height="3.956343in" draw:z-index="0">
<draw:image xlink:href="../Images/yкринформ/2023-04-28T16-41-58-03-00/630_360_1682686699-2512.jpeg" xlink:type="simple" xlink:show="embed" xlink:actuate="onLoad" draw:mime-type="image/jpeg"/>
</draw:frame>
</text:a>
 <text:a xlink:type="simple" xlink:href="https://static.ukrinform.com/photos/2023_04/1682686699-4216.jpeg" text:style-name="Internet_20_link" text:visited-style-name="Visited_20_Internet_20_Link">
<draw:frame draw:style-name="fr1" draw:name="Image111" text:anchor-type="as-char" svg:width="6.9236in" svg:height="3.956343in" draw:z-index="0">
<draw:image xlink:href="../Images/yкринформ/2023-04-28T16-41-58-03-00/630_360_1682686699-4216.jpeg" xlink:type="simple" xlink:show="embed" xlink:actuate="onLoad" draw:mime-type="image/jpeg"/>
</draw:frame>
</text:a>
 <text:a xlink:type="simple" xlink:href="https://static.ukrinform.com/photos/2023_04/1682686699-6983.jpeg" text:style-name="Internet_20_link" text:visited-style-name="Visited_20_Internet_20_Link">
<draw:frame draw:style-name="fr1" draw:name="Image112" text:anchor-type="as-char" svg:width="6.9236in" svg:height="3.956343in" draw:z-index="0">
<draw:image xlink:href="../Images/yкринформ/2023-04-28T16-41-58-03-00/630_360_1682686699-6983.jpeg" xlink:type="simple" xlink:show="embed" xlink:actuate="onLoad" draw:mime-type="image/jpeg"/>
</draw:frame>
</text:a>
 <text:a xlink:type="simple" xlink:href="https://static.ukrinform.com/photos/2023_04/1682686700-6268.jpeg" text:style-name="Internet_20_link" text:visited-style-name="Visited_20_Internet_20_Link">
<draw:frame draw:style-name="fr1" draw:name="Image113" text:anchor-type="as-char" svg:width="6.9236in" svg:height="3.956343in" draw:z-index="0">
<draw:image xlink:href="../Images/yкринформ/2023-04-28T16-41-58-03-00/630_360_1682686700-6268.jpeg" xlink:type="simple" xlink:show="embed" xlink:actuate="onLoad" draw:mime-type="image/jpeg"/>
</draw:frame>
</text:a>
 <text:a xlink:type="simple" xlink:href="https://static.ukrinform.com/photos/2023_04/1682686700-2579.jpeg" text:style-name="Internet_20_link" text:visited-style-name="Visited_20_Internet_20_Link">
<draw:frame draw:style-name="fr1" draw:name="Image114" text:anchor-type="as-char" svg:width="6.9236in" svg:height="3.956343in" draw:z-index="0">
<draw:image xlink:href="../Images/yкринформ/2023-04-28T16-41-58-03-00/630_360_1682686700-2579.jpeg" xlink:type="simple" xlink:show="embed" xlink:actuate="onLoad" draw:mime-type="image/jpeg"/>
</draw:frame>
</text:a>
"Today we open the mural to the person who wrote the State Anthem of Israel. I think, it will help us to know each other better and become such a certain mastery between Ukraine and Israel," - said during the opening ceremony the city chairman <text:a xlink:type="simple" xlink:href="https://www.ukrinform.ua/tag-lviv" text:style-name="Internet_20_link" text:visited-style-name="Visited_20_Internet_20_Link">
</text:a>
Andriy Sadovy.Atikva-Nadia Mural was opened on the street. Prince Mstislav Udatny. At one time, the Great Synagogue of the Krakow Suburbs, built in 1632, was constructed by the Nazis during the Second World War.</text:p>
      <text:p text:style-name="P4">
The solemn event was timed to the 75th anniversary of the proclamation of Israel's independence(14 grass 1948 p.)“The place and time of the opening of the murals were not accidentally selected, soon - the day of the 75th anniversary of Israel, and millions of people around the world will pronounce words written almost 150 years ago by a native of Lviv region Naftala Hertz Iber. Ceslova has known every Israeli since childhood, ”said the Ambassador of the State of Israel in Ukraine Michael Brodsky.</text:p>
      <text:p text:style-name="P4">
<text:span text:style-name="T4">
 Read also: </text:span>
 <text:a xlink:type="simple" xlink:href="https://www.ukrinform.ua/rubric-regions/3701244-v-irpeni-stvoruut-mural-prisvacenij-artemsoli-bahmutu-j-soledaru.html" text:style-name="Internet_20_link" text:visited-style-name="Visited_20_Internet_20_Link">
<text:span text:style-name="T4">
 Mural </text:span>
</text:a>
The Mural, dedicated to Gigber, is part of the Great Artproject Art Meets History, initiated by the Embassy of the State of Israel in Ukraine, which has been ongoing third in a row in different cities. It aims to involve Ukrainian artists in the creation of murals depicting outstanding Israeli figures: writers, poets, public figures born in Ukraine, in the Tikhimsti, where their childhood and adolescence took place. The first mural depicting a junior-haired-seven Jabotinsky was created by the artist Lesya Willow in Odessaam on the house where Zhabotinsky spent the first years of his life. The second image of the famous Israeli poetess Zelda Schneerson-Mashakovsky Drawing Dnipro well-known local artist-Muralist Valery Color in July 2021.</text:p>
      <text:p text:style-name="P4">
News Source: <text:a xlink:type="simple" xlink:href="https://www.ukrinform.ua/rubric-culture/3702093-u-lvovi-vidkrili-mural-prisvacenij-avtoru-derzavnogo-gimnu-izrailu.html" text:style-name="Internet_20_link" text:visited-style-name="Visited_20_Internet_20_Link">
https://www.ukrinform.ua/rubric-culture/3702093-u-lvovi-vidkrili-mural-prisvacenij-avtoru-derzavnogo-gimnu-izrailu.html</text:a>
</text:p>
      <!--NEWS-->
      <text:h text:style-name="P10" text:outline-level="1">
<text:span text:style-name="T4">
In two settlements of Kherson region, electricity was restored</text:span>
</text:h>
      <text:p text:style-name="P4">
Authors: Ukrinform (Person)</text:p>
      <text:p text:style-name="P4">
Publisher: Укринформ (Organization)</text:p>
      <text:p text:style-name="P4">
Published Time: 2023-04-28T16:49:04+03:00</text:p>
      <text:p text:style-name="P4">
Modified Time: 2023-04-28T16:49:04+03:00</text:p>
      <text:p text:style-name="P4">
Description: Energy resumed power supply in two settlements of Kherson region - in the villages of Novo Alexandrovsk and Daryev community. - Ukrinform.</text:p>
      <text:p text:style-name="P4">
Images: ["<text:a xlink:type="simple" xlink:href="https://static.ukrinform.com/photos/2017_11/thumb_files/630_360_1512026904-1128.jpg" text:style-name="Internet_20_link" text:visited-style-name="Visited_20_Internet_20_Link">
630_360_15120...</text:a>
"]</text:p>
      <text:p text:style-name="P4">
Tags: ['Деокупація', 'Херсонщина', 'Електропостачання']</text:p>
      <text:p text:style-name="P4">
Type: Article</text:p>
      <!--METADATA-->
      <text:p text:style-name="P4">
<draw:frame draw:style-name="fr1" draw:name="Image115" text:anchor-type="as-char" svg:width="6.9236in" svg:height="3.956343in" draw:z-index="0">
<draw:image xlink:href="../Images/yкринформ/2023-04-28T16-49-04-03-00/630_360_1512026904-1128.jpg" xlink:type="simple" xlink:show="embed" xlink:actuate="onLoad" draw:mime-type="image/jpeg"/>
</draw:frame>
Energy resumed power supply in two settlements of Kherson region - the universities of the Novo Aleksandriv and Daryev community.</text:p>
      <text:p text:style-name="P4">
As Ukrinform reports, it reports <text:a xlink:type="simple" xlink:href="https://t.me/khersonskaODA/5429" text:style-name="Internet_20_link" text:visited-style-name="Visited_20_Internet_20_Link">
</text:a>
.</text:p>
      <text:p text:style-name="P4">
“Energy has restored <text:a xlink:type="simple" xlink:href="https://www.ukrinform.ua/tag-elektropostacanna" text:style-name="Internet_20_link" text:visited-style-name="Visited_20_Internet_20_Link">
</text:a>
the two settlements of Kherson region, ”the message reads.</text:p>
      <text:p text:style-name="P4">
As it is noted, the village of Chkalovo, the Novo Alexandrovsky Gromad and the village of Mykilsk Daryev community, was connected to the network. In general, 364 subscribers were connected to the network.</text:p>
      <text:p text:style-name="P4">
In turn, as informs in <text:a xlink:type="simple" xlink:href="https://t.me/olexandrprokudin/375" text:style-name="Internet_20_link" text:visited-style-name="Visited_20_Internet_20_Link">
</text:a>
 <text:a xlink:type="simple" xlink:href="https://t.me/olexandrprokudin/375" text:style-name="Internet_20_link" text:visited-style-name="Visited_20_Internet_20_Link">
</text:a>
 <text:a xlink:type="simple" xlink:href="https://t.me/olexandrprokudin/375" text:style-name="Internet_20_link" text:visited-style-name="Visited_20_Internet_20_Link">
 </text:a>
The head of the Kherson Regional Military Administration Alexander Proudin, energy returns light in the home of residents of Kherson region, who have suffered sprouts. In particular, through Russian shelling without light, residents of Beryslav, Shlyakhov, Tomarin and Novoberlav remain. Experts promptly disappeared, so now these settlements are with light.</text:p>
      <text:p text:style-name="P4">
<text:span text:style-name="T4">
 Read also: </text:span>
 <text:a xlink:type="simple" xlink:href="https://www.ukrinform.ua/rubric-vidbudova/3701651-na-hersonsini-vidnovili-dvi-perepravi-cerez-ricku-ingulec.html" text:style-name="Internet_20_link" text:visited-style-name="Visited_20_Internet_20_Link">
</text:a>
In the Kherson district, after the Russian attack, the light was restored in Nova Dawn, Tominia Balka, Sofiyivka, Stanislav, Oleksandrivka, and the Tatura Tatavriysky.</text:p>
      <text:p text:style-name="P4">
As reported by Ukrinform, the Russian army for the last day, on April 27, she was fired at the Kherson region.</text:p>
      <text:p text:style-name="P4">
News Source: <text:a xlink:type="simple" xlink:href="https://www.ukrinform.ua/rubric-vidbudova/3702098-u-dvoh-naselenih-punktah-hersonsini-vidnovili-elektropostacanna.html" text:style-name="Internet_20_link" text:visited-style-name="Visited_20_Internet_20_Link">
https://www.ukrinform.ua/rubric-vidbudova/3702098-u-dvoh-naselenih-punktah-hersonsini-vidnovili-elektropostacanna.html</text:a>
</text:p>
      <!--NEWS-->
      <text:h text:style-name="P10" text:outline-level="1">
<text:span text:style-name="T4">
Shakhtar made Cambek and defeated Kolos in UPL</text:span>
</text:h>
      <text:p text:style-name="P4">
Authors: Ukrinform (Person)</text:p>
      <text:p text:style-name="P4">
Publisher: Укринформ (Organization)</text:p>
      <text:p text:style-name="P4">
Published Time: 2023-04-28T16:51:51+03:00</text:p>
      <text:p text:style-name="P4">
Modified Time: 2023-04-28T16:51:51+03:00</text:p>
      <text:p text:style-name="P4">
Description: Miners head UPL after victory over Kovalivtsi. - Ukrinform.</text:p>
      <text:p text:style-name="P4">
Images: ["<text:a xlink:type="simple" xlink:href="https://static.ukrinform.com/photos/2023_04/thumb_files/630_360_1682689841-992.jpg" text:style-name="Internet_20_link" text:visited-style-name="Visited_20_Internet_20_Link">
630_360_16826...</text:a>
"]</text:p>
      <text:p text:style-name="P4">
Tags: ['Футбол', "Прем'єр-ліга", 'Шахтар', 'Колос Ковалівка']</text:p>
      <text:p text:style-name="P4">
Type: Article</text:p>
      <!--METADATA-->
      <text:p text:style-name="P4">
<draw:frame draw:style-name="fr1" draw:name="Image116" text:anchor-type="as-char" svg:width="6.9236in" svg:height="3.956343in" draw:z-index="0">
<draw:image xlink:href="../Images/yкринформ/2023-04-28T16-51-51-03-00/630_360_1682689841-992.jpg" xlink:type="simple" xlink:show="embed" xlink:actuate="onLoad" draw:mime-type="image/jpeg"/>
</draw:frame>
Miners head UPL after victory over Kovalivtsi.</text:p>
      <text:p text:style-name="P4">
Shakhtar defeated Kolos 3: 1 in the 23rd round of the Ukrainian Premier League, Ukrinform reports.</text:p>
      <text:p text:style-name="P4">
Orikhovsky was distinguished in the Kovalivtsi. The Miners leveled Bondarenko's accounts. The team was brought the exact strikes of Trarea and Kelsey.</text:p>
      <text:p text:style-name="P4">
Shakhtar heads UPL with 56 points after 23 matches.</text:p>
      <text:p text:style-name="P4">
<text:span text:style-name="T4">
 Read also: </text:span>
 <text:a xlink:type="simple" xlink:href="https://www.ukrinform.ua/rubric-sports/3702041-upl-dinamo-peremoglo-metalist-veres-obigrav-lviv.html" text:style-name="Internet_20_link" text:visited-style-name="Visited_20_Internet_20_Link">
</text:a>
As it was reported, in the 23rd round of UPL "Veres" defeated "Lviv"(3:2)and Dynamo won the Metalist(3:1).</text:p>
      <text:p text:style-name="P4">
Фото: shakhtar.com</text:p>
      <text:p text:style-name="P4">
News Source: <text:a xlink:type="simple" xlink:href="https://www.ukrinform.ua/rubric-sports/3702102-sahtar-zdijsniv-kambek-i-peremig-kolos-v-upl.html" text:style-name="Internet_20_link" text:visited-style-name="Visited_20_Internet_20_Link">
https://www.ukrinform.ua/rubric-sports/3702102-sahtar-zdijsniv-kambek-i-peremig-kolos-v-upl.html</text:a>
</text:p>
      <!--NEWS-->
      <text:h text:style-name="P10" text:outline-level="1">
<text:span text:style-name="T4">
Zelensky: While talking to China's leader about a possible meeting was not said</text:span>
</text:h>
      <text:p text:style-name="P4">
Authors: Ukrinform (Person)</text:p>
      <text:p text:style-name="P4">
Publisher: Укринформ (Organization)</text:p>
      <text:p text:style-name="P4">
Published Time: 2023-04-28T16:52:00+03:00</text:p>
      <text:p text:style-name="P4">
Modified Time: 2023-04-28T16:52:00+03:00</text:p>
      <text:p text:style-name="P4">
Description: President Volodymyr Zelenskyy and the leader of the People's Republic of China, Xi Jinping, did not discuss a possible meeting in a recent telephone conversation, instead it was about the formula of peace, the liberation of prisoners, nuclear security, grain exports and the probability of supplying Russia. - Ukrinform.</text:p>
      <text:p text:style-name="P4">
Images: ["<text:a xlink:type="simple" xlink:href="https://static.ukrinform.com/photos/2023_04/thumb_files/630_360_1682690066-696.jpeg" text:style-name="Internet_20_link" text:visited-style-name="Visited_20_Internet_20_Link">
630_360_16826...</text:a>
"]</text:p>
      <text:p text:style-name="P4">
Tags: ['Китай', 'Сі Цзіньпін', 'Зеленський', 'Війна з росією']</text:p>
      <text:p text:style-name="P4">
Type: Article</text:p>
      <!--METADATA-->
      <text:p text:style-name="P4">
<draw:frame draw:style-name="fr1" draw:name="Image117" text:anchor-type="as-char" svg:width="6.9236in" svg:height="3.956343in" draw:z-index="0">
<draw:image xlink:href="../Images/yкринформ/2023-04-28T16-52-00-03-00/630_360_1682690066-696.jpeg" xlink:type="simple" xlink:show="embed" xlink:actuate="onLoad" draw:mime-type="image/jpeg"/>
</draw:frame>
The Presidential Lordimir Zelensky and the leader of the People's Republic of the People's Republic of Cinpic did not discuss a possible meeting with a recent telephone conversation, instead, about the formula of peace, the liberation of prisoners, nuclear security, the export of grain and the extraction of the supply of Russia.</text:p>
      <text:p text:style-name="P4">
The head of the Ukrainian state reported this during a joint with the Presidents and Slovakia Peter Pavel and Zuzana Chaputova Press Conference UKIEV, Ukrinform correspondent reports.</text:p>
      <text:p text:style-name="P4">
“We have an important conversation(With Xi Jinping - Red.). Що стосуєтьсямайбутніх зустрічей – про це не говорили», - сказав <text:a xlink:type="simple" xlink:href="https://www.ukrinform.ua/tag-zelenskij" text:style-name="Internet_20_link" text:visited-style-name="Visited_20_Internet_20_Link">
</text:a>
.</text:p>
      <text:p text:style-name="P4">
According to him, during a telephone conversation it was about nuclear security and the reconciliation of the UN principles.</text:p>
      <text:p text:style-name="P4">
“On the territorial integrity of Ukraine, respect for the UN Charter, about our territory and the whole of our territory, including Crimea, all Donbas according to(Zcordonas - order.)In 1991 - all this was talked about and heard respect for all these principles, ”the President said.</text:p>
      <text:p text:style-name="P4">
<text:span text:style-name="T4">
 Read also: </text:span>
 <text:a xlink:type="simple" xlink:href="https://www.ukrinform.ua/rubric-polytics/3701990-reznikov-pro-kontakti-z-ministrom-oboroni-kitau-ih-poki-nemae-ale-vse-moze-zminitisa.html" text:style-name="Internet_20_link" text:visited-style-name="Visited_20_Internet_20_Link">
<text:span text:style-name="T4">
 China </text:span>
</text:a>
He also noted that he called on China leader to assist in the return of prisoners of Ukrainians and deported children.</text:p>
      <text:p text:style-name="P4">
Another topic of conversation, according to Zelensky, was the export of grain inexpension of work of the corridor within the Black Sea grain initiative.</text:p>
      <text:p text:style-name="P4">
The head of state noted that he had raised the issues of weapons for Russia.</text:p>
      <text:p text:style-name="P4">
“In the modern war of the Russian Federation ... Ukraine would like all states to understand any risks of supplying any type of weapon for Russian federation. I heard a positive answer in this sense, ”thezelensky emphasized.</text:p>
      <text:p text:style-name="P4">
He also recalled that, according to SI, the Chinese side prepares a representative "who will go to the states of Europe on the theme of war."</text:p>
      <text:p text:style-name="P4">
<text:span text:style-name="T4">
 Read also: </text:span>
 <text:a xlink:type="simple" xlink:href="https://www.ukrinform.ua/rubric-polytics/3701721-ukraini-vazliva-nejtralna-pozicia-kitau-sodo-vijni-podolak.html" text:style-name="Internet_20_link" text:visited-style-name="Visited_20_Internet_20_Link">
<text:span text:style-name="T4">
 China </text:span>
</text:a>
As reported by Ukrinform, on April 26, President of Ukraine Volodymyr Zelensky made an hourly telephone conversation with the head of the People's Republic of Chinese Sitsinpin.</text:p>
      <text:p text:style-name="P4">
<text:span text:style-name="T5">
Foto: op</text:span>
</text:p>
      <text:p text:style-name="P4">
News Source: <text:a xlink:type="simple" xlink:href="https://www.ukrinform.ua/rubric-polytics/3702105-zelenskij-pid-cas-rozmovi-z-liderom-kitau-pro-mozlivu-zustric-ne-jslosa.html" text:style-name="Internet_20_link" text:visited-style-name="Visited_20_Internet_20_Link">
https://www.ukrinform.ua/rubric-polytics/3702105-zelenskij-pid-cas-rozmovi-z-liderom-kitau-pro-mozlivu-zustric-ne-jslosa.html</text:a>
</text:p>
      <!--NEWS-->
      <text:h text:style-name="P10" text:outline-level="1">
<text:span text:style-name="T4">
The Government has released the head of the State Forest Agency of Bolokhovets in connection with the transition to another position</text:span>
</text:h>
      <text:p text:style-name="P4">
Authors: Ukrinform (Person)</text:p>
      <text:p text:style-name="P4">
Publisher: Укринформ (Organization)</text:p>
      <text:p text:style-name="P4">
Published Time: 2023-04-28T16:54:47+03:00</text:p>
      <text:p text:style-name="P4">
Modified Time: 2023-04-28T16:54:47+03:00</text:p>
      <text:p text:style-name="P4">
Description: The Cabinet of Ministers dismissed Yuri Bolokhovets from the post of head of the State Forest Resources Agency and plans to appoint it to the head of the State Enterprise "Forests of Ukraine". - Ukrinform.</text:p>
      <text:p text:style-name="P4">
Images: ["<text:a xlink:type="simple" xlink:href="https://static.ukrinform.com/photos/2021_02/thumb_files/630_360_1613651023-180.jpg" text:style-name="Internet_20_link" text:visited-style-name="Visited_20_Internet_20_Link">
630_360_16136...</text:a>
"]</text:p>
      <text:p text:style-name="P4">
Tags: ['Кабмін', 'Звільнення', 'Держлісагентство', 'Юрій Болоховець']</text:p>
      <text:p text:style-name="P4">
Type: Article</text:p>
      <!--METADATA-->
      <text:p text:style-name="P4">
<draw:frame draw:style-name="fr1" draw:name="Image118" text:anchor-type="as-char" svg:width="6.9236in" svg:height="3.956343in" draw:z-index="0">
<draw:image xlink:href="../Images/yкринформ/2023-04-28T16-54-47-03-00/630_360_1613651023-180.jpg" xlink:type="simple" xlink:show="embed" xlink:actuate="onLoad" draw:mime-type="image/jpeg"/>
</draw:frame>
Yuri Bolokhovets dismissed the Cabinet of Ministers from the post of head of the State Agency of Forest Resources and plans to appoint him the head of the State Enterprise "Forests of Ukraine".</text:p>
      <text:p text:style-name="P4">
The Ukrinform correspondent was informed at the Presidential Office of Ukraine.</text:p>
      <text:p text:style-name="P4">
“At a meeting on April 28, the Cabinet of Ministers dismissed Yuri Bolokhovets from the head of the State Forest Agency in connection with the transition to another position. He is planned to be appointed CEO of SE "Forests of Ukraine", - OP said.</text:p>
      <text:p text:style-name="P4">
According to OP, Bolokhovets headed the State Forestry Agency since 2021, and during that time there were many important changes in the forest industry, in particular, the disintegration of the modern counteraction system began <text:a xlink:type="simple" xlink:href="https://www.ukrinform.ua/tag-pozeza" text:style-name="Internet_20_link" text:visited-style-name="Visited_20_Internet_20_Link">
</text:a>
, transparent electronic stock exchange auctions are transparent, modern seed and selection centers are being built.</text:p>
      <text:p text:style-name="P4">
During the war, the forest industry has not only stood, its economic indicators are growing. In all directions of work there is absolute support of European partners.</text:p>
      <text:p text:style-name="P4">
<text:span text:style-name="T4">
 Read also: </text:span>
 <text:a xlink:type="simple" xlink:href="https://www.ukrinform.ua/rubric-economy/3701068-v-ukraini-stvorat-kompleksnu-sistemu-kontrolu-za-obigom-derevini.html" text:style-name="Internet_20_link" text:visited-style-name="Visited_20_Internet_20_Link">
</text:a>
Therefore, in order to further successfully carry out the reform of the forest industry, there is a comprehensive management of the state enterprise, which will direct realization of all the changes provided.</text:p>
      <text:p text:style-name="P4">
As it was reported, in the first quarter of 2023 the income of the State Enterprise "Forests of Ukraine" amounted to UAH 4.6 billion, exceeding the pre -war result of the enterprises of the state agency. Profit increased almost twice to approximately UAH 500 million.</text:p>
      <text:p text:style-name="P4">
News Source: <text:a xlink:type="simple" xlink:href="https://www.ukrinform.ua/rubric-economy/3702103-urad-zvilniv-golovu-derzlisagentstva-bolohovca-u-zvazku-z-perehodom-na-insu-posadu.html" text:style-name="Internet_20_link" text:visited-style-name="Visited_20_Internet_20_Link">
https://www.ukrinform.ua/rubric-economy/3702103-urad-zvilniv-golovu-derzlisagentstva-bolohovca-u-zvazku-z-perehodom-na-insu-posadu.html</text:a>
</text:p>
      <!--NEWS-->
      <text:h text:style-name="P10" text:outline-level="1">
<text:span text:style-name="T4">
In the Carpathian region, a monument that heroned the Red Army was dismantled</text:span>
</text:h>
      <text:p text:style-name="P4">
Authors: Ukrinform (Person)</text:p>
      <text:p text:style-name="P4">
Publisher: Укринформ (Organization)</text:p>
      <text:p text:style-name="P4">
Published Time: 2023-04-28T16:55:07+03:00</text:p>
      <text:p text:style-name="P4">
Modified Time: 2023-04-28T16:55:07+03:00</text:p>
      <text:p text:style-name="P4">
Description: In the Carpathian region in Nadvirna, a Soviet monument was dismantled on the site of a mass burial. The victims of communist terror in 1941 were 82 people. - Ukrinform.</text:p>
      <text:p text:style-name="P4">
Images: ["<text:a xlink:type="simple" xlink:href="https://static.ukrinform.com/photos/2023_04/thumb_files/630_360_1682689970-108.jpg" text:style-name="Internet_20_link" text:visited-style-name="Visited_20_Internet_20_Link">
630_360_16826...</text:a>
"]</text:p>
      <text:p text:style-name="P4">
Tags: ["Пам'ятник", 'Прикарпаття', 'СРСР']</text:p>
      <text:p text:style-name="P4">
Type: Article</text:p>
      <!--METADATA-->
      <text:p text:style-name="P4">
<draw:frame draw:style-name="fr1" draw:name="Image119" text:anchor-type="as-char" svg:width="6.9236in" svg:height="3.956343in" draw:z-index="0">
<draw:image xlink:href="../Images/yкринформ/2023-04-28T16-55-07-03-00/630_360_1682689970-108.jpg" xlink:type="simple" xlink:show="embed" xlink:actuate="onLoad" draw:mime-type="image/jpeg"/>
</draw:frame>
In the city of Nadvirna, a Soviet monument, which stood a mass burial, was dismantled in Nadvirna. The victims of communist terror in 1941 were 82 persons.</text:p>
      <text:p text:style-name="P4">
About it in <text:a xlink:type="simple" xlink:href="https://www.facebook.com/tumkiv.vasil/posts/pfbid028KXmFTxmUjuTagWBho9NVAcdiEAUEzLVt2zHnjrTFp6P1HAVarf3nGc6mxeDiRCcl" text:style-name="Internet_20_link" text:visited-style-name="Visited_20_Internet_20_Link">
</text:a>
The head of KP "Memory" Vasyl Timkov informed, Ukrinform reports.</text:p>
      <text:p text:style-name="P4">
“Yesterday in Nadvirna there was a dismantling of the Soviet monument that heroned the red army. It is worth noting that the monument was erected on the place of mass burial of 82 people, victims of communist terror of June 1941, to the starry page of the Moscow genocide, ”Timkiv said.</text:p>
      <text:p text:style-name="P4">
Nadvirna Mayor <text:a xlink:type="simple" xlink:href="https://www.facebook.com/andrijovych" text:style-name="Internet_20_link" text:visited-style-name="Visited_20_Internet_20_Link">
</text:a>
Promises to create a memorial memory square tortured fighters for Ukraine in the tract of Bukovinka.</text:p>
      <text:p text:style-name="P4">
<text:span text:style-name="T4">
 Read also: </text:span>
 <text:a xlink:type="simple" xlink:href="https://www.ukrinform.ua/rubric-regions/3688051-v-odesi-demontuvali-memorialnu-dosku-suvorovu.html" text:style-name="Internet_20_link" text:visited-style-name="Visited_20_Internet_20_Link">
</text:a>
As reported by Ukrinform, in 2022 in Ukraine <text:a xlink:type="simple" xlink:href="https://www.ukrinform.ua/rubric-culture/3694108-v-ukraini-torik-znesli-28-pamatnikiv-puskinu-i-cotiri-suvorovu.html" text:style-name="Internet_20_link" text:visited-style-name="Visited_20_Internet_20_Link">
</text:a>
9859 toponyms thade renovated 145 monuments related to the propaganda of Russian imperial politics.</text:p>
      <text:p text:style-name="P4">
News Source: <text:a xlink:type="simple" xlink:href="https://www.ukrinform.ua/rubric-regions/3702104-na-prikarpatti-demontuvali-pamatnik-so-geroizuvav-cervonu-armiu.html" text:style-name="Internet_20_link" text:visited-style-name="Visited_20_Internet_20_Link">
https://www.ukrinform.ua/rubric-regions/3702104-na-prikarpatti-demontuvali-pamatnik-so-geroizuvav-cervonu-armiu.html</text:a>
</text:p>
      <!--NEWS-->
      <text:h text:style-name="P10" text:outline-level="1">
<text:span text:style-name="T4">
Shovkovsky: We were constantly in touch with Lucescu</text:span>
</text:h>
      <text:p text:style-name="P4">
Authors: Ukrinform (Person)</text:p>
      <text:p text:style-name="P4">
Publisher: Укринформ (Organization)</text:p>
      <text:p text:style-name="P4">
Published Time: 2023-04-28T17:01:00+03:00</text:p>
      <text:p text:style-name="P4">
Modified Time: 2023-04-28T17:01:00+03:00</text:p>
      <text:p text:style-name="P4">
Description: Acting Dynamo head coach Alexander Shovkovsky summed up the match with Metalist (3: 1). - Ukrinform.</text:p>
      <text:p text:style-name="P4">
Images: ["<text:a xlink:type="simple" xlink:href="https://static.ukrinform.com/photos/2023_04/thumb_files/630_360_1682690299-368.jpg" text:style-name="Internet_20_link" text:visited-style-name="Visited_20_Internet_20_Link">
630_360_16826...</text:a>
"]</text:p>
      <text:p text:style-name="P4">
Tags: ['Динамо', 'Футбол', 'Шовковський', 'Луческу']</text:p>
      <text:p text:style-name="P4">
Type: Article</text:p>
      <!--METADATA-->
      <text:p text:style-name="P4">
<draw:frame draw:style-name="fr1" draw:name="Image120" text:anchor-type="as-char" svg:width="6.9236in" svg:height="3.956343in" draw:z-index="0">
<draw:image xlink:href="../Images/yкринформ/2023-04-28T17-01-00-03-00/630_360_1682690299-368.jpg" xlink:type="simple" xlink:show="embed" xlink:actuate="onLoad" draw:mime-type="image/jpeg"/>
</draw:frame>
Dynamo head coach's performances Alexander Shovkovsky summed up with Metalist's summary(3:1).</text:p>
      <text:p text:style-name="P4">
Як передає Укрінформ, з <text:a xlink:type="simple" xlink:href="https://fcdynamo.com/news/preskonferenciya-oleksandra-shovkovskogo-pislya-matchu-z-metalistom" text:style-name="Internet_20_link" text:visited-style-name="Visited_20_Internet_20_Link">
 </text:a>
to the official website "Dynamo".</text:p>
      <text:p text:style-name="P4">
“With regard to my first experience as a team, we are constantly communicating with the head coach. There is a system of preparation that does not change, it is impossible to change it in any sense. Everything is happening as planned, ”Shovkovsky said.</text:p>
      <text:p text:style-name="P4">
He also noted that the team was working on, but the game arranged it.</text:p>
      <text:p text:style-name="P4">
“Everything, in principle, was normal. We controlled the game, although not everything was possible. We were moments in the first half that we had to implement. They understood what our opponent would play. We missed some acute cases. Then we scored two balls, and allegedly everything had to be great. But then it was a decoration, and the team was confused. We will understand why it happened. The problem is that someone was wrong and we missed a goal. Everyone is mistaken. The problem of fatigue is that after the goal we were lost for some reason. After missing, a confusion began, which lasted until the third scored ball, ”said Dynamo coach.</text:p>
      <text:p text:style-name="P4">
<text:span text:style-name="T4">
 Read also: </text:span>
 <text:a xlink:type="simple" xlink:href="https://www.ukrinform.ua/rubric-sports/3702041-upl-dinamo-peremoglo-metalist-veres-obigrav-lviv.html" text:style-name="Internet_20_link" text:visited-style-name="Visited_20_Internet_20_Link">
</text:a>
Dynamo reportedly won Metalist in the 23rd round of the Ukrainian Presremier-League.</text:p>
      <text:p text:style-name="P4">
Photo: fcDynamo.com</text:p>
      <text:p text:style-name="P4">
News Source: <text:a xlink:type="simple" xlink:href="https://www.ukrinform.ua/rubric-sports/3702109-sovkovskij-mi-postijno-buli-na-zvazku-iz-lucesku.html" text:style-name="Internet_20_link" text:visited-style-name="Visited_20_Internet_20_Link">
https://www.ukrinform.ua/rubric-sports/3702109-sovkovskij-mi-postijno-buli-na-zvazku-iz-lucesku.html</text:a>
</text:p>
      <!--NEWS-->
      <text:h text:style-name="P10" text:outline-level="1">
<text:span text:style-name="T4">
Almost 30% of Ukrainian youth complain about mental health deterioration</text:span>
</text:h>
      <text:p text:style-name="P4">
Authors: Ukrinform (Person)</text:p>
      <text:p text:style-name="P4">
Publisher: Укринформ (Organization)</text:p>
      <text:p text:style-name="P4">
Published Time: 2023-04-28T17:03:40+03:00</text:p>
      <text:p text:style-name="P4">
Modified Time: 2023-04-28T17:03:40+03:00</text:p>
      <text:p text:style-name="P4">
Description: 82%of young people have shown losses due to war - most often these are problems due to shutdown of electricity - 46%, decrease in income - 36%, impaired mental health - 29%. - Ukrinform.</text:p>
      <text:p text:style-name="P4">
Images: ["<text:a xlink:type="simple" xlink:href="https://static.ukrinform.com/photos/2023_04/thumb_files/630_360_1682690500-174.jpg" text:style-name="Internet_20_link" text:visited-style-name="Visited_20_Internet_20_Link">
630_360_16826...</text:a>
", "<text:a xlink:type="simple" xlink:href="https://static.ukrinform.com/photos/2023_04/1682690515-458.jpg" text:style-name="Internet_20_link" text:visited-style-name="Visited_20_Internet_20_Link">
1682690515-45...</text:a>
"]</text:p>
      <text:p text:style-name="P4">
Tags: ['Опитування', 'Молодь', 'Війна з росією', 'Психічне здоров’я']</text:p>
      <text:p text:style-name="P4">
Type: Article</text:p>
      <!--METADATA-->
      <text:p text:style-name="P4">
<draw:frame draw:style-name="fr1" draw:name="Image121" text:anchor-type="as-char" svg:width="6.9236in" svg:height="3.956343in" draw:z-index="0">
<draw:image xlink:href="../Images/yкринформ/2023-04-28T17-03-40-03-00/630_360_1682690500-174.jpg" xlink:type="simple" xlink:show="embed" xlink:actuate="onLoad" draw:mime-type="image/jpeg"/>
</draw:frame>
82%of young people have shown losses due to war - most often these are problems due to electricity - 46%, decrease in income - 36%, deterioration of mental health - 29%.</text:p>
      <text:p text:style-name="P4">
About it during <text:a xlink:type="simple" xlink:href="https://www.youtube.com/watch" text:style-name="Internet_20_link" text:visited-style-name="Visited_20_Internet_20_Link">
</text:a>
Ivan Verbitsky, a representative of NGO "Analytical Center, Verbitsky, reported the Study" Impact of War on Youth in Ukraine ", Ukrinform reports.</text:p>
      <text:p text:style-name="P4">
“82% of young people have shown losses due to war. During the survey, the most young people were worried about the disconnection of electricity - 46% of respondents mentioned them, ”he said.</text:p>
      <text:p text:style-name="P4">
<draw:frame draw:style-name="fr1" draw:name="Image122" text:anchor-type="as-char" svg:width="6.9236in" svg:height="4.615733in" draw:z-index="0">
<draw:image xlink:href="../Images/yкринформ/2023-04-28T17-03-40-03-00/1682690515-458.jpg" xlink:type="simple" xlink:show="embed" xlink:actuate="onLoad" draw:mime-type="image/jpeg"/>
</draw:frame>
Also, according to the results of the study, the most often respondents complained to the name or loss of income - 36%of mental health deterioration - 29%, breaks with friends or family members - 18%, separation from the family - 18%, movement to other populated items - 16%, death of friends or family members -14%, mobilization in the Armed Forces - 9%, damage to housing - 6%, receiving injuries related to hostilities - 6%.</text:p>
      <text:p text:style-name="P4">
<text:span text:style-name="T4">
 Read also: </text:span>
 <text:a xlink:type="simple" xlink:href="https://www.ukrinform.ua/rubric-society/3696476-dla-ukrainciv-zapustili-garacu-liniu-psihologicnoi-pidtrimki-kudi-zvertatisa.html" text:style-name="Internet_20_link" text:visited-style-name="Visited_20_Internet_20_Link">
</text:a>
In addition, young people also noted problems such as moving abroad - 6%, loss of property - 5%, loss of housing - 5%, occupation of the settlement - 4%, termination Visit to the doctor - 2%, use of basic social services - 2%, looting of the Russian military - 2%, torture of pelvication by the Russian military - 1%.</text:p>
      <text:p text:style-name="P4">
18% of the respondents did not point out anything from the list.</text:p>
      <text:p text:style-name="P4">
The sample study of young people in the territory of the controlled Ukraine was 2064 reacts of 14-34 years. The survey was conducted from November 21 to 7 Bracity 2022 by interviewing face-to-face at home with respondents.</text:p>
      <text:p text:style-name="P4">
<text:span text:style-name="T4">
 Read also: </text:span>
 <text:a xlink:type="simple" xlink:href="https://www.ukrinform.ua/rubric-society/3698711-ukrainci-kupuut-bagato-zaspokijlivih-lasko-zaklikae-raditis-iz-psihologami.html" text:style-name="Internet_20_link" text:visited-style-name="Visited_20_Internet_20_Link">
</text:a>
As reported by Ukrinform, in the World Health Organization(WHO)stated that <text:a xlink:type="simple" xlink:href="https://www.ukrinform.ua/rubric-society/3688400-u-regionah-stvorat-centri-psihicnogo-zdorova-moz.html" text:style-name="Internet_20_link" text:visited-style-name="Visited_20_Internet_20_Link">
</text:a>
or about a quarter of the population, may suffer from mental health disorders in connection with the Russian-Ukrainian war.</text:p>
      <text:p text:style-name="P4">
_ First photo from the site: ukraine.ureport.in_</text:p>
      <text:p text:style-name="P4">
News Source: <text:a xlink:type="simple" xlink:href="https://www.ukrinform.ua/rubric-society/3702111-majze-30-ukrainskoi-molodi-skarzatsa-na-pogirsenna-psihicnogo-zdorova.html" text:style-name="Internet_20_link" text:visited-style-name="Visited_20_Internet_20_Link">
https://www.ukrinform.ua/rubric-society/3702111-majze-30-ukrainskoi-molodi-skarzatsa-na-pogirsenna-psihicnogo-zdorova.html</text:a>
</text:p>
      <!--NEWS-->
      <text:h text:style-name="P10" text:outline-level="1">
<text:span text:style-name="T4">
Pope Francis in conversation with Orban urged to abandon nationalism and populism</text:span>
</text:h>
      <text:p text:style-name="P4">
Authors: Ukrinform (Person)</text:p>
      <text:p text:style-name="P4">
Publisher: Укринформ (Organization)</text:p>
      <text:p text:style-name="P4">
Published Time: 2023-04-28T17:06:00+03:00</text:p>
      <text:p text:style-name="P4">
Modified Time: 2023-04-28T17:06:00+03:00</text:p>
      <text:p text:style-name="P4">
Description: During his trip to Hungary, Pope Francis warned of the danger of growth of nationalism and stated the Prime Minister Victor Orban's government that the admission of migrants would be a sure sign of Christianity. - Ukrinform.</text:p>
      <text:p text:style-name="P4">
Images: ["<text:a xlink:type="simple" xlink:href="https://static.ukrinform.com/photos/2023_04/thumb_files/630_360_1682690620-775.jpg" text:style-name="Internet_20_link" text:visited-style-name="Visited_20_Internet_20_Link">
630_360_16826...</text:a>
"]</text:p>
      <text:p text:style-name="P4">
Tags: ['Євросоюз', 'Мігранти', 'Орбан', 'Папа Франциск', 'Угорщина', 'Ватикан']</text:p>
      <text:p text:style-name="P4">
Type: Article</text:p>
      <!--METADATA-->
      <text:p text:style-name="P4">
<draw:frame draw:style-name="fr1" draw:name="Image123" text:anchor-type="as-char" svg:width="6.9236in" svg:height="3.956343in" draw:z-index="0">
<draw:image xlink:href="../Images/yкринформ/2023-04-28T17-06-00-03-00/630_360_1682690620-775.jpg" xlink:type="simple" xlink:show="embed" xlink:actuate="onLoad" draw:mime-type="image/jpeg"/>
</draw:frame>
During his trip to Hungary, Papafransysk warned of the danger of growth of nationalism and stated the Prime Minister Victor Orban's government that he would be a sure sign of Christianity.</text:p>
      <text:p text:style-name="P4">
According to Ukrinform, the agency reports <text:a xlink:type="simple" xlink:href="https://www.reuters.com/world/europe/pope-francis-arrives-hungary-with-ukraine-migration-topping-agenda-2023-04-28/" text:style-name="Internet_20_link" text:visited-style-name="Visited_20_Internet_20_Link">
</text:a>
.</text:p>
      <text:p text:style-name="P4">
It is noted that during a speech before government leaders, in particular the Prime Minister of Hungary Viktor Orban, who had a number of quarrels with EU bodies, <text:a xlink:type="simple" xlink:href="https://www.ukrinform.ua/tag-papa-francisk" text:style-name="Internet_20_link" text:visited-style-name="Visited_20_Internet_20_Link">
</text:a>
He also called for abandonment and purely nationalist interests.</text:p>
      <text:p text:style-name="P4">
The pontiff called for a return to the "European soul", which was seen by those who have fallen the basis of modern Europe after World War II, saying that the states should "look beyond national borders."</text:p>
      <text:p text:style-name="P4">
<text:span text:style-name="T4">
 Read also: </text:span>
 <text:a xlink:type="simple" xlink:href="https://www.ukrinform.ua/rubric-society/3701196-u-kievi-gotovi-budkoli-zustriti-papu-franciska-kuleba.html" text:style-name="Internet_20_link" text:visited-style-name="Visited_20_Internet_20_Link">
<text:span text:style-name="T4">
 Francis </text:span>
</text:a>
Speaking on the day when Moscow caused the first large -scale rocket launchers to Ukraine, Pope Francis appealed to the next call to end the war, calling for "creative efforts to achieve peace" to suppress "voice".</text:p>
      <text:p text:style-name="P4">
Orban and Francis have different views on migration from the Middle East and Africa. Pope Francis believes that migrants who escape from misery should be welcomed in Europe.</text:p>
      <text:p text:style-name="P4">
Orban, whose government built a steel fence on the border with Serbia to prevent migrants in Hungary, refused to "allow Hungary to become a state of immigrants", as other countries in Europe became.</text:p>
      <text:p text:style-name="P4">
<text:span text:style-name="T4">
 Read also: </text:span>
 <text:a xlink:type="simple" xlink:href="https://www.ukrinform.ua/rubric-society/3701176-papa-francisk-zaklikav-molitisa-za-ukrainu.html" text:style-name="Internet_20_link" text:visited-style-name="Visited_20_Internet_20_Link">
<text:span text:style-name="T4">
 Francis </text:span>
</text:a>
In 2021, during the last visit of the Pope, Orban asked Francis "not to allow Christian Hungary."</text:p>
      <text:p text:style-name="P4">
As reported by Ukrinform, Pope Francis was accepted on April 27 in the Vatican <text:a xlink:type="simple" xlink:href="https://www.ukrinform.ua/rubric-polytics/3701562-smigal-u-vatikani-obgovoriv-ukrainsku-formulu-miru.html" text:style-name="Internet_20_link" text:visited-style-name="Visited_20_Internet_20_Link">
</text:a>
.</text:p>
      <text:p text:style-name="P4">
The head of the Ukrainian government gave him a photo album about the crimes of Russia in Bucha, Borodyanka and other cities of Ukraine.</text:p>
      <text:p text:style-name="P4">
<text:span text:style-name="T5">
Foto: EPA/EFE</text:span>
</text:p>
      <text:p text:style-name="P4">
News Source: <text:a xlink:type="simple" xlink:href="https://www.ukrinform.ua/rubric-world/3702114-papa-francisk-u-rozmovi-z-orbanom-zaklikav-vidmovitisa-vid-nacionalizmu-ta-populizmu.html" text:style-name="Internet_20_link" text:visited-style-name="Visited_20_Internet_20_Link">
https://www.ukrinform.ua/rubric-world/3702114-papa-francisk-u-rozmovi-z-orbanom-zaklikav-vidmovitisa-vid-nacionalizmu-ta-populizmu.html</text:a>
</text:p>
      <!--NEWS-->
      <text:h text:style-name="P10" text:outline-level="1">
<text:span text:style-name="T4">
Zelensky awaits ambitious decisions from NATO summit in Vilnius</text:span>
</text:h>
      <text:p text:style-name="P4">
Authors: Ukrinform (Person)</text:p>
      <text:p text:style-name="P4">
Publisher: Укринформ (Organization)</text:p>
      <text:p text:style-name="P4">
Published Time: 2023-04-28T17:08:00+03:00</text:p>
      <text:p text:style-name="P4">
Modified Time: 2023-04-28T17:08:00+03:00</text:p>
      <text:p text:style-name="P4">
Description: President Volodymyr Zelenskyy hopes to support ambitious decisions that will strengthen European security during the NATO July Summit in Vilnius. - Ukrinform.</text:p>
      <text:p text:style-name="P4">
Images: ["<text:a xlink:type="simple" xlink:href="https://static.ukrinform.com/photos/2023_04/thumb_files/630_360_1682690653-817.jpg" text:style-name="Internet_20_link" text:visited-style-name="Visited_20_Internet_20_Link">
630_360_16826...</text:a>
"]</text:p>
      <text:p text:style-name="P4">
Tags: ['Саміт НАТО', 'Зеленський']</text:p>
      <text:p text:style-name="P4">
Type: Article</text:p>
      <!--METADATA-->
      <text:p text:style-name="P4">
<draw:frame draw:style-name="fr1" draw:name="Image124" text:anchor-type="as-char" svg:width="6.9236in" svg:height="3.956343in" draw:z-index="0">
<draw:image xlink:href="../Images/yкринформ/2023-04-28T17-08-00-03-00/630_360_1682690653-817.jpg" xlink:type="simple" xlink:show="embed" xlink:actuate="onLoad" draw:mime-type="image/jpeg"/>
</draw:frame>
The Presidential Lordir Zelensky hopes to support ambitious decisions that strengthen the European security during the NATO July Summit in Vilnius.</text:p>
      <text:p text:style-name="P4">
He said this during joint with the Presidents of the Czech Republic Peter Pavel Islovachina Zuzana Chaputova Press Conference in Kiev, reports correspondent.</text:p>
      <text:p text:style-name="P4">
“They discussed(with Czech and Slovak leaders - ed.)Preparation of the Alliance of the Arbitrary Summit. We expect ambitious decisions that strengthen European security. It is time to remove any uncertainty in Europe, ”Zelensky said.</text:p>
      <text:p text:style-name="P4">
<text:span text:style-name="T4">
 Read also: </text:span>
 <text:a xlink:type="simple" xlink:href="https://www.ukrinform.ua/rubric-polytics/3701778-podolak-u-vilnusi-hocemo-otrimati-kalendarnij-abo-logisticnij-plan-vstupu-v-nato.html" text:style-name="Internet_20_link" text:visited-style-name="Visited_20_Internet_20_Link">
<text:span text:style-name="T4">
 Vilnius </text:span>
</text:a>
He also recalled the desire of Kiev this year to start negotiating Ukraine's accession to the EU.</text:p>
      <text:p text:style-name="P4">
As it was reported, the meeting of heads of state and governments <text:a xlink:type="simple" xlink:href="https://www.ukrinform.ua/tag-nato" text:style-name="Internet_20_link" text:visited-style-name="Visited_20_Internet_20_Link">
</text:a>
It will take place in Vilnius on July 11 - 12, 2023.</text:p>
      <text:p text:style-name="P4">
News Source: <text:a xlink:type="simple" xlink:href="https://www.ukrinform.ua/rubric-polytics/3702119-zelenskij-ocikue-ambitnih-risen-vid-samitu-nato-u-vilnusi.html" text:style-name="Internet_20_link" text:visited-style-name="Visited_20_Internet_20_Link">
https://www.ukrinform.ua/rubric-polytics/3702119-zelenskij-ocikue-ambitnih-risen-vid-samitu-nato-u-vilnusi.html</text:a>
</text:p>
      <!--NEWS-->
      <text:h text:style-name="P10" text:outline-level="1">
<text:span text:style-name="T4">
In the Black Sea - three hostile rocket launchers with 24 "calibers"</text:span>
</text:h>
      <text:p text:style-name="P4">
Authors: Ukrinform (Person)</text:p>
      <text:p text:style-name="P4">
Publisher: Укринформ (Organization)</text:p>
      <text:p text:style-name="P4">
Published Time: 2023-04-28T17:10:09+03:00</text:p>
      <text:p text:style-name="P4">
Modified Time: 2023-04-28T17:10:09+03:00</text:p>
      <text:p text:style-name="P4">
Description: In the Black Sea, the hostile ship grouping of the Russian Federation is 17 enemy ships, including three rocket launchers with 24 calibers on board. - Ukrinform.</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Корабель', 'Війна з росією']</text:p>
      <text:p text:style-name="P4">
Type: Article</text:p>
      <!--METADATA-->
      <text:p text:style-name="P4">
<draw:frame draw:style-name="fr1" draw:name="Image125" text:anchor-type="as-char" svg:width="6.9236in" svg:height="3.956343in" draw:z-index="0">
<draw:image xlink:href="../Images/yкринформ/2023-04-28T17-10-09-03-00/630_360_1668767285-756.jpg" xlink:type="simple" xlink:show="embed" xlink:actuate="onLoad" draw:mime-type="image/jpeg"/>
</draw:frame>
In the marriage, the hostile ship grouping of the Russian Federation is 17 enemy ships, the middle - three rocket launchers with 24 "calibers" on board.</text:p>
      <text:p text:style-name="P4">
As Ukrinform reports, about it in <text:a xlink:type="simple" xlink:href="http://www.facebook.com/OperationalCommandSouth/posts/559580796302167" text:style-name="Internet_20_link" text:visited-style-name="Visited_20_Internet_20_Link">
</text:a>
The press service of the OK "South" reports.</text:p>
      <text:p text:style-name="P4">
“In the Black Sea, the hostile ship group consists of 17 ships that are near the Tot of the ARC and the shores <text:a xlink:type="simple" xlink:href="https://www.ukrinform.ua/tag-rosia" text:style-name="Internet_20_link" text:visited-style-name="Visited_20_Internet_20_Link">
</text:a>
. Під час ракетної атаки збільшено кількість надводних ракетоносіїв до трьох,із максимально можливим залпом «Калібрів» до 24. Також на чергуванні 5 великихдесантних кораблів», - йдеться в повідомленні.</text:p>
      <text:p text:style-name="P4">
У пресслужбі наголосили, що рівень загрози ракетного удару залишаєтьсянадзвичайно високим, тому не варто нехтувати сигналами повітряної тривоги,слід оперативно переходити в укриття.</text:p>
      <text:p text:style-name="P4">
<text:span text:style-name="T4">
Читайте також:</text:span>
 <text:a xlink:type="simple" xlink:href="https://www.ukrinform.ua/rubric-ato/3702063-rosiani-bilse-ne-keruutsa-sakralnimi-datami-nebezpeka-obstriliv-e-postijno-ignat.html" text:style-name="Internet_20_link" text:visited-style-name="Visited_20_Internet_20_Link">
 <text:span text:style-name="T4">
Ігнат</text:span>
 </text:a>
As reported by Ukrinform, this night during a massive blow, the Russians released 23 winged rockets in Ukraine, <text:a xlink:type="simple" xlink:href="https://www.ukrinform.ua/rubric-ato/3701811-sili-oboroni-vranci-znisili-21-iz-23-rosijskih-krilatih-raket-i-dva-bpla-zaluznij.html" text:style-name="Internet_20_link" text:visited-style-name="Visited_20_Internet_20_Link">
</text:a>
. Also from the air Ukraine was attacked by two UAVs, they were treated in the Kiev region.</text:p>
      <text:p text:style-name="P4">
In Cherkasy region during the morning alarm(Around 4:30) <text:a xlink:type="simple" xlink:href="https://www.ukrinform.ua/rubric-ato/3701792-v-umani-rosijska-raketa-vlucila-u-zitlovu-bagatopoverhivku-pracuut-ratuvalniki.html" text:style-name="Internet_20_link" text:visited-style-name="Visited_20_Internet_20_Link">
</text:a>
. Two winged rockets were in a residential building and warehouses. About 10 household homes are damaged. The number of dead in Uman has increased to 19 people, the average - three children.</text:p>
      <text:p text:style-name="P4">
News Source: <text:a xlink:type="simple" xlink:href="https://www.ukrinform.ua/rubric-ato/3702118-u-cornomu-mori-tri-vorozi-raketonosii-z-24-kalibrami.html" text:style-name="Internet_20_link" text:visited-style-name="Visited_20_Internet_20_Link">
https://www.ukrinform.ua/rubric-ato/3702118-u-cornomu-mori-tri-vorozi-raketonosii-z-24-kalibrami.html</text:a>
</text:p>
      <!--NEWS-->
      <text:h text:style-name="P10" text:outline-level="1">
<text:span text:style-name="T4">
China as a country with nuclear weapons must guarantee safety in the world - Czech President</text:span>
</text:h>
      <text:p text:style-name="P4">
Authors: Ukrinform (Person)</text:p>
      <text:p text:style-name="P4">
Publisher: Укринформ (Organization)</text:p>
      <text:p text:style-name="P4">
Published Time: 2023-04-28T17:19:00+03:00</text:p>
      <text:p text:style-name="P4">
Modified Time: 2023-04-28T17:19:00+03:00</text:p>
      <text:p text:style-name="P4">
Description: China as a large nuclear weapon country is responsible for guaranteeing security and peace, but Beijing has not yet implemented its mission. - Ukrinform.</text:p>
      <text:p text:style-name="P4">
Images: ["<text:a xlink:type="simple" xlink:href="https://static.ukrinform.com/photos/2023_04/thumb_files/630_360_1682690652-328.jpg" text:style-name="Internet_20_link" text:visited-style-name="Visited_20_Internet_20_Link">
630_360_16826...</text:a>
"]</text:p>
      <text:p text:style-name="P4">
Tags: ['Чехія', 'Китай', 'Війна з росією', 'Петр Павел']</text:p>
      <text:p text:style-name="P4">
Type: Article</text:p>
      <!--METADATA-->
      <text:p text:style-name="P4">
<draw:frame draw:style-name="fr1" draw:name="Image126" text:anchor-type="as-char" svg:width="6.9236in" svg:height="3.956343in" draw:z-index="0">
<draw:image xlink:href="../Images/yкринформ/2023-04-28T17-19-00-03-00/630_360_1682690652-328.jpg" xlink:type="simple" xlink:show="embed" xlink:actuate="onLoad" draw:mime-type="image/jpeg"/>
</draw:frame>
China as a large nuclear weapons country is responsible for guaranteeing Imir's security, but Beijing has not yet implemented its mission.</text:p>
      <text:p text:style-name="P4">
This was stated by the Czech President of Peter Pavel on jointly with the Presidents of Ukraine, Slovakia Volodymyr Zelensky and Zuzana Chaputova Press Conference UKYIEV, Ukrinform correspondent reports.</text:p>
      <text:p text:style-name="P4">
“China is a very big country. And as a large nuclear weapon country, it also has a responsibility in guaranteeing security and peace in the world. <text:a xlink:type="simple" xlink:href="https://www.ukrinform.ua/tag-kitaj" text:style-name="Internet_20_link" text:visited-style-name="Visited_20_Internet_20_Link">
</text:a>
So far, this mission has in no way no realized. China should increase its pressure on Russia and should act as a constructive negotiator that helps to stop the conflict, ”he said.</text:p>
      <text:p text:style-name="P4">
President Pavel noted that he still needs to see what role he wants to play.</text:p>
      <text:p text:style-name="P4">
<text:span text:style-name="T4">
 Read also: </text:span>
 <text:a xlink:type="simple" xlink:href="https://www.ukrinform.ua/rubric-polytics/3701990-reznikov-pro-kontakti-z-ministrom-oboroni-kitau-ih-poki-nemae-ale-vse-moze-zminitisa.html" text:style-name="Internet_20_link" text:visited-style-name="Visited_20_Internet_20_Link">
<text:span text:style-name="T4">
 China </text:span>
</text:a>
As reported by Ukrinform, on the morning of April 28, Czech President Pavel Pavel and his Slovak colleague Zuzan Chapotova arrived in Kiev.</text:p>
      <text:p text:style-name="P4">
News Source: <text:a xlink:type="simple" xlink:href="https://www.ukrinform.ua/rubric-polytics/3702130-kitaj-ak-kraina-z-adernou-zbroeu-mae-garantuvati-bezpeku-u-sviti-prezident-cehii.html" text:style-name="Internet_20_link" text:visited-style-name="Visited_20_Internet_20_Link">
https://www.ukrinform.ua/rubric-polytics/3702130-kitaj-ak-kraina-z-adernou-zbroeu-mae-garantuvati-bezpeku-u-sviti-prezident-cehii.html</text:a>
</text:p>
      <!--NEWS-->
      <text:h text:style-name="P10" text:outline-level="1">
<text:span text:style-name="T4">
Slovakia is ready to help Ukraine as soon as possible to achieve criteria for EU - Chapotov's membership</text:span>
</text:h>
      <text:p text:style-name="P4">
Authors: Ukrinform (Person)</text:p>
      <text:p text:style-name="P4">
Publisher: Укринформ (Organization)</text:p>
      <text:p text:style-name="P4">
Published Time: 2023-04-28T17:19:26+03:00</text:p>
      <text:p text:style-name="P4">
Modified Time: 2023-04-28T17:19:26+03:00</text:p>
      <text:p text:style-name="P4">
Description: Slovakia is ready to help Ukraine fulfill the requirements necessary for full membership in the European Union as soon as possible. - Ukrinform.</text:p>
      <text:p text:style-name="P4">
Images: ["<text:a xlink:type="simple" xlink:href="https://static.ukrinform.com/photos/2023_04/thumb_files/630_360_1682690654-913.jpg" text:style-name="Internet_20_link" text:visited-style-name="Visited_20_Internet_20_Link">
630_360_16826...</text:a>
"]</text:p>
      <text:p text:style-name="P4">
Tags: ['Євросоюз', 'НАТО', 'Україна', 'Словаччина']</text:p>
      <text:p text:style-name="P4">
Type: Article</text:p>
      <!--METADATA-->
      <text:p text:style-name="P4">
<draw:frame draw:style-name="fr1" draw:name="Image127" text:anchor-type="as-char" svg:width="6.9236in" svg:height="3.956343in" draw:z-index="0">
<draw:image xlink:href="../Images/yкринформ/2023-04-28T17-19-26-03-00/630_360_1682690654-913.jpg" xlink:type="simple" xlink:show="embed" xlink:actuate="onLoad" draw:mime-type="image/jpeg"/>
</draw:frame>
Slovakia Gottov to help Ukraine as soon as possible to fulfill the requirements necessary for full membership in the European Union.</text:p>
      <text:p text:style-name="P4">
This was stated by the President of Slovakia Zuzan Chapotov during a jointwar of Ukraine Vladimir Zelensky and the Czech Republic Peter Pavel Pressconference in Kiev, Ukrinform correspondent reports.</text:p>
      <text:p text:style-name="P4">
“I am glad that Ukraine has become a candidate for EU members. It is very important. In order for Ukraine to become a full member <text:a xlink:type="simple" xlink:href="https://www.ukrinform.ua/tag-evrosouz" text:style-name="Internet_20_link" text:visited-style-name="Visited_20_Internet_20_Link">
</text:a>
, it is necessary to implement a serious process. Slovakia discoveries and support so that this process can be implemented as soon as possible, ”Chapotova said.</text:p>
      <text:p text:style-name="P4">
With regard to the prospects of Ukraine's membership in NATO, the Slovakia President has centered that "every state has the right to make a decision where it is alive and what it wants to be."</text:p>
      <text:p text:style-name="P4">
“We have a summit in Vilnius. These will be very intense debate. Ukrainian Azaraz is experiencing a period of war, so it is very important to reach some specific results(At the summit - ed.), but it is very important to support and specific assistance, ”she said.</text:p>
      <text:p text:style-name="P4">
Chaputova expressed his belief that the position of Slovakia is to "do everything that can be done" to support Ukraine - is absolutely correct.</text:p>
      <text:p text:style-name="P4">
“This is our brotherly help. Peace is justice, but not only to speak about peace and justice, but they have to fight for them. It must understand the thestivilized world, ”she emphasized.</text:p>
      <text:p text:style-name="P4">
<text:span text:style-name="T4">
 Read also: </text:span>
 <text:a xlink:type="simple" xlink:href="https://www.ukrinform.ua/rubric-polytics/3702119-zelenskij-ocikue-ambitnih-risen-vid-samitu-nato-u-vilnusi.html" text:style-name="Internet_20_link" text:visited-style-name="Visited_20_Internet_20_Link">
</text:a>
As reported by Ukrinform, on the morning of April 28, Czech President Pavel Pavel and his Slovak colleague Zuzan Chapotova arrived in Kiev.</text:p>
      <text:p text:style-name="P4">
News Source: <text:a xlink:type="simple" xlink:href="https://www.ukrinform.ua/rubric-polytics/3702129-slovaccina-gotova-dopomogti-ukraini-aknajsvidse-dosagti-kriteriiv-clenstva-v-es-caputova.html" text:style-name="Internet_20_link" text:visited-style-name="Visited_20_Internet_20_Link">
https://www.ukrinform.ua/rubric-polytics/3702129-slovaccina-gotova-dopomogti-ukraini-aknajsvidse-dosagti-kriteriiv-clenstva-v-es-caputova.html</text:a>
</text:p>
      <!--NEWS-->
      <text:h text:style-name="P10" text:outline-level="1">
<text:span text:style-name="T4">
Presidents of Ukraine, the Czech Republic and Slovakia have signed a joint declaration</text:span>
</text:h>
      <text:p text:style-name="P4">
Authors: Ukrinform (Person)</text:p>
      <text:p text:style-name="P4">
Publisher: Укринформ (Organization)</text:p>
      <text:p text:style-name="P4">
Published Time: 2023-04-28T17:25:00+03:00</text:p>
      <text:p text:style-name="P4">
Modified Time: 2023-04-28T17:25:00+03:00</text:p>
      <text:p text:style-name="P4">
Description: Presidents of Ukraine Volodymyr Zelensky, the Czech Republic of Petr Pavel and the Slovak Republic of Zuzan Chapotov signed a joint declaration on support of Ukrainian European and Euro -Atlantic integration. - Ukrinform.</text:p>
      <text:p text:style-name="P4">
Images: ["<text:a xlink:type="simple" xlink:href="https://static.ukrinform.com/photos/2023_04/thumb_files/630_360_1682691716-687.jpeg" text:style-name="Internet_20_link" text:visited-style-name="Visited_20_Internet_20_Link">
630_360_16826...</text:a>
"]</text:p>
      <text:p text:style-name="P4">
Tags: ['Зеленський', 'Чапутова', 'Петр Павел']</text:p>
      <text:p text:style-name="P4">
Type: Article</text:p>
      <!--METADATA-->
      <text:p text:style-name="P4">
<draw:frame draw:style-name="fr1" draw:name="Image128" text:anchor-type="as-char" svg:width="6.9236in" svg:height="3.956343in" draw:z-index="0">
<draw:image xlink:href="../Images/yкринформ/2023-04-28T17-25-00-03-00/630_360_1682691716-687.jpeg" xlink:type="simple" xlink:show="embed" xlink:actuate="onLoad" draw:mime-type="image/jpeg"/>
</draw:frame>
Presidents of Ukraine Volodymyr Zelensky, the Czech Republic of Petr Pavel of the Republic of Zuzan Chapotov signed a joint declaration of support for Ukrainian European and Euro -Atlantic integration.</text:p>
      <text:p text:style-name="P4">
The document was signed during the visit of the Czech and Slovak leaders of Kyiv, Ukrinform correspondent reports.</text:p>
      <text:p text:style-name="P4">
“Thankful Slovakia and <text:a xlink:type="simple" xlink:href="https://www.ukrinform.ua/tag-cehia" text:style-name="Internet_20_link" text:visited-style-name="Visited_20_Internet_20_Link">
</text:a>
With the support of our country's integration into European and Euro -Atlantic. The relevant principles are recorded in the joint declaration that we have just signed, ” - said thezelensky at a press conference as a result of a meeting with the Presidents.</text:p>
      <text:p text:style-name="P4">
<text:span text:style-name="T4">
 Read also: </text:span>
 <text:a xlink:type="simple" xlink:href="https://www.ukrinform.ua/rubric-polytics/3702081-zelenskij-zustrivsa-z-prezidentom-cehii.html" text:style-name="Internet_20_link" text:visited-style-name="Visited_20_Internet_20_Link">
</text:a>
The head of the Ukrainian state also expressed gratitude to the leaders of both the peopleslovakia and the Czech Republic for "we are protecting our freedom and life of our people together."</text:p>
      <text:p text:style-name="P4">
<text:span text:style-name="T4">
 Read also: </text:span>
 <text:a xlink:type="simple" xlink:href="https://www.ukrinform.ua/rubric-polytics/3702129-slovaccina-gotova-dopomogti-ukraini-aknajsvidse-dosagti-kriteriiv-clenstva-v-es-caputova.html" text:style-name="Internet_20_link" text:visited-style-name="Visited_20_Internet_20_Link">
</text:a>
As reported by Ukrinform, on the morning of April 28, Czech President Pavel Pavel and his Slovak colleague Zuzan Chapotova arrived in Kiev.</text:p>
      <text:p text:style-name="P4">
<text:span text:style-name="T5">
Foto: op</text:span>
</text:p>
      <text:p text:style-name="P4">
News Source: <text:a xlink:type="simple" xlink:href="https://www.ukrinform.ua/rubric-polytics/3702132-prezidenti-ukraini-cehii-ta-slovaccini-pidpisali-spilnu-deklaraciu.html" text:style-name="Internet_20_link" text:visited-style-name="Visited_20_Internet_20_Link">
https://www.ukrinform.ua/rubric-polytics/3702132-prezidenti-ukraini-cehii-ta-slovaccini-pidpisali-spilnu-deklaraciu.html</text:a>
</text:p>
      <!--NEWS-->
      <text:h text:style-name="P10" text:outline-level="1">
<text:span text:style-name="T4">
Ukraine has received $ 1.25 billion from the US through World Bank Target Fund</text:span>
</text:h>
      <text:p text:style-name="P4">
Authors: Ukrinform (Person)</text:p>
      <text:p text:style-name="P4">
Publisher: Укринформ (Organization)</text:p>
      <text:p text:style-name="P4">
Published Time: 2023-04-28T17:28:26+03:00</text:p>
      <text:p text:style-name="P4">
Modified Time: 2023-04-28T17:28:26+03:00</text:p>
      <text:p text:style-name="P4">
Description: Ukraine received $ 1.25 billion. from the United States of America through the World Bank's target fund. The funds will be aimed at paying pensions, salaries of health care workers and paying for SES employees. - Ukrinform.</text:p>
      <text:p text:style-name="P4">
Images: ["<text:a xlink:type="simple" xlink:href="https://static.ukrinform.com/photos/2015_10/thumb_files/630_360_1444037341-7465.jpg" text:style-name="Internet_20_link" text:visited-style-name="Visited_20_Internet_20_Link">
630_360_14440...</text:a>
"]</text:p>
      <text:p text:style-name="P4">
Tags: ['США', 'Україна', 'Світовий банк']</text:p>
      <text:p text:style-name="P4">
Type: Article</text:p>
      <!--METADATA-->
      <text:p text:style-name="P4">
<draw:frame draw:style-name="fr1" draw:name="Image129" text:anchor-type="as-char" svg:width="6.9236in" svg:height="3.956343in" draw:z-index="0">
<draw:image xlink:href="../Images/yкринформ/2023-04-28T17-28-26-03-00/630_360_1444037341-7465.jpg" xlink:type="simple" xlink:show="embed" xlink:actuate="onLoad" draw:mime-type="image/jpeg"/>
</draw:frame>
Ukraine surrendered $ 1.25 billion. from the United States of America through a targeted fund bank. The funds will be aimed at paying pensions, salaries of health care employees and paying for SES employees.</text:p>
      <text:p text:style-name="P4">
As Ukrinform reports, it reports <text:a xlink:type="simple" xlink:href="http://www.mof.gov.ua/uk/news/ukraine_received_usd_125_billion_from_the_united_states_of_america_through_the_world_bank_trust_fund-3980" text:style-name="Internet_20_link" text:visited-style-name="Visited_20_Internet_20_Link">
</text:a>
"On April 28, the State Budget of Ukraine received grant funds of $ 1,25 billion from the United States.(https://www.ukrinform.ua/tag-svitovij-bank)As part of a quality additional funding for the Project “Supporting Public Expenditures for Providing Sustainable Public Administration in Ukraine”(PEACE)", - the message said.</text:p>
      <text:p text:style-name="P4">
It is noted that from the beginning of the full -scale invasion of the Russian Federation Ukraine, the United States received about $ 16.7 billion. in the form of grants.</text:p>
      <text:p text:style-name="P4">
“The partnership with the US and the World Bank team during the war allows the Government to finance the primary social expenditures in full. At the same time, grants do not increase the debt load and contribute to the stabilization of the financial system, ”said the Minister of Finance of Ukraine Sergeymarchenko.</text:p>
      <text:p text:style-name="P4">
Funds from the United States will be aimed at providing pension payments, individual state social assistance programs(IDP payments), salaries of health care workers and payment to SES employees.</text:p>
      <text:p text:style-name="P4">
<text:span text:style-name="T4">
 Read also: </text:span>
 <text:a xlink:type="simple" xlink:href="https://www.ukrinform.ua/rubric-vidbudova/3699394-aponia-dae-svitovomu-banku-471-miljon-dla-vidbudovi-ukraini.html" text:style-name="Internet_20_link" text:visited-style-name="Visited_20_Internet_20_Link">
</text:a>
As reported, Peace is a common project of Ukraine, the International Bank of Reconstruction and Development(IBRD)and the International Development Association(Dream)The amount of $ 14.9 billion and EUR 1.4 billion. It includes IBRD loans, MAR loans, the grants of many donors.</text:p>
      <text:p text:style-name="P4">
News Source: <text:a xlink:type="simple" xlink:href="https://www.ukrinform.ua/rubric-economy/3702133-ukraina-otrimala-125-milarda-vid-ssa-cerez-cilovij-fond-svitovogo-banku.html" text:style-name="Internet_20_link" text:visited-style-name="Visited_20_Internet_20_Link">
https://www.ukrinform.ua/rubric-economy/3702133-ukraina-otrimala-125-milarda-vid-ssa-cerez-cilovij-fond-svitovogo-banku.html</text:a>
</text:p>
      <!--NEWS-->
      <text:h text:style-name="P10" text:outline-level="1">
<text:span text:style-name="T4">
The police showed the debris of the Russian rocket, which was knocked down in the Kyiv region</text:span>
</text:h>
      <text:p text:style-name="P4">
Authors: Ukrinform (Person)</text:p>
      <text:p text:style-name="P4">
Publisher: Укринформ (Organization)</text:p>
      <text:p text:style-name="P4">
Published Time: 2023-04-28T17:30:13+03:00</text:p>
      <text:p text:style-name="P4">
Modified Time: 2023-04-28T17:30:13+03:00</text:p>
      <text:p text:style-name="P4">
Description: Police showed the wreckage of the Russian rocket, beaten by the Defense forces of Ukraine in the sky over the Kiev region on the morning of April 28. - Ukrinform.</text:p>
      <text:p text:style-name="P4">
Images: ["<text:a xlink:type="simple" xlink:href="https://static.ukrinform.com/photos/2023_04/thumb_files/630_360_1682692059-119.jpg" text:style-name="Internet_20_link" text:visited-style-name="Visited_20_Internet_20_Link">
630_360_16826...</text:a>
", "<text:a xlink:type="simple" xlink:href="https://static.ukrinform.com/photos/2023_04/1682692059-643.jpg" text:style-name="Internet_20_link" text:visited-style-name="Visited_20_Internet_20_Link">
1682692059-64...</text:a>
", "<text:a xlink:type="simple" xlink:href="https://static.ukrinform.com/photos/2023_04/1682692058-460.jpg" text:style-name="Internet_20_link" text:visited-style-name="Visited_20_Internet_20_Link">
1682692058-46...</text:a>
", "<text:a xlink:type="simple" xlink:href="https://static.ukrinform.com/photos/2023_04/1682692058-486.jpg" text:style-name="Internet_20_link" text:visited-style-name="Visited_20_Internet_20_Link">
1682692058-48...</text:a>
"]</text:p>
      <text:p text:style-name="P4">
Tags: ['Поліція', 'Ракета', 'Київщина', 'Війна з росією']</text:p>
      <text:p text:style-name="P4">
Type: Article</text:p>
      <!--METADATA-->
      <text:p text:style-name="P4">
<draw:frame draw:style-name="fr1" draw:name="Image130" text:anchor-type="as-char" svg:width="6.9236in" svg:height="3.956343in" draw:z-index="0">
<draw:image xlink:href="../Images/yкринформ/2023-04-28T17-30-13-03-00/630_360_1682692059-119.jpg" xlink:type="simple" xlink:show="embed" xlink:actuate="onLoad" draw:mime-type="image/jpeg"/>
</draw:frame>
Police showed the wreckage of the Russian rocket, which was beaten by Ukraine's defense forces over the Kiev region on the morning of April 28.</text:p>
      <text:p text:style-name="P4">
According to Ukrinform, the police of the Kiev region reported in <text:a xlink:type="simple" xlink:href="http://t.me/policekyivregion/4430" text:style-name="Internet_20_link" text:visited-style-name="Visited_20_Internet_20_Link">
</text:a>
.</text:p>
      <text:p text:style-name="P4">
"On April 28, air defense forces have shot down an enemy object in the territory of one of the areas. There is no victims and injuries to infrastructure," the police were reported.</text:p>
      <text:p text:style-name="P4">
<draw:frame draw:style-name="fr1" draw:name="Image131" text:anchor-type="as-char" svg:width="6.9236in" svg:height="9.231467in" draw:z-index="0">
<draw:image xlink:href="../Images/yкринформ/2023-04-28T17-30-13-03-00/1682692059-643.jpg" xlink:type="simple" xlink:show="embed" xlink:actuate="onLoad" draw:mime-type="image/jpeg"/>
</draw:frame>
</text:p>
      <text:p text:style-name="P4">
<draw:frame draw:style-name="fr1" draw:name="Image132" text:anchor-type="as-char" svg:width="6.9236in" svg:height="9.231467in" draw:z-index="0">
<draw:image xlink:href="../Images/yкринформ/2023-04-28T17-30-13-03-00/1682692058-460.jpg" xlink:type="simple" xlink:show="embed" xlink:actuate="onLoad" draw:mime-type="image/jpeg"/>
</draw:frame>
</text:p>
      <text:p text:style-name="P4">
<draw:frame draw:style-name="fr1" draw:name="Image133" text:anchor-type="as-char" svg:width="6.9236in" svg:height="9.231467in" draw:z-index="0">
<draw:image xlink:href="../Images/yкринформ/2023-04-28T17-30-13-03-00/1682692058-486.jpg" xlink:type="simple" xlink:show="embed" xlink:actuate="onLoad" draw:mime-type="image/jpeg"/>
</draw:frame>
As reported by Ukrinform, the forces of defense <text:a xlink:type="simple" xlink:href="https://www.ukrinform.ua/rubric-ato/3701811-sili-oboroni-vranci-znisili-21-iz-23-rosijskih-krilatih-raket-i-dva-bpla-zaluznij.html" text:style-name="Internet_20_link" text:visited-style-name="Visited_20_Internet_20_Link">
</text:a>
21 of 23 winged missiles X-101/X-555, released by Russian invaders in Ukraine in the morning of April 28. The plug -in drones were also destroyed.</text:p>
      <text:p text:style-name="P4">
<text:span text:style-name="T4">
 Read also: </text:span>
 <text:a xlink:type="simple" xlink:href="https://www.ukrinform.ua/rubric-regions/3701934-udar-po-kiivsini-v-ova-rozpovili-pro-stan-postrazdaloi-v-ukrainci-13ricnoi-divcinki.html" text:style-name="Internet_20_link" text:visited-style-name="Visited_20_Internet_20_Link">
</text:a>
The hit of Russian rockets during the attack on April 28 <text:a xlink:type="simple" xlink:href="https://www.ukrinform.ua/rubric-other_news/3701836-rosia-atakuvala-ukrainu-raketami-e-zagibli-i-poraneni.html" text:style-name="Internet_20_link" text:visited-style-name="Visited_20_Internet_20_Link">
</text:a>
In the Dnieper and Uman of Cherkasy region. The joints are dead and injured.</text:p>
      <text:p text:style-name="P4">
<text:span text:style-name="T5">
Foto: police of Kyiv region</text:span>
</text:p>
      <text:p text:style-name="P4">
News Source: <text:a xlink:type="simple" xlink:href="https://www.ukrinform.ua/rubric-regions/3702136-u-policii-pokazali-ulamki-rosijskoi-raketi-aku-zbili-na-kiivsini.html" text:style-name="Internet_20_link" text:visited-style-name="Visited_20_Internet_20_Link">
https://www.ukrinform.ua/rubric-regions/3702136-u-policii-pokazali-ulamki-rosijskoi-raketi-aku-zbili-na-kiivsini.html</text:a>
</text:p>
      <!--NEWS-->
      <text:h text:style-name="P10" text:outline-level="1">
<text:span text:style-name="T4">
Zelensky: Only Ukraine assists with the return of deported children</text:span>
</text:h>
      <text:p text:style-name="P4">
Authors: Ukrinform (Person)</text:p>
      <text:p text:style-name="P4">
Publisher: Укринформ (Organization)</text:p>
      <text:p text:style-name="P4">
Published Time: 2023-04-28T17:34:40+03:00</text:p>
      <text:p text:style-name="P4">
Modified Time: 2023-04-28T17:34:40+03:00</text:p>
      <text:p text:style-name="P4">
Description: Ukraine is currently working on the return of children deported by Russia, international partners have a desire to help, but the results are weak. - Ukrinform.</text:p>
      <text:p text:style-name="P4">
Images: ["<text:a xlink:type="simple" xlink:href="https://static.ukrinform.com/photos/2023_04/thumb_files/630_360_1682692392-744.jpg" text:style-name="Internet_20_link" text:visited-style-name="Visited_20_Internet_20_Link">
630_360_16826...</text:a>
"]</text:p>
      <text:p text:style-name="P4">
Tags: ['Депортація', 'Діти', 'Зеленський', 'Війна з росією']</text:p>
      <text:p text:style-name="P4">
Type: Article</text:p>
      <!--METADATA-->
      <text:p text:style-name="P4">
<draw:frame draw:style-name="fr1" draw:name="Image134" text:anchor-type="as-char" svg:width="6.9236in" svg:height="3.956343in" draw:z-index="0">
<draw:image xlink:href="../Images/yкринформ/2023-04-28T17-34-40-03-00/630_360_1682692392-744.jpg" xlink:type="simple" xlink:show="embed" xlink:actuate="onLoad" draw:mime-type="image/jpeg"/>
</draw:frame>
The Ukrainian is on its own on the return of Russia deported by Russia, international partners express a desire to help, but the results are weak.</text:p>
      <text:p text:style-name="P4">
President Volodymyr Zelenskyy told this during a joint with Presidents, Peter Pavel and Slovakia, Zuzana Chaputova Press Conference in Kiev, Ukrinform correspondent reports.</text:p>
      <text:p text:style-name="P4">
“I will say frankly that with a return <text:a xlink:type="simple" xlink:href="https://www.ukrinform.ua/tag-diti" text:style-name="Internet_20_link" text:visited-style-name="Visited_20_Internet_20_Link">
</text:a>
So far, Ukraine only helps Ukraine. Here without any bad messages, it is really difficult to do. UN, many people want to do something, so far the taming is weak, ”Zelensky said.</text:p>
      <text:p text:style-name="P4">
<text:span text:style-name="T4">
 Read also: </text:span>
 <text:a xlink:type="simple" xlink:href="https://www.ukrinform.ua/rubric-ato/3701670-rosia-mae-pripiniti-deportaciu-ukrainskih-ditej-i-zabezpeciti-ihne-povernenna-pare.html" text:style-name="Internet_20_link" text:visited-style-name="Visited_20_Internet_20_Link">
</text:a>
He recalled that only 20,000 Ukrainian children were deported by the Russian Federations.</text:p>
      <text:p text:style-name="P4">
As reported by Ukrinform, April 27 <text:a xlink:type="simple" xlink:href="https://www.ukrinform.ua/rubric-ato/3701663-pare-viznala-genocidom-deportaciu-ukrainskih-ditej-do-rosii.html" text:style-name="Internet_20_link" text:visited-style-name="Visited_20_Internet_20_Link">
</text:a>
In the territory of the Russian Federation and called on the International Criminal Criminal Procedure for Criminal Prosecution for this Crime.</text:p>
      <text:p text:style-name="P4">
News Source: <text:a xlink:type="simple" xlink:href="https://www.ukrinform.ua/rubric-ato/3702137-zelenskij-z-povernennam-deportovanih-ditej-poki-so-ukraini-dopomagae-tilki-ukraina.html" text:style-name="Internet_20_link" text:visited-style-name="Visited_20_Internet_20_Link">
https://www.ukrinform.ua/rubric-ato/3702137-zelenskij-z-povernennam-deportovanih-ditej-poki-so-ukraini-dopomagae-tilki-ukraina.html</text:a>
</text:p>
      <!--NEWS-->
      <text:h text:style-name="P10" text:outline-level="1">
<text:span text:style-name="T4">
Deprivation of citizenship for "fakes", life for the State Council - Putin signed new laws</text:span>
</text:h>
      <text:p text:style-name="P4">
Authors: Ukrinform (Person)</text:p>
      <text:p text:style-name="P4">
Publisher: Укринформ (Organization)</text:p>
      <text:p text:style-name="P4">
Published Time: 2023-04-28T17:38:28+03:00</text:p>
      <text:p text:style-name="P4">
Modified Time: 2023-04-28T17:38:28+03:00</text:p>
      <text:p text:style-name="P4">
Description: Russian President Vladimir Putin signed several new legislative acts on Friday. One of them introduces life imprisonment for "treason". - Ukrinform.</text:p>
      <text:p text:style-name="P4">
Images: ["<text:a xlink:type="simple" xlink:href="https://static.ukrinform.com/photos/2022_09/thumb_files/630_360_1664038101-995.jpg" text:style-name="Internet_20_link" text:visited-style-name="Visited_20_Internet_20_Link">
630_360_16640...</text:a>
"]</text:p>
      <text:p text:style-name="P4">
Tags: ['путін', "В'язниця", 'Закон', "Довічне ув'язнення"]</text:p>
      <text:p text:style-name="P4">
Type: Article</text:p>
      <!--METADATA-->
      <text:p text:style-name="P4">
<draw:frame draw:style-name="fr1" draw:name="Image135" text:anchor-type="as-char" svg:width="6.9236in" svg:height="3.956343in" draw:z-index="0">
<draw:image xlink:href="../Images/yкринформ/2023-04-28T17-38-28-03-00/630_360_1664038101-995.jpg" xlink:type="simple" xlink:show="embed" xlink:actuate="onLoad" draw:mime-type="image/jpeg"/>
</draw:frame>
On Friday, Presidentials Volodymyr Putin signed several new legislative acts. In the day, life imprisonment is introduced for "treason".</text:p>
      <text:p text:style-name="P4">
According to Ukrinform, a selection of new laws has collected <text:a xlink:type="simple" xlink:href="http://www.svoboda.org/a/za-diskreditatsiyu-armii-budut-lishatj-priobretyonnogo-grazhdanstva-rf/32383773.html" text:style-name="Internet_20_link" text:visited-style-name="Visited_20_Internet_20_Link">
</text:a>
.</text:p>
      <text:p text:style-name="P4">
Thus, now the Law on Amendments to the Criminal Code increases the punishment of dominant imprisonment for "treason". Previously recognized guilty of the State Public Posrada, he was threatened with up to 20 years in prison.</text:p>
      <text:p text:style-name="P4">
Another law signed <text:a xlink:type="simple" xlink:href="https://www.ukrinform.ua/tag-putin" text:style-name="Internet_20_link" text:visited-style-name="Visited_20_Internet_20_Link">
</text:a>
, provides for the punishment of up to five years in prison for supporting the decisions of international organizations, which do not participate in Russia. This also applies to the support of the International Criminal Court in the Hague, which in March discharged a warrant for Putin's arrest.</text:p>
      <text:p text:style-name="P4">
Punishment under some criminal articles is increasing. For diversion is now a sentence of up to 20 years of colony(It used to be 15). До 20 роківпосилюється відповідальність за вчинення дій, які створили загрозу загибелілюдей та спрямовані на дестабілізацію ситуації в країні. За сприяннятерористичній діяльності мінімальний поріг покарання збільшується з п'яти досеми років.</text:p>
      <text:p text:style-name="P4">
Закон "Про громадянство" передбачає можливість його позбавлення за діяння, якісуд визнає дискредитацією армії або розповсюдженням так званих фейків про неї,та за "вчинення дій, що створюють загрозу національній безпеці". До них можутьналежати й публічні заклики до "дій проти територіальної цілісності країни",заклики до екстремізму та реабілітація нацизму. Закон стосується тільки тихросіян, громадянство у яких придбане, а не народжене.</text:p>
      <text:p text:style-name="P4">
Водночас у новому законі спрощено умови отримання російського громадянства длябільш ніж 20 категорій осіб. Зокрема, позачергово зможуть стати громадянамиросії іноземці, які уклали контракт про службу в російській армії та "іншихвійськових формуваннях" терміном не менше ніж на рік.</text:p>
      <text:p text:style-name="P4">
<text:span text:style-name="T4">
Читайте також:</text:span>
 <text:a xlink:type="simple" xlink:href="https://www.ukrinform.ua/rubric-ato/3701757-putin-pidpisav-ukaz-so-dozvolae-deportuvati-ukrainciv-z-timcasovo-okupovanih-teritorij.html" text:style-name="Internet_20_link" text:visited-style-name="Visited_20_Internet_20_Link">
 <text:span text:style-name="T4">
путін</text:span>
 </text:a>
After the start of a full -scale invasion of the Russian Federation into Ukraine, more and more rigid repressive laws are regularly accepted in Russia.</text:p>
      <text:p text:style-name="P4">
News Source: <text:a xlink:type="simple" xlink:href="https://www.ukrinform.ua/rubric-world/3702140-pozbavlenna-gromadanstva-za-fejki-dovicne-za-derzzradu-putin-pidpisav-novi-zakoni.html" text:style-name="Internet_20_link" text:visited-style-name="Visited_20_Internet_20_Link">
https://www.ukrinform.ua/rubric-world/3702140-pozbavlenna-gromadanstva-za-fejki-dovicne-za-derzzradu-putin-pidpisav-novi-zakoni.html</text:a>
</text:p>
      <!--NEWS-->
      <text:h text:style-name="P10" text:outline-level="1">
<text:span text:style-name="T4">
Zelensky, Pavel and Chapotova a moment of silence honored the memory of the dead in Dnipro and Uman</text:span>
</text:h>
      <text:p text:style-name="P4">
Authors: Ukrinform (Person)</text:p>
      <text:p text:style-name="P4">
Publisher: Укринформ (Organization)</text:p>
      <text:p text:style-name="P4">
Published Time: 2023-04-28T17:41:59+03:00</text:p>
      <text:p text:style-name="P4">
Modified Time: 2023-04-28T17:41:59+03:00</text:p>
      <text:p text:style-name="P4">
Description: Presidents of Ukraine Volodymyr Zelensky, the Czech Republic of Petr Pavel and the Slovak Republic of Zuzan Chapotov together with delegations and journalists, a moment of silence honored the memory of the dead as a result of the morning Russian attack on the Dnieper and Uman. - Ukrinform.</text:p>
      <text:p text:style-name="P4">
Images: ["<text:a xlink:type="simple" xlink:href="https://static.ukrinform.com/photos/2023_04/thumb_files/630_360_1682692492-401.jpeg" text:style-name="Internet_20_link" text:visited-style-name="Visited_20_Internet_20_Link">
630_360_16826...</text:a>
", "<text:a xlink:type="simple" xlink:href="https://static.ukrinform.com/photos/2023_04/1682692741-543.jpeg" text:style-name="Internet_20_link" text:visited-style-name="Visited_20_Internet_20_Link">
1682692741-54...</text:a>
", "<text:a xlink:type="simple" xlink:href="https://static.ukrinform.com/photos/2023_04/1682692741-604.jpeg" text:style-name="Internet_20_link" text:visited-style-name="Visited_20_Internet_20_Link">
1682692741-60...</text:a>
"]</text:p>
      <text:p text:style-name="P4">
Tags: ['Чехія', 'Дніпро', "Пам'ять", 'Загибель', 'Словаччина', 'Умань', 'Зеленський', 'Ракетний удар']</text:p>
      <text:p text:style-name="P4">
Type: Article</text:p>
      <!--METADATA-->
      <text:p text:style-name="P4">
<draw:frame draw:style-name="fr1" draw:name="Image136" text:anchor-type="as-char" svg:width="6.9236in" svg:height="3.956343in" draw:z-index="0">
<draw:image xlink:href="../Images/yкринформ/2023-04-28T17-41-59-03-00/630_360_1682692492-401.jpeg" xlink:type="simple" xlink:show="embed" xlink:actuate="onLoad" draw:mime-type="image/jpeg"/>
</draw:frame>
Presidents of Ukraine Volodymyr Zelensky, the Czech Republic of Petr Pavel of Islovatskaya Republic of Zuzan Chapotov together with delegations and journalists of silence honored the memory of the dead as a result of the morning Russian on the Dnieper and Uman.</text:p>
      <text:p text:style-name="P4">
According to Ukrinform correspondent, at the beginning of the press conference, as a result, Zelensky spoke about another Atacource against civilian Ukrainians.</text:p>
      <text:p text:style-name="P4">
<draw:frame draw:style-name="fr1" draw:name="Image137" text:anchor-type="as-char" svg:width="6.9236in" svg:height="4.604691in" draw:z-index="0">
<draw:image xlink:href="../Images/yкринформ/2023-04-28T17-41-59-03-00/1682692741-543.jpeg" xlink:type="simple" xlink:show="embed" xlink:actuate="onLoad" draw:mime-type="image/jpeg"/>
</draw:frame>
"Russia must lose in this war, and its leadership must be convicted of aggression and genocide against Ukrainians so that other peoples do not have to pass because Russian terror brought Ukrainians," - said <text:a xlink:type="simple" xlink:href="https://www.ukrinform.ua/tag-zelenskij" text:style-name="Internet_20_link" text:visited-style-name="Visited_20_Internet_20_Link">
</text:a>
 .</text:p>
      <text:p text:style-name="P4">
<draw:frame draw:style-name="fr1" draw:name="Image138" text:anchor-type="as-char" svg:width="6.9236in" svg:height="4.604691in" draw:z-index="0">
<draw:image xlink:href="../Images/yкринформ/2023-04-28T17-41-59-03-00/1682692741-604.jpeg" xlink:type="simple" xlink:show="embed" xlink:actuate="onLoad" draw:mime-type="image/jpeg"/>
</draw:frame>
He recalled that in the morning the Russians hit the peaceful Ukrainian cities more than 20 rockets, most of which have knocked down the forces, but there were traffic and people killed.</text:p>
      <text:p text:style-name="P4">
<text:span text:style-name="T4">
 Read also: </text:span>
 <text:a xlink:type="simple" xlink:href="https://www.ukrinform.ua/rubric-other_news/3701836-rosia-atakuvala-ukrainu-raketami-e-zagibli-i-poraneni.html" text:style-name="Internet_20_link" text:visited-style-name="Visited_20_Internet_20_Link">
<text:span text:style-name="T4">
 missile </text:span>
 <text:span text:style-name="T4">
 Attack </text:span>
 <text:span text:style-name="T4">
 three </text:span>
 <text:span text:style-name="T4">
 cities </text:span>
 <text:span text:style-name="T4">
 </text:span>
 Destroyed <text:span text:style-name="T4">
<text:span text:style-name="T5">
* residential </text:span>
* </text:span>
 Houses <text:span text:style-name="T4">
 </text:span>
 dead <text:span text:style-name="T4">
 </text:span>
 three <text:span text:style-name="T4">
 </text:span>
 children **</text:a>
As reported by Ukrinform, on the morning of April 28, Czech President Pavel Pavel and his Slovak colleague Zuzan Chapotova arrived in Kiev.</text:p>
      <text:p text:style-name="P4">
Russia on the morning of April 28 attacked Ukraine rockets, in three cities(Uman, Dnipro and Ukrainians in Kyiv region)Residential buildings are destroyed, the dead are dead.</text:p>
      <text:p text:style-name="P4">
Defense forces in the morning <text:a xlink:type="simple" xlink:href="https://www.ukrinform.ua/rubric-ato/3701811-sili-oboroni-vranci-znisili-21-iz-23-rosijskih-krilatih-raket-i-dva-bpla-zaluznij.html" text:style-name="Internet_20_link" text:visited-style-name="Visited_20_Internet_20_Link">
</text:a>
And two UAV.</text:p>
      <text:p text:style-name="P4">
<text:span text:style-name="T5">
Foto: op</text:span>
</text:p>
      <text:p text:style-name="P4">
News Source: <text:a xlink:type="simple" xlink:href="https://www.ukrinform.ua/rubric-society/3702141-zelenskij-pavel-i-caputova-hvilinou-movcanna-vsanuvali-pamat-zagiblih-u-dnipri-ta-umani.html" text:style-name="Internet_20_link" text:visited-style-name="Visited_20_Internet_20_Link">
https://www.ukrinform.ua/rubric-society/3702141-zelenskij-pavel-i-caputova-hvilinou-movcanna-vsanuvali-pamat-zagiblih-u-dnipri-ta-umani.html</text:a>
</text:p>
      <!--NEWS-->
      <text:h text:style-name="P10" text:outline-level="1">
<text:span text:style-name="T4">
Peter Pavel announced the opening of the Czech Consulate General in the Dnieper</text:span>
</text:h>
      <text:p text:style-name="P4">
Authors: Ukrinform (Person)</text:p>
      <text:p text:style-name="P4">
Publisher: Укринформ (Organization)</text:p>
      <text:p text:style-name="P4">
Published Time: 2023-04-28T17:51:37+03:00</text:p>
      <text:p text:style-name="P4">
Modified Time: 2023-04-28T17:51:37+03:00</text:p>
      <text:p text:style-name="P4">
Description: The Czech Republic will open the Consulate General in the Dnieper to facilitate the implementation of mutual cooperation with Ukraine. - Ukrinform.</text:p>
      <text:p text:style-name="P4">
Images: ["<text:a xlink:type="simple" xlink:href="https://static.ukrinform.com/photos/2023_04/thumb_files/630_360_1682693279-735.jpg" text:style-name="Internet_20_link" text:visited-style-name="Visited_20_Internet_20_Link">
630_360_16826...</text:a>
"]</text:p>
      <text:p text:style-name="P4">
Tags: ['Чехія', 'Дніпро', 'Консульство', 'Петр Павел']</text:p>
      <text:p text:style-name="P4">
Type: Article</text:p>
      <!--METADATA-->
      <text:p text:style-name="P4">
<draw:frame draw:style-name="fr1" draw:name="Image139" text:anchor-type="as-char" svg:width="6.9236in" svg:height="3.956343in" draw:z-index="0">
<draw:image xlink:href="../Images/yкринформ/2023-04-28T17-51-37-03-00/630_360_1682693279-735.jpg" xlink:type="simple" xlink:show="embed" xlink:actuate="onLoad" draw:mime-type="image/jpeg"/>
</draw:frame>
The Czech Republic is open to the Consulate General in the Dnieper to facilitate the implementation of pro -intellectual cooperation with Ukraine.</text:p>
      <text:p text:style-name="P4">
This was stated by the Czech President of Peter Pavel on jointly with the Presidents of Ukraine, Slovakia Volodymyr Zelensky and Zuzana Chaputova Press Conference UKYIEV, Ukrinform correspondent reports.</text:p>
      <text:p text:style-name="P4">
“We strive to strengthen our presence and deepen cooperation in Ukraine. For this, we will delegate two people who will work in the city of Dnipro, we will be tasted there to open the Consulate in order to facilitate the realization of mutual cooperation projects, ”he said.</text:p>
      <text:p text:style-name="P4">
<text:span text:style-name="T4">
 Read also: </text:span>
 <text:a xlink:type="simple" xlink:href="https://www.ukrinform.ua/rubric-polytics/3702129-slovaccina-gotova-dopomogti-ukraini-aknajsvidse-dosagti-kriteriiv-clenstva-v-es-caputova.html" text:style-name="Internet_20_link" text:visited-style-name="Visited_20_Internet_20_Link">
</text:a>
President <text:a xlink:type="simple" xlink:href="https://www.ukrinform.ua/tag-cehia" text:style-name="Internet_20_link" text:visited-style-name="Visited_20_Internet_20_Link">
</text:a>
He added that his country has key projects about cooperation with Ukraine, which parties can develop in a very fast time that the Ukrainian and European Postals in this section are satisfied.</text:p>
      <text:p text:style-name="P4">
“I would also like to add that we have prepared projects in five key -houses concerning the reconstruction of Ukraine. I am not only talking about post -war -building, because it should start now. We are ready to offer support and assistance, cooperation in the field of energy, transport infrastructure and housing, ”Pavel emphasized.</text:p>
      <text:p text:style-name="P4">
<text:span text:style-name="T4">
 Read also: </text:span>
 <text:a xlink:type="simple" xlink:href="https://www.ukrinform.ua/rubric-society/3702141-zelenskij-pavel-i-caputova-hvilinou-movcanna-vsanuvali-pamat-zagiblih-u-dnipri-ta-umani.html" text:style-name="Internet_20_link" text:visited-style-name="Visited_20_Internet_20_Link">
<text:span text:style-name="T4">
 Pavel </text:span>
</text:a>
As reported by Ukrinform, on the morning of April 28, Czech President Pavel Pavel and his Slovak colleague Zuzan Chapotova arrived in Kiev.</text:p>
      <text:p text:style-name="P4">
News Source: <text:a xlink:type="simple" xlink:href="https://www.ukrinform.ua/rubric-regions/3702144-peter-pavel-anonsuvav-vidkritta-ceskogo-genkonsulstva-u-dnipri.html" text:style-name="Internet_20_link" text:visited-style-name="Visited_20_Internet_20_Link">
https://www.ukrinform.ua/rubric-regions/3702144-peter-pavel-anonsuvav-vidkritta-ceskogo-genkonsulstva-u-dnipri.html</text:a>
</text:p>
      <!--NEWS-->
      <text:h text:style-name="P10" text:outline-level="1">
<text:span text:style-name="T4">
The governments of Ukraine and Slovakia should discuss the export of Ukrainian grain - Chapotova closer</text:span>
</text:h>
      <text:p text:style-name="P4">
Authors: Ukrinform (Person)</text:p>
      <text:p text:style-name="P4">
Publisher: Укринформ (Organization)</text:p>
      <text:p text:style-name="P4">
Published Time: 2023-04-28T17:55:44+03:00</text:p>
      <text:p text:style-name="P4">
Modified Time: 2023-04-28T17:55:44+03:00</text:p>
      <text:p text:style-name="P4">
Description: Presidents of Ukraine and Slovakia Volodymyr Zelensky and Zuzan Chapotov during the negotiations in Kiev agreed that governments had more closely discussed the issues of exports of Ukrainian grain and protecting the interests of both states. - Ukrinform.</text:p>
      <text:p text:style-name="P4">
Images: ["<text:a xlink:type="simple" xlink:href="https://static.ukrinform.com/photos/2023_04/thumb_files/630_360_1682690654-913.jpg" text:style-name="Internet_20_link" text:visited-style-name="Visited_20_Internet_20_Link">
630_360_16826...</text:a>
"]</text:p>
      <text:p text:style-name="P4">
Tags: ['Експорт', 'Україна', 'Зерно', 'Словаччина']</text:p>
      <text:p text:style-name="P4">
Type: Article</text:p>
      <!--METADATA-->
      <text:p text:style-name="P4">
<draw:frame draw:style-name="fr1" draw:name="Image140" text:anchor-type="as-char" svg:width="6.9236in" svg:height="3.956343in" draw:z-index="0">
<draw:image xlink:href="../Images/yкринформ/2023-04-28T17-55-44-03-00/630_360_1682690654-913.jpg" xlink:type="simple" xlink:show="embed" xlink:actuate="onLoad" draw:mime-type="image/jpeg"/>
</draw:frame>
President of Ukraine and Slovakia Volodymyr Zelensky and Zuzan Chaputova have agreed that governments have discussed the issues of export -Ukrainian grain and protecting the interests of both states during the talk of Kiev.</text:p>
      <text:p text:style-name="P4">
This was stated by the President of Slovakia Zuzan Chapotov during a jointwar of Ukraine Vladimir Zelensky and the Czech Republic Peter Pavel Pressconference in Kiev, Ukrinform correspondent reports.</text:p>
      <text:p text:style-name="P4">
“We have never forbidden transportation(Ukrainian grain - ed.). Певнізаходи, які були застосовані, були пов’язані з фітосанітарними стандартами таякістю зерна, і це була реакція на кроки інших держав», – сказала Чапутова.</text:p>
      <text:p text:style-name="P4">
Вона додала, що кілька годин тому Єврокомісія ухвалила рішення щодопродовження безмитного режиму для України ще на рік.</text:p>
      <text:p text:style-name="P4">
<text:span text:style-name="T4">
Читайте також:</text:span>
 <text:a xlink:type="simple" xlink:href="https://www.ukrinform.ua/rubric-economy/3702083-evrokomisia-i-pat-krain-es-domovilisa-pro-zaboronu-importu-pati-vidiv-agroprodukcii-z-ukraini.html" text:style-name="Internet_20_link" text:visited-style-name="Visited_20_Internet_20_Link">
 </text:a>
“Other conditions are also the subject of further negotiations. Mr. Zelensky and I have told this that our governments would discuss this issue more closely and be protected by the protected interests of both states, ”the Slovak President said.</text:p>
      <text:p text:style-name="P4">
As it was reported, Poland, Hungary, Slovakia and Bulgaria introduced a prohibition for imports <text:a xlink:type="simple" xlink:href="https://www.ukrinform.ua/tag-zerno" text:style-name="Internet_20_link" text:visited-style-name="Visited_20_Internet_20_Link">
</text:a>
and other species of agricultural products from Ukraine. Poland also suspended Ukrainian agro -agricultural products through its territory, but renewed it from April 21.</text:p>
      <text:p text:style-name="P4">
News Source: <text:a xlink:type="simple" xlink:href="https://www.ukrinform.ua/rubric-economy/3702148-uradi-ukraini-i-slovaccini-maut-tisnise-obgovoriti-eksport-ukrainskogo-zerna-caputova.html" text:style-name="Internet_20_link" text:visited-style-name="Visited_20_Internet_20_Link">
https://www.ukrinform.ua/rubric-economy/3702148-uradi-ukraini-i-slovaccini-maut-tisnise-obgovoriti-eksport-ukrainskogo-zerna-caputova.html</text:a>
</text:p>
      <!--NEWS-->
      <text:h text:style-name="P10" text:outline-level="1">
<text:span text:style-name="T4">
UkrPoshta urges the world not to recognize Russian postage stamps with occupied territories</text:span>
</text:h>
      <text:p text:style-name="P4">
Authors: Ukrinform (Person)</text:p>
      <text:p text:style-name="P4">
Publisher: Укринформ (Organization)</text:p>
      <text:p text:style-name="P4">
Published Time: 2023-04-28T17:57:00+03:00</text:p>
      <text:p text:style-name="P4">
Modified Time: 2023-04-28T17:57:00+03:00</text:p>
      <text:p text:style-name="P4">
Description: JSC "UkrPoshta" appealed to the World Postal Union to take immediate measures to counteract the release of Postal stamps with temporarily occupied Ukrainian territories. - Ukrinform.</text:p>
      <text:p text:style-name="P4">
Images: ["<text:a xlink:type="simple" xlink:href="https://static.ukrinform.com/photos/2017_12/thumb_files/630_360_1514646861-5344.jpg" text:style-name="Internet_20_link" text:visited-style-name="Visited_20_Internet_20_Link">
630_360_15146...</text:a>
"]</text:p>
      <text:p text:style-name="P4">
Tags: None</text:p>
      <text:p text:style-name="P4">
Type: Article</text:p>
      <!--METADATA-->
      <text:p text:style-name="P4">
<draw:frame draw:style-name="fr1" draw:name="Image141" text:anchor-type="as-char" svg:width="6.9236in" svg:height="3.956343in" draw:z-index="0">
<draw:image xlink:href="../Images/yкринформ/2023-04-28T17-57-00-03-00/630_360_1514646861-5344.jpg" xlink:type="simple" xlink:show="embed" xlink:actuate="onLoad" draw:mime-type="image/jpeg"/>
</draw:frame>
JSC "UkrPoshta" appealed to the World Postal Union to take the take -off measures to counteract the release of Postal stamps with temporarily referred Ukrainian territories.</text:p>
      <text:p text:style-name="P4">
According to Ukrinform, the Ambassador of Ukraine to Switzeraria Iediktova handed over this appropriate appeal to the head of the Air Force Masakhiko Metky on Thursday, April 27, reports <text:a xlink:type="simple" xlink:href="http://www.ukrposhta.ua/ua/news/57898-ukrposhta-zaklika-mizhnarodnu-spilnotu-ne-viznavati-rosijski-poshtovi-marki-z-timchasovo-okupovanimi-ukrainskimi-teritorijami" text:style-name="Internet_20_link" text:visited-style-name="Visited_20_Internet_20_Link">
</text:a>
.</text:p>
      <text:p text:style-name="P4">
"Given the continuation of Russia's practice of postal issues in which the military seizure of the territories of a sovereign state is" legitimized ", which is a violation of the rules of international law and the regulations of the Air Force, calling for the Russian Federation to react to the Russian Federation and react the extent of the Russian Federation. that violate the territorial sovereignty of Ukraine " - says in the note.</text:p>
      <text:p text:style-name="P4">
In particular, UkrPoshta asks the Air Force not to register in the Barf Networking system, the postalmarks of Russia, dedicated to temporarily occupied Ukrainian territories, and all-income postal stamps of Russia as an aggressor country.</text:p>
      <text:p text:style-name="P4">
UkrPoshta also calls for the Air Force management to send a circular letter to the postal administrations-members of the World Postal Union, with a call to consider the postal stamps of Russia "Russia. Region. Donetsk People's Republic. Zaporozhskaya region. Lugansk folk republic. Kherson region ”Tivida not to take written written -resumption paid for processing by these postal stamps.</text:p>
      <text:p text:style-name="P4">
As reported, in 2014, the post of Russia released stamps related to the occupied territories of the Autonomous Republic of Crimea and Missuevastopol. Then, at the request of Ukraine, the distribution letter No. 136/2014 "Ukraine- a statement regarding the issue of postage stamps", which set out the position of Ukrposhta regarding incompatibility with the provisions of the Air Force of the Russian Federation of such postal marks, and proposal, and proposal, was presented. members of the Air Force.</text:p>
      <text:p text:style-name="P4">
In 2022, UkrPoshta had already appealed to the Air Force and Member States for sanctions against Russia in the field of philately. In May last year, the VDC was removed from the presidency at the Customs Commission.</text:p>
      <text:p text:style-name="P4">
News Source: <text:a xlink:type="simple" xlink:href="https://www.ukrinform.ua/rubric-society/3702147-ukrposta-zaklikae-svit-ne-viznavati-rosijski-postovi-marki-z-okupovanimi-teritoriami.html" text:style-name="Internet_20_link" text:visited-style-name="Visited_20_Internet_20_Link">
https://www.ukrinform.ua/rubric-society/3702147-ukrposta-zaklikae-svit-ne-viznavati-rosijski-postovi-marki-z-okupovanimi-teritoriami.html</text:a>
</text:p>
      <!--NEWS-->
      <text:h text:style-name="P10" text:outline-level="1">
<text:span text:style-name="T4">
The ARMA has been transferred ₴ 3.6 million arrested funds for the purchase of military bonds</text:span>
</text:h>
      <text:p text:style-name="P4">
Authors: Ukrinform (Person)</text:p>
      <text:p text:style-name="P4">
Publisher: Укринформ (Organization)</text:p>
      <text:p text:style-name="P4">
Published Time: 2023-04-28T17:57:19+03:00</text:p>
      <text:p text:style-name="P4">
Modified Time: 2023-04-28T17:57:19+03:00</text:p>
      <text:p text:style-name="P4">
Description: In the ARMA for the purchase of military bonds transferred ₴ 3.6 million hryvnias, withdrawn within the investigation.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Облігації', 'ЗСУ', 'Гроші', 'АРМА', 'Офіс генпрокурора']</text:p>
      <text:p text:style-name="P4">
Type: Article</text:p>
      <!--METADATA-->
      <text:p text:style-name="P4">
<draw:frame draw:style-name="fr1" draw:name="Image142" text:anchor-type="as-char" svg:width="6.9236in" svg:height="3.956343in" draw:z-index="0">
<draw:image xlink:href="../Images/yкринформ/2023-04-28T17-57-19-03-00/630_360_1660553796-610.jpg" xlink:type="simple" xlink:show="embed" xlink:actuate="onLoad" draw:mime-type="image/jpeg"/>
</draw:frame>
In the ARMA for the purchase of military bonds transferred ₴ 3.6 million hryvnias, withdrawn from research.</text:p>
      <text:p text:style-name="P4">
As Ukrinform reports, it has reported <text:a xlink:type="simple" xlink:href="https://www.gp.gov.ua/ua/posts/prokurori-kirovogradshhini-peredali-arma-36-mln-grn-dlya-kupivli-viiskovix-obligacii" text:style-name="Internet_20_link" text:visited-style-name="Visited_20_Internet_20_Link">
</text:a>
.</text:p>
      <text:p text:style-name="P4">
"At the request of the prosecutors of the Kirovohrad Regional Prosecutor's Office, the ARMA was transferred ₴ 3.6 million in UAH equivalent to buy military bonds," the message is reported.</text:p>
      <text:p text:style-name="P4">
Funds were seized and arrested within the framework(Part 2 of Art. 200 Criminal Code of Ukraine).</text:p>
      <text:p text:style-name="P4">
У ході досудового розслідування правоохоронці викрили адміністратора пунктуобміну валют — учасника злочинної схеми.</text:p>
      <text:p text:style-name="P4">
<text:span text:style-name="T4">
Читайте також:</text:span>
 <text:a xlink:type="simple" xlink:href="https://www.ukrinform.ua/rubric-economy/3700577-arma-sukae-upraviteliv-dla-kompanij-aki-povazani-z-rosneftu-ta-rosatomom.html" text:style-name="Internet_20_link" text:visited-style-name="Visited_20_Internet_20_Link">
 <text:span text:style-name="T4">
АРМА</text:span>
 </text:a>
It is established that in the absence of a license for the mentioned type of service a citizen provided illegal services in Kropyvnytskyi to replenish electronic wallets and discuss electronic <text:a xlink:type="simple" xlink:href="https://www.ukrinform.ua/tag-grosi" text:style-name="Internet_20_link" text:visited-style-name="Visited_20_Internet_20_Link">
</text:a>
. The malefactors have been charged.</text:p>
      <text:p text:style-name="P4">
As reported by Ukrinform, almost ₴ 37 million stolen from temporarily conquered territories were transferred to the ARMA.</text:p>
      <text:p text:style-name="P4">
News Source: <text:a xlink:type="simple" xlink:href="https://www.ukrinform.ua/rubric-economy/3702149-v-arma-peredali-36-miljona-arestovanih-kostiv-dla-kupivli-vijskovih-obligacij.html" text:style-name="Internet_20_link" text:visited-style-name="Visited_20_Internet_20_Link">
https://www.ukrinform.ua/rubric-economy/3702149-v-arma-peredali-36-miljona-arestovanih-kostiv-dla-kupivli-vijskovih-obligacij.html</text:a>
</text:p>
      <!--NEWS-->
      <text:h text:style-name="P10" text:outline-level="1">
<text:span text:style-name="T4">
The Russians hit managed airbams in the village in Chernihiv region</text:span>
</text:h>
      <text:p text:style-name="P4">
Authors: Ukrinform (Person)</text:p>
      <text:p text:style-name="P4">
Publisher: Укринформ (Organization)</text:p>
      <text:p text:style-name="P4">
Published Time: 2023-04-28T18:01:41+03:00</text:p>
      <text:p text:style-name="P4">
Modified Time: 2023-04-28T18:01:41+03:00</text:p>
      <text:p text:style-name="P4">
Description: The Russian army struck by the managed aviation bombs in the village of Kostobobrov, Chernihiv region, hitting the residential sector. - Ukrinform.</text:p>
      <text:p text:style-name="P4">
Images: ["<text:a xlink:type="simple" xlink:href="https://static.ukrinform.com/photos/2022_03/thumb_files/630_360_1646249429-837.jpg" text:style-name="Internet_20_link" text:visited-style-name="Visited_20_Internet_20_Link">
630_360_16462...</text:a>
"]</text:p>
      <text:p text:style-name="P4">
Tags: ['Обстріл', 'Чернігівщина', 'Війна з росією']</text:p>
      <text:p text:style-name="P4">
Type: Article</text:p>
      <!--METADATA-->
      <text:p text:style-name="P4">
<draw:frame draw:style-name="fr1" draw:name="Image143" text:anchor-type="as-char" svg:width="6.9236in" svg:height="3.956343in" draw:z-index="0">
<draw:image xlink:href="../Images/yкринформ/2023-04-28T18-01-41-03-00/630_360_1646249429-837.jpg" xlink:type="simple" xlink:show="embed" xlink:actuate="onLoad" draw:mime-type="image/jpeg"/>
</draw:frame>
The Russian army hit the managed aviation bombs in the village of Kostobobriv of the Chernihiv region, hitting the residential sector.</text:p>
      <text:p text:style-name="P4">
According to Ukrinform, the operational command "North" reported in <text:a xlink:type="simple" xlink:href="https://t.me/ok_pivnich1/2131" text:style-name="Internet_20_link" text:visited-style-name="Visited_20_Internet_20_Link">
</text:a>
.</text:p>
      <text:p text:style-name="P4">
Thus, from 15:30 to 15:35, three hits, probably managed, released from two hostile [], took place at the settlement.(https://www.ukrinform.ua/tag-litak).</text:p>
      <text:p text:style-name="P4">
"According to the State Emergency Service, eight civilian buildings were damaged in the residential sector as a result of the Aviar sector," they will two, "the command said.</text:p>
      <text:p text:style-name="P4">
The information about the victims continues.</text:p>
      <text:p text:style-name="P4">
<text:span text:style-name="T4">
 Read also: </text:span>
 <text:a xlink:type="simple" xlink:href="https://www.ukrinform.ua/rubric-regions/3701545-rosiani-zrujnuvali-mist-na-cernigivsini-prikordonne-selo-vidrizane-vid-velikoi-zemli.html" text:style-name="Internet_20_link" text:visited-style-name="Visited_20_Internet_20_Link">
<text:span text:style-name="T4">
 Chernihiv region </text:span>
</text:a>
As reported by Ukrinform, in the morning of April 28 the Russian army <text:a xlink:type="simple" xlink:href="https://www.ukrinform.ua/rubric-ato/3701985-rosiani-zavdali-aviaudaru-po-cernigivsini-e-poskodzenna.html" text:style-name="Internet_20_link" text:visited-style-name="Visited_20_Internet_20_Link">
</text:a>
in the city of Semenivka, Chernihiv region, damaging the territory of a local enterprise.</text:p>
      <text:p text:style-name="P4">
News Source: <text:a xlink:type="simple" xlink:href="https://www.ukrinform.ua/rubric-ato/3702150-rosiani-vdarili-kerovanimi-aviabombami-po-selu-na-cernigivsini.html" text:style-name="Internet_20_link" text:visited-style-name="Visited_20_Internet_20_Link">
https://www.ukrinform.ua/rubric-ato/3702150-rosiani-vdarili-kerovanimi-aviabombami-po-selu-na-cernigivsini.html</text:a>
</text:p>
      <!--NEWS-->
      <text:h text:style-name="P10" text:outline-level="1">
<text:span text:style-name="T4">
NASA telescope has found a cluster of seven galaxies of the early universe</text:span>
</text:h>
      <text:p text:style-name="P4">
Authors: Ukrinform (Person)</text:p>
      <text:p text:style-name="P4">
Publisher: Укринформ (Organization)</text:p>
      <text:p text:style-name="P4">
Published Time: 2023-04-28T18:03:00+03:00</text:p>
      <text:p text:style-name="P4">
Modified Time: 2023-04-28T18:03:00+03:00</text:p>
      <text:p text:style-name="P4">
Description: In the new picture made by the NASA Space Telescope James Webb, a noticeable protocter from the seven ancient galaxies of the early universe. - Ukrinform.</text:p>
      <text:p text:style-name="P4">
Images: ["<text:a xlink:type="simple" xlink:href="https://static.ukrinform.com/photos/2022_11/thumb_files/630_360_1668760816-972.jpg" text:style-name="Internet_20_link" text:visited-style-name="Visited_20_Internet_20_Link">
630_360_16687...</text:a>
", "<text:a xlink:type="simple" xlink:href="https://static.ukrinform.com/photos/2023_04/1682694074-859.jpeg" text:style-name="Internet_20_link" text:visited-style-name="Visited_20_Internet_20_Link">
1682694074-85...</text:a>
"]</text:p>
      <text:p text:style-name="P4">
Tags: ['Космос', 'NASA', 'Телескоп']</text:p>
      <text:p text:style-name="P4">
Type: Article</text:p>
      <!--METADATA-->
      <text:p text:style-name="P4">
<draw:frame draw:style-name="fr1" draw:name="Image144" text:anchor-type="as-char" svg:width="6.9236in" svg:height="3.956343in" draw:z-index="0">
<draw:image xlink:href="../Images/yкринформ/2023-04-28T18-03-00-03-00/630_360_1668760816-972.jpg" xlink:type="simple" xlink:show="embed" xlink:actuate="onLoad" draw:mime-type="image/jpeg"/>
</draw:frame>
On the new -based, which made the NASA Space Telescope James Webb, a prominent protoccaster from the seven ancient galaxies of the early universe.</text:p>
      <text:p text:style-name="P4">
About it reports <text:a xlink:type="simple" xlink:href="https://www.space.com/james-webb-space-telescope-protocluster-early-universe" text:style-name="Internet_20_link" text:visited-style-name="Visited_20_Internet_20_Link">
</text:a>
, reports Ukrinform.</text:p>
      <text:p text:style-name="P4">
"This is a special, unique place for the accelerated evolution of galaxies, and James Webb telescope has given us an unprecedented opportunity to measure the speed of these seven -galactot and confirm that they are united in the protocrat hole," said Takahiro Morishita Astrone.</text:p>
      <text:p text:style-name="P4">
<draw:frame draw:style-name="fr1" draw:name="Image145" text:anchor-type="as-char" svg:width="6.9236in" svg:height="7.440287in" draw:z-index="0">
<draw:image xlink:href="../Images/yкринформ/2023-04-28T18-03-00-03-00/1682694074-859.jpeg" xlink:type="simple" xlink:show="embed" xlink:actuate="onLoad" draw:mime-type="image/jpeg"/>
</draw:frame>
<text:span text:style-name="T5">
Foto: Space.com</text:span>
</text:p>
      <text:p text:style-name="P4">
The clusters of galaxies that have a high red displacement in 7.9 existed only 650 million light years after the Big Bang, so help to answer the fundamental questions about the evolution of the universe. Such characteristics also make them the most ancient galaxies that were inspected .</text:p>
      <text:p text:style-name="P4">
The team was able to determine that galaxies were moving at a speed of more than 3.2 million kilometers per hour. The speed and the distance between the galaxies was a meter -free spectrograph of the Nirspec infrared range on Bortitelescope.</text:p>
      <text:p text:style-name="P4">
<text:span text:style-name="T4">
 Read also: </text:span>
 <text:a xlink:type="simple" xlink:href="https://www.ukrinform.ua/rubric-technology/3674058-teleskop-james-webb-viaviv-sist-nevidomih-ranise-galaktik.html" text:style-name="Internet_20_link" text:visited-style-name="Visited_20_Internet_20_Link">
</text:a>
These data made it possible for the team to model the development of this group of galaxies and to foresee what the accumulation would have in the modern universe.</text:p>
      <text:p text:style-name="P4">
According to the researchers, the protolasticter will eventually resemble a cluster. This means that this area can be one of the most thickest galaxies in <text:a xlink:type="simple" xlink:href="https://www.ukrinform.ua/tag-kosmos" text:style-name="Internet_20_link" text:visited-style-name="Visited_20_Internet_20_Link">
</text:a>
with thousands of similar objects.</text:p>
      <text:p text:style-name="P4">
As reported, earlier the James Webb Space Telescope <text:a xlink:type="simple" xlink:href="https://www.ukrinform.ua/rubric-technology/3692616-teleskop-nasa-zrobiv-novu-svitlinu-uranu.html" text:style-name="Internet_20_link" text:visited-style-name="Visited_20_Internet_20_Link">
</text:a>
 .</text:p>
      <text:p text:style-name="P4">
News Source: <text:a xlink:type="simple" xlink:href="https://www.ukrinform.ua/rubric-technology/3702151-teleskop-nasa-viaviv-skupcenna-semi-galaktik-rannogo-vsesvitu.html" text:style-name="Internet_20_link" text:visited-style-name="Visited_20_Internet_20_Link">
https://www.ukrinform.ua/rubric-technology/3702151-teleskop-nasa-viaviv-skupcenna-semi-galaktik-rannogo-vsesvitu.html</text:a>
</text:p>
      <!--NEWS-->
      <text:h text:style-name="P10" text:outline-level="1">
<text:span text:style-name="T4">
Lithuania supports the transfer of F-16 aircraft to Ukraine-Minister</text:span>
</text:h>
      <text:p text:style-name="P4">
Authors: Ukrinform (Person)</text:p>
      <text:p text:style-name="P4">
Publisher: Укринформ (Organization)</text:p>
      <text:p text:style-name="P4">
Published Time: 2023-04-28T18:05:00+03:00</text:p>
      <text:p text:style-name="P4">
Modified Time: 2023-04-28T18:05:00+03:00</text:p>
      <text:p text:style-name="P4">
Description: The Lithuanian government will lobby for the transfer of weapons and modern fighters to Ukraine. - Ukrinform.</text:p>
      <text:p text:style-name="P4">
Images: ["<text:a xlink:type="simple" xlink:href="https://static.ukrinform.com/photos/2023_04/thumb_files/630_360_1682699196-770.jpg" text:style-name="Internet_20_link" text:visited-style-name="Visited_20_Internet_20_Link">
630_360_16826...</text:a>
"]</text:p>
      <text:p text:style-name="P4">
Tags: ['Литва', 'Україна', 'Винищувач']</text:p>
      <text:p text:style-name="P4">
Type: Article</text:p>
      <!--METADATA-->
      <text:p text:style-name="P4">
<draw:frame draw:style-name="fr1" draw:name="Image146" text:anchor-type="as-char" svg:width="6.9236in" svg:height="3.956343in" draw:z-index="0">
<draw:image xlink:href="../Images/yкринформ/2023-04-28T18-05-00-03-00/630_360_1682699196-770.jpg" xlink:type="simple" xlink:show="embed" xlink:actuate="onLoad" draw:mime-type="image/jpeg"/>
</draw:frame>
The Lithuanian Government will lobby for the transfer of weapons and modern fighters to Ukraine.</text:p>
      <text:p text:style-name="P4">
This was stated during a briefing in Odessa by the Minister of Foreign Affairs Litvigabrielus Landsbergis, Ukrinform reports.</text:p>
      <text:p text:style-name="P4">
“We will lobby and maintain more weapons. By the way, this also includes F-16 aircraft. Because your struggle is a struggle, your freedom is our freedom, ”Landsbergis said.</text:p>
      <text:p text:style-name="P4">
The Minister stressed that <text:a xlink:type="simple" xlink:href="https://www.ukrinform.ua/tag-litva" text:style-name="Internet_20_link" text:visited-style-name="Visited_20_Internet_20_Link">
</text:a>
Supports Ukraine on the way to NATO accession.</text:p>
      <text:p text:style-name="P4">
Landsbergis also noted that Lithuania supports a special tribunal on the rejuvenation of the act of Russian aggression.</text:p>
      <text:p text:style-name="P4">
The briefing was attended by Foreign Minister Latvia Edgar Rinkevich, Danish Foreign Minister Lars Lukke Rasmussen, Minister of Foreign Minister Estonia Margus Tsakhkn, Minister of Foreign Affairs of Iceland Norway Annikin Witfeldt and Sweden's Foreign Minister Tobias Biestry and Deputy State Secretary of the Foreign Ministry of Finland Zauer.</text:p>
      <text:p text:style-name="P4">
<text:span text:style-name="T4">
 Read also: </text:span>
 <text:a xlink:type="simple" xlink:href="https://www.ukrinform.ua/rubric-diaspora/3701611-u-varsavi-aktivisti-peredali-peticiu-do-bajdena-pro-nadanna-ukraini-f16.html" text:style-name="Internet_20_link" text:visited-style-name="Visited_20_Internet_20_Link">
</text:a>
As it was reported, during <text:a xlink:type="simple" xlink:href="https://www.ukrinform.ua/rubric-polytics/3701778-podolak-u-vilnusi-hocemo-otrimati-kalendarnij-abo-logisticnij-plan-vstupu-v-nato.html" text:style-name="Internet_20_link" text:visited-style-name="Visited_20_Internet_20_Link">
</text:a>
, which will take place in Vilnius in July, Ukraine wants to obtain either a calendar or logistical plan for the admission of a pre -Atlantic Alliance.</text:p>
      <text:p text:style-name="P4">
News Source: <text:a xlink:type="simple" xlink:href="https://www.ukrinform.ua/rubric-ato/3702154-litva-pidtrimue-peredacu-ukraini-litakiv-f16-ministr.html" text:style-name="Internet_20_link" text:visited-style-name="Visited_20_Internet_20_Link">
https://www.ukrinform.ua/rubric-ato/3702154-litva-pidtrimue-peredacu-ukraini-litakiv-f16-ministr.html</text:a>
</text:p>
      <!--NEWS-->
      <text:h text:style-name="P10" text:outline-level="1">
<text:span text:style-name="T4">
The first six Leopard 2 tanks arrived in Poland</text:span>
</text:h>
      <text:p text:style-name="P4">
Authors: Ukrinform (Person)</text:p>
      <text:p text:style-name="P4">
Publisher: Укринформ (Organization)</text:p>
      <text:p text:style-name="P4">
Published Time: 2023-04-28T18:09:46+03:00</text:p>
      <text:p text:style-name="P4">
Modified Time: 2023-04-28T18:09:46+03:00</text:p>
      <text:p text:style-name="P4">
Description: The first six of the ten Spanish major LEOPARD 2 combat tanks intended for Ukraine arrived in Poland. - Ukrinform.</text:p>
      <text:p text:style-name="P4">
Images: ["<text:a xlink:type="simple" xlink:href="https://static.ukrinform.com/photos/2023_04/thumb_files/630_360_1681753049-286.jpeg" text:style-name="Internet_20_link" text:visited-style-name="Visited_20_Internet_20_Link">
630_360_16817...</text:a>
"]</text:p>
      <text:p text:style-name="P4">
Tags: ['Іспанія', 'Польща', 'Війна з росією', ' танк Leopard']</text:p>
      <text:p text:style-name="P4">
Type: Article</text:p>
      <!--METADATA-->
      <text:p text:style-name="P4">
<draw:frame draw:style-name="fr1" draw:name="Image147" text:anchor-type="as-char" svg:width="6.9236in" svg:height="3.956343in" draw:z-index="0">
<draw:image xlink:href="../Images/yкринформ/2023-04-28T18-09-46-03-00/630_360_1681753049-286.jpeg" xlink:type="simple" xlink:show="embed" xlink:actuate="onLoad" draw:mime-type="image/jpeg"/>
</draw:frame>
The first of the ten Spanish main battle tanks Leopard 2, designed for Ukraine, arrived in Poland.</text:p>
      <text:p text:style-name="P4">
As Ukrinform reports, it reports <text:a xlink:type="simple" xlink:href="http://theobjective.com/espana/2023-04-28/carros-leopard-espana-polonia-ucrania/" text:style-name="Internet_20_link" text:visited-style-name="Visited_20_Internet_20_Link">
</text:a>
.</text:p>
      <text:p text:style-name="P4">
"Defense Minister Margarita Robles has confirmed that six Leopard 2A4 tanks, transferred to Spain, are already in Poland and are being transported to Ukraine," he is in the message.</text:p>
      <text:p text:style-name="P4">
It is noted that it will be about two months to prepare for four other Leopard tanks.</text:p>
      <text:p text:style-name="P4">
Robles noted that the tanks transferred to Spain arrived this Friday of the Dolsky Port, and from there they would go by rail to Ukraine.</text:p>
      <text:p text:style-name="P4">
<text:span text:style-name="T4">
 Read also: </text:span>
 <text:a xlink:type="simple" xlink:href="https://www.ukrinform.ua/rubric-polytics/3698338-glavi-mzs-ukraini-i-danii-obgovorili-priskorenna-postacanna-100-tankiv-leopard-1.html" text:style-name="Internet_20_link" text:visited-style-name="Visited_20_Internet_20_Link">
<text:span text:style-name="T4">
 Leopard </text:span>
</text:a>
In addition, Roles thanked the German colleague for contributing to this operation, because as a manufacturer of tanks, Germany had to allow the transfer of these vehicles.</text:p>
      <text:p text:style-name="P4">
"This is a very important step for helping Ukraine, as well as a very important step to reach peace," the minister emphasized.</text:p>
      <text:p text:style-name="P4">
<text:span text:style-name="T4">
 Read also: </text:span>
 <text:a xlink:type="simple" xlink:href="https://www.ukrinform.ua/rubric-ato/3700884-hab-dla-remontu-ukrainskih-leopard-2-zapracue-u-polsi-v-travni-blasak.html" text:style-name="Internet_20_link" text:visited-style-name="Visited_20_Internet_20_Link">
<text:span text:style-name="T4">
 Leopard </text:span>
</text:a>
As it was reported, in Poland in May <text:a xlink:type="simple" xlink:href="https://www.ukrinform.ua/rubric-ato/3700884-hab-dla-remontu-ukrainskih-leopard-2-zapracue-u-polsi-v-travni-blasak.html" text:style-name="Internet_20_link" text:visited-style-name="Visited_20_Internet_20_Link">
</text:a>
The LEOPARD 2 Service Center for Service and Repair, which Ukraine receives from allies.</text:p>
      <text:p text:style-name="P4">
_ Photo illustrative: rcaf operations_</text:p>
      <text:p text:style-name="P4">
News Source: <text:a xlink:type="simple" xlink:href="https://www.ukrinform.ua/rubric-ato/3702155-do-polsi-pribuli-persi-sist-tankiv-leopard-2-vid-ispanii-dla-ukraini.html" text:style-name="Internet_20_link" text:visited-style-name="Visited_20_Internet_20_Link">
https://www.ukrinform.ua/rubric-ato/3702155-do-polsi-pribuli-persi-sist-tankiv-leopard-2-vid-ispanii-dla-ukraini.html</text:a>
</text:p>
      <!--NEWS-->
      <text:h text:style-name="P10" text:outline-level="1">
<text:span text:style-name="T4">
Denmark has allocated € 1 billion for Ukraine's reconstruction</text:span>
</text:h>
      <text:p text:style-name="P4">
Authors: Ukrinform (Person)</text:p>
      <text:p text:style-name="P4">
Publisher: Укринформ (Organization)</text:p>
      <text:p text:style-name="P4">
Published Time: 2023-04-28T18:11:00+03:00</text:p>
      <text:p text:style-name="P4">
Modified Time: 2023-04-28T18:11:00+03:00</text:p>
      <text:p text:style-name="P4">
Description: The Denmark government has launched a new support program for Ukraine for 2023. - Ukrinform.</text:p>
      <text:p text:style-name="P4">
Images: ["<text:a xlink:type="simple" xlink:href="https://static.ukrinform.com/photos/2023_04/thumb_files/630_360_1682700815-335.jpg" text:style-name="Internet_20_link" text:visited-style-name="Visited_20_Internet_20_Link">
630_360_16827...</text:a>
"]</text:p>
      <text:p text:style-name="P4">
Tags: ['Данія', 'Війна з росією', 'Відновлення України']</text:p>
      <text:p text:style-name="P4">
Type: Article</text:p>
      <!--METADATA-->
      <text:p text:style-name="P4">
<draw:frame draw:style-name="fr1" draw:name="Image148" text:anchor-type="as-char" svg:width="6.9236in" svg:height="3.956343in" draw:z-index="0">
<draw:image xlink:href="../Images/yкринформ/2023-04-28T18-11-00-03-00/630_360_1682700815-335.jpg" xlink:type="simple" xlink:show="embed" xlink:actuate="onLoad" draw:mime-type="image/jpeg"/>
</draw:frame>
The Danish government has allowed a new support program for Ukraine for 2023.</text:p>
      <text:p text:style-name="P4">
This was announced during a briefing in Odessa by Danish Foreign Minister Larslyukke Rasmussen, Ukrinform correspondent reports.</text:p>
      <text:p text:style-name="P4">
“In recent months, we have launched a new assistance program to Ukraine in 2023 with 1 billion euros. Its main goal is to rebuild Ukraine. A special place in this program will be the reconstruction of Nikolaev, ”Rasmussen said.</text:p>
      <text:p text:style-name="P4">
He stressed that he condemns the missile attacks of the Russian Federation on Nikolaev, which took place recently, but they only reinforce Denmark's determination to assist Ukraine.</text:p>
      <text:p text:style-name="P4">
“Success can only be achieved in partnership, as this has been achieved in the Baltic country. Ukraine reminds us that freedom is not given to the gift. To fight for freedom. While you are fighting, Denmark will be with you, ”Rasmussen added.</text:p>
      <text:p text:style-name="P4">
The briefing was attended by Foreign Minister Latvia Edgar Rinkevich, Danish Foreign Minister Lars Lukke Rasmussen, Minister of Foreign Minister Estonia Margus Tsakhkn, Minister of Foreign Affairs of Iceland Norway Annikin Witfeldt and Sweden's Foreign Minister Tobias Biestry and Deputy State Secretary of the Foreign Ministry of Finland Zauer.</text:p>
      <text:p text:style-name="P4">
<text:span text:style-name="T4">
 Read also: </text:span>
 <text:a xlink:type="simple" xlink:href="https://www.ukrinform.ua/rubric-ato/3702154-litva-pidtrimue-peredacu-ukraini-litakiv-f16-ministr.html" text:style-name="Internet_20_link" text:visited-style-name="Visited_20_Internet_20_Link">
<text:span text:style-name="T4">
 Lithuania </text:span>
</text:a>
As it was reported, the Ministry of Energy of Ukraine and the Ministry of Climate, Energy and Utilities of the Kingdom of Denmark <text:a xlink:type="simple" xlink:href="https://www.ukrinform.ua/rubric-economy/3700811-ukraina-i-dania-uklali-ugodu-pro-rozsirenna-spivpraci-u-galuzi-vitrovoi-generacii.html" text:style-name="Internet_20_link" text:visited-style-name="Visited_20_Internet_20_Link">
</text:a>
which expands the energy partnership in the field of wind generation.</text:p>
      <text:p text:style-name="P4">
News Source: <text:a xlink:type="simple" xlink:href="https://www.ukrinform.ua/rubric-vidbudova/3702157-dania-vidilila-1-milard-na-vidbudovu-ukraini.html" text:style-name="Internet_20_link" text:visited-style-name="Visited_20_Internet_20_Link">
https://www.ukrinform.ua/rubric-vidbudova/3702157-dania-vidilila-1-milard-na-vidbudovu-ukraini.html</text:a>
</text:p>
      <!--NEWS-->
      <text:h text:style-name="P10" text:outline-level="1">
<text:span text:style-name="T4">
Rosatom transferred to a contract of 3,000 employees of the ZPP, some were refused access - Grossi</text:span>
</text:h>
      <text:p text:style-name="P4">
Authors: Ukrinform (Person)</text:p>
      <text:p text:style-name="P4">
Publisher: Укринформ (Organization)</text:p>
      <text:p text:style-name="P4">
Published Time: 2023-04-28T18:11:36+03:00</text:p>
      <text:p text:style-name="P4">
Modified Time: 2023-04-28T18:11:36+03:00</text:p>
      <text:p text:style-name="P4">
Description: The Russian "leadership" of Zaporizhzhya NPP reported to experts that under contracts with "Rosatom" 3,000 people were already working, some of the personnel were denied access to the station for "Security reasons". - Ukrinform.</text:p>
      <text:p text:style-name="P4">
Images: ["<text:a xlink:type="simple" xlink:href="https://static.ukrinform.com/photos/2022_08/thumb_files/630_360_1659774839-514.jpg" text:style-name="Internet_20_link" text:visited-style-name="Visited_20_Internet_20_Link">
630_360_16597...</text:a>
"]</text:p>
      <text:p text:style-name="P4">
Tags: ['МАГАТЕ', 'Окупація', 'Росатом', 'Запорізька АЕС']</text:p>
      <text:p text:style-name="P4">
Type: Article</text:p>
      <!--METADATA-->
      <text:p text:style-name="P4">
<draw:frame draw:style-name="fr1" draw:name="Image149" text:anchor-type="as-char" svg:width="6.9236in" svg:height="3.956343in" draw:z-index="0">
<draw:image xlink:href="../Images/yкринформ/2023-04-28T18-11-36-03-00/630_360_1659774839-514.jpg" xlink:type="simple" xlink:show="embed" xlink:actuate="onLoad" draw:mime-type="image/jpeg"/>
</draw:frame>
The Russian "leadership" of Zaporizhzhya NPP told experts that under contracts with "Rosatom" 3,000 people were already working, some of the personnel have been denied the accession for "security reasons".</text:p>
      <text:p text:style-name="P4">
As Ukrinform reports, this is stated in <text:a xlink:type="simple" xlink:href="https://www.iaea.org/newscenter/pressreleases/update-155-iaea-director-general-statement-on-situation-in-ukraine" text:style-name="Internet_20_link" text:visited-style-name="Visited_20_Internet_20_Link">
</text:a>
IAEA of the CEO of Raphael Mariano Grossi.</text:p>
      <text:p text:style-name="P4">
"The team <text:a xlink:type="simple" xlink:href="https://www.ukrinform.ua/tag-magate" text:style-name="Internet_20_link" text:visited-style-name="Visited_20_Internet_20_Link">
</text:a>
Continues to monitor the design and tense personnel situation at the station. The current management of the station told the group that the total number of staff working with Rosatom is now slightly exceeding 3,000 people, and another 1,000 are overcome in the approval process. Approximately 1 thousand employees are still working at the station with Energoatom, while others who have stuck in Energodar are called to work from time to time, "the statement said.</text:p>
      <text:p text:style-name="P4">
In addition, the Russian leadership of the station "confirmed that some employees were blocked by access, claiming that it was done for" security reasons ".</text:p>
      <text:p text:style-name="P4">
<text:span text:style-name="T4">
 Read also: </text:span>
 <text:a xlink:type="simple" xlink:href="https://www.ukrinform.ua/rubric-ato/3701367-rosiani-buduut-na-reaktornih-blokah-zaes-oboronni-sporudi-britanska-rozvidka.html" text:style-name="Internet_20_link" text:visited-style-name="Visited_20_Internet_20_Link">
<text:span text:style-name="T4">
 ZPP </text:span>
</text:a>
"The IAEA team will continue its work to get a better understanding of the CAD. It is in the statement.</text:p>
      <text:p text:style-name="P4">
It also reports that the IEA experts present at the Zaporizhzhya atomic power plant, "this week they were again forced to go into the shelter of the traffic report on the rocket attack, as well as because of the sounds of shelling, which is lamented, since hostilities are ongoing in the region." In addition, one Tzemnamin exploded near the station.</text:p>
      <text:p text:style-name="P4">
The CEO of the IAEA emphasized that the strengthening of military presence in the region emphasizes the importance and urgency of achieving orders to protect the station.</text:p>
      <text:p text:style-name="P4">
<text:span text:style-name="T4">
 Read also: </text:span>
 <text:a xlink:type="simple" xlink:href="https://www.ukrinform.ua/rubric-polytics/3701152-zelenskij-zaklikav-kitaj-dopomogti-ubezpeciti-zaporizku-aes.html" text:style-name="Internet_20_link" text:visited-style-name="Visited_20_Internet_20_Link">
</text:a>
</text:p>
      <text:p text:style-name="P4">
As reported by Ukrinform, earlier the President of Ukraine <text:a xlink:type="simple" xlink:href="https://www.youtube.com/watch" text:style-name="Internet_20_link" text:visited-style-name="Visited_20_Internet_20_Link">
</text:a>
In the video reflection with the results of the CEO, Raphael Grossi, that the presence of the Russian territory of the Zaporizhzhya nuclear power plant poses a threat to a radiation catastrophe such as Chornobyl.</text:p>
      <text:p text:style-name="P4">
News Source: <text:a xlink:type="simple" xlink:href="https://www.ukrinform.ua/rubric-economy/3702158-rosatom-pereviv-na-kontrakt-3-000-spivrobitnikiv-zaes-castini-vidmovili-u-dostupi-grossi.html" text:style-name="Internet_20_link" text:visited-style-name="Visited_20_Internet_20_Link">
https://www.ukrinform.ua/rubric-economy/3702158-rosatom-pereviv-na-kontrakt-3-000-spivrobitnikiv-zaes-castini-vidmovili-u-dostupi-grossi.html</text:a>
</text:p>
      <!--NEWS-->
      <text:h text:style-name="P10" text:outline-level="1">
<text:span text:style-name="T4">
Formula-1, Azerbaijani Grand Prix 2023, Qualification: Lecler won Pole</text:span>
</text:h>
      <text:p text:style-name="P4">
Authors: Ukrinform (Person)</text:p>
      <text:p text:style-name="P4">
Publisher: Укринформ (Organization)</text:p>
      <text:p text:style-name="P4">
Published Time: 2023-04-28T18:14:42+03:00</text:p>
      <text:p text:style-name="P4">
Modified Time: 2023-04-28T18:14:42+03:00</text:p>
      <text:p text:style-name="P4">
Description: Ferstappen became the second in qualification, Perez - the third. - Ukrinform.</text:p>
      <text:p text:style-name="P4">
Images: ["<text:a xlink:type="simple" xlink:href="https://static.ukrinform.com/photos/2023_04/thumb_files/630_360_1682694786-107.jpg" text:style-name="Internet_20_link" text:visited-style-name="Visited_20_Internet_20_Link">
630_360_16826...</text:a>
"]</text:p>
      <text:p text:style-name="P4">
Tags: ['Формула-1']</text:p>
      <text:p text:style-name="P4">
Type: Article</text:p>
      <!--METADATA-->
      <text:p text:style-name="P4">
<draw:frame draw:style-name="fr1" draw:name="Image150" text:anchor-type="as-char" svg:width="6.9236in" svg:height="3.956343in" draw:z-index="0">
<draw:image xlink:href="../Images/yкринформ/2023-04-28T18-14-42-03-00/630_360_1682694786-107.jpg" xlink:type="simple" xlink:show="embed" xlink:actuate="onLoad" draw:mime-type="image/jpeg"/>
</draw:frame>
Ferstappenstaved the second in qualification, Perez - the third.</text:p>
      <text:p text:style-name="P4">
In Baku, a qualification took place to the fourth formula-1 race of the season-2023-Gran Prix of Azerbaijan, Ukrinform reports.</text:p>
      <text:p text:style-name="P4">
Charles Lecler from Ferrari won the pole. The second became Max Ferstapppen from Redbull, the third - Sergio Perez("Red Bull").</text:p>
      <text:p text:style-name="P4">
<text:span text:style-name="T4">
Читайте також:</text:span>
 <text:a xlink:type="simple" xlink:href="https://www.ukrinform.ua/rubric-sports/3690520-formula1-ferstappen-vigrav-granpri-avstralii.html" text:style-name="Internet_20_link" text:visited-style-name="Visited_20_Internet_20_Link">
 <text:span text:style-name="T4">
Ферстаппен</text:span>
 </text:a>
Top-10:</text:p>
      <text:p text:style-name="P4">
1 . Sharl Lecler(Ferrari)- 1,40,203</text:p>
      <text:p text:style-name="P4">
2 . Max Herstapen("Red Bull")+0,188</text:p>
      <text:p text:style-name="P4">
3 . Sergio Perez("Red Bull")+0,292</text:p>
      <text:p text:style-name="P4">
4. Carlos Sains(Ferrari)+0,813</text:p>
      <text:p text:style-name="P4">
5 . Lewis Hemilton("Mercedes")+0,974</text:p>
      <text:p text:style-name="P4">
6 . Fernando Alonso(Aston Martin)+1,050</text:p>
      <text:p text:style-name="P4">
7 . Lando Norris(«McLaren»)+1,078</text:p>
      <text:p text:style-name="P4">
8 . Yuki Tsunoda(Alfa Tauri)+1,378</text:p>
      <text:p text:style-name="P4">
9 . Lans Stroll(Aston Martin)+1,408</text:p>
      <text:p text:style-name="P4">
10 . Oscar Pastri(«McLaren»)+1,408</text:p>
      <text:p text:style-name="P4">
Photo: Getty images</text:p>
      <text:p text:style-name="P4">
News Source: <text:a xlink:type="simple" xlink:href="https://www.ukrinform.ua/rubric-sports/3702161-formula1-granpri-azerbajdzanu2023-kvalifikacia-lekler-vigrav-poul.html" text:style-name="Internet_20_link" text:visited-style-name="Visited_20_Internet_20_Link">
https://www.ukrinform.ua/rubric-sports/3702161-formula1-granpri-azerbajdzanu2023-kvalifikacia-lekler-vigrav-poul.html</text:a>
</text:p>
      <!--NEWS-->
      <text:h text:style-name="P10" text:outline-level="1">
<text:span text:style-name="T4">
In Britain, they have created a scene of the charles III coronation from the LEGO designer</text:span>
</text:h>
      <text:p text:style-name="P4">
Authors: Ukrinform (Person)</text:p>
      <text:p text:style-name="P4">
Publisher: Укринформ (Organization)</text:p>
      <text:p text:style-name="P4">
Published Time: 2023-04-28T18:16:43+03:00</text:p>
      <text:p text:style-name="P4">
Modified Time: 2023-04-28T18:16:43+03:00</text:p>
      <text:p text:style-name="P4">
Description: The miniature scene of the coronation of the British monarch Charles III was presented at the exhibition at Legoland in Windsor, Berkshire County. - Ukrinform.</text:p>
      <text:p text:style-name="P4">
Images: ["<text:a xlink:type="simple" xlink:href="https://static.ukrinform.com/photos/2023_04/thumb_files/630_360_1682694806-539.png" text:style-name="Internet_20_link" text:visited-style-name="Visited_20_Internet_20_Link">
630_360_16826...</text:a>
", "<text:a xlink:type="simple" xlink:href="https://static.ukrinform.com/photos/2023_04/1682694805-312.png" text:style-name="Internet_20_link" text:visited-style-name="Visited_20_Internet_20_Link">
1682694805-31...</text:a>
", "<text:a xlink:type="simple" xlink:href="https://static.ukrinform.com/photos/2023_04/1682694804-757.png" text:style-name="Internet_20_link" text:visited-style-name="Visited_20_Internet_20_Link">
1682694804-75...</text:a>
", "<text:a xlink:type="simple" xlink:href="https://static.ukrinform.com/photos/2023_04/1682694801-805.png" text:style-name="Internet_20_link" text:visited-style-name="Visited_20_Internet_20_Link">
1682694801-80...</text:a>
", "<text:a xlink:type="simple" xlink:href="https://static.ukrinform.com/photos/2023_04/1682694802-993.png" text:style-name="Internet_20_link" text:visited-style-name="Visited_20_Internet_20_Link">
1682694802-99...</text:a>
"]</text:p>
      <text:p text:style-name="P4">
Tags: ['LEGO', 'Чарльз ІІІ', 'Коронація']</text:p>
      <text:p text:style-name="P4">
Type: Article</text:p>
      <!--METADATA-->
      <text:p text:style-name="P4">
<draw:frame draw:style-name="fr1" draw:name="Image151" text:anchor-type="as-char" svg:width="6.9236in" svg:height="3.956343in" draw:z-index="0">
<draw:image xlink:href="../Images/yкринформ/2023-04-28T18-16-43-03-00/630_360_1682694806-539.png" xlink:type="simple" xlink:show="embed" xlink:actuate="onLoad" draw:mime-type="image/png"/>
</draw:frame>
The miniaturison of the coronation of the British monarch Charles III was presented at the exhibition "Legoland" in the city of Windzor, the county of Berkshire.</text:p>
      <text:p text:style-name="P4">
As Ukrinform reports, it reports <text:a xlink:type="simple" xlink:href="https://www.bbc.co.uk/news/uk-england-berkshire-65413844" text:style-name="Internet_20_link" text:visited-style-name="Visited_20_Internet_20_Link">
</text:a>
.</text:p>
      <text:p text:style-name="P4">
"This is always a joy - to reproduce the sign moments of British history in formlego, so we could not miss the chance to celebrate this moment, which happens once, and recreate coronation in miniature," said Paul Lafton, the chief manufacturer of models in British Legoland.</text:p>
      <text:p text:style-name="P4">
<draw:frame draw:style-name="fr1" draw:name="Image152" text:anchor-type="as-char" svg:width="6.9236in" svg:height="3.648536in" draw:z-index="0">
<draw:image xlink:href="../Images/yкринформ/2023-04-28T18-16-43-03-00/1682694805-312.png" xlink:type="simple" xlink:show="embed" xlink:actuate="onLoad" draw:mime-type="image/png"/>
</draw:frame>
</text:p>
      <text:p text:style-name="P4">
<draw:frame draw:style-name="fr1" draw:name="Image153" text:anchor-type="as-char" svg:width="6.9236in" svg:height="4.395042in" draw:z-index="0">
<draw:image xlink:href="../Images/yкринформ/2023-04-28T18-16-43-03-00/1682694804-757.png" xlink:type="simple" xlink:show="embed" xlink:actuate="onLoad" draw:mime-type="image/png"/>
</draw:frame>
The tiny copy of the Buckingham Palace depicts the king and the Queen of Zabalkon, who waving the crowd below, as well as Prince and Princess Welsh and their children.</text:p>
      <text:p text:style-name="P4">
<text:span text:style-name="T4">
 Read also: </text:span>
 <text:a xlink:type="simple" xlink:href="https://www.ukrinform.ua/rubric-world/3691690-na-koronaciu-carlza-iii-zaprosili-majze-dvi-tisaci-osib.html" text:style-name="Internet_20_link" text:visited-style-name="Visited_20_Internet_20_Link">
<text:span text:style-name="T4">
 Charles </text:span>
</text:a>
A concert on the occasion of the coronation at Windsor Castle with a single orchestra and pick that was also reproduced.</text:p>
      <text:p text:style-name="P4">
<draw:frame draw:style-name="fr1" draw:name="Image154" text:anchor-type="as-char" svg:width="6.9236in" svg:height="3.662128in" draw:z-index="0">
<draw:image xlink:href="../Images/yкринформ/2023-04-28T18-16-43-03-00/1682694801-805.png" xlink:type="simple" xlink:show="embed" xlink:actuate="onLoad" draw:mime-type="image/png"/>
</draw:frame>
It took more than a thousand hours and 32,000 LEGO designers to recreate the coronation scene. Six people worked on the new model.</text:p>
      <text:p text:style-name="P4">
The new models will be shown in Windsor "Legoland" by November.</text:p>
      <text:p text:style-name="P4">
<draw:frame draw:style-name="fr1" draw:name="Image155" text:anchor-type="as-char" svg:width="6.9236in" svg:height="3.844823in" draw:z-index="0">
<draw:image xlink:href="../Images/yкринформ/2023-04-28T18-16-43-03-00/1682694802-993.png" xlink:type="simple" xlink:show="embed" xlink:actuate="onLoad" draw:mime-type="image/png"/>
</draw:frame>
The real royal ceremony will take place on May 6, 2023.</text:p>
      <text:p text:style-name="P4">
<text:span text:style-name="T4">
 Read also: </text:span>
 <text:a xlink:type="simple" xlink:href="https://www.ukrinform.ua/rubric-world/3699628-u-den-koronacii-carlza-iii-novonarodzeni-diti-otrimaut-pamatnij-kuhol.html" text:style-name="Internet_20_link" text:visited-style-name="Visited_20_Internet_20_Link">
<text:span text:style-name="T4">
 Charles </text:span>
</text:a>
According to Ukrinform, the team of confectioners of Mars Wriley's of the Zatgly city of Slau created a chocolate bust of the British King Charlziii before his crown.</text:p>
      <text:p text:style-name="P4">
<text:span text:style-name="T5">
Foto: pa media</text:span>
</text:p>
      <text:p text:style-name="P4">
News Source: <text:a xlink:type="simple" xlink:href="https://www.ukrinform.ua/rubric-world/3702162-u-britanii-stvorili-scenu-koronacii-carlza-iii-z-konstruktora-lego.html" text:style-name="Internet_20_link" text:visited-style-name="Visited_20_Internet_20_Link">
https://www.ukrinform.ua/rubric-world/3702162-u-britanii-stvorili-scenu-koronacii-carlza-iii-z-konstruktora-lego.html</text:a>
</text:p>
      <!--NEWS-->
      <text:h text:style-name="P10" text:outline-level="1">
<text:span text:style-name="T4">
The Government has changed the order of reservation of military workers</text:span>
</text:h>
      <text:p text:style-name="P4">
Authors: Ukrinform (Person)</text:p>
      <text:p text:style-name="P4">
Publisher: Укринформ (Organization)</text:p>
      <text:p text:style-name="P4">
Published Time: 2023-04-28T18:22:41+03:00</text:p>
      <text:p text:style-name="P4">
Modified Time: 2023-04-28T18:22:41+03:00</text:p>
      <text:p text:style-name="P4">
Description: The Cabinet of Ministers made changes to the order of booking the military, setting the deadline for reservation. - Ukrinform.</text:p>
      <text:p text:style-name="P4">
Images: ["<text:a xlink:type="simple" xlink:href="https://static.ukrinform.com/photos/2021_03/thumb_files/630_360_1617189558-212.jpg" text:style-name="Internet_20_link" text:visited-style-name="Visited_20_Internet_20_Link">
630_360_16171...</text:a>
"]</text:p>
      <text:p text:style-name="P4">
Tags: ['Кабмін', 'Воєнний стан', 'Бронювання військовозобов’язаних']</text:p>
      <text:p text:style-name="P4">
Type: Article</text:p>
      <!--METADATA-->
      <text:p text:style-name="P4">
<draw:frame draw:style-name="fr1" draw:name="Image156" text:anchor-type="as-char" svg:width="6.9236in" svg:height="3.949462in" draw:z-index="0">
<draw:image xlink:href="../Images/yкринформ/2023-04-28T18-22-41-03-00/630_360_1617189558-212.jpg" xlink:type="simple" xlink:show="embed" xlink:actuate="onLoad" draw:mime-type="image/jpeg"/>
</draw:frame>
Cabinet of Ministers amended the order of booking the conscripts, establishing the decisions of the reservation decision.</text:p>
      <text:p text:style-name="P4">
As Ukrinform reports, he reported in <text:a xlink:type="simple" xlink:href="https://t.me/tmelnychuk/2201" text:style-name="Internet_20_link" text:visited-style-name="Visited_20_Internet_20_Link">
</text:a>
The permanent representative of the Cabinet in the Verkhovna Rada Taras Melnychuk.</text:p>
      <text:p text:style-name="P4">
"Amendments have been made to the Booking Procedure for military personnel on the list of lists during the action <text:a xlink:type="simple" xlink:href="https://www.ukrinform.ua/tag-voennij-stan" text:style-name="Internet_20_link" text:visited-style-name="Visited_20_Internet_20_Link">
</text:a>
", - the message says.</text:p>
      <text:p text:style-name="P4">
It is noted that state authorities, other state bodies within a period of no more than 5 working days should transfer lists to the General Staff of the Armed Forces(SBU, Foreign Intelligence Services)for their verification and approval.</text:p>
      <text:p text:style-name="P4">
With this approval and submission by the General Staff of the Armed Forces(SBU, Official Intelligence)Lists to the Ministry of Economy should take place within 10 working days.</text:p>
      <text:p text:style-name="P4">
*!(https://www.ukrinform.ua/rubric-society/3673665-deaki-kategorii-agropidpriemstv-zmozut-bronuvati-vijskovozobovazanih-pracivnikiv.html)The Ministry of Economy must decide to book the military in the period more than 5 working days, and the enrollment of the military conscious military accounting for the territorial assembly center of staff should be submitted within a period of not more than 5 working days.</text:p>
      <text:p text:style-name="P4">
As reported by Ukrinform, according to the updated order, the books and deputies, as well as 50% of the number(At the date of submission of the list)servicemen of enterprises, institutions and organizations that have established mobilization tasks; enterprises that produce goods(Perform services)for the needs of the Armed Forces, as well as enterprises and institutions of tuning organizations, which are critical for the functioning of the economy of the puzzling of the population.</text:p>
      <text:p text:style-name="P4">
News Source: <text:a xlink:type="simple" xlink:href="https://www.ukrinform.ua/rubric-society/3702164-urad-zminiv-poradok-bronuvanna-vijskovozobovazanih-pracivnikiv.html" text:style-name="Internet_20_link" text:visited-style-name="Visited_20_Internet_20_Link">
https://www.ukrinform.ua/rubric-society/3702164-urad-zminiv-poradok-bronuvanna-vijskovozobovazanih-pracivnikiv.html</text:a>
</text:p>
      <!--NEWS-->
      <text:h text:style-name="P10" text:outline-level="1">
<text:span text:style-name="T4">
The enemy hit the object of electrical generation in Donetsk region</text:span>
</text:h>
      <text:p text:style-name="P4">
Authors: Ukrinform (Person)</text:p>
      <text:p text:style-name="P4">
Publisher: Укринформ (Organization)</text:p>
      <text:p text:style-name="P4">
Published Time: 2023-04-28T18:22:59+03:00</text:p>
      <text:p text:style-name="P4">
Modified Time: 2023-04-28T18:22:59+03:00</text:p>
      <text:p text:style-name="P4">
Description: Due to the mass shelling of the Donetsk region, there is a hit in one of the objects of electricity generation. - Ukrinform.</text:p>
      <text:p text:style-name="P4">
Images: ["<text:a xlink:type="simple" xlink:href="https://static.ukrinform.com/photos/2022_12/thumb_files/630_360_1670592423-164.jpg" text:style-name="Internet_20_link" text:visited-style-name="Visited_20_Internet_20_Link">
630_360_16705...</text:a>
"]</text:p>
      <text:p text:style-name="P4">
Tags: ['Донеччина', 'Електроенергія', 'Війна з росією']</text:p>
      <text:p text:style-name="P4">
Type: Article</text:p>
      <!--METADATA-->
      <text:p text:style-name="P4">
<draw:frame draw:style-name="fr1" draw:name="Image157" text:anchor-type="as-char" svg:width="6.9236in" svg:height="3.956343in" draw:z-index="0">
<draw:image xlink:href="../Images/yкринформ/2023-04-28T18-22-59-03-00/630_360_1670592423-164.jpg" xlink:type="simple" xlink:show="embed" xlink:actuate="onLoad" draw:mime-type="image/jpeg"/>
</draw:frame>
Through the massed shelling of Donetsk region, there is an entry into one of the objects of electricity generation.</text:p>
      <text:p text:style-name="P4">
According to Ukrinform, the press service reports <text:a xlink:type="simple" xlink:href="http://mev.gov.ua/novyna/naslidky-nichnoho-masovanoho-obstrilu-ye-vluchannya-v-obyekt-heneratsiyi-na-donechchyni" text:style-name="Internet_20_link" text:visited-style-name="Visited_20_Internet_20_Link">
</text:a>
.</text:p>
      <text:p text:style-name="P4">
“During a massive shelling that <text:a xlink:type="simple" xlink:href="https://www.ukrinform.ua/tag-rosia" text:style-name="Internet_20_link" text:visited-style-name="Visited_20_Internet_20_Link">
</text:a>
She carried out on April 28, a traffic was recorded in one of the objects of electricity generation in Donetsk region. The enemy carried out artillery shelling, which was partially damaged by the equipment. During the shelling, the employees of this facility were not injured, ”the message said.</text:p>
      <text:p text:style-name="P4">
It is noted that other objects of generation of Ukraine during the shelling of April 28 were damaged. The combined energy system works steadily, with surplus.</text:p>
      <text:p text:style-name="P4">
<text:span text:style-name="T4">
 Read also: </text:span>
 <text:a xlink:type="simple" xlink:href="https://www.ukrinform.ua/rubric-economy/3692978-urad-sprostiv-proceduru-dostupu-do-infrastrukturi-obektiv-elektroenergetiki.html" text:style-name="Internet_20_link" text:visited-style-name="Visited_20_Internet_20_Link">
</text:a>
As it was reported, since October 10, 2022, the terrorist state caught rocket-okola strikes on the objects of energy infrastructure of Ukraine. 24 generation objects were affected during this period(thermal power plants, thermal power plants, hydro- and hydro-accumulating stations), about half of the transmission system substations, 43% of the main networks. Most of the objects have hit several times.</text:p>
      <text:p text:style-name="P4">
<text:span text:style-name="T4">
 Read also: </text:span>
 <text:a xlink:type="simple" xlink:href="https://www.ukrinform.ua/rubric-economy/3693348-ukraina-ta-ssa-pracuut-nad-spilnou-programou-u-sferi-energetiki.html" text:style-name="Internet_20_link" text:visited-style-name="Visited_20_Internet_20_Link">
</text:a>
According to the World Bank's research, as of February 2023, the losses caused by the power system of Ukraine are $ 11 billion.</text:p>
      <text:p text:style-name="P4">
_ Photo illustrative_</text:p>
      <text:p text:style-name="P4">
News Source: <text:a xlink:type="simple" xlink:href="https://www.ukrinform.ua/rubric-ato/3702165-vorog-vluciv-v-obekt-elektrogeneracii-na-doneccini.html" text:style-name="Internet_20_link" text:visited-style-name="Visited_20_Internet_20_Link">
https://www.ukrinform.ua/rubric-ato/3702165-vorog-vluciv-v-obekt-elektrogeneracii-na-doneccini.html</text:a>
</text:p>
      <!--NEWS-->
      <text:h text:style-name="P10" text:outline-level="1">
<text:span text:style-name="T4">
Chapotova is convinced that the new government of Slovakia will understand the difference between the aggressor and the victim of war</text:span>
</text:h>
      <text:p text:style-name="P4">
Authors: Ukrinform (Person)</text:p>
      <text:p text:style-name="P4">
Publisher: Укринформ (Organization)</text:p>
      <text:p text:style-name="P4">
Published Time: 2023-04-28T18:23:59+03:00</text:p>
      <text:p text:style-name="P4">
Modified Time: 2023-04-28T18:23:59+03:00</text:p>
      <text:p text:style-name="P4">
Description: Slovak President Zuzan Chapotova suggests that after early parliamentary elections in the country, some changes in relations with Ukraine are possible. At the same time, it cannot imagine that the new potential government will not understand the difference between the aggressor and the victim in the Russian-Ukrainian war. - Ukrinform.</text:p>
      <text:p text:style-name="P4">
Images: ["<text:a xlink:type="simple" xlink:href="https://static.ukrinform.com/photos/2023_04/thumb_files/630_360_1682695426-359.jpg" text:style-name="Internet_20_link" text:visited-style-name="Visited_20_Internet_20_Link">
630_360_16826...</text:a>
"]</text:p>
      <text:p text:style-name="P4">
Tags: ['Україна', 'Словаччина', 'Війна з росією']</text:p>
      <text:p text:style-name="P4">
Type: Article</text:p>
      <!--METADATA-->
      <text:p text:style-name="P4">
<draw:frame draw:style-name="fr1" draw:name="Image158" text:anchor-type="as-char" svg:width="6.9236in" svg:height="3.956343in" draw:z-index="0">
<draw:image xlink:href="../Images/yкринформ/2023-04-28T18-23-59-03-00/630_360_1682695426-359.jpg" xlink:type="simple" xlink:show="embed" xlink:actuate="onLoad" draw:mime-type="image/jpeg"/>
</draw:frame>
Slovak President Zuzan Chapotova suggests that after early parliamentary elections in the country, some changes in relations with Ukraine are possible. At the same time, it cannot imagine that the new potential government will not understand the difference between the aggressor and the victim in the Russian-Ukrainian war.</text:p>
      <text:p text:style-name="P4">
Chapotova stated this during a joint with the Presidents of Ukraine Volodymyrzelensky and the Czech Republic Peter Pavel Presconference in Kiev, reports Ukrinform correspondent.</text:p>
      <text:p text:style-name="P4">
She noted that before the September parliamentary elections, the topic of potential change of the external course of the Slovak Republic is very politicized, and some party members earn political points to help Ukraine. In this context, Chapotov reminded that Ukraine's support by the current government is a very high highway, and in terms of military and humanitarian assistance <text:a xlink:type="simple" xlink:href="https://www.ukrinform.ua/tag-slovaccina" text:style-name="Internet_20_link" text:visited-style-name="Visited_20_Internet_20_Link">
</text:a>
She helped "everyone she could."</text:p>
      <text:p text:style-name="P4">
“After the election, I will remain president and will continue to support Ukraine and help. I do not want to and cannot imagine a such disorientation of the new potential government when he could not understand the difference between the aggressor and the victim. So I think that in this basic philosophy we will continue our policy, although changes are possible, ”said Slovakia president.</text:p>
      <text:p text:style-name="P4">
<text:span text:style-name="T4">
 Read also: </text:span>
 <text:a xlink:type="simple" xlink:href="https://www.ukrinform.ua/rubric-polytics/3702129-slovaccina-gotova-dopomogti-ukraini-aknajsvidse-dosagti-kriteriiv-clenstva-v-es-caputova.html" text:style-name="Internet_20_link" text:visited-style-name="Visited_20_Internet_20_Link">
<text:span text:style-name="T4">
 champova </text:span>
</text:a>
As reported by Ukrinform, early parliamentary elections in Slovakia will be held on September 30 - the leaders of the previous coalition government agreed to make a change to the Constitution to postpone the vote that should take place in February 20124. Politicians have agreed after the failure of an early election referendum organized by the opposition.</text:p>
      <text:p text:style-name="P4">
In December, the Prime Minister of Minister Edward Heger was presented in December.</text:p>
      <text:p text:style-name="P4">
News Source: <text:a xlink:type="simple" xlink:href="https://www.ukrinform.ua/rubric-polytics/3702166-caputova-perekonana-so-novij-urad-slovaccini-rozumitime-riznicu-miz-agresorom-i-zertvou-vijni.html" text:style-name="Internet_20_link" text:visited-style-name="Visited_20_Internet_20_Link">
https://www.ukrinform.ua/rubric-polytics/3702166-caputova-perekonana-so-novij-urad-slovaccini-rozumitime-riznicu-miz-agresorom-i-zertvou-vijni.html</text:a>
</text:p>
      <!--NEWS-->
      <text:h text:style-name="P10" text:outline-level="1">
<text:span text:style-name="T4">
The Cabinet approved a register of critical infrastructure objects</text:span>
</text:h>
      <text:p text:style-name="P4">
Authors: Ukrinform (Person)</text:p>
      <text:p text:style-name="P4">
Publisher: Укринформ (Organization)</text:p>
      <text:p text:style-name="P4">
Published Time: 2023-04-28T18:26:13+03:00</text:p>
      <text:p text:style-name="P4">
Modified Time: 2023-04-28T18:26:13+03:00</text:p>
      <text:p text:style-name="P4">
Description: The Cabinet of Ministers adopted a resolution on approval of the Procedure for keeping a register of critical infrastructure, including objects in the Register and providing information from it. - Ukrinform.</text:p>
      <text:p text:style-name="P4">
Images: ["<text:a xlink:type="simple" xlink:href="https://static.ukrinform.com/photos/2023_03/thumb_files/630_360_1678738628-217.jpg" text:style-name="Internet_20_link" text:visited-style-name="Visited_20_Internet_20_Link">
630_360_16787...</text:a>
"]</text:p>
      <text:p text:style-name="P4">
Tags: ['Інфраструктура', 'Кабмін', 'Реєстр']</text:p>
      <text:p text:style-name="P4">
Type: Article</text:p>
      <!--METADATA-->
      <text:p text:style-name="P4">
<draw:frame draw:style-name="fr1" draw:name="Image159" text:anchor-type="as-char" svg:width="6.9236in" svg:height="3.956343in" draw:z-index="0">
<draw:image xlink:href="../Images/yкринформ/2023-04-28T18-26-13-03-00/630_360_1678738628-217.jpg" xlink:type="simple" xlink:show="embed" xlink:actuate="onLoad" draw:mime-type="image/jpeg"/>
</draw:frame>
The Cabinet of Ministers adopted a resolution on approval of the Procedure for maintaining a register of object critical infrastructure, inclusion of objects in the register and providing information from it.</text:p>
      <text:p text:style-name="P4">
According to Ukrinform, the press service reports <text:a xlink:type="simple" xlink:href="https://cip.gov.ua/ua/news/kabinet-ministriv-ukrayini-ukhvaliv-postanovu-pro-reyestr-ob-yektiv-kritichnoyi-infrastrukturi" text:style-name="Internet_20_link" text:visited-style-name="Visited_20_Internet_20_Link">
</text:a>
.</text:p>
      <text:p text:style-name="P4">
“Approval of the procedure for creating a register of critical infrastructure objects is an important step towards protecting our OKi, but it is only one of the first acrats. Now all bodies responsible for the protection of critical infrastructure must be involved in the work on filling this register, ”said Yuri Shchigol, Chief State Security.</text:p>
      <text:p text:style-name="P4">
It is noted that the document defines the procedures for the formation and maintenance of registration of critical infrastructure, the inclusion of objects in the Register, the entry of information on OKI, regulates the conditions of access and providing information of the registration.</text:p>
      <text:p text:style-name="P4">
According to the document, the holder and the register administrator is the Ottoman organ in the field of protection of critical infrastructure of Ukraine. It keeps records, generalization, systematization, analysis and provision of information from the Register, and also responds for entering(and exceptions)Information about Oki in the Register.</text:p>
      <text:p text:style-name="P4">
<text:span text:style-name="T4">
 Read also: </text:span>
 <text:a xlink:type="simple" xlink:href="https://www.ukrinform.ua/rubric-economy/3698100-urad-uhvaliv-risenna-pro-stvorenna-platformi-reestriv.html" text:style-name="Internet_20_link" text:visited-style-name="Visited_20_Internet_20_Link">
<text:span text:style-name="T4">
 Government </text:span>
 <text:span text:style-name="T4">
 </text:span>
 made <text:span text:style-name="T4">
 </text:span>
 <text:span text:style-name="T4">
 </text:span>
 <text:span text:style-name="T4">
 </text:span>
 About <text:span text:style-name="T4">
 </text:span>
 Creation <text:span text:style-name="T4">
<text:span text:style-name="T5">
* Platform </text:span>
* </text:span>
 <text:span text:style-name="T4">
 Registers </text:span>
</text:a>
“The sectoral bodies in the sphere of critical infrastructure are responsible for providing information to the Register. They identify the OKi, together with the operator -critical infrastructure, they categorize the OKI &lt;...&gt;
, the results make sectoral lists of OKI and provide information to the user communications to enter it in the register, ”the department added.</text:p>
      <text:p text:style-name="P4">
As reported, during the action <text:a xlink:type="simple" xlink:href="https://www.ukrinform.ua/tag-voennij-stan" text:style-name="Internet_20_link" text:visited-style-name="Visited_20_Internet_20_Link">
</text:a>
and 12 months after its termination or cancellation by the authorized body of the compression of the protection of critical infrastructure of Ukraine is the State Service of Special Product and Protection of Information of Ukraine.</text:p>
      <text:p text:style-name="P4">
News Source: <text:a xlink:type="simple" xlink:href="https://www.ukrinform.ua/rubric-economy/3702168-kabmin-uhvaliv-postanovu-pro-reestr-obektiv-kriticnoi-infrastrukturi.html" text:style-name="Internet_20_link" text:visited-style-name="Visited_20_Internet_20_Link">
https://www.ukrinform.ua/rubric-economy/3702168-kabmin-uhvaliv-postanovu-pro-reestr-obektiv-kriticnoi-infrastrukturi.html</text:a>
</text:p>
      <!--NEWS-->
      <text:h text:style-name="P10" text:outline-level="1">
<text:span text:style-name="T4">
Latvia Foreign Minister: At the Vilnius Summit, we have to build the path of Ukraine to NATO</text:span>
</text:h>
      <text:p text:style-name="P4">
Authors: Ukrinform (Person)</text:p>
      <text:p text:style-name="P4">
Publisher: Укринформ (Organization)</text:p>
      <text:p text:style-name="P4">
Published Time: 2023-04-28T18:27:06+03:00</text:p>
      <text:p text:style-name="P4">
Modified Time: 2023-04-28T18:27:06+03:00</text:p>
      <text:p text:style-name="P4">
Description: Latvia will support Ukraine on the way to join the North Atlantic Alliance. - Ukrinform.</text:p>
      <text:p text:style-name="P4">
Images: ["<text:a xlink:type="simple" xlink:href="https://static.ukrinform.com/photos/2023_04/thumb_files/630_360_1682695542-666.jpg" text:style-name="Internet_20_link" text:visited-style-name="Visited_20_Internet_20_Link">
630_360_16826...</text:a>
"]</text:p>
      <text:p text:style-name="P4">
Tags: ['Латвія', 'НАТО', 'Саміт', 'Україна']</text:p>
      <text:p text:style-name="P4">
Type: Article</text:p>
      <!--METADATA-->
      <text:p text:style-name="P4">
<draw:frame draw:style-name="fr1" draw:name="Image160" text:anchor-type="as-char" svg:width="6.9236in" svg:height="3.956343in" draw:z-index="0">
<draw:image xlink:href="../Images/yкринформ/2023-04-28T18-27-06-03-00/630_360_1682695542-666.jpg" xlink:type="simple" xlink:show="embed" xlink:actuate="onLoad" draw:mime-type="image/jpeg"/>
</draw:frame>
Latvia will support Ukraine on the way to join the North Atlantic Alliance.</text:p>
      <text:p text:style-name="P4">
This was stated at a briefing in Odessa by Latvia Foreign Minister Edgarsrinkevich, Ukrinform correspondent reports.</text:p>
      <text:p text:style-name="P4">
“We look forward to a summit in Vilnius. I think it will be a meeting where the Mipovin is to find options to support Ukraine not only with Tazmbus equipment, but also to build a path of Ukraine to the Alliance, ”Rinkevich said.</text:p>
      <text:p text:style-name="P4">
The minister also stated that <text:a xlink:type="simple" xlink:href="https://www.ukrinform.ua/tag-latvia" text:style-name="Internet_20_link" text:visited-style-name="Visited_20_Internet_20_Link">
</text:a>
It will help Odessa and support Ukraine with investments.</text:p>
      <text:p text:style-name="P4">
In addition to Rinkevich, Danish Foreign Minister Larslyukke Rasmussen, Estonian Foreign Minister Margus Tsakhkn, Iceland's Minister of Ministers, Collebrun Ribbjord, Minister of Divornel, Hubrielus, Gabrielus Minister Gabrielus, participated in the briefing. Tobias Bias and Deputy Secretary Finnish Foreign Ministry Kai Zauer.</text:p>
      <text:p text:style-name="P4">
<text:span text:style-name="T4">
 Read also: </text:span>
 <text:a xlink:type="simple" xlink:href="https://www.ukrinform.ua/rubric-ato/3702154-litva-pidtrimue-peredacu-ukraini-litakiv-f16-ministr.html" text:style-name="Internet_20_link" text:visited-style-name="Visited_20_Internet_20_Link">
<text:span text:style-name="T4">
 Lithuania </text:span>
</text:a>
As it was reported, the Latvia government has made a decision on <text:a xlink:type="simple" xlink:href="https://www.ukrinform.ua/rubric-society/3699529-urad-latvii-vidilit-4-miljoni-na-navcanna-ukrainskih-bizenciv-latiskoi-movi.html" text:style-name="Internet_20_link" text:visited-style-name="Visited_20_Internet_20_Link">
</text:a>
For more than 4 million euros, the program of training of Ukrainian citizens who are respectively, Latvian.</text:p>
      <text:p text:style-name="P4">
Photo: @edgarsRinkevics</text:p>
      <text:p text:style-name="P4">
News Source: <text:a xlink:type="simple" xlink:href="https://www.ukrinform.ua/rubric-polytics/3702169-glava-mzs-latvii-na-samiti-u-vilnusi-mi-povinni-pobuduvati-slah-ukraini-do-nato.html" text:style-name="Internet_20_link" text:visited-style-name="Visited_20_Internet_20_Link">
https://www.ukrinform.ua/rubric-polytics/3702169-glava-mzs-latvii-na-samiti-u-vilnusi-mi-povinni-pobuduvati-slah-ukraini-do-nato.html</text:a>
</text:p>
      <!--NEWS-->
      <text:h text:style-name="P10" text:outline-level="1">
<text:span text:style-name="T4">
FAO moved the Ukrainian National Seed Collection to a safe place</text:span>
</text:h>
      <text:p text:style-name="P4">
Authors: Ukrinform (Person)</text:p>
      <text:p text:style-name="P4">
Publisher: Укринформ (Organization)</text:p>
      <text:p text:style-name="P4">
Published Time: 2023-04-28T18:30:14+03:00</text:p>
      <text:p text:style-name="P4">
Modified Time: 2023-04-28T18:30:14+03:00</text:p>
      <text:p text:style-name="P4">
Description: </text:p>
      <text:p text:style-name="P4">
Продовольча Та Сільськогосподарська Організація Оон (Фао) За Підтримки Євросоюзу Перемістила Колекцію Унікальних Генетичних Зразків Насіння Рослин З Харкова На Сході України До Безпечного Місця На Заході Країни. — Укрінформ.: </text:p>
      <text:p text:style-name="P4">
Images: ["<text:a xlink:type="simple" xlink:href="https://static.ukrinform.com/photos/2023_04/thumb_files/630_360_1682695689-578.jpeg" text:style-name="Internet_20_link" text:visited-style-name="Visited_20_Internet_20_Link">
630_360_16826...</text:a>
", "<text:a xlink:type="simple" xlink:href="https://static.ukrinform.com/photos/2023_04/1682695689-911.jpg" text:style-name="Internet_20_link" text:visited-style-name="Visited_20_Internet_20_Link">
1682695689-91...</text:a>
"]</text:p>
      <text:p text:style-name="P4">
Tags: ['Україна', 'FAO', 'Рослини']</text:p>
      <text:p text:style-name="P4">
Type: Article</text:p>
      <!--METADATA-->
      <text:p text:style-name="P4">
<draw:frame draw:style-name="fr1" draw:name="Image161" text:anchor-type="as-char" svg:width="6.9236in" svg:height="3.956343in" draw:z-index="0">
<draw:image xlink:href="../Images/yкринформ/2023-04-28T18-30-14-03-00/630_360_1682695689-578.jpeg" xlink:type="simple" xlink:show="embed" xlink:actuate="onLoad" draw:mime-type="image/jpeg"/>
</draw:frame>
UN Food and Agricultural Organization(FAO)With the support of the Vevrosuz, she moved a collection of unique genetic samples of plant seeds in Kharkiv in eastern Ukraine to a safe place in the west of the country.</text:p>
      <text:p text:style-name="P4">
As Ukrinform reports, it reports <text:a xlink:type="simple" xlink:href="https://minagro.gov.ua/news/fao-ta-yes-spriyayut-peremishchennyu-ukrayinskoyi-nacionalnoyi-kolekciyi-nasinnya-v-bezpechne-misce" text:style-name="Internet_20_link" text:visited-style-name="Visited_20_Internet_20_Link">
</text:a>
It is noted that the Kharkiv National Genetic Bank of Plants was a subtress of loss, when in May 2022 during shelling was damaged infrastructure, agricultural machinery and part of the working collecting at field research stations.</text:p>
      <text:p text:style-name="P4">
The collection contains 39 thousand unique genetic samples that come in Ukraine. Scientists believe that the preservation of Ukrainian collections of wheat, triticale, barley, peas, chickpeas, feed crops of the temperate zone and sunflower is critical for world crop production.</text:p>
      <text:p text:style-name="P4">
<draw:frame draw:style-name="fr1" draw:name="Image162" text:anchor-type="as-char" svg:width="6.9236in" svg:height="3.878498in" draw:z-index="0">
<draw:image xlink:href="../Images/yкринформ/2023-04-28T18-30-14-03-00/1682695689-911.jpg" xlink:type="simple" xlink:show="embed" xlink:actuate="onLoad" draw:mime-type="image/jpeg"/>
</draw:frame>
The ministry adds that the volume and variety of genetic material plants contained in the seed collection and the lack of duplication of the material with a other seed bank makes it unique and important for the Ukrainian and global food security for the Ukrainian farm.</text:p>
      <text:p text:style-name="P4">
“Although the collection is now located in a safe place, a further robotagers of providing a sustainable decision in the long run are needed. It also provides for the improvement of the information system of plants genetic resources by the help of modern IT support, ” - said the head of the agricultural sector of the representation <text:a xlink:type="simple" xlink:href="https://www.ukrinform.ua/tag-evrosouz" text:style-name="Internet_20_link" text:visited-style-name="Visited_20_Internet_20_Link">
</text:a>
In Ukraine Christian Ben Helle.</text:p>
      <text:p text:style-name="P4">
It is reported that international practice is to ensure the duplication of tags of such collections in at least two places, one of which should be a surprise repository of seeds in Svalbard, in case of damage to national collections. Earlier, Ukraine has transferred about 2,700 samples of grain hip crops to the worldwide storage of seeds in Svalbard, but the majority of its collection still has no backup duplication.</text:p>
      <text:p text:style-name="P4">
International partners support the National Academy of Agrarian Sciences of Ukraine in the development and implementation of a plan of long -term preservation of tabular reproduction of genetic resources, including the future storage of the UNDERVENTAL HEASHING SHOWER IN Svalben. However, the construction of a tax repository in the west of Ukraine has begun."This initiative makes an important contribution to the future production of food and persistent means of existence in Ukraine, as well as a supporting critical role that it plays for global food security," said FAO Head of FAO in Ukraine, Pierre Votier.</text:p>
      <text:p text:style-name="P4">
The ministry emphasizes that every sample of seeds stored by a grocery bank is a unique additional tool accessible to seeds, researchers and farmers in combating climate change and food safety.</text:p>
      <text:p text:style-name="P4">
According to the Ministry of Agrarian Policy and Food of Ukraine, as of 2021, more than 150 thousand genetic materials of plants belonging to 544 species of crops and 1802 plant samples were stored in Ukraine.</text:p>
      <text:p text:style-name="P4">
<text:span text:style-name="T5">
Foto: minagro.gov.ua</text:span>
</text:p>
      <text:p text:style-name="P4">
News Source: <text:a xlink:type="simple" xlink:href="https://www.ukrinform.ua/rubric-economy/3702171-fao-peremistila-ukrainsku-nacionalnu-kolekciu-nasinna-u-bezpecne-misce.html" text:style-name="Internet_20_link" text:visited-style-name="Visited_20_Internet_20_Link">
https://www.ukrinform.ua/rubric-economy/3702171-fao-peremistila-ukrainsku-nacionalnu-kolekciu-nasinna-u-bezpecne-misce.html</text:a>
</text:p>
      <!--NEWS-->
      <text:h text:style-name="P10" text:outline-level="1">
<text:span text:style-name="T4">
Instructors from the Netherlands teach Ukrainian military domedic assistance</text:span>
</text:h>
      <text:p text:style-name="P4">
Authors: Ukrinform (Person)</text:p>
      <text:p text:style-name="P4">
Publisher: Укринформ (Organization)</text:p>
      <text:p text:style-name="P4">
Published Time: 2023-04-28T18:30:19+03:00</text:p>
      <text:p text:style-name="P4">
Modified Time: 2023-04-28T18:30:19+03:00</text:p>
      <text:p text:style-name="P4">
Description: The Ukrainian military, under the guidance of the Navy Naval Forces instructors, is trained in the general principles of domedical assistance in combat conditions in the United Kingdom. - Ukrinform.</text:p>
      <text:p text:style-name="P4">
Images: ["<text:a xlink:type="simple" xlink:href="https://static.ukrinform.com/photos/2023_04/thumb_files/630_360_1682695762-590.jpg" text:style-name="Internet_20_link" text:visited-style-name="Visited_20_Internet_20_Link">
630_360_16826...</text:a>
"]</text:p>
      <text:p text:style-name="P4">
Tags: ['Британія', 'Медицина', 'Нідерланди', 'Військові']</text:p>
      <text:p text:style-name="P4">
Type: Article</text:p>
      <!--METADATA-->
      <text:p text:style-name="P4">
<draw:frame draw:style-name="fr1" draw:name="Image163" text:anchor-type="as-char" svg:width="6.9236in" svg:height="3.956343in" draw:z-index="0">
<draw:image xlink:href="../Images/yкринформ/2023-04-28T18-30-19-03-00/630_360_1682695762-590.jpg" xlink:type="simple" xlink:show="embed" xlink:actuate="onLoad" draw:mime-type="image/jpeg"/>
</draw:frame>
The Ukrainian Navy, under the guidance of the Naval Forces instructors, is being prepared from the general principles of domedical assistance in combat intensities in the UK.</text:p>
      <text:p text:style-name="P4">
As Ukrinform reports, about it in <text:a xlink:type="simple" xlink:href="http://t.me/Pavliuk_KSV/4089" text:style-name="Internet_20_link" text:visited-style-name="Visited_20_Internet_20_Link">
</text:a>
The first Deputy Minister of Defense of Ukraine Oleksandr Pavlyuk.</text:p>
      <text:p text:style-name="P4">
“The recruits of the Armed Forces of Ukraine continue to prepare for the general principles of dudomedic assistance in combat conditions. The training continues under the mentoring of the Ministry of Marines of the Naval Navy of the Netherlands of the Netherlands in the framework of basic military training in <text:a xlink:type="simple" xlink:href="https://www.ukrinform.ua/tag-britania" text:style-name="Internet_20_link" text:visited-style-name="Visited_20_Internet_20_Link">
</text:a>
”, - the message says.</text:p>
      <text:p text:style-name="P4">
<text:span text:style-name="T4">
 Read also: </text:span>
 <text:a xlink:type="simple" xlink:href="https://www.ukrinform.ua/rubric-ato/3691966-protiminni-navcanna-ukrainskih-vijskovih-u-britanii-trenuut-kanadski-instruktori.html" text:style-name="Internet_20_link" text:visited-style-name="Visited_20_Internet_20_Link">
</text:a>
As it is noted, during the classes, important skills on the battlefield are worked out: assisting the victim unconscious; assistance in complications; stopping a life -threatening bleeding; Assistance in fractures of regions, frostbite and heat stroke, evacuation methods and moving.</text:p>
      <text:p text:style-name="P4">
According to Pavlyuk, the right skills brought to automatism can save their own lives or life of brothers or sides.</text:p>
      <text:p text:style-name="P4">
<text:span text:style-name="T4">
 Read also: </text:span>
 <text:a xlink:type="simple" xlink:href="https://www.ukrinform.ua/rubric-ato/3701011-instruktori-z-norvegii-navcaut-ukrainskih-novobranciv-zahopluvati-okopi.html" text:style-name="Internet_20_link" text:visited-style-name="Visited_20_Internet_20_Link">
</text:a>
According to Ukrinform, Deputy Secretary of State of the United Kingdom and Northern Ireland Parliament for Defense, Veterans and Families of Servicemen Andrew Merrison stated that 14 thousand Ukrainian military returned to defend their homeland after studying the Ulnya.</text:p>
      <text:p text:style-name="P4">
News Source: <text:a xlink:type="simple" xlink:href="https://www.ukrinform.ua/rubric-ato/3702172-instruktori-z-niderlandiv-navcaut-ukrainskih-vijskovih-domedicnij-dopomozi.html" text:style-name="Internet_20_link" text:visited-style-name="Visited_20_Internet_20_Link">
https://www.ukrinform.ua/rubric-ato/3702172-instruktori-z-niderlandiv-navcaut-ukrainskih-vijskovih-domedicnij-dopomozi.html</text:a>
</text:p>
      <!--NEWS-->
      <text:h text:style-name="P10" text:outline-level="1">
<text:span text:style-name="T4">
In "Action" there may be artificial intelligence updates</text:span>
</text:h>
      <text:p text:style-name="P4">
Authors: Ukrinform (Person)</text:p>
      <text:p text:style-name="P4">
Publisher: Укринформ (Organization)</text:p>
      <text:p text:style-name="P4">
Published Time: 2023-04-28T18:38:17+03:00</text:p>
      <text:p text:style-name="P4">
Modified Time: 2023-04-28T18:38:17+03:00</text:p>
      <text:p text:style-name="P4">
Description: The Ministry of Digital Transformation considers the options for using artificial intelligence (AI) for action "Action". - Ukrinform.</text:p>
      <text:p text:style-name="P4">
Images: ["<text:a xlink:type="simple" xlink:href="https://static.ukrinform.com/photos/2022_12/thumb_files/630_360_1670147715-702.jpg" text:style-name="Internet_20_link" text:visited-style-name="Visited_20_Internet_20_Link">
630_360_16701...</text:a>
"]</text:p>
      <text:p text:style-name="P4">
Tags: ['Штучний інтелект', 'Мінцифри', 'Додаток “ДІЯ”']</text:p>
      <text:p text:style-name="P4">
Type: Article</text:p>
      <!--METADATA-->
      <text:p text:style-name="P4">
<draw:frame draw:style-name="fr1" draw:name="Image164" text:anchor-type="as-char" svg:width="6.9236in" svg:height="3.956343in" draw:z-index="0">
<draw:image xlink:href="../Images/yкринформ/2023-04-28T18-38-17-03-00/630_360_1670147715-702.jpg" xlink:type="simple" xlink:show="embed" xlink:actuate="onLoad" draw:mime-type="image/jpeg"/>
</draw:frame>
Digital Transformation Ministry considers options for using an artificial intelligence(Thor)for the action "Action".</text:p>
      <text:p text:style-name="P4">
According to Ukrinform, Viceremier-Minister for Innovation, Development of Education, Science and Technology-Minister of Digital Transformation Mikhailofedorov B [] reported this.(http://t.me/zedigital/3071).</text:p>
      <text:p text:style-name="P4">
“We are now considering some of the use of AI for action. I am sure that Window will help to provide services even faster and better. Of course, we investigate all safety and data protection elements before moving to closed tests of projections, ” - said <text:a xlink:type="simple" xlink:href="https://www.ukrinform.ua/tag-fedorov" text:style-name="Internet_20_link" text:visited-style-name="Visited_20_Internet_20_Link">
</text:a>
.</text:p>
      <text:p text:style-name="P4">
<text:span text:style-name="T4">
 Read also: </text:span>
 <text:a xlink:type="simple" xlink:href="https://www.ukrinform.ua/rubric-technology/3701489-fedorov-ukraina-mae-nabuti-dosvidu-u-sferi-stucnogo-intelektu.html" text:style-name="Internet_20_link" text:visited-style-name="Visited_20_Internet_20_Link">
<text:span text:style-name="T4">
 artificial </text:span>
 <text:span text:style-name="T4">
 intelligence </text:span>
</text:a>
According to him, the Ministry of Defense also develops a plan on how to integrate training of training into the education system. According to the minister, it will help you be competitive in the world.</text:p>
      <text:p text:style-name="P4">
“We have every chance of leading the trend of the II. To show the world that Ukraine is changing, quickly learns, quickly uses technologies. Tseistoria about the brand of Ukraine in the world as a successful technological state, ”added Fedorov.</text:p>
      <text:p text:style-name="P4">
<text:span text:style-name="T4">
 Read also: </text:span>
 <text:a xlink:type="simple" xlink:href="https://www.ukrinform.ua/rubric-technology/3701472-ukraina-mae-mehanizmi-protidii-sprobam-rosian-porusiti-robotu-starlink-fedorov.html" text:style-name="Internet_20_link" text:visited-style-name="Visited_20_Internet_20_Link">
</text:a>
As it was reported, the variant of the creation of a digital transformation of the community of people who know on the curtain intelligence is considered in Ukraine in Ukraine.(Thor).</text:p>
      <text:p text:style-name="P4">
News Source: <text:a xlink:type="simple" xlink:href="https://www.ukrinform.ua/rubric-technology/3702174-u-dii-mozut-zavitisa-onovlenna-na-osnovi-stucnogo-intelektu.html" text:style-name="Internet_20_link" text:visited-style-name="Visited_20_Internet_20_Link">
https://www.ukrinform.ua/rubric-technology/3702174-u-dii-mozut-zavitisa-onovlenna-na-osnovi-stucnogo-intelektu.html</text:a>
</text:p>
      <!--NEWS-->
      <text:h text:style-name="P10" text:outline-level="1">
<text:span text:style-name="T4">
It will take years to overcome the consequences of deportation of children from Ukraine - Watchlist</text:span>
</text:h>
      <text:p text:style-name="P4">
Authors: Ukrinform (Person)</text:p>
      <text:p text:style-name="P4">
Publisher: Укринформ (Organization)</text:p>
      <text:p text:style-name="P4">
Published Time: 2023-04-28T18:39:46+03:00</text:p>
      <text:p text:style-name="P4">
Modified Time: 2023-04-28T18:39:46+03:00</text:p>
      <text:p text:style-name="P4">
Description: To overcome the consequences of the abduction and forced deportation of Ukrainian children by Russian invaders, the large -scale efforts of the international community, as well as a lot of time, which will be measured for years. - Ukrinform.</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Україна', 'Війна з росією']</text:p>
      <text:p text:style-name="P4">
Type: Article</text:p>
      <!--METADATA-->
      <text:p text:style-name="P4">
<draw:frame draw:style-name="fr1" draw:name="Image165" text:anchor-type="as-char" svg:width="6.9236in" svg:height="3.956343in" draw:z-index="0">
<draw:image xlink:href="../Images/yкринформ/2023-04-28T18-39-46-03-00/630_360_1655629946-686.jpg" xlink:type="simple" xlink:show="embed" xlink:actuate="onLoad" draw:mime-type="image/jpeg"/>
</draw:frame>
The consequences of the abduction and forced deportation of Ukrainian children by Russian occupiers will need a large -scale effort of the international community, as well as a lot of time that will be measured for years.</text:p>
      <text:p text:style-name="P4">
This was stated during a meeting of the UN Security Council in Armi Watchlist on Children and Armed Conflict format.(Watchlist)Esokeelheffes, reports its own correspondent of Ukrinform.</text:p>
      <text:p text:style-name="P4">
“I would like to emphasize that kidnapping and forced deportation of children can be long -lasting consequences that will take years. It is important that the international community has taken specific measures to prevent the prevention and prosecution of the perpetrators, ”the WWATCHList head emphasized.</text:p>
      <text:p text:style-name="P4">
He explained that children who are abducted or forcibly deported often undergo "incredible level of violence, exploitation and ill -treatment", which can have long -term physical, psychological and emotional consequences.</text:p>
      <text:p text:style-name="P4">
<text:span text:style-name="T4">
 Read also: </text:span>
 <text:a xlink:type="simple" xlink:href="https://www.ukrinform.ua/rubric-ato/3702137-zelenskij-z-povernennam-deportovanih-ditej-poki-so-ukraini-dopomagae-tilki-ukraina.html" text:style-name="Internet_20_link" text:visited-style-name="Visited_20_Internet_20_Link">
</text:a>
In this connection, Heffes made recommendations for UN member states to better protect children from the horror of war and improve their rights.</text:p>
      <text:p text:style-name="P4">
“The parties must fulfill their obligations under international agreements. It is not possible to be the subject of debate -neither here in the UN, nor anywhere else, ”Watchlist headed.</text:p>
      <text:p text:style-name="P4">
<text:span text:style-name="T4">
 Read also: </text:span>
 <text:a xlink:type="simple" xlink:href="https://www.ukrinform.ua/rubric-ato/3701680-u-rosijskij-nevoli-perebuvaut-19-319-ukrainskih-ditej-zelenska.html" text:style-name="Internet_20_link" text:visited-style-name="Visited_20_Internet_20_Link">
</text:a>
He recalled that, in particular, Article 35 of the UN Convention on the Rights of the Child is obliged to use all the states to prevent the abduction of children, trade in children or their smuggling in any form. He also urged the UNC to support the mechanisms of monitoring and reporting on the situation in Ukraine, and to seek unlimited access to victims, their families and relatives.</text:p>
      <text:p text:style-name="P4">
In addition, children affected by the abductions and violent deportation should have guaranteed access to health care, education with their families.</text:p>
      <text:p text:style-name="P4">
<text:span text:style-name="T4">
 Read also: </text:span>
 <text:a xlink:type="simple" xlink:href="https://www.ukrinform.ua/rubric-ato/3701663-pare-viznala-genocidom-deportaciu-ukrainskih-ditej-do-rosii.html" text:style-name="Internet_20_link" text:visited-style-name="Visited_20_Internet_20_Link">
<text:span text:style-name="T4">
 genocide </text:span>
</text:a>
"We need to work together to prevent these crimes to protect the right -wing and hold the perpetrators responsible," Heffes stressed during the UN.</text:p>
      <text:p text:style-name="P4">
News Source: <text:a xlink:type="simple" xlink:href="https://www.ukrinform.ua/rubric-ato/3702175-dla-podolanna-naslidkiv-deportacii-ditej-z-ukraini-znadoblatsa-roki-watchlist.html" text:style-name="Internet_20_link" text:visited-style-name="Visited_20_Internet_20_Link">
https://www.ukrinform.ua/rubric-ato/3702175-dla-podolanna-naslidkiv-deportacii-ditej-z-ukraini-znadoblatsa-roki-watchlist.html</text:a>
</text:p>
      <!--NEWS-->
      <text:h text:style-name="P10" text:outline-level="1">
<text:span text:style-name="T4">
Shmigal, Pavel and Chapotova discussed the creation</text:span>
</text:h>
      <text:p text:style-name="P4">
Authors: Ukrinform (Person)</text:p>
      <text:p text:style-name="P4">
Publisher: Укринформ (Organization)</text:p>
      <text:p text:style-name="P4">
Published Time: 2023-04-28T18:42:00+03:00</text:p>
      <text:p text:style-name="P4">
Modified Time: 2023-04-28T18:42:00+03:00</text:p>
      <text:p text:style-name="P4">
Description: Prime Minister of Ukraine Denis Shmigal, Czech President Petr Pavel and Slovak President Zuzan Chapotov discussed the creation of a special international tribunal against Russia. - Ukrinform.</text:p>
      <text:p text:style-name="P4">
Images: ["<text:a xlink:type="simple" xlink:href="https://static.ukrinform.com/photos/2023_04/thumb_files/630_360_1682696777-651.jpg" text:style-name="Internet_20_link" text:visited-style-name="Visited_20_Internet_20_Link">
630_360_16826...</text:a>
"]</text:p>
      <text:p text:style-name="P4">
Tags: ['Чехія', 'Трибунал', 'Агресія РФ', 'Воєнні злочини', 'Словаччина', 'Шмигаль']</text:p>
      <text:p text:style-name="P4">
Type: Article</text:p>
      <!--METADATA-->
      <text:p text:style-name="P4">
<draw:frame draw:style-name="fr1" draw:name="Image166" text:anchor-type="as-char" svg:width="6.9236in" svg:height="3.956343in" draw:z-index="0">
<draw:image xlink:href="../Images/yкринформ/2023-04-28T18-42-00-03-00/630_360_1682696777-651.jpg" xlink:type="simple" xlink:show="embed" xlink:actuate="onLoad" draw:mime-type="image/jpeg"/>
</draw:frame>
Prime Minister of Ukraine Denis Shmigal, Czech President Petr Pavel and President Casoline Zuzan Chapotov discussed the creation of a special-folk tribunal against Russia.</text:p>
      <text:p text:style-name="P4">
The head of the Ukrainian government informed about it in <text:a xlink:type="simple" xlink:href="https://t.me/Denys_Smyhal/5144" text:style-name="Internet_20_link" text:visited-style-name="Visited_20_Internet_20_Link">
</text:a>
, reports Ukrinform.</text:p>
      <text:p text:style-name="P4">
“The Czech Republic and Slovakia will contribute to Russia's crimes. During a meeting with the Czech President Peter Pavel Tampresident Slovakia, Zuzana Chaputova raised the issues of creation of a special international tribunal to condemn all the leaders of the Russian Federation, which will be offered criminal orders, ” - said <text:a xlink:type="simple" xlink:href="https://www.ukrinform.ua/tag-smigal" text:style-name="Internet_20_link" text:visited-style-name="Visited_20_Internet_20_Link">
</text:a>
.</text:p>
      <text:p text:style-name="P4">
Прем’єр-міністр на цій зустрічі закликав до посилення санкцій, зокрема протиатомної галузі рф. «Також важливо диверсифікувати атомну енергетику Європи тазменшити її залежність від росії. Україна готова допомогти та поділитисядосвідом», - заявив він.</text:p>
      <text:p text:style-name="P4">
<text:span text:style-name="T4">
Читайте також:</text:span>
 <text:a xlink:type="simple" xlink:href="https://www.ukrinform.ua/rubric-polytics/3702060-stefancuk-obgovoriv-iz-prezidentkou-slovaccini-posilenna-sankcijnogo-tisku-na-rf.html" text:style-name="Internet_20_link" text:visited-style-name="Visited_20_Internet_20_Link">
 </text:a>
Ukraine appreciates military cooperation with the Czech Republic and Slovakia, Smigal said.</text:p>
      <text:p text:style-name="P4">
“The prospects for training in the Ukrainian military and repair of the equipment of the sir of the neighbors were discussed. He thanked for solidarity in the rapid reconstruction, in particular the stitching of partner regions. Particularly important is the purpose of the Special Representative for the Restoration of Ukraine, ”added the Ukrainian Premier.</text:p>
      <text:p text:style-name="P4">
According to him, Ukraine counts on the same decision by Slovakia, because it will improve our interaction in rebuilding.</text:p>
      <text:p text:style-name="P4">
<text:span text:style-name="T4">
 Read also: </text:span>
 <text:a xlink:type="simple" xlink:href="https://www.ukrinform.ua/rubric-polytics/3701639-v-op-poasnili-comu-ukraina-napolagae-na-miznarodnij-modeli-tribunalu-nad-rf.html" text:style-name="Internet_20_link" text:visited-style-name="Visited_20_Internet_20_Link">
<text:span text:style-name="T4">
 tribunal </text:span>
</text:a>
As it was reported, the president of Slovakia <text:a xlink:type="simple" xlink:href="https://www.ukrinform.ua/rubric-polytics/3702166-caputova-perekonana-so-novij-urad-slovaccini-rozumitime-riznicu-miz-agresorom-i-zertvou-vijni.html" text:style-name="Internet_20_link" text:visited-style-name="Visited_20_Internet_20_Link">
</text:a>
that after the early Parliamentary elections in the country, some changes in relations with Ukraine are possible. In this case, it cannot imagine that the new potential government will not understand the difference between the aggressor and the victim in the Russian-Ukrainian war.</text:p>
      <text:p text:style-name="P4">
<text:span text:style-name="T5">
Foto: Denis Shmigal, Facebook</text:span>
</text:p>
      <text:p text:style-name="P4">
News Source: <text:a xlink:type="simple" xlink:href="https://www.ukrinform.ua/rubric-polytics/3702176-smigal-pavel-ta-caputova-obgovorili-stvorenna-spectribunalu-proti-rf.html" text:style-name="Internet_20_link" text:visited-style-name="Visited_20_Internet_20_Link">
https://www.ukrinform.ua/rubric-polytics/3702176-smigal-pavel-ta-caputova-obgovorili-stvorenna-spectribunalu-proti-rf.html</text:a>
</text:p>
      <!--NEWS-->
      <text:h text:style-name="P10" text:outline-level="1">
<text:span text:style-name="T4">
Naussed: Agreement on the Prospects of Ukraine Membership in NATO is a difficult question</text:span>
</text:h>
      <text:p text:style-name="P4">
Authors: Ukrinform (Person)</text:p>
      <text:p text:style-name="P4">
Publisher: Укринформ (Organization)</text:p>
      <text:p text:style-name="P4">
Published Time: 2023-04-28T18:43:22+03:00</text:p>
      <text:p text:style-name="P4">
Modified Time: 2023-04-28T18:43:22+03:00</text:p>
      <text:p text:style-name="P4">
Description: The President of the Republic of Lithuania, Hitanas Nauseda, says that an agreement on the prospects of Ukraine's membership in NATO will be one of the most difficult issues when preparing for the Alliance Summit in Vilnius in July. - Ukrinform.</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Україна']</text:p>
      <text:p text:style-name="P4">
Type: Article</text:p>
      <!--METADATA-->
      <text:p text:style-name="P4">
<draw:frame draw:style-name="fr1" draw:name="Image167" text:anchor-type="as-char" svg:width="6.9236in" svg:height="3.956343in" draw:z-index="0">
<draw:image xlink:href="../Images/yкринформ/2023-04-28T18-43-22-03-00/630_360_1678873066-877.jpg" xlink:type="simple" xlink:show="embed" xlink:actuate="onLoad" draw:mime-type="image/jpeg"/>
</draw:frame>
The Presidential Republic of Hitanas Nauseda says that an agreement on the prospects of Ukraine in NATO will be one of the most difficult issues in the preparation of the Alliance summit in Vilnius in July.</text:p>
      <text:p text:style-name="P4">
According to Ukrinform, the national [] reports it(http://www.lrt.lt/ua/novini/1263/1973206/nauseda-ugoda-shchodo-perspektiv-chlenstva-kiieva-v-nato-odne-z-naiskladnishikh-pitan).</text:p>
      <text:p text:style-name="P4">
“It will be one of the questions you will need to work on, perhaps the most remained places that remain to the summit <text:a xlink:type="simple" xlink:href="https://www.ukrinform.ua/tag-nato" text:style-name="Internet_20_link" text:visited-style-name="Visited_20_Internet_20_Link">
</text:a>
… We want Ukraine to receive very clear, tangible signals about the vanity. On the other hand, we understand that this cannot be in the war. Since the decision is not made unanimously, we will need to use it, ”Naussed in Berlin said.</text:p>
      <text:p text:style-name="P4">
He stressed that there is still no consensus among the members of the Alliance. The presidential claim that NATO could no longer repeat the "bored phrases" of the pro -door of the Alliance, but said that he did not want to speak pro -concorted formulations that will be included in the declaration.</text:p>
      <text:p text:style-name="P4">
"I would like to have a clear signal of the possibility of rapprochement with the NATO and NATO structure to see the place of Ukraine in the general security architecture," Lithuanian leader said.</text:p>
      <text:p text:style-name="P4">
According to him, when considering the possibility of membership of Ukraine, it should be taken into account that the Ukrainian army "is probably the most experienced of all the Armies of the European Union, because it has been baptized." “These are tens of thousands of people who are checked by professionalism and morale in wartime are a huge enemy. And it will only aggravate, not weaken all of us. But I repeat - it is impossible to say that it is impossible in wartime. We have to speak of proven, peace and algorithm, ”Nauseda said.</text:p>
      <text:p text:style-name="P4">
<text:span text:style-name="T4">
 Read also: </text:span>
 <text:a xlink:type="simple" xlink:href="https://www.ukrinform.ua/rubric-polytics/3702169-glava-mzs-latvii-na-samiti-u-vilnusi-mi-povinni-pobuduvati-slah-ukraini-do-nato.html" text:style-name="Internet_20_link" text:visited-style-name="Visited_20_Internet_20_Link">
<text:span text:style-name="T4">
 Latvia </text:span>
</text:a>
He stated that Ukraine's military and political support was one of the issues discussed at a meeting with German Chancellor Olaf Soltz on Thursday.</text:p>
      <text:p text:style-name="P4">
The NATO Summit will take place in Vilnius July 11-12.</text:p>
      <text:p text:style-name="P4">
<text:span text:style-name="T5">
Foto: delfi / Andrius ufartas</text:span>
</text:p>
      <text:p text:style-name="P4">
News Source: <text:a xlink:type="simple" xlink:href="https://www.ukrinform.ua/rubric-polytics/3702177-nauseda-ugoda-sodo-perspektiv-clenstva-ukraini-v-nato-skladne-pitanna.html" text:style-name="Internet_20_link" text:visited-style-name="Visited_20_Internet_20_Link">
https://www.ukrinform.ua/rubric-polytics/3702177-nauseda-ugoda-sodo-perspektiv-clenstva-ukraini-v-nato-skladne-pitanna.html</text:a>
</text:p>
      <!--NEWS-->
      <text:h text:style-name="P10" text:outline-level="1">
<text:span text:style-name="T4">
The Government has approved PrivatBank annual report, more than 24 billion dividends were sent to the budget</text:span>
</text:h>
      <text:p text:style-name="P4">
Authors: Ukrinform (Person)</text:p>
      <text:p text:style-name="P4">
Publisher: Укринформ (Organization)</text:p>
      <text:p text:style-name="P4">
Published Time: 2023-04-28T18:43:45+03:00</text:p>
      <text:p text:style-name="P4">
Modified Time: 2023-04-28T18:43:45+03:00</text:p>
      <text:p text:style-name="P4">
Description: The Cabinet of Ministers approved the annual report of PrivatBank and decided to direct UAH 24.16 billion of dividends to the state budget. - Ukrinform.</text:p>
      <text:p text:style-name="P4">
Images: ["<text:a xlink:type="simple" xlink:href="https://static.ukrinform.com/photos/2019_04/thumb_files/630_360_1555589838-297.jpg" text:style-name="Internet_20_link" text:visited-style-name="Visited_20_Internet_20_Link">
630_360_15555...</text:a>
"]</text:p>
      <text:p text:style-name="P4">
Tags: ['Бюджет', 'Кабмін', 'Приватбанк', 'Дивіденди']</text:p>
      <text:p text:style-name="P4">
Type: Article</text:p>
      <!--METADATA-->
      <text:p text:style-name="P4">
<draw:frame draw:style-name="fr1" draw:name="Image168" text:anchor-type="as-char" svg:width="6.9236in" svg:height="3.956343in" draw:z-index="0">
<draw:image xlink:href="../Images/yкринформ/2023-04-28T18-43-45-03-00/630_360_1555589838-297.jpg" xlink:type="simple" xlink:show="embed" xlink:actuate="onLoad" draw:mime-type="image/jpeg"/>
</draw:frame>
The Cabinet of Ministers approved the annual report of PrivatBank and made a decision to exgrade UAH 24.16 billion of dividends to the state budget.</text:p>
      <text:p text:style-name="P4">
As Ukrinform reports, it reports <text:a xlink:type="simple" xlink:href="https://www.mof.gov.ua/uk/news/uriad_zatverdiv_richnii_zvit_at_kb_privatbank-3979" text:style-name="Internet_20_link" text:visited-style-name="Visited_20_Internet_20_Link">
</text:a>
.</text:p>
      <text:p text:style-name="P4">
«28 квітня 2023 року уряд, відповідно до Закону України «Про банки ібанківську діяльність», прийняв розпорядження Кабінету Міністрів України«Деякі питання діяльності акціонерного товариства комерційний банк«ПриватБанк», - ідеться в повідомленні.</text:p>
      <text:p text:style-name="P4">
Зазначається, що цим розпорядженням затверджено: річний звіт ПриватБанку,розподіл чистого прибутку за 2022 рік, що становить 30 198 млн грн, розміррічних дивідендів, що становить 24 158,37 млн грн, звіт про винагороду членівнаглядової ради банку та заходи за результатами розгляду звіту наглядової радибанку.</text:p>
      <text:p text:style-name="P4">
<text:span text:style-name="T4">
Читайте також:</text:span>
 <text:a xlink:type="simple" xlink:href="https://www.ukrinform.ua/rubric-economy/3701131-nbu-rozpocinae-ocinku-stijkosti-bankiv.html" text:style-name="Internet_20_link" text:visited-style-name="Visited_20_Internet_20_Link">
 </text:a>
The Government's decision envisages to refer UAH 24 158.37 million to pay the Dividendondo state budget.</text:p>
      <text:p text:style-name="P4">
As reported by Ukrinform, as a result of 2022 net profit <text:a xlink:type="simple" xlink:href="https://www.ukrinform.ua/tag-privatbank" text:style-name="Internet_20_link" text:visited-style-name="Visited_20_Internet_20_Link">
</text:a>
amounted to UAH 30.2 billion. In 2022, UAH 23.8 billion was issued to small and medium -sized businesses, which led to an increase in the part -time portfolio of legal entities after calculating reserves by 58%.</text:p>
      <text:p text:style-name="P4">
News Source: <text:a xlink:type="simple" xlink:href="https://www.ukrinform.ua/rubric-economy/3702179-urad-zatverdiv-ricnij-zvit-privatbanku-do-budzetu-spramuvali-ponad-24-milarda-dividendiv.html" text:style-name="Internet_20_link" text:visited-style-name="Visited_20_Internet_20_Link">
https://www.ukrinform.ua/rubric-economy/3702179-urad-zatverdiv-ricnij-zvit-privatbanku-do-budzetu-spramuvali-ponad-24-milarda-dividendiv.html</text:a>
</text:p>
      <!--NEWS-->
      <text:h text:style-name="P10" text:outline-level="1">
<text:span text:style-name="T4">
In Kharkiv, theaters carry and cancel performances through a ban on mass events</text:span>
</text:h>
      <text:p text:style-name="P4">
Authors: Ukrinform (Person)</text:p>
      <text:p text:style-name="P4">
Publisher: Укринформ (Organization)</text:p>
      <text:p text:style-name="P4">
Published Time: 2023-04-28T18:49:00+03:00</text:p>
      <text:p text:style-name="P4">
Modified Time: 2023-04-28T18:49:00+03:00</text:p>
      <text:p text:style-name="P4">
Description: In Kharkiv, they carry and abolish performances through a ban on mass events for more than 50 spectators and the lack of shelters in theaters. - Ukrinform.</text:p>
      <text:p text:style-name="P4">
Images: ["<text:a xlink:type="simple" xlink:href="https://static.ukrinform.com/photos/2018_09/thumb_files/630_360_1536215974-9642.jpg" text:style-name="Internet_20_link" text:visited-style-name="Visited_20_Internet_20_Link">
630_360_15362...</text:a>
", "<text:a xlink:type="simple" xlink:href="https://static.ukrinform.com/photos/2023_04/1682696894-736.jpg" text:style-name="Internet_20_link" text:visited-style-name="Visited_20_Internet_20_Link">
1682696894-73...</text:a>
", "<text:a xlink:type="simple" xlink:href="https://static.ukrinform.com/photos/2023_04/1682696894-364.jpg" text:style-name="Internet_20_link" text:visited-style-name="Visited_20_Internet_20_Link">
1682696894-36...</text:a>
"]</text:p>
      <text:p text:style-name="P4">
Tags: ['Обстріл', 'Театр', 'Харків', 'Вистава', 'Війна з росією']</text:p>
      <text:p text:style-name="P4">
Type: Article</text:p>
      <!--METADATA-->
      <text:p text:style-name="P4">
<draw:frame draw:style-name="fr1" draw:name="Image169" text:anchor-type="as-char" svg:width="6.9236in" svg:height="3.956343in" draw:z-index="0">
<draw:image xlink:href="../Images/yкринформ/2023-04-28T18-49-00-03-00/630_360_1536215974-9642.jpg" xlink:type="simple" xlink:show="embed" xlink:actuate="onLoad" draw:mime-type="image/jpeg"/>
</draw:frame>
In Kharkiv, performing and canceling performances through a ban on mass events for more than 50 spectators and the lack of shelters in theaters.</text:p>
      <text:p text:style-name="P4">
This was reported by the theater institutions of the city, reports Ukrinform.</text:p>
      <text:p text:style-name="P4">
<draw:frame draw:style-name="fr1" draw:name="Image170" text:anchor-type="as-char" svg:width="6.9236in" svg:height="4.253715in" draw:z-index="0">
<draw:image xlink:href="../Images/yкринформ/2023-04-28T18-49-00-03-00/1682696894-736.jpg" xlink:type="simple" xlink:show="embed" xlink:actuate="onLoad" draw:mime-type="image/jpeg"/>
</draw:frame>
“Dear viewers!Considering the ban on conducting mass measures <text:a xlink:type="simple" xlink:href="https://www.ukrinform.ua/tag-teatr" text:style-name="Internet_20_link" text:visited-style-name="Visited_20_Internet_20_Link">
</text:a>
More than 50 people and the skills of minutes # 3 of the Defense Council of Kharkiv Oblast from 28.03.2023, the review of the performance "Too married taxi driver" is postponed from 28.04.2023(Great stage)as of May 12, 20123 at 17.00 in the CC "Regional Organizational and Methodological Theater and Concert Center",-reports in <text:a xlink:type="simple" xlink:href="https://www.facebook.com/rusdramacom/posts/pfbid026rEniR9tGBVXgAefKbePJtqGKVAETJYZ1EugD9n7v49Pa7ojvFPfTdvYcNiWvdMWl" text:style-name="Internet_20_link" text:visited-style-name="Visited_20_Internet_20_Link">
</text:a>
<text:a xlink:type="simple" xlink:href="https://www.facebook.com/rusdramacom/posts/pfbid026rEniR9tGBVXgAefKbePJtqGKVAETJYZ1EugD9n7v49Pa7ojvFPfTdvYcNiWvdMWl" text:style-name="Internet_20_link" text:visited-style-name="Visited_20_Internet_20_Link">
</text:a>
Kharkiv Academic Drama Theater.</text:p>
      <text:p text:style-name="P4">
<draw:frame draw:style-name="fr1" draw:name="Image171" text:anchor-type="as-char" svg:width="6.9236in" svg:height="2.483537in" draw:z-index="0">
<draw:image xlink:href="../Images/yкринформ/2023-04-28T18-49-00-03-00/1682696894-364.jpg" xlink:type="simple" xlink:show="embed" xlink:actuate="onLoad" draw:mime-type="image/jpeg"/>
</draw:frame>
Earlier, the Kharkiv National Academic Opera and Ballet Theater. MV Lysenko.</text:p>
      <text:p text:style-name="P4">
It is impossible to buy tickets and for the performances of the Puppet Theater. Afanasiev, who resumed work on February 11. Viewers are invited to make a preliminary electron) to receive a message to the mail in the event of a performance.</text:p>
      <text:p text:style-name="P4">
<text:span text:style-name="T4">
 Read also: </text:span>
 <text:a xlink:type="simple" xlink:href="https://www.ukrinform.ua/rubric-uarazom/3701781-avstrijskij-proekt-nadav-dopomogu-majze-patom-tisacam-ditej-z-harkivsini.html" text:style-name="Internet_20_link" text:visited-style-name="Visited_20_Internet_20_Link">
<text:span text:style-name="T4">
 Kharkiv region </text:span>
</text:a>
The decision of the Defense Council of the region came into force on April 18. According to the document, mass cultural <text:a xlink:type="simple" xlink:href="https://www.ukrinform.ua/rubric-regions/3699134-u-harkovi-dozvolili-masovi-zahodi-lise-na-troh-lokaciah.html" text:style-name="Internet_20_link" text:visited-style-name="Visited_20_Internet_20_Link">
</text:a>
Only at the Yermilov Center exhibition center, theater and concert center(What is the disadvantage), as well as umetropoliti.</text:p>
      <text:p text:style-name="P4">
April 25, the head of the Kharkiv Regional Council Tatiana Yegorova-Lutsenko <text:a xlink:type="simple" xlink:href="https://www.facebook.com/permalink.php" text:style-name="Internet_20_link" text:visited-style-name="Visited_20_Internet_20_Link">
</text:a>
who "held another meeting with representatives of municipal cultural institutions."The head of the Kharkiv Regional Military Administration, Oleg Synigubov, noted to journalists that the security situation in the region does not allow any mass events.</text:p>
      <text:p text:style-name="P4">
“The main thesis. If the safety situation in one or another room does not allow certain measures there, we must take the responsibility to reconnect the measures there, taking care of the safety of people first of all, ”Synigubov said.</text:p>
      <text:p text:style-name="P4">
<text:span text:style-name="T4">
 Read also: </text:span>
 <text:a xlink:type="simple" xlink:href="https://www.ukrinform.ua/rubric-regions/3698015-harkivsina-otrimala-ponad-40-generatoriv-vid-fondu-baffeta.html" text:style-name="Internet_20_link" text:visited-style-name="Visited_20_Internet_20_Link">
<text:span text:style-name="T4">
 Kharkiv region </text:span>
</text:a>
He noted that, for example, at the parking lots and subway stations it is possible to conduct.</text:p>
      <text:p text:style-name="P4">
“And then about the manipulations we are currently going, which we hear. If in the theater and there is a room, storage, or shelter, and they declare that in the case of air anxiety, they will stop the performance and bring people down to this shelter. Atheper numbers. C-300 30-40 seconds fly. Suggest people 200, 300,500 or one and a half thousand to lower less than a minute before shelter. That's all. If we were guided by such a thesis(that with air anxiety, there will be a transition to shelter - ed.), then we would say that we allow schools to open, kindergartens and more. Unfortunately, we have such a situation, geographical dismantling and military situation, which so far the C-300 missiles come to us. This situation will change, of course, we will make new decisions, ”Synigubov said.</text:p>
      <text:p text:style-name="P4">
He also added that the implementation of the Defense Council's decision will be controlled.</text:p>
      <text:p text:style-name="P4">
"This decision was made precisely for law enforcement agencies to be fully," the Ova Chief said.</text:p>
      <text:p text:style-name="P4">
<text:span text:style-name="T4">
 Read also: </text:span>
 <text:a xlink:type="simple" xlink:href="https://www.ukrinform.ua/rubric-regions/3701272-na-harkivsku-miskradu-podali-do-sudu-cerez-demontaz-tramvajnoi-kolii.html" text:style-name="Internet_20_link" text:visited-style-name="Visited_20_Internet_20_Link">
<text:span text:style-name="T4">
 Kharkiv </text:span>
</text:a>
In Kharkiv, most theaters that have prepared premiere performances, in particular on a military topic, have been restored in Kharkiv. On April 13, after a full -scale invasion, he started an art museum - the exhibition of Victor Kovtun was open. There are also some cinemas in the city.</text:p>
      <text:p text:style-name="P4">
News Source: <text:a xlink:type="simple" xlink:href="https://www.ukrinform.ua/rubric-culture/3702182-u-harkovi-teatri-perenosat-i-skasovuut-vistavi-cerez-zaboronu-masovih-zahodiv.html" text:style-name="Internet_20_link" text:visited-style-name="Visited_20_Internet_20_Link">
https://www.ukrinform.ua/rubric-culture/3702182-u-harkovi-teatri-perenosat-i-skasovuut-vistavi-cerez-zaboronu-masovih-zahodiv.html</text:a>
</text:p>
      <!--NEWS-->
      <text:h text:style-name="P10" text:outline-level="1">
<text:span text:style-name="T4">
The winners of the student competition "I am a journalist!" In Kiev were awarded in Kyiv!</text:span>
</text:h>
      <text:p text:style-name="P4">
Authors: Ukrinform (Person)</text:p>
      <text:p text:style-name="P4">
Publisher: Укринформ (Organization)</text:p>
      <text:p text:style-name="P4">
Published Time: 2023-04-28T18:54:15+03:00</text:p>
      <text:p text:style-name="P4">
Modified Time: 2023-04-28T18:54:15+03:00</text:p>
      <text:p text:style-name="P4">
Description: The National Union of Journalists has awarded the winners of the 13th All -Ukrainian Competition of Student Creative Works "I am a Journalist!". - Ukrinform.</text:p>
      <text:p text:style-name="P4">
Images: ["<text:a xlink:type="simple" xlink:href="https://static.ukrinform.com/photos/2023_04/thumb_files/630_360_1682696275-1473.jpeg" text:style-name="Internet_20_link" text:visited-style-name="Visited_20_Internet_20_Link">
630_360_16826...</text:a>
", "<text:a xlink:type="simple" xlink:href="https://static.ukrinform.com/photos/2023_04/1682696275-7698.jpeg" text:style-name="Internet_20_link" text:visited-style-name="Visited_20_Internet_20_Link">
1682696275-76...</text:a>
", "<text:a xlink:type="simple" xlink:href="https://static.ukrinform.com/photos/2023_04/thumb_files/630_360_1682696275-4607.jpeg" text:style-name="Internet_20_link" text:visited-style-name="Visited_20_Internet_20_Link">
630_360_16826...</text:a>
", "<text:a xlink:type="simple" xlink:href="https://static.ukrinform.com/photos/2023_04/thumb_files/630_360_1682696270-8145.jpeg" text:style-name="Internet_20_link" text:visited-style-name="Visited_20_Internet_20_Link">
630_360_16826...</text:a>
", "<text:a xlink:type="simple" xlink:href="https://static.ukrinform.com/photos/2023_04/thumb_files/630_360_1682696270-6877.jpeg" text:style-name="Internet_20_link" text:visited-style-name="Visited_20_Internet_20_Link">
630_360_16826...</text:a>
", "<text:a xlink:type="simple" xlink:href="https://static.ukrinform.com/photos/2023_04/thumb_files/630_360_1682696270-6422.jpeg" text:style-name="Internet_20_link" text:visited-style-name="Visited_20_Internet_20_Link">
630_360_16826...</text:a>
", "<text:a xlink:type="simple" xlink:href="https://static.ukrinform.com/photos/2023_04/thumb_files/630_360_1682696271-5076.jpeg" text:style-name="Internet_20_link" text:visited-style-name="Visited_20_Internet_20_Link">
630_360_16826...</text:a>
", "<text:a xlink:type="simple" xlink:href="https://static.ukrinform.com/photos/2023_04/thumb_files/630_360_1682696270-6145.jpeg" text:style-name="Internet_20_link" text:visited-style-name="Visited_20_Internet_20_Link">
630_360_16826...</text:a>
", "<text:a xlink:type="simple" xlink:href="https://static.ukrinform.com/photos/2023_04/thumb_files/630_360_1682696270-1797.jpeg" text:style-name="Internet_20_link" text:visited-style-name="Visited_20_Internet_20_Link">
630_360_16826...</text:a>
", "<text:a xlink:type="simple" xlink:href="https://static.ukrinform.com/photos/2023_04/thumb_files/630_360_1682696274-7145.jpeg" text:style-name="Internet_20_link" text:visited-style-name="Visited_20_Internet_20_Link">
630_360_16826...</text:a>
", "<text:a xlink:type="simple" xlink:href="https://static.ukrinform.com/photos/2023_04/thumb_files/630_360_1682696275-5069.jpeg" text:style-name="Internet_20_link" text:visited-style-name="Visited_20_Internet_20_Link">
630_360_16826...</text:a>
", "<text:a xlink:type="simple" xlink:href="https://static.ukrinform.com/photos/2023_04/thumb_files/630_360_1682696275-7698.jpeg" text:style-name="Internet_20_link" text:visited-style-name="Visited_20_Internet_20_Link">
630_360_16826...</text:a>
", "<text:a xlink:type="simple" xlink:href="https://static.ukrinform.com/photos/2023_04/thumb_files/630_360_1682696276-5229.jpeg" text:style-name="Internet_20_link" text:visited-style-name="Visited_20_Internet_20_Link">
630_360_16826...</text:a>
", "<text:a xlink:type="simple" xlink:href="https://static.ukrinform.com/photos/2023_04/thumb_files/630_360_1682696276-7645.jpeg" text:style-name="Internet_20_link" text:visited-style-name="Visited_20_Internet_20_Link">
630_360_16826...</text:a>
"]</text:p>
      <text:p text:style-name="P4">
Tags: ['Конкурс', 'Нагорода', 'Журналіст']</text:p>
      <text:p text:style-name="P4">
Type: Article</text:p>
      <!--METADATA-->
      <text:p text:style-name="P4">
<draw:frame draw:style-name="fr1" draw:name="Image172" text:anchor-type="as-char" svg:width="6.9236in" svg:height="3.956343in" draw:z-index="0">
<draw:image xlink:href="../Images/yкринформ/2023-04-28T18-54-15-03-00/630_360_1682696275-1473.jpeg" xlink:type="simple" xlink:show="embed" xlink:actuate="onLoad" draw:mime-type="image/jpeg"/>
</draw:frame>
The Victory Union of Journalists was awarded the winners of the XII -Ukrainian Competition of Student Creative Works "I am a Journalist!".</text:p>
      <text:p text:style-name="P4">
This was reported by Ukrinform correspondent.</text:p>
      <text:p text:style-name="P4">
“The 13th All-Ukrainian Competition“ I am a Journalist ”has brought together 808 garlics from all the houses of Ukraine and 12 countries-from Norway to Georgia, from San Marino Doburechyna. We did not aim to make it international - the war has been dismantling children around the world, but they all remain students of Ukrainian schools. We hope they will return, ”said the founder of the journalist Golubev.</text:p>
      <text:p text:style-name="P4">
He noted that this year the competition was held under the slogan "I tell the world the prominence of Ukrainians." Participants to prepare work that showed the extraordinary and sustainability of Ukrainians - civilians and military, energy and teachers, journalists and doctors.</text:p>
      <text:p text:style-name="P4">
According to the results of the competition, the Grand Prix, which included the cup, laptop Tadipl, was obtained by a pupil of the group "School of Journalism" of the regional home artistic creativity of the Nikolaev regional council Alexander Kononenko. His work united two stories about the loss of parents through the war - his own taclegies by the circle.</text:p>
      <text:p text:style-name="P4">
<draw:frame draw:style-name="fr1" draw:name="Image173" text:anchor-type="as-char" svg:width="6.9236in" svg:height="4.615733in" draw:z-index="0">
<draw:image xlink:href="../Images/yкринформ/2023-04-28T18-54-15-03-00/1682696275-7698.jpeg" xlink:type="simple" xlink:show="embed" xlink:actuate="onLoad" draw:mime-type="image/jpeg"/>
</draw:frame>
“In 2019, Sasha wrote a job about his father, who was killed then. He also wrote about his father. He did not want to write a job, to get over the pain of loss. But after interviewing a girl, whose dad he got under Mariupol, Sasha decided. He compared her situation with his own. Cerobot with tears in the eyes, ”said the curator of the winner Irina Vasilenko.</text:p>
      <text:p text:style-name="P4">
Diplomas of I, II and III degrees, as well as incentive honors received 40 -graders in the nominations "Article", "Photo" and "Video". They were presented with Chanceova and books from the publishers "Morning", "Vivat", "Vihala" and "Crocus", which supported the competition.</text:p>
      <text:p text:style-name="P4">
<text:span text:style-name="T4">
 Read also: </text:span>
 <text:a xlink:type="simple" xlink:href="https://www.ukrinform.ua/rubric-society/3678772-nszu-peredala-ukrainskim-zurnalistam-fototehniku-ta-noutbuki.html" text:style-name="Internet_20_link" text:visited-style-name="Visited_20_Internet_20_Link">
<text:span text:style-name="T4">
 NSU </text:span>
</text:a>
In addition, Nikita Ivanov from Odessa, Yulia November from Kharkiv and Oleksandrashcherbanyuk from Bakhmut received honors in the special nomination from the NSFU "Journalists are important" for coverage of the image of Ukrainian media. The students sustain the Poverbank as a reward.</text:p>
      <text:p text:style-name="P4">
<draw:frame draw:style-name="fr1" draw:name="Image174" text:anchor-type="as-char" svg:width="6.9236in" svg:height="3.956343in" draw:z-index="0">
<draw:image xlink:href="../Images/yкринформ/2023-04-28T18-54-15-03-00/630_360_1682696275-4607.jpeg" xlink:type="simple" xlink:show="embed" xlink:actuate="onLoad" draw:mime-type="image/jpeg"/>
</draw:frame>
The winners of the student competition "I am a journalist!" In Kyivwvin was augmented in Kyivvin. / Photo: Tarasovvolodimir, Ukrinform <text:a xlink:type="simple" xlink:href="https://static.ukrinform.com/photos/2023_04/1682696275-4607.jpeg" text:style-name="Internet_20_link" text:visited-style-name="Visited_20_Internet_20_Link">
<draw:frame draw:style-name="fr1" draw:name="Image175" text:anchor-type="as-char" svg:width="6.9236in" svg:height="3.956343in" draw:z-index="0">
<draw:image xlink:href="../Images/yкринформ/2023-04-28T18-54-15-03-00/630_360_1682696275-4607.jpeg" xlink:type="simple" xlink:show="embed" xlink:actuate="onLoad" draw:mime-type="image/jpeg"/>
</draw:frame>
</text:a>
 <text:a xlink:type="simple" xlink:href="https://static.ukrinform.com/photos/2023_04/1682696275-1473.jpeg" text:style-name="Internet_20_link" text:visited-style-name="Visited_20_Internet_20_Link">
<draw:frame draw:style-name="fr1" draw:name="Image176" text:anchor-type="as-char" svg:width="6.9236in" svg:height="3.956343in" draw:z-index="0">
<draw:image xlink:href="../Images/yкринформ/2023-04-28T18-54-15-03-00/630_360_1682696275-1473.jpeg" xlink:type="simple" xlink:show="embed" xlink:actuate="onLoad" draw:mime-type="image/jpeg"/>
</draw:frame>
</text:a>
 <text:a xlink:type="simple" xlink:href="https://static.ukrinform.com/photos/2023_04/1682696270-8145.jpeg" text:style-name="Internet_20_link" text:visited-style-name="Visited_20_Internet_20_Link">
<draw:frame draw:style-name="fr1" draw:name="Image177" text:anchor-type="as-char" svg:width="6.9236in" svg:height="3.956343in" draw:z-index="0">
<draw:image xlink:href="../Images/yкринформ/2023-04-28T18-54-15-03-00/630_360_1682696270-8145.jpeg" xlink:type="simple" xlink:show="embed" xlink:actuate="onLoad" draw:mime-type="image/jpeg"/>
</draw:frame>
</text:a>
 <text:a xlink:type="simple" xlink:href="https://static.ukrinform.com/photos/2023_04/1682696270-6877.jpeg" text:style-name="Internet_20_link" text:visited-style-name="Visited_20_Internet_20_Link">
<draw:frame draw:style-name="fr1" draw:name="Image178" text:anchor-type="as-char" svg:width="6.9236in" svg:height="3.956343in" draw:z-index="0">
<draw:image xlink:href="../Images/yкринформ/2023-04-28T18-54-15-03-00/630_360_1682696270-6877.jpeg" xlink:type="simple" xlink:show="embed" xlink:actuate="onLoad" draw:mime-type="image/jpeg"/>
</draw:frame>
</text:a>
 <text:a xlink:type="simple" xlink:href="https://static.ukrinform.com/photos/2023_04/1682696270-6422.jpeg" text:style-name="Internet_20_link" text:visited-style-name="Visited_20_Internet_20_Link">
<draw:frame draw:style-name="fr1" draw:name="Image179" text:anchor-type="as-char" svg:width="6.9236in" svg:height="3.956343in" draw:z-index="0">
<draw:image xlink:href="../Images/yкринформ/2023-04-28T18-54-15-03-00/630_360_1682696270-6422.jpeg" xlink:type="simple" xlink:show="embed" xlink:actuate="onLoad" draw:mime-type="image/jpeg"/>
</draw:frame>
</text:a>
 <text:a xlink:type="simple" xlink:href="https://static.ukrinform.com/photos/2023_04/1682696271-5076.jpeg" text:style-name="Internet_20_link" text:visited-style-name="Visited_20_Internet_20_Link">
<draw:frame draw:style-name="fr1" draw:name="Image180" text:anchor-type="as-char" svg:width="6.9236in" svg:height="3.956343in" draw:z-index="0">
<draw:image xlink:href="../Images/yкринформ/2023-04-28T18-54-15-03-00/630_360_1682696271-5076.jpeg" xlink:type="simple" xlink:show="embed" xlink:actuate="onLoad" draw:mime-type="image/jpeg"/>
</draw:frame>
</text:a>
 <text:a xlink:type="simple" xlink:href="https://static.ukrinform.com/photos/2023_04/1682696270-6145.jpeg" text:style-name="Internet_20_link" text:visited-style-name="Visited_20_Internet_20_Link">
<draw:frame draw:style-name="fr1" draw:name="Image181" text:anchor-type="as-char" svg:width="6.9236in" svg:height="3.956343in" draw:z-index="0">
<draw:image xlink:href="../Images/yкринформ/2023-04-28T18-54-15-03-00/630_360_1682696270-6145.jpeg" xlink:type="simple" xlink:show="embed" xlink:actuate="onLoad" draw:mime-type="image/jpeg"/>
</draw:frame>
</text:a>
 <text:a xlink:type="simple" xlink:href="https://static.ukrinform.com/photos/2023_04/1682696270-1797.jpeg" text:style-name="Internet_20_link" text:visited-style-name="Visited_20_Internet_20_Link">
<draw:frame draw:style-name="fr1" draw:name="Image182" text:anchor-type="as-char" svg:width="6.9236in" svg:height="3.956343in" draw:z-index="0">
<draw:image xlink:href="../Images/yкринформ/2023-04-28T18-54-15-03-00/630_360_1682696270-1797.jpeg" xlink:type="simple" xlink:show="embed" xlink:actuate="onLoad" draw:mime-type="image/jpeg"/>
</draw:frame>
</text:a>
 <text:a xlink:type="simple" xlink:href="https://static.ukrinform.com/photos/2023_04/1682696274-7145.jpeg" text:style-name="Internet_20_link" text:visited-style-name="Visited_20_Internet_20_Link">
<draw:frame draw:style-name="fr1" draw:name="Image183" text:anchor-type="as-char" svg:width="6.9236in" svg:height="3.956343in" draw:z-index="0">
<draw:image xlink:href="../Images/yкринформ/2023-04-28T18-54-15-03-00/630_360_1682696274-7145.jpeg" xlink:type="simple" xlink:show="embed" xlink:actuate="onLoad" draw:mime-type="image/jpeg"/>
</draw:frame>
</text:a>
 <text:a xlink:type="simple" xlink:href="https://static.ukrinform.com/photos/2023_04/1682696275-5069.jpeg" text:style-name="Internet_20_link" text:visited-style-name="Visited_20_Internet_20_Link">
<draw:frame draw:style-name="fr1" draw:name="Image184" text:anchor-type="as-char" svg:width="6.9236in" svg:height="3.956343in" draw:z-index="0">
<draw:image xlink:href="../Images/yкринформ/2023-04-28T18-54-15-03-00/630_360_1682696275-5069.jpeg" xlink:type="simple" xlink:show="embed" xlink:actuate="onLoad" draw:mime-type="image/jpeg"/>
</draw:frame>
</text:a>
 <text:a xlink:type="simple" xlink:href="https://static.ukrinform.com/photos/2023_04/1682696275-7698.jpeg" text:style-name="Internet_20_link" text:visited-style-name="Visited_20_Internet_20_Link">
<draw:frame draw:style-name="fr1" draw:name="Image185" text:anchor-type="as-char" svg:width="6.9236in" svg:height="3.956343in" draw:z-index="0">
<draw:image xlink:href="../Images/yкринформ/2023-04-28T18-54-15-03-00/630_360_1682696275-7698.jpeg" xlink:type="simple" xlink:show="embed" xlink:actuate="onLoad" draw:mime-type="image/jpeg"/>
</draw:frame>
</text:a>
 <text:a xlink:type="simple" xlink:href="https://static.ukrinform.com/photos/2023_04/1682696276-5229.jpeg" text:style-name="Internet_20_link" text:visited-style-name="Visited_20_Internet_20_Link">
<draw:frame draw:style-name="fr1" draw:name="Image186" text:anchor-type="as-char" svg:width="6.9236in" svg:height="3.956343in" draw:z-index="0">
<draw:image xlink:href="../Images/yкринформ/2023-04-28T18-54-15-03-00/630_360_1682696276-5229.jpeg" xlink:type="simple" xlink:show="embed" xlink:actuate="onLoad" draw:mime-type="image/jpeg"/>
</draw:frame>
</text:a>
 <text:a xlink:type="simple" xlink:href="https://static.ukrinform.com/photos/2023_04/1682696276-7645.jpeg" text:style-name="Internet_20_link" text:visited-style-name="Visited_20_Internet_20_Link">
<draw:frame draw:style-name="fr1" draw:name="Image187" text:anchor-type="as-char" svg:width="6.9236in" svg:height="3.956343in" draw:z-index="0">
<draw:image xlink:href="../Images/yкринформ/2023-04-28T18-54-15-03-00/630_360_1682696276-7645.jpeg" xlink:type="simple" xlink:show="embed" xlink:actuate="onLoad" draw:mime-type="image/jpeg"/>
</draw:frame>
</text:a>
During the event, the organizers also awarded diplomas of teachers who prepare the winners and winners of the competition. At the same time, six teachers from the Nikolaev area, Khmelnytskyi, Kyiv, Volyn, Donetsk region and Luhansk region were honored with the newly known medal for "many years of fruitful cooperation", which from this year they will keep more than ten teachers.</text:p>
      <text:p text:style-name="P4">
News Source: <text:a xlink:type="simple" xlink:href="https://www.ukrinform.ua/rubric-society/3702187-u-kievi-nagorodili-peremozciv-ucnivskogo-konkursu-a-zurnalist.html" text:style-name="Internet_20_link" text:visited-style-name="Visited_20_Internet_20_Link">
https://www.ukrinform.ua/rubric-society/3702187-u-kievi-nagorodili-peremozciv-ucnivskogo-konkursu-a-zurnalist.html</text:a>
</text:p>
      <!--NEWS-->
      <text:h text:style-name="P10" text:outline-level="1">
<text:span text:style-name="T4">
Estonia has been assisted by Ukraine since the beginning of the war for more than € 500 million</text:span>
</text:h>
      <text:p text:style-name="P4">
Authors: Ukrinform (Person)</text:p>
      <text:p text:style-name="P4">
Publisher: Укринформ (Organization)</text:p>
      <text:p text:style-name="P4">
Published Time: 2023-04-28T18:56:00+03:00</text:p>
      <text:p text:style-name="P4">
Modified Time: 2023-04-28T18:56:00+03:00</text:p>
      <text:p text:style-name="P4">
Description: From the first days of a full -scale Russian invasion, Estonia has expressed support to Ukraine and assisted over 500 million euros. - Ukrinform.</text:p>
      <text:p text:style-name="P4">
Images: ["<text:a xlink:type="simple" xlink:href="https://static.ukrinform.com/photos/2023_04/thumb_files/630_360_1682699052-792.jpg" text:style-name="Internet_20_link" text:visited-style-name="Visited_20_Internet_20_Link">
630_360_16826...</text:a>
"]</text:p>
      <text:p text:style-name="P4">
Tags: ['Естонія', 'Україна', 'Війна з росією']</text:p>
      <text:p text:style-name="P4">
Type: Article</text:p>
      <!--METADATA-->
      <text:p text:style-name="P4">
<draw:frame draw:style-name="fr1" draw:name="Image188" text:anchor-type="as-char" svg:width="6.9236in" svg:height="3.956343in" draw:z-index="0">
<draw:image xlink:href="../Images/yкринформ/2023-04-28T18-56-00-03-00/630_360_1682699052-792.jpg" xlink:type="simple" xlink:show="embed" xlink:actuate="onLoad" draw:mime-type="image/jpeg"/>
</draw:frame>
From the first full -scale Russian invasion, Estonia expressed support for Ukraine and assisted over 500 million euros.</text:p>
      <text:p text:style-name="P4">
The Minister of Foreign Affairs of Estonia Margus Tahkn said this during a briefing in Odessa, Ukrinform correspondent reports.</text:p>
      <text:p text:style-name="P4">
"Estonia has supported Ukraine since the beginning of the war, from the first days, invested as 500 million euros," Tsakhkna said.</text:p>
      <text:p text:style-name="P4">
He also reported that Estonia would join Ukraine and support for EU and NATO.</text:p>
      <text:p text:style-name="P4">
In addition, Tsakhkna stressed that Estonia supports the creation of a specialized international tribunal for Russia.</text:p>
      <text:p text:style-name="P4">
"Those who have violated international legislation must be convicted of marriage laws," the Estonian Minister stressed.</text:p>
      <text:p text:style-name="P4">
<text:span text:style-name="T4">
 Read also: </text:span>
 <text:a xlink:type="simple" xlink:href="https://www.ukrinform.ua/rubric-vidbudova/3702157-dania-vidilila-1-milard-na-vidbudovu-ukraini.html" text:style-name="Internet_20_link" text:visited-style-name="Visited_20_Internet_20_Link">
<text:span text:style-name="T4">
 Denmark </text:span>
</text:a>
As it was reported, Prime Minister Denis Shmigal expressed gratitude <text:a xlink:type="simple" xlink:href="https://www.ukrinform.ua/rubric-polytics/3700157-nase-partnerstvo-lise-micnisatime-smigal-zustrivsa-z-premerkou-estonii.html" text:style-name="Internet_20_link" text:visited-style-name="Visited_20_Internet_20_Link">
</text:a>
On the initiative to provide Ukraine with ammunition at the EU level, involvement in the reconstruction and support of European and Euro -Atlantic integration of Ukrainians.</text:p>
      <text:p text:style-name="P4">
News Source: <text:a xlink:type="simple" xlink:href="https://www.ukrinform.ua/rubric-polytics/3702189-estonia-z-pocatku-vijni-nadala-ukraini-dopomogi-na-bils-ak-100-miljoniv.html" text:style-name="Internet_20_link" text:visited-style-name="Visited_20_Internet_20_Link">
https://www.ukrinform.ua/rubric-polytics/3702189-estonia-z-pocatku-vijni-nadala-ukraini-dopomogi-na-bils-ak-100-miljoniv.html</text:a>
</text:p>
      <!--NEWS-->
      <text:h text:style-name="P10" text:outline-level="1">
<text:span text:style-name="T4">
The Russian ambassador to Madrid called "on the carpet" because of attack on the Spanish government on social networks</text:span>
</text:h>
      <text:p text:style-name="P4">
Authors: Ukrinform (Person)</text:p>
      <text:p text:style-name="P4">
Publisher: Укринформ (Organization)</text:p>
      <text:p text:style-name="P4">
Published Time: 2023-04-28T18:57:00+03:00</text:p>
      <text:p text:style-name="P4">
Modified Time: 2023-04-28T18:57:00+03:00</text:p>
      <text:p text:style-name="P4">
Description: Russia's ambassador to Madrid was summoned to the Headquarters of the Spanish Foreign Ministry in protest against attack on the Spanish government through social networks. - Ukrinform.</text:p>
      <text:p text:style-name="P4">
Images: ["<text:a xlink:type="simple" xlink:href="https://static.ukrinform.com/photos/2017_09/thumb_files/630_360_1505803396-7096.jpg" text:style-name="Internet_20_link" text:visited-style-name="Visited_20_Internet_20_Link">
630_360_15058...</text:a>
"]</text:p>
      <text:p text:style-name="P4">
Tags: ['Іспанія', 'Кібератака', 'Посол', 'росія', 'Хакери']</text:p>
      <text:p text:style-name="P4">
Type: Article</text:p>
      <!--METADATA-->
      <text:p text:style-name="P4">
<draw:frame draw:style-name="fr1" draw:name="Image189" text:anchor-type="as-char" svg:width="6.9236in" svg:height="3.956343in" draw:z-index="0">
<draw:image xlink:href="../Images/yкринформ/2023-04-28T18-57-00-03-00/630_360_1505803396-7096.jpg" xlink:type="simple" xlink:show="embed" xlink:actuate="onLoad" draw:mime-type="image/jpeg"/>
</draw:frame>
The posts in Madrid were summoned to the Headquarters of the Spanish Foreign Ministry in protest against the attack on the Spanish government through social networks.</text:p>
      <text:p text:style-name="P4">
According to Ukrinform, the Spanish edition reports <text:a xlink:type="simple" xlink:href="https://www.larazon.es/espana/exteriores-convoca-embajador-ruso-madrid-proesta-ataques-redes-gobierno_20230428644baafa22859d0001753add.html" text:style-name="Internet_20_link" text:visited-style-name="Visited_20_Internet_20_Link">
</text:a>
.</text:p>
      <text:p text:style-name="P4">
On Thursday, the Ministry of Foreign Affairs expressed a new Ambassador of Russia to Klimenko's Madriyurii protest against the attack on social networks on the Spanish government, in particular, against a recent post on Twitter, which stated the presence of Spanish military in Ukraine.</text:p>
      <text:p text:style-name="P4">
It is noted that on Wednesday, the Embassy of Russia through its official account, Zakount, published a video with two people in military uniform, who spoke to the language and said that they were allegedly in "Ukrainian trenches".</text:p>
      <text:p text:style-name="P4">
In the Ministry of Foreign Affairs <text:a xlink:type="simple" xlink:href="https://www.ukrinform.ua/tag-ispania" text:style-name="Internet_20_link" text:visited-style-name="Visited_20_Internet_20_Link">
</text:a>
It was demanded that the Russian Embassy agreed to immediately release from Russia before yesterday, diplomatic sources report.</text:p>
      <text:p text:style-name="P4">
<text:span text:style-name="T4">
 Read also: </text:span>
 <text:a xlink:type="simple" xlink:href="https://www.ukrinform.ua/rubric-world/3702057-posla-rf-u-kisinevi-viklikali-na-kilim-pisla-zaavi-medvedeva-so-moldovi-ne-isnue.html" text:style-name="Internet_20_link" text:visited-style-name="Visited_20_Internet_20_Link">
<text:span text:style-name="T4">
 ambassador </text:span>
 <text:span text:style-name="T4">
 </text:span>
 Chisinau <text:span text:style-name="T4">
 </text:span>
 Called <text:span text:style-name="T4">
 </text:span>
 <text:span text:style-name="T4">
 carpet </text:span>
 <text:span text:style-name="T4">
 </text:span>
 after <text:span text:style-name="T4">
<text:span text:style-name="T5">
* </text:span>
* </text:span>
 <text:span text:style-name="T4">
 Medvedev </text:span>
 <text:span text:style-name="T4">
 </text:span>
 Moldova <text:span text:style-name="T4">
 </text:span>
 <text:span text:style-name="T4">
 </text:span>
 <text:span text:style-name="T4">
 </text:span>
 exist**</text:a>
A few hours later, the Embassy of the Russian Federation removed the publication, and the Ministry of Defense of Spanishiotically denied information about the presence of Spanish military in Ukrainian territory.</text:p>
      <text:p text:style-name="P4">
Russian Ambassador Yuri Klimenko was appointed Vladimir Putin of the Russian Federation of Trustee Spain in November 2022, replacing Yuriykorchagin in this position, who headed the diplomatic mission for the last ten years.</text:p>
      <text:p text:style-name="P4">
News Source: <text:a xlink:type="simple" xlink:href="https://www.ukrinform.ua/rubric-world/3702192-posla-rf-u-madridi-viklikali-na-kilim-cerez-ataku-na-urad-ispanii-u-socmerezah.html" text:style-name="Internet_20_link" text:visited-style-name="Visited_20_Internet_20_Link">
https://www.ukrinform.ua/rubric-world/3702192-posla-rf-u-madridi-viklikali-na-kilim-cerez-ataku-na-urad-ispanii-u-socmerezah.html</text:a>
</text:p>
      <!--NEWS-->
      <text:h text:style-name="P10" text:outline-level="1">
<text:span text:style-name="T4">
Molchanov will perform in the finale of the Challenger's ATP in Rome</text:span>
</text:h>
      <text:p text:style-name="P4">
Authors: Ukrinform (Person)</text:p>
      <text:p text:style-name="P4">
Publisher: Укринформ (Organization)</text:p>
      <text:p text:style-name="P4">
Published Time: 2023-04-28T19:01:29+03:00</text:p>
      <text:p text:style-name="P4">
Modified Time: 2023-04-28T19:01:29+03:00</text:p>
      <text:p text:style-name="P4">
Description: Kazakh -Ukrainian duo Andriy Golubev - Denis Molchanov released the final of the Tournament of the Association of Tennisists of Professionals (APR) of the Challenger Series in Rome (Italy) with a prize fund € 73 thousand - Ukrinform.</text:p>
      <text:p text:style-name="P4">
Images: ["<text:a xlink:type="simple" xlink:href="https://static.ukrinform.com/photos/2023_04/thumb_files/630_360_1682696931-882.jpg" text:style-name="Internet_20_link" text:visited-style-name="Visited_20_Internet_20_Link">
630_360_16826...</text:a>
"]</text:p>
      <text:p text:style-name="P4">
Tags: ['Теніс']</text:p>
      <text:p text:style-name="P4">
Type: Article</text:p>
      <!--METADATA-->
      <text:p text:style-name="P4">
<draw:frame draw:style-name="fr1" draw:name="Image190" text:anchor-type="as-char" svg:width="6.9236in" svg:height="3.956343in" draw:z-index="0">
<draw:image xlink:href="../Images/yкринформ/2023-04-28T19-01-29-03-00/630_360_1682696931-882.jpg" xlink:type="simple" xlink:show="embed" xlink:actuate="onLoad" draw:mime-type="image/jpeg"/>
</draw:frame>
Kazakh -Ukrainian duo Andriy Golubev - Denis Molchanov went to the final to tennis players of professionals(ATP)The Challenger series in Rome(Italy)with a prize fund € 73 thousand</text:p>
      <text:p text:style-name="P4">
The semi -final stage of the paired category Golubev and Molchanov went without the fight -leaders of "sowing" the French Sadio Dumbia and Fabien Rebul starred in the match, Ukrinform reports.</text:p>
      <text:p text:style-name="P4">
In the final of the Kazakh-Ukrainian couple, the couple will meet with Nicholas Barrientosa and Portuguese Franceskabral, who in turn beat Viktor Durasovich from Norway and Braziltsaferndo Romboli-7: 6:(7:5), 6: 0.</text:p>
      <text:p text:style-name="P4">
<text:span text:style-name="T4">
 Read also: </text:span>
 <text:a xlink:type="simple" xlink:href="https://www.ukrinform.ua/rubric-sports/3701596-kostuk-ne-zmogla-obigrati-persu-raketku-kolumbii-na-tenisnomu-turniri-v-madridi.html" text:style-name="Internet_20_link" text:visited-style-name="Visited_20_Internet_20_Link">
<text:span text:style-name="T4">
 tennis </text:span>
</text:a>
The tournament in the Italian capital will last until April 30.</text:p>
      <text:p text:style-name="P4">
Photo: btu.org.ua.</text:p>
      <text:p text:style-name="P4">
News Source: <text:a xlink:type="simple" xlink:href="https://www.ukrinform.ua/rubric-sports/3702191-molcanov-vistupit-u-finali-cellendzera-atp-v-rimi.html" text:style-name="Internet_20_link" text:visited-style-name="Visited_20_Internet_20_Link">
https://www.ukrinform.ua/rubric-sports/3702191-molcanov-vistupit-u-finali-cellendzera-atp-v-rimi.html</text:a>
</text:p>
      <!--NEWS-->
      <text:h text:style-name="P10" text:outline-level="1">
<text:span text:style-name="T4">
Russian troops per day made more than 40 attacks in four directions</text:span>
</text:h>
      <text:p text:style-name="P4">
Authors: Ukrinform (Person)</text:p>
      <text:p text:style-name="P4">
Publisher: Укринформ (Organization)</text:p>
      <text:p text:style-name="P4">
Published Time: 2023-04-28T19:03:00+03:00</text:p>
      <text:p text:style-name="P4">
Modified Time: 2023-04-28T19:03:00+03:00</text:p>
      <text:p text:style-name="P4">
Description: </text:p>
      <text:p text:style-name="P4">
Війська Російської Федерації Протягом Доби Здійснили Понад 40 Атак На Лиманському, Бахмутському, Авдіївському Та Мар’Їнському Напрямках. — Укрінформ.: </text:p>
      <text:p text:style-name="P4">
Images: ["<text:a xlink:type="simple" xlink:href="https://static.ukrinform.com/photos/2023_04/thumb_files/630_360_1682438812-465.jpg" text:style-name="Internet_20_link" text:visited-style-name="Visited_20_Internet_20_Link">
630_360_16824...</text:a>
"]</text:p>
      <text:p text:style-name="P4">
Tags: ['Генштаб', 'ЗСУ', 'Війна з росією']</text:p>
      <text:p text:style-name="P4">
Type: Article</text:p>
      <!--METADATA-->
      <text:p text:style-name="P4">
<draw:frame draw:style-name="fr1" draw:name="Image191" text:anchor-type="as-char" svg:width="6.9236in" svg:height="3.956343in" draw:z-index="0">
<draw:image xlink:href="../Images/yкринформ/2023-04-28T19-03-00-03-00/630_360_1682438812-465.jpg" xlink:type="simple" xlink:show="embed" xlink:actuate="onLoad" draw:mime-type="image/jpeg"/>
</draw:frame>
More than 40 attacks on Liman, Bakhmut, Avdiiv and Marinski directions were carried out during the day.</text:p>
      <text:p text:style-name="P4">
According to Ukrinform, the General Staff of the Armed Forces of Ukraine reported in <text:a xlink:type="simple" xlink:href="https://www.facebook.com/GeneralStaff.ua/posts/pfbid02yvfvfz6RDTpUdb13fRc8RP3MKDdR92yw87HyLNXdnDKof21bDVPT8Nyso8wr6Nwil" text:style-name="Internet_20_link" text:visited-style-name="Visited_20_Internet_20_Link">
</text:a>
Having published the prompt information as of 18:00 Friday, April 28.</text:p>
      <text:p text:style-name="P4">
It is noted that the main efforts of the enemy focuses on leading the offensive directions.</text:p>
      <text:p text:style-name="P4">
Bakhmut and Marinka of Donetsk Blastic remain at the epicenter of the fighting.</text:p>
      <text:p text:style-name="P4">
"This era Russian Federation has inflicted another massive missile strike of mining facilities and dwellings. Unfortunately, there is a hungry. Thootica wounded peaceful people. Without the desired results on the battlefield, the Russian aggressor cynically continues to apply the terror tactics. Humanitarian law, "the General Staff noted.</text:p>
      <text:p text:style-name="P4">
In total, during the day, Russian troops launched 23 winged rockets of the Type-101 and X-555 rockets, committed 28 aircraft blows and 11 shelling of rocket launchers.</text:p>
      <text:p text:style-name="P4">
It is emphasized that the likelihood of missile and aviation strikers throughout Ukraine remains high.</text:p>
      <text:p text:style-name="P4">
The aviation of the Defense Forces per day has made a total of four strokes in the area of the personnel and military equipment of the Russian army.</text:p>
      <text:p text:style-name="P4">
Units of Ukrainian missile troops and artillery, for their part, were struck by the triplets of management, ammunition composition and four areas of concentration of a living silage.</text:p>
      <text:p text:style-name="P4">
On <text:span text:style-name="T4">
 Volynskyi </text:span>
 and <text:span text:style-name="T4">
 Polissya directions </text:span>
 The operational situation did not have significantly changed. Signs of formation of offensive groups have not been detected.</text:p>
      <text:p text:style-name="P4">
On <text:span text:style-name="T4">
 Siverskyi </text:span>
 and <text:span text:style-name="T4">
 Slobozhansky directions </text:span>
 the enemy's military precipitation in the border with Ukraine of the Russian Federation with Ukraine is maintained.</text:p>
      <text:p text:style-name="P4">
In the Chernihiv region, during the day, Russian troops inflicted aviation mansions in Semenivka and Leonivka. Also carried out mortar and artillery units of Halaganivka, Leonivka and Buchkiv Chernihiv region, chamomile, free settlement, Iskrykivshchyna, Volfin and rims of Sumy region, Morokhovtsi, Liptsi, Hatcha, Volokhivka, Nesterony and Budarkiv Kharkiv region.</text:p>
      <text:p text:style-name="P4">
In the <text:span text:style-name="T4">
 Kupyansk direction </text:span>
 the enemy of offensive actions was not carried out, actively examined drones to adjust the artillery fire.On the <text:span text:style-name="T4">
 Liman direction </text:span>
 the Russians conducted unsuccessful offensive actions in the direction of the whiteness, caused air strikes on Nevsky, Bigorivka, Tornsky, Serebryanka, disputed and Ivanivka.</text:p>
      <text:p text:style-name="P4">
Makeevka, Nevskoye, Dibrova and Bigorivka region, Terny, Verkhnamyansk and controversial Donetsk region were blown from enemy artillery.</text:p>
      <text:p text:style-name="P4">
In the <text:span text:style-name="T4">
 Bakhmut direction </text:span>
 Russian troops continue to take offensive actions, the battles of Bakhmut continue. During the day, the invaders kept unsuccessful offensive in the direction of Bogdanivka and the Temporal Yar.</text:p>
      <text:p text:style-name="P4">
Vasyukivka, Orikhovo-Vasylivka, Bakhmut, Grigorivka, Ivanivske, Konstantinovka, Oleksandr-Shultine, South, Nelipivka and New York of Donetsk region were injured from enemy shelling.</text:p>
      <text:p text:style-name="P4">
In the <text:span text:style-name="T4">
 Avdeevsky direction </text:span>
 the Russian army conducted offensive actions in the districts of the Avdiivka, Severny and Pervomaisk Donetsk region, but did not have success.</text:p>
      <text:p text:style-name="P4">
Novobakhmutivka, Novokalinovka, Avdiivka, Vodyane, Pervomaisk and Nevelskoye Donetsk region were shot from the Russian troops.</text:p>
      <text:p text:style-name="P4">
In the <text:span text:style-name="T4">
 Marinsky direction </text:span>
 Forces of Defense of Ukraine reflected the enemy attacks of the Uda Marynka and Novomikhailivka. At the same time, the invaders struck Pholevka, Marinka, Victory and Novomikhailivka, Donetsk region.</text:p>
      <text:p text:style-name="P4">
In the <text:span text:style-name="T4">
 Shakhtar direction </text:span>
 During the day the Russians were not affected, instead caused air strikes on the carbon, the precursors of the Yashakhtar Donetsk region.</text:p>
      <text:p text:style-name="P4">
On <text:span text:style-name="T4">
 Zaporizhzhia </text:span>
 and <text:span text:style-name="T4">
 Kherson directions </text:span>
 Russian troops continue to be conducted and fired settlements. In total, more than 40 cities and villages, including Gulyaypole, Railway, Gulyaipil, White and High Zaporizhzhya region, Kherson, Milove, Berislav, Obradokamyanka, Vesele, Antonivka and Bilozer of Kherson region, were here.</text:p>
      <text:p text:style-name="P4">
In the temporarily captured territories, the invaders continue to use educational institutions for their own purposes, arranging their military facilities in them, covering themselves with a "live shield" from students and teaching staff.</text:p>
      <text:p text:style-name="P4">
In particular, Russian military personnel are stationed in Lubianka of the Luhansk region in the local school building, in the General Staff. The personnel warehouse of the invaders is placed in the buildings of educational institutions, forcing the educational process to take a mandatory visit to the children.As reported by Ukrinform, the forces of defense <text:a xlink:type="simple" xlink:href="https://www.ukrinform.ua/rubric-ato/3701811-sili-oboroni-vranci-znisili-21-iz-23-rosijskih-krilatih-raket-i-dva-bpla-zaluznij.html" text:style-name="Internet_20_link" text:visited-style-name="Visited_20_Internet_20_Link">
</text:a>
21 of 23 winged missiles X-101/X-555, released by Russian invaders in Ukraine in the morning of April 28. The plug -in drones were also destroyed.</text:p>
      <text:p text:style-name="P4">
The hit of Russian rockets during the attack on April 28 <text:a xlink:type="simple" xlink:href="https://www.ukrinform.ua/rubric-other_news/3701836-rosia-atakuvala-ukrainu-raketami-e-zagibli-i-poraneni.html" text:style-name="Internet_20_link" text:visited-style-name="Visited_20_Internet_20_Link">
</text:a>
In the Dnieper and Uman of Cherkasy region. Among the civilians are dead and injured. In Uman, the number of larses due to rocket stroke <text:a xlink:type="simple" xlink:href="https://www.ukrinform.ua/rubric-regions/3702160-kilkist-zagiblih-cerez-raketnij-udar-po-umani-zrosla-do-21.html" text:style-name="Internet_20_link" text:visited-style-name="Visited_20_Internet_20_Link">
</text:a>
.</text:p>
      <text:p text:style-name="P4">
<text:span text:style-name="T5">
Foto: General Staff of the Armed Forces</text:span>
</text:p>
      <text:p text:style-name="P4">
News Source: <text:a xlink:type="simple" xlink:href="https://www.ukrinform.ua/rubric-ato/3702193-vijska-rf-za-den-zdijsnili-ponad-40-atak-na-cotiroh-napramkah.html" text:style-name="Internet_20_link" text:visited-style-name="Visited_20_Internet_20_Link">
https://www.ukrinform.ua/rubric-ato/3702193-vijska-rf-za-den-zdijsnili-ponad-40-atak-na-cotiroh-napramkah.html</text:a>
</text:p>
      <!--NEWS-->
      <text:h text:style-name="P10" text:outline-level="1">
<text:span text:style-name="T4">
The head of the ROC Kiril deprived the Kuri's protodiakon, who criticizes the war</text:span>
</text:h>
      <text:p text:style-name="P4">
Authors: Ukrinform (Person)</text:p>
      <text:p text:style-name="P4">
Publisher: Укринформ (Organization)</text:p>
      <text:p text:style-name="P4">
Published Time: 2023-04-28T19:05:00+03:00</text:p>
      <text:p text:style-name="P4">
Modified Time: 2023-04-28T19:05:00+03:00</text:p>
      <text:p text:style-name="P4">
Description: The head of the ROC Patriarch Kiril deprived the protodiakon Andrei Kuriav, who criticizes the leadership of the ROC, the Russian authorities and the aggressive war against Ukraine. - Ukrinform.</text:p>
      <text:p text:style-name="P4">
Images: ["<text:a xlink:type="simple" xlink:href="https://static.ukrinform.com/photos/2018_04/thumb_files/630_360_1524841459-6111.jpg" text:style-name="Internet_20_link" text:visited-style-name="Visited_20_Internet_20_Link">
630_360_15248...</text:a>
"]</text:p>
      <text:p text:style-name="P4">
Tags: ['Україна', 'патріарх Кирил', 'Агресія РФ', 'Священник', 'РПЦ']</text:p>
      <text:p text:style-name="P4">
Type: Article</text:p>
      <!--METADATA-->
      <text:p text:style-name="P4">
<draw:frame draw:style-name="fr1" draw:name="Image192" text:anchor-type="as-char" svg:width="6.9236in" svg:height="3.956343in" draw:z-index="0">
<draw:image xlink:href="../Images/yкринформ/2023-04-28T19-05-00-03-00/630_360_1524841459-6111.jpg" xlink:type="simple" xlink:show="embed" xlink:actuate="onLoad" draw:mime-type="image/jpeg"/>
</draw:frame>
The head of the ROC Patriarch Kiril deprived the protodiacon Andrei Kuriav, who criticizes the leadership of the ROC, Russian authorities and aggressive warfare against Ukraine.</text:p>
      <text:p text:style-name="P4">
According to Ukrinform, a photo of the Patriarch's decree on the deprivation of the dignity was published by Kuraev in <text:a xlink:type="simple" xlink:href="https://t.me/akuraev/9697" text:style-name="Internet_20_link" text:visited-style-name="Visited_20_Internet_20_Link">
</text:a>
.</text:p>
      <text:p text:style-name="P4">
The document states that for more than two years, which have passed since the banning of the Kuriev, he has not changed his position and continues "anti -churchiness", which made it a decision to deprive him of his dignity.</text:p>
      <text:p text:style-name="P4">
“The right to co -party with the present Patriarch Kirill, that is, who made Winsebe made is a dubious honor. I did not consider it and do not consider it a cherished ” - <text:a xlink:type="simple" xlink:href="https://t.me/akuraev/9698" text:style-name="Internet_20_link" text:visited-style-name="Visited_20_Internet_20_Link">
</text:a>
 <text:a xlink:type="simple" xlink:href="https://t.me/akuraev/9698" text:style-name="Internet_20_link" text:visited-style-name="Visited_20_Internet_20_Link">
 </text:a>
The decision of Kurayev. He did not rule out that he would file a complaint with the Ecumenical Patriarchal.</text:p>
      <text:p text:style-name="P4">
In December 2020, the Diocesan Church Court of the ROC deprived the Danction of Protodiaconii Kuri. Patriarch Kiril, however, imposed a moratorium on this decision, and it has given time to "rethink the position". At the same time, since April of the same year, the Curliev was temporarily forbidden in the service of Patriarch Kirill. His harsh words about one of the dead priests were pretended.</text:p>
      <text:p text:style-name="P4">
<text:span text:style-name="T4">
 Read also: </text:span>
 <text:a xlink:type="simple" xlink:href="https://www.ukrinform.ua/rubric-world/3701063-cehia-zaprovadila-sankcii-proti-glavi-rpc-kirila.html" text:style-name="Internet_20_link" text:visited-style-name="Visited_20_Internet_20_Link">
<text:span text:style-name="T4">
 ROC </text:span>
</text:a>
Andriy Kuraev is one of the most famous missionaries of the ROC. He was a referent ditrian Alexei II and one of Metropolitan Cyril's closest associates(Gundyaeva)Before the election of the Primate of the ROC in 2009.</text:p>
      <text:p text:style-name="P4">
Since then, and especially in recent years, Andrei Kuriaev has actively criticized the churchistructure and personally of the Patriarch, accusing the church of the distance of the Paraffen, bureaucracy and retrograde. Kuriav lives abroad now. It enters the war in Ukraine and the position of the ROC leadership on the war.</text:p>
      <text:p text:style-name="P4">
News Source: <text:a xlink:type="simple" xlink:href="https://www.ukrinform.ua/rubric-world/3702197-glava-rpc-kiril-pozbaviv-sanu-protodiakona-kuraeva-akij-kritikue-vijnu.html" text:style-name="Internet_20_link" text:visited-style-name="Visited_20_Internet_20_Link">
https://www.ukrinform.ua/rubric-world/3702197-glava-rpc-kiril-pozbaviv-sanu-protodiakona-kuraeva-akij-kritikue-vijnu.html</text:a>
</text:p>
      <!--NEWS-->
      <text:h text:style-name="P10" text:outline-level="1">
<text:span text:style-name="T4">
Czech Republic and Ukraine will jointly produce weapons, training planes and repair tanks</text:span>
</text:h>
      <text:p text:style-name="P4">
Authors: Ukrinform (Person)</text:p>
      <text:p text:style-name="P4">
Publisher: Укринформ (Organization)</text:p>
      <text:p text:style-name="P4">
Published Time: 2023-04-28T19:06:00+03:00</text:p>
      <text:p text:style-name="P4">
Modified Time: 2023-04-28T19:06:00+03:00</text:p>
      <text:p text:style-name="P4">
Description: Ukraine and the Czech Republic have prepared six key shares of joint production concerning the production of ammunition, weapons, tanks repair, as well as potential production of training aircraft. - Ukrinform.</text:p>
      <text:p text:style-name="P4">
Images: ["<text:a xlink:type="simple" xlink:href="https://static.ukrinform.com/photos/2023_04/thumb_files/630_360_1682693279-735.jpg" text:style-name="Internet_20_link" text:visited-style-name="Visited_20_Internet_20_Link">
630_360_16826...</text:a>
"]</text:p>
      <text:p text:style-name="P4">
Tags: ['Чехія', 'Танк', 'Зброя', 'Ремонт', 'Петр Павел']</text:p>
      <text:p text:style-name="P4">
Type: Article</text:p>
      <!--METADATA-->
      <text:p text:style-name="P4">
<draw:frame draw:style-name="fr1" draw:name="Image193" text:anchor-type="as-char" svg:width="6.9236in" svg:height="3.956343in" draw:z-index="0">
<draw:image xlink:href="../Images/yкринформ/2023-04-28T19-06-00-03-00/630_360_1682693279-735.jpg" xlink:type="simple" xlink:show="embed" xlink:actuate="onLoad" draw:mime-type="image/jpeg"/>
</draw:frame>
Ukraine Tachochia has prepared six key projects of joint production, quality ammunition, weapons, tanks repair, and potential production of training aircraft.</text:p>
      <text:p text:style-name="P4">
This was stated by the President <text:a xlink:type="simple" xlink:href="https://www.ukrinform.ua/tag-cehia" text:style-name="Internet_20_link" text:visited-style-name="Visited_20_Internet_20_Link">
</text:a>
Peter Pavel President with the Presidents of Ukraine and Slovakia Volodymyr Zelensky Tasuza Chaputova Press Conference in Kiev, Ukrinform correspondent reports.</text:p>
      <text:p text:style-name="P4">
“We have prepared 6 key projects of joint production on the basis of any Ukrainian and Czech firms…. With regard to specific projects, they are used to produce ammunition, hand weapons, tanks, such as TT-62, as well as potential production of training aircraft. For us, the transfer of technologies and production is a priority in order for this production to be partially or can be fully carried out in the territory of Ukraine, ”he said.</text:p>
      <text:p text:style-name="P4">
<text:span text:style-name="T4">
 Read also: </text:span>
 <text:a xlink:type="simple" xlink:href="https://www.ukrinform.ua/rubric-ato/3699279-cehia-gotova-narostiti-potuznosti-modernizacii-t72-dla-ukraini.html" text:style-name="Internet_20_link" text:visited-style-name="Visited_20_Internet_20_Link">
<text:span text:style-name="T4">
 Czech </text:span>
</text:a>
Pavel dissected that the end result of such production is used to be useful in accordance with the technologies that are on the Czech side and the Ukrainian.</text:p>
      <text:p text:style-name="P4">
The President of the Czech Republic also noted that his country directs work on the program from the Dnipro and Dnipropetrovsk region and cooperation in the spheres of energy, economy, transport infrastructure, housing.</text:p>
      <text:p text:style-name="P4">
<text:span text:style-name="T4">
 Read also: </text:span>
 <text:a xlink:type="simple" xlink:href="https://www.ukrinform.ua/rubric-ato/3700906-polsa-rozsirue-virobnictvo-sau-krab-aki-peredae-ukraini.html" text:style-name="Internet_20_link" text:visited-style-name="Visited_20_Internet_20_Link">
<text:span text:style-name="T4">
 Poland </text:span>
</text:a>
As reported by Ukrinform, on the morning of April 28, Czech President Pavel Pavel and his Slovak colleague Zuzan Chapotova arrived in Kiev.</text:p>
      <text:p text:style-name="P4">
News Source: <text:a xlink:type="simple" xlink:href="https://www.ukrinform.ua/rubric-ato/3702194-cehia-ta-ukraina-spilno-viroblatimut-zbrou-i-navcalni-litaki-a-takoz-remontuvatimut-tanki.html" text:style-name="Internet_20_link" text:visited-style-name="Visited_20_Internet_20_Link">
https://www.ukrinform.ua/rubric-ato/3702194-cehia-ta-ukraina-spilno-viroblatimut-zbrou-i-navcalni-litaki-a-takoz-remontuvatimut-tanki.html</text:a>
</text:p>
      <!--NEWS-->
      <text:h text:style-name="P10" text:outline-level="1">
<text:span text:style-name="T4">
Zelensky had a telephone conversation with the President of Euro Council</text:span>
</text:h>
      <text:p text:style-name="P4">
Authors: Ukrinform (Person)</text:p>
      <text:p text:style-name="P4">
Publisher: Укринформ (Organization)</text:p>
      <text:p text:style-name="P4">
Published Time: 2023-04-28T19:10:51+03:00</text:p>
      <text:p text:style-name="P4">
Modified Time: 2023-04-28T19:10:51+03:00</text:p>
      <text:p text:style-name="P4">
Description: President of Ukraine Volodymyr Zelensky has a telephone conversation with the President of European Council Charles Michel. - Ukrinform.</text:p>
      <text:p text:style-name="P4">
Images: ["<text:a xlink:type="simple" xlink:href="https://static.ukrinform.com/photos/2023_04/thumb_files/630_360_1682698135-893.jpeg" text:style-name="Internet_20_link" text:visited-style-name="Visited_20_Internet_20_Link">
630_360_16826...</text:a>
"]</text:p>
      <text:p text:style-name="P4">
Tags: ['Євросоюз', 'Зерно', 'Зеленський', 'Мішель']</text:p>
      <text:p text:style-name="P4">
Type: Article</text:p>
      <!--METADATA-->
      <text:p text:style-name="P4">
<draw:frame draw:style-name="fr1" draw:name="Image194" text:anchor-type="as-char" svg:width="6.9236in" svg:height="3.956343in" draw:z-index="0">
<draw:image xlink:href="../Images/yкринформ/2023-04-28T19-10-51-03-00/630_360_1682698135-893.jpeg" xlink:type="simple" xlink:show="embed" xlink:actuate="onLoad" draw:mime-type="image/jpeg"/>
</draw:frame>
President of Ukraine Volodymyr Zelensky had a telephone conversation with the President of the European Council Charles Michel.</text:p>
      <text:p text:style-name="P4">
This was reported by the press service <text:a xlink:type="simple" xlink:href="http://president.gov.ua/news/volodimir-zelenskij-proviv-telefonnu-rozmovu-z-prezidentom-y-82541" text:style-name="Internet_20_link" text:visited-style-name="Visited_20_Internet_20_Link">
</text:a>
, reports Ukrinform.</text:p>
      <text:p text:style-name="P4">
"President of Ukraine Volodymyr Zelensky has a telephone conversation with the President of the European Council Charles Michel," the message reads.</text:p>
      <text:p text:style-name="P4">
OP noted that at the beginning of the conversation, the Head of State informed the head of the European Council about the tragic consequences of the next shelling of Ukrainian cities and drones, which resulted in civilians, and children.</text:p>
      <text:p text:style-name="P4">
The President of Ukraine thanked Charl Michel for the constant support and leadership of the unity and solidarity of states <text:a xlink:type="simple" xlink:href="https://www.ukrinform.ua/tag-evrosouz" text:style-name="Internet_20_link" text:visited-style-name="Visited_20_Internet_20_Link">
</text:a>
with Ukraine.</text:p>
      <text:p text:style-name="P4">
In addition, the leaders of Ukraine and the EU have discussed in detail the situation that the prohibition of the individual neighboring states of import of Ukrainian agricultural products.</text:p>
      <text:p text:style-name="P4">
Zelensky expressed deep concern with such decisions and emphasized that the works were a gross violation of the letter and the spirit of the Association Agreement and the EU Constituent Hours.</text:p>
      <text:p text:style-name="P4">
“Artificial unlawful restriction of trade with the European Union beats Ukraine, which signs Russian aggression, both economically and politically. I am convinced that in the face of war with Russia, Ukraine as a candidate and EU country should comply with the provisions of the Association Agreement and rules and regulations of the EU Uniform Market. Therefore, any alternative to the legal approach will not be considered to regulate the problem, ”the head of state emphasized.</text:p>
      <text:p text:style-name="P4">
Zelensky called for a balanced solution and resolving the situation, a well -in -law and partnerships, taking into account EU legislation, prosecuting agreements and interests of all parties.</text:p>
      <text:p text:style-name="P4">
“The best solution would be to continue duty -free trade for unlimited termin. This decision is profitable for both Ukraine and a number of neighboring EU member states, which already have significant competitive advantages from increasing Ukrainian exports, and their population receives access to cheap and quality Ukrainian products, ”the President said.</text:p>
      <text:p text:style-name="P4">
The OP noted that the President of the European Council, Charles Michelle, expressed their readiness to address this unacceptable situation, including contact with individual EU leaders.Volodymyr Zelenskyy and Charles Michel agreed on further contacts on these and other issues.</text:p>
      <text:p text:style-name="P4">
<text:span text:style-name="T5">
Foto: op</text:span>
</text:p>
      <text:p text:style-name="P4">
News Source: <text:a xlink:type="simple" xlink:href="https://www.ukrinform.ua/rubric-polytics/3702198-zelenskij-proviv-telefonnu-rozmovu-z-prezidentom-evroradi.html" text:style-name="Internet_20_link" text:visited-style-name="Visited_20_Internet_20_Link">
https://www.ukrinform.ua/rubric-polytics/3702198-zelenskij-proviv-telefonnu-rozmovu-z-prezidentom-evroradi.html</text:a>
</text:p>
      <!--NEWS-->
      <text:h text:style-name="P10" text:outline-level="1">
<text:span text:style-name="T4">
Iceland's Foreign Ministry: Odesa is an example of how the safety of one city can affect the whole world</text:span>
</text:h>
      <text:p text:style-name="P4">
Authors: Ukrinform (Person)</text:p>
      <text:p text:style-name="P4">
Publisher: Укринформ (Organization)</text:p>
      <text:p text:style-name="P4">
Published Time: 2023-04-28T19:20:00+03:00</text:p>
      <text:p text:style-name="P4">
Modified Time: 2023-04-28T19:20:00+03:00</text:p>
      <text:p text:style-name="P4">
Description: Transportation of Ukrainian grain through the Black Sea is a critical issue and needs special attention. - Ukrinform.</text:p>
      <text:p text:style-name="P4">
Images: ["<text:a xlink:type="simple" xlink:href="https://static.ukrinform.com/photos/2023_04/thumb_files/630_360_1682701261-861.jpg" text:style-name="Internet_20_link" text:visited-style-name="Visited_20_Internet_20_Link">
630_360_16827...</text:a>
"]</text:p>
      <text:p text:style-name="P4">
Tags: ['Ісландія', 'Україна', 'Зерно']</text:p>
      <text:p text:style-name="P4">
Type: Article</text:p>
      <!--METADATA-->
      <text:p text:style-name="P4">
<draw:frame draw:style-name="fr1" draw:name="Image195" text:anchor-type="as-char" svg:width="6.9236in" svg:height="3.956343in" draw:z-index="0">
<draw:image xlink:href="../Images/yкринформ/2023-04-28T19-20-00-03-00/630_360_1682701261-861.jpg" xlink:type="simple" xlink:show="embed" xlink:actuate="onLoad" draw:mime-type="image/jpeg"/>
</draw:frame>
Transportation of Ukrainian grain through the Black Sea is a critical issue of special attention.</text:p>
      <text:p text:style-name="P4">
The Minister of Foreign Affairs of Icelandaerdis Kolbrun said this during a briefing in Odessa, Ukrinform reports.</text:p>
      <text:p text:style-name="P4">
"Odessa is an example of how the safety of one city can affect the whole world, because the safety of grain removal from Ukraine is an important topic, and the transfer of grain to the blackened sea is a critical issue," Kolbrun said.</text:p>
      <text:p text:style-name="P4">
The minister added that the government <text:a xlink:type="simple" xlink:href="https://www.ukrinform.ua/tag-islandia" text:style-name="Internet_20_link" text:visited-style-name="Visited_20_Internet_20_Link">
</text:a>
It will be necessary to use financial and other support of Ukraine.</text:p>
      <text:p text:style-name="P4">
“We need to discuss Russian aggression at the Reykjavik summit(Summit of Heads of State and Government of the Council of Europe - Ed.). У демократичній Європіми бачимо такі проблеми, які відбуваються у нас на задньому дворі. Ми повиннінадалі відбудовувати світ, який стоїть на принципах демократії тасправедливості. Ми бачимо Україну як вільну та демократичну частинуЄвропейської спільноти, що живе у мирі зі своїми сусідами», - наголосилаКолбрун.</text:p>
      <text:p text:style-name="P4">
У брифінгу взяли участь міністр закордонних справ Латвії Едгарс Рінкевичс,міністр закордонних справ Данії Ларс Люкке Расмуссен, міністр закордоннихсправ Естонії Маргус Цахкна, міністерка закордонних справ Ісландії ТордісКолбрун Рейкфйорд, міністр закордонних справ Литви Габріелюс Ландсбергіс,міністерка закордонних справ Норвегії Аннікен Вітфельдт та міністр закордоннихсправ Швеції Тобіас Більстрьом та заступник державного секретаря МЗС ФінляндіїКай Зауер.</text:p>
      <text:p text:style-name="P4">
<text:span text:style-name="T4">
Читайте також:</text:span>
 <text:a xlink:type="simple" xlink:href="https://www.ukrinform.ua/rubric-vidbudova/3702157-dania-vidilila-1-milard-na-vidbudovu-ukraini.html" text:style-name="Internet_20_link" text:visited-style-name="Visited_20_Internet_20_Link">
 <text:span text:style-name="T4">
Данія</text:span>
 </text:a>
As it was reported, the government <text:a xlink:type="simple" xlink:href="https://www.ukrinform.ua/rubric-economy/3695549-islandia-vidilila-500-tisac-na-pidtrimku-zelenoi-energetiki-v-ukraini.html" text:style-name="Internet_20_link" text:visited-style-name="Visited_20_Internet_20_Link">
</text:a>
Today, he has allocated $ 500,000 to support the recovery of ecologically constant and sustainable energy infrastructure of Ukraine.</text:p>
      <text:p text:style-name="P4">
News Source: <text:a xlink:type="simple" xlink:href="https://www.ukrinform.ua/rubric-economy/3702222-mzs-islandii-odesa-priklad-togo-ak-bezpeka-odnogo-mista-moze-vplivati-na-ves-svit.html" text:style-name="Internet_20_link" text:visited-style-name="Visited_20_Internet_20_Link">
https://www.ukrinform.ua/rubric-economy/3702222-mzs-islandii-odesa-priklad-togo-ak-bezpeka-odnogo-mista-moze-vplivati-na-ves-svit.html</text:a>
</text:p>
      <!--NEWS-->
      <text:h text:style-name="P10" text:outline-level="1">
<text:span text:style-name="T4">
Missile blow to Uman: The number of dead increased to 23</text:span>
</text:h>
      <text:p text:style-name="P4">
Authors: Ukrinform (Person)</text:p>
      <text:p text:style-name="P4">
Publisher: Укринформ (Organization)</text:p>
      <text:p text:style-name="P4">
Published Time: 2023-04-28T19:23:00+03:00</text:p>
      <text:p text:style-name="P4">
Modified Time: 2023-04-28T19:23:00+03:00</text:p>
      <text:p text:style-name="P4">
Description: The death toll due to a rocket strike of the Russian military on a residential high -rise building in Uman of Cherkasy region increased to 23 people. - Ukrinform.</text:p>
      <text:p text:style-name="P4">
Images: ["<text:a xlink:type="simple" xlink:href="https://static.ukrinform.com/photos/2023_04/thumb_files/630_360_1682698973-314.jpg" text:style-name="Internet_20_link" text:visited-style-name="Visited_20_Internet_20_Link">
630_360_16826...</text:a>
"]</text:p>
      <text:p text:style-name="P4">
Tags: ['Черкащина', 'Умань', 'Ракетний удар']</text:p>
      <text:p text:style-name="P4">
Type: Article</text:p>
      <!--METADATA-->
      <text:p text:style-name="P4">
<draw:frame draw:style-name="fr1" draw:name="Image196" text:anchor-type="as-char" svg:width="6.9236in" svg:height="3.956343in" draw:z-index="0">
<draw:image xlink:href="../Images/yкринформ/2023-04-28T19-23-00-03-00/630_360_1682698973-314.jpg" xlink:type="simple" xlink:show="embed" xlink:actuate="onLoad" draw:mime-type="image/jpeg"/>
</draw:frame>
The number of Russian soldiers in the Uman of Cherkasy region increased to 23 people as a result of a rocket strike of the Russian military in the Uman of Cherkasy Oblast.</text:p>
      <text:p text:style-name="P4">
According to Ukrinform, the Ministry of Internal Affairs reports in <text:a xlink:type="simple" xlink:href="https://t.me/mvs_ukraine/24923" text:style-name="Internet_20_link" text:visited-style-name="Visited_20_Internet_20_Link">
</text:a>
 .</text:p>
      <text:p text:style-name="P4">
« <text:a xlink:type="simple" xlink:href="https://www.ukrinform.ua/tag-cerkasina" text:style-name="Internet_20_link" text:visited-style-name="Visited_20_Internet_20_Link">
 </text:a>
. As of 7:00 pm, the bodies were found ... the number of dead: 23, 4 of them, ”the message reads.</text:p>
      <text:p text:style-name="P4">
<text:span text:style-name="T4">
 Read also: </text:span>
 <text:a xlink:type="simple" xlink:href="https://www.ukrinform.ua/rubric-ato/3702165-vorog-vluciv-v-obekt-elektrogeneracii-na-doneccini.html" text:style-name="Internet_20_link" text:visited-style-name="Visited_20_Internet_20_Link">
</text:a>
The head of the Cherkasy Regional Military Administration Igor Storerets reported in <text:a xlink:type="simple" xlink:href="https://t.me/cherkaskaODA/4609" text:style-name="Internet_20_link" text:visited-style-name="Visited_20_Internet_20_Link">
</text:a>
which is known that children 2009, 2012 and 2021 were born. The year of birth of the fourth child is established.</text:p>
      <text:p text:style-name="P4">
As reported by Ukrinform, the invaders <text:a xlink:type="simple" xlink:href="https://www.ukrinform.ua/rubric-ato/3701792-v-umani-rosijska-raketa-vlucila-u-zitlovu-bagatopoverhivku-pracuut-ratuvalniki.html" text:style-name="Internet_20_link" text:visited-style-name="Visited_20_Internet_20_Link">
</text:a>
. In one nine -storey building, the entrance was completely destroyed, 10 buildings were injured.</text:p>
      <text:p text:style-name="P4">
<text:span text:style-name="T5">
Foto: Ministry of Internal Affairs, telegram</text:span>
</text:p>
      <text:p text:style-name="P4">
News Source: <text:a xlink:type="simple" xlink:href="https://www.ukrinform.ua/rubric-regions/3702203-raketnij-udar-po-umani-kilkist-zagiblih-zrosla-do-23.html" text:style-name="Internet_20_link" text:visited-style-name="Visited_20_Internet_20_Link">
https://www.ukrinform.ua/rubric-regions/3702203-raketnij-udar-po-umani-kilkist-zagiblih-zrosla-do-23.html</text:a>
</text:p>
      <!--NEWS-->
      <text:h text:style-name="P10" text:outline-level="1">
<text:span text:style-name="T4">
The former BBC News Ukraine journalist was killed on the forefront</text:span>
</text:h>
      <text:p text:style-name="P4">
Authors: Ukrinform (Person)</text:p>
      <text:p text:style-name="P4">
Publisher: Укринформ (Organization)</text:p>
      <text:p text:style-name="P4">
Published Time: 2023-04-28T19:30:08+03:00</text:p>
      <text:p text:style-name="P4">
Modified Time: 2023-04-28T19:30:08+03:00</text:p>
      <text:p text:style-name="P4">
Description: Former BBC News journalist Oleksandr Bondarenko died on the front line in Ukraine. - Ukrinform.</text:p>
      <text:p text:style-name="P4">
Images: ["<text:a xlink:type="simple" xlink:href="https://static.ukrinform.com/photos/2023_04/thumb_files/630_360_1682699313-108.jpg" text:style-name="Internet_20_link" text:visited-style-name="Visited_20_Internet_20_Link">
630_360_16826...</text:a>
", "<text:a xlink:type="simple" xlink:href="https://static.ukrinform.com/photos/2023_04/1682699314-181.jpg" text:style-name="Internet_20_link" text:visited-style-name="Visited_20_Internet_20_Link">
1682699314-18...</text:a>
"]</text:p>
      <text:p text:style-name="P4">
Tags: ['ВВС', 'Загибель', 'Журналіст', 'Війна з росією']</text:p>
      <text:p text:style-name="P4">
Type: Article</text:p>
      <!--METADATA-->
      <text:p text:style-name="P4">
<draw:frame draw:style-name="fr1" draw:name="Image197" text:anchor-type="as-char" svg:width="6.9236in" svg:height="3.956343in" draw:z-index="0">
<draw:image xlink:href="../Images/yкринформ/2023-04-28T19-30-08-03-00/630_360_1682699313-108.jpg" xlink:type="simple" xlink:show="embed" xlink:actuate="onLoad" draw:mime-type="image/jpeg"/>
</draw:frame>
The former BBC News journalist Ukraine Alexander Bondarenko was killed on the front line in Ukraine.</text:p>
      <text:p text:style-name="P4">
As Ukrinform reports, it reports <text:a xlink:type="simple" xlink:href="https://www.bbc.co.uk/news/world-europe-65422400" text:style-name="Internet_20_link" text:visited-style-name="Visited_20_Internet_20_Link">
</text:a>
.</text:p>
      <text:p text:style-name="P4">
He volunteered in territorial defense at the beginning of a full-scale co-extinguishing of Russia in February 2022, and before that he worked as an expert in communications and media.</text:p>
      <text:p text:style-name="P4">
The details of the journalist's death are still unknown. Close friends reported that "death caught up with him in battle."</text:p>
      <text:p text:style-name="P4">
<draw:frame draw:style-name="fr1" draw:name="Image198" text:anchor-type="as-char" svg:width="6.9236in" svg:height="3.855186in" draw:z-index="0">
<draw:image xlink:href="../Images/yкринформ/2023-04-28T19-30-08-03-00/1682699314-181.jpg" xlink:type="simple" xlink:show="embed" xlink:actuate="onLoad" draw:mime-type="image/jpeg"/>
</draw:frame>
Friends, former BBC colleagues and a wide media community of Ukraine have honored a talented journalist who became a successful professional in sphere.</text:p>
      <text:p text:style-name="P4">
Alexander Bondarenko was originally from Lugansk.</text:p>
      <text:p text:style-name="P4">
From 2007 to 2011, he worked in the Ukrainian BBC Service with a reporter, presenter of radio programs that left Kiev. Then he left BBC to work in other media organizations.</text:p>
      <text:p text:style-name="P4">
Bondarenko was one of the many thousands of Ukrainians who left their civilian work to protect their country after the start of a full -scale Russian tinkering.</text:p>
      <text:p text:style-name="P4">
_ First photo: rma_</text:p>
      <text:p text:style-name="P4">
News Source: <text:a xlink:type="simple" xlink:href="https://www.ukrinform.ua/rubric-ato/3702205-na-peredovij-zaginuv-kolisnij-zurnalist-bbc-news-ukraine.html" text:style-name="Internet_20_link" text:visited-style-name="Visited_20_Internet_20_Link">
https://www.ukrinform.ua/rubric-ato/3702205-na-peredovij-zaginuv-kolisnij-zurnalist-bbc-news-ukraine.html</text:a>
</text:p>
      <!--NEWS-->
      <text:h text:style-name="P10" text:outline-level="1">
<text:span text:style-name="T4">
LNZ - Polesie football match was postponed through mourning in Cherkasy region</text:span>
</text:h>
      <text:p text:style-name="P4">
Authors: Ukrinform (Person)</text:p>
      <text:p text:style-name="P4">
Publisher: Укринформ (Organization)</text:p>
      <text:p text:style-name="P4">
Published Time: 2023-04-28T19:32:00+03:00</text:p>
      <text:p text:style-name="P4">
Modified Time: 2023-04-28T19:32:00+03:00</text:p>
      <text:p text:style-name="P4">
Description: In Cherkasy on Sunday, April 30, the first league of the Professional Football League (PFL) between the local LNZ and Zhytomyr Polissyam had to take place. - Ukrinform.</text:p>
      <text:p text:style-name="P4">
Images: ["<text:a xlink:type="simple" xlink:href="https://static.ukrinform.com/photos/2023_04/thumb_files/630_360_1682699479-619.jpg" text:style-name="Internet_20_link" text:visited-style-name="Visited_20_Internet_20_Link">
630_360_16826...</text:a>
"]</text:p>
      <text:p text:style-name="P4">
Tags: ['Футбол', 'Жалоба', 'Умань']</text:p>
      <text:p text:style-name="P4">
Type: Article</text:p>
      <!--METADATA-->
      <text:p text:style-name="P4">
<draw:frame draw:style-name="fr1" draw:name="Image199" text:anchor-type="as-char" svg:width="6.9236in" svg:height="3.956343in" draw:z-index="0">
<draw:image xlink:href="../Images/yкринформ/2023-04-28T19-32-00-03-00/630_360_1682699479-619.jpg" xlink:type="simple" xlink:show="embed" xlink:actuate="onLoad" draw:mime-type="image/jpeg"/>
</draw:frame>
In Cherkasy Sunday, April 30, the first league of the professional football ligament was to take place(PFL)Between the local LNZ and Zhytomyr Polesie.</text:p>
      <text:p text:style-name="P4">
However, as <text:a xlink:type="simple" xlink:href="https://t.me/fcpolissya/2039" text:style-name="Internet_20_link" text:visited-style-name="Visited_20_Internet_20_Link">
</text:a>
FC "Polesie", the match will be passed in the pupil, May 1(Start at 13.00), reports Ukrinform.</text:p>
      <text:p text:style-name="P4">
<text:span text:style-name="T4">
 Read also: </text:span>
 <text:a xlink:type="simple" xlink:href="https://www.ukrinform.ua/rubric-regions/3702203-raketnij-udar-po-umani-kilkist-zagiblih-zrosla-do-23.html" text:style-name="Internet_20_link" text:visited-style-name="Visited_20_Internet_20_Link">
</text:a>
The decision to postpone the match was made due to the fact that in the Cherkasy region declared a three -day mourning due to rocket attack of Russian terrorists Nauman.</text:p>
      <text:p text:style-name="P4">
News Source: <text:a xlink:type="simple" xlink:href="https://www.ukrinform.ua/rubric-sports/3702207-matc-pfl-lnz-polissa-perenesli-cerez-zalobu-v-cerkaskij-oblasti.html" text:style-name="Internet_20_link" text:visited-style-name="Visited_20_Internet_20_Link">
https://www.ukrinform.ua/rubric-sports/3702207-matc-pfl-lnz-polissa-perenesli-cerez-zalobu-v-cerkaskij-oblasti.html</text:a>
</text:p>
      <!--NEWS-->
      <text:h text:style-name="P10" text:outline-level="1">
<text:span text:style-name="T4">
NAPC prepared lists of 24,000 "applicants" related to the Russian Federation for sanctions</text:span>
</text:h>
      <text:p text:style-name="P4">
Authors: Ukrinform (Person)</text:p>
      <text:p text:style-name="P4">
Publisher: Укринформ (Organization)</text:p>
      <text:p text:style-name="P4">
Published Time: 2023-04-28T19:35:03+03:00</text:p>
      <text:p text:style-name="P4">
Modified Time: 2023-04-28T19:35:03+03:00</text:p>
      <text:p text:style-name="P4">
Description: Since March last year, the National Anti -Corruption Agency has prepared lists of more than 24,000 applicants for sanctions in connection with Russian aggression. - Ukrinform.</text:p>
      <text:p text:style-name="P4">
Images: ["<text:a xlink:type="simple" xlink:href="https://static.ukrinform.com/photos/2020_06/thumb_files/630_360_1591893289-695.jpg" text:style-name="Internet_20_link" text:visited-style-name="Visited_20_Internet_20_Link">
630_360_15918...</text:a>
"]</text:p>
      <text:p text:style-name="P4">
Tags: ['НАЗК', 'Санкції', 'Війна з росією']</text:p>
      <text:p text:style-name="P4">
Type: Article</text:p>
      <!--METADATA-->
      <text:p text:style-name="P4">
<draw:frame draw:style-name="fr1" draw:name="Image200" text:anchor-type="as-char" svg:width="6.9236in" svg:height="3.956343in" draw:z-index="0">
<draw:image xlink:href="../Images/yкринформ/2023-04-28T19-35-03-03-00/630_360_1591893289-695.jpg" xlink:type="simple" xlink:show="embed" xlink:actuate="onLoad" draw:mime-type="image/jpeg"/>
</draw:frame>
Since March -March, the National Anti -Corruption Agency has prepared a record of more than 24,000 applicants for sanctions in connection with growth aggression.</text:p>
      <text:p text:style-name="P4">
This was reported by NAPC expert on work with sanctions Yevgen Kasyan during the time discussion "Finance of the Terroist country: how to confiscate?" In the Media Center - Ukrinform.</text:p>
      <text:p text:style-name="P4">
According to him, as of the beginning of April 2023, sanctions were imposed against 13 thousand out of 24 thousand defendants of this list.</text:p>
      <text:p text:style-name="P4">
“At first, the work was not progressing as we would like. Therefore, the existing track, which was in the pre -war period, and the one that the country needs during the war is significantly different. Now you need to move hundreds of times more. And it was possible to do it since last year September, ”said Kashayan</text:p>
      <text:p text:style-name="P4">
According to him, this has been to some extent, apparently, thanks to the complaints of the national partners, that they generally imposed more restrictions on the Russian -related people than the Russian country.</text:p>
      <text:p text:style-name="P4">
Among the important tools for identifying the persons involved in the armed aggression - applicants for sanctions, the expert named the recently created portal <text:a xlink:type="simple" xlink:href="https://sanctions.nazk.gov.ua/" text:style-name="Internet_20_link" text:visited-style-name="Visited_20_Internet_20_Link">
</text:a>
.</text:p>
      <text:p text:style-name="P4">
The purpose of the portal is to synchronize the sanctions lists of Ukraine and international partners on the accomplices of Russian crime. The data, in particular, the Ukrainian and global businesses are used to determine whether to work with certain persons and companies.</text:p>
      <text:p text:style-name="P4">
According to the Agency's representative, another direction of work of the NACC is the preparation of legislative changes that allow not only to block Russian assets, but also to confiscate them.</text:p>
      <text:p text:style-name="P4">
“In this matter, we cooperate with the Ministry of Justice. And over 800 Ministry of Justice has already been elaborated on the search for assets of podvational persons - Russians of Tarosian companies. We are looking for such assets in the territory of Ukraine, passage of documents to the Ministry of Justice, which in court charges the quiches and property, ”Kasyan said.</text:p>
      <text:p text:style-name="P4">
As examples, he cited the assets of Putin's Blinders Deripaska and the Rothenberg family in favor of Ukraine. VS Energy, related to Russian businessmen Babababak, Voivodin and Ginner, also transferred to the Ministry of Justice.Also, NAPC analysts monitor cases of bypassing the sanction, introduced by the world community against the aggressor state. Among the key "assistants" Putinakasyan called Turkey, Kazakhstan, Armenia, Georgia, UAE, rarely - Saudi Arabia, China and India, as well as various offshore jurisdictions.</text:p>
      <text:p text:style-name="P4">
*!(https://www.ukrinform.ua/rubric-society/3700020-sankcijni-spiski-nazk-vidteper-e-v-onlajnservisi-youcontrol.html)It was reported that two years before the start of a full-scale invasion of Ukraine, 13,000 companies were operating directly or indirectly related to the aggressor state. According to YouControl, in 2021, the total volume of Ukrainian assets with Russian or beneficiaries was estimated at $ 9 billion.</text:p>
      <text:p text:style-name="P4">
News Source: <text:a xlink:type="simple" xlink:href="https://www.ukrinform.ua/rubric-economy/3702208-nazk-pidgotuvalo-spiski-z-24-tisac-povazanih-z-rf-pretendentiv-na-sankcii.html" text:style-name="Internet_20_link" text:visited-style-name="Visited_20_Internet_20_Link">
https://www.ukrinform.ua/rubric-economy/3702208-nazk-pidgotuvalo-spiski-z-24-tisac-povazanih-z-rf-pretendentiv-na-sankcii.html</text:a>
</text:p>
      <!--NEWS-->
      <text:h text:style-name="P10" text:outline-level="1">
<text:span text:style-name="T4">
States in the UN: We are obliged to protect stolen Ukrainian children</text:span>
</text:h>
      <text:p text:style-name="P4">
Authors: Ukrinform (Person)</text:p>
      <text:p text:style-name="P4">
Publisher: Укринформ (Organization)</text:p>
      <text:p text:style-name="P4">
Published Time: 2023-04-28T19:39:34+03:00</text:p>
      <text:p text:style-name="P4">
Modified Time: 2023-04-28T19:39:34+03:00</text:p>
      <text:p text:style-name="P4">
Description: The United States called on the UN member states for immediate and joint action to put an end to the violent deportation of children from Ukraine, as well as to protect already stolen persons and assist them home. - Ukrinform.</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США', 'Україна']</text:p>
      <text:p text:style-name="P4">
Type: Article</text:p>
      <!--METADATA-->
      <text:p text:style-name="P4">
<draw:frame draw:style-name="fr1" draw:name="Image201" text:anchor-type="as-char" svg:width="6.9236in" svg:height="3.956343in" draw:z-index="0">
<draw:image xlink:href="../Images/yкринформ/2023-04-28T19-39-34-03-00/630_360_1655629946-686.jpg" xlink:type="simple" xlink:show="embed" xlink:actuate="onLoad" draw:mime-type="image/jpeg"/>
</draw:frame>
The United States called on UN member states for immediate and joint action to put the violent deportation of children from Ukraine, as well as to protect already persons already and assist them home.</text:p>
      <text:p text:style-name="P4">
The relevant statement was made on Friday during the UN Security Council in Ariya format, the US Ambassador Robertwood, a deputy permanent representative of the United States during the organization, reports Ukrinform's own correspondent.</text:p>
      <text:p text:style-name="P4">
"We must act immediately and joint efforts to stop the abduction of going for children during armed conflicts," the representative said <text:a xlink:type="simple" xlink:href="https://www.ukrinform.ua/tag-ssa" text:style-name="Internet_20_link" text:visited-style-name="Visited_20_Internet_20_Link">
</text:a>
.</text:p>
      <text:p text:style-name="P4">
He recalled that, after the invasion of Ukraine, thousands of Ukrainian children, where they were kept in improper conditions, were forced to prevent them from returning home and "re -educate" them after the invasion of Ukraine.</text:p>
      <text:p text:style-name="P4">
"We are responsible to these children to help them protect, guarantee safety and well -being and prevent them from being handled," the US ambassador said.</text:p>
      <text:p text:style-name="P4">
He also noted that it is impossible to ignore the fact that it is all the results and actions taken at all levels of the Russian authorities - at federal, regional and local.</text:p>
      <text:p text:style-name="P4">
"It is extremely important for the international community to take specific events to solve the problem of abduction, forced resettlement and deportation to the armed forces and groups," the US representative stressed.</text:p>
      <text:p text:style-name="P4">
<text:span text:style-name="T4">
 Read also: </text:span>
 <text:a xlink:type="simple" xlink:href="https://www.ukrinform.ua/rubric-ato/3702137-zelenskij-z-povernennam-deportovanih-ditej-poki-so-ukraini-dopomagae-tilki-ukraina.html" text:style-name="Internet_20_link" text:visited-style-name="Visited_20_Internet_20_Link">
</text:a>
According to Ukrinform, on Friday at the UN headquarters in New York there is an uniform session of the Security Council under the formula "Arriya". Its participants develop theft and violent deportation of children from the occupied territories of Ukraine. The meeting takes place on the initiative of the US, France and Albania, as well as Ukraine. The event was supported by another fifty countries.</text:p>
      <text:p text:style-name="P4">
News Source: <text:a xlink:type="simple" xlink:href="https://www.ukrinform.ua/rubric-world/3702212-stati-v-oon-mi-zobovazani-zahistiti-vikradenih-ukrainskih-ditej.html" text:style-name="Internet_20_link" text:visited-style-name="Visited_20_Internet_20_Link">
https://www.ukrinform.ua/rubric-world/3702212-stati-v-oon-mi-zobovazani-zahistiti-vikradenih-ukrainskih-ditej.html</text:a>
</text:p>
      <!--NEWS-->
      <text:h text:style-name="P10" text:outline-level="1">
<text:span text:style-name="T4">
Northern Macedonia joined the coalition for the creation</text:span>
</text:h>
      <text:p text:style-name="P4">
Authors: Ukrinform (Person)</text:p>
      <text:p text:style-name="P4">
Publisher: Укринформ (Organization)</text:p>
      <text:p text:style-name="P4">
Published Time: 2023-04-28T19:41:00+03:00</text:p>
      <text:p text:style-name="P4">
Modified Time: 2023-04-28T19:41:00+03:00</text:p>
      <text:p text:style-name="P4">
Description: Northern Macedonia has become the 36th country that joined the main group of countries working on the creation of a special tribunal on the crime of aggression against Ukraine. - Ukrinform.</text:p>
      <text:p text:style-name="P4">
Images: ["<text:a xlink:type="simple" xlink:href="https://static.ukrinform.com/photos/2023_01/thumb_files/630_360_1672672915-792.jpg" text:style-name="Internet_20_link" text:visited-style-name="Visited_20_Internet_20_Link">
630_360_16726...</text:a>
"]</text:p>
      <text:p text:style-name="P4">
Tags: ['Македонія', 'Трибунал', 'Україна', 'Агресія РФ', 'росія']</text:p>
      <text:p text:style-name="P4">
Type: Article</text:p>
      <!--METADATA-->
      <text:p text:style-name="P4">
<draw:frame draw:style-name="fr1" draw:name="Image202" text:anchor-type="as-char" svg:width="6.9236in" svg:height="3.956343in" draw:z-index="0">
<draw:image xlink:href="../Images/yкринформ/2023-04-28T19-41-00-03-00/630_360_1672672915-792.jpg" xlink:type="simple" xlink:show="embed" xlink:actuate="onLoad" draw:mime-type="image/jpeg"/>
</draw:frame>
Northworkethias became the 36th country that has joined the main group of countries, working on the creation of a special tribunal on the crime of anti-Ukraine aggression.</text:p>
      <text:p text:style-name="P4">
This was reported by the Minister of Foreign Affairs of Ukraine Dmitry Kuleb in <text:a xlink:type="simple" xlink:href="https://twitter.com/DmytroKuleba/status/1651966030061682691" text:style-name="Internet_20_link" text:visited-style-name="Visited_20_Internet_20_Link">
</text:a>
, передаєУкрінформ.</text:p>
      <text:p text:style-name="Quotations">

<text:p text:style-name="P4">
North Macedonia has become the 36th country to join the collation on the&gt;
 establishment of a Special tribunal for the crime of aggression against&gt;
 Ukraine. I appreciate our Macedonian friends joining our fight for justice.&gt;
 Support for the Special Tribunal keeps gaining steam.&gt;
&gt;
 — Dmytro Kuleba(Dmitrykuleba) <text:a xlink:type="simple" xlink:href="https://twitter.com/DmytroKuleba/status/1651966030061682691" text:style-name="Internet_20_link" text:visited-style-name="Visited_20_Internet_20_Link">
&gt;
 </text:a>
</text:p>

</text:p>
      <text:p text:style-name="P4">
« <text:a xlink:type="simple" xlink:href="https://www.ukrinform.ua/tag-pivnicna-makedonia" text:style-name="Internet_20_link" text:visited-style-name="Visited_20_Internet_20_Link">
 </text:a>
She became the 36th country that joined the cooperation on the creation of a special tribunal for the crime of aggression against Ukraine. I appreciate our Macedonian friends who joined the overwhelming struggle for justice. Supporting the special tribunal continuing to the revolution, ”said the head of Ukrainian diplomacy.</text:p>
      <text:p text:style-name="P4">
<text:span text:style-name="T4">
 Read also: </text:span>
 <text:a xlink:type="simple" xlink:href="https://www.ukrinform.ua/rubric-polytics/3696104-kostarika-dolucilasa-do-koalicii-za-stvorenna-spectribunalu-dla-rf.html" text:style-name="Internet_20_link" text:visited-style-name="Visited_20_Internet_20_Link">
<text:span text:style-name="T4">
 Costa </text:span>
 <text:span text:style-name="T4">
 </text:span>
 Rick **</text:a>
As it was reported, in September 2022, President Vladimir Zelensky, a group, headed by OP Head Andriy Yermak, who processes the question of the formation of a special tribunal to prosecute the leadership of the Russian Federation for committing the crime of aggression. The creation of such a tribunal was supported by the Parliamentary Assembly of Europe, the European Parliament, the NATO Parliamentary Assembly, the OSCE Parliamentary Assembly and individual states.</text:p>
      <text:p text:style-name="P4">
News Source: <text:a xlink:type="simple" xlink:href="https://www.ukrinform.ua/rubric-polytics/3702214-pivnicna-makedonia-dolucilasa-do-koalicii-zi-stvorenna-spectribunalu-dla-rf.html" text:style-name="Internet_20_link" text:visited-style-name="Visited_20_Internet_20_Link">
https://www.ukrinform.ua/rubric-polytics/3702214-pivnicna-makedonia-dolucilasa-do-koalicii-zi-stvorenna-spectribunalu-dla-rf.html</text:a>
</text:p>
      <!--NEWS-->
      <text:h text:style-name="P10" text:outline-level="1">
<text:span text:style-name="T4">
The US Government has to decide to transfer to Ukraine F-16-Kuleba</text:span>
</text:h>
      <text:p text:style-name="P4">
Authors: Ukrinform (Person)</text:p>
      <text:p text:style-name="P4">
Publisher: Укринформ (Organization)</text:p>
      <text:p text:style-name="P4">
Published Time: 2023-04-28T19:43:00+03:00</text:p>
      <text:p text:style-name="P4">
Modified Time: 2023-04-28T19:43:00+03:00</text:p>
      <text:p text:style-name="P4">
Description: F -16 fighters are American technology, and the process of transmitting aircraft to Ukraine should start with the US. - Ukrinform.</text:p>
      <text:p text:style-name="P4">
Images: ["<text:a xlink:type="simple" xlink:href="https://static.ukrinform.com/photos/2023_04/thumb_files/630_360_1682700546-544.jpg" text:style-name="Internet_20_link" text:visited-style-name="Visited_20_Internet_20_Link">
630_360_16827...</text:a>
"]</text:p>
      <text:p text:style-name="P4">
Tags: ['Дмитро Кулеба', 'США', 'Винищувач', 'Війна з росією']</text:p>
      <text:p text:style-name="P4">
Type: Article</text:p>
      <!--METADATA-->
      <text:p text:style-name="P4">
<draw:frame draw:style-name="fr1" draw:name="Image203" text:anchor-type="as-char" svg:width="6.9236in" svg:height="3.956343in" draw:z-index="0">
<draw:image xlink:href="../Images/yкринформ/2023-04-28T19-43-00-03-00/630_360_1682700546-544.jpg" xlink:type="simple" xlink:show="embed" xlink:actuate="onLoad" draw:mime-type="image/jpeg"/>
</draw:frame>
Fighter -16 is American technology, and the process of transmitting aircraft to Ukraine has to start consent from the United States.</text:p>
      <text:p text:style-name="P4">
This was stated by the Minister of Foreign Affairs of Ukraine Dmitry Kuleb on the joint IDPs of the Foreign Ministry of North Europe and the Baltic Press Conference in Odessa, Ukrinform correspondent reports.</text:p>
      <text:p text:style-name="P4">
“I have no doubt that they will make this decision, because the logic of negotiations in the inter -partners in this war requires it, and all countries strongly say that they want to see Ukraine as a winner. Then it is necessary to support the words by deed, ” - said <text:a xlink:type="simple" xlink:href="https://www.ukrinform.ua/tag-kuleba" text:style-name="Internet_20_link" text:visited-style-name="Visited_20_Internet_20_Link">
</text:a>
.</text:p>
      <text:p text:style-name="P4">
He also emphasized that he hoped that Norway will become part of the coalitionF-16.</text:p>
      <text:p text:style-name="P4">
"There are countries in this circle that support our requests for fighters and make their readiness for a serious revision of this issue," the Foreign Minister of Ukraine.</text:p>
      <text:p text:style-name="P4">
Kuleba also appealed to foreign partners to accelerate the decision to start training Ukrainian pilots on F-16 aircraft.</text:p>
      <text:p text:style-name="P4">
“We have to reset Russia from the sky. To do this, we need not only the NPPO systems that have already been shared by friends, but also combat planes, ” - said Kulba.</text:p>
      <text:p text:style-name="P4">
The Foreign Minister noted that the training of Ukrainian pilots would eventually lead to a decision to grant aircraft.</text:p>
      <text:p text:style-name="P4">
Battle aircraft, according to the bullets, are needed to cover the brigades that will go in the background, as well as to protect the Black Sea and coastal territories.</text:p>
      <text:p text:style-name="P4">
The briefing was attended by Foreign Minister Latvia Edgar Rinkevich, Danish Foreign Minister Lars Lukke Rasmussen, Minister of Foreign Minister Estonia Margus Tsakhkn, Minister of Foreign Affairs of Iceland Norway Annikin Witfeldt and Sweden's Foreign Minister Tobias Biestry and Deputy State Secretary of the Foreign Ministry of Finland Zauer.</text:p>
      <text:p text:style-name="P4">
<text:span text:style-name="T4">
 Read also: </text:span>
 <text:a xlink:type="simple" xlink:href="https://www.ukrinform.ua/rubric-ato/3702154-litva-pidtrimue-peredacu-ukraini-litakiv-f16-ministr.html" text:style-name="Internet_20_link" text:visited-style-name="Visited_20_Internet_20_Link">
<text:span text:style-name="T4">
 Lithuania </text:span>
</text:a>
As reported, <text:a xlink:type="simple" xlink:href="https://www.ukrinform.ua/rubric-ato/3702092-kontrnastup-ukraini-ne-slid-vvazati-finalnou-bitvou-kuleba.html" text:style-name="Internet_20_link" text:visited-style-name="Visited_20_Internet_20_Link">
</text:a>
He stated that the counterpart of Ukraine should not be considered the final battle.</text:p>
      <text:p text:style-name="P4">
News Source: <text:a xlink:type="simple" xlink:href="https://www.ukrinform.ua/rubric-ato/3702218-urad-ssa-mae-prijnati-risenna-sodo-peredaci-ukraini-f16-kuleba.html" text:style-name="Internet_20_link" text:visited-style-name="Visited_20_Internet_20_Link">
https://www.ukrinform.ua/rubric-ato/3702218-urad-ssa-mae-prijnati-risenna-sodo-peredaci-ukraini-f16-kuleba.html</text:a>
</text:p>
      <!--NEWS-->
      <text:h text:style-name="P10" text:outline-level="1">
<text:span text:style-name="T4">
Lubinets in the UN reminded that Russia is deporting Ukrainian children since 2014</text:span>
</text:h>
      <text:p text:style-name="P4">
Authors: Ukrinform (Person)</text:p>
      <text:p text:style-name="P4">
Publisher: Укринформ (Organization)</text:p>
      <text:p text:style-name="P4">
Published Time: 2023-04-28T19:44:00+03:00</text:p>
      <text:p text:style-name="P4">
Modified Time: 2023-04-28T19:44:00+03:00</text:p>
      <text:p text:style-name="P4">
Description: The Russian Federation is purposefully committing a crime, deporting Ukrainian children since 2014. - Ukrinform.</text:p>
      <text:p text:style-name="P4">
Images: ["<text:a xlink:type="simple" xlink:href="https://static.ukrinform.com/photos/2023_02/thumb_files/630_360_1677395798-958.jpg" text:style-name="Internet_20_link" text:visited-style-name="Visited_20_Internet_20_Link">
630_360_16773...</text:a>
"]</text:p>
      <text:p text:style-name="P4">
Tags: ['Депортація', 'Діти', 'ООН', 'Війна з росією', 'Дмитро Лубінець']</text:p>
      <text:p text:style-name="P4">
Type: Article</text:p>
      <!--METADATA-->
      <text:p text:style-name="P4">
<draw:frame draw:style-name="fr1" draw:name="Image204" text:anchor-type="as-char" svg:width="6.9236in" svg:height="3.956343in" draw:z-index="0">
<draw:image xlink:href="../Images/yкринформ/2023-04-28T19-44-00-03-00/630_360_1677395798-958.jpg" xlink:type="simple" xlink:show="embed" xlink:actuate="onLoad" draw:mime-type="image/jpeg"/>
</draw:frame>
Russian federation purposefully commit a crime by deporting Ukrainian children since 2014.</text:p>
      <text:p text:style-name="P4">
This was announced on Friday by the Verkhovna Rada Commissioner for Human Rights Dmitrylubinets at an informal meeting of the UN Security Council, which discusses Russia from the occupied territories of Ukraine by Russia, Ukrinform in New York reports.</text:p>
      <text:p text:style-name="P4">
Starting online, Lubinets stressed that the Russian Federation "commits anti -moments, some of which have signs of genocide, according to confirmed oundes."</text:p>
      <text:p text:style-name="P4">
He recalled that as of April 28, more than 500 children were killed, more than 1000 were timely.</text:p>
      <text:p text:style-name="P4">
Lubinets emphasized the need to bring the perpetrators to justice, since there are specific persons for each crime.</text:p>
      <text:p text:style-name="P4">
<text:span text:style-name="T4">
 Read also: </text:span>
 <text:a xlink:type="simple" xlink:href="https://www.ukrinform.ua/rubric-ato/3701663-pare-viznala-genocidom-deportaciu-ukrainskih-ditej-do-rosii.html" text:style-name="Internet_20_link" text:visited-style-name="Visited_20_Internet_20_Link">
<text:span text:style-name="T4">
 genocide </text:span>
</text:a>
According to the Ombudsman, Russia deliberately changes the legislation to prevent the YV from preventing the return of Ukrainian children, in particular, practices a forced change in Ukrainian children to Russian.</text:p>
      <text:p text:style-name="P4">
Citizenship imposition has been recorded since 2014, he said. Expanding the occupation geography to simplify this process, President of RFVvolodir Putin signed the relevant decrees, he said.</text:p>
      <text:p text:style-name="P4">
"For teenage boys, this means to be a cannon in the Russian army inability to leave Russia after reaching a conscript age," said Lubinets.</text:p>
      <text:p text:style-name="P4">
A policy aimed at re -education and "change of the Motherland", as well as the intentions of genocide intentions, he added.</text:p>
      <text:p text:style-name="P4">
The Presidential Grants Fund in the Russian Federation finances organizations for patriotic education of children, in particular in Chechnya, creating youth militarized structures, Lubinets said.</text:p>
      <text:p text:style-name="P4">
<text:span text:style-name="T4">
 Read also: </text:span>
 <text:a xlink:type="simple" xlink:href="https://www.ukrinform.ua/rubric-ato/3701670-rosia-mae-pripiniti-deportaciu-ukrainskih-ditej-i-zabezpeciti-ihne-povernenna-pare.html" text:style-name="Internet_20_link" text:visited-style-name="Visited_20_Internet_20_Link">
</text:a>
He cited the words of the Russian Children's Ombudsman Maria Lviv-Belova, with regard to which MCS issued a warrant for arrest. She stated that Ukrainian children were unlikely about the Russian President and sang the Ukrainian anthem, so they will be submitted to "fostering love for Russia."</text:p>
      <text:p text:style-name="P4">
According to Lubin, Russia uses education as a tool for anti -Ukraine aggression to erase Ukrainian identity.The Russian textbooks contain the thesis about "the absence of an independent Ukrainian state, the original Ukrainian people", "the expansion of the territory in any way, which are honorable and important for Russian federation." Ukrainian culture and history, prominent figures are depicted as a part of Russian history, said Omdudzman.</text:p>
      <text:p text:style-name="P4">
Lubinets called on the international community "to put more pressure on Russia, to stop ignoring this genocide and to comply with the provisions of the Charter <text:a xlink:type="simple" xlink:href="https://www.ukrinform.ua/tag-oon" text:style-name="Internet_20_link" text:visited-style-name="Visited_20_Internet_20_Link">
</text:a>
”.</text:p>
      <text:p text:style-name="P4">
On Friday, the UN Security Council at an informal session in the format of Ariariya builds theft and violent deportation of children from the occupied territories of Ukraine.</text:p>
      <text:p text:style-name="P4">
The violations of this topic were initiated by the US, France and Albania as members of Taukraine. They supported the event half a hundred countries.</text:p>
      <text:p text:style-name="P4">
The members of the Council were opposed by the Advisor-Commissioner of the President of Ukraine for the Trine and Children's Rehabilitation Darya Gerasimchuk, the mother of Nina Vlasova, stolen, stolen Russian.</text:p>
      <text:p text:style-name="P4">
Russia as a permanent member of the Council(At the site of the USSR)She blocked the broadcasting of the UN official official channels. You can watch the meeting for <text:a xlink:type="simple" xlink:href="https://www.youtube.com/watch" text:style-name="Internet_20_link" text:visited-style-name="Visited_20_Internet_20_Link">
</text:a>
 .</text:p>
      <text:p text:style-name="P4">
News Source: <text:a xlink:type="simple" xlink:href="https://www.ukrinform.ua/rubric-ato/3702216-lubinec-v-oon-nagadav-so-rosia-deportue-ukrainskih-ditej-z-2014-roku.html" text:style-name="Internet_20_link" text:visited-style-name="Visited_20_Internet_20_Link">
https://www.ukrinform.ua/rubric-ato/3702216-lubinec-v-oon-nagadav-so-rosia-deportue-ukrainskih-ditej-z-2014-roku.html</text:a>
</text:p>
      <!--NEWS-->
      <text:h text:style-name="P10" text:outline-level="1">
<text:span text:style-name="T4">
In Nikolaev opened an exhibition from the creative cycle "Beregin of Ukraine"</text:span>
</text:h>
      <text:p text:style-name="P4">
Authors: Ukrinform (Person)</text:p>
      <text:p text:style-name="P4">
Publisher: Укринформ (Organization)</text:p>
      <text:p text:style-name="P4">
Published Time: 2023-04-28T19:49:25+03:00</text:p>
      <text:p text:style-name="P4">
Modified Time: 2023-04-28T19:49:25+03:00</text:p>
      <text:p text:style-name="P4">
Description: In Nikolaev the exhibition "Bereginya of Hope" was opened by the artist Svetlana Boykova-Kalyuzhnaya from the creative cycle "Beregin of Ukraine". - Ukrinform.</text:p>
      <text:p text:style-name="P4">
Images: ["<text:a xlink:type="simple" xlink:href="https://static.ukrinform.com/photos/2023_04/thumb_files/630_360_1682699603-535.jpg" text:style-name="Internet_20_link" text:visited-style-name="Visited_20_Internet_20_Link">
630_360_16826...</text:a>
"]</text:p>
      <text:p text:style-name="P4">
Tags: ['Миколаїв', 'Виставка', 'Жінки', 'Художниця', 'Війна з росією']</text:p>
      <text:p text:style-name="P4">
Type: Article</text:p>
      <!--METADATA-->
      <text:p text:style-name="P4">
<draw:frame draw:style-name="fr1" draw:name="Image205" text:anchor-type="as-char" svg:width="6.9236in" svg:height="3.956343in" draw:z-index="0">
<draw:image xlink:href="../Images/yкринформ/2023-04-28T19-49-25-03-00/630_360_1682699603-535.jpg" xlink:type="simple" xlink:show="embed" xlink:actuate="onLoad" draw:mime-type="image/jpeg"/>
</draw:frame>
Mimikoyev opened the exhibition "Bereginya of Hope" by the artist Svetlana Boykova-Kalyuzhnaya from the creative cycle "Beregin of Ukraine".</text:p>
      <text:p text:style-name="P4">
This was reported by the head of the Cultural and Art Association "Art-Pecus", Honored Worker of Culture of Ukraine Valentina Kryvtsov on her page in <text:a xlink:type="simple" xlink:href="https://www.facebook.com/permalink.php" text:style-name="Internet_20_link" text:visited-style-name="Visited_20_Internet_20_Link">
</text:a>
<text:a xlink:type="simple" xlink:href="https://www.facebook.com/permalink.php" text:style-name="Internet_20_link" text:visited-style-name="Visited_20_Internet_20_Link">
</text:a>
, reports Ukrinform.</text:p>
      <text:p text:style-name="P4">
“In the Central City Library. ML Kropyvnytsky started the work exhibition "Bereginya of Hope" <text:a xlink:type="simple" xlink:href="https://www.ukrinform.ua/tag-hudoznik" text:style-name="Internet_20_link" text:visited-style-name="Visited_20_Internet_20_Link">
</text:a>
Svetlana Boykov-Kaluzhnaya. It is the seventh exhibition from the creative cycle "Beregin of Ukraine", whose participants are the Nikolaev masters of the Cultural and Art Association "Art-Pecus". The purpose of the project is to familiarize the audience with the creation of women-hero city of Nikolaev, to tell about the important role of a female freezhin during the war. The author of this project is the director of Central Library Inga Khorzhevskaya, ”Kryvtsova wrote.</text:p>
      <text:p text:style-name="P4">
According to her, for the exhibition of this exhibition, Svetlana Boykov-Kaluzhnuzhnuzhnaya prepared 20 works: picturesque paintings, painted panels and author dolls-moto. Svetlana works as an artist in the Regional Palace of Culture. Much attention is paid to work in different areas of art, studying Ukrainian traditions of talelements of ritual.</text:p>
      <text:p text:style-name="P4">
<text:span text:style-name="T4">
 Read also: </text:span>
 <text:a xlink:type="simple" xlink:href="https://www.ukrinform.ua/rubric-regions/3701249-u-harkovi-vidkrili-vistavku-naodinci-pro-zinok-aki-vtratili-colovikiv-na-vijni.html" text:style-name="Internet_20_link" text:visited-style-name="Visited_20_Internet_20_Link">
<text:span text:style-name="T4">
 Kharkiv </text:span>
</text:a>
During the war, the craftsman continues to work. With the help of unusual Ukrainian women and the exuberance of the floral spread the artist reflects the hope of the revival and prosperity of Ukraine. A woman, as a symbol of Beregini, Akvit - restoration of the living.</text:p>
      <text:p text:style-name="P4">
In 2022, Svetlana was elected to the Aura of the City Aura of Svalyavazakarpatpathian region. For two weeks, she created a series of paintings for a charitable accession in favor of the Armed Forces. Also, the artist took part in the Art Plante exhibition in the style of the national Ukrainian painting, organized by the online Museum "UA. Heritage. "</text:p>
      <text:p text:style-name="P4">
For charitable auctions in Italy and France, the artist created a series-traditional moto.</text:p>
      <text:p text:style-name="P4">
News Source: <text:a xlink:type="simple" xlink:href="https://www.ukrinform.ua/rubric-culture/3702217-u-mikolaevi-vidkrili-vistavku-z-tvorcogo-ciklu-beregini-ukraini.html" text:style-name="Internet_20_link" text:visited-style-name="Visited_20_Internet_20_Link">
https://www.ukrinform.ua/rubric-culture/3702217-u-mikolaevi-vidkrili-vistavku-z-tvorcogo-ciklu-beregini-ukraini.html</text:a>
</text:p>
      <!--NEWS-->
      <text:h text:style-name="P10" text:outline-level="1">
<text:span text:style-name="T4">
Topsmengers of Russian companies in Crimea were instructed to prepare for evacuation</text:span>
</text:h>
      <text:p text:style-name="P4">
Authors: Ukrinform (Person)</text:p>
      <text:p text:style-name="P4">
Publisher: Укринформ (Organization)</text:p>
      <text:p text:style-name="P4">
Published Time: 2023-04-28T19:57:00+03:00</text:p>
      <text:p text:style-name="P4">
Modified Time: 2023-04-28T19:57:00+03:00</text:p>
      <text:p text:style-name="P4">
Description: The topsmeters of Russian companies in the temporarily occupied Crimea were instructed to prepare for evacuation. - Ukrinform.</text:p>
      <text:p text:style-name="P4">
Images: ["<text:a xlink:type="simple" xlink:href="https://static.ukrinform.com/photos/2020_10/thumb_files/630_360_1603365565-629.jpg" text:style-name="Internet_20_link" text:visited-style-name="Visited_20_Internet_20_Link">
630_360_16033...</text:a>
"]</text:p>
      <text:p text:style-name="P4">
Tags: ['Бізнес', 'Евакуація', 'Окупація Криму', 'Війна з росією']</text:p>
      <text:p text:style-name="P4">
Type: Article</text:p>
      <!--METADATA-->
      <text:p text:style-name="P4">
<draw:frame draw:style-name="fr1" draw:name="Image206" text:anchor-type="as-char" svg:width="6.9236in" svg:height="3.956343in" draw:z-index="0">
<draw:image xlink:href="../Images/yкринформ/2023-04-28T19-57-00-03-00/630_360_1603365565-629.jpg" xlink:type="simple" xlink:show="embed" xlink:actuate="onLoad" draw:mime-type="image/jpeg"/>
</draw:frame>
The topsmeters of Russian companies in the temporarily occupied Crimea have got to prepare for evacuation.</text:p>
      <text:p text:style-name="P4">
This was reported <text:a xlink:type="simple" xlink:href="https://sprotyv.mod.gov.ua/2023/04/28/topmenedzhery-filialiv-rosijskyh-kompanij-v-krymu-otrymaly-vkazivku-gotuvatys-do-evakuacziyi/" text:style-name="Internet_20_link" text:visited-style-name="Visited_20_Internet_20_Link">
</text:a>
, reports Ukrinform.</text:p>
      <text:p text:style-name="P4">
"The management of representations of Russian state -owned companies on the temporary -industrial peninsula of Crimea was instructed to prepare for evacuation," -will be in the post.</text:p>
      <text:p text:style-name="P4">
As it is noted, such information comes from both state -owned banks and the Railway Railway, which testifies to comprehensive training measures.</text:p>
      <text:p text:style-name="P4">
<text:span text:style-name="T4">
 Read also: </text:span>
 [<text:span text:style-name="T4">
 military </text:span>
 <text:span text:style-name="T4">
 </text:span>
 <text:span text:style-name="T4">
 </text:span>
 <text:span text:style-name="T4">
 Russians </text:span>
 <text:span text:style-name="T4">
 </text:span>
 disappeared <text:span text:style-name="T4">
 </text:span>
 locations <text:span text:style-name="T4">
<text:span text:style-name="T5">
 storage </text:span>
* </text:span>
 <text:span text:style-name="T4">
 North </text:span>
 <text:span text:style-name="T4">
 </text:span>
 Crimea **(https://www.ukrinform.ua/rubric-crimea/3701207-vijskova-tehnika-rosian-znikla-z-misc-zberiganna-na-pivnoci-krimu.html)In resistance, they note that not only representatives of the top but also their families should be evacuated.</text:p>
      <text:p text:style-name="P4">
"While it is about paid vacation," the center added.</text:p>
      <text:p text:style-name="P4">
As it was reported, Russian "administrations" in temporarily occupied Crimea <text:a xlink:type="simple" xlink:href="https://www.ukrinform.ua/rubric-crimea/3680502-u-krimu-gotuut-plani-evakuacii-okupacijnih-administracij-centr-sprotivu.html" text:style-name="Internet_20_link" text:visited-style-name="Visited_20_Internet_20_Link">
</text:a>
</text:p>
      <text:p text:style-name="P4">
News Source: <text:a xlink:type="simple" xlink:href="https://www.ukrinform.ua/rubric-crimea/3702221-topmenedzeri-rosijskih-kompanij-u-krimu-otrimali-vkazivku-gotuvatis-do-evakuacii.html" text:style-name="Internet_20_link" text:visited-style-name="Visited_20_Internet_20_Link">
https://www.ukrinform.ua/rubric-crimea/3702221-topmenedzeri-rosijskih-kompanij-u-krimu-otrimali-vkazivku-gotuvatis-do-evakuacii.html</text:a>
</text:p>
      <!--NEWS-->
      <text:h text:style-name="P10" text:outline-level="1">
<text:span text:style-name="T4">
The main narrative that promote Russian media</text:span>
</text:h>
      <text:p text:style-name="P4">
Author: ['АРМІЯINFORM']</text:p>
      <text:p text:style-name="P4">
Time: 2023-04-28T20:00:00-04:00</text:p>
      <text:p text:style-name="P4">
Description: About the CENTROMAL Center for the Ophy -Format on Facebook by Facebook. Such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43732814_561193839219866_5948594260675557020_n.jpg" text:style-name="Internet_20_link" text:visited-style-name="Visited_20_Internet_20_Link">
343732814_561193839219866_5948594260675557020_n.jpg</text:a>
']</text:p>
      <text:p text:style-name="P4">
Tags: ['STOPRUSSIA', 'АГРЕСІЯ РФ', 'ВІЙНА', 'ВТОРГНЕННЯ РФ']</text:p>
      <text:p text:style-name="P4">
Category: News</text:p>
      <!--METADATA-->
      <text:p text:style-name="P4">
<draw:frame draw:style-name="fr1" draw:name="Image207" text:anchor-type="as-char" svg:width="6.9236in" svg:height="6.9236in" draw:z-index="0">
<draw:image xlink:href="../Images/AРМІЯINFORM/2023-04-28T20-00-00-04-00/343732814_561193839219866_5948594260675557020_n.jpg" xlink:type="simple" xlink:show="embed" xlink:actuate="onLoad" draw:mime-type="image/jpeg"/>
</draw:frame>
About it <text:a xlink:type="simple" xlink:href="https://www.facebook.com/protydiyadezinformatsiyi.cpd/posts/pfbid0Y6xvvavF9WExViVogBMC5pNaspLv3L1h3grojEHaBWss2oEWwqcaqeDjruRUvJyfl" text:style-name="Internet_20_link" text:visited-style-name="Visited_20_Internet_20_Link">
reports</text:a>
The Center for Combating Misinformation on your Facebook page.</text:p>
      <text:p text:style-name="P4">
Zakharova also stated that the event was behind the military planning of the contrast - not only at the tactical but also at the strategic level.</text:p>
      <text:p text:style-name="P4">
In fact, such statements are manipulation and are voiced by representatives of the Russian power for the first time, and mostly designed for the internal audience of the Russian Federation.</text:p>
      <text:p text:style-name="P4">
In this way, Putinists try to justify their defeat at the front that Russia is leading a war against all NATO and giving it a decent repel.</text:p>
      <text:p text:style-name="P4">
The military-political leadership of Ukraine and its partners have repeatedly stated that the Allies only advise Ukraine on certain issues and assist the weapon and do not participate directly in hostilities.</text:p>
      <text:p text:style-name="P4">
News Source: <text:a xlink:type="simple" xlink:href="https://armyinform.com.ua/2023/04/28/osnovnyj-naratyv-shho-prosuvayut-rosijski-zmi-2/" text:style-name="Internet_20_link" text:visited-style-name="Visited_20_Internet_20_Link">
https://armyinform.com.ua/2023/04/28/osnovnyj-naratyv-shho-prosuvayut-rosijski-zmi-2/</text:a>
</text:p>
      <!--NEWS-->
      <text:h text:style-name="P10" text:outline-level="1">
<text:span text:style-name="T4">
Russia's actions threaten food security in the world - Finland Foreign Ministry Representative</text:span>
</text:h>
      <text:p text:style-name="P4">
Authors: Ukrinform (Person)</text:p>
      <text:p text:style-name="P4">
Publisher: Укринформ (Organization)</text:p>
      <text:p text:style-name="P4">
Published Time: 2023-04-28T20:06:00+03:00</text:p>
      <text:p text:style-name="P4">
Modified Time: 2023-04-28T20:06:00+03:00</text:p>
      <text:p text:style-name="P4">
Description: Russia's blocking of the grain corridor threatens worldwide food safety. - Ukrinform.</text:p>
      <text:p text:style-name="P4">
Images: ["<text:a xlink:type="simple" xlink:href="https://static.ukrinform.com/photos/2023_04/thumb_files/630_360_1682701422-907.jpg" text:style-name="Internet_20_link" text:visited-style-name="Visited_20_Internet_20_Link">
630_360_16827...</text:a>
"]</text:p>
      <text:p text:style-name="P4">
Tags: ['Фінляндія', 'Україна', 'Зерно']</text:p>
      <text:p text:style-name="P4">
Type: Article</text:p>
      <!--METADATA-->
      <text:p text:style-name="P4">
<draw:frame draw:style-name="fr1" draw:name="Image208" text:anchor-type="as-char" svg:width="6.9236in" svg:height="3.956343in" draw:z-index="0">
<draw:image xlink:href="../Images/yкринформ/2023-04-28T20-06-00-03-00/630_360_1682701422-907.jpg" xlink:type="simple" xlink:show="embed" xlink:actuate="onLoad" draw:mime-type="image/jpeg"/>
</draw:frame>
The grain corridor blocking is threatened with worldwide food safety.</text:p>
      <text:p text:style-name="P4">
This was stated during a briefing in Odessa by the Deputy State Secretary of the Minsfinland Kai Zauer, Ukrinform reports.</text:p>
      <text:p text:style-name="P4">
“Russia's actions have global consequences and threaten food safety in the world. We welcome the grain initiative in every possible way, ”Zauer said.</text:p>
      <text:p text:style-name="P4">
Zauer noted that Finns feel solidarity with the people of Ukraine in the struggle of freedom, because they themselves were victims of Soviet aggression and defended themselves how Ukraine was defending Ukraine.</text:p>
      <text:p text:style-name="P4">
“Finland supports Ukraine's territorial integrity and independence. We will support the status of a candidate for the EU and we will support Ukraine further, ”the Deputy State Secretary of the Foreign Ministry of Finland.</text:p>
      <text:p text:style-name="P4">
Zauer also reported that since February 2022, Finland has supported Ukraine of more than 1.5 billion euros and is ready to participate in the reconstruction of Ukraine.</text:p>
      <text:p text:style-name="P4">
"We will also be engaged in the transport of grain, training, digitalization and more sectors," Finland added.</text:p>
      <text:p text:style-name="P4">
The briefing was attended by foreign ministers: Latvia - Edgar Rinkevich, Denmark - Lars Lukke Rasmussen, Estonia - Margus Tsakhkna, Iceland - Bolshalus Blurgr, Lithuan Mzfinland's aria Kai Zauer.</text:p>
      <text:p text:style-name="P4">
<text:span text:style-name="T4">
 Read also: </text:span>
 <text:a xlink:type="simple" xlink:href="https://www.ukrinform.ua/rubric-economy/3702222-mzs-islandii-odesa-priklad-togo-ak-bezpeka-odnogo-mista-moze-vplivati-na-ves-svit.html" text:style-name="Internet_20_link" text:visited-style-name="Visited_20_Internet_20_Link">
<text:span text:style-name="T4">
 Iceland </text:span>
</text:a>
As reported, Ukraine hopes for support <text:a xlink:type="simple" xlink:href="https://www.ukrinform.ua/rubric-economy/3701522-ukraina-spodivaetsa-na-pidtrimku-partneriv-dla-rozblokuvanna-zernovogo-koridoru-premer.html" text:style-name="Internet_20_link" text:visited-style-name="Visited_20_Internet_20_Link">
</text:a>
Concerning the work of the "grain corridor".</text:p>
      <text:p text:style-name="P4">
News Source: <text:a xlink:type="simple" xlink:href="https://www.ukrinform.ua/rubric-economy/3702223-dii-rosii-zagrozuut-prodovolcij-bezpeci-u-sviti-predstavnik-mzs-finlandii.html" text:style-name="Internet_20_link" text:visited-style-name="Visited_20_Internet_20_Link">
https://www.ukrinform.ua/rubric-economy/3702223-dii-rosii-zagrozuut-prodovolcij-bezpeci-u-sviti-predstavnik-mzs-finlandii.html</text:a>
</text:p>
      <!--NEWS-->
      <text:h text:style-name="P10" text:outline-level="1">
<text:span text:style-name="T4">
"Rocket in the Forest": In the Operations Command of the Armed Forces of Poland told about investigations</text:span>
</text:h>
      <text:p text:style-name="P4">
Authors: Ukrinform (Person)</text:p>
      <text:p text:style-name="P4">
Publisher: Укринформ (Organization)</text:p>
      <text:p text:style-name="P4">
Published Time: 2023-04-28T20:11:00+03:00</text:p>
      <text:p text:style-name="P4">
Modified Time: 2023-04-28T20:11:00+03:00</text:p>
      <text:p text:style-name="P4">
Description: At the moment, an intensive investigation in the origin of an unknown "military object" in northern Poland is underway. There are “certain hypotheses” about this event that needs confirmation. - Ukrinform.</text:p>
      <text:p text:style-name="P4">
Images: ["<text:a xlink:type="simple" xlink:href="https://static.ukrinform.com/photos/2023_04/thumb_files/630_360_1682701470-211.png" text:style-name="Internet_20_link" text:visited-style-name="Visited_20_Internet_20_Link">
630_360_16827...</text:a>
"]</text:p>
      <text:p text:style-name="P4">
Tags: ['Армія', 'Ліс', 'Польща', 'Ракета']</text:p>
      <text:p text:style-name="P4">
Type: Article</text:p>
      <!--METADATA-->
      <text:p text:style-name="P4">
<draw:frame draw:style-name="fr1" draw:name="Image209" text:anchor-type="as-char" svg:width="6.9236in" svg:height="3.956343in" draw:z-index="0">
<draw:image xlink:href="../Images/yкринформ/2023-04-28T20-11-00-03-00/630_360_1682701470-211.png" xlink:type="simple" xlink:show="embed" xlink:actuate="onLoad" draw:mime-type="image/png"/>
</draw:frame>
An intensive investigation in the origin of an unknown "military object" in northern Poland is ongoing. There are "certain hypotheses" about this event that confirm the confirmation.</text:p>
      <text:p text:style-name="P4">
This was announced during a press conference in Warsaw by the commander of the operational team of the Armed Forces of Poland, General Tomasz Pyotrovsky, Ukrinform reports.</text:p>
      <text:p text:style-name="P4">
"Intensive investigation, checks, and active dialogue between different institutions are ongoing," Pyotrovsky said, adding that it is where Ulysi from Bidgosch came from a military object and what its origin is.</text:p>
      <text:p text:style-name="P4">
He noted that the situation in the country is associated with significant risks with agrosis, in particular the so -called migration crisis and Russia's war against Ukraine.</text:p>
      <text:p text:style-name="P4">
“The risk of all sorts of manipulation is great. We constantly see attempts from the Russian house, with the involvement of Belarus, directly speaking, heating the atmosphere and trying to swim on our emotions, ”Pyotrovsky said, adding that he needs to be aware.</text:p>
      <text:p text:style-name="P4">
<text:span text:style-name="T4">
 Read also: </text:span>
 <text:a xlink:type="simple" xlink:href="https://www.ukrinform.ua/rubric-world/3701496-u-polsi-pripuskaut-so-v-lisi-mogli-znajti-ulamki-raketi-z-ihnogo-mig29.html" text:style-name="Internet_20_link" text:visited-style-name="Visited_20_Internet_20_Link">
<text:span text:style-name="T4">
 Poland </text:span>
 <text:span text:style-name="T4">
 </text:span>
 assume <text:span text:style-name="T4">
 </text:span>
 Forest <text:span text:style-name="T4">
 </text:span>
 <text:span text:style-name="T4">
 could </text:span>
 <text:span text:style-name="T4">
 find </text:span>
<text:span text:style-name="T5">
 Flames </text:span>
<text:span text:style-name="T5">
 </text:span>
<text:span text:style-name="T5">
 </text:span>
<text:span text:style-name="T5">
 missiles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Could </text:span>
*</text:a>
According to him, "there are certain hypotheses and certain traces that may be associated with an event in Zamoska near Bidgosch." He noted that the army was monitored and, together with the prosecutor's office, clarifies all the circumstances.</text:p>
      <text:p text:style-name="P4">
Pyotrovsky noted that there was no explosion on the site, no one was killed and the wounded, the extraordinary event occurred in a remote place.</text:p>
      <text:p text:style-name="P4">
He added that "different scenarios" are taken into account, but the situation is stable and "very quickly will be established what happened."</text:p>
      <text:p text:style-name="P4">
As it was reported, according to the Ministry of National Defense <text:a xlink:type="simple" xlink:href="https://www.ukrinform.ua/tag-polsa" text:style-name="Internet_20_link" text:visited-style-name="Visited_20_Internet_20_Link">
</text:a>
Near the city of Bidgosch(North of Poland)Ulylismuga April 25 <text:a xlink:type="simple" xlink:href="https://www.ukrinform.ua/rubric-world/3701379-u-polsi-znajsli-ulamki-vijskovogo-obekta-zmi-pisut-pro-raketu-iz-napisami-rosijskou.html" text:style-name="Internet_20_link" text:visited-style-name="Visited_20_Internet_20_Link">
</text:a>
. The Prosecutor General of Poland Zbignev Zgobro emphasized that the military department of the district prosecutor's office in Gdansk under the supervision of the National Prosecutor's Office has opened a case about the remains of an air military facility found near Bidgosch. The forest where an unknown military object was found, surrounded by the surrounding one, is not missed there.According to the unofficial data of RMF24, in the forest there was a rocket of the class "Air-Earth". It was seen on April 25, but it could fall even earlier, even for a few days of Chitizhnov. As it is noted, at first the Polish military believed that it was a drone, but then they came to the conclusion that these could be elements of a rocket. On the wreckage, they are in Russian. It is unknown whether it has exploded. It is known that there is a large hole in the ground in the place of falling, as after a bomb explosion.</text:p>
      <text:p text:style-name="P4">
In November 2022, two people were in the Polish village of Pshevodau, a Hrubeshiv district, near the Ukrainian border, as a result of the explosion.</text:p>
      <text:p text:style-name="P4">
Subsequently, in Warsaw confirmed that the explosion occurred as a result of the fall of the Rapentius production, the Ministry of Foreign Affairs was summoned by Russia's ambassador.</text:p>
      <text:p text:style-name="P4">
Later, NATO Secretary General Jens Stoltenberg stated that in Poland, the Ukrainian missile was in an attempt to protect against the Russian attack, but there is no guilt here because it was defended from a massive attack by the Russian Federation.</text:p>
      <text:p text:style-name="P4">
News Source: <text:a xlink:type="simple" xlink:href="https://www.ukrinform.ua/rubric-world/3702226-raketa-v-lisi-u-operativnomu-komanduvanni-zs-polsi-rozpovili-pro-rozsliduvanna.html" text:style-name="Internet_20_link" text:visited-style-name="Visited_20_Internet_20_Link">
https://www.ukrinform.ua/rubric-world/3702226-raketa-v-lisi-u-operativnomu-komanduvanni-zs-polsi-rozpovili-pro-rozsliduvanna.html</text:a>
</text:p>
      <!--NEWS-->
      <text:h text:style-name="P10" text:outline-level="1">
<text:span text:style-name="T4">
To the destroyed house in Uman people carry flowers and toys</text:span>
</text:h>
      <text:p text:style-name="P4">
Authors: Ukrinform (Person)</text:p>
      <text:p text:style-name="P4">
Publisher: Укринформ (Organization)</text:p>
      <text:p text:style-name="P4">
Published Time: 2023-04-28T20:14:52+03:00</text:p>
      <text:p text:style-name="P4">
Modified Time: 2023-04-28T20:14:52+03:00</text:p>
      <text:p text:style-name="P4">
Description: Citizens began to bring flowers and toys destroyed as a result of a rocket strike of the Russian Federation on Friday in Uman of Cherkasy region. - Ukrinform.</text:p>
      <text:p text:style-name="P4">
Images: ["<text:a xlink:type="simple" xlink:href="https://static.ukrinform.com/photos/2023_04/thumb_files/630_360_1682701752-223.jpg" text:style-name="Internet_20_link" text:visited-style-name="Visited_20_Internet_20_Link">
630_360_16827...</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Tags: ['Загибель', 'Війна з росією', 'Ракетний удар']</text:p>
      <text:p text:style-name="P4">
Type: Article</text:p>
      <!--METADATA-->
      <text:p text:style-name="P4">
<draw:frame draw:style-name="fr1" draw:name="Image210" text:anchor-type="as-char" svg:width="6.9236in" svg:height="3.956343in" draw:z-index="0">
<draw:image xlink:href="../Images/yкринформ/2023-04-28T20-14-52-03-00/630_360_1682701752-223.jpg" xlink:type="simple" xlink:show="embed" xlink:actuate="onLoad" draw:mime-type="image/jpeg"/>
</draw:frame>
The citizens and toys began to bring flowers and toys.</text:p>
      <text:p text:style-name="P4">
About it in <text:a xlink:type="simple" xlink:href="https://t.me/UA_National_Police/11309" text:style-name="Internet_20_link" text:visited-style-name="Visited_20_Internet_20_Link">
</text:a>
Informed the press service of Ukraine, reports Ukrinform.</text:p>
      <text:p text:style-name="P4">
"People begin to bring flowers and baby toys to the destroyed house in Uman," the press service said.</text:p>
      <text:p text:style-name="P4">
<text:span text:style-name="T4">
 Read also: </text:span>
 <text:a xlink:type="simple" xlink:href="https://www.ukrinform.ua/rubric-regions/3702076-uman-lokacia-iz-zapahom-smerti.html" text:style-name="Internet_20_link" text:visited-style-name="Visited_20_Internet_20_Link">
<text:span text:style-name="T4">
 Uman </text:span>
 <text:span text:style-name="T4">
 location </text:span>
 <text:span text:style-name="T4">
 War </text:span>
</text:a>
As it was reported, the invaders were fired at Uman winged <text:a xlink:type="simple" xlink:href="https://www.ukrinform.ua/tag-raketa" text:style-name="Internet_20_link" text:visited-style-name="Visited_20_Internet_20_Link">
</text:a>
. In one nine -storey building, the entrance was completely destroyed, in total 10 houses were injured.</text:p>
      <text:p text:style-name="P4">
<draw:frame draw:style-name="fr1" draw:name="Image211" text:anchor-type="as-char" svg:width="6.9236in" svg:height="3.956343in" draw:z-index="0">
<draw:image xlink:href="../Images/yкринформ/2023-04-28T20-14-52-03-00/630_360_1682663826-2562.jpeg" xlink:type="simple" xlink:show="embed" xlink:actuate="onLoad" draw:mime-type="image/jpeg"/>
</draw:frame>
In Uman 10 people / photos: SES <text:a xlink:type="simple" xlink:href="https://static.ukrinform.com/photos/2023_04/1682663826-2562.jpeg" text:style-name="Internet_20_link" text:visited-style-name="Visited_20_Internet_20_Link">
<draw:frame draw:style-name="fr1" draw:name="Image212" text:anchor-type="as-char" svg:width="6.9236in" svg:height="3.956343in" draw:z-index="0">
<draw:image xlink:href="../Images/yкринформ/2023-04-28T20-14-52-03-00/630_360_1682663826-2562.jpeg" xlink:type="simple" xlink:show="embed" xlink:actuate="onLoad" draw:mime-type="image/jpeg"/>
</draw:frame>
</text:a>
 <text:a xlink:type="simple" xlink:href="https://static.ukrinform.com/photos/2023_04/1682663826-5156.jpeg" text:style-name="Internet_20_link" text:visited-style-name="Visited_20_Internet_20_Link">
<draw:frame draw:style-name="fr1" draw:name="Image213" text:anchor-type="as-char" svg:width="6.9236in" svg:height="3.956343in" draw:z-index="0">
<draw:image xlink:href="../Images/yкринформ/2023-04-28T20-14-52-03-00/630_360_1682663826-5156.jpeg" xlink:type="simple" xlink:show="embed" xlink:actuate="onLoad" draw:mime-type="image/jpeg"/>
</draw:frame>
</text:a>
 <text:a xlink:type="simple" xlink:href="https://static.ukrinform.com/photos/2023_04/1682663826-6794.jpeg" text:style-name="Internet_20_link" text:visited-style-name="Visited_20_Internet_20_Link">
<draw:frame draw:style-name="fr1" draw:name="Image214" text:anchor-type="as-char" svg:width="6.9236in" svg:height="3.956343in" draw:z-index="0">
<draw:image xlink:href="../Images/yкринформ/2023-04-28T20-14-52-03-00/630_360_1682663826-6794.jpeg" xlink:type="simple" xlink:show="embed" xlink:actuate="onLoad" draw:mime-type="image/jpeg"/>
</draw:frame>
</text:a>
 <text:a xlink:type="simple" xlink:href="https://static.ukrinform.com/photos/2023_04/1682663826-2420.jpeg" text:style-name="Internet_20_link" text:visited-style-name="Visited_20_Internet_20_Link">
<draw:frame draw:style-name="fr1" draw:name="Image215" text:anchor-type="as-char" svg:width="6.9236in" svg:height="3.956343in" draw:z-index="0">
<draw:image xlink:href="../Images/yкринформ/2023-04-28T20-14-52-03-00/630_360_1682663826-2420.jpeg" xlink:type="simple" xlink:show="embed" xlink:actuate="onLoad" draw:mime-type="image/jpeg"/>
</draw:frame>
</text:a>
 <text:a xlink:type="simple" xlink:href="https://static.ukrinform.com/photos/2023_04/1682663826-7982.jpeg" text:style-name="Internet_20_link" text:visited-style-name="Visited_20_Internet_20_Link">
<draw:frame draw:style-name="fr1" draw:name="Image216" text:anchor-type="as-char" svg:width="6.9236in" svg:height="3.956343in" draw:z-index="0">
<draw:image xlink:href="../Images/yкринформ/2023-04-28T20-14-52-03-00/630_360_1682663826-7982.jpeg" xlink:type="simple" xlink:show="embed" xlink:actuate="onLoad" draw:mime-type="image/jpeg"/>
</draw:frame>
</text:a>
 <text:a xlink:type="simple" xlink:href="https://static.ukrinform.com/photos/2023_04/1682663826-5504.jpeg" text:style-name="Internet_20_link" text:visited-style-name="Visited_20_Internet_20_Link">
<draw:frame draw:style-name="fr1" draw:name="Image217" text:anchor-type="as-char" svg:width="6.9236in" svg:height="3.956343in" draw:z-index="0">
<draw:image xlink:href="../Images/yкринформ/2023-04-28T20-14-52-03-00/630_360_1682663826-5504.jpeg" xlink:type="simple" xlink:show="embed" xlink:actuate="onLoad" draw:mime-type="image/jpeg"/>
</draw:frame>
</text:a>
 <text:a xlink:type="simple" xlink:href="https://static.ukrinform.com/photos/2023_04/1682663827-3058.jpeg" text:style-name="Internet_20_link" text:visited-style-name="Visited_20_Internet_20_Link">
<draw:frame draw:style-name="fr1" draw:name="Image218" text:anchor-type="as-char" svg:width="6.9236in" svg:height="3.956343in" draw:z-index="0">
<draw:image xlink:href="../Images/yкринформ/2023-04-28T20-14-52-03-00/630_360_1682663827-3058.jpeg" xlink:type="simple" xlink:show="embed" xlink:actuate="onLoad" draw:mime-type="image/jpeg"/>
</draw:frame>
</text:a>
 <text:a xlink:type="simple" xlink:href="https://static.ukrinform.com/photos/2023_04/1682663827-9401.jpeg" text:style-name="Internet_20_link" text:visited-style-name="Visited_20_Internet_20_Link">
<draw:frame draw:style-name="fr1" draw:name="Image219" text:anchor-type="as-char" svg:width="6.9236in" svg:height="3.956343in" draw:z-index="0">
<draw:image xlink:href="../Images/yкринформ/2023-04-28T20-14-52-03-00/630_360_1682663827-9401.jpeg" xlink:type="simple" xlink:show="embed" xlink:actuate="onLoad" draw:mime-type="image/jpeg"/>
</draw:frame>
</text:a>
The number of dead as a result of a rocket strike of the Russian military on a residential building in Uman of Cherkasy region <text:a xlink:type="simple" xlink:href="https://www.ukrinform.ua/rubric-regions/3702203-raketnij-udar-po-umani-kilkist-zagiblih-zrosla-do-23.html" text:style-name="Internet_20_link" text:visited-style-name="Visited_20_Internet_20_Link">
</text:a>
.</text:p>
      <text:p text:style-name="P4">
<text:span text:style-name="T5">
Foto: National Police</text:span>
</text:p>
      <text:p text:style-name="P4">
News Source: <text:a xlink:type="simple" xlink:href="https://www.ukrinform.ua/rubric-regions/3702228-do-zrujnovanogo-budinku-v-umani-ludi-nesut-kviti-ta-igraski.html" text:style-name="Internet_20_link" text:visited-style-name="Visited_20_Internet_20_Link">
https://www.ukrinform.ua/rubric-regions/3702228-do-zrujnovanogo-budinku-v-umani-ludi-nesut-kviti-ta-igraski.html</text:a>
</text:p>
      <!--NEWS-->
      <text:h text:style-name="P10" text:outline-level="1">
<text:span text:style-name="T4">
The European Commission has reached an agreement with the neighbors of Ukraine on import of agricultural products</text:span>
</text:h>
      <text:p text:style-name="P4">
Authors: Ukrinform (Person)</text:p>
      <text:p text:style-name="P4">
Publisher: Укринформ (Organization)</text:p>
      <text:p text:style-name="P4">
Published Time: 2023-04-28T20:15:00+03:00</text:p>
      <text:p text:style-name="P4">
Modified Time: 2023-04-28T20:15:00+03:00</text:p>
      <text:p text:style-name="P4">
Description: As a result of the negotiations, the European Commission has reached a fundamental agreement with five neighboring countries of Ukraine on imports of Ukrainian agricultural products. - Ukrinform.</text:p>
      <text:p text:style-name="P4">
Images: ["<text:a xlink:type="simple" xlink:href="https://static.ukrinform.com/photos/2022_06/thumb_files/630_360_1655013510-329.jpg" text:style-name="Internet_20_link" text:visited-style-name="Visited_20_Internet_20_Link">
630_360_16550...</text:a>
"]</text:p>
      <text:p text:style-name="P4">
Tags: ['Експорт', 'Єврокомісія', 'Аграрії']</text:p>
      <text:p text:style-name="P4">
Type: Article</text:p>
      <!--METADATA-->
      <text:p text:style-name="P4">
<draw:frame draw:style-name="fr1" draw:name="Image220" text:anchor-type="as-char" svg:width="6.9236in" svg:height="3.956343in" draw:z-index="0">
<draw:image xlink:href="../Images/yкринформ/2023-04-28T20-15-00-03-00/630_360_1655013510-329.jpg" xlink:type="simple" xlink:show="embed" xlink:actuate="onLoad" draw:mime-type="image/jpeg"/>
</draw:frame>
As a result of the negotiations, the European Commission has reached a fundamental agreement with five neighboring countries of Ukraine on import of Ukrainian farm products.</text:p>
      <text:p text:style-name="P4">
According to Ukrinform, about it in <text:a xlink:type="simple" xlink:href="https://twitter.com/VDombrovskis/status/1651993510222999557" text:style-name="Internet_20_link" text:visited-style-name="Visited_20_Internet_20_Link">
</text:a>
Writing Vice President of the European Commission Valdis Dombrovskis.</text:p>
      <text:p text:style-name="P4">
"There is an arrangement!... We must act in such a way as to respond to the concern of the aspresumants in neighboring EU countries, as well as Ukraine and the European Union," the European Commission representative said.</text:p>
      <text:p text:style-name="P4">
As reported <text:a xlink:type="simple" xlink:href="https://twitter.com/VDombrovskis/status/1651993517781135365" text:style-name="Internet_20_link" text:visited-style-name="Visited_20_Internet_20_Link">
</text:a>
, key authors of the agreements reached, which are also agreed with Ukraine, the exclusion of sole restrictions on such imports that it was introduced from the side of Poland, Slovakia, Bulgaria and Hungary. At the same time, exclusive protective measures will be used for four products - wheat, corn, rapeseed sunflower seeds. At the same time, the European Commission will allocate an additional 100 million euros to assist farmers in the Five EU countries, which are aware of losses due to the current situation.</text:p>
      <text:p text:style-name="P4">
In addition, investigations will be violated about the need to use protective measures in importing other products from Ukraine, including sunflower.</text:p>
      <text:p text:style-name="P4">
<text:span text:style-name="T4">
 Read also: </text:span>
 <text:a xlink:type="simple" xlink:href="https://www.ukrinform.ua/rubric-economy/3702083-evrokomisia-i-pat-krain-es-domovilisa-pro-zaboronu-importu-pati-vidiv-agroprodukcii-z-ukraini.html" text:style-name="Internet_20_link" text:visited-style-name="Visited_20_Internet_20_Link">
</text:a>
At the same time, the parties will continue to work in order to provide export of Ukrainian goods to other countries using EU corridor.</text:p>
      <text:p text:style-name="P4">
Dombrovskis thanked the profile structures of the European Commission and the EU Council for the efforts of finding an acceptable decision.</text:p>
      <text:p text:style-name="P4">
“I am glad to announce that we have reached a political agreement on Ukrainian farm imports in the EU. So we agreed with the five neighboring EU countries and Ukraine as we will resolve this situation ... We have a decision that responds to both farmers in neighboring Member States and Ukraine, ”Dombrovskis said in a video report.</text:p>
      <text:p text:style-name="P4">
The President of the European Commission Ursula von Der Lyen has congratulated a political decision to reached today as a result of the European Commission negotiations with Five EU.</text:p>
      <text:p text:style-name="P4">
<text:span text:style-name="T4">
 Read also: </text:span>
 <text:a xlink:type="simple" xlink:href="https://www.ukrinform.ua/rubric-economy/3700999-bilsist-ukrainskoi-agroprodukcii-eksportuvatimut-do-tureccini-za-nulovou-mitnou-stavkou.html" text:style-name="Internet_20_link" text:visited-style-name="Visited_20_Internet_20_Link">
</text:a>
</text:p>
      <text:p text:style-name="P4">
Five EU countries have reported to <text:a xlink:type="simple" xlink:href="https://www.ukrinform.ua/tag-evrokomisia" text:style-name="Internet_20_link" text:visited-style-name="Visited_20_Internet_20_Link">
</text:a>
The request for the introduction of protective measures against "excessive" agricultural exports from Ukraine, which affects the situation in the market, leads to a fall in prices and thus affects the interests of farmers in neighboring EU countries with Ukraine.</text:p>
      <text:p text:style-name="P4">
News Source: <text:a xlink:type="simple" xlink:href="https://www.ukrinform.ua/rubric-economy/3702238-evrokomisia-dosagla-domovlenosti-z-susidami-ukraini-sodo-importu-agroprodukcii.html" text:style-name="Internet_20_link" text:visited-style-name="Visited_20_Internet_20_Link">
https://www.ukrinform.ua/rubric-economy/3702238-evrokomisia-dosagla-domovlenosti-z-susidami-ukraini-sodo-importu-agroprodukcii.html</text:a>
</text:p>
      <!--NEWS-->
      <text:h text:style-name="P10" text:outline-level="1">
<text:span text:style-name="T4">
GTS power on the border with Poland can be increased</text:span>
</text:h>
      <text:p text:style-name="P4">
Authors: Ukrinform (Person)</text:p>
      <text:p text:style-name="P4">
Publisher: Укринформ (Organization)</text:p>
      <text:p text:style-name="P4">
Published Time: 2023-04-28T20:15:20+03:00</text:p>
      <text:p text:style-name="P4">
Modified Time: 2023-04-28T20:15:20+03:00</text:p>
      <text:p text:style-name="P4">
Description: The National Commission for State Regulation in Energy and Public Utilities (NERCEP) has agreed to the project to increase the capacity of the gas transportation system at the point of entry on an interstate connection with Poland. - Ukrinform.</text:p>
      <text:p text:style-name="P4">
Images: ["<text:a xlink:type="simple" xlink:href="https://static.ukrinform.com/photos/2021_02/thumb_files/630_360_1613580192-129.jpg" text:style-name="Internet_20_link" text:visited-style-name="Visited_20_Internet_20_Link">
630_360_16135...</text:a>
"]</text:p>
      <text:p text:style-name="P4">
Tags: ['Аукціон', 'Польща', 'ГТС України']</text:p>
      <text:p text:style-name="P4">
Type: Article</text:p>
      <!--METADATA-->
      <text:p text:style-name="P4">
<draw:frame draw:style-name="fr1" draw:name="Image221" text:anchor-type="as-char" svg:width="6.9236in" svg:height="3.956343in" draw:z-index="0">
<draw:image xlink:href="../Images/yкринформ/2023-04-28T20-15-20-03-00/630_360_1613580192-129.jpg" xlink:type="simple" xlink:show="embed" xlink:actuate="onLoad" draw:mime-type="image/jpeg"/>
</draw:frame>
National Commission for State Regulation in Energy and Utilities(NERCEP), agreed to the proposal to increase the power of the gas transmission system at the point of entry on the interstate connection with the Poll.</text:p>
      <text:p text:style-name="P4">
According to Ukrinform, the press service reports <text:a xlink:type="simple" xlink:href="http://www.nerc.gov.ua/news/potuzhnist-gazotransportnoyi-sistemi-u-tochci-vhodu-na-mizhderzhavnomu-zyednanni-z-polshcheyu-mozhe-buti-zbilshena" text:style-name="Internet_20_link" text:visited-style-name="Visited_20_Internet_20_Link">
</text:a>
.</text:p>
      <text:p text:style-name="P4">
“This project was developed according to the results of the operator gas transportation system and GAZ-System S.A.(Operator of the GTS of Poland)Estimation of market demand for the capacity of the gas transportation system at the border with the Poland stage of the stage of projection to increase such capacity by 3.87 million kWh/h, ”the message reads.</text:p>
      <text:p text:style-name="P4">
It is noted that a joint auction of the distribution of a new(enlarged)The power was planned at the beginning of July 2023.</text:p>
      <text:p text:style-name="P4">
If the customers of transportation services take part in the auction, and the economy of the project will be successful, OGTSU and GAZ-System S.A. They will take measures to reconstruct the capacity of gas transport systems.</text:p>
      <text:p text:style-name="P4">
In this case, the commissioning of increased power at the point of entry of the intelligent connection with <text:a xlink:type="simple" xlink:href="https://www.ukrinform.ua/tag-polsa" text:style-name="Internet_20_link" text:visited-style-name="Visited_20_Internet_20_Link">
</text:a>
It is expected for the second half of 2030.</text:p>
      <text:p text:style-name="P4">
<text:span text:style-name="T4">
 Read also: </text:span>
 <text:a xlink:type="simple" xlink:href="https://www.ukrinform.ua/rubric-economy/3691116-ukraina-posilit-spivpracu-iz-susidami-u-sferi-transportuvanna-gazu.html" text:style-name="Internet_20_link" text:visited-style-name="Visited_20_Internet_20_Link">
</text:a>
As it was reported, on March 16, 2023, the GTS operator of Ukraine and the Polish operator GAZ-System S.A. They signed a memorandum on cooperation on improving the military pipeline between Poland and Ukraine.</text:p>
      <text:p text:style-name="P4">
News Source: <text:a xlink:type="simple" xlink:href="https://www.ukrinform.ua/rubric-economy/3702229-potuznist-gts-na-kordoni-z-polseu-moze-buti-zbilsena.html" text:style-name="Internet_20_link" text:visited-style-name="Visited_20_Internet_20_Link">
https://www.ukrinform.ua/rubric-economy/3702229-potuznist-gts-na-kordoni-z-polseu-moze-buti-zbilsena.html</text:a>
</text:p>
      <!--NEWS-->
      <text:h text:style-name="P10" text:outline-level="1">
<text:span text:style-name="T4">
The universities of Vienna hosted the exhibition "Unswolved diplomas" about the dead Ukrainian students</text:span>
</text:h>
      <text:p text:style-name="P4">
Authors: Ukrinform (Person)</text:p>
      <text:p text:style-name="P4">
Publisher: Укринформ (Organization)</text:p>
      <text:p text:style-name="P4">
Published Time: 2023-04-28T20:21:05+03:00</text:p>
      <text:p text:style-name="P4">
Modified Time: 2023-04-28T20:21:05+03:00</text:p>
      <text:p text:style-name="P4">
Description: The exhibition "Non -published diplomas" about Ukrainian students, whose life was taken by the Russian war, was held at the Vienna and Central European Universities in the Austrian capital. - Ukrinform.</text:p>
      <text:p text:style-name="P4">
Images: ["<text:a xlink:type="simple" xlink:href="https://static.ukrinform.com/photos/2023_04/thumb_files/630_360_1682699529-4104.jpeg" text:style-name="Internet_20_link" text:visited-style-name="Visited_20_Internet_20_Link">
630_360_16826...</text:a>
", "<text:a xlink:type="simple" xlink:href="https://static.ukrinform.com/photos/2023_04/1682699529-4704.jpeg" text:style-name="Internet_20_link" text:visited-style-name="Visited_20_Internet_20_Link">
1682699529-47...</text:a>
", "<text:a xlink:type="simple" xlink:href="https://static.ukrinform.com/photos/2023_04/thumb_files/630_360_1682699529-8108.jpeg" text:style-name="Internet_20_link" text:visited-style-name="Visited_20_Internet_20_Link">
630_360_16826...</text:a>
", "<text:a xlink:type="simple" xlink:href="https://static.ukrinform.com/photos/2023_04/thumb_files/630_360_1682699528-4008.jpeg" text:style-name="Internet_20_link" text:visited-style-name="Visited_20_Internet_20_Link">
630_360_16826...</text:a>
", "<text:a xlink:type="simple" xlink:href="https://static.ukrinform.com/photos/2023_04/thumb_files/630_360_1682699528-9923.jpeg" text:style-name="Internet_20_link" text:visited-style-name="Visited_20_Internet_20_Link">
630_360_16826...</text:a>
", "<text:a xlink:type="simple" xlink:href="https://static.ukrinform.com/photos/2023_04/thumb_files/630_360_1682699528-4700.jpeg" text:style-name="Internet_20_link" text:visited-style-name="Visited_20_Internet_20_Link">
630_360_16826...</text:a>
", "<text:a xlink:type="simple" xlink:href="https://static.ukrinform.com/photos/2023_04/thumb_files/630_360_1682699528-1602.jpeg" text:style-name="Internet_20_link" text:visited-style-name="Visited_20_Internet_20_Link">
630_360_16826...</text:a>
", "<text:a xlink:type="simple" xlink:href="https://static.ukrinform.com/photos/2023_04/thumb_files/630_360_1682699529-7728.jpeg" text:style-name="Internet_20_link" text:visited-style-name="Visited_20_Internet_20_Link">
630_360_16826...</text:a>
", "<text:a xlink:type="simple" xlink:href="https://static.ukrinform.com/photos/2023_04/thumb_files/630_360_1682699529-4704.jpeg" text:style-name="Internet_20_link" text:visited-style-name="Visited_20_Internet_20_Link">
630_360_16826...</text:a>
", "<text:a xlink:type="simple" xlink:href="https://static.ukrinform.com/photos/2023_04/thumb_files/630_360_1682699529-9206.jpeg" text:style-name="Internet_20_link" text:visited-style-name="Visited_20_Internet_20_Link">
630_360_16826...</text:a>
", "<text:a xlink:type="simple" xlink:href="https://static.ukrinform.com/photos/2023_04/thumb_files/630_360_1682699529-6451.jpeg" text:style-name="Internet_20_link" text:visited-style-name="Visited_20_Internet_20_Link">
630_360_16826...</text:a>
", "<text:a xlink:type="simple" xlink:href="https://static.ukrinform.com/photos/2023_04/thumb_files/630_360_1682699530-7399.jpeg" text:style-name="Internet_20_link" text:visited-style-name="Visited_20_Internet_20_Link">
630_360_16826...</text:a>
"]</text:p>
      <text:p text:style-name="P4">
Tags: ['Виставка', 'Студент', 'Відень', 'Війна з росією']</text:p>
      <text:p text:style-name="P4">
Type: Article</text:p>
      <!--METADATA-->
      <text:p text:style-name="P4">
<draw:frame draw:style-name="fr1" draw:name="Image222" text:anchor-type="as-char" svg:width="6.9236in" svg:height="3.956343in" draw:z-index="0">
<draw:image xlink:href="../Images/yкринформ/2023-04-28T20-21-05-03-00/630_360_1682699529-4104.jpeg" xlink:type="simple" xlink:show="embed" xlink:actuate="onLoad" draw:mime-type="image/jpeg"/>
</draw:frame>
The UNSC and Central European Universities in the Austrian capital of Podslavstavka "Unswolved diplomas" about Ukrainian students, whose life is the Zabralasian War.</text:p>
      <text:p text:style-name="P4">
About it reports its own correspondent of Ukrinform in Austria.</text:p>
      <text:p text:style-name="P4">
"The exhibition aimed at showing the price of full -scale <text:a xlink:type="simple" xlink:href="https://www.ukrinform.ua/tag-vijna" text:style-name="Internet_20_link" text:visited-style-name="Visited_20_Internet_20_Link">
</text:a>
which Russia leads against Ukraine. With thismetry, we gathered the stories of 36 students who died during full -scale intersection - in different circumstances, both at the front and in the rear cities and villages. It was important to bring these stories into a student environment that can be well -understood by these people - in fact the same age, in fact, That they are, with similarly seizures and training in similar specialties, but killed as a result of aggression, " - said the co -organizer of the exhibition, a student of the Central European University Yevhen Yashchuk.</text:p>
      <text:p text:style-name="P4">
<draw:frame draw:style-name="fr1" draw:name="Image223" text:anchor-type="as-char" svg:width="6.9236in" svg:height="5.1927in" draw:z-index="0">
<draw:image xlink:href="../Images/yкринформ/2023-04-28T20-21-05-03-00/1682699529-4704.jpeg" xlink:type="simple" xlink:show="embed" xlink:actuate="onLoad" draw:mime-type="image/jpeg"/>
</draw:frame>
According to him, unveiled diplomas presented at the exhibition personally personally seized young lives whose dreams have remained unfulfilled. "Each day reveals a personal history of education, life goals and changes in the Patient Year In order to draw attention to the war, the price that people in Ukraine pay for their freedom daily, " - said.</text:p>
      <text:p text:style-name="P4">
<text:span text:style-name="T4">
 Read also: </text:span>
 <text:a xlink:type="simple" xlink:href="https://www.ukrinform.ua/rubric-regions/3701249-u-harkovi-vidkrili-vistavku-naodinci-pro-zinok-aki-vtratili-colovikiv-na-vijni.html" text:style-name="Internet_20_link" text:visited-style-name="Visited_20_Internet_20_Link">
<text:span text:style-name="T4">
 exhibition </text:span>
</text:a>
Each visitor could not only read the stories of fallen Ukrainian students, but also listen to a specially created audio recording and better understand these stories about life -torn life.According to Yashchuk, an exhibition that has been global in nature, initiating the Students of the Kyiv-Mohyla Academy, which are enrolled in exchange at the University with the Union of Ukrainian Students of Canada, as well as Ukrainian students studying or on a permanent basis in university, Australia, Australia, Australia, Australia, Australia. India and Japan. In total, there were 70 exhibitions in different countries of the world. During the exhibitions, as well as the related events, about $ 11,000 were raised for dollars in the need for students who are now fighting on the front line.</text:p>
      <text:p text:style-name="P4">
As reported by Ukrinform, <text:a xlink:type="simple" xlink:href="https://www.ukrinform.ua/rubric-ato/3690127-bila-oon-u-nujorku-vidkrilasa-vistavka-so-demonstrue-zvirstva-rf-v-ukraini.html" text:style-name="Internet_20_link" text:visited-style-name="Visited_20_Internet_20_Link">
</text:a>
, initiated by the President's office within the framework of comprehensive work on holding Russia's reference for crimes against Ukraine.</text:p>
      <text:p text:style-name="P4">
News Source: <text:a xlink:type="simple" xlink:href="https://www.ukrinform.ua/rubric-society/3702234-v-universitetah-vidna-projsla-vistavka-nevidani-diplomi-pro-zagiblih-ukrainskih-studentiv.html" text:style-name="Internet_20_link" text:visited-style-name="Visited_20_Internet_20_Link">
https://www.ukrinform.ua/rubric-society/3702234-v-universitetah-vidna-projsla-vistavka-nevidani-diplomi-pro-zagiblih-ukrainskih-studentiv.html</text:a>
</text:p>
      <!--NEWS-->
      <text:h text:style-name="P10" text:outline-level="1">
<text:span text:style-name="T4">
Gazmanov, Frendlich and Department: MKIP has published a list of persons who threatened national security</text:span>
</text:h>
      <text:p text:style-name="P4">
Authors: Ukrinform (Person)</text:p>
      <text:p text:style-name="P4">
Publisher: Укринформ (Organization)</text:p>
      <text:p text:style-name="P4">
Published Time: 2023-04-28T20:28:14+03:00</text:p>
      <text:p text:style-name="P4">
Modified Time: 2023-04-28T20:28:14+03:00</text:p>
      <text:p text:style-name="P4">
Description: The Ministry of Culture and Information Policy for the implementation of the Law of Ukraine "On Media" has published a list of persons who pose a threat to national security. - Ukrinform.</text:p>
      <text:p text:style-name="P4">
Images: ["<text:a xlink:type="simple" xlink:href="https://static.ukrinform.com/photos/2019_07/thumb_files/630_360_1564047062-313.jpg" text:style-name="Internet_20_link" text:visited-style-name="Visited_20_Internet_20_Link">
630_360_15640...</text:a>
"]</text:p>
      <text:p text:style-name="P4">
Tags: ['Антиросійські санкції', 'Пропаганда', 'СБУ', 'росія', 'Нацрада', 'МКІП ']</text:p>
      <text:p text:style-name="P4">
Type: Article</text:p>
      <!--METADATA-->
      <text:p text:style-name="P4">
<draw:frame draw:style-name="fr1" draw:name="Image224" text:anchor-type="as-char" svg:width="6.9236in" svg:height="3.956343in" draw:z-index="0">
<draw:image xlink:href="../Images/yкринформ/2023-04-28T20-28-14-03-00/630_360_1564047062-313.jpg" xlink:type="simple" xlink:show="embed" xlink:actuate="onLoad" draw:mime-type="image/jpeg"/>
</draw:frame>
The Ministry of Culture and Information Policy for the implementation of the Law of Ukraine "On Media" has published a list of persons who pose a threat to national security.</text:p>
      <text:p text:style-name="P4">
As Ukrinform reports, this has reported <text:a xlink:type="simple" xlink:href="https://mkip.gov.ua/content/perelik-osib-yaki-stvoryuyut-zagrozu-nacbezpeci.html" text:style-name="Internet_20_link" text:visited-style-name="Visited_20_Internet_20_Link">
</text:a>
.</text:p>
      <text:p text:style-name="P4">
Відповідний перелік складений Міністерством культури та інформаційної політикина підставі звернень Ради національної безпеки і оборони, Служби безпекиУкраїни й Національної ради з питань телебачення і радіомовлення.</text:p>
      <text:p text:style-name="P4">
До переліку ввійшли 211 осіб, зокрема пропагандист Олександр Дугін, акториМікеле Плачидо, Сергій Безруков, Станіслав Говорухін, Аліса Фрейндліх, ЕлінаБистрицька і Жерар Депард'є, співаки Лариса Доліна й Олег Газманов, поет ІлляРезнік та інші.</text:p>
      <text:p text:style-name="P4">
<text:span text:style-name="T4">
Читайте також:</text:span>
 <text:a xlink:type="simple" xlink:href="https://www.ukrinform.ua/rubric-economy/3702208-nazk-pidgotuvalo-spiski-z-24-tisac-povazanih-z-rf-pretendentiv-na-sankcii.html" text:style-name="Internet_20_link" text:visited-style-name="Visited_20_Internet_20_Link">
 <text:span text:style-name="T4">
санкції</text:span>
 </text:a>
The list is drawn up and is valid as of March 31 this year.</text:p>
      <text:p text:style-name="P4">
As reported by Ukrinform, on April 22 President Volodymyr Zelenskyy with his own mansions <text:a xlink:type="simple" xlink:href="https://www.ukrinform.ua/rubric-polytics/3699292-prezident-vviv-u-diu-risenna-rnbo-pro-sankcii-proti-radu-fizicnih-ta-uridicnih-osib.html" text:style-name="Internet_20_link" text:visited-style-name="Visited_20_Internet_20_Link">
</text:a>
 <text:a xlink:type="simple" xlink:href="https://www.ukrinform.ua/rubric-polytics/3699292-prezident-vviv-u-diu-risenna-rnbo-pro-sankcii-proti-radu-fizicnih-ta-uridicnih-osib.html" text:style-name="Internet_20_link" text:visited-style-name="Visited_20_Internet_20_Link">
</text:a>
Proposure of personal sanctions to 40 individuals and 382 legal entities.</text:p>
      <text:p text:style-name="P4">
News Source: <text:a xlink:type="simple" xlink:href="https://www.ukrinform.ua/rubric-culture/3702237-gazmanov-frejndlih-i-deparde-mkip-opublikuvalo-perelik-osib-aki-stvoruut-zagrozu-nacbezpeci.html" text:style-name="Internet_20_link" text:visited-style-name="Visited_20_Internet_20_Link">
https://www.ukrinform.ua/rubric-culture/3702237-gazmanov-frejndlih-i-deparde-mkip-opublikuvalo-perelik-osib-aki-stvoruut-zagrozu-nacbezpeci.html</text:a>
</text:p>
      <!--NEWS-->
      <text:h text:style-name="P10" text:outline-level="1">
<text:span text:style-name="T4">
Caesar from Denmark - Reznikov arrived in Ukraine</text:span>
</text:h>
      <text:p text:style-name="P4">
Authors: Ukrinform (Person)</text:p>
      <text:p text:style-name="P4">
Publisher: Укринформ (Organization)</text:p>
      <text:p text:style-name="P4">
Published Time: 2023-04-28T20:34:44+03:00</text:p>
      <text:p text:style-name="P4">
Modified Time: 2023-04-28T20:34:44+03:00</text:p>
      <text:p text:style-name="P4">
Description: Defense Minister Oleksiy Reznikov reported that the CAESAR -made artillery units of French -made by Denmark. - Ukrinform.</text:p>
      <text:p text:style-name="P4">
Images: ["<text:a xlink:type="simple" xlink:href="https://static.ukrinform.com/photos/2022_07/thumb_files/630_360_1657198093-494.jpg" text:style-name="Internet_20_link" text:visited-style-name="Visited_20_Internet_20_Link">
630_360_16571...</text:a>
"]</text:p>
      <text:p text:style-name="P4">
Tags: ['Данія', 'Резніков', 'CAESAR']</text:p>
      <text:p text:style-name="P4">
Type: Article</text:p>
      <!--METADATA-->
      <text:p text:style-name="P4">
<draw:frame draw:style-name="fr1" draw:name="Image225" text:anchor-type="as-char" svg:width="6.9236in" svg:height="3.956343in" draw:z-index="0">
<draw:image xlink:href="../Images/yкринформ/2023-04-28T20-34-44-03-00/630_360_1657198093-494.jpg" xlink:type="simple" xlink:show="embed" xlink:actuate="onLoad" draw:mime-type="image/jpeg"/>
</draw:frame>
Ministry of Ministry Oleksiy Reznikov reported that the CAESAR -made self -propelled installations of French production transmitted to Ukraine.</text:p>
      <text:p text:style-name="P4">
According to Ukrinform, Reznikov wrote about it <text:a xlink:type="simple" xlink:href="http://twitter.com/oleksiireznikov/status/1651970145462435840" text:style-name="Internet_20_link" text:visited-style-name="Visited_20_Internet_20_Link">
</text:a>
“Caesar from Denmark is already in Ukraine!</text:p>
      <text:p text:style-name="P4">
Denmark intended to use these systems for its army, but wisely became the Tabularorodnosti because of a significant threat posed by Russian aggression against Ukraine for Evrop.</text:p>
      <text:p text:style-name="P4">
Our Danish friends are also involved in the organization of our fighters' training.</text:p>
      <text:p text:style-name="P4">
Our artillerymen appreciate the maneuverability and accuracy of these howitzers. Thanks to our partners in France and <text:a xlink:type="simple" xlink:href="https://www.ukrinform.ua/tag-dania" text:style-name="Internet_20_link" text:visited-style-name="Visited_20_Internet_20_Link">
</text:a>
Ukraine has the other in the world the size of the Caesar artillery park, ”the upgrade reads.</text:p>
      <text:p text:style-name="P4">
<text:span text:style-name="T4">
 Read also: </text:span>
 <text:a xlink:type="simple" xlink:href="https://www.ukrinform.ua/rubric-ato/3702194-cehia-ta-ukraina-spilno-viroblatimut-zbrou-i-navcalni-litaki-a-takoz-remontuvatimut-tanki.html" text:style-name="Internet_20_link" text:visited-style-name="Visited_20_Internet_20_Link">
<text:span text:style-name="T4">
 tanks </text:span>
</text:a>
As reported by Ukrinform, the Denmark government has decided to transfer to Ukraine all of its self -propelled caesar howar of French production.</text:p>
      <text:p text:style-name="P4">
By summer, Ukraine will start receiving <text:a xlink:type="simple" xlink:href="https://www.ukrinform.ua/rubric-ato/3694082-dania-peredast-ukraini-100-tankiv-leopard.html" text:style-name="Internet_20_link" text:visited-style-name="Visited_20_Internet_20_Link">
</text:a>
from Denmark.</text:p>
      <text:p text:style-name="P4">
<text:span text:style-name="T5">
Foto: General Staff of the Armed Forces</text:span>
</text:p>
      <text:p text:style-name="P4">
News Source: <text:a xlink:type="simple" xlink:href="https://www.ukrinform.ua/rubric-ato/3702240-v-ukrainu-pribuli-sau-caesar-vid-danii-reznikov.html" text:style-name="Internet_20_link" text:visited-style-name="Visited_20_Internet_20_Link">
https://www.ukrinform.ua/rubric-ato/3702240-v-ukrainu-pribuli-sau-caesar-vid-danii-reznikov.html</text:a>
</text:p>
      <!--NEWS-->
      <text:h text:style-name="P10" text:outline-level="1">
<text:span text:style-name="T4">
The radars purchased by Lithuanians have to arrive in Ukraine next week</text:span>
</text:h>
      <text:p text:style-name="P4">
Authors: Ukrinform (Person)</text:p>
      <text:p text:style-name="P4">
Publisher: Укринформ (Organization)</text:p>
      <text:p text:style-name="P4">
Published Time: 2023-04-28T20:39:12+03:00</text:p>
      <text:p text:style-name="P4">
Modified Time: 2023-04-28T20:39:12+03:00</text:p>
      <text:p text:style-name="P4">
Description: The radars purchased for Ukraine during the Radarom!All -Lithuanian campaign, which were delayed in Poland due to changes in procedures expected to arrive in Ukraine next week. - Ukrinform.</text:p>
      <text:p text:style-name="P4">
Images: ["<text:a xlink:type="simple" xlink:href="https://static.ukrinform.com/photos/2023_04/thumb_files/630_360_1682703340-103.jpg" text:style-name="Internet_20_link" text:visited-style-name="Visited_20_Internet_20_Link">
630_360_16827...</text:a>
"]</text:p>
      <text:p text:style-name="P4">
Tags: ['Литва', 'ЗСУ', 'Радар', 'Війна з росією', '#stoprussia']</text:p>
      <text:p text:style-name="P4">
Type: Article</text:p>
      <!--METADATA-->
      <text:p text:style-name="P4">
<draw:frame draw:style-name="fr1" draw:name="Image226" text:anchor-type="as-char" svg:width="6.9236in" svg:height="3.956343in" draw:z-index="0">
<draw:image xlink:href="../Images/yкринформ/2023-04-28T20-39-12-03-00/630_360_1682703340-103.jpg" xlink:type="simple" xlink:show="embed" xlink:actuate="onLoad" draw:mime-type="image/jpeg"/>
</draw:frame>
The radars purchased for Ukraine during the Radarom!All -Lithuanian campaign, which were expected to be given to Ukraine next week.</text:p>
      <text:p text:style-name="P4">
As Ukrinform reports, it reports <text:a xlink:type="simple" xlink:href="https://www.lrt.lt/ua/novini/1263/1973254/kupleni-litovtsiami-radari-maiut-pributi-v-ukrayinu-nastupnogo-tizhnia-ionas-oman" text:style-name="Internet_20_link" text:visited-style-name="Visited_20_Internet_20_Link">
</text:a>
With reference to Jonasuman, the head of Blue/Yellow, the organization responsible for the purchase and the transmission to Ukraine.</text:p>
      <text:p text:style-name="P4">
"The procedures for purchasing and sending radars to Lithuania lasted about a month. This time the Polish border applied a much more formal approach to Dotransite," Oman said.</text:p>
      <text:p text:style-name="P4">
Earlier, the organization has already reported that all 16 purchased radars arrived, and the first three were already on the way to Ukraine. According to Oman, the organization has prepared "all the necessary documents and licenses of the EU, which have always been sufficiently supplied", but this time it took an additional license for the importation of Jamin Polish territory.</text:p>
      <text:p text:style-name="P4">
<text:span text:style-name="T4">
 Read also: </text:span>
 <text:a xlink:type="simple" xlink:href="https://www.ukrinform.ua/rubric-ato/3702154-litva-pidtrimue-peredacu-ukraini-litakiv-f16-ministr.html" text:style-name="Internet_20_link" text:visited-style-name="Visited_20_Internet_20_Link">
<text:span text:style-name="T4">
 Lithuania </text:span>
</text:a>
“It was not before, and we had to make additional efforts to get a license valid in the Polish territory. We had to collect seven signatures of different Polish authorities, which took about a month. This day, all signatures are collected, ”said Blue/Yellow Head.</text:p>
      <text:p text:style-name="P4">
According to him, on Thursday, a Polish transit license was obtained for carriage of goods from Poland to Ukraine, and the Polish customs confirmed, a valid but asked the original.</text:p>
      <text:p text:style-name="P4">
Since May 1 is a national holiday in Poland, Oman said that the Original of the document is expected to be obtained on Friday or May 2. with his cargo. There is an agreement with the Ukrainian military that they will meet the load on their side, ”he said.</text:p>
      <text:p text:style-name="P4">
<text:span text:style-name="T4">
 Read also: </text:span>
 <text:a xlink:type="simple" xlink:href="https://www.ukrinform.ua/rubric-polytics/3699947-prezident-litvi-treba-znajti-mehanizmi-svidkoi-integracii-ukraini-v-nato.html" text:style-name="Internet_20_link" text:visited-style-name="Visited_20_Internet_20_Link">
<text:span text:style-name="T4">
 Lithuania </text:span>
</text:a>
</text:p>
      <text:p text:style-name="P4">
12 ordinary stationary radars and four mobile radars for special deals were purchased for money collected during the campaign "Radar!" Prior to the anniversary of the full -scale war of Russia against Ukraine - 14 million euros. The campaign lasted from late January to February 24 and was organized(Blue/Yellow), Laisvės TV, 1k Fundt Strong Together.</text:p>
      <text:p text:style-name="P4">
As reported by Ukrinform, the Ukrainian military was taught to use purchased radars during a training in Kaunas in March.</text:p>
      <text:p text:style-name="P4">
<text:span text:style-name="T5">
Foto: e.ovčarenko/bns</text:span>
</text:p>
      <text:p text:style-name="P4">
News Source: <text:a xlink:type="simple" xlink:href="https://www.ukrinform.ua/rubric-ato/3702242-pridbani-litovcami-radari-maut-pributi-v-ukrainu-nastupnogo-tizna.html" text:style-name="Internet_20_link" text:visited-style-name="Visited_20_Internet_20_Link">
https://www.ukrinform.ua/rubric-ato/3702242-pridbani-litovcami-radari-maut-pributi-v-ukrainu-nastupnogo-tizna.html</text:a>
</text:p>
      <!--NEWS-->
      <text:h text:style-name="P10" text:outline-level="1">
<text:span text:style-name="T4">
Tsurenko Willed Victory overcame the second circle of WTA tournament in Madrid</text:span>
</text:h>
      <text:p text:style-name="P4">
Authors: Ukrinform (Person)</text:p>
      <text:p text:style-name="P4">
Publisher: Укринформ (Organization)</text:p>
      <text:p text:style-name="P4">
Published Time: 2023-04-28T20:39:46+03:00</text:p>
      <text:p text:style-name="P4">
Modified Time: 2023-04-28T20:39:46+03:00</text:p>
      <text:p text:style-name="P4">
Description: Lesya Turenko was released to the 1/16 finals at the prestigious soil tournament of the Women's Tennis Association (WTA) - Mutua Madrid Open - in Madrid (Spain) with a prize fund of $ 7.652 million - Ukrinform.</text:p>
      <text:p text:style-name="P4">
Images: ["<text:a xlink:type="simple" xlink:href="https://static.ukrinform.com/photos/2023_04/thumb_files/630_360_1682702908-661.jpg" text:style-name="Internet_20_link" text:visited-style-name="Visited_20_Internet_20_Link">
630_360_16827...</text:a>
"]</text:p>
      <text:p text:style-name="P4">
Tags: ['Цуренко', 'Теніс']</text:p>
      <text:p text:style-name="P4">
Type: Article</text:p>
      <!--METADATA-->
      <text:p text:style-name="P4">
<draw:frame draw:style-name="fr1" draw:name="Image227" text:anchor-type="as-char" svg:width="6.9236in" svg:height="3.956343in" draw:z-index="0">
<draw:image xlink:href="../Images/yкринформ/2023-04-28T20-39-46-03-00/630_360_1682702908-661.jpg" xlink:type="simple" xlink:show="embed" xlink:actuate="onLoad" draw:mime-type="image/jpeg"/>
</draw:frame>
Ukrainian Tsurenko reached the 1/16 finals at the prestigious soil tournament of the Women's Tenisa Association(WTA)- Mutua Madrid Open - in Madrid(Spain)With a prize fund $ 7.652 million.</text:p>
      <text:p text:style-name="P4">
In the second circle of competitions, Tsurenko won a volitional victory at the super -25th number of Swiss Taihmann in three sets - 3: 6, 6: 2, 6: 4, reports.</text:p>
      <text:p text:style-name="P4">
In the decisive party, Kyivka was inferior to 0: 3, but as a result, he was able to reflect the course of the meeting in its favor.</text:p>
      <text:p text:style-name="P4">
The tennis players spent more than 2.5 hours at the court.</text:p>
      <text:p text:style-name="P4">
The next rival Tsurenko will be the 8th number of "sowing" Russian Darya Kasatkin, who beat her compatriot Anastasia Pavlyuchenko - 6: 4, 6: 3.</text:p>
      <text:p text:style-name="P4">
<text:span text:style-name="T4">
 Read also: </text:span>
 <text:a xlink:type="simple" xlink:href="https://www.ukrinform.ua/rubric-sports/3701685-kalinina-prograla-u-drugomu-koli-turniru-wta-v-madridi.html" text:style-name="Internet_20_link" text:visited-style-name="Visited_20_Internet_20_Link">
</text:a>
The Madrid tournament will last until May 6.</text:p>
      <text:p text:style-name="P4">
Photo: btu.org.ua.</text:p>
      <text:p text:style-name="P4">
News Source: <text:a xlink:type="simple" xlink:href="https://www.ukrinform.ua/rubric-sports/3702243-curenko-volovou-peremogou-podolala-druge-kolo-turniru-wta-u-madridi.html" text:style-name="Internet_20_link" text:visited-style-name="Visited_20_Internet_20_Link">
https://www.ukrinform.ua/rubric-sports/3702243-curenko-volovou-peremogou-podolala-druge-kolo-turniru-wta-u-madridi.html</text:a>
</text:p>
      <!--NEWS-->
      <text:h text:style-name="P10" text:outline-level="1">
<text:span text:style-name="T4">
Russia deliberately fires houses in Ukraine - Foreign Ministry of France</text:span>
</text:h>
      <text:p text:style-name="P4">
Authors: Ukrinform (Person)</text:p>
      <text:p text:style-name="P4">
Publisher: Укринформ (Organization)</text:p>
      <text:p text:style-name="P4">
Published Time: 2023-04-28T20:40:23+03:00</text:p>
      <text:p text:style-name="P4">
Modified Time: 2023-04-28T20:40:23+03:00</text:p>
      <text:p text:style-name="P4">
Description: France "in the most part" condemned the strikes caused by Russia last night in the peaceful cities of Ukraine, in particular in Cherkasy, Dnipropetrovsk and Kyiv regions. - Ukrinform.</text:p>
      <text:p text:style-name="P4">
Images: ["<text:a xlink:type="simple" xlink:href="https://static.ukrinform.com/photos/2023_04/thumb_files/630_360_1682687381-894.jpg" text:style-name="Internet_20_link" text:visited-style-name="Visited_20_Internet_20_Link">
630_360_16826...</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Tags: ['Франція', 'Війна з росією', 'Ракетний удар']</text:p>
      <text:p text:style-name="P4">
Type: Article</text:p>
      <!--METADATA-->
      <text:p text:style-name="P4">
<draw:frame draw:style-name="fr1" draw:name="Image228" text:anchor-type="as-char" svg:width="6.9236in" svg:height="3.956343in" draw:z-index="0">
<draw:image xlink:href="../Images/yкринформ/2023-04-28T20-40-23-03-00/630_360_1682687381-894.jpg" xlink:type="simple" xlink:show="embed" xlink:actuate="onLoad" draw:mime-type="image/jpeg"/>
</draw:frame>
France "in the most rebellious way" condemned the strikes caused by Russia last night to the peaceful city's city, in particular in Cherkasy, Dnipropetrovsk and Kyiv regions.</text:p>
      <text:p text:style-name="P4">
According to Ukrinform, this is stated in the Ministry of Foreign Affairs of France published today, reports <text:a xlink:type="simple" xlink:href="https://edition.cnn.com/europe/live-news/russia-ukraine-war-news-04-28-23/h_fa3a3013656d2dd498ca9f7f7c408cc5" text:style-name="Internet_20_link" text:visited-style-name="Visited_20_Internet_20_Link">
</text:a>
.</text:p>
      <text:p text:style-name="P4">
The statement emphasizes the intentional shelling of Russia by residential buildings by the ventral part of the city of Uman, which "led to significant casualties of the average population, including <text:a xlink:type="simple" xlink:href="https://www.ukrinform.ua/tag-diti" text:style-name="Internet_20_link" text:visited-style-name="Visited_20_Internet_20_Link">
</text:a>
”.</text:p>
      <text:p text:style-name="P4">
"Such blows to the Ukrainian infrastructure and civilian population emphasize Russia's essential desire to continue the escalation of the invading war in Ukraine," the ministry was entrusted.</text:p>
      <text:p text:style-name="P4">
<text:span text:style-name="T4">
 Read also: </text:span>
 <text:a xlink:type="simple" xlink:href="https://www.ukrinform.ua/rubric-other_news/3701836-rosia-atakuvala-ukrainu-raketami-e-zagibli-i-poraneni.html" text:style-name="Internet_20_link" text:visited-style-name="Visited_20_Internet_20_Link">
<text:span text:style-name="T4">
 missile </text:span>
 <text:span text:style-name="T4">
 Attack </text:span>
 <text:span text:style-name="T4">
 three </text:span>
 <text:span text:style-name="T4">
 </text:span>
 cities **</text:a>
France's Foreign Minister Katrin Kolonsna stressed that the country would have been able to support the Ukrainian Courts and the International Criminal Court of Justice to combat impunity for Russia's war crimes.</text:p>
      <text:p text:style-name="P4">
<draw:frame draw:style-name="fr1" draw:name="Image229" text:anchor-type="as-char" svg:width="6.9236in" svg:height="3.956343in" draw:z-index="0">
<draw:image xlink:href="../Images/yкринформ/2023-04-28T20-40-23-03-00/630_360_1682663826-2562.jpeg" xlink:type="simple" xlink:show="embed" xlink:actuate="onLoad" draw:mime-type="image/jpeg"/>
</draw:frame>
In Uman 10 people / photos: SES <text:a xlink:type="simple" xlink:href="https://static.ukrinform.com/photos/2023_04/1682663826-2562.jpeg" text:style-name="Internet_20_link" text:visited-style-name="Visited_20_Internet_20_Link">
<draw:frame draw:style-name="fr1" draw:name="Image230" text:anchor-type="as-char" svg:width="6.9236in" svg:height="3.956343in" draw:z-index="0">
<draw:image xlink:href="../Images/yкринформ/2023-04-28T20-40-23-03-00/630_360_1682663826-2562.jpeg" xlink:type="simple" xlink:show="embed" xlink:actuate="onLoad" draw:mime-type="image/jpeg"/>
</draw:frame>
</text:a>
 <text:a xlink:type="simple" xlink:href="https://static.ukrinform.com/photos/2023_04/1682663826-5156.jpeg" text:style-name="Internet_20_link" text:visited-style-name="Visited_20_Internet_20_Link">
<draw:frame draw:style-name="fr1" draw:name="Image231" text:anchor-type="as-char" svg:width="6.9236in" svg:height="3.956343in" draw:z-index="0">
<draw:image xlink:href="../Images/yкринформ/2023-04-28T20-40-23-03-00/630_360_1682663826-5156.jpeg" xlink:type="simple" xlink:show="embed" xlink:actuate="onLoad" draw:mime-type="image/jpeg"/>
</draw:frame>
</text:a>
 <text:a xlink:type="simple" xlink:href="https://static.ukrinform.com/photos/2023_04/1682663826-6794.jpeg" text:style-name="Internet_20_link" text:visited-style-name="Visited_20_Internet_20_Link">
<draw:frame draw:style-name="fr1" draw:name="Image232" text:anchor-type="as-char" svg:width="6.9236in" svg:height="3.956343in" draw:z-index="0">
<draw:image xlink:href="../Images/yкринформ/2023-04-28T20-40-23-03-00/630_360_1682663826-6794.jpeg" xlink:type="simple" xlink:show="embed" xlink:actuate="onLoad" draw:mime-type="image/jpeg"/>
</draw:frame>
</text:a>
 <text:a xlink:type="simple" xlink:href="https://static.ukrinform.com/photos/2023_04/1682663826-2420.jpeg" text:style-name="Internet_20_link" text:visited-style-name="Visited_20_Internet_20_Link">
<draw:frame draw:style-name="fr1" draw:name="Image233" text:anchor-type="as-char" svg:width="6.9236in" svg:height="3.956343in" draw:z-index="0">
<draw:image xlink:href="../Images/yкринформ/2023-04-28T20-40-23-03-00/630_360_1682663826-2420.jpeg" xlink:type="simple" xlink:show="embed" xlink:actuate="onLoad" draw:mime-type="image/jpeg"/>
</draw:frame>
</text:a>
 <text:a xlink:type="simple" xlink:href="https://static.ukrinform.com/photos/2023_04/1682663826-7982.jpeg" text:style-name="Internet_20_link" text:visited-style-name="Visited_20_Internet_20_Link">
<draw:frame draw:style-name="fr1" draw:name="Image234" text:anchor-type="as-char" svg:width="6.9236in" svg:height="3.956343in" draw:z-index="0">
<draw:image xlink:href="../Images/yкринформ/2023-04-28T20-40-23-03-00/630_360_1682663826-7982.jpeg" xlink:type="simple" xlink:show="embed" xlink:actuate="onLoad" draw:mime-type="image/jpeg"/>
</draw:frame>
</text:a>
 <text:a xlink:type="simple" xlink:href="https://static.ukrinform.com/photos/2023_04/1682663826-5504.jpeg" text:style-name="Internet_20_link" text:visited-style-name="Visited_20_Internet_20_Link">
<draw:frame draw:style-name="fr1" draw:name="Image235" text:anchor-type="as-char" svg:width="6.9236in" svg:height="3.956343in" draw:z-index="0">
<draw:image xlink:href="../Images/yкринформ/2023-04-28T20-40-23-03-00/630_360_1682663826-5504.jpeg" xlink:type="simple" xlink:show="embed" xlink:actuate="onLoad" draw:mime-type="image/jpeg"/>
</draw:frame>
</text:a>
 <text:a xlink:type="simple" xlink:href="https://static.ukrinform.com/photos/2023_04/1682663827-3058.jpeg" text:style-name="Internet_20_link" text:visited-style-name="Visited_20_Internet_20_Link">
<draw:frame draw:style-name="fr1" draw:name="Image236" text:anchor-type="as-char" svg:width="6.9236in" svg:height="3.956343in" draw:z-index="0">
<draw:image xlink:href="../Images/yкринформ/2023-04-28T20-40-23-03-00/630_360_1682663827-3058.jpeg" xlink:type="simple" xlink:show="embed" xlink:actuate="onLoad" draw:mime-type="image/jpeg"/>
</draw:frame>
</text:a>
 <text:a xlink:type="simple" xlink:href="https://static.ukrinform.com/photos/2023_04/1682663827-9401.jpeg" text:style-name="Internet_20_link" text:visited-style-name="Visited_20_Internet_20_Link">
<draw:frame draw:style-name="fr1" draw:name="Image237" text:anchor-type="as-char" svg:width="6.9236in" svg:height="3.956343in" draw:z-index="0">
<draw:image xlink:href="../Images/yкринформ/2023-04-28T20-40-23-03-00/630_360_1682663827-9401.jpeg" xlink:type="simple" xlink:show="embed" xlink:actuate="onLoad" draw:mime-type="image/jpeg"/>
</draw:frame>
</text:a>
</text:p>
      <text:p text:style-name="P4">
According to the latest data, the number of killed as a result of a rocket strike of the Russian military on a residential high -rise building in Uman of Cherkasy region <text:a xlink:type="simple" xlink:href="https://www.ukrinform.ua/rubric-regions/3702203-raketnij-udar-po-umani-kilkist-zagiblih-zrosla-do-23.html" text:style-name="Internet_20_link" text:visited-style-name="Visited_20_Internet_20_Link">
</text:a>
. Among them are four children.</text:p>
      <text:p text:style-name="P4">
News Source: <text:a xlink:type="simple" xlink:href="https://www.ukrinform.ua/rubric-ato/3702244-rosia-navmisno-obstrilue-zitlovi-budinki-v-ukraini-mzs-francii.html" text:style-name="Internet_20_link" text:visited-style-name="Visited_20_Internet_20_Link">
https://www.ukrinform.ua/rubric-ato/3702244-rosia-navmisno-obstrilue-zitlovi-budinki-v-ukraini-mzs-francii.html</text:a>
</text:p>
      <!--NEWS-->
      <text:h text:style-name="P10" text:outline-level="1">
<text:span text:style-name="T4">
On weekends of Ukraine, night frosts are predicted, warm up to +18 ° in the afternoon</text:span>
</text:h>
      <text:p text:style-name="P4">
Authors: Ukrinform (Person)</text:p>
      <text:p text:style-name="P4">
Publisher: Укринформ (Organization)</text:p>
      <text:p text:style-name="P4">
Published Time: 2023-04-28T20:59:00+03:00</text:p>
      <text:p text:style-name="P4">
Modified Time: 2023-04-28T20:59:00+03:00</text:p>
      <text:p text:style-name="P4">
Description: On the weekend of April 29-30, the inhabitants of almost all regions of Ukraine are expected by clouds, rains, thunderstorms and night frosts. - Ukrinform.</text:p>
      <text:p text:style-name="P4">
Images: ["<text:a xlink:type="simple" xlink:href="https://static.ukrinform.com/photos/2023_04/thumb_files/630_360_1682260029-665.jpg" text:style-name="Internet_20_link" text:visited-style-name="Visited_20_Internet_20_Link">
630_360_16822...</text:a>
"]</text:p>
      <text:p text:style-name="P4">
Tags: ['Дощ', 'Погода', 'Тепло', 'Весна', 'Заморозки']</text:p>
      <text:p text:style-name="P4">
Type: Article</text:p>
      <!--METADATA-->
      <text:p text:style-name="P4">
<draw:frame draw:style-name="fr1" draw:name="Image238" text:anchor-type="as-char" svg:width="6.9236in" svg:height="3.956343in" draw:z-index="0">
<draw:image xlink:href="../Images/yкринформ/2023-04-28T20-59-00-03-00/630_360_1682260029-665.jpg" xlink:type="simple" xlink:show="embed" xlink:actuate="onLoad" draw:mime-type="image/jpeg"/>
</draw:frame>
On April 29-30, the inhabitants of almost all regions of Ukraine expect clouds, rains, thunderstorms and night frosts.</text:p>
      <text:p text:style-name="P4">
Ukrinform was reported in Sinoptik.ua.</text:p>
      <text:p text:style-name="P4">
According to forecasters, on Saturday, April 29, in most regions will be cloudy. In the west, the country will be rained, in the east and south -east, moderate rains with thunderstorms are expected. The average air temperature in the day in Ukraine will be about +13… +16 ° C. At night in <text:a xlink:type="simple" xlink:href="http://ua.sinoptik.ua/%D0%BF%D0%BE%D0%B3%D0%BE%D0%B4%D0%B0-%D0%B4%D0%BD%D1%96%D0%BF%D1%80%D0%BE" text:style-name="Internet_20_link" text:visited-style-name="Visited_20_Internet_20_Link">
</text:a>
, eastern and southeastern regions thermometers will show from +5 to +12 ° C, the western, central and northern regions will come to -3 ° C, so it is worth covering the plants in the garden and in the garden in advance.</text:p>
      <text:p text:style-name="P4">
<text:span text:style-name="T4">
 Read also: </text:span>
 <text:a xlink:type="simple" xlink:href="https://www.ukrinform.ua/rubric-world/3679796-lid-navkolo-antarktidi-sagnuv-najnizcogo-rivna-za-ostanni-45-rokiv-klimatologi.html" text:style-name="Internet_20_link" text:visited-style-name="Visited_20_Internet_20_Link">
<text:span text:style-name="T4">
 climatologists </text:span>
</text:a>
On Sunday, April 30, the weather will be cloudy, the average daytime air temperature will be +12… +14 ° C. The warmest will be in the Odessa Imikolaiv regions, in Volyn and Transcarpathia - +16… +18 ° C. At night in <text:a xlink:type="simple" xlink:href="https://ua.sinoptik.ua/%D0%BF%D0%BE%D0%B3%D0%BE%D0%B4%D0%B0-%D0%BA%D0%B8%D1%97%D0%B2" text:style-name="Internet_20_link" text:visited-style-name="Visited_20_Internet_20_Link">
</text:a>
, northern and central regions are expected to freeze. Small wins in the western, eastern and southern regions.</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a>
On Monday, May 1, <text:a xlink:type="simple" xlink:href="https://www.ukrinform.ua/tag-dos" text:style-name="Internet_20_link" text:visited-style-name="Visited_20_Internet_20_Link">
</text:a>
In the east, south in the center of the country. In the eastern and central regions, the weather will be cool at the beginning of the week - up to+13…+16 ° C, south, north and west warms up to comfortable+17…+19 ° C, and in Transcarpathia and Bukovina - up to+21 ° C .</text:p>
      <text:p text:style-name="P4">
News Source: <text:a xlink:type="simple" xlink:href="https://www.ukrinform.ua/rubric-regions/3701933-na-vihidnih-ukraini-prognozuut-nicni-zamorozki-vden-progrie-do-18.html" text:style-name="Internet_20_link" text:visited-style-name="Visited_20_Internet_20_Link">
https://www.ukrinform.ua/rubric-regions/3701933-na-vihidnih-ukraini-prognozuut-nicni-zamorozki-vden-progrie-do-18.html</text:a>
</text:p>
      <!--NEWS-->
      <text:h text:style-name="P10" text:outline-level="1">
<text:span text:style-name="T4">
In the western sections of the border there is a joint special border operation "West-2023"</text:span>
</text:h>
      <text:p text:style-name="P4">
Author: ['АРМІЯINFORM']</text:p>
      <text:p text:style-name="P4">
Time: 2023-04-28T21:00:00-04:00</text:p>
      <text:p text:style-name="P4">
Description: About the cordon, the sovereign of the Prosordonna service of Ukraine. Operations will be held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news_20230427_103150_1682580710.jpg" text:style-name="Internet_20_link" text:visited-style-name="Visited_20_Internet_20_Link">
news_20230427_103150_1682580710.jpg</text:a>
']</text:p>
      <text:p text:style-name="P4">
Tags: ['STOPRUSSIA', 'АГРЕСІЯ РФ', 'ВІЙНА', 'ВТОРГНЕННЯ РФ', 'ДЕРЖПРИКОРДОНСЛУЖБА', 'ЗАХІД-2023']</text:p>
      <text:p text:style-name="P4">
Category: News</text:p>
      <!--METADATA-->
      <text:p text:style-name="P4">
<draw:frame draw:style-name="fr1" draw:name="Image239" text:anchor-type="as-char" svg:width="6.9236in" svg:height="4.615733in" draw:z-index="0">
<draw:image xlink:href="../Images/AРМІЯINFORM/2023-04-28T21-00-00-04-00/news_20230427_103150_1682580710.jpg" xlink:type="simple" xlink:show="embed" xlink:actuate="onLoad" draw:mime-type="image/jpeg"/>
</draw:frame>
About it <text:a xlink:type="simple" xlink:href="https://dpsu.gov.ua/ua/news/Na-zahidnih-dilyankah-kordonu-provoditsya-spilna-specialna-prikordonna-operaciya-Zahid-2023/" text:style-name="Internet_20_link" text:visited-style-name="Visited_20_Internet_20_Link">
reports</text:a>
State Border Service of Ukraine.</text:p>
      <text:p text:style-name="P4">
The operation will take place within two months within the Transcarpathian and Chernivtsi regions.</text:p>
      <text:p text:style-name="P4">
Currently, the preparatory stage, which lasted from April 20 to April 27, has been the active phase of conducting a joint special border operation "West-2023".</text:p>
      <text:p text:style-name="P4">
The measures were organized on the initiative of the State Border Service in order to counteract the illegal activity on the state border, increase the efforts of protection of the state border, strengthen control over compliance with the regime border and border regime. As well as stabilization of the situation of allotments of responsibility of border units, adequate influence on its development and improvement of operational and service activities.</text:p>
      <text:p text:style-name="P4">
Special operation will be carried out by Mukachevo, Chop and Chernivtsi border detachments in cooperation with employees of the National Guard of Ukraine, units of the National Police and Security Service of Ukraine, territorial units of acquisition and social support, bodies of state authorities and local self -government with active involvement.</text:p>
      <text:p text:style-name="P4">
The operation will strengthen control over compliance with the regime of the regime and border regime.</text:p>
      <text:p text:style-name="P4">
News Source: <text:a xlink:type="simple" xlink:href="https://armyinform.com.ua/2023/04/28/na-zahidnyh-dilyankah-kordonu-provodytsya-spilna-speczialna-prykordonna-operacziya-zahid-2023/" text:style-name="Internet_20_link" text:visited-style-name="Visited_20_Internet_20_Link">
https://armyinform.com.ua/2023/04/28/na-zahidnyh-dilyankah-kordonu-provodytsya-spilna-speczialna-prykordonna-operacziya-zahid-2023/</text:a>
</text:p>
      <!--NEWS-->
      <text:h text:style-name="P10" text:outline-level="1">
<text:span text:style-name="T4">
About 450 households remain flooded in Chernihiv region</text:span>
</text:h>
      <text:p text:style-name="P4">
Authors: Ukrinform (Person)</text:p>
      <text:p text:style-name="P4">
Publisher: Укринформ (Organization)</text:p>
      <text:p text:style-name="P4">
Published Time: 2023-04-28T21:10:51+03:00</text:p>
      <text:p text:style-name="P4">
Modified Time: 2023-04-28T21:10:51+03:00</text:p>
      <text:p text:style-name="P4">
Description: About 450 households remain flooded in Chernihiv region. There is also a decrease in water levels in rivers in areas of the region. - Ukrinform.</text:p>
      <text:p text:style-name="P4">
Images: ["<text:a xlink:type="simple" xlink:href="https://static.ukrinform.com/photos/2023_04/thumb_files/630_360_1682705413-154.jpg" text:style-name="Internet_20_link" text:visited-style-name="Visited_20_Internet_20_Link">
630_360_16827...</text:a>
"]</text:p>
      <text:p text:style-name="P4">
Tags: ['Повінь', 'Чернігівщина', 'Єдині новини', 'Водопілля']</text:p>
      <text:p text:style-name="P4">
Type: Article</text:p>
      <!--METADATA-->
      <text:p text:style-name="P4">
<draw:frame draw:style-name="fr1" draw:name="Image240" text:anchor-type="as-char" svg:width="6.9236in" svg:height="3.956343in" draw:z-index="0">
<draw:image xlink:href="../Images/yкринформ/2023-04-28T21-10-51-03-00/630_360_1682705413-154.jpg" xlink:type="simple" xlink:show="embed" xlink:actuate="onLoad" draw:mime-type="image/jpeg"/>
</draw:frame>
About 450 households remain flooded in the external. The water level in rivers in the region areas is also observed.</text:p>
      <text:p text:style-name="P4">
This was reported during the National Teleterna "Unified News" by the Chief of Chernihiv OVA Dmitry Bryzhynsky, Ukrinform reports.</text:p>
      <text:p text:style-name="P4">
“Total on <text:a xlink:type="simple" xlink:href="https://www.ukrinform.ua/tag-cernigivsina" text:style-name="Internet_20_link" text:visited-style-name="Visited_20_Internet_20_Link">
</text:a>
About 450 households are now underwatering, there are no burned -out -flooded households. Today there is a rise in water levels within the city beach plus 7 cm, in other areas of the region there is a decrease in the level of water, so we expect that in the coming days the reduction of water levels around the city will begin in the coming days, ”Bryzhinsky said.</text:p>
      <text:p text:style-name="P4">
<text:span text:style-name="T4">
 Read also: </text:span>
 <text:a xlink:type="simple" xlink:href="https://www.ukrinform.ua/rubric-regions/3702086-na-kiivsini-sposterigaetsa-spad-vodi-ova.html" text:style-name="Internet_20_link" text:visited-style-name="Visited_20_Internet_20_Link">
<text:span text:style-name="T4">
 water </text:span>
</text:a>
The head of the Ova also informed about the causes of the water supply in Chernihiv. The most opinion, in Chernihiv, it depends on the overall level of water in the rivers is natural.</text:p>
      <text:p text:style-name="P4">
As reported by Ukrinform, as of the morning of April 28 in Ukraine <text:a xlink:type="simple" xlink:href="https://www.ukrinform.ua/rubric-regions/3701876-vodopilla-u-semi-oblastah-zalisautsa-pidtoplenna.html" text:style-name="Internet_20_link" text:visited-style-name="Visited_20_Internet_20_Link">
</text:a>
<text:span text:style-name="T5">
Opto illustrative: SNNS</text:span>
</text:p>
      <text:p text:style-name="P4">
News Source: <text:a xlink:type="simple" xlink:href="https://www.ukrinform.ua/rubric-regions/3702253-na-cernigivsini-zalisautsa-pidtoplenimi-blizko-450-domogospodarstv.html" text:style-name="Internet_20_link" text:visited-style-name="Visited_20_Internet_20_Link">
https://www.ukrinform.ua/rubric-regions/3702253-na-cernigivsini-zalisautsa-pidtoplenimi-blizko-450-domogospodarstv.html</text:a>
</text:p>
      <!--NEWS-->
      <text:h text:style-name="P10" text:outline-level="1">
<text:span text:style-name="T4">
In Zhytomyr region, two more parishes of the Moscow Patriarchate were moved to the PCC</text:span>
</text:h>
      <text:p text:style-name="P4">
Authors: Ukrinform (Person)</text:p>
      <text:p text:style-name="P4">
Publisher: Укринформ (Organization)</text:p>
      <text:p text:style-name="P4">
Published Time: 2023-04-28T21:17:00+03:00</text:p>
      <text:p text:style-name="P4">
Modified Time: 2023-04-28T21:17:00+03:00</text:p>
      <text:p text:style-name="P4">
Description: In Zhytomyr region, the religious communities of the villages of Pylypivka and Pyatka passed to the Orthodox Church of Ukraine, which were previously subordinated to the UOC of the Moscow Patriarchate. - Ukrinform.</text:p>
      <text:p text:style-name="P4">
Images: ["<text:a xlink:type="simple" xlink:href="https://static.ukrinform.com/photos/2023_04/thumb_files/630_360_1682705518-685.jpg" text:style-name="Internet_20_link" text:visited-style-name="Visited_20_Internet_20_Link">
630_360_16827...</text:a>
"]</text:p>
      <text:p text:style-name="P4">
Tags: ['УПЦ МП', 'Житомирщина', 'Православна церква України']</text:p>
      <text:p text:style-name="P4">
Type: Article</text:p>
      <!--METADATA-->
      <text:p text:style-name="P4">
<draw:frame draw:style-name="fr1" draw:name="Image241" text:anchor-type="as-char" svg:width="6.9236in" svg:height="3.956343in" draw:z-index="0">
<draw:image xlink:href="../Images/yкринформ/2023-04-28T21-17-00-03-00/630_360_1682705518-685.jpg" xlink:type="simple" xlink:show="embed" xlink:actuate="onLoad" draw:mime-type="image/jpeg"/>
</draw:frame>
The religious communities of Silpilipivka and Pyatka, which were previously subordinated to the UOC of the Moscow Patriarchate, passed to the Orthodox Church of Ukraine.</text:p>
      <text:p text:style-name="P4">
About it in <text:a xlink:type="simple" xlink:href="https://www.facebook.com/story.php" text:style-name="Internet_20_link" text:visited-style-name="Visited_20_Internet_20_Link">
</text:a>
The head of the Zhytomyr-Ovrutsk Diocese of the PSCU, Bishop of Zhytomyr Jovrutsky Paisius informed.</text:p>
      <text:p text:style-name="P4">
“On April 28, 2023, a working meeting with representatives of the Holy Dormition Religious Community. Pilipivka and the Holy Resurrection Community of the Moscow Patriarchate ... The community decided to join [] in the diocesan department of the Zhytomyr-Ovrutsk diocese.(https://www.ukrinform.ua/tag-pravoslavna-cerkva-ukraini)After the general builds, ”the message reads.</text:p>
      <text:p text:style-name="P4">
<text:span text:style-name="T4">
 Read also: </text:span>
 <text:a xlink:type="simple" xlink:href="https://www.ukrinform.ua/rubric-regions/3701409-na-hmelniccini-se-odna-parafia-perejsla-do-pcu.html" text:style-name="Internet_20_link" text:visited-style-name="Visited_20_Internet_20_Link">
<text:span text:style-name="T4">
 PCC </text:span>
</text:a>
The abbot of both parishes remained unity with the Moscow Patriarchate.</text:p>
      <text:p text:style-name="P4">
As reported by Ukrinform, <text:a xlink:type="simple" xlink:href="https://www.ukrinform.ua/rubric-regions/3701447-u-zitomirskij-oblasti-zaboronili-dialnist-upc-mp-v-oblasti.html" text:style-name="Internet_20_link" text:visited-style-name="Visited_20_Internet_20_Link">
</text:a>
The activities of the UOC MP in the territory of the region.  Photo: παΐσιος επίσκοπος, Facebook</text:p>
      <text:p text:style-name="P4">
News Source: <text:a xlink:type="simple" xlink:href="https://www.ukrinform.ua/rubric-regions/3702256-na-zitomirsini-se-dvi-parafii-moskovskogo-patriarhatu-perejsli-do-pcu.html" text:style-name="Internet_20_link" text:visited-style-name="Visited_20_Internet_20_Link">
https://www.ukrinform.ua/rubric-regions/3702256-na-zitomirsini-se-dvi-parafii-moskovskogo-patriarhatu-perejsli-do-pcu.html</text:a>
</text:p>
      <!--NEWS-->
      <text:h text:style-name="P10" text:outline-level="1">
<text:span text:style-name="T4">
Defense forces destroyed three Russian BMPs and a tank</text:span>
</text:h>
      <text:p text:style-name="P4">
Authors: Ukrinform (Person)</text:p>
      <text:p text:style-name="P4">
Publisher: Укринформ (Organization)</text:p>
      <text:p text:style-name="P4">
Published Time: 2023-04-28T21:18:00+03:00</text:p>
      <text:p text:style-name="P4">
Modified Time: 2023-04-28T21:18:00+03:00</text:p>
      <text:p text:style-name="P4">
Description: The Armed Forces of Ukraine destroyed three BMPs and a tank of Russian invaders. - Ukrinform.</text:p>
      <text:p text:style-name="P4">
Images: ["<text:a xlink:type="simple" xlink:href="https://static.ukrinform.com/photos/2022_09/thumb_files/630_360_1663863368-624.jpg" text:style-name="Internet_20_link" text:visited-style-name="Visited_20_Internet_20_Link">
630_360_16638...</text:a>
"]</text:p>
      <text:p text:style-name="P4">
Tags: ['ЗСУ', 'Війна з росією', '#stoprussia']</text:p>
      <text:p text:style-name="P4">
Type: Article</text:p>
      <!--METADATA-->
      <text:p text:style-name="P4">
<draw:frame draw:style-name="fr1" draw:name="Image242" text:anchor-type="as-char" svg:width="6.9236in" svg:height="3.956343in" draw:z-index="0">
<draw:image xlink:href="../Images/yкринформ/2023-04-28T21-18-00-03-00/630_360_1663863368-624.jpg" xlink:type="simple" xlink:show="embed" xlink:actuate="onLoad" draw:mime-type="image/jpeg"/>
</draw:frame>
The arms of Ukraine destroyed three BMPs and a tank of Russian invaders.</text:p>
      <text:p text:style-name="P4">
According to Ukrinform, the Land Forces of the Armed Forces of Ukraine are reported in <text:a xlink:type="simple" xlink:href="https://t.me/landforcesofukraine/8629" text:style-name="Internet_20_link" text:visited-style-name="Visited_20_Internet_20_Link">
</text:a>
by publishing the appropriate video.  Video: <text:a xlink:type="simple" xlink:href="https://www.facebook.com/watch/" text:style-name="Internet_20_link" text:visited-style-name="Visited_20_Internet_20_Link">
</text:a>
_</text:p>
      <text:p text:style-name="P4">
“Three enemy BMPs and a Russian tank were destroyed. The joint work of the artilleryman of the Evil and the 25th Separate Airborne Sicheslav Brigade, ”the message reads.</text:p>
      <text:p text:style-name="P4">
<text:span text:style-name="T4">
 Read also: </text:span>
 <text:a xlink:type="simple" xlink:href="https://www.ukrinform.ua/rubric-ato/3701828-sili-oboroni-znisili-vze-189-460-rosian.html" text:style-name="Internet_20_link" text:visited-style-name="Visited_20_Internet_20_Link">
<text:span text:style-name="T4">
 destroyed </text:span>
</text:a>
As reported by Ukrinform, in the Luhansk region paratroopers <text:a xlink:type="simple" xlink:href="https://www.ukrinform.ua/rubric-ato/3701910-desantniki-pokazali-rosijski-bmp-zniseni-na-lugansini.html" text:style-name="Internet_20_link" text:visited-style-name="Visited_20_Internet_20_Link">
</text:a>
.</text:p>
      <text:p text:style-name="P4">
_ Photo illustrative: General Staff of the Armed Forces_</text:p>
      <text:p text:style-name="P4">
News Source: <text:a xlink:type="simple" xlink:href="https://www.ukrinform.ua/rubric-ato/3702258-sili-oboroni-znisili-tri-rosijski-bmp-i-tank.html" text:style-name="Internet_20_link" text:visited-style-name="Visited_20_Internet_20_Link">
https://www.ukrinform.ua/rubric-ato/3702258-sili-oboroni-znisili-tri-rosijski-bmp-i-tank.html</text:a>
</text:p>
      <!--NEWS-->
      <text:h text:style-name="P10" text:outline-level="1">
<text:span text:style-name="T4">
The UN could organize a mission to return deported Ukrainian children - Lubinets</text:span>
</text:h>
      <text:p text:style-name="P4">
Authors: Ukrinform (Person)</text:p>
      <text:p text:style-name="P4">
Publisher: Укринформ (Organization)</text:p>
      <text:p text:style-name="P4">
Published Time: 2023-04-28T21:29:00+03:00</text:p>
      <text:p text:style-name="P4">
Modified Time: 2023-04-28T21:29:00+03:00</text:p>
      <text:p text:style-name="P4">
Description: </text:p>
      <text:p text:style-name="P4">
Організація Об’Єднаних Націй Могла Би Створити Місію, Яка Би Їздила В Рф І Забирала У Росіян Депортованих Українських Дітей. — Укрінформ.: </text:p>
      <text:p text:style-name="P4">
Images: ["<text:a xlink:type="simple" xlink:href="https://static.ukrinform.com/photos/2022_05/thumb_files/630_360_1652173617-173.jpg" text:style-name="Internet_20_link" text:visited-style-name="Visited_20_Internet_20_Link">
630_360_16521...</text:a>
"]</text:p>
      <text:p text:style-name="P4">
Tags: ['Депортація', 'Діти', 'ООН', 'Війна з росією', 'Дмитро Лубінець', 'Єдині новини']</text:p>
      <text:p text:style-name="P4">
Type: Article</text:p>
      <!--METADATA-->
      <text:p text:style-name="P4">
<draw:frame draw:style-name="fr1" draw:name="Image243" text:anchor-type="as-char" svg:width="6.9236in" svg:height="3.956343in" draw:z-index="0">
<draw:image xlink:href="../Images/yкринформ/2023-04-28T21-29-00-03-00/630_360_1652173617-173.jpg" xlink:type="simple" xlink:show="embed" xlink:actuate="onLoad" draw:mime-type="image/jpeg"/>
</draw:frame>
The United Nations could create a mission that would go to the Russian Federation with the Russians deported Ukrainian children.</text:p>
      <text:p text:style-name="P4">
The Commissioner of the Verkhovna Rada of Human Rights Dmitry Lubinets said this on the air of the only news, answering the question of whether or not to respond to the deportation of Ukrainian children, correspondent.</text:p>
      <text:p text:style-name="P4">
“We wanted and want <text:a xlink:type="simple" xlink:href="https://www.ukrinform.ua/tag-oon" text:style-name="Internet_20_link" text:visited-style-name="Visited_20_Internet_20_Link">
</text:a>
created effective mechanism. It(Maybe - ed.), for example, some kind of mission that goes(to the Russians - ed.)And physically picks up our Ukrainian children. If the Russian Federation does not allow this city - then it is probably a long time to raise the issue of exclusion of the Russian Federation with, as minimum, the UN Security Council, as a maximum - in general from the ranks of this organization, ” - said Lubin.</text:p>
      <text:p text:style-name="P4">
<text:span text:style-name="T4">
 Read also: </text:span>
 <text:a xlink:type="simple" xlink:href="https://www.ukrinform.ua/rubric-ato/3702137-zelenskij-z-povernennam-deportovanih-ditej-poki-so-ukraini-dopomagae-tilki-ukraina.html" text:style-name="Internet_20_link" text:visited-style-name="Visited_20_Internet_20_Link">
<text:span text:style-name="T4">
 children </text:span>
</text:a>
Responding to the recognition of the PACE genocide deportation of the Tanasasilnitsky movement of Ukrainian children to the territory of the Russian Federation, the Ombudsman said that the PACE is an example of an international organization that is not afraid not only to regulate certain issues and discuss them, but also to accept relevant.</text:p>
      <text:p text:style-name="P4">
It was reported that April 27 <text:a xlink:type="simple" xlink:href="https://www.ukrinform.ua/rubric-ato/3701663-pare-viznala-genocidom-deportaciu-ukrainskih-ditej-do-rosii.html" text:style-name="Internet_20_link" text:visited-style-name="Visited_20_Internet_20_Link">
</text:a>
and called on the International Criminal Court to consider the possibility of criminal projection for this crime.</text:p>
      <text:p text:style-name="P4">
<text:span text:style-name="T4">
 Read also: </text:span>
 <text:a xlink:type="simple" xlink:href="https://www.ukrinform.ua/rubric-ato/3702175-dla-podolanna-naslidkiv-deportacii-ditej-z-ukraini-znadoblatsa-roki-watchlist.html" text:style-name="Internet_20_link" text:visited-style-name="Visited_20_Internet_20_Link">
<text:span text:style-name="T4">
 children </text:span>
</text:a>
On April 28, President of Ukraine Volodymyr Zelensky stated that Ukraine only helps Ukraine as Ukraine.</text:p>
      <text:p text:style-name="P4">
For his part, Lubinets stated that <text:a xlink:type="simple" xlink:href="https://www.ukrinform.ua/rubric-ato/3702216-lubinec-v-oon-nagadav-so-rosia-deportue-ukrainskih-ditej-z-2014-roku.html" text:style-name="Internet_20_link" text:visited-style-name="Visited_20_Internet_20_Link">
</text:a>
 .</text:p>
      <text:p text:style-name="P4">
News Source: <text:a xlink:type="simple" xlink:href="https://www.ukrinform.ua/rubric-ato/3702265-oon-mogla-b-organizuvati-misiu-sodo-povernenna-deportovanih-ukrainskih-ditej-lubinec.html" text:style-name="Internet_20_link" text:visited-style-name="Visited_20_Internet_20_Link">
https://www.ukrinform.ua/rubric-ato/3702265-oon-mogla-b-organizuvati-misiu-sodo-povernenna-deportovanih-ukrainskih-ditej-lubinec.html</text:a>
</text:p>
      <!--NEWS-->
      <text:h text:style-name="P10" text:outline-level="1">
<text:span text:style-name="T4">
Yarmolenko's penalties did not help Al-Ayna to go to the UAE Presidential Cup final</text:span>
</text:h>
      <text:p text:style-name="P4">
Authors: Ukrinform (Person)</text:p>
      <text:p text:style-name="P4">
Publisher: Укринформ (Organization)</text:p>
      <text:p text:style-name="P4">
Published Time: 2023-04-28T21:30:24+03:00</text:p>
      <text:p text:style-name="P4">
Modified Time: 2023-04-28T21:30:24+03:00</text:p>
      <text:p text:style-name="P4">
Description: Al-Ain Football Club, Captain of the National Team of Ukraine Andriy Yarmolenko, who trains Ukrainian specialist Sergey Rebrov, lost in the President of the United Arab Emirates (UAE) in the post-match penalty series Al-Sharzha. - Ukrinform.</text:p>
      <text:p text:style-name="P4">
Images: ["<text:a xlink:type="simple" xlink:href="https://static.ukrinform.com/photos/2023_04/thumb_files/630_360_1682706491-528.jpg" text:style-name="Internet_20_link" text:visited-style-name="Visited_20_Internet_20_Link">
630_360_16827...</text:a>
"]</text:p>
      <text:p text:style-name="P4">
Tags: ['Ярмоленко', 'Футбол']</text:p>
      <text:p text:style-name="P4">
Type: Article</text:p>
      <!--METADATA-->
      <text:p text:style-name="P4">
<draw:frame draw:style-name="fr1" draw:name="Image244" text:anchor-type="as-char" svg:width="6.9236in" svg:height="3.956343in" draw:z-index="0">
<draw:image xlink:href="../Images/yкринформ/2023-04-28T21-30-24-03-00/630_360_1682706491-528.jpg" xlink:type="simple" xlink:show="embed" xlink:actuate="onLoad" draw:mime-type="image/jpeg"/>
</draw:frame>
Al-Ain football club captain of the national team of Ukraine Andriy Yarmolenko, who trains Ukrainian specialist Sergey Rebrov, in the finals of the Presidential Cup(UAE)He lost in a series of post-match penalties to the Al-Sharzha team.</text:p>
      <text:p text:style-name="P4">
According to the Ukrainian Football Association( <text:a xlink:type="simple" xlink:href="https://uaf.ua/article/48131" text:style-name="Internet_20_link" text:visited-style-name="Visited_20_Internet_20_Link">
 </text:a>
), Yarmolenko went to the field in the starting warehouse and played to the very end of the two, which ended with the victory of the opponent of the Ukrainian team in a very long -term penalty penalty - 13:12 after a draw - 1: 1, reports in the game time.</text:p>
      <text:p text:style-name="P4">
<text:span text:style-name="T4">
 Read also: </text:span>
 <text:a xlink:type="simple" xlink:href="https://www.ukrinform.ua/rubric-sports/3692245-alajn-armolenka-zigrav-uniciu-u-persomu-pivfinali-kubka-prezidenta-oae.html" text:style-name="Internet_20_link" text:visited-style-name="Visited_20_Internet_20_Link">
<text:span text:style-name="T4">
 Yarmolenka </text:span>
</text:a>
It should be noted that Yarmolenko has twice implemented from the 11th mark in the series.</text:p>
      <text:p text:style-name="P4">
Photo: FC Al-Ain.</text:p>
      <text:p text:style-name="P4">
News Source: <text:a xlink:type="simple" xlink:href="https://www.ukrinform.ua/rubric-sports/3702261-penalti-armolenka-ne-dopomogli-alajnu-rebrova-vijti-u-final-kubka-prezidenta-oae.html" text:style-name="Internet_20_link" text:visited-style-name="Visited_20_Internet_20_Link">
https://www.ukrinform.ua/rubric-sports/3702261-penalti-armolenka-ne-dopomogli-alajnu-rebrova-vijti-u-final-kubka-prezidenta-oae.html</text:a>
</text:p>
      <!--NEWS-->
      <text:h text:style-name="P10" text:outline-level="1">
<text:span text:style-name="T4">
US About Missile Stroke in Ukraine: Let's do everything to hold Russia accountable</text:span>
</text:h>
      <text:p text:style-name="P4">
Authors: Ukrinform (Person)</text:p>
      <text:p text:style-name="P4">
Publisher: Укринформ (Organization)</text:p>
      <text:p text:style-name="P4">
Published Time: 2023-04-28T21:32:00+03:00</text:p>
      <text:p text:style-name="P4">
Modified Time: 2023-04-28T21:32:00+03:00</text:p>
      <text:p text:style-name="P4">
Description: The US government is set to continue comprehensive support for Ukraine in the conditions of armed aggression of Russia, as well as to carry out further work aimed at bringing the Russian Federation to justice for its war crimes.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ійна з росією', 'Ракетний удар']</text:p>
      <text:p text:style-name="P4">
Type: Article</text:p>
      <!--METADATA-->
      <text:p text:style-name="P4">
<draw:frame draw:style-name="fr1" draw:name="Image245" text:anchor-type="as-char" svg:width="6.9236in" svg:height="3.956343in" draw:z-index="0">
<draw:image xlink:href="../Images/yкринформ/2023-04-28T21-32-00-03-00/630_360_1666031974-150.jpg" xlink:type="simple" xlink:show="embed" xlink:actuate="onLoad" draw:mime-type="image/jpeg"/>
</draw:frame>
The government has been continuing to continue comprehensive support for Ukraine in the conditions of armed aggression of Russia, as well as to carry out further work aimed at holding RFDO responsibility for its military crimes.</text:p>
      <text:p text:style-name="P4">
So commented on the position of Official Washington on Friday on the latest -recent attack of the Russian Federation in Ukraine the deputy spokesman of the US State Department Vedantpatatel, reports Ukrinform his own correspondent.</text:p>
      <text:p text:style-name="P4">
"This is another example in a long list of evidence of the arrogant disdain of Russian civilian population and the lives of Ukrainians," said a representative of the educational department <text:a xlink:type="simple" xlink:href="https://www.ukrinform.ua/tag-ssa" text:style-name="Internet_20_link" text:visited-style-name="Visited_20_Internet_20_Link">
</text:a>
.</text:p>
      <text:p text:style-name="P4">
He emphasized that the US side, for its part, would do everything that Birosia has not escaped punishment.</text:p>
      <text:p text:style-name="P4">
<text:span text:style-name="T4">
 Read also: </text:span>
 <text:a xlink:type="simple" xlink:href="https://www.ukrinform.ua/rubric-ato/3701851-raketnim-udarom-po-umani-poskodzeni-blizko-10-bagatokvartirnih-budinkiv-zelenskij.html" text:style-name="Internet_20_link" text:visited-style-name="Visited_20_Internet_20_Link">
<text:span text:style-name="T4">
 missile </text:span>
 <text:span text:style-name="T4">
 blow </text:span>
</text:a>
"The United States will continue to do everything possible to support our Ukrainian partners will continue to do everything possible to bring the Federation to justice," the official representative of the US State Department emphasized.</text:p>
      <text:p text:style-name="P4">
According to Ukrinform, on Friday, Russian forces again attacked Ukrainians and unmanned aerial vehicles. The attacks were aimed at Uman, the Dnieper and the Kyiv region, which resulted in the destroyed residential buildings, and are killed. Defense forces in the morning <text:a xlink:type="simple" xlink:href="https://www.ukrinform.ua/rubric-ato/3701811-sili-oboroni-vranci-znisili-21-iz-23-rosijskih-krilatih-raket-i-dva-bpla-zaluznij.html" text:style-name="Internet_20_link" text:visited-style-name="Visited_20_Internet_20_Link">
</text:a>
And two UAV.</text:p>
      <text:p text:style-name="P4">
<text:span text:style-name="T4">
 Read also: </text:span>
 <text:a xlink:type="simple" xlink:href="https://www.ukrinform.ua/rubric-polytics/3701950-v-op-vidpovili-na-dopis-minoboroni-rf-tocno-v-cil-neadekvatnist-nacii-teroristiv.html" text:style-name="Internet_20_link" text:visited-style-name="Visited_20_Internet_20_Link">
</text:a>
According to the latest data, the number of killed as a result of a rocket strike of the Russian military on a residential high -rise building in Uman of Cherkasy region <text:a xlink:type="simple" xlink:href="https://www.ukrinform.ua/rubric-regions/3702203-raketnij-udar-po-umani-kilkist-zagiblih-zrosla-do-23.html" text:style-name="Internet_20_link" text:visited-style-name="Visited_20_Internet_20_Link">
</text:a>
. Among them are four children.</text:p>
      <text:p text:style-name="P4">
In the Dnieper as a result of the morning rocket attack on April 28 <text:a xlink:type="simple" xlink:href="https://www.ukrinform.ua/rubric-regions/3701825-raketna-ataka-na-dnipro-v-ova-rozpovili-detali.html" text:style-name="Internet_20_link" text:visited-style-name="Visited_20_Internet_20_Link">
</text:a>
, including a young child.</text:p>
      <text:p text:style-name="P4">
<text:span text:style-name="T4">
 Read also: </text:span>
 <text:a xlink:type="simple" xlink:href="https://www.ukrinform.ua/rubric-polytics/3702059-posol-izrailu-visloviv-spivcutta-rodinam-zagiblih-vid-raketnogo-obstrilu-rf.html" text:style-name="Internet_20_link" text:visited-style-name="Visited_20_Internet_20_Link">
<text:span text:style-name="T4">
 Ambassador </text:span>
 <text:span text:style-name="T4">
 Israel </text:span>
</text:a>
</text:p>
      <text:p text:style-name="P4">
News Source: <text:a xlink:type="simple" xlink:href="https://www.ukrinform.ua/rubric-ato/3702263-ssa-pro-raketnij-udar-po-ukraini-zrobimo-vse-abi-pritagti-rosiu-do-vidpovidalnosti.html" text:style-name="Internet_20_link" text:visited-style-name="Visited_20_Internet_20_Link">
https://www.ukrinform.ua/rubric-ato/3702263-ssa-pro-raketnij-udar-po-ukraini-zrobimo-vse-abi-pritagti-rosiu-do-vidpovidalnosti.html</text:a>
</text:p>
      <!--NEWS-->
      <text:h text:style-name="P10" text:outline-level="1">
<text:span text:style-name="T4">
The Russians fired at four border communities of Sumy region for a day</text:span>
</text:h>
      <text:p text:style-name="P4">
Authors: Ukrinform (Person)</text:p>
      <text:p text:style-name="P4">
Publisher: Укринформ (Organization)</text:p>
      <text:p text:style-name="P4">
Published Time: 2023-04-28T21:46:00+03:00</text:p>
      <text:p text:style-name="P4">
Modified Time: 2023-04-28T21:46:00+03:00</text:p>
      <text:p text:style-name="P4">
Description: Russian troops fired on Friday four territorial communities of Sumy region. - Ukrinform.</text:p>
      <text:p text:style-name="P4">
Images: ["<text:a xlink:type="simple" xlink:href="https://static.ukrinform.com/photos/2023_04/thumb_files/630_360_1681058866-765.jpg" text:style-name="Internet_20_link" text:visited-style-name="Visited_20_Internet_20_Link">
630_360_16810...</text:a>
"]</text:p>
      <text:p text:style-name="P4">
Tags: ['Обстріл', 'Сумщина', 'Кордон', 'Війна з росією']</text:p>
      <text:p text:style-name="P4">
Type: Article</text:p>
      <!--METADATA-->
      <text:p text:style-name="P4">
<draw:frame draw:style-name="fr1" draw:name="Image246" text:anchor-type="as-char" svg:width="6.9236in" svg:height="3.956343in" draw:z-index="0">
<draw:image xlink:href="../Images/yкринформ/2023-04-28T21-46-00-03-00/630_360_1681058866-765.jpg" xlink:type="simple" xlink:show="embed" xlink:actuate="onLoad" draw:mime-type="image/jpeg"/>
</draw:frame>
On Friday, the Ruskivska fired four territorial communities of Sumy region on Friday.</text:p>
      <text:p text:style-name="P4">
According to Ukrinform, the Sumy Regional Military Administration reports in <text:a xlink:type="simple" xlink:href="https://t.me/Sumy_news_ODA/15809" text:style-name="Internet_20_link" text:visited-style-name="Visited_20_Internet_20_Link">
</text:a>
.</text:p>
      <text:p text:style-name="P4">
“During the day, the Russians made 7 <text:a xlink:type="simple" xlink:href="https://www.ukrinform.ua/tag-obstril" text:style-name="Internet_20_link" text:visited-style-name="Visited_20_Internet_20_Link">
</text:a>
border communities-Belopil, Essman, Znob-Novgorod Tasn-Budskaya. 58 explosions have been recorded, ”the message reads.</text:p>
      <text:p text:style-name="P4">
In the Belopil community, Russian invaders hit the mortar - 18 hunger agents - 29 shots. Also from a quadcopter launched from the territory of the Russian Federation made two power.</text:p>
      <text:p text:style-name="P4">
There were 3 explosions in the Essman community. There were 4 mortars in the Znob-Novgorod community.</text:p>
      <text:p text:style-name="P4">
<text:span text:style-name="T4">
 Read also: </text:span>
 <text:a xlink:type="simple" xlink:href="https://www.ukrinform.ua/rubric-regions/3702203-raketnij-udar-po-umani-kilkist-zagiblih-zrosla-do-23.html" text:style-name="Internet_20_link" text:visited-style-name="Visited_20_Internet_20_Link">
</text:a>
In addition, the enemy from artillery -2 explosions from artillery from the territory of the Russian Federation.</text:p>
      <text:p text:style-name="P4">
According to OVA, in all cases without consequences.</text:p>
      <text:p text:style-name="P4">
As reported by Ukrinform, on April 28, the Russian army hit <text:a xlink:type="simple" xlink:href="https://www.ukrinform.ua/rubric-ato/3702150-rosiani-vdarili-kerovanimi-aviabombami-po-selu-na-cernigivsini.html" text:style-name="Internet_20_link" text:visited-style-name="Visited_20_Internet_20_Link">
</text:a>
In the village of Kostobobrov, Chernihiv region, hitting the residential sector.</text:p>
      <text:p text:style-name="P4">
News Source: <text:a xlink:type="simple" xlink:href="https://www.ukrinform.ua/rubric-ato/3702267-rosiani-za-den-obstrilali-cotiri-prikordonni-gromadi-sumsini.html" text:style-name="Internet_20_link" text:visited-style-name="Visited_20_Internet_20_Link">
https://www.ukrinform.ua/rubric-ato/3702267-rosiani-za-den-obstrilali-cotiri-prikordonni-gromadi-sumsini.html</text:a>
</text:p>
      <!--NEWS-->
      <text:h text:style-name="P10" text:outline-level="1">
<text:span text:style-name="T4">
After the missile strike on Uman 110 people received psychological assistance</text:span>
</text:h>
      <text:p text:style-name="P4">
Authors: Ukrinform (Person)</text:p>
      <text:p text:style-name="P4">
Publisher: Укринформ (Organization)</text:p>
      <text:p text:style-name="P4">
Published Time: 2023-04-28T21:59:00+03:00</text:p>
      <text:p text:style-name="P4">
Modified Time: 2023-04-28T21:59:00+03:00</text:p>
      <text:p text:style-name="P4">
Description: After the shelling of Russia, Uman of Cherkasy region, rescuers managed to evacuate 70 people, another 110 citizens received psychological assistance. - Ukrinform.</text:p>
      <text:p text:style-name="P4">
Images: ["<text:a xlink:type="simple" xlink:href="https://static.ukrinform.com/photos/2023_04/thumb_files/630_360_1682707970-835.jpg" text:style-name="Internet_20_link" text:visited-style-name="Visited_20_Internet_20_Link">
630_360_16827...</text:a>
", "<text:a xlink:type="simple" xlink:href="https://static.ukrinform.com/photos/2023_04/1682708061-786.jpg" text:style-name="Internet_20_link" text:visited-style-name="Visited_20_Internet_20_Link">
1682708061-78...</text:a>
"]</text:p>
      <text:p text:style-name="P4">
Tags: ['Черкащина', 'Умань', 'Психолог', 'Війна з росією', 'Ракетний удар']</text:p>
      <text:p text:style-name="P4">
Type: Article</text:p>
      <!--METADATA-->
      <text:p text:style-name="P4">
<draw:frame draw:style-name="fr1" draw:name="Image247" text:anchor-type="as-char" svg:width="6.9236in" svg:height="3.956343in" draw:z-index="0">
<draw:image xlink:href="../Images/yкринформ/2023-04-28T21-59-00-03-00/630_360_1682707970-835.jpg" xlink:type="simple" xlink:show="embed" xlink:actuate="onLoad" draw:mime-type="image/jpeg"/>
</draw:frame>
The afternoons of the Uman of Cherkasy region by rescuers were evacuated by 70 persons, and 110 more received psychological assistance.</text:p>
      <text:p text:style-name="P4">
About it in <text:a xlink:type="simple" xlink:href="https://www.facebook.com/permalink.php" text:style-name="Internet_20_link" text:visited-style-name="Visited_20_Internet_20_Link">
</text:a>
Head of the State Emergency Service of Ukraine Sergiykruk informed, Ukrinform reports.</text:p>
      <text:p text:style-name="P4">
“(Uman data - ed.): 17 saved lives. 70 citizens rescued evacuated. Another 110 people - received psychological assistance, ” - Certain.</text:p>
      <text:p text:style-name="P4">
<draw:frame draw:style-name="fr1" draw:name="Image248" text:anchor-type="as-char" svg:width="6.9236in" svg:height="4.615733in" draw:z-index="0">
<draw:image xlink:href="../Images/yкринформ/2023-04-28T21-59-00-03-00/1682708061-786.jpg" xlink:type="simple" xlink:show="embed" xlink:actuate="onLoad" draw:mime-type="image/jpeg"/>
</draw:frame>
Kruk noted that the basis of the SES of Ukraine is people who fanatically and professionally dispose of everyday work for them - save lives and support people in the heavy -scale minute, and thanked them for their strength, endurance, courage, courage and harmonious.</text:p>
      <text:p text:style-name="P4">
<text:span text:style-name="T4">
 Read also: </text:span>
 <text:a xlink:type="simple" xlink:href="https://www.ukrinform.ua/rubric-regions/3702061-v-umani-rozgornuli-dnklaboratoriu-dla-identifikacii-zagiblih.html" text:style-name="Internet_20_link" text:visited-style-name="Visited_20_Internet_20_Link">
<text:span text:style-name="T4">
 DNA </text:span>
</text:a>
As it was reported, the invaders <text:a xlink:type="simple" xlink:href="https://www.ukrinform.ua/rubric-ato/3701792-v-umani-rosijska-raketa-vlucila-u-zitlovu-bagatopoverhivku-pracuut-ratuvalniki.html" text:style-name="Internet_20_link" text:visited-style-name="Visited_20_Internet_20_Link">
</text:a>
. In one nine -storey building, 10 houses were completely destroyed.</text:p>
      <text:p text:style-name="P4">
According to the Ministry of Internal Affairs, as of 19:00 the number of dead as a result of <text:a xlink:type="simple" xlink:href="https://www.ukrinform.ua/tag-raketnij-udar" text:style-name="Internet_20_link" text:visited-style-name="Visited_20_Internet_20_Link">
</text:a>
Russian military moving high -rise buildings in Uman of Cherkasy region <text:a xlink:type="simple" xlink:href="https://www.ukrinform.ua/rubric-regions/3702203-raketnij-udar-po-umani-kilkist-zagiblih-zrosla-do-23.html" text:style-name="Internet_20_link" text:visited-style-name="Visited_20_Internet_20_Link">
</text:a>
.</text:p>
      <text:p text:style-name="P4">
<text:span text:style-name="T5">
Foto: Sergey Kruk, Facebook</text:span>
</text:p>
      <text:p text:style-name="P4">
News Source: <text:a xlink:type="simple" xlink:href="https://www.ukrinform.ua/rubric-regions/3702269-pisla-raketnogo-udaru-po-umani-110-osib-otrimali-psihologicnu-dopomogu.html" text:style-name="Internet_20_link" text:visited-style-name="Visited_20_Internet_20_Link">
https://www.ukrinform.ua/rubric-regions/3702269-pisla-raketnogo-udaru-po-umani-110-osib-otrimali-psihologicnu-dopomogu.html</text:a>
</text:p>
      <!--NEWS-->
      <text:h text:style-name="P10" text:outline-level="1">
<text:span text:style-name="T4">
Veterans of Ukraine will have access to a single window to receive benefits and services</text:span>
</text:h>
      <text:p text:style-name="P4">
Author: ['АРМІЯINFORM']</text:p>
      <text:p text:style-name="P4">
Time: 2023-04-28T22:00:00-04:00</text:p>
      <text:p text:style-name="P4">
Description: About CED DOIMLAYA Minvelave. INTITITITITITITITION OF THE VETARAN, PIDTRIMA VETARISKY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STOPRUSSIA', 'АГРЕСІЯ РФ', 'ВЕТЕРАН ВІЙНИ', 'ВЕТЕРАНИ АТО/ООС', 'ВІЙНА', 'ВТОРГНЕННЯ РФ', 'МІНВЕТЕРАНІВ']</text:p>
      <text:p text:style-name="P4">
Category: News</text:p>
      <!--METADATA-->
      <text:p text:style-name="P4">
<draw:frame draw:style-name="fr1" draw:name="Image249" text:anchor-type="as-char" svg:width="6.9236in" svg:height="3.954686in" draw:z-index="0">
<draw:image xlink:href="../Images/AРМІЯINFORM/2023-04-28T22-00-00-04-00/630_360_1462927657-8164.jpg" xlink:type="simple" xlink:show="embed" xlink:actuate="onLoad" draw:mime-type="image/jpeg"/>
</draw:frame>
Illustrative photo</text:p>
      <text:p text:style-name="P4">
About it <text:a xlink:type="simple" xlink:href="https://mva.gov.ua/ua/news/minveteraniv-zaprosilo-predstavnikiv-radi-veteraniv-ukrayini-do-realizaciyi-proyektiv-z-adaptaciyi-zahisnikiv-u-civilnomu-zhitti" text:style-name="Internet_20_link" text:visited-style-name="Visited_20_Internet_20_Link">
reports</text:a>
Ministry of Veterans.</text:p>
      <text:p text:style-name="P4">
The Institute of Assistant Veterans, support for veterans' entrepreneurial initiatives, motivation for enterprises to employ veterans, the development of veteransports - this is and much more discussed during a meeting of the specialists of the Ministry of Veterinary Specialists of the Council of Veterans of Ukraine from different regions of the country.</text:p>
      <text:p text:style-name="P4">
The Director General of the Directorate of Strategic Planning and European Integration, Svetlana Berezina, informed about the priority projects of the Ministry, which were developed within the framework of the implementation of the system of transition from military service of pre -clerical life. She called on the Council representatives to fruitful interaction of and active involvement in the implementation of Ministry of Veterans.</text:p>
      <text:p text:style-name="P4">
"We must be prepared for the mass return of our soldiers after the wins in the war and qualitative reintegration to peaceful life in their communities. It is convinced that as a result of our fruitful cooperation, every defender and defenders will be all capabilities for self -realization in peaceful life," - emphasized.</text:p>
      <text:p text:style-name="P4">
Director of the Department of Social Protection of Ministry of Veterans Ruslan Prykhodko reported about the plans of implementation of the project "Adminservice" Veteran ". It envisages the implementation of a "single window" in the centers of providing administrative services with the utmost improvement of the efficiency of administration of veterans needs, streamlining the process of receiving the veteran of privileges and services provided by the supra and local levels.</text:p>
      <text:p text:style-name="P4">
Summarizing the meeting, Ruslan Prykhodko emphasized the readiness of the Ministry of Veterans of Dummage and Communication with the Veterans Council of Ukraine in order to implement initiatives aimed at strengthening veteran policy.</text:p>
      <text:p text:style-name="P4">
News Source: <text:a xlink:type="simple" xlink:href="https://armyinform.com.ua/2023/04/28/veterany-ukrayiny-matymut-dostup-do-yedynogo-vikna-dlya-otrymannya-pilg-ta-poslug/" text:style-name="Internet_20_link" text:visited-style-name="Visited_20_Internet_20_Link">
https://armyinform.com.ua/2023/04/28/veterany-ukrayiny-matymut-dostup-do-yedynogo-vikna-dlya-otrymannya-pilg-ta-poslug/</text:a>
</text:p>
      <!--NEWS-->
      <text:h text:style-name="P10" text:outline-level="1">
<text:span text:style-name="T4">
Zelensky: To stop terror and save people can only be sufficient weapons</text:span>
</text:h>
      <text:p text:style-name="P4">
Authors: Ukrinform (Person)</text:p>
      <text:p text:style-name="P4">
Publisher: Укринформ (Organization)</text:p>
      <text:p text:style-name="P4">
Published Time: 2023-04-28T22:01:00+03:00</text:p>
      <text:p text:style-name="P4">
Modified Time: 2023-04-28T22:01:00+03:00</text:p>
      <text:p text:style-name="P4">
Description: Ukraine needs modern aviation, without which there is no fully effective air defense. You can only stop terror and save people with enough quality weapon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броя', 'Звернення', 'Зеленський', 'Війна з росією', 'ППО']</text:p>
      <text:p text:style-name="P4">
Type: Article</text:p>
      <!--METADATA-->
      <text:p text:style-name="P4">
<draw:frame draw:style-name="fr1" draw:name="Image250" text:anchor-type="as-char" svg:width="6.9236in" svg:height="3.956343in" draw:z-index="0">
<draw:image xlink:href="../Images/yкринформ/2023-04-28T22-01-00-03-00/630_360_1679682020-565.jpeg" xlink:type="simple" xlink:show="embed" xlink:actuate="onLoad" draw:mime-type="image/jpeg"/>
</draw:frame>
Ukraine is currently currently aircraft, without which there is no fully effective air defense. You can only stop the terror and save people with enough quality weapons.</text:p>
      <text:p text:style-name="P4">
This was stated by President Volodymyr Zelenskyy in the evening video, which is given by Ukrinform.</text:p>
      <text:p text:style-name="P4">
<text:span text:style-name="T5">
Viso: <text:a xlink:type="simple" xlink:href="https://t.me/OP_UA/9362" text:style-name="Internet_20_link" text:visited-style-name="Visited_20_Internet_20_Link">
</text:a>
</text:span>
</text:p>
      <text:p text:style-name="P4">
<text:span text:style-name="T4">
 Dear Ukrainians!</text:span>
</text:p>
      <text:p text:style-name="P4">
Along the day, there was a parsing in Uman, at the site of the Russian rocket. My mingers to relatives and loved ones ...</text:p>
      <text:p text:style-name="P4">
To all who were saved - the residents of this house, the neighboring houses, which, unfortunately, with an explosive wave, - the necessary help is provided. I am thankful and everyone who participated in the rescue operation and supported people.</text:p>
      <text:p text:style-name="P4">
The Uman rocket, in the city that is absolutely peaceful, is known to the world in that it has received tens of thousands of pilgrims of host every year ... Only the absolute evil can do such a terror against Ukraine.</text:p>
      <text:p text:style-name="P4">
Two -Ukrainian killed in Dnipropetrovsk region as a result of today's rocket strike. Mother and daughter. Olga, 92nd year of birth, and Veronica, 20 years of birth. Even three years, this child is not fulfilled!Eternal memory!.. sympathy for the family, compassion for loved ones ...</text:p>
      <text:p text:style-name="P4">
Today, our air forces have managed to knock down most Russian missiles-21z 23. If it weren't for this, the terrorist state would have been able to take much more victims, more lives. And this again proves that stopping terror and saving people can be more weapons. Air Force, modern aviation, without which there is no fully effective ART. All you need to give safety to our cities, our villages both in the rear and in the forefront. To restore safety and luggage, which, unfortunately, in the occupied territory. Temporarily. We can leave no one under the rule of Russian evil.</text:p>
      <text:p text:style-name="P4">
Today in Kyiv a visit was a president of Slovakia, the President of the Czech Republic. We have been extinguished exactly how to protect all our people, to accelerate the recovery and order throughout the earth.</text:p>
      <text:p text:style-name="P4">
I thanked Slovakia and the Czech Republic for their support: for the weapons provided, political tasancial assistance, with the support of people who received shelter in Slovak Ichi communities.They signed a joint declaration with Slovak President and the Czech President of our European and Euro -Atlantic Movement.</text:p>
      <text:p text:style-name="P4">
He also spoke with the President of the European Council Charles Michel today. He informed him about the consequences of the Russian terrorist attack and thanked him with the support of our defense, our economic, our social stability.</text:p>
      <text:p text:style-name="P4">
Separately discussed with Mr. the President of the European Council, the situation of the stubborn -nostructive, in my opinion, was prohibited by individual states of import of our agrarian products. I emphasize that this not only violates the existing pro -asset agreement between Ukraine and the European Union, but also gives dangerous hope in the Kremlin. It is hopeful that in our common European home, someone's wrong decisions can be paid over common interests.</text:p>
      <text:p text:style-name="P4">
Now that Russia violates freedom of trade, tries to block the supply of agricultural products to the world market, it is not time to follow anyone with a derivated zone, to do something similar. It is necessary to find a normal, in the European manner, a constructive way out of this situation. difficult. Such a decision would have been the interests of all our countries and Europe as a whole. We discussed Zpan Michel, how it can be done, what a solution can be, and we constantly contact all partners.</text:p>
      <text:p text:style-name="P4">
Today, the landmark investment event for Ukraine has taken place - the first large investment in Ukraine from the beginning of a full -scale invasion. The investment is $ 250 million, and this is just a start of the relevant package. Right now, the Colima is still fighting Russian terror, the big world business not only believes UNash victory, but also confirms this faith with its multimillion -dollar investments, specifics.</text:p>
      <text:p text:style-name="P4">
<text:span text:style-name="T4">
 I thank everyone who helps Ukraine!</text:span>
</text:p>
      <text:p text:style-name="P4">
<text:span text:style-name="T4">
 Glory to all our soldiers, who is now in battle, in combat posts, in combat operations!Thank you to the people of Ukraine!</text:span>
</text:p>
      <text:p text:style-name="P4">
<text:span text:style-name="T4">
Glory to Ukraine!</text:span>
</text:p>
      <text:p text:style-name="P4">
<text:span text:style-name="T5">
Foto: op</text:span>
</text:p>
      <text:p text:style-name="P4">
News Source: <text:a xlink:type="simple" xlink:href="https://www.ukrinform.ua/rubric-ato/3702270-zupiniti-teror-i-vratuvati-ludej-mozna-lise-dostatnou-kilkistu-akisnoi-zbroi-zelenskij.html" text:style-name="Internet_20_link" text:visited-style-name="Visited_20_Internet_20_Link">
https://www.ukrinform.ua/rubric-ato/3702270-zupiniti-teror-i-vratuvati-ludej-mozna-lise-dostatnou-kilkistu-akisnoi-zbroi-zelenskij.html</text:a>
</text:p>
      <!--NEWS-->
      <text:h text:style-name="P10" text:outline-level="1">
<text:span text:style-name="T4">
German group Bosch sold part of their assets in</text:span>
</text:h>
      <text:p text:style-name="P4">
Authors: Ukrinform (Person)</text:p>
      <text:p text:style-name="P4">
Publisher: Укринформ (Organization)</text:p>
      <text:p text:style-name="P4">
Published Time: 2023-04-28T22:08:00+03:00</text:p>
      <text:p text:style-name="P4">
Modified Time: 2023-04-28T22:08:00+03:00</text:p>
      <text:p text:style-name="P4">
Description: The Bosch German Technology Group has stated that she has sold production facilities and administrative premises at one of its factories in Russia's Holding Company S8 Capital, which plans to rebrand capacity for six months. - Ukrinform.</text:p>
      <text:p text:style-name="P4">
Images: ["<text:a xlink:type="simple" xlink:href="https://static.ukrinform.com/photos/2018_02/thumb_files/630_360_1517838537-6946.jpg" text:style-name="Internet_20_link" text:visited-style-name="Visited_20_Internet_20_Link">
630_360_15178...</text:a>
"]</text:p>
      <text:p text:style-name="P4">
Tags: ['Бізнес', 'росія', 'Bosch', 'Продаж']</text:p>
      <text:p text:style-name="P4">
Type: Article</text:p>
      <!--METADATA-->
      <text:p text:style-name="P4">
<draw:frame draw:style-name="fr1" draw:name="Image251" text:anchor-type="as-char" svg:width="6.9236in" svg:height="3.956343in" draw:z-index="0">
<draw:image xlink:href="../Images/yкринформ/2023-04-28T22-08-00-03-00/630_360_1517838537-6946.jpg" xlink:type="simple" xlink:show="embed" xlink:actuate="onLoad" draw:mime-type="image/jpeg"/>
</draw:frame>
The Bosch German Group has stated that she had sold production facilities at one of its factories in Russia, the S8 Capital Holding Company, which plans to rebrand over six months.</text:p>
      <text:p text:style-name="P4">
As Ukrinform reports, it reports <text:a xlink:type="simple" xlink:href="https://www.reuters.com/markets/europe/germanys-bosch-sells-some-russian-assets-holding-company-s8-capital-2023-04-28/" text:style-name="Internet_20_link" text:visited-style-name="Visited_20_Internet_20_Link">
</text:a>
.</text:p>
      <text:p text:style-name="P4">
Dozens of companies have decided to leave Russia or declared plans to make it as the military aggression of Russia in Ukraine began on February 24 last year. S8 Capital earlier acquired the Russian business producer Otis Worldwide Corp.</text:p>
      <text:p text:style-name="P4">
S8 Capital reported that the Bosch Agreement includes 100% of the three -enterprises of Bosch enterprises for the production of ignition candles, the factory of power tools and production of heating boilers of the Urosian city of Engels.</text:p>
      <text:p text:style-name="P4">
"The agreement is completed and the official registration of a new actionman will take place in the coming days," Bosch representative said Reuters.</text:p>
      <text:p text:style-name="P4">
<text:span text:style-name="T4">
 Read also: </text:span>
 [<text:span text:style-name="T4">
 one </text:span>
 <text:span text:style-name="T4">
 </text:span>
 largest <text:span text:style-name="T4">
 </text:span>
 <text:span text:style-name="T4">
 </text:span>
 <text:span text:style-name="T4">
 </text:span>
 manufacturers <text:span text:style-name="T4">
<text:span text:style-name="T5">
* agricultural machinery </text:span>
* </text:span>
 sells <text:span text:style-name="T4">
 </text:span>
 <text:span text:style-name="T4">
 business </text:span>
 <text:span text:style-name="T4">
 </text:span>
(https://www.ukrinform.ua/rubric-economy/3698255-odin-z-najbilsih-u-sviti-virobnikiv-silgosptehniki-prodae-biznes-u-rosii.html)Bosch stated that sanctions, including the plant in Engels, interrupted most of it <text:a xlink:type="simple" xlink:href="https://www.ukrinform.ua/tag-biznes" text:style-name="Internet_20_link" text:visited-style-name="Visited_20_Internet_20_Link">
</text:a>
Irrigation clients in the Russian Federation.</text:p>
      <text:p text:style-name="P4">
Shortly after the war with Ukraine, Bosch stated that she had supplied the supply of components for trucks to Russian clients partially through the signs that its products are used for non -civilian purposes under the dismissal of local contracts.</text:p>
      <text:p text:style-name="P4">
Bosch, however, still has two non-working production areas in St. Petersburg Samara.</text:p>
      <text:p text:style-name="P4">
News Source: <text:a xlink:type="simple" xlink:href="https://www.ukrinform.ua/rubric-economy/3702268-nimecka-grupa-bosch-prodala-castinu-svoih-aktiviv-u-rosii.html" text:style-name="Internet_20_link" text:visited-style-name="Visited_20_Internet_20_Link">
https://www.ukrinform.ua/rubric-economy/3702268-nimecka-grupa-bosch-prodala-castinu-svoih-aktiviv-u-rosii.html</text:a>
</text:p>
      <!--NEWS-->
      <text:h text:style-name="P10" text:outline-level="1">
<text:span text:style-name="T4">
The government approved access to the public procurement markets of Ukraine and the EU - Shmigal</text:span>
</text:h>
      <text:p text:style-name="P4">
Authors: Ukrinform (Person)</text:p>
      <text:p text:style-name="P4">
Publisher: Укринформ (Organization)</text:p>
      <text:p text:style-name="P4">
Published Time: 2023-04-28T22:11:00+03:00</text:p>
      <text:p text:style-name="P4">
Modified Time: 2023-04-28T22:11:00+03:00</text:p>
      <text:p text:style-name="P4">
Description: The Cabinet of Ministers adopted the Decision of the Committee of the EU-Ukraine Association and the Association Council on mutual access to each other's public procurement markets. - Ukrinform.</text:p>
      <text:p text:style-name="P4">
Images: ["<text:a xlink:type="simple" xlink:href="https://static.ukrinform.com/photos/2023_04/thumb_files/630_360_1682709098-963.jpg" text:style-name="Internet_20_link" text:visited-style-name="Visited_20_Internet_20_Link">
630_360_16827...</text:a>
"]</text:p>
      <text:p text:style-name="P4">
Tags: ['Євросоюз', 'Кабмін', 'Шмигаль', 'Ринок']</text:p>
      <text:p text:style-name="P4">
Type: Article</text:p>
      <!--METADATA-->
      <text:p text:style-name="P4">
<draw:frame draw:style-name="fr1" draw:name="Image252" text:anchor-type="as-char" svg:width="6.9236in" svg:height="3.956343in" draw:z-index="0">
<draw:image xlink:href="../Images/yкринформ/2023-04-28T22-11-00-03-00/630_360_1682709098-963.jpg" xlink:type="simple" xlink:show="embed" xlink:actuate="onLoad" draw:mime-type="image/jpeg"/>
</draw:frame>
The Cabinet of Ministers adopted the decision of the Committee of the Association of Ukraine-EU and the Council of the Association of Public Provision of Public Procurement of each other.</text:p>
      <text:p text:style-name="P4">
About it in <text:a xlink:type="simple" xlink:href="https://t.me/Denys_Smyhal/5137" text:style-name="Internet_20_link" text:visited-style-name="Visited_20_Internet_20_Link">
</text:a>
Denis Shmigal informed the Prime Minister of Ukraine, Ukrinform reports.</text:p>
      <text:p text:style-name="P4">
“We make an important step towards EU membership. We synchronize Ukrainian Tai -European standards in the field of public procurement. They adopted the decision of the EU -Ukraine -Ukraine Committee and the Association Council on mutual access to the public procurement markets, ”he said.</text:p>
      <text:p text:style-name="P4">
According to <text:a xlink:type="simple" xlink:href="https://www.ukrinform.ua/tag-smigal" text:style-name="Internet_20_link" text:visited-style-name="Visited_20_Internet_20_Link">
</text:a>
This applies to central, regional, local authorities, as well as the organizations of public law of Ukraine and the European Union.</text:p>
      <text:p text:style-name="P4">
<text:span text:style-name="T4">
 Read also: </text:span>
 <text:a xlink:type="simple" xlink:href="https://www.ukrinform.ua/rubric-economy/3664177-ukraina-mae-integruvatis-u-rinok-es-ne-cekauci-vstupu-sviridenko.html" text:style-name="Internet_20_link" text:visited-style-name="Visited_20_Internet_20_Link">
</text:a>
As it was reported, the Cabinet of Ministers of Ukraine adopted a resolution that determines the electronic identification and level of confidence in the means of electronic identification in accordance with the Ukrainian legislation and taking into account the demand.</text:p>
      <text:p text:style-name="P4">
<text:span text:style-name="T5">
Foto: Denis Shmigal, telegram</text:span>
</text:p>
      <text:p text:style-name="P4">
News Source: <text:a xlink:type="simple" xlink:href="https://www.ukrinform.ua/rubric-economy/3702271-urad-shvaliv-dostup-do-rinkiv-publicnih-zakupivel-ukraini-i-es-smigal.html" text:style-name="Internet_20_link" text:visited-style-name="Visited_20_Internet_20_Link">
https://www.ukrinform.ua/rubric-economy/3702271-urad-shvaliv-dostup-do-rinkiv-publicnih-zakupivel-ukraini-i-es-smigal.html</text:a>
</text:p>
      <!--NEWS-->
      <text:h text:style-name="P10" text:outline-level="1">
<text:span text:style-name="T4">
Only an absolute evil can be a terror against Ukraine - President on Uman strike</text:span>
</text:h>
      <text:p text:style-name="P4">
Authors: Ukrinform (Person)</text:p>
      <text:p text:style-name="P4">
Publisher: Укринформ (Organization)</text:p>
      <text:p text:style-name="P4">
Published Time: 2023-04-28T22:20:00+03:00</text:p>
      <text:p text:style-name="P4">
Modified Time: 2023-04-28T22:20:00+03:00</text:p>
      <text:p text:style-name="P4">
Description: As of this time, Uman is already aware of 23 dead, including four children, only absolute evil can do such terror against Ukrain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Умань', 'Зеленський', 'Війна з росією', 'Ракетний удар']</text:p>
      <text:p text:style-name="P4">
Type: Article</text:p>
      <!--METADATA-->
      <text:p text:style-name="P4">
<draw:frame draw:style-name="fr1" draw:name="Image253" text:anchor-type="as-char" svg:width="6.9236in" svg:height="3.956343in" draw:z-index="0">
<draw:image xlink:href="../Images/yкринформ/2023-04-28T22-20-00-03-00/630_360_1682451261-591.jpeg" xlink:type="simple" xlink:show="embed" xlink:actuate="onLoad" draw:mime-type="image/jpeg"/>
</draw:frame>
As of this time in Uman, there are already 23 dead, among them four children, only absolute evil can do such a terror against Ukraine.</text:p>
      <text:p text:style-name="P4">
The President of Ukraine stated this in the evening <text:a xlink:type="simple" xlink:href="https://t.me/V_Zelenskiy_official/6046" text:style-name="Internet_20_link" text:visited-style-name="Visited_20_Internet_20_Link">
</text:a>
 <text:a xlink:type="simple" xlink:href="https://www.youtube.com/watch" text:style-name="Internet_20_link" text:visited-style-name="Visited_20_Internet_20_Link">
</text:a>
, reports Ukrinform.</text:p>
      <text:p text:style-name="P4">
_ <text:span text:style-name="T4">
 Video </text:span>
: <text:a xlink:type="simple" xlink:href="https://t.me/OP_UA/9362" text:style-name="Internet_20_link" text:visited-style-name="Visited_20_Internet_20_Link">
</text:a>
_</text:p>
      <text:p text:style-name="P4">
"A rocket on Uman, in a city that is absolutely peaceful, known to the world in that it has received tens of thousands of pilgrims every year ... Only absolute evil can be such a terror against Ukraine," - said <text:a xlink:type="simple" xlink:href="https://www.ukrinform.ua/tag-zelenskij" text:style-name="Internet_20_link" text:visited-style-name="Visited_20_Internet_20_Link">
</text:a>
.</text:p>
      <text:p text:style-name="P4">
He noted that all day the gaps in Uman, in the place of the Russian rocket, lasted all day.</text:p>
      <text:p text:style-name="P4">
“As of this time, there are already 23 dead, including four children. My relatives and loved ones, ”the President said.</text:p>
      <text:p text:style-name="P4">
<text:span text:style-name="T4">
 Read also: </text:span>
 <text:a xlink:type="simple" xlink:href="https://www.ukrinform.ua/rubric-regions/3702269-pisla-raketnogo-udaru-po-umani-110-osib-otrimali-psihologicnu-dopomogu.html" text:style-name="Internet_20_link" text:visited-style-name="Visited_20_Internet_20_Link">
<text:span text:style-name="T4">
 Uman </text:span>
</text:a>
The head of state added that to all those who were saved - the residents of this house, the neighboring houses, which was affected by the explosive wave - is provided with the necessary assistance.</text:p>
      <text:p text:style-name="P4">
He thanked everyone who participated in the rescue operation and supported people.</text:p>
      <text:p text:style-name="P4">
Zelensky also reported that two Ukrainians - mother and daughter - were killed in the Dnipropetrovsk region as a result of a robbery strike.</text:p>
      <text:p text:style-name="P4">
<text:span text:style-name="T4">
 Read also: </text:span>
 <text:a xlink:type="simple" xlink:href="https://www.ukrinform.ua/rubric-regions/3702071-zinka-aka-zaginula-u-dnipri-z-ditinou-vid-raketnoi-ataki-rf-ratuvalasa-vid-vijni-v-batkiv.html" text:style-name="Internet_20_link" text:visited-style-name="Visited_20_Internet_20_Link">
<text:span text:style-name="T4">
 Dnipro </text:span>
</text:a>
“Olga - 1992, and Veronica - 2020… Even three years old this child is not fulfilled!Eternal memory ... condolences to the family, sympathy for near ... ”the President said.</text:p>
      <text:p text:style-name="P4">
In addition, he emphasized that today our air forces managed to confuse Russian missiles - 21 Only weapons. "</text:p>
      <text:p text:style-name="P4">
<text:span text:style-name="T4">
 Read also: </text:span>
 <text:a xlink:type="simple" xlink:href="https://www.ukrinform.ua/rubric-ato/3702263-ssa-pro-raketnij-udar-po-ukraini-zrobimo-vse-abi-pritagti-rosiu-do-vidpovidalnosti.html" text:style-name="Internet_20_link" text:visited-style-name="Visited_20_Internet_20_Link">
</text:a>
</text:p>
      <text:p text:style-name="P4">
As reported by Ukrinform, the invaders fired at Uman with winged. In one nine -storey building, the entrance was completely destroyed, 10 houses were surveyed.</text:p>
      <text:p text:style-name="P4">
<text:span text:style-name="T5">
Foto: Presidential Office</text:span>
</text:p>
      <text:p text:style-name="P4">
News Source: <text:a xlink:type="simple" xlink:href="https://www.ukrinform.ua/rubric-ato/3702272-tilki-absolutne-zlo-moze-koiti-takij-teror-proti-ukraini-prezident-pro-udar-po-umani.html" text:style-name="Internet_20_link" text:visited-style-name="Visited_20_Internet_20_Link">
https://www.ukrinform.ua/rubric-ato/3702272-tilki-absolutne-zlo-moze-koiti-takij-teror-proti-ukraini-prezident-pro-udar-po-umani.html</text:a>
</text:p>
      <!--NEWS-->
      <text:h text:style-name="P10" text:outline-level="1">
<text:span text:style-name="T4">
76% of young people want to return to Ukraine from abroad</text:span>
</text:h>
      <text:p text:style-name="P4">
Authors: Ukrinform (Person)</text:p>
      <text:p text:style-name="P4">
Publisher: Укринформ (Organization)</text:p>
      <text:p text:style-name="P4">
Published Time: 2023-04-28T22:24:00+03:00</text:p>
      <text:p text:style-name="P4">
Modified Time: 2023-04-28T22:24:00+03:00</text:p>
      <text:p text:style-name="P4">
Description: 76% of young people who are abroad because of the war want to return to Ukraine. - Ukrinform.</text:p>
      <text:p text:style-name="P4">
Images: ["<text:a xlink:type="simple" xlink:href="https://static.ukrinform.com/photos/2022_03/thumb_files/630_360_1646807090-805.jpg" text:style-name="Internet_20_link" text:visited-style-name="Visited_20_Internet_20_Link">
630_360_16468...</text:a>
"]</text:p>
      <text:p text:style-name="P4">
Tags: ['Опитування', 'Україна', 'Молодь', 'Війна з росією']</text:p>
      <text:p text:style-name="P4">
Type: Article</text:p>
      <!--METADATA-->
      <text:p text:style-name="P4">
<draw:frame draw:style-name="fr1" draw:name="Image254" text:anchor-type="as-char" svg:width="6.9236in" svg:height="3.956343in" draw:z-index="0">
<draw:image xlink:href="../Images/yкринформ/2023-04-28T22-24-00-03-00/630_360_1646807090-805.jpg" xlink:type="simple" xlink:show="embed" xlink:actuate="onLoad" draw:mime-type="image/jpeg"/>
</draw:frame>
76% of young people who are abroad are returning to Ukraine.</text:p>
      <text:p text:style-name="P4">
Ivan Verbitsky, a representative of the NGO "Impact of the War on Youth in Ukraine, said this in Ukrinform.</text:p>
      <text:p text:style-name="P4">
“76% of young people would like to return to Ukraine, 3% - would like to move to another country, 11% would not like to return to Ukraine, 2% would not like to return, but would like to move within the country in which they are now, 8 % are difficult to resolve, ”he said.</text:p>
      <text:p text:style-name="P4">
<text:span text:style-name="T4">
 Read also: </text:span>
 <text:a xlink:type="simple" xlink:href="https://www.ukrinform.ua/rubric-society/3691898-perevazna-bilsist-ukrainciv-pozitivno-stavitsa-do-evrosouzu-nato-ta-oon.html" text:style-name="Internet_20_link" text:visited-style-name="Visited_20_Internet_20_Link">
</text:a>
The sample of youth abroad was 405 respondents aged 14-34 years. The help of the service of targeted newsletters from Kyivstar Modnadislano SMS with reference to the questionnaire.</text:p>
      <text:p text:style-name="P4">
The sample represents Kyivstar users who went abroad after February 24 2022, except for the Russian Federation and Belarus.</text:p>
      <text:p text:style-name="P4">
<text:span text:style-name="T4">
 Read also: </text:span>
 <text:a xlink:type="simple" xlink:href="https://www.ukrinform.ua/rubric-society/3702111-majze-30-ukrainskoi-molodi-skarzatsa-na-pogirsenna-psihicnogo-zdorova.html" text:style-name="Internet_20_link" text:visited-style-name="Visited_20_Internet_20_Link">
</text:a>
As reported by Ukrinform, after the invasion <text:a xlink:type="simple" xlink:href="https://www.ukrinform.ua/tag-rosia" text:style-name="Internet_20_link" text:visited-style-name="Visited_20_Internet_20_Link">
</text:a>
In Ukraine in February 2022, the EU for the first time in its own history activated such a Directive of Temporary Protection for Reception of Refugees from Ukraine, which was used by _ <text:a xlink:type="simple" xlink:href="https://www.ukrinform.ua/rubric-world/3694561-timcasovim-zahistom-u-es-za-minulij-rik-skoristalisa-38-miljona-ukrainciv-evrostat.html" text:style-name="Internet_20_link" text:visited-style-name="Visited_20_Internet_20_Link">
</text:a>
_</text:p>
      <text:p text:style-name="P4">
News Source: <text:a xlink:type="simple" xlink:href="https://www.ukrinform.ua/rubric-society/3702139-76-molodi-hoce-povernutis-v-ukrainu-zza-kordonu.html" text:style-name="Internet_20_link" text:visited-style-name="Visited_20_Internet_20_Link">
https://www.ukrinform.ua/rubric-society/3702139-76-molodi-hoce-povernutis-v-ukrainu-zza-kordonu.html</text:a>
</text:p>
      <!--NEWS-->
      <text:h text:style-name="P10" text:outline-level="1">
<text:span text:style-name="T4">
In Spain, four jihadists received prison terms - planned terrorist attacks on Russian facilities</text:span>
</text:h>
      <text:p text:style-name="P4">
Authors: Ukrinform (Person)</text:p>
      <text:p text:style-name="P4">
Publisher: Укринформ (Organization)</text:p>
      <text:p text:style-name="P4">
Published Time: 2023-04-28T22:29:00+03:00</text:p>
      <text:p text:style-name="P4">
Modified Time: 2023-04-28T22:29:00+03:00</text:p>
      <text:p text:style-name="P4">
Description: The National Court condemned four members of the Jihadists' terrorist branch in Barcelona, who planned attacks in the capital of Catalonia, mainly against Russian objects, up to eight and ten years in prison. - Ukrinform.</text:p>
      <text:p text:style-name="P4">
Images: ["<text:a xlink:type="simple" xlink:href="https://static.ukrinform.com/photos/2023_04/thumb_files/630_360_1682709702-225.jpg" text:style-name="Internet_20_link" text:visited-style-name="Visited_20_Internet_20_Link">
630_360_16827...</text:a>
"]</text:p>
      <text:p text:style-name="P4">
Tags: ['Іспанія', 'Суд', 'Теракт', 'росія', 'Вирок', 'Джихадист']</text:p>
      <text:p text:style-name="P4">
Type: Article</text:p>
      <!--METADATA-->
      <text:p text:style-name="P4">
<draw:frame draw:style-name="fr1" draw:name="Image255" text:anchor-type="as-char" svg:width="6.9236in" svg:height="3.956343in" draw:z-index="0">
<draw:image xlink:href="../Images/yкринформ/2023-04-28T22-29-00-03-00/630_360_1682709702-225.jpg" xlink:type="simple" xlink:show="embed" xlink:actuate="onLoad" draw:mime-type="image/jpeg"/>
</draw:frame>
The National Court condemned the four members of the terrorist branch of the Jihadists Ubarcelon, who planned attacks in the capital of Catalonia, mainly anti -Russian objects, up to eight and ten years in prison.</text:p>
      <text:p text:style-name="P4">
As Ukrinform reports, it reports <text:a xlink:type="simple" xlink:href="https://www.elmundo.es/espana/2023/04/28/644bda28fc6c83224c8b45a3.html" text:style-name="Internet_20_link" text:visited-style-name="Visited_20_Internet_20_Link">
</text:a>
.</text:p>
      <text:p text:style-name="P4">
According to the second section of the Criminal Chamber, the leader of the Jihadist Sent a slave Hadgeras was appointed ten years of imprisonment for criminal proceedings and the leadership of a terrorist group.</text:p>
      <text:p text:style-name="P4">
This is the first case of the application of Article 572.1 of the Criminal Code of Spain, everywhere punishment for similar behavior, since by this time the detainees were condemned as ordinary members of the "Islamic State" without the definition of the leader.</text:p>
      <text:p text:style-name="P4">
The court sentenced Omar Negatz, Hataba Samira and Lies Arfuz to 8 years of imprisonment. It is noted that Yasnas El Morbbit Tachikhim Hamusha, the court, on the contrary, justified on the accusation of cooperation with a terrorist group.</text:p>
      <text:p text:style-name="P4">
The 172-page verdict proved that Rabach headed the cell, which included Omar Negatsi, Hatab Samir and Lies Arfa.</text:p>
      <text:p text:style-name="P4">
<text:span text:style-name="T4">
 Read also: </text:span>
 <text:a xlink:type="simple" xlink:href="https://www.ukrinform.ua/rubric-world/3688522-u-belgii-zatrimali-vismoh-pidozruvanih-u-pidgotovci-teraktu.html" text:style-name="Internet_20_link" text:visited-style-name="Visited_20_Internet_20_Link">
</text:a>
After receiving the necessary preparation and ideological cohesion of the cell, "trained use of explosives and knives, as well as how to successfully carry out mass attacks for the purpose of obtaining military materials", Hadzhevzhevzhzhilzer has drawn to the definition of possible goals, especially Russian objects in the capital.</text:p>
      <text:p text:style-name="P4">
The Court explains that the designation of Russian objects as a goal was not random Tabesystem, but corresponded to the principles of activity <text:a xlink:type="simple" xlink:href="https://www.ukrinform.ua/tag-idil" text:style-name="Internet_20_link" text:visited-style-name="Visited_20_Internet_20_Link">
</text:a>
As Abu Mohammedal-Adnani, a spokesman for terrorists, already called for a "Sacred War Fire" against Moscow in July 2016.</text:p>
      <text:p text:style-name="P4">
As reported by Ukrinform, <text:a xlink:type="simple" xlink:href="https://www.ukrinform.ua/rubric-world/3702192-posla-rf-u-madridi-viklikali-na-kilim-cerez-ataku-na-urad-ispanii-u-socmerezah.html" text:style-name="Internet_20_link" text:visited-style-name="Visited_20_Internet_20_Link">
</text:a>
In protest against attack on the Spanish government through social networks.  <text:span text:style-name="T5">
Foto: efe</text:span>
</text:p>
      <text:p text:style-name="P4">
News Source: <text:a xlink:type="simple" xlink:href="https://www.ukrinform.ua/rubric-world/3702275-v-ispanii-cetvero-dzihadistiv-otrimali-turemni-stroki-planuvali-terakti-na-rosijskih-obektah.html" text:style-name="Internet_20_link" text:visited-style-name="Visited_20_Internet_20_Link">
https://www.ukrinform.ua/rubric-world/3702275-v-ispanii-cetvero-dzihadistiv-otrimali-turemni-stroki-planuvali-terakti-na-rosijskih-obektah.html</text:a>
</text:p>
      <!--NEWS-->
      <text:h text:style-name="P10" text:outline-level="1">
<text:span text:style-name="T4">
The commander of the 95th Brigade of the DShV was given thanks from Zelensky</text:span>
</text:h>
      <text:p text:style-name="P4">
Authors: Ukrinform (Person)</text:p>
      <text:p text:style-name="P4">
Publisher: Укринформ (Organization)</text:p>
      <text:p text:style-name="P4">
Published Time: 2023-04-28T22:30:22+03:00</text:p>
      <text:p text:style-name="P4">
Modified Time: 2023-04-28T22:30:22+03:00</text:p>
      <text:p text:style-name="P4">
Description: The Deputy Minister of Defense of Ukraine Anna Malyar gave gratitude to President Vladimir Zelensky 95th Brigade of the Air Force forces of the Armed Forces of Ukraine. - Ukrinform.</text:p>
      <text:p text:style-name="P4">
Images: ["<text:a xlink:type="simple" xlink:href="https://static.ukrinform.com/photos/2023_04/thumb_files/630_360_1682710195-519.jpg" text:style-name="Internet_20_link" text:visited-style-name="Visited_20_Internet_20_Link">
630_360_16827...</text:a>
"]</text:p>
      <text:p text:style-name="P4">
Tags: ['Міноборони', 'Нагорода', 'Десантники', 'Зеленський']</text:p>
      <text:p text:style-name="P4">
Type: Article</text:p>
      <!--METADATA-->
      <text:p text:style-name="P4">
<draw:frame draw:style-name="fr1" draw:name="Image256" text:anchor-type="as-char" svg:width="6.9236in" svg:height="3.956343in" draw:z-index="0">
<draw:image xlink:href="../Images/yкринформ/2023-04-28T22-30-22-03-00/630_360_1682710195-519.jpg" xlink:type="simple" xlink:show="embed" xlink:actuate="onLoad" draw:mime-type="image/jpeg"/>
</draw:frame>
The Deputy Minister of Defense of Ukraine Anna Malyar gave gratitude to the President Vladimirrazellensky 95th Brigade of the Air Force forces of the Armed Forces of Ukraine.</text:p>
      <text:p text:style-name="P4">
As Ukrinform reports, the painter wrote in <text:a xlink:type="simple" xlink:href="https://t.me/annamaliar/684" text:style-name="Internet_20_link" text:visited-style-name="Visited_20_Internet_20_Link">
</text:a>
.</text:p>
      <text:p text:style-name="P4">
«З великою приємністю і гордістю вручила комбригу 95-ї бригади ДШВ ОлегуАпостолу подяку від Президента воїнам бригади, які дуже потужно бʼютьсяпоблизу Кремінної на Луганщині», - заявила Маляр.</text:p>
      <text:p text:style-name="P4">
Вона також зазначила, що «бійці записали Президенту відеозвернення і передалиподарунок від бригади - годинник з логотипом 95-ки».</text:p>
      <text:p text:style-name="P4">
<text:span text:style-name="T4">
Читайте також:</text:span>
 <text:a xlink:type="simple" xlink:href="https://www.ukrinform.ua/rubric-ato/3698035-u-gur-nagorodili-specpriznacenciv-sbu-aki-zvilnali-zmiinij.html" text:style-name="Internet_20_link" text:visited-style-name="Visited_20_Internet_20_Link">
 <text:span text:style-name="T4">
нагородил</text:span>
 </text:a>
As reported by Ukrinform, on April 18, President Volodymyr Zelenskyy during a time trip to <text:a xlink:type="simple" xlink:href="https://www.ukrinform.ua/tag-doneccina" text:style-name="Internet_20_link" text:visited-style-name="Visited_20_Internet_20_Link">
</text:a>
The visor, where Ukrainian defenders are treated and presented them with state awards.</text:p>
      <text:p text:style-name="P4">
News Source: <text:a xlink:type="simple" xlink:href="https://www.ukrinform.ua/rubric-ato/3702274-komandiru-95i-brigadi-dsv-peredali-podaku-vid-zelenskogo.html" text:style-name="Internet_20_link" text:visited-style-name="Visited_20_Internet_20_Link">
https://www.ukrinform.ua/rubric-ato/3702274-komandiru-95i-brigadi-dsv-peredali-podaku-vid-zelenskogo.html</text:a>
</text:p>
      <!--NEWS-->
      <text:h text:style-name="P10" text:outline-level="1">
<text:span text:style-name="T4">
Company from India wants almost twice to increase Russian oil processing</text:span>
</text:h>
      <text:p text:style-name="P4">
Authors: Ukrinform (Person)</text:p>
      <text:p text:style-name="P4">
Publisher: Укринформ (Organization)</text:p>
      <text:p text:style-name="P4">
Published Time: 2023-04-28T22:33:00+03:00</text:p>
      <text:p text:style-name="P4">
Modified Time: 2023-04-28T22:33:00+03:00</text:p>
      <text:p text:style-name="P4">
Description: Chennai Petroleum Indian oil refinery plans to double the volume of Russian oil processing this financial year, which began in April. - Ukrinform.</text:p>
      <text:p text:style-name="P4">
Images: ["<text:a xlink:type="simple" xlink:href="https://static.ukrinform.com/photos/2020_06/thumb_files/630_360_1591537775-972.jpg" text:style-name="Internet_20_link" text:visited-style-name="Visited_20_Internet_20_Link">
630_360_15915...</text:a>
"]</text:p>
      <text:p text:style-name="P4">
Tags: ['Індія', 'нафта', 'росія']</text:p>
      <text:p text:style-name="P4">
Type: Article</text:p>
      <!--METADATA-->
      <text:p text:style-name="P4">
<draw:frame draw:style-name="fr1" draw:name="Image257" text:anchor-type="as-char" svg:width="6.9236in" svg:height="3.956343in" draw:z-index="0">
<draw:image xlink:href="../Images/yкринформ/2023-04-28T22-33-00-03-00/630_360_1591537775-972.jpg" xlink:type="simple" xlink:show="embed" xlink:actuate="onLoad" draw:mime-type="image/jpeg"/>
</draw:frame>
The Chennai Petroleum Indian Collection Company plans to double the volume of processing oil this financial year, which began in April.</text:p>
      <text:p text:style-name="P4">
According to Ukrinform, the agency reports <text:a xlink:type="simple" xlink:href="https://www.reuters.com/markets/commodities/indias-chennai-petro-aims-lift-russian-oil-intake-202324-2023-04-28/" text:style-name="Internet_20_link" text:visited-style-name="Visited_20_Internet_20_Link">
</text:a>
With reference to the head of the financial department of Kumar Agrava.</text:p>
      <text:p text:style-name="P4">
"In 2023/24, the company intends to meet 20-25% of its oil supply needs from Russia. The company buys Russian oil on spot," Agravai said.</text:p>
      <text:p text:style-name="P4">
Over the past financial year, Russia has become the largest supplier of Naftido India.</text:p>
      <text:p text:style-name="P4">
Chennai Petroleum, a subsidiary of Indian Oil Corp., manages a 210 thousand barrels per day.</text:p>
      <text:p text:style-name="P4">
<text:span text:style-name="T4">
 Read also: </text:span>
 <text:a xlink:type="simple" xlink:href="https://www.ukrinform.ua/rubric-economy/3700151-india-mae-problemi-z-oplatou-rosijskoi-nafti-za-cinou-vise-vstanovlenogo-limitu.html" text:style-name="Internet_20_link" text:visited-style-name="Visited_20_Internet_20_Link">
<text:span text:style-name="T4">
 Russian </text:span>
 <text:span text:style-name="T4">
 oil </text:span>
</text:a>
According to the fiscal year, this plant processed about 1.4 million tons, or 28 thousand barrels of Russian oil per day, which is equivalent to about 13% of the total processing of raw oil.</text:p>
      <text:p text:style-name="P4">
In the first quarter, the company processed 500 thousand tons, or about 41 thousand barrels of Russian oil, which is about 22% of the total volume of raw oil.</text:p>
      <text:p text:style-name="P4">
Agrava said Chennai Petroleum would continue to buy Russian oil, even if the price is higher than a $ 60 limit. For the barrel, established by the seven countries, provided that no legal obstacles will arise.</text:p>
      <text:p text:style-name="P4">
According to him, last financial year, the company bought Russian oil discount, which sometimes amounted to $ 3-4, and sometimes-$ 7-8. per barrel.</text:p>
      <text:p text:style-name="P4">
<text:span text:style-name="T4">
 Read also: </text:span>
 <text:a xlink:type="simple" xlink:href="https://www.ukrinform.ua/rubric-economy/3697160-minfin-ssa-poperediv-pro-imovirni-zlovzivanna-z-eksportom-rosijskoi-nafti.html" text:style-name="Internet_20_link" text:visited-style-name="Visited_20_Internet_20_Link">
<text:span text:style-name="T4">
 Russian </text:span>
 <text:span text:style-name="T4">
 oil </text:span>
</text:a>
As reported by Ukrinform, on December 5 last year, the EU oil against Russia came into force. The marginal price for oil and petroleum products and oils that come from or export from Russia, set at $ 60. US Zabarel. Periodically, this threshold is revised to respond to market development.</text:p>
      <text:p text:style-name="P4">
News Source: <text:a xlink:type="simple" xlink:href="https://www.ukrinform.ua/rubric-economy/3702250-kompania-z-indii-hoce-majze-vdvici-zbilsiti-pererobku-rosijskoi-nafti.html" text:style-name="Internet_20_link" text:visited-style-name="Visited_20_Internet_20_Link">
https://www.ukrinform.ua/rubric-economy/3702250-kompania-z-indii-hoce-majze-vdvici-zbilsiti-pererobku-rosijskoi-nafti.html</text:a>
</text:p>
      <!--NEWS-->
      <text:h text:style-name="P10" text:outline-level="1">
<text:span text:style-name="T4">
As in the week changed prices for gas station</text:span>
</text:h>
      <text:p text:style-name="P4">
Authors: Ukrinform (Person)</text:p>
      <text:p text:style-name="P4">
Publisher: Укринформ (Organization)</text:p>
      <text:p text:style-name="P4">
Published Time: 2023-04-28T22:40:10+03:00</text:p>
      <text:p text:style-name="P4">
Modified Time: 2023-04-28T22:40:10+03:00</text:p>
      <text:p text:style-name="P4">
Description: During the week, April 21-28, diesel fuel was cheaper in Ukraine, which during this time dropped an average of 15 kopecks. in a liter - up to 45.88 UAH/l. At the same time, gasoline was seated at a price of 2-8 kopecks. -up to 46.55 UAH/l (A-95) and 48.65 UAH/l (A-95+). - Ukrinform.</text:p>
      <text:p text:style-name="P4">
Images: ["<text:a xlink:type="simple" xlink:href="https://static.ukrinform.com/photos/2018_06/thumb_files/630_360_1529652981-9517.jpg" text:style-name="Internet_20_link" text:visited-style-name="Visited_20_Internet_20_Link">
630_360_15296...</text:a>
", "<text:a xlink:type="simple" xlink:href="https://static.ukrinform.com/photos/2023_04/1682710708-495.jpg" text:style-name="Internet_20_link" text:visited-style-name="Visited_20_Internet_20_Link">
1682710708-49...</text:a>
"]</text:p>
      <text:p text:style-name="P4">
Tags: ['АЗС', 'Бензин', 'Ціни']</text:p>
      <text:p text:style-name="P4">
Type: Article</text:p>
      <!--METADATA-->
      <text:p text:style-name="P4">
<draw:frame draw:style-name="fr1" draw:name="Image258" text:anchor-type="as-char" svg:width="6.9236in" svg:height="3.956343in" draw:z-index="0">
<draw:image xlink:href="../Images/yкринформ/2023-04-28T22-40-10-03-00/630_360_1529652981-9517.jpg" xlink:type="simple" xlink:show="embed" xlink:actuate="onLoad" draw:mime-type="image/jpeg"/>
</draw:frame>
In Ukraine, April 21-28, in Ukraine it was cheaper primarily diesel, which has dropped an average of 15 kopecks. in a liter - up to 45.88 UAH/l. At the same time, they asked for 2-8 kopecks. - up to 46.55 UAH/l(A-95)and 48.65 UAH/l(A-95 +).</text:p>
      <text:p text:style-name="P4">
Як передає Укрінформ, про це повідомляє <text:a xlink:type="simple" xlink:href="https://enkorr.ua/uk/news/za_tizhden_u_rozdrob_v_osnovnomu_zdeshevshalo_dizpalne/254535" text:style-name="Internet_20_link" text:visited-style-name="Visited_20_Internet_20_Link">
</text:a>
.</text:p>
      <text:p text:style-name="P4">
Зазначається, що найбільше здешевлення дизельного пального – 2 грн/л –відбулося у мережі АЗС Prime, до 41,50 грн/л. У цій мережі на 0,9 грн/лздешевшав і <text:a xlink:type="simple" xlink:href="https://www.ukrinform.ua/tag-benzin" text:style-name="Internet_20_link" text:visited-style-name="Visited_20_Internet_20_Link">
 </text:a>
A -95 - up to 43.90 UAH/l.</text:p>
      <text:p text:style-name="P4">
The least - 4 kopecks. On a liter - lost a diesel in the AMIK filling station network, up to 46.97 UAH/l.Strest networks were dropped from 38 kopecks. up to UAH 1.80 per liter of DP, so now it is sold in the range of 41,50-47.99 UAH/l.</text:p>
      <text:p text:style-name="P4">
<draw:frame draw:style-name="fr1" draw:name="Image259" text:anchor-type="as-char" svg:width="5.801615in" svg:height="10.0in" draw:z-index="0">
<draw:image xlink:href="../Images/yкринформ/2023-04-28T22-40-10-03-00/1682710708-495.jpg" xlink:type="simple" xlink:show="embed" xlink:actuate="onLoad" draw:mime-type="image/jpeg"/>
</draw:frame>
Also, the "five" asked from 10 kopecks.(«Ukr-Petrol»)up to 1 hryvnia(«Avantage 7»)and trade in gas station networks for 41.90– 48.99 UAH/l, “Five+” lost 50-80 kopecks, but the price of this type of fuel decreased only in two networks .</text:p>
      <text:p text:style-name="P4">
<text:span text:style-name="T4">
 Read also: </text:span>
 <text:a xlink:type="simple" xlink:href="https://www.ukrinform.ua/rubric-economy/3701186-upravitel-arestovanoi-merezi-glusko-vidkriv-ponad-70-azs-pid-novim-brendom.html" text:style-name="Internet_20_link" text:visited-style-name="Visited_20_Internet_20_Link">
<text:span text:style-name="T4">
 Glusco </text:span>
</text:a>
As it was reported, from July 1, 2023 it is planned to repay taxes on a pre -war level. Not only VAT(7 to 20%), but also excise duties.</text:p>
      <text:p text:style-name="P4">
News Source: <text:a xlink:type="simple" xlink:href="https://www.ukrinform.ua/rubric-economy/3702278-ak-za-tizden-zminilisa-cini-na-azs.html" text:style-name="Internet_20_link" text:visited-style-name="Visited_20_Internet_20_Link">
https://www.ukrinform.ua/rubric-economy/3702278-ak-za-tizden-zminilisa-cini-na-azs.html</text:a>
</text:p>
      <!--NEWS-->
      <text:h text:style-name="P10" text:outline-level="1">
<text:span text:style-name="T4">
The ban of importing Ukrainian grain gives a dangerous hope of the Kremlin - Zelensky</text:span>
</text:h>
      <text:p text:style-name="P4">
Authors: Ukrinform (Person)</text:p>
      <text:p text:style-name="P4">
Publisher: Укринформ (Organization)</text:p>
      <text:p text:style-name="P4">
Published Time: 2023-04-28T22:42:00+03:00</text:p>
      <text:p text:style-name="P4">
Modified Time: 2023-04-28T22:42:00+03:00</text:p>
      <text:p text:style-name="P4">
Description: When Russia violates freedom of trade, tries to block the supply of agricultural products to the world market, it is definitely not time to follow the state-country, to do something similar. - Ukrinform.</text:p>
      <text:p text:style-name="P4">
Images: ["<text:a xlink:type="simple" xlink:href="https://static.ukrinform.com/photos/2023_01/thumb_files/630_360_1674619992-551.png" text:style-name="Internet_20_link" text:visited-style-name="Visited_20_Internet_20_Link">
630_360_16746...</text:a>
"]</text:p>
      <text:p text:style-name="P4">
Tags: ['Експорт', 'Україна', 'Зерно', 'Зеленський']</text:p>
      <text:p text:style-name="P4">
Type: Article</text:p>
      <!--METADATA-->
      <text:p text:style-name="P4">
<draw:frame draw:style-name="fr1" draw:name="Image260" text:anchor-type="as-char" svg:width="6.9236in" svg:height="3.956343in" draw:z-index="0">
<draw:image xlink:href="../Images/yкринформ/2023-04-28T22-42-00-03-00/630_360_1674619992-551.png" xlink:type="simple" xlink:show="embed" xlink:actuate="onLoad" draw:mime-type="image/png"/>
</draw:frame>
When Russia is united by freedom of trade, tries to block the supply of agrarian products to the world market, it is not enough to follow anyone for the state, to do something similar.</text:p>
      <text:p text:style-name="P4">
President of Ukraine Volodymyr Zelensky stated this in the evening <text:a xlink:type="simple" xlink:href="https://www.youtube.com/watch" text:style-name="Internet_20_link" text:visited-style-name="Visited_20_Internet_20_Link">
</text:a>
, reports Ukrinform.</text:p>
      <text:p text:style-name="P4">
_ <text:span text:style-name="T4">
 Video </text:span>
: <text:a xlink:type="simple" xlink:href="https://t.me/OP_UA/9362" text:style-name="Internet_20_link" text:visited-style-name="Visited_20_Internet_20_Link">
</text:a>
_</text:p>
      <text:p text:style-name="P4">
"Separately discussed with Mr. President of the European Council <text:a xlink:type="simple" xlink:href="https://www.ukrinform.ua/rubric-polytics/3702198-zelenskij-proviv-telefonnu-rozmovu-z-prezidentom-evroradi.html" text:style-name="Internet_20_link" text:visited-style-name="Visited_20_Internet_20_Link">
</text:a>
In my opinion, the destructive, in my opinion, is prohibited by individual states of importing our agrarian products, "he said.</text:p>
      <text:p text:style-name="P4">
The Head of State stressed that this not only violates the existing agreement on the Association of the Jewish Ukraine and the European Union, but also gives dangerous hope in the Kremlin. The hope that in a common European home, someone's wrong decisions can be dominated by common interests.</text:p>
      <text:p text:style-name="P4">
<text:span text:style-name="T4">
 Read also: </text:span>
 <text:a xlink:type="simple" xlink:href="https://www.ukrinform.ua/rubric-world/3701667-erdogan-pogovoriv-iz-putinim-pro-vijnu-ta-zernovu-ugodu.html" text:style-name="Internet_20_link" text:visited-style-name="Visited_20_Internet_20_Link">
<text:span text:style-name="T4">
 grain </text:span>
</text:a>
"Now that Russia is breaking freedom of trade, trying to block the supply of agricultural products on the world market, exactly is not time to have any time to investigate behind the country, to do something similar," Zelensky said.</text:p>
      <text:p text:style-name="P4">
He stressed that it is necessary to find a normal, in the European spirit, a constructive way out of this difficult situation. In his opinion, a solution that would take into account the interests of all our countries and Europe in general.</text:p>
      <text:p text:style-name="P4">
It was reported that Poland, Hungary, Slovakia and Bulgaria <text:a xlink:type="simple" xlink:href="https://www.ukrinform.ua/rubric-economy/3702083-evrokomisia-i-pat-krain-es-domovilisa-pro-zaboronu-importu-pati-vidiv-agroprodukcii-z-ukraini.html" text:style-name="Internet_20_link" text:visited-style-name="Visited_20_Internet_20_Link">
</text:a>
of other types of agricultural products from Ukraine. Poland also has been inquisitive to transit the products of the Ukrainian agro -industrial complex through its territory, and also has it since April 21.</text:p>
      <text:p text:style-name="P4">
<text:span text:style-name="T5">
Foto: Presidential Office</text:span>
</text:p>
      <text:p text:style-name="P4">
News Source: <text:a xlink:type="simple" xlink:href="https://www.ukrinform.ua/rubric-economy/3702279-zaborona-importu-ukrainskogo-zerna-dae-nebezpecnu-nadiu-kremlu-zelenskij.html" text:style-name="Internet_20_link" text:visited-style-name="Visited_20_Internet_20_Link">
https://www.ukrinform.ua/rubric-economy/3702279-zaborona-importu-ukrainskogo-zerna-dae-nebezpecnu-nadiu-kremlu-zelenskij.html</text:a>
</text:p>
      <!--NEWS-->
      <text:h text:style-name="P10" text:outline-level="1">
<text:span text:style-name="T4">
In Bakhmut, judoist Vitaliy Parashchuk was killed</text:span>
</text:h>
      <text:p text:style-name="P4">
Authors: Ukrinform (Person)</text:p>
      <text:p text:style-name="P4">
Publisher: Укринформ (Organization)</text:p>
      <text:p text:style-name="P4">
Published Time: 2023-04-28T22:56:00+03:00</text:p>
      <text:p text:style-name="P4">
Modified Time: 2023-04-28T22:56:00+03:00</text:p>
      <text:p text:style-name="P4">
Description: The athlete was buried in a cemetery in Sadgor of Chernivtsi region. - Ukrinform.</text:p>
      <text:p text:style-name="P4">
Images: ["<text:a xlink:type="simple" xlink:href="https://static.ukrinform.com/photos/2023_04/thumb_files/630_360_1682711992-964.jpg" text:style-name="Internet_20_link" text:visited-style-name="Visited_20_Internet_20_Link">
630_360_16827...</text:a>
"]</text:p>
      <text:p text:style-name="P4">
Tags: None</text:p>
      <text:p text:style-name="P4">
Type: Article</text:p>
      <!--METADATA-->
      <text:p text:style-name="P4">
<draw:frame draw:style-name="fr1" draw:name="Image261" text:anchor-type="as-char" svg:width="6.9236in" svg:height="3.956343in" draw:z-index="0">
<draw:image xlink:href="../Images/yкринформ/2023-04-28T22-56-00-03-00/630_360_1682711992-964.jpg" xlink:type="simple" xlink:show="embed" xlink:actuate="onLoad" draw:mime-type="image/jpeg"/>
</draw:frame>
The athlete was buried in a cemetery in Sadgor of Chernivtsi region.</text:p>
      <text:p text:style-name="P4">
As <text:a xlink:type="simple" xlink:href="https://www.facebook.com/1197370547011728/posts/pfbid02kTpVcujqNeRtGEZxJmUM55Upzf48Neb7ZSrVjfViFFjKkqf3m1G8LskuTm1Dc8ebl/" text:style-name="Internet_20_link" text:visited-style-name="Visited_20_Internet_20_Link">
</text:a>
Judo Federation of Ukraine(FDA), in Bakhmut in the war with the racists, 23-year-old Ukrainian judoist Vitaliy Parashchuk was killed, Ukrinform reports.</text:p>
      <text:p text:style-name="P4">
Vitaliy Parashchuk began to do judo at the age of 9. The talented fighter became the prizewinner of national and international tournaments, lifting a candidate for a master of sports. For his sports career, he has chosen more than 100 medals.</text:p>
      <text:p text:style-name="P4">
<text:span text:style-name="T4">
 Read also: </text:span>
 <text:a xlink:type="simple" xlink:href="https://www.ukrinform.ua/rubric-sports/3698580-dzudoisti-zantaraa-nabali-ta-kalanina-zaversili-kareru.html" text:style-name="Internet_20_link" text:visited-style-name="Visited_20_Internet_20_Link">
<text:span text:style-name="T4">
 judo </text:span>
</text:a>
After the start of the full -scale war, Vitaliy Parashchuk immediately went to protect the generic country.</text:p>
      <text:p text:style-name="P4">
News Source: <text:a xlink:type="simple" xlink:href="https://www.ukrinform.ua/rubric-sports/3702282-u-bahmuti-zaginuv-dzudoist-vitalij-parasuk.html" text:style-name="Internet_20_link" text:visited-style-name="Visited_20_Internet_20_Link">
https://www.ukrinform.ua/rubric-sports/3702282-u-bahmuti-zaginuv-dzudoist-vitalij-parasuk.html</text:a>
</text:p>
      <!--NEWS-->
      <text:h text:style-name="P10" text:outline-level="1">
<text:span text:style-name="T4">
Today, agricultural lands in Kherson, Mykolaiv and Kharkiv regions remain the most replaced</text:span>
</text:h>
      <text:p text:style-name="P4">
Author: ['АРМІЯINFORM']</text:p>
      <text:p text:style-name="P4">
Time: 2023-04-28T23:00:00-04:00</text:p>
      <text:p text:style-name="P4">
Description: About the cereal of the Office Webportal for the sake of Ukrainian. Nyibilsh is deputy ... War with Ukraine 2022, the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miny.jpg" text:style-name="Internet_20_link" text:visited-style-name="Visited_20_Internet_20_Link">
miny.jpg</text:a>
']</text:p>
      <text:p text:style-name="P4">
Tags: ['STOPRUSSIA', 'АГРЕСІЯ РФ', 'ВІЙНА', 'ВТОРГНЕННЯ РФ', 'МІНИ', 'РОЗМІНУВАННЯ']</text:p>
      <text:p text:style-name="P4">
Category: News</text:p>
      <!--METADATA-->
      <text:p text:style-name="P4">
<draw:frame draw:style-name="fr1" draw:name="Image262" text:anchor-type="as-char" svg:width="6.9236in" svg:height="4.277246in" draw:z-index="0">
<draw:image xlink:href="../Images/AРМІЯINFORM/2023-04-28T23-00-00-04-00/miny.jpg" xlink:type="simple" xlink:show="embed" xlink:actuate="onLoad" draw:mime-type="image/jpeg"/>
</draw:frame>
Illustrative photo</text:p>
      <text:p text:style-name="P4">
About it <text:a xlink:type="simple" xlink:href="https://www.rada.gov.ua/news/news_kom/235778.html" text:style-name="Internet_20_link" text:visited-style-name="Visited_20_Internet_20_Link">
reports</text:a>
Official Web portal of the Verkhovna Rada of Ukraine.</text:p>
      <text:p text:style-name="P4">
The most replaced are agricultural lands in Kherson, Mykolaiv and Kharkiv regions - MP, member of the Committee of Agrarian and Land Policy Dmitry Solomchuk.</text:p>
      <text:p text:style-name="P4">
The main danger is that explosive objects are located not on the surface, but also at a depth of 20-40 centimeters.</text:p>
      <text:p text:style-name="P4">
Dmitry Solomchuk, a member of the Parliamentary Committee on Agrarian and Land Policy, told about it.</text:p>
      <text:p text:style-name="P4">
“It is very important for us to exchanges the fields with special machines that destroy the excellent objects at a depth of up to 60 centimeters. If you do only overwhelming mine, then any agricultural machinery, harrows or seeders is in danger. That is why, every day, we have reports on the blasting of the farm equipment of the inhabited fields, ”the politician said.</text:p>
      <text:p text:style-name="P4">
He also pointed out that the fighting was differently influenced on different lands.</text:p>
      <text:p text:style-name="P4">
“It is important to keep in mind that those fields where mines were simply installed are completely suitable for agriculture. However, there are lands, lakes and shells, and the lower and upper layers of the earth are mixed. Special fertilizers are required to restore such fields, it is necessary to restore the fertility of these lands. It's all extra effort and extra time, ”said the parliamentary.</text:p>
      <text:p text:style-name="P4">
According to him, the speed of agricultural land demends depends on the number of special sapper automated complexes.</text:p>
      <text:p text:style-name="P4">
“If there are 200-300 such machines in Ukraine, it is real to change all the areas in a few years and get a good result. If the technique is not possible to change manually, then everything can be delayed for decades. In addition, the danger of demining increases significantly, ”the People's Deput emphasized.</text:p>
      <text:p text:style-name="P4">
He also recalled that approximately 20% of agricultural land will not be sown.</text:p>
      <text:p text:style-name="P4">
News Source: <text:a xlink:type="simple" xlink:href="https://armyinform.com.ua/2023/04/28/sogodni-najbilsh-zaminovanymy-zalyshayutsya-silskogospodarski-zemli-v-hersonskij-mykolayivskij-ta-harkivskij-oblastyah/" text:style-name="Internet_20_link" text:visited-style-name="Visited_20_Internet_20_Link">
https://armyinform.com.ua/2023/04/28/sogodni-najbilsh-zaminovanymy-zalyshayutsya-silskogospodarski-zemli-v-hersonskij-mykolayivskij-ta-harkivskij-oblastyah/</text:a>
</text:p>
      <!--NEWS-->
      <text:h text:style-name="P10" text:outline-level="1">
<text:span text:style-name="T4">
Kyslytsia: Deportations of Ukrainian children-a priority issue among UN Member States</text:span>
</text:h>
      <text:p text:style-name="P4">
Authors: Ukrinform (Person)</text:p>
      <text:p text:style-name="P4">
Publisher: Укринформ (Organization)</text:p>
      <text:p text:style-name="P4">
Published Time: 2023-04-28T23:04:00+03:00</text:p>
      <text:p text:style-name="P4">
Modified Time: 2023-04-28T23:04:00+03:00</text:p>
      <text:p text:style-name="P4">
Description: The position of states on the abduction and violent deportation of children during military conflicts, including the Russian Federation against Ukraine, indicates that this issue is a priority on the agenda and civil society. - Ukrinform.</text:p>
      <text:p text:style-name="P4">
Images: ["<text:a xlink:type="simple" xlink:href="https://static.ukrinform.com/photos/2021_04/thumb_files/630_360_1619604801-614.jpg" text:style-name="Internet_20_link" text:visited-style-name="Visited_20_Internet_20_Link">
630_360_16196...</text:a>
"]</text:p>
      <text:p text:style-name="P4">
Tags: ['Депортація', 'Діти', 'ООН', 'Кислиця', 'Війна з росією']</text:p>
      <text:p text:style-name="P4">
Type: Article</text:p>
      <!--METADATA-->
      <text:p text:style-name="P4">
<draw:frame draw:style-name="fr1" draw:name="Image263" text:anchor-type="as-char" svg:width="6.9236in" svg:height="3.956343in" draw:z-index="0">
<draw:image xlink:href="../Images/yкринформ/2023-04-28T23-04-00-03-00/630_360_1619604801-614.jpg" xlink:type="simple" xlink:show="embed" xlink:actuate="onLoad" draw:mime-type="image/jpeg"/>
</draw:frame>
The position of the state on the abduction and violent deportation of children during military conflicts, in particular the War of the Russian Federation against Ukraine, indicates that this issue is epicitious on the agenda of states and civil society.</text:p>
      <text:p text:style-name="P4">
According to the Ukrinform correspondent, the post -representative of Ukraine Sergey Kislytsa said this at a meeting of the UN Security Council on the formula of the Arrians on "Solving the problem of theft and deportation of children during armed conflicts: specific steps to hold the Taza."</text:p>
      <text:p text:style-name="P4">
"This is a clear demonstration to all violators around the world that the problem of abduction and deportation <text:a xlink:type="simple" xlink:href="https://www.ukrinform.ua/tag-diti" text:style-name="Internet_20_link" text:visited-style-name="Visited_20_Internet_20_Link">
</text:a>
During armed conflicts, such as Russia's war against Ukraine, it remains a priority to the day of the day of the member states and civil society, ”he said.</text:p>
      <text:p text:style-name="P4">
According to Kislytsya, the abduction or deportation is only the first link in the chain of serious violations and abuse of the abducted child. In many cases, this leads to the use of children for military purposes, sexual operation, forced labor, or to aggressive indoctrination aimed at erasing national identity.</text:p>
      <text:p text:style-name="P4">
<text:span text:style-name="T4">
 Read also: </text:span>
 <text:a xlink:type="simple" xlink:href="https://www.ukrinform.ua/rubric-ato/3702265-oon-mogla-b-organizuvati-misiu-sodo-povernenna-deportovanih-ukrainskih-ditej-lubinec.html" text:style-name="Internet_20_link" text:visited-style-name="Visited_20_Internet_20_Link">
<text:span text:style-name="T4">
 children </text:span>
</text:a>
He recalled that the Parliamentary Assembly of the Council of Europe on Thursday first acknowledged that "violent transfer of children from one group to another group with the intention to destroy, in whole or in part, national, ethnic, racial or religious group <text:a xlink:type="simple" xlink:href="https://www.ukrinform.ua/rubric-ato/3701663-pare-viznala-genocidom-deportaciu-ukrainskih-ditej-do-rosii.html" text:style-name="Internet_20_link" text:visited-style-name="Visited_20_Internet_20_Link">
</text:a>
In…, which coincides with the expedited testimonies of deportation and violent movement of Ukrainian children to the Russian Federation or in the territory temporarily occupied. ”</text:p>
      <text:p text:style-name="P4">
Kyslytsy also told the members of the Council that on the night of Thursday on Friday as a result of Russian rocket firing <text:a xlink:type="simple" xlink:href="https://www.ukrinform.ua/rubric-regions/3702203-raketnij-udar-po-umani-kilkist-zagiblih-zrosla-do-23.html" text:style-name="Internet_20_link" text:visited-style-name="Visited_20_Internet_20_Link">
</text:a>
: A three -year -old girl in the Dnieper and three children in Uman.</text:p>
      <text:p text:style-name="P4">
On Friday, the UN Security Council at an informal meeting in the format of Ariariya harvested the abduction and violent deportation of children from the temporary -book territories of Ukraine.The testimony was given <text:a xlink:type="simple" xlink:href="https://www.ukrinform.ua/rubric-ato/3702216-lubinec-v-oon-nagadav-so-rosia-deportue-ukrainskih-ditej-z-2014-roku.html" text:style-name="Internet_20_link" text:visited-style-name="Visited_20_Internet_20_Link">
</text:a>
, Advisor-Commissioner of the President of Ukraine on the Rights of Child Rehabilitation Darya Gerasimchuk, have a child abducted by the Russians Vlasov. Separate statements were announced by Canada - on behalf of 46 states, countries of the northern Europe, the Baltic States.</text:p>
      <text:p text:style-name="P4">
News Source: <text:a xlink:type="simple" xlink:href="https://www.ukrinform.ua/rubric-ato/3702281-kislica-deportacii-ukrainskih-ditej-prioritetne-pitanna-sered-derzavcleniv-oon.html" text:style-name="Internet_20_link" text:visited-style-name="Visited_20_Internet_20_Link">
https://www.ukrinform.ua/rubric-ato/3702281-kislica-deportacii-ukrainskih-ditej-prioritetne-pitanna-sered-derzavcleniv-oon.html</text:a>
</text:p>
      <!--NEWS-->
      <text:h text:style-name="P10" text:outline-level="1">
<text:span text:style-name="T4">
The EU has approved the procedure for applying sanctions for the destabilization of Moldova</text:span>
</text:h>
      <text:p text:style-name="P4">
Authors: Ukrinform (Person)</text:p>
      <text:p text:style-name="P4">
Publisher: Укринформ (Organization)</text:p>
      <text:p text:style-name="P4">
Published Time: 2023-04-28T23:17:00+03:00</text:p>
      <text:p text:style-name="P4">
Modified Time: 2023-04-28T23:17:00+03:00</text:p>
      <text:p text:style-name="P4">
Description: The EU Council has adopted a new legal order today to apply purposeful restrictive measures that enables the EU to impose sanctions against persons who should support or perform actions that undermine or threaten the sovereignty and independence in this country. - Ukrinform.</text:p>
      <text:p text:style-name="P4">
Images: ["<text:a xlink:type="simple" xlink:href="https://static.ukrinform.com/photos/2019_07/thumb_files/630_360_1562308141-294.jpg" text:style-name="Internet_20_link" text:visited-style-name="Visited_20_Internet_20_Link">
630_360_15623...</text:a>
"]</text:p>
      <text:p text:style-name="P4">
Tags: ['Євросоюз', 'Молдова', 'Санкції', 'росія']</text:p>
      <text:p text:style-name="P4">
Type: Article</text:p>
      <!--METADATA-->
      <text:p text:style-name="P4">
<draw:frame draw:style-name="fr1" draw:name="Image264" text:anchor-type="as-char" svg:width="6.9236in" svg:height="3.956343in" draw:z-index="0">
<draw:image xlink:href="../Images/yкринформ/2023-04-28T23-17-00-03-00/630_360_1562308141-294.jpg" xlink:type="simple" xlink:show="embed" xlink:actuate="onLoad" draw:mime-type="image/jpeg"/>
</draw:frame>
The Council has adopted a new legal order for the application of purposeful interpretation measures, which enables the EU to impose sanctions against persons that are in support or performance of actions that undermine or threaten the convergence and independence of the Republic of Moldova, and the priority of democracy, and security.</text:p>
      <text:p text:style-name="P4">
According to Ukrinform, such information was published on April 28 <text:a xlink:type="simple" xlink:href="https://www.consilium.europa.eu/en/press/press-releases/2023/04/28/republic-of-moldova-eu-adopts-framework-for-targeted-sanctions-to-counter-actions-destabilising-the-country/" text:style-name="Internet_20_link" text:visited-style-name="Visited_20_Internet_20_Link">
</text:a>
.</text:p>
      <text:p text:style-name="P4">
“We see the continuing and increasing attempts to destabilize Moldova, which is the most affected by the consequences of Russian criminal coordination in Ukraine. The new sanction regime will enable us to superialize the sustainability of Moldova by applying measures against those who are declining to destabilize the country. This is an important political signal of support Moldova in the current difficult context, ”the EU's high representative Josep Borrel said in this regard.</text:p>
      <text:p text:style-name="P4">
<text:span text:style-name="T4">
 Read also: </text:span>
 <text:a xlink:type="simple" xlink:href="https://www.ukrinform.ua/rubric-world/3702057-posla-rf-u-kisinevi-viklikali-na-kilim-pisla-zaavi-medvedeva-so-moldovi-ne-isnue.html" text:style-name="Internet_20_link" text:visited-style-name="Visited_20_Internet_20_Link">
<text:span text:style-name="T4">
 Moldova </text:span>
</text:a>
The new legal framework will allow the EU to impose sanctions on those who undermine the democratic process, including the election, or try to violate the constitutional order, in particular by the use of violence. Further restricting measures can also be applied against persons involved in serious financial abuses around the use of public funds and the downturn of capital exports, as such actions may be directed to control or organize serious influences at state institutions.</text:p>
      <text:p text:style-name="P4">
The sanctions envisaged by this legal regime include freezing accounts and banning any financial resources for persons who will be included in the sanction list. In addition, the natural persons will prohibit the entrance to the EU.</text:p>
      <text:p text:style-name="P4">
<text:span text:style-name="T4">
 Read also: </text:span>
 <text:a xlink:type="simple" xlink:href="https://www.ukrinform.ua/rubric-polytics/3701694-moldova-dolucilasa-do-grupi-zi-stvorenna-spectribunalu-sodo-rf.html" text:style-name="Internet_20_link" text:visited-style-name="Visited_20_Internet_20_Link">
<text:span text:style-name="T4">
 Moldova </text:span>
</text:a>
</text:p>
      <text:p text:style-name="P4">
The Kremlin leadership began to purposefully loosen the political situation of Ukraine with the use of puppet political force "Shore", and apply all the pressure levers to the democratic government of the country, including gas blackmail of melting threats of aggression.</text:p>
      <text:p text:style-name="P4">
<text:span text:style-name="T4">
 Read also: </text:span>
 <text:a xlink:type="simple" xlink:href="https://www.ukrinform.ua/rubric-world/3701775-premer-moldovi-rozpoviv-pro-cornij-spisok-rosian-akim-zaboronenij-vizd-do-kraini.html" text:style-name="Internet_20_link" text:visited-style-name="Visited_20_Internet_20_Link">
<text:span text:style-name="T4">
 Moldova </text:span>
</text:a>
On June 23, 2022, the European Council granted Moldova status to the EU candidate country.</text:p>
      <text:p text:style-name="P4">
On April 24, the European Union announced the establishment of civilian mission with Moldova(Eupm moldova)As part of the EU's joint security policy. The purpose of this mission is to enhance the stability of Moldova in the sphere of safety of strengthening the structures of crisis management and the fight against hybrid threats, including cybernetic security and the fight against foreign interference with information manipulations.</text:p>
      <text:p text:style-name="P4">
News Source: <text:a xlink:type="simple" xlink:href="https://www.ukrinform.ua/rubric-world/3702283-es-zatverdiv-poradok-zastosuvanna-sankcij-za-destabilizaciu-moldovi.html" text:style-name="Internet_20_link" text:visited-style-name="Visited_20_Internet_20_Link">
https://www.ukrinform.ua/rubric-world/3702283-es-zatverdiv-poradok-zastosuvanna-sankcij-za-destabilizaciu-moldovi.html</text:a>
</text:p>
      <!--NEWS-->
      <text:h text:style-name="P10" text:outline-level="1">
<text:span text:style-name="T4">
In Nikolaev, a man undermined a grenade: there are victims</text:span>
</text:h>
      <text:p text:style-name="P4">
Authors: Ukrinform (Person)</text:p>
      <text:p text:style-name="P4">
Publisher: Укринформ (Organization)</text:p>
      <text:p text:style-name="P4">
Published Time: 2023-04-28T23:29:00+03:00</text:p>
      <text:p text:style-name="P4">
Modified Time: 2023-04-28T23:29:00+03:00</text:p>
      <text:p text:style-name="P4">
Description: In Nikolaev on the evening of April 28, a man threw a grenade after he was refused to give two hryvnias. Two people were injured - he and the passerby. - Ukrinform.</text:p>
      <text:p text:style-name="P4">
Images: ["<text:a xlink:type="simple" xlink:href="https://static.ukrinform.com/photos/2023_04/thumb_files/630_360_1682714158-796.jpg" text:style-name="Internet_20_link" text:visited-style-name="Visited_20_Internet_20_Link">
630_360_16827...</text:a>
"]</text:p>
      <text:p text:style-name="P4">
Tags: ['Граната', 'Миколаїв', 'Вибух']</text:p>
      <text:p text:style-name="P4">
Type: Article</text:p>
      <!--METADATA-->
      <text:p text:style-name="P4">
<draw:frame draw:style-name="fr1" draw:name="Image265" text:anchor-type="as-char" svg:width="6.9236in" svg:height="3.956343in" draw:z-index="0">
<draw:image xlink:href="../Images/yкринформ/2023-04-28T23-29-00-03-00/630_360_1682714158-796.jpg" xlink:type="simple" xlink:show="embed" xlink:actuate="onLoad" draw:mime-type="image/jpeg"/>
</draw:frame>
On the evening of April 28, Mimikov threw a grenade after it was to give two hryvnias. Two people were injured - he and the passerby.</text:p>
      <text:p text:style-name="P4">
About this <text:a xlink:type="simple" xlink:href="https://t.me/s_shayhet/433" text:style-name="Internet_20_link" text:visited-style-name="Visited_20_Internet_20_Link">
 </text:a>
The head of the police of the Nikolaev area Shikhet, reports Ukrinform.</text:p>
      <text:p text:style-name="P4">
According to him, a drunk man approached the citizens who repaired the car with a request to give him two hryvnias. They refused. Then wandered <text:span text:style-name="T4">
 <text:a xlink:type="simple" xlink:href="https://www.ukrinform.ua/tag-granata" text:style-name="Internet_20_link" text:visited-style-name="Visited_20_Internet_20_Link">
</text:a>
</text:span>
.</text:p>
      <text:p text:style-name="P4">
<text:span text:style-name="T4">
 Read also: </text:span>
 <text:span text:style-name="T4">
 <text:a xlink:type="simple" xlink:href="https://www.ukrinform.ua/rubric-regions/3696943-na-harkivsini-colovik-kinuv-granatu-pid-avtomobil-troe-poranenih.html" text:style-name="Internet_20_link" text:visited-style-name="Visited_20_Internet_20_Link">
</text:a>
</text:span>
</text:p>
      <text:p text:style-name="P4">
"As a consequence, the attacker and the woman who took place nearby received bodily harm. Now they both provide them with medical care," the head of the Oblast wrote.</text:p>
      <text:p text:style-name="P4">
According to "Public", the event happened at about 20:00.</text:p>
      <text:p text:style-name="P4">
Investigators are currently reflecting the final qualification of the event.</text:p>
      <text:p text:style-name="P4">
As the agency reported earlier, in <text:a xlink:type="simple" xlink:href="https://www.ukrinform.ua/rubric-kyiv/3696671-u-kievi-zatrimali-colovika-akij-kinuv-u-ludej-granatu.html" text:style-name="Internet_20_link" text:visited-style-name="Visited_20_Internet_20_Link">
</text:a>
Kyivvisatriates a man who <text:a xlink:type="simple" xlink:href="https://www.ukrinform.ua/rubric-kyiv/3696671-u-kievi-zatrimali-colovika-akij-kinuv-u-ludej-granatu.html" text:style-name="Internet_20_link" text:visited-style-name="Visited_20_Internet_20_Link">
__ <text:span text:style-name="T4">
 threw a grenade from people </text:span>
</text:a>
_<text:span text:style-name="T4">
.</text:span>
 _</text:p>
      <text:p text:style-name="P4">
News Source: <text:a xlink:type="simple" xlink:href="https://www.ukrinform.ua/rubric-regions/3702285-u-mikolaevi-colovik-pidirvav-granatu-e-postrazdali.html" text:style-name="Internet_20_link" text:visited-style-name="Visited_20_Internet_20_Link">
https://www.ukrinform.ua/rubric-regions/3702285-u-mikolaevi-colovik-pidirvav-granatu-e-postrazdali.html</text:a>
</text:p>
      <!--NEWS-->
      <text:h text:style-name="P10" text:outline-level="1">
<text:span text:style-name="T4">
Gerasimchuk told the UN Council as Russia "re -educates" Ukrainian children</text:span>
</text:h>
      <text:p text:style-name="P4">
Authors: Ukrinform (Person)</text:p>
      <text:p text:style-name="P4">
Publisher: Укринформ (Organization)</text:p>
      <text:p text:style-name="P4">
Published Time: 2023-04-28T23:44:00+03:00</text:p>
      <text:p text:style-name="P4">
Modified Time: 2023-04-28T23:44:00+03:00</text:p>
      <text:p text:style-name="P4">
Description: The Advisor, the President of Ukraine for the Rights of the Child and Children's Rehabilitation, Darya Gerasimchuk, demonstrated members of the UN Security Council on Friday video with testimonies of Ukrainian children who were in Russian camps and returned to their homeland. - Ukrinform.</text:p>
      <text:p text:style-name="P4">
Images: ["<text:a xlink:type="simple" xlink:href="https://static.ukrinform.com/photos/2023_04/thumb_files/630_360_1682706876-717.jpeg" text:style-name="Internet_20_link" text:visited-style-name="Visited_20_Internet_20_Link">
630_360_16827...</text:a>
"]</text:p>
      <text:p text:style-name="P4">
Tags: ['Депортація', 'Діти', 'росія', 'Воєнні злочини', 'Радбез ООН', 'Дар’я Герасимчук', 'Війна з росією']</text:p>
      <text:p text:style-name="P4">
Type: Article</text:p>
      <!--METADATA-->
      <text:p text:style-name="P4">
<draw:frame draw:style-name="fr1" draw:name="Image266" text:anchor-type="as-char" svg:width="6.9236in" svg:height="3.956343in" draw:z-index="0">
<draw:image xlink:href="../Images/yкринформ/2023-04-28T23-44-00-03-00/630_360_1682706876-717.jpeg" xlink:type="simple" xlink:show="embed" xlink:actuate="onLoad" draw:mime-type="image/jpeg"/>
</draw:frame>
The Advisor, the President of Ukraine for the Rights of the Child and Children's Rehabilitation, Darayerasimchuk demonstrated members of the UN Security Council on Friday video recording by reports of Ukrainian children who were in Russian camps and were returned to their homeland.</text:p>
      <text:p text:style-name="P4">
According to Ukrinform in New York, the children told prostitution for pro-Ukrainian position, Ukrainian, about beating, coercion, poor nutrition.</text:p>
      <text:p text:style-name="P4">
"These were camps of re -education, humiliation and punishment for love for native Ukraine," - said Gerasimchuk, which made an online nano -formal meeting of the UN Security Council to discuss violent deportation and kidnapping <text:span text:style-name="T4">
 [] <text:a xlink:type="simple" xlink:href="https://www.ukrinform.ua/tag-diti" text:style-name="Internet_20_link" text:visited-style-name="Visited_20_Internet_20_Link">
</text:a>
</text:span>
 Russia -in -law territories of Ukraine.</text:p>
      <text:p text:style-name="P4">
According to her, the actions of the Russians are planned and aimed at destroying the future of Ukraine as a nation.</text:p>
      <text:p text:style-name="P4">
The Russians did not plan or plan to return our children, as evidenced by the procedure for granting Russian citizenship to children and adoption, she said.</text:p>
      <text:p text:style-name="P4">
"I do not understand how a country that kills our children can preserve the organizations created to maintain peace around the world," - said.</text:p>
      <text:p text:style-name="P4">
She stressed that the murder, rape and abduction of children is the "greatest dioxide of the Russian crime of genocide", as well as evidenced by their abduction.</text:p>
      <text:p text:style-name="P4">
<text:span text:style-name="T4">
 Read also: </text:span>
 <text:span text:style-name="T4">
 <text:a xlink:type="simple" xlink:href="https://www.ukrinform.ua/rubric-ato/3702216-lubinec-v-oon-nagadav-so-rosia-deportue-ukrainskih-ditej-z-2014-roku.html" text:style-name="Internet_20_link" text:visited-style-name="Visited_20_Internet_20_Link">
</text:a>
</text:span>
</text:p>
      <text:p text:style-name="P4">
“And all this rises(Russia)as salvation. When they abduct our children, they call it evacuation. Even at the UN, they dare to talk about the "rescue" of our children, "Gerasimchuk emphasized.</text:p>
      <text:p text:style-name="P4">
According to her, today, according to official data, 90 393 children have been deported by DORF, Belarus or forcibly relocated to the temporarily occupied territories of Ukraine. The real figures can be much higher - hundreds of thousands, it added. In this case, only 361 children managed to return.The Presidential Advisor called on the international community to the association for the sake of rescuing Ukrainian children stolen by Russia, and for the development of international mechanisms for ensuring the safety World!”.</text:p>
      <text:p text:style-name="P4">
According to Ukrinform, on Friday, the UN Security Council on informal in the format of Aria discusses the abduction and violent deportation of children from the occupied territories of Ukraine.</text:p>
      <text:p text:style-name="P4">
<text:span text:style-name="T4">
 Read also: </text:span>
 <text:span text:style-name="T4">
 <text:a xlink:type="simple" xlink:href="https://www.ukrinform.ua/rubric-ato/3702175-dla-podolanna-naslidkiv-deportacii-ditej-z-ukraini-znadoblatsa-roki-watchlist.html" text:style-name="Internet_20_link" text:visited-style-name="Visited_20_Internet_20_Link">
</text:a>
</text:span>
</text:p>
      <text:p text:style-name="P4">
The violations of this topic were initiated by the US, France and Albania as members of Taukraine. They supported the event half a hundred countries.</text:p>
      <text:p text:style-name="P4">
President Volodymyr Zelensky stated that the Russian Federation for the period of the full -scale invasion <text:span text:style-name="T4">
 _ <text:a xlink:type="simple" xlink:href="https://www.ukrinform.ua/rubric-ato/3701142-rosia-vikrala-20-tisac-ukrainskih-ditej-zelenskij-u-rozmovi-z-si.html" text:style-name="Internet_20_link" text:visited-style-name="Visited_20_Internet_20_Link">
</text:a>
_ </text:span>
 20 thousand Ukrainian children.</text:p>
      <text:p text:style-name="P4">
<text:span text:style-name="T5">
Foto: Presidential Office</text:span>
</text:p>
      <text:p text:style-name="P4">
News Source: <text:a xlink:type="simple" xlink:href="https://www.ukrinform.ua/rubric-ato/3702246-gerasimcuk-rozpovila-u-radbezi-oon-ak-rosia-perevihovue-ukrainskih-ditej.html" text:style-name="Internet_20_link" text:visited-style-name="Visited_20_Internet_20_Link">
https://www.ukrinform.ua/rubric-ato/3702246-gerasimcuk-rozpovila-u-radbezi-oon-ak-rosia-perevihovue-ukrainskih-ditej.html</text:a>
</text:p>
      <!--NEWS-->
      <text:h text:style-name="P10" text:outline-level="1">
<text:span text:style-name="T4">
Trudeau and von der Liaien discussed the support of Ukraine</text:span>
</text:h>
      <text:p text:style-name="P4">
Authors: Ukrinform (Person)</text:p>
      <text:p text:style-name="P4">
Publisher: Укринформ (Organization)</text:p>
      <text:p text:style-name="P4">
Published Time: 2023-04-28T23:54:00+03:00</text:p>
      <text:p text:style-name="P4">
Modified Time: 2023-04-28T23:54:00+03:00</text:p>
      <text:p text:style-name="P4">
Description: Canada and the European Union will continue to support Ukraine. - Ukrinform.</text:p>
      <text:p text:style-name="P4">
Images: ["<text:a xlink:type="simple" xlink:href="https://static.ukrinform.com/photos/2023_04/thumb_files/630_360_1682714587-640.jpg" text:style-name="Internet_20_link" text:visited-style-name="Visited_20_Internet_20_Link">
630_360_16827...</text:a>
"]</text:p>
      <text:p text:style-name="P4">
Tags: ['Канада', 'Німеччина', 'Трюдо', 'Україна', 'Фон дер Ляєн', 'Війна з росією']</text:p>
      <text:p text:style-name="P4">
Type: Article</text:p>
      <!--METADATA-->
      <text:p text:style-name="P4">
<draw:frame draw:style-name="fr1" draw:name="Image267" text:anchor-type="as-char" svg:width="6.9236in" svg:height="3.956343in" draw:z-index="0">
<draw:image xlink:href="../Images/yкринформ/2023-04-28T23-54-00-03-00/630_360_1682714587-640.jpg" xlink:type="simple" xlink:show="embed" xlink:actuate="onLoad" draw:mime-type="image/jpeg"/>
</draw:frame>
The Canada of the Tai -European Union will continue to support Ukraine jointly.</text:p>
      <text:p text:style-name="P4">
According to Ukrinform correspondent, about it on its page on the network <text:a xlink:type="simple" xlink:href="https://twitter.com/JustinTrudeau/status/1652036826205397003" text:style-name="Internet_20_link" text:visited-style-name="Visited_20_Internet_20_Link">
</text:a>
Canadian Trudeau Trudeau Presremier, after talking to the President of the European Commission, Ursula von Der Lyen.</text:p>
      <text:p text:style-name="P4">
“Last month, during her visit to Canada, I and President von Derlyalobiobragovic support for Ukraine and Ukrainians. Yesterday, we continued this conversation and the same views still coincide. We will continue to provide the Ukrainians with their entire support, ”the Trudeau said.</text:p>
      <text:p text:style-name="Quotations">

<text:p text:style-name="P4">
Durant la visite de la présidente <text:a xlink:type="simple" xlink:href="https://twitter.com/vonderleyen" text:style-name="Internet_20_link" text:visited-style-name="Visited_20_Internet_20_Link">
&gt;
</text:a>
In Canada the month&gt;
 Last, we talked about supporting Ukraine and its people. We continued&gt;
 these discussions yesterday, and we are on the same wavelength. We will continue&gt;
 to ensure that the Ukrainians have the necessary support. <text:a xlink:type="simple" xlink:href="https://t.co/fjh9pIQabJ" text:style-name="Internet_20_link" text:visited-style-name="Visited_20_Internet_20_Link">
&gt;
</text:a>
&gt;
&gt;
 — Justin Trudeau(@JustinTrudeau) <text:a xlink:type="simple" xlink:href="https://twitter.com/JustinTrudeau/status/1652036826205397003" text:style-name="Internet_20_link" text:visited-style-name="Visited_20_Internet_20_Link">
&gt;
 </text:a>
<text:span text:style-name="T4">
 Read also: </text:span>
 <text:span text:style-name="T4">
 <text:a xlink:type="simple" xlink:href="https://www.ukrinform.ua/rubric-world/3696132-sumniviv-u-peremozi-ukraini-nemae-trudo.html" text:style-name="Internet_20_link" text:visited-style-name="Visited_20_Internet_20_Link">
</text:a>
</text:span>
</text:p>

</text:p>
      <text:p text:style-name="P4">
Recall that this week the European Union has allocated to Ukraine another tranche in size 1.5 billion euros within the framework of the macro -financial assistance program for 18 million euros. Instead, Canada transferred a science special account in the IMF at the end of March.</text:p>
      <text:p text:style-name="P4">
<text:span text:style-name="T4">
 Read also: </text:span>
 <text:span text:style-name="T4">
 <text:a xlink:type="simple" xlink:href="https://www.ukrinform.ua/rubric-world/3698559-bajden-obgovoriv-iz-fon-der-laen-ii-vizit-do-kitau-ta-pidtrimku-ukraini.html" text:style-name="Internet_20_link" text:visited-style-name="Visited_20_Internet_20_Link">
</text:a>
</text:span>
</text:p>
      <text:p text:style-name="P4">
Last visit <text:span text:style-name="T4">
 <text:a xlink:type="simple" xlink:href="https://www.ukrinform.ua/tag-fon-der-laen" text:style-name="Internet_20_link" text:visited-style-name="Visited_20_Internet_20_Link">
</text:a>
</text:span>
 to Canadian from March 6 to March 8.</text:p>
      <text:p text:style-name="P4">
News Source: <text:a xlink:type="simple" xlink:href="https://www.ukrinform.ua/rubric-world/3702286-trudo-ta-fon-der-laen-obgovorili-pidtrimku-ukraini.html" text:style-name="Internet_20_link" text:visited-style-name="Visited_20_Internet_20_Link">
https://www.ukrinform.ua/rubric-world/3702286-trudo-ta-fon-der-laen-obgovorili-pidtrimku-ukraini.html</text:a>
</text:p>
      <!--NEWS-->
      <text:h text:style-name="P10" text:outline-level="1">
<text:span text:style-name="T4">
Sustainable and long peace in Europe is not possible without Ukraine in NATO - Chairman of the Committee of Integration of Ukraine to the EU</text:span>
</text:h>
      <text:p text:style-name="P4">
Author: ['АРМІЯINFORM']</text:p>
      <text:p text:style-name="P4">
Time: 2023-04-28T24:00:00-04:00</text:p>
      <text:p text:style-name="P4">
Description: The head of the Komitet INTEGRACHAYANYA UNITION IVANNE Klimpush-Tsinetsaze PID Hour Rumor KomItet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2fc3544-3b70-4e79-8482-133e427ff5b2.jpg" text:style-name="Internet_20_link" text:visited-style-name="Visited_20_Internet_20_Link">
22fc3544-3b70-4e79-8482-133e427ff5b2.jpg</text:a>
']</text:p>
      <text:p text:style-name="P4">
Tags: ['STOPRUSSIA', 'АГРЕСІЯ РФ', 'ВІЙНА', 'ВР УКРАЇНИ', 'ВТОРГНЕННЯ РФ', 'УКРАЇНА - ІТАЛІЯ']</text:p>
      <text:p text:style-name="P4">
Category: News</text:p>
      <!--METADATA-->
      <text:p text:style-name="P4">
<draw:frame draw:style-name="fr1" draw:name="Image268" text:anchor-type="as-char" svg:width="6.9236in" svg:height="5.1927in" draw:z-index="0">
<draw:image xlink:href="../Images/AРМІЯINFORM/2023-04-28T24-00-00-04-00/22fc3544-3b70-4e79-8482-133e427ff5b2.jpg" xlink:type="simple" xlink:show="embed" xlink:actuate="onLoad" draw:mime-type="image/jpeg"/>
</draw:frame>
Chairman of the Committee of Integration of Ukraine into the EU <text:a xlink:type="simple" xlink:href="https://www.facebook.com/ivanna.klympushtsintsadze" text:style-name="Internet_20_link" text:visited-style-name="Visited_20_Internet_20_Link">
Ivanna Klimpush-Tsintsadze</text:a>
During the hearing of the foreign affairs committee, Italy thanked Italy and the Italian people to support Ukraine in the struggle for sovereignty, independence and territorial content.</text:p>
      <text:p text:style-name="P4">
It is now extremely important to be unanimous to support the Armed Forces, the Union, which is united and mobilized to repel the aggressor. Naming tools to protect what we believe in ourselves and our values. And then to rebuild our country, I hope, with your support, ”she said.</text:p>
      <text:p text:style-name="P4">
The visit of Ukrainian deputies to Rome was part of the inter -parliamentary networkunited for Ukraine. It unites Ukraine's friends from the European Parliament Tanational Parliaments.</text:p>
      <text:p text:style-name="P4">
Source: <text:a xlink:type="simple" xlink:href="https://www.rada.gov.ua/news/razom/235773.html" text:style-name="Internet_20_link" text:visited-style-name="Visited_20_Internet_20_Link">
Verkhovna Rada apparatus</text:a>
</text:p>
      <text:p text:style-name="P4">
News Source: <text:a xlink:type="simple" xlink:href="https://armyinform.com.ua/2023/04/28/stijkyj-i-tryvalyj-myr-u-yevropi-ne-mozhlyvyj-bez-ukrayiny-v-nato/" text:style-name="Internet_20_link" text:visited-style-name="Visited_20_Internet_20_Link">
https://armyinform.com.ua/2023/04/28/stijkyj-i-tryvalyj-myr-u-yevropi-ne-mozhlyvyj-bez-ukrayiny-v-nato/</text:a>
</text:p>
      <!--NEWS-->
      <text:h text:style-name="P10" text:outline-level="1">
<text:span text:style-name="T4">
Providing education in a large -scale war: UNICEF and EU are acting together</text:span>
</text:h>
      <text:p text:style-name="P4">
Author: ['АРМІЯINFORM']</text:p>
      <text:p text:style-name="P4">
Time: 2023-04-28T25:00:00-04:00</text:p>
      <text:p text:style-name="P4">
Description: In the Minіsteniy, the science of Ukrainian, I was transferred to the laptubukiv I tablet f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6189833101-46b1f00b645d3192b8bdfdc5107255ca.jpg" text:style-name="Internet_20_link" text:visited-style-name="Visited_20_Internet_20_Link">
56189833101-46b1f00b645d3192b8bdfdc5107255ca.jpg</text:a>
']</text:p>
      <text:p text:style-name="P4">
Tags: ['STOPRUSSIA', 'YES', 'АГРЕСІЯ РФ', 'ВІЙНА', 'ВТОРГНЕННЯ РФ', 'ДІТИ ВІЙНИ', 'ООН ЮНІСЕФ']</text:p>
      <text:p text:style-name="P4">
Category: News</text:p>
      <!--METADATA-->
      <text:p text:style-name="P4">
<draw:frame draw:style-name="fr1" draw:name="Image269" text:anchor-type="as-char" svg:width="6.9236in" svg:height="4.137041in" draw:z-index="0">
<draw:image xlink:href="../Images/AРМІЯINFORM/2023-04-28T25-00-00-04-00/56189833101-46b1f00b645d3192b8bdfdc5107255ca.jpg" xlink:type="simple" xlink:show="embed" xlink:actuate="onLoad" draw:mime-type="image/jpeg"/>
</draw:frame>
Illustrative photo</text:p>
      <text:p text:style-name="P4">
The Ministry of Education and Science of Ukraine has transferred laptops to the laptops for students(UNICEF)In Ukraine Murat Shahina and the head of the Lugansk Regional Military Administration of Lisogor.</text:p>
      <text:p text:style-name="P4">
“A third of the students who need to study in remote format today are impossible to do so because of the lack of any device. So, together with partners, we will do everything to the number of children who have access to computer equipment, growing constantly. This is critical for those areas that regularly suffer from Russian attacks and have temporarily occupied territories, ”Oksen Lisovy said.</text:p>
      <text:p text:style-name="P4">
UNICEF, with the financial support of the European Union and the Republic, Koreajatiped 5,000 tablets for junior school students. The same number of laptops will be held by children of middle and older school age. Electronic devices will spread to educational institutions throughout Ukraine. New supply from UNICEFDOFDOP to Ukrainian children continue their training online, because visiting schools for a long time is not available to many of them because of the security situation. In addition, the devices will be given to children with a displacement, children from low-income families or deprived of parental and children who do not have gadgets to connect to online.</text:p>
      <text:p text:style-name="P4">
The new supply of laptops and tablets from UNICEF has made the financing of the European Union of 10 million euros, aimed at providing access to education for children in a full -scale war. The purpose of financial support is to give the opportunity to continue education for 680 thousand children and 22 thousand teachers online, and if the safety situation allows, then offline.</text:p>
      <text:p text:style-name="P4">
“The European Union is proud of the support of this initiative aimed at adopting continuous teaching and learning. Even in the conditions of full -scale Russian aggression, children should have access to quality education wherever they are. By providing this equipment, we help to ensure the extraordinary education and development of children for their successful future, ” - said Reiduflo, Deputy Chairman of the European Union representation in Ukraine.“Ensuring a continuous educational process should be a priority in all circumstances. Last year, the Republic of Korea delivered 6,000 laptops for Ukrainian children as humanitarian aid. And now we are pleased to make one more important contribution to the future of Ukraine together with UNICEF. Korea continue to manage support for Ukraine, ”said the Ambassador of the Republic of Korea to Ukraine Kimhenag.</text:p>
      <text:p text:style-name="P4">
Only about a third of Ukrainian schools were able to start eye training with 1 September 2022. This means that about 3 million children today visit online or mixed format.</text:p>
      <text:p text:style-name="P4">
“Every child is entitled to education, even when difficult to provide. Focusyef is to provide opportunities for teaching those children who have problems with their education due to the lack of appropriate equipment, ” - said UNICEF representative office in Ukraine Murat Shahin.</text:p>
      <text:p text:style-name="P4">
Laptops and tablets will receive children in Dnipropetrovsk, Donetsk, Zaporizhia, Lugansk, Mykolaiv, Kharkiv, Odessa, Poltava, Sumy, Chernihiv, Kirovograd and Kherson regions.</text:p>
      <text:p text:style-name="P4">
<text:span text:style-name="T5">
Derelo: <text:a xlink:type="simple" xlink:href="https://www.kmu.gov.ua/news/za-pidtrymky-ies-ta-respubliky-koreia-iunisef-peredav-ukrainskym-shkoliaram-10-tys-planshetiv-i-noutbukiv" text:style-name="Internet_20_link" text:visited-style-name="Visited_20_Internet_20_Link">
Government portal</text:a>
</text:span>
</text:p>
      <text:p text:style-name="P4">
News Source: <text:a xlink:type="simple" xlink:href="https://armyinform.com.ua/2023/04/28/zabezpechennya-osvity-v-umovah-shyrokomasshtabnoyi-vijny-yunisef-ta-yes-diyut-razom/" text:style-name="Internet_20_link" text:visited-style-name="Visited_20_Internet_20_Link">
https://armyinform.com.ua/2023/04/28/zabezpechennya-osvity-v-umovah-shyrokomasshtabnoyi-vijny-yunisef-ta-yes-diyut-razom/</text:a>
</text:p>
      <!--NEWS-->
      <text:h text:style-name="P10" text:outline-level="1">
<text:span text:style-name="T4">
Compensation for Legal Aid costs: Opportunities for armed aggression victims</text:span>
</text:h>
      <text:p text:style-name="P4">
Author: ['АРМІЯINFORM']</text:p>
      <text:p text:style-name="P4">
Time: 2023-04-28T26:00:00-04:00</text:p>
      <text:p text:style-name="P4">
Description: Farted up for the Vidshkadovans Vitrat to Professi Lawov Dopomov’s right of individual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veterany.jpg" text:style-name="Internet_20_link" text:visited-style-name="Visited_20_Internet_20_Link">
veterany.jpg</text:a>
']</text:p>
      <text:p text:style-name="P4">
Tags: ['STOPRUSSIA', 'АГРЕСІЯ РФ', 'ВІЙНА', 'ВТОРГНЕННЯ РФ', 'МІНРЕІНТЕГРАЦІЇ']</text:p>
      <text:p text:style-name="P4">
Category: News</text:p>
      <!--METADATA-->
      <text:p text:style-name="P4">
<draw:frame draw:style-name="fr1" draw:name="Image270" text:anchor-type="as-char" svg:width="6.9236in" svg:height="3.894525in" draw:z-index="0">
<draw:image xlink:href="../Images/AРМІЯINFORM/2023-04-28T26-00-00-04-00/veterany.jpg" xlink:type="simple" xlink:show="embed" xlink:actuate="onLoad" draw:mime-type="image/jpeg"/>
</draw:frame>
Right persons who have been deprived of freedom as a result of armed aggression against Ukraine and their families have to apply for compensation for professional legal aid.</text:p>
      <text:p text:style-name="P4">
The fact of deprivation of freedom of such persons is established by the relevant commission, which works upon the Ministry of Reintegration. You can contact the commission personally or through a legal representative or a family member.</text:p>
      <text:p text:style-name="P4">
The form of the application and the list of necessary documents can be found on <text:a xlink:type="simple" xlink:href="https://minre.gov.ua/wp-content/uploads/2023/02/forma_zayavy_vstanovlennya_faktu1_1_0.pdf" text:style-name="Internet_20_link" text:visited-style-name="Visited_20_Internet_20_Link">
reference</text:a>
.</text:p>
      <text:p text:style-name="P4">
У разі встановлення зазначеного факту Комісія також може ухвалити рішення провиплату коштів для відшкодування витрат на професійну правову допомогувказаним особам. Наразі максимальний розмір відшкодування — 53 680 гривень.</text:p>
      <text:p text:style-name="P4">
Щоб отримати кошти, необхідно подати до Мінреінтеграції відповідну<text:a xlink:type="simple" xlink:href="https://minre.gov.ua/wp-content/uploads/2023/02/forma_zayavy_vidshkoduvannya_1_1.pdf" text:style-name="Internet_20_link" text:visited-style-name="Visited_20_Internet_20_Link">
заяву</text:a>
and confirming the management or information. For example, a contract with a lawyer, a receipt or a different disadvantage that can justify legal assistance. How to do, see <text:a xlink:type="simple" xlink:href="https://minre.gov.ua/wp-content/uploads/2023/04/photo_2023-04-27_15-47-12.jpg" text:style-name="Internet_20_link" text:visited-style-name="Visited_20_Internet_20_Link">
infographic.</text:a>
<text:span text:style-name="T4">
 Source: </text:span>
 _ <text:a xlink:type="simple" xlink:href="https://minre.gov.ua/wp-content/uploads/2023/04/photo_2023-04-27_15-47-12.jpg" text:style-name="Internet_20_link" text:visited-style-name="Visited_20_Internet_20_Link">
Minrointegration</text:a>
_</text:p>
      <text:p text:style-name="P4">
News Source: <text:a xlink:type="simple" xlink:href="https://armyinform.com.ua/2023/04/28/kompensacziya-vytrat-na-pravovu-dopomogu-mozhlyvosti-dlya-poterpilyh-vid-zbrojnoyi-agresiyi/" text:style-name="Internet_20_link" text:visited-style-name="Visited_20_Internet_20_Link">
https://armyinform.com.ua/2023/04/28/kompensacziya-vytrat-na-pravovu-dopomogu-mozhlyvosti-dlya-poterpilyh-vid-zbrojnoyi-agresiyi/</text:a>
</text:p>
      <!--NEWS-->
      <text:h text:style-name="P10" text:outline-level="1">
<text:span text:style-name="T4">
Ros ’ Customization on Payment of Lumpual Money Assistance in the event of Death or Disability of Certain Categories of Persons</text:span>
</text:h>
      <text:p text:style-name="P4">
Author: ['АРМІЯINFORM']</text:p>
      <text:p text:style-name="P4">
Time: 2023-04-28T27:00:00-04:00</text:p>
      <text:p text:style-name="P4">
Description: Minіtystvo at the right of the veteran of Ukraine, INFOGOGRAKICA IZ ROSENNENNIA SHODOM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_kartka-ogd-336_1-150x150.jpg" text:style-name="Internet_20_link" text:visited-style-name="Visited_20_Internet_20_Link">
7_kartka-ogd-336_1-150x150.jpg</text:a>
', '<text:a xlink:type="simple" xlink:href="https://armyinform.com.ua/wp-content/uploads/2023/04/7_kartka-ogd-336_2-150x150.jpg" text:style-name="Internet_20_link" text:visited-style-name="Visited_20_Internet_20_Link">
7_kartka-ogd-336_2-150x150.jpg</text:a>
']</text:p>
      <text:p text:style-name="P4">
Tags: ['STOPRUSSIA', 'АГРЕСІЯ РФ', 'ВІЙНА', 'ВТОРГНЕННЯ РФ', 'ІНФОГРАФІКА', 'МІНВЕТЕРАНІВ']</text:p>
      <text:p text:style-name="P4">
Category: News</text:p>
      <!--METADATA-->
      <text:p text:style-name="P4">
Ministry of Veterans of Ukraine <text:a xlink:type="simple" xlink:href="https://mva.gov.ua/ua/news/minveteraniv-pidgotuvalo-rozyasnennya-shchodo-priznachennya-ta-viplati-odnorazovoyi-groshovoyi-dopomogi-u-razi-zagibeli-smerti-abo-invalidnosti-deyakih-kategorij-osib" text:style-name="Internet_20_link" text:visited-style-name="Visited_20_Internet_20_Link">
prepared</text:a>
Infographic with clarification on the appointment and payment of one -time money aid in case of death(death)or the disability of some categories of persons in accordance with the Law of Ukraine "On the status of war veterans, guarantees of their social protection".</text:p>
      <text:p text:style-name="P4">
<text:a xlink:type="simple" xlink:href="https://armyinform.com.ua/wp-content/uploads/2023/04/7_kartka-ogd-336_1.jpg" text:style-name="Internet_20_link" text:visited-style-name="Visited_20_Internet_20_Link">
!(Images/AРМІЯINFORM/2023-04-28T27-00-00-04-00/7_kartka-ogd-336_1-150x150.jpg)</text:a>
</text:p>
      <text:p text:style-name="P4">
<text:a xlink:type="simple" xlink:href="https://armyinform.com.ua/wp-content/uploads/2023/04/7_kartka-ogd-336_2.jpg" text:style-name="Internet_20_link" text:visited-style-name="Visited_20_Internet_20_Link">
<draw:frame draw:style-name="fr1" draw:name="Image271" text:anchor-type="as-char" svg:width="6.9236in" svg:height="6.9236in" draw:z-index="0">
<draw:image xlink:href="../Images/AРМІЯINFORM/2023-04-28T27-00-00-04-00/7_kartka-ogd-336_2-150x150.jpg" xlink:type="simple" xlink:show="embed" xlink:actuate="onLoad" draw:mime-type="image/jpeg"/>
</draw:frame>
</text:a>
</text:p>
      <text:p text:style-name="P4">
News Source: <text:a xlink:type="simple" xlink:href="https://armyinform.com.ua/2023/04/28/rozyasnennya-shhodo-pryznachennya-ta-vyplaty-odnorazovoyi-groshovoyi-dopomogy-u-razi-zagybeli-smerti-abo-invalidnosti-deyakyh-kategorij-osib/" text:style-name="Internet_20_link" text:visited-style-name="Visited_20_Internet_20_Link">
https://armyinform.com.ua/2023/04/28/rozyasnennya-shhodo-pryznachennya-ta-vyplaty-odnorazovoyi-groshovoyi-dopomogy-u-razi-zagybeli-smerti-abo-invalidnosti-deyakyh-kategorij-osib/</text:a>
</text:p>
      <!--NEWS-->
      <text:h text:style-name="P10" text:outline-level="1">
<text:span text:style-name="T4">
Italian business expressed high interest in participating in the restoration of Ukraine - Denis Shmigal</text:span>
</text:h>
      <text:p text:style-name="P4">
Author: ['АРМІЯINFORM']</text:p>
      <text:p text:style-name="P4">
Time: 2023-04-28T28:00:00-04:00</text:p>
      <text:p text:style-name="P4">
Description: About CED DOIMELA, URIVAS PORTAL. The Rimi has been in conference of the Ukrainian, ... the war with Ukraine 2022, the war with Ukraine is the latest news today, the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thumb_203104_820_360_0_0_auto.jpg" text:style-name="Internet_20_link" text:visited-style-name="Visited_20_Internet_20_Link">
thumb_203104_820_360_0_0_auto.jpg</text:a>
']</text:p>
      <text:p text:style-name="P4">
Tags: ['STOPRUSSIA', 'АГРЕСІЯ РФ', 'ВІЙНА', 'ВТОРГНЕННЯ РФ', 'ДЕНИС ШМИГАЛЬ', 'УКРАЇНА - ІТАЛІЯ']</text:p>
      <text:p text:style-name="P4">
Category: News</text:p>
      <!--METADATA-->
      <text:p text:style-name="P4">
<draw:frame draw:style-name="fr1" draw:name="Image272" text:anchor-type="as-char" svg:width="6.9236in" svg:height="4.567887in" draw:z-index="0">
<draw:image xlink:href="../Images/AРМІЯINFORM/2023-04-28T28-00-00-04-00/thumb_203104_820_360_0_0_auto.jpg" xlink:type="simple" xlink:show="embed" xlink:actuate="onLoad" draw:mime-type="image/jpeg"/>
</draw:frame>
About it <text:a xlink:type="simple" xlink:href="https://www.kmu.gov.ua/news/italiiskyi-biznes-vyslovyv-vysoku-zatsikavlenist-v-uchasti-u-vidnovlenni-ukrainy-denys-shmyhal" text:style-name="Internet_20_link" text:visited-style-name="Visited_20_Internet_20_Link">
reports</text:a>
Government portal.</text:p>
      <text:p text:style-name="P4">
In Rome, a conference was held for the restoration of Ukraine, which was attended by hundreds of Ukrainian and Italian companies, the chairman of the Council of Ministers of Italy Georgamelon and President of Ukraine Volodymyr Zelenskyy. According to Premier Denis Shmigal during a briefing on the basis of the visit, the results of this conference are fruitful for Ukraine.</text:p>
      <text:p text:style-name="P4">
“We have signed six memorandums in the field of ecology, industry, logistics of the Venice. Two memorandums were also signed between the regions of Ukraine in Italy, which once again demonstrates the establishment of direct connections between our communities and people, ”Denis Shmigal said.</text:p>
      <text:p text:style-name="P4">
According to the Head of Government, the Ukrainian delegation outlined the key areas of the speedy restoration of our country so that Italian companies have an understanding of the consciousness and when to come to Ukraine.</text:p>
      <text:p text:style-name="P4">
"Key areas are energy recovery, humanitarian demining, restoration of damaged people, restoration of critical infrastructure, and restoration of our economic capacity in the field of micro-, small and middle-aged businesses," the Prime Minister said.</text:p>
      <text:p text:style-name="P4">
Denis Shmigal emphasized that the Italian business expressed a high interest in participating in the restoration of Ukraine. In addition, the export-credit agency of Italy(Kidnapped)Ready to restore work with Ukraine. According to the Prime Minister, the agreement has been reached that the agency will allocate another 1 billion euros for project renewal in Ukraine.</text:p>
      <text:p text:style-name="P4">
Denis Schmigal also spoke about meetings with the leadership of Italy: Presidents Sergo Mattarllla, the Chairman of the Council of Ministers George Meloni, the chairman of the Senatemanti parliament La La Rusz, and the chairman of the House of Deputies of Lorenzo Fontana. He was reported by the head of the Ukrainian government, he discussed the issues of comprehensive support of Ukraine and Euro -Atlantic integration: "Italy assured us in its ongoing support on this path."</text:p>
      <text:p text:style-name="P4">
The Prime Minister emphasized that an important element of meetings was the discussion of the peace of the President of Ukraine Volodymyr Zelensky. In particular, such keycopades as nuclear, food and energy safety, the return of prisoners of ideported Ukrainians home, restoration of Ukraine's territorial integrity and security for security guarantees.</text:p>
      <text:p text:style-name="P4">
News Source: <text:a xlink:type="simple" xlink:href="https://armyinform.com.ua/2023/04/28/italijskyj-biznes-vyslovyv-vysoku-zaczikavlenist-v-uchasti-u-vidnovlenni-ukrayiny-denys-shmygal/" text:style-name="Internet_20_link" text:visited-style-name="Visited_20_Internet_20_Link">
https://armyinform.com.ua/2023/04/28/italijskyj-biznes-vyslovyv-vysoku-zaczikavlenist-v-uchasti-u-vidnovlenni-ukrayiny-denys-shmygal/</text:a>
</text:p>
      <!--NEWS-->
      <text:h text:style-name="P10" text:outline-level="1">
<text:span text:style-name="T4">
The FSB transmitted data on Mariupol defenders: the chairman of the Poltava District Court was exposed</text:span>
</text:h>
      <text:p text:style-name="P4">
Author: ['АРМІЯINFORM']</text:p>
      <text:p text:style-name="P4">
Time: 2023-04-28T29:00:00-04:00</text:p>
      <text:p text:style-name="P4">
Description: Service of Bezpequi Vikrila Shchel one Rosiecu agent of Ukrainian Topposadov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apys3333aty.jpg" text:style-name="Internet_20_link" text:visited-style-name="Visited_20_Internet_20_Link">
zapys3333aty.jpg</text:a>
', '<text:a xlink:type="simple" xlink:href="https://armyinform.com.ua/wp-content/uploads/2023/04/343741585_207803575299280_275321459144354500_n.jpg" text:style-name="Internet_20_link" text:visited-style-name="Visited_20_Internet_20_Link">
343741585_207803575299280_275321459144354500_n.jpg</text:a>
']</text:p>
      <text:p text:style-name="P4">
Tags: ['STOPRUSSIA', 'ВТОРГНЕННЯ РФ', 'ДЕРЖАВНА ЗРАДА', 'СБУ']</text:p>
      <text:p text:style-name="P4">
Category: News</text:p>
      <!--METADATA-->
      <text:p text:style-name="P4">
<draw:frame draw:style-name="fr1" draw:name="Image273" text:anchor-type="as-char" svg:width="6.9236in" svg:height="3.511396in" draw:z-index="0">
<draw:image xlink:href="../Images/AРМІЯINFORM/2023-04-28T29-00-00-04-00/zapys3333aty.jpg" xlink:type="simple" xlink:show="embed" xlink:actuate="onLoad" draw:mime-type="image/jpeg"/>
</draw:frame>
The Security Service exposed another Russian agent among Ukrainiantop officials. The figure is the head of the Poltava District Court, which the FSBZAVERBABERATED for carrying out reconnaissance and subversive activities against Ukraine, <text:a xlink:type="simple" xlink:href="https://www.facebook.com/SecurSerUkraine/posts/pfbid02W2ivzE4Daf1Tr4xAVgjM9KZpVUNjLM8934awAxAk4KXpPmuW9gvRh7QfmCfH5SLcl" text:style-name="Internet_20_link" text:visited-style-name="Visited_20_Internet_20_Link">
informs</text:a>
The press service of the department.</text:p>
      <text:p text:style-name="P4">
“The official's special service of the official came on her own initiative at the beginning of the full -scale invasion of the Russian Federation. At that time, she was in Berdyansk, degraded the judge in the district court. After the admiration of the southern city of Zhinka voluntarily remained on a temporarily occupied part of the Zaporozhye region. There she "met" a representative of the FSB and gave him consent of nanoglas cooperation in favor of the aggressor country ",-the presentation reads.</text:p>
      <text:p text:style-name="P4">
It was established that at the end of March last year, she handed the occupantamine formation about the movement of three fighters of a separate detachment of the special purpose "Azov" from Mariupol to the Mangush district. Then, behind her "at the duty" the invaders tried to dispose of the Ukrainian military.</text:p>
      <text:p text:style-name="P4">
<draw:frame draw:style-name="fr1" draw:name="Image274" text:anchor-type="as-char" svg:width="6.9236in" svg:height="4.615733in" draw:z-index="0">
<draw:image xlink:href="../Images/AРМІЯINFORM/2023-04-28T29-00-00-04-00/343741585_207803575299280_275321459144354500_n.jpg" xlink:type="simple" xlink:show="embed" xlink:actuate="onLoad" draw:mime-type="image/jpeg"/>
</draw:frame>
In addition, the traitor urged other court staff to support and cooperate with Russian -friendly. If she heard the objection - "handed over" people of adult punitive bodies.</text:p>
      <text:p text:style-name="P4">
However, last summer the official went to the Ukrainian -controlled Ukrainiter, where she later settled in the Poltava District Court.</text:p>
      <text:p text:style-name="P4">
The SBU staff exposed the malefactor and gradually documented the criminal acts. On the basis of the evidence collected, the investigators of the Security Service informed her of the suspicion of Part 2 of Art. 111 of the Criminal Code of Ukraine(A state betrayal committed by the martial state of martial law).</text:p>
      <text:p text:style-name="P4">
Наразі вирішується питання щодо відсторонення фігурантки від посади та обраннязапобіжного заходу ˗ тримання під вартою. Тривають слідчі дії для встановленнявсіх обставин злочину. Розслідування проводили співробітники СБУ в Запорізькійобласті за процесуального керівництва обласної прокуратури.</text:p>
      <text:p text:style-name="P4">
News Source: <text:a xlink:type="simple" xlink:href="https://armyinform.com.ua/2023/04/28/zlyvala-fsb-dani-pro-zahysnykiv-mariupolya-vykryto-golovu-poltavskogo-rajsudu/" text:style-name="Internet_20_link" text:visited-style-name="Visited_20_Internet_20_Link">
https://armyinform.com.ua/2023/04/28/zlyvala-fsb-dani-pro-zahysnykiv-mariupolya-vykryto-golovu-poltavskogo-rajsudu/</text:a>
</text:p>
      <!--NEWS-->
      <text:h text:style-name="P10" text:outline-level="1">
<text:span text:style-name="T4">
Poltavska Oblast(17:04). Red Alert: aerial threat. Sirens sounding. Take cover now!</text:span>
</text:h>
      <text:p text:style-name="P4">
Authors: liveuamap (Language: en)</text:p>
      <text:p text:style-name="P4">
Time: 2023-04-28T2:05:00</text:p>
      <text:p text:style-name="P4">
Location: Poltavska Oblast (Latitude:49.47705000 Longtitude:33.81866000)</text:p>
      <text:p text:style-name="P4">
Videos: []</text:p>
      <text:p text:style-name="P4">
Images: []</text:p>
      <text:p text:style-name="P4">
Tags: ["Europe", "Central and Eastern Europe"]</text:p>
      <text:p text:style-name="P4">
Id: 22559218</text:p>
      <!--METADATA-->
      <text:p text:style-name="P4">
Poltava(17:04). Red Alert: aerial threat. Sirens sounding. Take covernow!</text:p>
      <text:p text:style-name="P4">
News Collection Link: <text:a xlink:type="simple" xlink:href="https://liveuamap.com/en/2023/28-april-poltavska-oblast1704-red-alert-aeriag" text:style-name="Internet_20_link" text:visited-style-name="Visited_20_Internet_20_Link">
https://liveuamap.com/en/2023/28-april-poltavska-oblast1704-red-alert-aeriag</text:a>
</text:p>
      <text:p text:style-name="P4">
News Source: <text:a xlink:type="simple" xlink:href="https://t.me/suspilnepoltava/10937" text:style-name="Internet_20_link" text:visited-style-name="Visited_20_Internet_20_Link">
https://t.me/suspilnepoltava/10937</text:a>
</text:p>
      <!--NEWS-->
      <text:h text:style-name="P10" text:outline-level="1">
<text:span text:style-name="T4">
About the misinformation and manipulative campaigns occurring on Tot</text:span>
</text:h>
      <text:p text:style-name="P4">
Author: ['АРМІЯINFORM']</text:p>
      <text:p text:style-name="P4">
Time: 2023-04-28T30: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7/fejk-nyus-7.jpg" text:style-name="Internet_20_link" text:visited-style-name="Visited_20_Internet_20_Link">
fejk-nyus-7.jpg</text:a>
']</text:p>
      <text:p text:style-name="P4">
Tags: ['STOPRUSSIA', 'АГРЕСІЯ РФ', 'ВІЙНА', 'ВТОРГНЕННЯ РФ', 'РОСІЙСЬКІ ФЕЙКИ']</text:p>
      <text:p text:style-name="P4">
Category: News</text:p>
      <!--METADATA-->
      <text:p text:style-name="P4">
<draw:frame draw:style-name="fr1" draw:name="Image275" text:anchor-type="as-char" svg:width="6.9236in" svg:height="3.894525in" draw:z-index="0">
<draw:image xlink:href="../Images/AРМІЯINFORM/2023-04-28T30-00-00-04-00/fejk-nyus-7.jpg" xlink:type="simple" xlink:show="embed" xlink:actuate="onLoad" draw:mime-type="image/jpeg"/>
</draw:frame>
The Center for Combating Misinformation on its Facebook page <text:a xlink:type="simple" xlink:href="https://www.facebook.com/protydiyadezinformatsiyi.cpd/posts/pfbid02b7hZwdbV7862TwFW2uf6ukQH23D6DxygaUHPwhUPuostcTnE3ouyQQ5R5fDG9C5tl" text:style-name="Internet_20_link" text:visited-style-name="Visited_20_Internet_20_Link">
reported</text:a>
About fakes common with hostile propagandists.</text:p>
      <text:p text:style-name="P4">
<text:span text:style-name="T4">
 Zaporizhzhya region: </text:span>
</text:p>
      <ul>
        <li>
The occupying authorities of Berdyansk announced inspections of "availability of consumers of housing and communal services" in premises. In fact, this will help the occupiers supplement the accounting of "homeless property" for confiscation.</li>
      </ul>
      <text:p text:style-name="P4">
<text:span text:style-name="T4">
 Donetsk region: </text:span>
</text:p>
      <ul>
        <li>
For the cherries, the Russian "single state exam" will be held on the tot. The racists assure the exam voluntary, but have already begun to equip 14 points for its preparation. So the enemy continues to Russify Tot.</li>
      </ul>
      <text:p text:style-name="P4">
<text:span text:style-name="T4">
 Lugansk region: </text:span>
</text:p>
      <ul>
        <li>
The occupiers began the large -scale resettlement of the inhabitants of Tot to the territory of the Russian Federation. The aggressor country is trying to influence the change in the ethnic composition of the population, covering up with temporary protection measures.</li>
      </ul>
      <text:p text:style-name="P4">
<text:span text:style-name="T4">
 Kherson region: </text:span>
</text:p>
      <ul>
        <li>
The propagandists of the Russian Federation filmed the video about the next "achievements" of the occupiers in Kakhovka - covered the Saturday, where the most attention was paid to the monuments of the Soviet era, thus imposing "Russian measure".</li>
      </ul>
      <text:p text:style-name="P4">
News Source: <text:a xlink:type="simple" xlink:href="https://armyinform.com.ua/2023/04/28/pro-dezinformaczijni-ta-manipulyatyvni-kampaniyi-shho-vidbuvayutsya-na-tot-2/" text:style-name="Internet_20_link" text:visited-style-name="Visited_20_Internet_20_Link">
https://armyinform.com.ua/2023/04/28/pro-dezinformaczijni-ta-manipulyatyvni-kampaniyi-shho-vidbuvayutsya-na-tot-2/</text:a>
</text:p>
      <!--NEWS-->
      <text:h text:style-name="P10" text:outline-level="1">
<text:span text:style-name="T4">
Our aviation has made 7 beats in the enemy's concentration areas</text:span>
</text:h>
      <text:p text:style-name="P4">
Author: ['АРМІЯINFORM']</text:p>
      <text:p text:style-name="P4">
Time: 2023-04-28T31:00:00-04:00</text:p>
      <text:p text:style-name="P4">
Description: About CED DOIMLAY HS ZS Ukrainian at Rankova Zvedenni. “Avіaatsіya defense forces for Pas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08/e4662d120a3779d4.jpg" text:style-name="Internet_20_link" text:visited-style-name="Visited_20_Internet_20_Link">
e4662d120a3779d4.jpg</text:a>
']</text:p>
      <text:p text:style-name="P4">
Tags: ['STOPRUSSIA', 'БПЛА', 'ВТОРГНЕННЯ РФ', 'ГШ ЗС УКРАЇНИ', 'ЗРК']</text:p>
      <text:p text:style-name="P4">
Category: News</text:p>
      <!--METADATA-->
      <text:p text:style-name="P4">
<draw:frame draw:style-name="fr1" draw:name="Image276" text:anchor-type="as-char" svg:width="6.9236in" svg:height="3.750283in" draw:z-index="0">
<draw:image xlink:href="../Images/AРМІЯINFORM/2023-04-28T31-00-00-04-00/e4662d120a3779d4.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2r7fioKTGLYqWpkKYk3KjQxLgFs8LzTETTnRxgUTxJNQtHwhuXuGGsMihJh9inRy9l" text:style-name="Internet_20_link" text:visited-style-name="Visited_20_Internet_20_Link">
reports</text:a>
The General of the Armed Forces of Ukraine in the morning summary.</text:p>
      <text:p text:style-name="P4">
“Aviation of defense forces over the past day has made 7 beats in the areas of concentration of personal staff and military equipment of the occupiers, as well as a blow to the enemy's anti-aircraft missile system. At the same time, our defenders were shot down by 6 elaborate UAVs of various types, ”the message reads.</text:p>
      <text:p text:style-name="P4">
It is also reported that the units of rocket troops and artillery for the day have affected 2 points of management, the area of concentration of a living silament, a means of air defense, ammunition composition and 2 artillery units.</text:p>
      <text:p text:style-name="P4">
News Source: <text:a xlink:type="simple" xlink:href="https://armyinform.com.ua/2023/04/28/nasha-aviacziya-zavdala-7-udariv-po-rajonah-zoseredzhennya-protyvnyka/" text:style-name="Internet_20_link" text:visited-style-name="Visited_20_Internet_20_Link">
https://armyinform.com.ua/2023/04/28/nasha-aviacziya-zavdala-7-udariv-po-rajonah-zoseredzhennya-protyvnyka/</text:a>
</text:p>
      <!--NEWS-->
      <text:h text:style-name="P10" text:outline-level="1">
<text:span text:style-name="T4">
More than 65 racist attacks in Bakhmut, Avdiiv and Marinsky directions have been reflected</text:span>
</text:h>
      <text:p text:style-name="P4">
Author: ['АРМІЯINFORM']</text:p>
      <text:p text:style-name="P4">
Time: 2023-04-28T32:00:00-04:00</text:p>
      <text:p text:style-name="P4">
Description: About CED DOIMLAY HS ZS Ukrainian at Rankova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343736639_2017484495266841_7180649246314405518_n.jpg" text:style-name="Internet_20_link" text:visited-style-name="Visited_20_Internet_20_Link">
343736639_2017484495266841_7180649246314405518_n.jpg</text:a>
']</text:p>
      <text:p text:style-name="P4">
Tags: ['STOPRUSSIA', 'АВДІЇВКА', 'БАХМУТ', 'ВТОРГНЕННЯ РФ', 'ГШ ЗС УКРАЇНИ', 'МАР’ЇНКА']</text:p>
      <text:p text:style-name="P4">
Category: News</text:p>
      <!--METADATA-->
      <text:p text:style-name="P4">
<draw:frame draw:style-name="fr1" draw:name="Image277" text:anchor-type="as-char" svg:width="6.9236in" svg:height="3.89773in" draw:z-index="0">
<draw:image xlink:href="../Images/AРМІЯINFORM/2023-04-28T32-00-00-04-00/343736639_2017484495266841_7180649246314405518_n.jpg" xlink:type="simple" xlink:show="embed" xlink:actuate="onLoad" draw:mime-type="image/jpeg"/>
</draw:frame>
<text:span text:style-name="T4">
 🔥 Situation on the Russian invasion </text:span>
 about it <text:a xlink:type="simple" xlink:href="https://www.facebook.com/GeneralStaff.ua/posts/pfbid02r7fioKTGLYqWpkKYk3KjQxLgFs8LzTETTnRxgUTxJNQtHwhuXuGGsMihJh9inRy9l" text:style-name="Internet_20_link" text:visited-style-name="Visited_20_Internet_20_Link">
reports</text:a>
The General of the Armed Forces of Ukraine in the morning summary.</text:p>
      <text:p text:style-name="P4">
“The enemy continues to focus the main efforts on leading the offensive Bakhmut, Avdeev and Mariinsky directions. Over the past, more than 65 attacks in these areas of the front were completed, but they were all reflected by the defense units. Bakhmutta Marinka remains at the epicenter of the fighting, our warriors are bravely defense, ”the message reads.</text:p>
      <text:p text:style-name="P4">
It is also reported that in the Bakhmut direction from the enemy shells were evaluated by Vasyukivka, Orikhovo-Vasylivka, Grigorivka, Chrome, Bakhmut, Time, Ivanivske, Predict, Konstantinovka, North, South, Tanya York York.</text:p>
      <text:p text:style-name="P4">
News Source: <text:a xlink:type="simple" xlink:href="https://armyinform.com.ua/2023/04/28/vidbyto-ponad-65-atak-rashystiv-na-bahmutskomu-avdiyivskomu-ta-maryinskomu-napryamkah/" text:style-name="Internet_20_link" text:visited-style-name="Visited_20_Internet_20_Link">
https://armyinform.com.ua/2023/04/28/vidbyto-ponad-65-atak-rashystiv-na-bahmutskomu-avdiyivskomu-ta-maryinskomu-napryamkah/</text:a>
</text:p>
      <!--NEWS-->
      <text:h text:style-name="P10" text:outline-level="1">
<text:span text:style-name="T4">
At night the enemy released 23 winged missiles in Ukraine, 21 - destroyed</text:span>
</text:h>
      <text:p text:style-name="P4">
Author: ['АРМІЯINFORM']</text:p>
      <text:p text:style-name="P4">
Time: 2023-04-28T33:00:00-04:00</text:p>
      <text:p text:style-name="P4">
Description: About the ceremony of Zbroyani, General Valeriy Zaluzhnye Vice, 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oto-1-ukrayinska-systema-ppo.jpg" text:style-name="Internet_20_link" text:visited-style-name="Visited_20_Internet_20_Link">
foto-1-ukrayinska-systema-ppo.jpg</text:a>
']</text:p>
      <text:p text:style-name="P4">
Tags: ['STOPRUSSIA', 'ВАЛЕРІЙ ЗАЛУЖНИЙ', 'ВОЄННІ ЗЛОЧИНИ ЗС РФ', 'ВТОРГНЕННЯ РФ']</text:p>
      <text:p text:style-name="P4">
Category: News</text:p>
      <!--METADATA-->
      <text:p text:style-name="P4">
<draw:frame draw:style-name="fr1" draw:name="Image278" text:anchor-type="as-char" svg:width="6.9236in" svg:height="4.61393in" draw:z-index="0">
<draw:image xlink:href="../Images/AРМІЯINFORM/2023-04-28T33-00-00-04-00/foto-1-ukrayinska-systema-ppo.jpg" xlink:type="simple" xlink:show="embed" xlink:actuate="onLoad" draw:mime-type="image/jpeg"/>
</draw:frame>
About this the commander -in -chief of the Armed Forces of Ukraine General Valery Zaluzhny <text:a xlink:type="simple" xlink:href="https://t.me/CinCAFU/485" text:style-name="Internet_20_link" text:visited-style-name="Visited_20_Internet_20_Link">
reports</text:a>
On its official Telegram channel.</text:p>
      <text:p text:style-name="P4">
“At about 4 o'clock in the morning, Russian invaders attacked Ukraine from the Tu-95 strategic aviation aircraft of the Caspian Sea.</text:p>
      <text:p text:style-name="P4">
The units of the anti-aircraft missile troops of the Air Force of Ukraine in the interaction of the IDPO of other components of defense forces destroyed 21 of 23 winged missiles X-101/X-555, and also two UAVs of the operative-tactical level.</text:p>
      <text:p text:style-name="P4">
The goals were destroyed in the area of responsibility of the Center Air Command, the East Air Command and the South Air Command, it will be in the message.</text:p>
      <text:p text:style-name="P4">
News Source: <text:a xlink:type="simple" xlink:href="https://armyinform.com.ua/2023/04/28/vnochi-protyvnyk-vypustyv-po-ukrayini-23-krylatyh-rakety-21-znyshheno/" text:style-name="Internet_20_link" text:visited-style-name="Visited_20_Internet_20_Link">
https://armyinform.com.ua/2023/04/28/vnochi-protyvnyk-vypustyv-po-ukrayini-23-krylatyh-rakety-21-znyshheno/</text:a>
</text:p>
      <!--NEWS-->
      <text:h text:style-name="P10" text:outline-level="1">
<text:span text:style-name="T4">
In the south, the occupiers fired 11 settlements</text:span>
</text:h>
      <text:p text:style-name="P4">
Author: ['АРМІЯINFORM']</text:p>
      <text:p text:style-name="P4">
Time: 2023-04-28T34:00:00-04:00</text:p>
      <text:p text:style-name="P4">
Description: About CED DOIMLAY HS ZS Ukrainian at Rankova Zvedenni. “At the back of the ... war with Ukraine 2022, the war with Ukraine is the latest news today, the war with Ukraine 2022 is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4/243449_mines_reuters-1.png" text:style-name="Internet_20_link" text:visited-style-name="Visited_20_Internet_20_Link">
243449_mines_reuters-1.png</text:a>
']</text:p>
      <text:p text:style-name="P4">
Tags: ['STOPRUSSIA', 'БЕРИСЛАВ', 'ВТОРГНЕННЯ РФ', 'ГШ ЗС УКРАЇНИ', 'МИКОЛАЇВ', 'ХЕРСОН']</text:p>
      <text:p text:style-name="P4">
Category: News</text:p>
      <!--METADATA-->
      <text:p text:style-name="P4">
<draw:frame draw:style-name="fr1" draw:name="Image279" text:anchor-type="as-char" svg:width="6.9236in" svg:height="3.606042in" draw:z-index="0">
<draw:image xlink:href="../Images/AРМІЯINFORM/2023-04-28T34-00-00-04-00/243449_mines_reuters-1.png" xlink:type="simple" xlink:show="embed" xlink:actuate="onLoad" draw:mime-type="image/png"/>
</draw:frame>
<text:span text:style-name="T4">
 🔥 Situation on the Russian invasion </text:span>
 about it <text:a xlink:type="simple" xlink:href="https://www.facebook.com/GeneralStaff.ua/posts/pfbid02r7fioKTGLYqWpkKYk3KjQxLgFs8LzTETTnRxgUTxJNQtHwhuXuGGsMihJh9inRy9l" text:style-name="Internet_20_link" text:visited-style-name="Visited_20_Internet_20_Link">
reports</text:a>
The General of the Armed Forces of Ukraine in the morning summary.</text:p>
      <text:p text:style-name="P4">
“In the Zaporizhzhya and Kherson directions, the enemy is defending. Among that, he fired at the settlements, which, along with the line of combat collision. Olgivske, Gulyaypole, Mala Tokmachka, Orikhiv, Novoandriivka and Kamianske Zaporizhzhya region; Khersonta Berislav of Kherson region. Also last day, at night, the enemy of the missile blow to Nikolaev, ”the message reads.</text:p>
      <text:p text:style-name="P4">
News Source: <text:a xlink:type="simple" xlink:href="https://armyinform.com.ua/2023/04/28/na-pivdni-okupanty-obstrilyaly-11-naselenyh-punktiv/" text:style-name="Internet_20_link" text:visited-style-name="Visited_20_Internet_20_Link">
https://armyinform.com.ua/2023/04/28/na-pivdni-okupanty-obstrilyaly-11-naselenyh-punktiv/</text:a>
</text:p>
      <!--NEWS-->
      <text:h text:style-name="P10" text:outline-level="1">
<text:span text:style-name="T4">
In the Zaporozhye region, 20 invaders used "unknown substance" and died</text:span>
</text:h>
      <text:p text:style-name="P4">
Author: ['АРМІЯINFORM']</text:p>
      <text:p text:style-name="P4">
Time: 2023-04-28T35:00:00-04:00</text:p>
      <text:p text:style-name="P4">
Description: About CED DOIMLAY HS ZS Ukrainian at Rankova Zvedenni. “Zagarbniki is a good time ...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cd6101c-gettyimages-1399060419-1-.jpg" text:style-name="Internet_20_link" text:visited-style-name="Visited_20_Internet_20_Link">
cd6101c-gettyimages-1399060419-1-.jpg</text:a>
']</text:p>
      <text:p text:style-name="P4">
Tags: ['STOPRUSSIA', 'ВТОРГНЕННЯ РФ', 'ГШ ЗС УКРАЇНИ', 'ЗАПОРІЗЬКА ОБЛАСТЬ']</text:p>
      <text:p text:style-name="P4">
Category: News</text:p>
      <!--METADATA-->
      <text:p text:style-name="P4">
<draw:frame draw:style-name="fr1" draw:name="Image280" text:anchor-type="as-char" svg:width="6.9236in" svg:height="3.883237in" draw:z-index="0">
<draw:image xlink:href="../Images/AРМІЯINFORM/2023-04-28T35-00-00-04-00/cd6101c-gettyimages-1399060419-1-.jpg" xlink:type="simple" xlink:show="embed" xlink:actuate="onLoad" draw:mime-type="image/jpeg"/>
</draw:frame>
<text:span text:style-name="T4">
 🔥 Situation on the Russian invasion </text:span>
 about it <text:a xlink:type="simple" xlink:href="https://www.facebook.com/GeneralStaff.ua/posts/pfbid02r7fioKTGLYqWpkKYk3KjQxLgFs8LzTETTnRxgUTxJNQtHwhuXuGGsMihJh9inRy9l" text:style-name="Internet_20_link" text:visited-style-name="Visited_20_Internet_20_Link">
reports</text:a>
The General of the Armed Forces of Ukraine in the morning summary.</text:p>
      <text:p text:style-name="P4">
“The invaders continue to suffer losses, in particular, and non -adhesives. Thus, in one units of the enemy in the Melitopol district of the Zaporozhye region, as a result of poisoning due to the use of an unknown substance, on April 24, 20 invaders were stored, ”the message reads.</text:p>
      <text:p text:style-name="P4">
News Source: <text:a xlink:type="simple" xlink:href="https://armyinform.com.ua/2023/04/28/u-zaporizkij-oblasti-20-zagarbnykiv-vzhyly-nevidomu-rechovynu-i-pomerly/" text:style-name="Internet_20_link" text:visited-style-name="Visited_20_Internet_20_Link">
https://armyinform.com.ua/2023/04/28/u-zaporizkij-oblasti-20-zagarbnykiv-vzhyly-nevidomu-rechovynu-i-pomerly/</text:a>
</text:p>
      <!--NEWS-->
      <text:h text:style-name="P10" text:outline-level="1">
<text:span text:style-name="T4">
The Russians fired 21 settlements in the Ukrainian border</text:span>
</text:h>
      <text:p text:style-name="P4">
Author: ['АРМІЯINFORM']</text:p>
      <text:p text:style-name="P4">
Time: 2023-04-28T36:00:00-04:00</text:p>
      <text:p text:style-name="P4">
Description: About CED DOIMLAY HS ZS Ukrainian at Rankova Zvedenni. “The war with Ukraine 2022, the war with Ukraine is the latest news today,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1/630_360_1660843916-974.jpg" text:style-name="Internet_20_link" text:visited-style-name="Visited_20_Internet_20_Link">
630_360_1660843916-974.jpg</text:a>
']</text:p>
      <text:p text:style-name="P4">
Tags: ['STOPRUSSIA', 'ВОЄННІ ЗЛОЧИНИ ЗС РФ', 'ВТОРГНЕННЯ РФ', 'ГШ ЗС УКРАЇНИ']</text:p>
      <text:p text:style-name="P4">
Category: News</text:p>
      <!--METADATA-->
      <text:p text:style-name="P4">
<draw:frame draw:style-name="fr1" draw:name="Image281" text:anchor-type="as-char" svg:width="6.9236in" svg:height="3.956343in" draw:z-index="0">
<draw:image xlink:href="../Images/AРМІЯINFORM/2023-04-28T36-00-00-04-00/630_360_1660843916-974.jpg" xlink:type="simple" xlink:show="embed" xlink:actuate="onLoad" draw:mime-type="image/jpeg"/>
</draw:frame>
<text:span text:style-name="T4">
 🔥 Situation on the Russian invasion </text:span>
 about it <text:a xlink:type="simple" xlink:href="https://www.facebook.com/GeneralStaff.ua/posts/pfbid02r7fioKTGLYqWpkKYk3KjQxLgFs8LzTETTnRxgUTxJNQtHwhuXuGGsMihJh9inRy9l" text:style-name="Internet_20_link" text:visited-style-name="Visited_20_Internet_20_Link">
reports</text:a>
The General of the Armed Forces of Ukraine in the morning summary.</text:p>
      <text:p text:style-name="P4">
“In the Siversky and Slobozhansky directions during the last day, the enemy was inflicted on the settlements of the Middle-Buda and Chernatsk; the implementation of the settlements of Gramyach of the Chernihiv region; Novasilivka, Ukrainian, Baranivka, Bachivsk, Kucherivka, Volfine, Oleksiyivka and Miropillya, Sumy region, as well as Basove, Bugayivka, Kozachalpan, Sagittarius, Hlyboka, Hatyshche, Vovchansk, Vilchivka, Vilkhvka, Bologovka, and Kharkivka and Kharkivka.</text:p>
      <text:p text:style-name="P4">
News Source: <text:a xlink:type="simple" xlink:href="https://armyinform.com.ua/2023/04/28/rosiyany-obstrilyaly-21-naselenyj-punkt-v-ukrayinskomu-prykordonni/" text:style-name="Internet_20_link" text:visited-style-name="Visited_20_Internet_20_Link">
https://armyinform.com.ua/2023/04/28/rosiyany-obstrilyaly-21-naselenyj-punkt-v-ukrayinskomu-prykordonni/</text:a>
</text:p>
      <!--NEWS-->
      <text:h text:style-name="P10" text:outline-level="1">
<text:span text:style-name="T4">
Ukrainian defenders eliminated more than 500 invaders, destroyed 18 artisystems and 3 BBM</text:span>
</text:h>
      <text:p text:style-name="P4">
Author: ['АРМІЯINFORM']</text:p>
      <text:p text:style-name="P4">
Time: 2023-04-28T37:00:00-04:00</text:p>
      <text:p text:style-name="P4">
Description: Zagalni Boyov, take the enemy on 02.24.22 to 04/28/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88bd6e2-dbba-44f5-809b-bb47c1df0d77-scaled.jpg" text:style-name="Internet_20_link" text:visited-style-name="Visited_20_Internet_20_Link">
188bd6e2-dbba-44f5-809b-bb47c1df0d77-scaled.jpg</text:a>
']</text:p>
      <text:p text:style-name="P4">
Tags: ['STOPRUSSIA', 'АГРЕСІЯ РФ', 'ВТОРГНЕННЯ РФ', 'ВТРАТИ ВОРОГА', 'ГШ ЗСУ']</text:p>
      <text:p text:style-name="P4">
Category: News</text:p>
      <!--METADATA-->
      <text:p text:style-name="P4">
<draw:frame draw:style-name="fr1" draw:name="Image282" text:anchor-type="as-char" svg:width="6.9236in" svg:height="6.969757in" draw:z-index="0">
<draw:image xlink:href="../Images/AРМІЯINFORM/2023-04-28T37-00-00-04-00/188bd6e2-dbba-44f5-809b-bb47c1df0d77-scaled.jpg" xlink:type="simple" xlink:show="embed" xlink:actuate="onLoad" draw:mime-type="image/jpeg"/>
</draw:frame>
The total combat loss of the enemy from 24.02.22 to 28.04.23 will be orientated:</text:p>
      <text:p text:style-name="P4">
<text:span text:style-name="T4">
<text:span text:style-name="T5">
 Personnel - </text:span>
* 189460(+540)persons eliminated</text:span>
<text:span text:style-name="T5">
 tanks - </text:span>
<text:span text:style-name="T5">
 3694(0)</text:span>
<text:span text:style-name="T4">
 combat armored vehicles - </text:span>
 7181(+3)<text:span text:style-name="T4">
<text:span text:style-name="T5">
 Artillery systems - </text:span>
<text:span text:style-name="T5">
 2905(+18)</text:span>
 </text:span>
 RSZV - <text:span text:style-name="T4">
 543(+1)</text:span>
<text:span text:style-name="T5">
 air defense - </text:span>
<text:span text:style-name="T5">
 294(+1)</text:span>
<text:span text:style-name="T4">
 aircraft - </text:span>
 308(0)<text:span text:style-name="T4">
<text:span text:style-name="T5">
 helicopters - </text:span>
* 294(0)</text:span>
<text:span text:style-name="T5">
 UAV Operative Tactical Level-</text:span>
<text:span text:style-name="T5">
 2467(+6)</text:span>
<text:span text:style-name="T4">
 Winged missiles - </text:span>
 911(0)<text:span text:style-name="T4">
<text:span text:style-name="T5">
 ships / boats - </text:span>
* 18(0)</text:span>
<text:span text:style-name="T5">
 Automobile equipment and tanks - </text:span>
<text:span text:style-name="T5">
 5819(+14)</text:span>
<text:span text:style-name="T4">
 Special equipment - </text:span>
 353(+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8.04.23.</text:p>
      <text:p text:style-name="P4">
News Source: <text:a xlink:type="simple" xlink:href="https://armyinform.com.ua/2023/04/28/ukrayinski-zahysnyky-likviduvaly-ponad-500-okupantiv-znyshhyly-18-artsystem-i-3-bbm/" text:style-name="Internet_20_link" text:visited-style-name="Visited_20_Internet_20_Link">
https://armyinform.com.ua/2023/04/28/ukrayinski-zahysnyky-likviduvaly-ponad-500-okupantiv-znyshhyly-18-artsystem-i-3-bbm/</text:a>
</text:p>
      <!--NEWS-->
      <text:h text:style-name="P10" text:outline-level="1">
<text:span text:style-name="T4">
The total ship grouping of Russians in the Black Sea is now 16 units - Humeniuk</text:span>
</text:h>
      <text:p text:style-name="P4">
Author: ['Оксана Іванець']</text:p>
      <text:p text:style-name="P4">
Time: 2023-04-28T38:00:00-04:00</text:p>
      <text:p text:style-name="P4">
Description: PID Hour of Ninchnikhi attacks on Ukrainian Rosiyan did not stall Ozbrinna Ship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283" text:anchor-type="as-char" svg:width="6.9236in" svg:height="4.615733in" draw:z-index="0">
<draw:image xlink:href="../Images/AРМІЯINFORM/2023-04-28T38-00-00-04-00/raketa-kalibr-pusk-chorne-more.jpg" xlink:type="simple" xlink:show="embed" xlink:actuate="onLoad" draw:mime-type="image/jpeg"/>
</draw:frame>
Illustrative photo</text:p>
      <text:p text:style-name="P4">
During a night rocket attack in Ukraine, the Russians did not use a weapons of a ship. The head of the united coordination Press Center of Defense forces of Southern Nataliya Humeniuk reported on the air of the Tele scale "Unified News".</text:p>
      <text:p text:style-name="P4">
However, according to the speaker, in the morning, the activity of enemy surface ships of the Black Sea vacuum was also recorded - the number of rocket launchers during the air attack increased by one. There are 3 ships on combat duty, the potential of "calibers" has increased to 24 rockets.</text:p>
      <ul>
        <li>
The overall ship grouping of Russians in the Black Sea is currently 16 single. This suggests that the vessels that can be renewed UAVs can be, - said Humeniuk.</li>
      </ul>
      <text:p text:style-name="P4">
Also, the head of the united coordination press center of the South Defense Forces reported that last day the Russians continued to fireting the right shore -weapon from artillery and struck by managed aviation bombs.</text:p>
      <ul>
        <li>
In particular, the Russians struck the settlements of the Ochakov community. It is that no "grain corridor" they are going to open there. They are not going to help improve the humanitarian situation in the world, ”Humeniuk said.</li>
      </ul>
      <text:p text:style-name="P4">
However, according to the speaker, the forces of the south give a decent response to the enemy - in the past day 12 invaders and 14 units of their equipment were destroyed: UAVs, artillery installations, RBS stations, communications, through which they carry out aggressive and propaganda work.</text:p>
      <ul>
        <li>
On the temporarily occupied left bank of the Dnieper, the rotation of the hostile units continues - they are transferred to the front edge of the front of the newly mobilized, and the desert become cannon. And the more prepared Russian units are released to the long -range defense bonds - it indicates that the Russians understand that the development of further events will be similar to that they survived the right bank of the Dnieper.</li>
      </ul>
      <text:p text:style-name="P4">
News Source: <text:a xlink:type="simple" xlink:href="https://armyinform.com.ua/2023/04/28/zagalne-korabelne-ugrupovannya-rosiyan-u-chornomu-mori-narazi-stanovyt-16-odynycz-gumenyuk/" text:style-name="Internet_20_link" text:visited-style-name="Visited_20_Internet_20_Link">
https://armyinform.com.ua/2023/04/28/zagalne-korabelne-ugrupovannya-rosiyan-u-chornomu-mori-narazi-stanovyt-16-odynycz-gumenyuk/</text:a>
</text:p>
      <!--NEWS-->
      <text:h text:style-name="P10" text:outline-level="1">
<text:span text:style-name="T4">
Alexei Reznikov participated in the official launch of a single coordination platform in the Defense Tech - Brave1</text:span>
</text:h>
      <text:p text:style-name="P4">
Author: ['АРМІЯINFORM']</text:p>
      <text:p text:style-name="P4">
Time: 2023-04-28T39:00:00-04:00</text:p>
      <text:p text:style-name="P4">
Description: Edin Platform for SPIVPRACI Defense-Tech, keeping the same in defens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53c95a7f48039780f7d9cdb6ce345ef12c30360a-e1682660846666.jpeg" text:style-name="Internet_20_link" text:visited-style-name="Visited_20_Internet_20_Link">
53c95a7f48039780f7d9cdb6ce345ef12c30360a-e1682660846666.jpeg</text:a>
']</text:p>
      <text:p text:style-name="P4">
Tags: ['BRAVE1', 'МІНІСТР ОБОРОНИ УКРАЇНИ', 'ОЛЕКСІЙ РЕЗНІКОВ']</text:p>
      <text:p text:style-name="P4">
Category: News</text:p>
      <!--METADATA-->
      <text:p text:style-name="P4">
<draw:frame draw:style-name="fr1" draw:name="Image284" text:anchor-type="as-char" svg:width="6.9236in" svg:height="4.708048in" draw:z-index="0">
<draw:image xlink:href="../Images/AРМІЯINFORM/2023-04-28T39-00-00-04-00/53c95a7f48039780f7d9cdb6ce345ef12c30360a-e1682660846666.jpeg" xlink:type="simple" xlink:show="embed" xlink:actuate="onLoad" draw:mime-type="image/jpeg"/>
</draw:frame>
The only platform for cooperation with Defense-Tech Companies, State and Military Vocal Developments <text:a xlink:type="simple" xlink:href="https://armyinform.com.ua/2023/04/26/v-ukrayini-zapustyly-klaster-z-rozvytku-oboronnyh-tehnologij-brave1/" text:style-name="Internet_20_link" text:visited-style-name="Visited_20_Internet_20_Link">
Brave1</text:a>
Development with the Ministry of Defense, the Ministry of Stratus, the Ministry of Economy and the NSDC in order to get the best technologies and technical solutions as soon as possible to the front, and in the form of serial products.</text:p>
      <text:p text:style-name="P4">
“The main purpose of this site is to save the lives of our soldiers. In order to stand up and protect the country in the future, we must be able to give a distillation that prevails quantitatively and has more resources. We do not have a different selection other than to create the best, the most powerful forces of defense on the continent. The overgrowth of technological advantage is one of the main priorities, ” - <text:a xlink:type="simple" xlink:href="https://www.mil.gov.ua/news/2023/04/27/vistoyati-zaraz-i-zahistiti-krainu-v-majbutnomu-oleksij-reznikov-vzyav-uchast-v-oficzijnomu-zapusku-edinoi-koordinaczijnoi-platformi-v-galuzi-defense-tech-brave1/" text:style-name="Internet_20_link" text:visited-style-name="Visited_20_Internet_20_Link">
quotes</text:a>
The words of Oleksiyreznikov Ministry of Defense of Ukraine.</text:p>
      <text:p text:style-name="P4">
According to him, the Ministry of Defense forms policies in the field of OVT and acts as a basic customer. But this area is not in a vacuum, it is influenced by many factors that beyond the powers of the defense department. Regulatory credit policy, education, taxes, approaches to export-import, etc.</text:p>
      <text:p text:style-name="P4">
Therefore, in order to achieve the result, stable innovative enterprises and comfortable procedures, Fast Track on the way from the idea to the mass production of weapons and equipment are required.</text:p>
      <text:p text:style-name="P4">
The head of the domestic defense department emphasized that the Ministry of Defense already has successful experience in this area.Alexei Reznikov also stressed that there are many creative and qualified teams in Ukraine that can create advanced things. However, they need the assistance at the start - with funding, with legalization procedures, access to the pre -production base, tests, etc., because less than 10% of those who create OVT lamps are capable of confirming the declarations at the time of appeal to the Ministry of Defense and undergoing appropriate legalization.</text:p>
      <text:p text:style-name="P4">
The minister stressed that this is why this cluster was created, which helps to coordinate the efforts of all interested agencies, business, and professional communities. The cluster will "grow" ideas and development to a certain level of maturity, when the Ministry of Defense will be able to pick them up and carry them out all mazes, domestic codification and NATO registers.</text:p>
      <text:p text:style-name="P4">
“I personally stand for the comprehensive development of Ukrainian MIC, enterprises of all property. The war proved that the ability to produce high -tech weapons on its own is one of the components of true independence. And the pounding is a powerful economic factor. Shortly after the Ministry of Defense will present a serving of results in this area. We work for victory, ”the Defense Minister resume.</text:p>
      <text:p text:style-name="P4">
News Source: <text:a xlink:type="simple" xlink:href="https://armyinform.com.ua/2023/04/28/oleksij-reznikov-vzyav-uchast-v-oficzijnomu-zapusku-yedynoyi-koordynaczijnoyi-platformy-v-galuzi-defense-tech-brave1/" text:style-name="Internet_20_link" text:visited-style-name="Visited_20_Internet_20_Link">
https://armyinform.com.ua/2023/04/28/oleksij-reznikov-vzyav-uchast-v-oficzijnomu-zapusku-yedynoyi-koordynaczijnoyi-platformy-v-galuzi-defense-tech-brave1/</text:a>
</text:p>
      <!--NEWS-->
      <text:h text:style-name="P10" text:outline-level="1">
<text:span text:style-name="T4">
In Ukraine a moment of silence</text:span>
</text:h>
      <text:p text:style-name="P4">
Author: ['АРМІЯINFORM']</text:p>
      <text:p text:style-name="P4">
Time: 2023-04-28T4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285" text:anchor-type="as-char" svg:width="6.9236in" svg:height="3.895992in" draw:z-index="0">
<draw:image xlink:href="../Images/AРМІЯINFORM/2023-04-28T40-00-00-04-00/candle-1.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8/v-ukrayini-hvylyna-movchannya-3/" text:style-name="Internet_20_link" text:visited-style-name="Visited_20_Internet_20_Link">
https://armyinform.com.ua/2023/04/28/v-ukrayini-hvylyna-movchannya-3/</text:a>
</text:p>
      <!--NEWS-->
      <text:h text:style-name="P10" text:outline-level="1">
<text:span text:style-name="T4">
As a result of rocket stroke on the dashed, nearly 10 apartment buildings were damaged - President</text:span>
</text:h>
      <text:p text:style-name="P4">
Author: ['АРМІЯINFORM']</text:p>
      <text:p text:style-name="P4">
Time: 2023-04-28T41:00:00-04:00</text:p>
      <text:p text:style-name="P4">
Description: President of Ukraine Volodymyr Zelensky at Telegram-Canal, Vodimav about Namydk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2c5a356-dde0-4ab0-8bff-b1bc1934146c.jpg" text:style-name="Internet_20_link" text:visited-style-name="Visited_20_Internet_20_Link">
f2c5a356-dde0-4ab0-8bff-b1bc1934146c.jpg</text:a>
', '<text:a xlink:type="simple" xlink:href="https://armyinform.com.ua/wp-content/uploads/2023/04/2-82-150x150.jpg" text:style-name="Internet_20_link" text:visited-style-name="Visited_20_Internet_20_Link">
2-82-150x150.jpg</text:a>
', '<text:a xlink:type="simple" xlink:href="https://armyinform.com.ua/wp-content/uploads/2023/04/3-69-150x150.jpg" text:style-name="Internet_20_link" text:visited-style-name="Visited_20_Internet_20_Link">
3-69-150x150.jpg</text:a>
', '<text:a xlink:type="simple" xlink:href="https://armyinform.com.ua/wp-content/uploads/2023/04/4-63-150x150.jpg" text:style-name="Internet_20_link" text:visited-style-name="Visited_20_Internet_20_Link">
4-63-150x150.jpg</text:a>
']</text:p>
      <text:p text:style-name="P4">
Tags: ['ВОЛОДИМИР ЗЕЛЕНСЬКИЙ', 'ПРЕЗИДЕНТ УКРАЇНИ', 'РАКЕТНИЙ ОБСТРІЛ', 'УМАНЬ']</text:p>
      <text:p text:style-name="P4">
Category: News</text:p>
      <!--METADATA-->
      <text:p text:style-name="P4">
<draw:frame draw:style-name="fr1" draw:name="Image286" text:anchor-type="as-char" svg:width="6.9236in" svg:height="5.1927in" draw:z-index="0">
<draw:image xlink:href="../Images/AРМІЯINFORM/2023-04-28T41-00-00-04-00/f2c5a356-dde0-4ab0-8bff-b1bc1934146c.jpg" xlink:type="simple" xlink:show="embed" xlink:actuate="onLoad" draw:mime-type="image/jpeg"/>
</draw:frame>
President of Ukraine Volodymyr Zelenskyy in a telegram channel <text:a xlink:type="simple" xlink:href="https://t.me/V_Zelenskiy_official/6025" text:style-name="Internet_20_link" text:visited-style-name="Visited_20_Internet_20_Link">
reported</text:a>
About the consequences of the old massive rocket strike of the Russian army in Ukraine.</text:p>
      <text:p text:style-name="P4">
“This night the enemy again attacked Ukraine with rockets and UAV. Terrorist targets are martanic people and objects. The rocket stroke on the dashes damaged nearly 10 emails. One of them destroyed the whole entrance. Under the stroke people. Unfortunately, there are victims and dead, including a child.</text:p>
      <text:p text:style-name="P4">
In the Dnieper, the shelling of terrorists took away the life of the child. My condolences to all, he wrapped his relatives and relatives through Russian terror, ”he said.</text:p>
      <text:p text:style-name="P4">
<text:a xlink:type="simple" xlink:href="https://armyinform.com.ua/wp-content/uploads/2023/04/2-82.jpg" text:style-name="Internet_20_link" text:visited-style-name="Visited_20_Internet_20_Link">
!(Images/AРМІЯINFORM/2023-04-28T41-00-00-04-00/2-82-150x150.jpg)</text:a>
</text:p>
      <text:p text:style-name="P4">
<text:a xlink:type="simple" xlink:href="https://armyinform.com.ua/wp-content/uploads/2023/04/3-69.jpg" text:style-name="Internet_20_link" text:visited-style-name="Visited_20_Internet_20_Link">
<draw:frame draw:style-name="fr1" draw:name="Image287" text:anchor-type="as-char" svg:width="6.9236in" svg:height="6.9236in" draw:z-index="0">
<draw:image xlink:href="../Images/AРМІЯINFORM/2023-04-28T41-00-00-04-00/3-69-150x150.jpg" xlink:type="simple" xlink:show="embed" xlink:actuate="onLoad" draw:mime-type="image/jpeg"/>
</draw:frame>
</text:a>
</text:p>
      <text:p text:style-name="P4">
<text:a xlink:type="simple" xlink:href="https://armyinform.com.ua/wp-content/uploads/2023/04/4-63.jpg" text:style-name="Internet_20_link" text:visited-style-name="Visited_20_Internet_20_Link">
<draw:frame draw:style-name="fr1" draw:name="Image288" text:anchor-type="as-char" svg:width="6.9236in" svg:height="6.9236in" draw:z-index="0">
<draw:image xlink:href="../Images/AРМІЯINFORM/2023-04-28T41-00-00-04-00/4-63-150x150.jpg" xlink:type="simple" xlink:show="embed" xlink:actuate="onLoad" draw:mime-type="image/jpeg"/>
</draw:frame>
</text:a>
The Head of State thanked the Air Force of the Armed Forces, anti -aircraft, all who help to overcome the consequences of hostile attacks, to all who protect our people.</text:p>
      <text:p text:style-name="P4">
"This Russian terror has to receive a fair answer from Ukraine and the world. And it will receive. Every such attack, every evil against our country and people is closer to a terrorist state only to failure and punishment, not the other way around, as they think. We will not forget any crime, we will not give any occupier to avoid responsibility, ”Vladimir Zelensky stressed.</text:p>
      <text:p text:style-name="P4">
News Source: <text:a xlink:type="simple" xlink:href="https://armyinform.com.ua/2023/04/28/unaslidok-raketnogo-udaru-po-umani-poshkodzheno-majzhe-10-bagatokvartyrnyh-budynkiv-prezydent/" text:style-name="Internet_20_link" text:visited-style-name="Visited_20_Internet_20_Link">
https://armyinform.com.ua/2023/04/28/unaslidok-raketnogo-udaru-po-umani-poshkodzheno-majzhe-10-bagatokvartyrnyh-budynkiv-prezydent/</text:a>
</text:p>
      <!--NEWS-->
      <text:h text:style-name="P10" text:outline-level="1">
<text:span text:style-name="T4">
The Air Force Commander thanked the soldiers for successful combat work during the Russian Federation Rocket Attack</text:span>
</text:h>
      <text:p text:style-name="P4">
Author: ['АРМІЯINFORM']</text:p>
      <text:p text:style-name="P4">
Time: 2023-04-28T42:00:00-04:00</text:p>
      <text:p text:style-name="P4">
Description: Commander of the General Forces of the Zbroyshanya, Lieutenant General Mikola Oleshchuk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6-6-scaled-1-e1682664063866.jpg" text:style-name="Internet_20_link" text:visited-style-name="Visited_20_Internet_20_Link">
16-6-scaled-1-e1682664063866.jpg</text:a>
']</text:p>
      <text:p text:style-name="P4">
Tags: ['ПОВІТРЯНІ СИЛИ ЗБРОЙНИХ СИЛ УКРАЇНИ']</text:p>
      <text:p text:style-name="P4">
Category: News</text:p>
      <!--METADATA-->
      <text:p text:style-name="P4">
<draw:frame draw:style-name="fr1" draw:name="Image289" text:anchor-type="as-char" svg:width="6.9236in" svg:height="5.140773in" draw:z-index="0">
<draw:image xlink:href="../Images/AРМІЯINFORM/2023-04-28T42-00-00-04-00/16-6-scaled-1-e1682664063866.jpg" xlink:type="simple" xlink:show="embed" xlink:actuate="onLoad" draw:mime-type="image/jpeg"/>
</draw:frame>
The Commander of the Air Forces of the Armed Forces of Ukraine Lieutenant General Mykola Oleshchuk dressed for the successful combat work of the anti-aircraft work, in particular for the knocking of 21 winged and two UAVs during a night attack by Russia.</text:p>
      <text:p text:style-name="P4">
He [wrote] about it(https://t.me/MykolaOleshchuk/34)In his Telegram.</text:p>
      <text:p text:style-name="P4">
“Thank you for the successful combat work of the Center, East and South Air Commands. Tonight, 21 of 23 winged missiles and two drones were destroyed by air defense, ”the message reads.</text:p>
      <text:p text:style-name="P4">
He added that, unfortunately, not all the air goals were affected and condolences to the victims.</text:p>
      <text:p text:style-name="P4">
"We work on the strengthening of our air defense!" -summarized Lieutenant General Mykolaoleshchuk.</text:p>
      <text:p text:style-name="P4">
As it was reported, at about 4 am Russian invaders <text:a xlink:type="simple" xlink:href="https://armyinform.com.ua/2023/04/28/vnochi-protyvnyk-vypustyv-po-ukrayini-23-krylatyh-rakety-21-znyshheno/" text:style-name="Internet_20_link" text:visited-style-name="Visited_20_Internet_20_Link">
attacked</text:a>
Ukraine from the Tu-95 strategic Issue from the Caspian Sea and 23 winged rockets-101/X-555, as well as two UAVs, were released.</text:p>
      <text:p text:style-name="P4">
News Source: <text:a xlink:type="simple" xlink:href="https://armyinform.com.ua/2023/04/28/komanduvach-povitryanyh-syl-zsu-podyakuvav-voyinam-za-uspishnu-bojovu-robotu-pid-chas-raketnoyi-ataky-rf/" text:style-name="Internet_20_link" text:visited-style-name="Visited_20_Internet_20_Link">
https://armyinform.com.ua/2023/04/28/komanduvach-povitryanyh-syl-zsu-podyakuvav-voyinam-za-uspishnu-bojovu-robotu-pid-chas-raketnoyi-ataky-rf/</text:a>
</text:p>
      <!--NEWS-->
      <text:h text:style-name="P10" text:outline-level="1">
<text:span text:style-name="T4">
Moldova joins the group to create a tribunal for aggression against Ukraine</text:span>
</text:h>
      <text:p text:style-name="P4">
Author: ['АРМІЯINFORM']</text:p>
      <text:p text:style-name="P4">
Time: 2023-04-28T43:00:00-04:00</text:p>
      <text:p text:style-name="P4">
Description: Moldova took place before the main cereals of Krajan, prazuyut over the spacecraft of the special tribunal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uleba-1.jpg" text:style-name="Internet_20_link" text:visited-style-name="Visited_20_Internet_20_Link">
kuleba-1.jpg</text:a>
']</text:p>
      <text:p text:style-name="P4">
Tags: ['АГРЕСІЯ РФ', 'ДМИТРО КУЛЕБА', 'ДОПОМОГА ПАРТНЕРІВ', 'РЕСПУБЛІКА МОЛДОВА', 'СВІТ ПІДТРИМУЄ УКРАЇНУ', 'ТРИБУНАЛ']</text:p>
      <text:p text:style-name="P4">
Category: News</text:p>
      <!--METADATA-->
      <text:p text:style-name="P4">
<draw:frame draw:style-name="fr1" draw:name="Image290" text:anchor-type="as-char" svg:width="6.9236in" svg:height="3.894525in" draw:z-index="0">
<draw:image xlink:href="../Images/AРМІЯINFORM/2023-04-28T43-00-00-04-00/kuleba-1.jpg" xlink:type="simple" xlink:show="embed" xlink:actuate="onLoad" draw:mime-type="image/jpeg"/>
</draw:frame>
Moldova has joined the main group of countries working on the creation of a complication about the crime of aggression against Ukraine.</text:p>
      <text:p text:style-name="P4">
About it as a result of a meeting in Chisinau with Viceremier-Minister of Moldovanika Popescu <text:a xlink:type="simple" xlink:href="https://twitter.com/DmytroKuleba/status/1651613767237619713" text:style-name="Internet_20_link" text:visited-style-name="Visited_20_Internet_20_Link">
reported</text:a>
Foreign Minister of Ukraine Dmytro Kuleba.</text:p>
      <text:p text:style-name="P4">
“Productive conversations with a good colleague and friend Nick Popezka. Vinn informed me about the decision of Moldova to join the main group of establishment <text:a xlink:type="simple" xlink:href="https://armyinform.com.ua/2023/04/19/ukrayina-vymagaye-stvorennya-mizhnarodnogo-specztrybunalu-ganna-malyar/" text:style-name="Internet_20_link" text:visited-style-name="Visited_20_Internet_20_Link">
special tribunal</text:a>
For the crime of anti -Ukraine aggression, ”Dmytro Kuleba said.</text:p>
      <text:p text:style-name="P4">
He added that 35 countries have already been annexed to the main group.</text:p>
      <text:p text:style-name="P4">
In addition, politicians discussed the steps necessary to open negotiations to the EU in 2023.</text:p>
      <text:p text:style-name="P4">
News Source: <text:a xlink:type="simple" xlink:href="https://armyinform.com.ua/2023/04/28/moldova-pryyednuyetsya-do-grupy-dlya-stvorennya-trybunalu-za-agresiyu-proty-ukrayiny/" text:style-name="Internet_20_link" text:visited-style-name="Visited_20_Internet_20_Link">
https://armyinform.com.ua/2023/04/28/moldova-pryyednuyetsya-do-grupy-dlya-stvorennya-trybunalu-za-agresiyu-proty-ukrayiny/</text:a>
</text:p>
      <!--NEWS-->
      <text:h text:style-name="P10" text:outline-level="1">
<text:span text:style-name="T4">
During the winter attacks on civilian infrastructure of Ukraine, the Russians released about 850 rockets and as many drones-Kamikadze-Yuri Ignat</text:span>
</text:h>
      <text:p text:style-name="P4">
Author: ['Оксана Іванець']</text:p>
      <text:p text:style-name="P4">
Time: 2023-04-28T44:00:00-04:00</text:p>
      <text:p text:style-name="P4">
Description: A blow to Mikolav Vchora Vnochi, in the result, the Yaku was lit up 1 people, 23 Bulo was wounde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NASAMS', 'SAMP/T', 'ВТОРГНЕННЯ РФ', 'ДРОН-КАМІКАДЗЕ', 'ЄДИНІ НОВИНИ', 'ЗРК PATRIOT', 'ІСКАНДЕР', 'ППО ЗСУ', 'РАКЕТНА АТАКА', 'ЮРІЙ ІГНАТ']</text:p>
      <text:p text:style-name="P4">
Category: News</text:p>
      <!--METADATA-->
      <text:p text:style-name="P4">
<draw:frame draw:style-name="fr1" draw:name="Image291" text:anchor-type="as-char" svg:width="6.9236in" svg:height="4.612849in" draw:z-index="0">
<draw:image xlink:href="../Images/AРМІЯINFORM/2023-04-28T44-00-00-04-00/rechnyk-ps-zsu-yurij-ignat.jpg" xlink:type="simple" xlink:show="embed" xlink:actuate="onLoad" draw:mime-type="image/jpeg"/>
</draw:frame>
Colonel Ignatius Ignatius Colonel. Illustrative photo</text:p>
      <text:p text:style-name="P4">
The blow to Nikolaev last night, as a result of which 1 person was killed, 23 was injured, was inflicted by a small-scale winged rocket launcher "Iskander-K". Colonel Yuriy Ignat, spokesman for the Air Force of Ukraine, reported this on the air of the only news.</text:p>
      <ul>
        <li>
It is difficult to detect and knock down this air goal as it flies very low land. It can also start from a small distance.</li>
      </ul>
      <text:p text:style-name="P4">
Yuri Ignat also said that during winter attacks on civil infrastructure, the Russians released about 850 rockets and as many drones-Kamikadze. Silippo was beaten about 1.5 thousand air purposes.</text:p>
      <text:p text:style-name="P4">
-And if the enemy depletes its rocket potential, we are continued to intensify our partner countries. We already have Nasams batteries, the second Patriot division will drive combat duty and more. We also continue to expect new supplies Western weapons, including SAMP/T on the approach, - said the Air Force Command of the Armed Forces of Ukraine.</text:p>
      <text:p text:style-name="P4">
News Source: <text:a xlink:type="simple" xlink:href="https://armyinform.com.ua/2023/04/28/za-chas-zymovyh-atak-na-czyvilnu-infrastrukturu-ukrayiny-rosiyany-vypustyly-blyzko-850-raket-i-stilky-zh-droniv-kamikadze-yurij-ignat/" text:style-name="Internet_20_link" text:visited-style-name="Visited_20_Internet_20_Link">
https://armyinform.com.ua/2023/04/28/za-chas-zymovyh-atak-na-czyvilnu-infrastrukturu-ukrayiny-rosiyany-vypustyly-blyzko-850-raket-i-stilky-zh-droniv-kamikadze-yurij-ignat/</text:a>
</text:p>
      <!--NEWS-->
      <text:h text:style-name="P10" text:outline-level="1">
<text:span text:style-name="T4">
The cruelty of the Russian Federation only strengthens our dedication to Ukraine - the reaction of the US Ambassador to rocket firing</text:span>
</text:h>
      <text:p text:style-name="P4">
Author: ['АРМІЯINFORM']</text:p>
      <text:p text:style-name="P4">
Time: 2023-04-28T45:00:00-04:00</text:p>
      <text:p text:style-name="P4">
Description: The rocket launched the Crimean-Agresoror of the deprivation of the piditrim of the viddanisty of the splaps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uman.jpg" text:style-name="Internet_20_link" text:visited-style-name="Visited_20_Internet_20_Link">
uman.jpg</text:a>
']</text:p>
      <text:p text:style-name="P4">
Tags: ['АГРЕСІЯ РФ', 'БРІДЖИТ БРІНК', 'ВТОРГНЕННЯ РФ', 'ОБСТРІЛ УКРАЇНИ', 'ПОСОЛ США В УКРАЇНІ']</text:p>
      <text:p text:style-name="P4">
Category: News</text:p>
      <!--METADATA-->
      <text:p text:style-name="P4">
<draw:frame draw:style-name="fr1" draw:name="Image292" text:anchor-type="as-char" svg:width="6.9236in" svg:height="3.894525in" draw:z-index="0">
<draw:image xlink:href="../Images/AРМІЯINFORM/2023-04-28T45-00-00-04-00/uman.jpg" xlink:type="simple" xlink:show="embed" xlink:actuate="onLoad" draw:mime-type="image/jpeg"/>
</draw:frame>
Missile shelling only deepens the support and dedication of the United States of America to Ukraine.</text:p>
      <text:p text:style-name="P4">
This is exactly how the next missile shelling of Ukraine by Russia <text:a xlink:type="simple" xlink:href="https://twitter.com/USAmbKyiv/status/1651836324092035072" text:style-name="Internet_20_link" text:visited-style-name="Visited_20_Internet_20_Link">
reacted</text:a>
Bridget Brynk.</text:p>
      <text:p text:style-name="P4">
“Even more lives are tragically lost when Russian rockets were hit in an apartment building. Russia has not yet understood that its cruelty only strengthens Ukraine and deepens our dedication to Ukraine's support in its flock, ”Bridget Brinkk emphasized.</text:p>
      <text:p text:style-name="P4">
We will remind, on April 28, 2023 during the next missile shelling of Ukraine <text:a xlink:type="simple" xlink:href="https://armyinform.com.ua/2023/04/28/vnochi-protyvnyk-vypustyv-po-ukrayini-23-krylatyh-rakety-21-znyshheno/" text:style-name="Internet_20_link" text:visited-style-name="Visited_20_Internet_20_Link">
released</text:a>
23 winged rockets, 21 - it is declined. As a result of a missile strike on Uman on April 28, 2023 <text:a xlink:type="simple" xlink:href="https://armyinform.com.ua/2023/04/28/unaslidok-raketnogo-udaru-po-umani-poshkodzheno-majzhe-10-bagatokvartyrnyh-budynkiv-prezydent/" text:style-name="Internet_20_link" text:visited-style-name="Visited_20_Internet_20_Link">
damaged</text:a>
Almost 10 household houses. In the Dnieper, the shelling of terrorists took away the life of the child.</text:p>
      <text:p text:style-name="P4">
News Source: <text:a xlink:type="simple" xlink:href="https://armyinform.com.ua/2023/04/28/zhorstokist-rf-lyshe-zmicznyuye-nashu-viddanist-ukrayini-reakcziya-posla-ssha-na-raketnyj-obstril/" text:style-name="Internet_20_link" text:visited-style-name="Visited_20_Internet_20_Link">
https://armyinform.com.ua/2023/04/28/zhorstokist-rf-lyshe-zmicznyuye-nashu-viddanist-ukrayini-reakcziya-posla-ssha-na-raketnyj-obstril/</text:a>
</text:p>
      <!--NEWS-->
      <text:h text:style-name="P10" text:outline-level="1">
<text:span text:style-name="T4">
Presidents of the Czech Republic and Slovakia arrived in Kiev: we will stand with the Ukrainians in the fight against the aggressor</text:span>
</text:h>
      <text:p text:style-name="P4">
Author: ['АРМІЯINFORM']</text:p>
      <text:p text:style-name="P4">
Time: 2023-04-28T46:00:00-04:00</text:p>
      <text:p text:style-name="P4">
Description: President Peter Pavel Pavel Tu, the President of Slovichini Zuzan Chaputov, was afraid to Kiw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petr.jpg" text:style-name="Internet_20_link" text:visited-style-name="Visited_20_Internet_20_Link">
petr.jpg</text:a>
', '<text:a xlink:type="simple" xlink:href="https://armyinform.com.ua/wp-content/uploads/2023/04/petr01-150x150.jpg" text:style-name="Internet_20_link" text:visited-style-name="Visited_20_Internet_20_Link">
petr01-150x150.jpg</text:a>
', '<text:a xlink:type="simple" xlink:href="https://armyinform.com.ua/wp-content/uploads/2023/04/petr02-150x150.jpg" text:style-name="Internet_20_link" text:visited-style-name="Visited_20_Internet_20_Link">
petr02-150x150.jpg</text:a>
']</text:p>
      <text:p text:style-name="P4">
Tags: ['STOPRUSSIA', 'ДОПОМОГА ПАРТНЕРІВ', 'ЗУЗАНА ЧАПУТОВА', 'ПЕТР ПАВЕЛ', 'СВІТ ПІДТРИМУЄ УКРАЇНУ', 'СЛОВАЧЧИНА', 'ЧЕХІЇЯ']</text:p>
      <text:p text:style-name="P4">
Category: News</text:p>
      <!--METADATA-->
      <text:p text:style-name="P4">
<draw:frame draw:style-name="fr1" draw:name="Image293" text:anchor-type="as-char" svg:width="6.9236in" svg:height="3.894525in" draw:z-index="0">
<draw:image xlink:href="../Images/AРМІЯINFORM/2023-04-28T46-00-00-04-00/petr.jpg" xlink:type="simple" xlink:show="embed" xlink:actuate="onLoad" draw:mime-type="image/jpeg"/>
</draw:frame>
President of the Czech Republic Petr Pavel and President of Slovakia Zuzanacaputova arrived in Kiev.</text:p>
      <text:p text:style-name="P4">
This is stated in [Czech] messages(https://www.facebook.com/prezidentpavel/posts/pfbid02LWtHg9P2XmSSh4C4D4mFwi9bHXXXvwbxCKQ7CapVgyp7jLf1YEhmUg7uXWTWSe2Fl)and <text:a xlink:type="simple" xlink:href="https://www.facebook.com/zcaputova" text:style-name="Internet_20_link" text:visited-style-name="Visited_20_Internet_20_Link">
Slovak</text:a>
heads.</text:p>
      <text:p text:style-name="P4">
“I return to Kiev less than a year after my last visit, which has fallen into my whole life. After this visit, my attitude to the war is non -political and deeply human. And I believe that it would move everyone, regardless of what sources of information they seek to monitor, ” - reported Chaputova.</text:p>
      <text:p text:style-name="P4">
She also responded to today's night missile attacks on Ukraine.</text:p>
      <text:p text:style-name="P4">
"Today's shameful attacks on some Ukrainian cities, including the Dnieper or Uman, in which innocent civilians have died, remind us that we cannot allow the person to distract the eye," said Zuzana Chapotova.</text:p>
      <text:p text:style-name="P4">
<text:a xlink:type="simple" xlink:href="https://armyinform.com.ua/wp-content/uploads/2023/04/petr01.jpg" text:style-name="Internet_20_link" text:visited-style-name="Visited_20_Internet_20_Link">
!(Images/AРМІЯINFORM/2023-04-28T46-00-00-04-00/petr01-150x150.jpg)</text:a>
</text:p>
      <text:p text:style-name="P4">
<text:a xlink:type="simple" xlink:href="https://armyinform.com.ua/wp-content/uploads/2023/04/petr02.jpg" text:style-name="Internet_20_link" text:visited-style-name="Visited_20_Internet_20_Link">
<draw:frame draw:style-name="fr1" draw:name="Image294" text:anchor-type="as-char" svg:width="6.9236in" svg:height="6.9236in" draw:z-index="0">
<draw:image xlink:href="../Images/AРМІЯINFORM/2023-04-28T46-00-00-04-00/petr02-150x150.jpg" xlink:type="simple" xlink:show="embed" xlink:actuate="onLoad" draw:mime-type="image/jpeg"/>
</draw:frame>
</text:a>
The Czech leader noted that together with the Slovak colleague they understand the value of conscience and justice.</text:p>
      <text:p text:style-name="P4">
“It is difficult to see with their own eyes that Ukrainians pay the most expensive price. The blood of the life of their own citizens. In the fight against the aggressor, Ukraine protects the common. That's where we will stand with her, ”Peter Paul emphasized.</text:p>
      <text:p text:style-name="P4">
News Source: <text:a xlink:type="simple" xlink:href="https://armyinform.com.ua/2023/04/28/do-kyyeva-prybuly-prezydenty-chehiyi-ta-slovachchyny-stoyatymemo-razom-iz-ukrayinczyamy-u-borotbi-z-agresorom/" text:style-name="Internet_20_link" text:visited-style-name="Visited_20_Internet_20_Link">
https://armyinform.com.ua/2023/04/28/do-kyyeva-prybuly-prezydenty-chehiyi-ta-slovachchyny-stoyatymemo-razom-iz-ukrayinczyamy-u-borotbi-z-agresorom/</text:a>
</text:p>
      <!--NEWS-->
      <text:h text:style-name="P10" text:outline-level="1">
<text:span text:style-name="T4">
At night, the enemy from mortars fired at the territory of the border of Chernihiv region</text:span>
</text:h>
      <text:p text:style-name="P4">
Author: ['АРМІЯINFORM']</text:p>
      <text:p text:style-name="P4">
Time: 2023-04-28T47:00:00-04:00</text:p>
      <text:p text:style-name="P4">
Description: At NICH Z 27 by 28 KVITY Rosiyska Percopulsiya Army DVICHI, the Prordordon was sheltered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obstrily-prykordonnya.jpg" text:style-name="Internet_20_link" text:visited-style-name="Visited_20_Internet_20_Link">
obstrily-prykordonnya.jpg</text:a>
']</text:p>
      <text:p text:style-name="P4">
Tags: ['STOPRUSSIA', 'АГРЕСІЯ РФ', 'ВТОРГНЕННЯ РФ', 'ЧЕРНІГІВЩИНА']</text:p>
      <text:p text:style-name="P4">
Category: News</text:p>
      <!--METADATA-->
      <text:p text:style-name="P4">
<draw:frame draw:style-name="fr1" draw:name="Image295" text:anchor-type="as-char" svg:width="6.9236in" svg:height="4.615733in" draw:z-index="0">
<draw:image xlink:href="../Images/AРМІЯINFORM/2023-04-28T47-00-00-04-00/obstrily-prykordonnya.jpg" xlink:type="simple" xlink:show="embed" xlink:actuate="onLoad" draw:mime-type="image/jpeg"/>
</draw:frame>
Illustrative photo</text:p>
      <text:p text:style-name="P4">
On the night of April 27 to April 28, the Russian occupation army fired twice border guards of the Chernihiv region.</text:p>
      <text:p text:style-name="P4">
About it <text:a xlink:type="simple" xlink:href="https://www.facebook.com/kommander.nord/posts/pfbid022D9L3or6vHEECqjDwecHgBxcN7L48sDkMmCWVL67g22G2Z4iQqxefgHynSRXZ6A5l" text:style-name="Internet_20_link" text:visited-style-name="Visited_20_Internet_20_Link">
reports</text:a>
Operational Command "North".</text:p>
      <text:p text:style-name="P4">
From 22:22 to 22:35 4 parishes were recorded, probably from a mortar 120 mm, in the district of the painter Mykolaivka.</text:p>
      <text:p text:style-name="P4">
From 22:27 to 23:27 4 parishes were recorded, probably from a mortar 120 mm, in the rayon of the galantic point Galaganivka.</text:p>
      <text:p text:style-name="P4">
There was no information about losses among the local population or damage to civilian infrastructure.</text:p>
      <text:p text:style-name="P4">
News Source: <text:a xlink:type="simple" xlink:href="https://armyinform.com.ua/2023/04/28/vnochi-vorog-z-minometiv-obstrilyav-terytoriyi-prykordonnya-chernigivshhyny/" text:style-name="Internet_20_link" text:visited-style-name="Visited_20_Internet_20_Link">
https://armyinform.com.ua/2023/04/28/vnochi-vorog-z-minometiv-obstrilyav-terytoriyi-prykordonnya-chernigivshhyny/</text:a>
</text:p>
      <!--NEWS-->
      <text:h text:style-name="P10" text:outline-level="1">
<text:span text:style-name="T4">
Dmitry Kuleb about rocket attack of the Russian Federation: the way to peace is to equip Ukraine F-16</text:span>
</text:h>
      <text:p text:style-name="P4">
Author: ['АРМІЯINFORM']</text:p>
      <text:p text:style-name="P4">
Time: 2023-04-28T48:00:00-04:00</text:p>
      <text:p text:style-name="P4">
Description: NICHNI RAKTENI TAKE ROSED OUR MIRALLY MISTS є є є є є є ok a non -okhodnostsky lak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ministr-dmytro-kuleba.jpg" text:style-name="Internet_20_link" text:visited-style-name="Visited_20_Internet_20_Link">
ministr-dmytro-kuleba.jpg</text:a>
']</text:p>
      <text:p text:style-name="P4">
Tags: ['F-16', 'ДМИТРО КУЛЕБА', 'ОБСТРІЛ УКРАЇНИ', 'РОСІЙСЬКА РАКЕТНА АТАКА']</text:p>
      <text:p text:style-name="P4">
Category: News</text:p>
      <!--METADATA-->
      <text:p text:style-name="P4">
<draw:frame draw:style-name="fr1" draw:name="Image296" text:anchor-type="as-char" svg:width="6.9236in" svg:height="4.281328in" draw:z-index="0">
<draw:image xlink:href="../Images/AРМІЯINFORM/2023-04-28T48-00-00-04-00/ministr-dmytro-kuleba.jpg" xlink:type="simple" xlink:show="embed" xlink:actuate="onLoad" draw:mime-type="image/jpeg"/>
</draw:frame>
Night missile strikes of Russia in our peaceful cities are another proof of weapons to equip Ukraine F-16.</text:p>
      <text:p text:style-name="P4">
About it the head of the Ministry of Foreign Affairs of Ukraine Dmytro Kuleba <text:a xlink:type="simple" xlink:href="https://twitter.com/DmytroKuleba/status/1651831570741772288" text:style-name="Internet_20_link" text:visited-style-name="Visited_20_Internet_20_Link">
wrote</text:a>
In his tweet.</text:p>
      <text:p text:style-name="P4">
“The path to peace is to expel Russia from Ukraine. The path to peace is to equip the F-16 Ukrainian agents and protect children from Russian terror, ”his report reads.</text:p>
      <text:p text:style-name="P4">
The Ministry of Foreign Affairs of Ukraine emphasized that rocket strokes that kill innocent Ukrainian dreams, including a 2-year-old child, are Russia's response to all peaceful initiatives.</text:p>
      <text:p text:style-name="P4">
As it was reported, the enemy again <text:a xlink:type="simple" xlink:href="https://armyinform.com.ua/2023/04/28/unaslidok-raketnogo-udaru-po-umani-poshkodzheno-majzhe-10-bagatokvartyrnyh-budynkiv-prezydent/" text:style-name="Internet_20_link" text:visited-style-name="Visited_20_Internet_20_Link">
attacked</text:a>
Ukrainians and UAVs. The rocket stroke on the dashed was damaged by nearly 10 emails. There are victims and dead, including a child. Udipri shelling of terrorists also took the life of the child.</text:p>
      <text:p text:style-name="P4">
News Source: <text:a xlink:type="simple" xlink:href="https://armyinform.com.ua/2023/04/28/dmytro-kuleba-pro-raketnu-ataku-rf-shlyah-do-myru-ozbroyity-ukrayinu-f-16/" text:style-name="Internet_20_link" text:visited-style-name="Visited_20_Internet_20_Link">
https://armyinform.com.ua/2023/04/28/dmytro-kuleba-pro-raketnu-ataku-rf-shlyah-do-myru-ozbroyity-ukrayinu-f-16/</text:a>
</text:p>
      <!--NEWS-->
      <text:h text:style-name="P10" text:outline-level="1">
<text:span text:style-name="T4">
Press Conference of Minister of Defense of Ukraine in Military Media Center</text:span>
</text:h>
      <text:p text:style-name="P4">
Author: ['АРМІЯINFORM']</text:p>
      <text:p text:style-name="P4">
Time: 2023-04-28T49:00:00-04:00</text:p>
      <text:p text:style-name="P4">
Description: https://www.youtube.com/watch?v=sls6yogzo0y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 'ОЛЕКСІЙ РЕЗНІКОВ', 'ПРЕСКОНФЕРЕНЦІЯ']</text:p>
      <text:p text:style-name="P4">
Category: News</text:p>
      <!--METADATA-->
      <text:p text:style-name="P4">
News Source: <text:a xlink:type="simple" xlink:href="https://armyinform.com.ua/2023/04/28/preskonferencziya-ministra-oborony-ukrayiny-u-military-madia-center/" text:style-name="Internet_20_link" text:visited-style-name="Visited_20_Internet_20_Link">
https://armyinform.com.ua/2023/04/28/preskonferencziya-ministra-oborony-ukrayiny-u-military-madia-center/</text:a>
</text:p>
      <!--NEWS-->
      <text:h text:style-name="P10" text:outline-level="1">
<text:span text:style-name="T4">
Poland simplifies the import of drones to Ukraine</text:span>
</text:h>
      <text:p text:style-name="P4">
Author: ['АРМІЯINFORM']</text:p>
      <text:p text:style-name="P4">
Time: 2023-04-28T50:00:00-04:00</text:p>
      <text:p text:style-name="P4">
Description: VIDSOGODINA, 28 KVITRY 2023 ROCU, Ekport Bezpіlotnitvyv Polshi to Ukrainian Buda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drones.jpg" text:style-name="Internet_20_link" text:visited-style-name="Visited_20_Internet_20_Link">
drones.jpg</text:a>
']</text:p>
      <text:p text:style-name="P4">
Tags: ['БПЛА', 'МІНІСТЕРСТВО ЕКОНОМІКИ УКРАЇНИ', 'УКРАЇНА - ПОЛЬЩА']</text:p>
      <text:p text:style-name="P4">
Category: News</text:p>
      <!--METADATA-->
      <text:p text:style-name="P4">
<draw:frame draw:style-name="fr1" draw:name="Image297" text:anchor-type="as-char" svg:width="6.9236in" svg:height="3.894525in" draw:z-index="0">
<draw:image xlink:href="../Images/AРМІЯINFORM/2023-04-28T50-00-00-04-00/drones.jpg" xlink:type="simple" xlink:show="embed" xlink:actuate="onLoad" draw:mime-type="image/jpeg"/>
</draw:frame>
From now on, April 28, 2023, exports of drones from Poland to Ukraine will be carried out on general conditions, with the permission issued by the Minister of Development and Technology of Poland. This decision was made by the Polish Government in accordance with Ukraine.</text:p>
      <text:p text:style-name="P4">
About it <text:a xlink:type="simple" xlink:href="https://www.me.gov.ua/News/Detail" text:style-name="Internet_20_link" text:visited-style-name="Visited_20_Internet_20_Link">
reports</text:a>
The press service of the Ministry of Economy of Ukraine.</text:p>
      <text:p text:style-name="P4">
“The Armed Forces of Ukraine for the protection of our country and the victory over the aggress -gray require UAVs both domestic and foreign production. The government of Ukraine, for its part, simplified the import of UAV. In parallel, Ukraine has worked with our partners at all levels to ensure that the corresponding simplifications are adopted. In particular, this issue was raised during meetings with Polish colleagues, the first Vice-Minister of Ukraine-Minister of Economy of Ukraine Yuliaswiridenko, and the Ministry of Economy sent a corresponding letter to our partner. Today we have the result of work. The decision of the Poland Government will help to supply the UAV to the front, to strengthen the defense capability of Ukraine and to victory over the aggressor, ”said Taras Kachka, Deputy Minister of Economy of Ukraine.</text:p>
      <text:p text:style-name="P4">
According to him, according to the decision of the Minister of Development and Technologies, the Poland-enabled permission to export UAVs to Ukraine can be used by any suburban person who has a location in Poland.(commercial income organization or individual). Запровадження загального дозволузвільняє від необхідності отримання індивідуального дозволу при експортікожної партії дронів.</text:p>
      <text:p text:style-name="P4">
Відтак дозвіл стосується лише певної категорії дронів, визначених врозпорядженні. Мова йде про безпілотні літальні апарати, призначені дляконтрольованого польоту за межами прямої видимості оператора, з максимальноютривалістю принаймні 30 хвилин, але менше 1 години, і призначених для зльотута обслуговування. Стабільний керований політ при поривах вітру не менше 46,3км/год.</text:p>
      <text:p text:style-name="P4">
News Source: <text:a xlink:type="simple" xlink:href="https://armyinform.com.ua/2023/04/28/polshha-sproshhuye-vvezennya-bezpilotnykiv-do-ukrayiny/" text:style-name="Internet_20_link" text:visited-style-name="Visited_20_Internet_20_Link">
https://armyinform.com.ua/2023/04/28/polshha-sproshhuye-vvezennya-bezpilotnykiv-do-ukrayiny/</text:a>
</text:p>
      <!--NEWS-->
      <text:h text:style-name="P10" text:outline-level="1">
<text:span text:style-name="T4">
Alexei Danilov discussed with Globsc delegation Topical security challenges in the world</text:span>
</text:h>
      <text:p text:style-name="P4">
Author: ['АРМІЯINFORM']</text:p>
      <text:p text:style-name="P4">
Time: 2023-04-28T51:00:00-04:00</text:p>
      <text:p text:style-name="P4">
Description: The secretary for the sake of National Bezpeki, the defense of Ukraine Oleksiy Danylov Zustych Iz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7_04_4.jpg" text:style-name="Internet_20_link" text:visited-style-name="Visited_20_Internet_20_Link">
27_04_4.jpg</text:a>
']</text:p>
      <text:p text:style-name="P4">
Tags: ['GLOBSEC', 'БЕЗПЕКОВІ ГАРАНТІЇ', 'ОЛЕКСІЙ ДАНІЛОВ', 'РНБО УКРАЇНИ']</text:p>
      <text:p text:style-name="P4">
Category: News</text:p>
      <!--METADATA-->
      <text:p text:style-name="P4">
<draw:frame draw:style-name="fr1" draw:name="Image298" text:anchor-type="as-char" svg:width="6.9236in" svg:height="4.615733in" draw:z-index="0">
<draw:image xlink:href="../Images/AРМІЯINFORM/2023-04-28T51-00-00-04-00/27_04_4.jpg" xlink:type="simple" xlink:show="embed" xlink:actuate="onLoad" draw:mime-type="image/jpeg"/>
</draw:frame>
The secretary of the National Security and Defense Council of Ukraine Oleksiy Danilov conducted a delegation of the International Globsec Center, during which topical security challenges in the world and the region have been completed.</text:p>
      <text:p text:style-name="P4">
About it <text:a xlink:type="simple" xlink:href="https://www.rnbo.gov.ua/ua/Diialnist/6294.html" text:style-name="Internet_20_link" text:visited-style-name="Visited_20_Internet_20_Link">
reports</text:a>
Radanational Security of Ukraine.</text:p>
      <text:p text:style-name="P4">
During the meeting, the parties exchanged views on strengthening the support of Ukraine's national partners on its way to victory in the aggressive war, resolved by the Russian Federation.</text:p>
      <text:p text:style-name="P4">
According to the Secretary of the NSDC of Ukraine, at the beginning of a large -scale invasion, many were mistaken with calculations and forecasts for Ukraine, which "stood gave such a repayment to the Russian invaders, which no one expected."</text:p>
      <text:p text:style-name="P4">
"Today, due to the inability to win on the battlefield of the Russian Federation, it will try to make their plans" through internal destabilization - with the help of agent, collaborators and attempts to sow discord in Ukrainian society, "Alexei Danilov reported.</text:p>
      <text:p text:style-name="P4">
According to him, Russia will continue to attempt to destabilize Europe and undermine unity in support of Ukraine, in particular by "spreading misinformation and cyberattack."</text:p>
      <text:p text:style-name="P4">
In this context, the Secretary of the NSDC Ukraine emphasized the importance of the unity -stampcratic civilized world to support Ukraine and emphasized that "Russia should not be afraid".</text:p>
      <text:p text:style-name="P4">
"Nobody knows better than the Russian Federation, we know them Achilles' heel, but global cooperation and unity are needed for a joint victory," he said.</text:p>
      <text:p text:style-name="P4">
The head of the delegation, Globsec President Robert, said that the aggressive war of the RFPRO of Ukraine has become an "attack against European civilization and values", and "the future of the whole of Europe is decided in Ukraine."</text:p>
      <text:p text:style-name="P4">
"You have shown unprecedented courage, stability and creativity in the anti -Russian aggression," he said.</text:p>
      <text:p text:style-name="P4">
The Globsec President has assured the readiness to make all possible efforts to support Ukraine and to promote its position at the world expert sites.</text:p>
      <text:p text:style-name="P4">
News Source: <text:a xlink:type="simple" xlink:href="https://armyinform.com.ua/2023/04/28/oleksij-danilov-obgvoryv-z-delegacziyeyu-globsec-aktualni-bezpekovi-vyklyky-u-sviti/" text:style-name="Internet_20_link" text:visited-style-name="Visited_20_Internet_20_Link">
https://armyinform.com.ua/2023/04/28/oleksij-danilov-obgvoryv-z-delegacziyeyu-globsec-aktualni-bezpekovi-vyklyky-u-sviti/</text:a>
</text:p>
      <!--NEWS-->
      <text:h text:style-name="P10" text:outline-level="1">
<text:span text:style-name="T4">
Special Operations forces have announced the recruitment of qualification course</text:span>
</text:h>
      <text:p text:style-name="P4">
Author: ['АРМІЯINFORM']</text:p>
      <text:p text:style-name="P4">
Time: 2023-04-28T52:00:00-04:00</text:p>
      <text:p text:style-name="P4">
Description: On the earnings of the stick, 2023 Rock is to get to the sulfir on the kovalifіkatye course of the SSO ZSU.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245708-e1682661697331.jpg" text:style-name="Internet_20_link" text:visited-style-name="Visited_20_Internet_20_Link">
245708-e1682661697331.jpg</text:a>
']</text:p>
      <text:p text:style-name="P4">
Tags: ['Q-КУРС', 'КВАЛІФІКАЦІЙНИЙ КУРС', 'ССО ЗСУ']</text:p>
      <text:p text:style-name="P4">
Category: News</text:p>
      <!--METADATA-->
      <text:p text:style-name="P4">
<draw:frame draw:style-name="fr1" draw:name="Image299" text:anchor-type="as-char" svg:width="6.9236in" svg:height="4.240705in" draw:z-index="0">
<draw:image xlink:href="../Images/AРМІЯINFORM/2023-04-28T52-00-00-04-00/245708-e1682661697331.jpg" xlink:type="simple" xlink:show="embed" xlink:actuate="onLoad" draw:mime-type="image/jpeg"/>
</draw:frame>
In early July 2023, recruitment will begin with the Qualification Course of the Armed Forces of the Armed Forces.</text:p>
      <text:p text:style-name="P4">
About the start of the set for the course <text:a xlink:type="simple" xlink:href="https://t.me/ukr_sof/518" text:style-name="Internet_20_link" text:visited-style-name="Visited_20_Internet_20_Link">
announced</text:a>
Command for special operations of the Armed Forces.</text:p>
      <text:p text:style-name="P4">
It is noted that applications are accepted by <text:span text:style-name="T4">
 22.05.2023 </text:span>
.</text:p>
      <text:p text:style-name="P4">
<text:span text:style-name="T4">
 Among the required conditions to candidates </text:span>
: Age - up to 35 years(senior - interviews). До відбору допускаються лише військовослужбовціЗбройних Сил України, які на момент подання заявки перебувають на військовійслужбі (by contract or called for mobilization).</text:p>
      <text:p text:style-name="P4">
Тривалість кваліфікаційного курсу – 4 місяці.</text:p>
      <text:p text:style-name="P4">
Випускники Q-курсу гарантовано отримають посади у військових частинах Силспеціальних операцій ЗС України.</text:p>
      <text:p text:style-name="P4">
Подати заяву кандидата на проходження Кваліфікаційного курсу можна<text:a xlink:type="simple" xlink:href="https://sof.mil.gov.ua/join" text:style-name="Internet_20_link" text:visited-style-name="Visited_20_Internet_20_Link">
сайті</text:a>
SCA of the Armed Forces.</text:p>
      <text:p text:style-name="P4">
News Source: <text:a xlink:type="simple" xlink:href="https://armyinform.com.ua/2023/04/28/syly-speczoperaczij-ogolosyly-pro-nabir-na-kvalifikaczijnyj-kurs/" text:style-name="Internet_20_link" text:visited-style-name="Visited_20_Internet_20_Link">
https://armyinform.com.ua/2023/04/28/syly-speczoperaczij-ogolosyly-pro-nabir-na-kvalifikaczijnyj-kurs/</text:a>
</text:p>
      <!--NEWS-->
      <text:h text:style-name="P10" text:outline-level="1">
<text:span text:style-name="T4">
Nearly 500 explosive items and airbomb have been neutralized by pyrotechnics per day</text:span>
</text:h>
      <text:p text:style-name="P4">
Author: ['АРМІЯINFORM']</text:p>
      <text:p text:style-name="P4">
Time: 2023-04-28T53:00:00-04:00</text:p>
      <text:p text:style-name="P4">
Description: The last achievement of the PIRETRODILICIA DSNS was healed by 164 rasi before Vikonnnya Zavdan z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626bf4da61ec9-1-1.jpeg" text:style-name="Internet_20_link" text:visited-style-name="Visited_20_Internet_20_Link">
626bf4da61ec9-1-1.jpeg</text:a>
']</text:p>
      <text:p text:style-name="P4">
Tags: ['STOPRUSSIA', 'АГРЕСІЯ РФ', 'ДСНС УКРАЇНИ', 'РОЗМІНУВАННЯ']</text:p>
      <text:p text:style-name="P4">
Category: News</text:p>
      <!--METADATA-->
      <text:p text:style-name="P4">
<draw:frame draw:style-name="fr1" draw:name="Image300" text:anchor-type="as-char" svg:width="6.9236in" svg:height="4.32725in" draw:z-index="0">
<draw:image xlink:href="../Images/AРМІЯINFORM/2023-04-28T53-00-00-04-00/626bf4da61ec9-1-1.jpeg" xlink:type="simple" xlink:show="embed" xlink:actuate="onLoad" draw:mime-type="image/jpeg"/>
</draw:frame>
During the day, the Pyrotechnical units of the SES were involved <text:span text:style-name="T4">
 164 times </text:span>
 Dice tasks.</text:p>
      <text:p text:style-name="P4">
About it <text:a xlink:type="simple" xlink:href="https://dsns.gov.ua/uk/news/nadzvicaini-podiyi/operativna-informaciia-shhodo-roboti-pirotexnicnix-pidrozdiliv-dsns-ukrayini-41" text:style-name="Internet_20_link" text:visited-style-name="Visited_20_Internet_20_Link">
reports</text:a>
SESU of Ukraine.</text:p>
      <text:p text:style-name="P4">
Pyrotechnical units revealed, seized and disposed of <text:span text:style-name="T4">
 476 exquisite objects </text:span>
, including <text:span text:style-name="T4">
 1 1 aviation bomb </text:span>
, 123 hectares with a survey.</text:p>
      <text:p text:style-name="P4">
Most often pyrotechnic units worked: in the Kharkiv region 17 351 times, Kyiv region - 7 520, Donetsk region - 4 936, Mykolaiv region - 4 645, Chernihiv region - 4 535, Kherson region - 4 441, Sumy region - 1 889, Cherkasy region - 1 085.</text:p>
      <text:p text:style-name="P4">
Background: 351 443 extinguished objects and 2 891 kg of explosive substances, including 2 217777777777 -Aviation Bombs, have been disposed of since the beginning of a large -scale military invasion of the Russian Federation in the territory of Ukraine. The area of about 83 575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s of the SES units - 101 or police - 102.</text:p>
      <text:p text:style-name="P4">
News Source: <text:a xlink:type="simple" xlink:href="https://armyinform.com.ua/2023/04/28/majzhe-500-vybuhonebezpechnyh-predmetiv-i-aviabombu-zneshkodyly-pirotehniky-za-dobu/" text:style-name="Internet_20_link" text:visited-style-name="Visited_20_Internet_20_Link">
https://armyinform.com.ua/2023/04/28/majzhe-500-vybuhonebezpechnyh-predmetiv-i-aviabombu-zneshkodyly-pirotehniky-za-dobu/</text:a>
</text:p>
      <!--NEWS-->
      <text:h text:style-name="P10" text:outline-level="1">
<text:span text:style-name="T4">
OK "North" is preparing snipers for the experience gained in the last year</text:span>
</text:h>
      <text:p text:style-name="P4">
Author: ['АРМІЯINFORM']</text:p>
      <text:p text:style-name="P4">
Time: 2023-04-28T54:00:00-04:00</text:p>
      <text:p text:style-name="P4">
Description: At the BAS of the operational command “Pivnich” Trivaya Pershovka Fakhivtsiv fo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666967_785968299364385_1041373744982339134_n.jpg" text:style-name="Internet_20_link" text:visited-style-name="Visited_20_Internet_20_Link">
343666967_785968299364385_1041373744982339134_n.jpg</text:a>
']</text:p>
      <text:p text:style-name="P4">
Tags: ['ВІКТОР НІКОЛЮК', 'МАРКСМЕН', 'ОК «ПІВНІЧ»', 'ПІХОТНИЙ СНАЙПЕР']</text:p>
      <text:p text:style-name="P4">
Category: News</text:p>
      <!--METADATA-->
      <text:p text:style-name="P4">
<draw:frame draw:style-name="fr1" draw:name="Image301" text:anchor-type="as-char" svg:width="6.9236in" svg:height="4.615733in" draw:z-index="0">
<draw:image xlink:href="../Images/AРМІЯINFORM/2023-04-28T54-00-00-04-00/343666967_785968299364385_1041373744982339134_n.jpg" xlink:type="simple" xlink:show="embed" xlink:actuate="onLoad" draw:mime-type="image/jpeg"/>
</draw:frame>
On the basis of the Operations Command "North" continues the first course of training of persons in the specialty of Marxman(The infantry sniper). В управлінні бойовоїпідготовки командування наголошують, що нині марксменів тренують за досвідом,який інструктори набули з моменту широкомасштабного вторгнення росії вУкраїну.</text:p>
      <text:p text:style-name="P4">
Про це <text:a xlink:type="simple" xlink:href="https://armyinform.com.ua/2023/04/06/viktor-nikolyuk-vidvidav-vijskovi-poligony-i-navchalni-czentry-v-polshhi-de-navchayutsya-zahysnyky/" text:style-name="Internet_20_link" text:visited-style-name="Visited_20_Internet_20_Link">
повідомляє</text:a>
Commander of the preparation of the Command of Land Forces of the Armed Forces of Ukraine General-Major Viktor Nikolyuk.</text:p>
      <text:p text:style-name="P4">
In the battle, the infantry sniper performs all the actions performed by the ordinary shooter. At the same time Marxman, through special training, weapons and targeted devices, has the opportunity to conduct high -precision fire for the purposes at distances that exceed the range of effective fire of the staffing of the unit and inaccessible to the infantry.</text:p>
      <text:p text:style-name="P4">
Unlike ordinary snipers, "accurate shooters" are an integral part of the unit and work for a general result, while sniffing for separate purposes alone or in pairs. They are indispensable in the case of immediate action, when there is no time for long calculations, due to the possibility of covering their unit from the fire of the enemy from the great distances.</text:p>
      <text:p text:style-name="P4">
The conditions of classes are as close as possible to real combat: the skills of archery are refined with overcoming the obstacle and masking strip.</text:p>
      <text:p text:style-name="P4">
News Source: <text:a xlink:type="simple" xlink:href="https://armyinform.com.ua/2023/04/28/instruktory-ok-pivnich-gotuyut-snajperiv-za-dosvidom-nabutym-za-ostannij-rik/" text:style-name="Internet_20_link" text:visited-style-name="Visited_20_Internet_20_Link">
https://armyinform.com.ua/2023/04/28/instruktory-ok-pivnich-gotuyut-snajperiv-za-dosvidom-nabutym-za-ostannij-rik/</text:a>
</text:p>
      <!--NEWS-->
      <text:h text:style-name="P10" text:outline-level="1">
<text:span text:style-name="T4">
134 settlements fired Rosarmia over the past day</text:span>
</text:h>
      <text:p text:style-name="P4">
Author: ['АРМІЯINFORM']</text:p>
      <text:p text:style-name="P4">
Time: 2023-04-28T55:00:00-04:00</text:p>
      <text:p text:style-name="P4">
Description: The last passes of the Rosіyski -bacon -bells were sheltered by the Teritarian of 11 regions ... The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a3785c-423c-4026-8144-cdb2ed03b7a3.jpg" text:style-name="Internet_20_link" text:visited-style-name="Visited_20_Internet_20_Link">
bea3785c-423c-4026-8144-cdb2ed03b7a3.jpg</text:a>
']</text:p>
      <text:p text:style-name="P4">
Tags: ['ВОРОЖІ ОБСТРІЛИ']</text:p>
      <text:p text:style-name="P4">
Category: News</text:p>
      <!--METADATA-->
      <text:p text:style-name="P4">
<draw:frame draw:style-name="fr1" draw:name="Image302" text:anchor-type="as-char" svg:width="6.9236in" svg:height="5.381036in" draw:z-index="0">
<draw:image xlink:href="../Images/AРМІЯINFORM/2023-04-28T55-00-00-04-00/bea3785c-423c-4026-8144-cdb2ed03b7a3.jpg" xlink:type="simple" xlink:show="embed" xlink:actuate="onLoad" draw:mime-type="image/jpeg"/>
</draw:frame>
During the last day, Russian occupation troops fired at the territory of 11 region of Ukraine.</text:p>
      <text:p text:style-name="P4">
About it <text:a xlink:type="simple" xlink:href="https://t.me/militarymediacenter/1799" text:style-name="Internet_20_link" text:visited-style-name="Visited_20_Internet_20_Link">
reports</text:a>
Military Mediacenter.</text:p>
      <text:p text:style-name="P4">
In general, of different types of weapons(Rifle weapons, mortars, tanks, artillery, RSZV, SCR, UAV, tactical and strategic aviation)134 settlements were executed, 57 object -infrastructure was confirmed.</text:p>
      <text:p text:style-name="P4">
There are killed and injured among civilians, the number of victims is clarified.</text:p>
      <text:p text:style-name="P4">
News Source: <text:a xlink:type="simple" xlink:href="https://armyinform.com.ua/2023/04/28/134-naselenyh-punkty-obstrilyala-rosarmiya-za-mynulu-dobu/" text:style-name="Internet_20_link" text:visited-style-name="Visited_20_Internet_20_Link">
https://armyinform.com.ua/2023/04/28/134-naselenyh-punkty-obstrilyala-rosarmiya-za-mynulu-dobu/</text:a>
</text:p>
      <!--NEWS-->
      <text:h text:style-name="P10" text:outline-level="1">
<text:span text:style-name="T4">
It is important not to produce endless strategies, conversations, meetings - the head of the Ministry of Defense of the Ministry of Defense</text:span>
</text:h>
      <text:p text:style-name="P4">
Author: ['Віталій Литвин']</text:p>
      <text:p text:style-name="P4">
Time: 2023-04-28T56:00:00-04:00</text:p>
      <text:p text:style-name="P4">
Description: The head of the newly advanced OFIS Zmin at the Minіstniy defense is formulan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marushevska.jpg" text:style-name="Internet_20_link" text:visited-style-name="Visited_20_Internet_20_Link">
marushevska.jpg</text:a>
']</text:p>
      <text:p text:style-name="P4">
Tags: ['MILITARY MEDIA CENTER', 'БРИФІНГ', 'МІНІСТЕРСТВО ОБОРОНИ УКРАЇНИ', 'ЮЛІЯ МАРУШЕВСЬКА']</text:p>
      <text:p text:style-name="P4">
Category: News</text:p>
      <!--METADATA-->
      <text:p text:style-name="P4">
<draw:frame draw:style-name="fr1" draw:name="Image303" text:anchor-type="as-char" svg:width="6.9236in" svg:height="3.894525in" draw:z-index="0">
<draw:image xlink:href="../Images/AРМІЯINFORM/2023-04-28T56-00-00-04-00/marushevska.jpg" xlink:type="simple" xlink:show="embed" xlink:actuate="onLoad" draw:mime-type="image/jpeg"/>
</draw:frame>
The main tasks of the newly created office of changes under the Ministry of Defense are to form a vision to accelerate the changes in the defense department, as well as rulers for the functioning of the procurement agency and preparation of relevant concern.</text:p>
      <text:p text:style-name="P4">
This was reported during the presentation of the newly formed advisory and advisory bodies of the Ministry of Defense-the Public Anti-Corruption Council and the Office of Support-reported by the Head of the Office of Changes at the Ministry of Defense Yulia Marushevskaya.</text:p>
      <text:p text:style-name="P4">
“It is important for us not to produce endless strategies, conversations, meetings. For us, therefore, so we even internally call this office as a such as a changeer of change. And the approach is when we take a separate change in turn, a separate project, build a team from the best professionals of Ukraine under this change, and perhaps also involve a world expert, and we launch this change. And so in the way - change by change - we look forward to stable fundamental systemic changes in the system of the Ministry of Defense, ”YuliaMarushevskaya stressed.</text:p>
      <text:p text:style-name="P4">
She explained that the Office of Amendments to the Ministry of Defense of Ukraine is a consulting and advisory body at MOU. Its main function is to attract the best professionals, the best experts in their fields, which are in Ukraine today in order to transform purchases into the Ministry of Defense of Ukraine, as well as all related structures.</text:p>
      <text:p text:style-name="P4">
“The first project is the procurement reform that concerns exclusively of non -lethal. And as a result of the launch of this project, the procurement agency was created to help share the functionality that the Ministry is in the ministry(<text:span text:style-name="T5">
bones. - ed .</text:span>
), which is now concentrated in one of the departments(The Defense Ministry. - ed ._). Це — формування політики,норм, правил гри, того, як мають функціонувати відносини покупця і продавця,те, як мають функціонувати закупівлі. Ми хочемо, аби цей «мозок», формуванняполітик залишився в Міністерстві оборони, а сам процес закупівель — перейшов вАгентство, в професійний орган», — підсумувала Юлія Марушевська.</text:p>
      <text:p text:style-name="P4">
<text:span text:style-name="T5">
Фото Дмитра Юрченка</text:span>
</text:p>
      <text:p text:style-name="P4">
News Source: <text:a xlink:type="simple" xlink:href="https://armyinform.com.ua/2023/04/28/vazhlyvo-ne-produkuvaty-bezkinechni-strategiyi-rozmovy-narady-golova-ofisu-zmin-pry-ministerstvi-oborony/" text:style-name="Internet_20_link" text:visited-style-name="Visited_20_Internet_20_Link">
https://armyinform.com.ua/2023/04/28/vazhlyvo-ne-produkuvaty-bezkinechni-strategiyi-rozmovy-narady-golova-ofisu-zmin-pry-ministerstvi-oborony/</text:a>
</text:p>
      <!--NEWS-->
      <text:h text:style-name="P10" text:outline-level="1">
<text:span text:style-name="T4">
The President of Ukraine demands to strengthen sanctions against the Russian Federation after a night missile attack</text:span>
</text:h>
      <text:p text:style-name="P4">
Author: ['АРМІЯINFORM']</text:p>
      <text:p text:style-name="P4">
Time: 2023-04-28T57:00:00-04:00</text:p>
      <text:p text:style-name="P4">
Description: Ukrainian President Volodymyr Zelensky Vidreaguvu on the NICHNU RAKTETU AND THE STRUCTION T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uyaxdcxwaiwbkp.jpg" text:style-name="Internet_20_link" text:visited-style-name="Visited_20_Internet_20_Link">
fuyaxdcxwaiwbkp.jpg</text:a>
', '<text:a xlink:type="simple" xlink:href="https://armyinform.com.ua/wp-content/uploads/2023/04/fuyah_jxwaqhzvr-150x150.jpg" text:style-name="Internet_20_link" text:visited-style-name="Visited_20_Internet_20_Link">
fuyah_jxwaqhzvr-150x150.jpg</text:a>
', '<text:a xlink:type="simple" xlink:href="https://armyinform.com.ua/wp-content/uploads/2023/04/fuyagzswyamr1co-150x150.jpg" text:style-name="Internet_20_link" text:visited-style-name="Visited_20_Internet_20_Link">
fuyagzswyamr1co-150x150.jpg</text:a>
', '<text:a xlink:type="simple" xlink:href="https://armyinform.com.ua/wp-content/uploads/2023/04/fuyawnkxgaenxmd-150x150.jpg" text:style-name="Internet_20_link" text:visited-style-name="Visited_20_Internet_20_Link">
fuyawnkxgaenxmd-150x150.jpg</text:a>
']</text:p>
      <text:p text:style-name="P4">
Tags: ['ВОЛОДИМИР ЗЕЛЕНСЬКИЙ', 'НАСЛІДКИ ВОРОЖИХ ОБСТРІЛІВ', 'ПРЕЗИДЕНТ УКРАЇНИ', 'РОСІЙСЬКА РАКЕТНА АТАКА']</text:p>
      <text:p text:style-name="P4">
Category: News</text:p>
      <!--METADATA-->
      <text:p text:style-name="P4">
<draw:frame draw:style-name="fr1" draw:name="Image304" text:anchor-type="as-char" svg:width="6.9236in" svg:height="5.1927in" draw:z-index="0">
<draw:image xlink:href="../Images/AРМІЯINFORM/2023-04-28T57-00-00-04-00/fuyaxdcxwaiwbkp.jpg" xlink:type="simple" xlink:show="embed" xlink:actuate="onLoad" draw:mime-type="image/jpeg"/>
</draw:frame>
President of Ukraine Volodymyr Zelensky reacted to the night missile attack on the side of Russia and demands to strengthen global sanctions against the terrorist country.</text:p>
      <text:p text:style-name="P4">
The head of state [wrote] about it(https://twitter.com/ZelenskyyUa/status/1651836438281957381?ref_src=twsrc%5Etfw%7Ctwcamp%5Etweetembed%7Ctwterm%5E1651836438281957381%7Ctwgr%5E04abc406271457fc7cbae1bf3ab153b88cc69e54%7Ctwcon%5Es1_&amp;ref_url=https%3A%2F%2Fwww.eurointegration.com.ua%2Fnews%2F2023%2F04%2F28%2F7160651%2F)In his tweet.</text:p>
      <text:p text:style-name="P4">
“Another night of Russian terror. Rockets and drones. 10 residential buildings are harmful in Uman. In one of them the whole quarter is destroyed. As of now: 7 dead are wounded, ”Volodymyr Zelenskyy said.</text:p>
      <text:p text:style-name="P4">
He noted that Russian evil can be stopped by weapons, and Ukrainian defenders are doing.</text:p>
      <text:p text:style-name="P4">
"Him(ed. - _ Russian evil)_ can be stopped by sanctions - global sanctions are reinforced, ”his post reads.</text:p>
      <text:p text:style-name="P4">
<text:a xlink:type="simple" xlink:href="https://armyinform.com.ua/wp-content/uploads/2023/04/fuyah_jxwaqhzvr.jpg" text:style-name="Internet_20_link" text:visited-style-name="Visited_20_Internet_20_Link">
!(Images/AРМІЯINFORM/2023-04-28T57-00-00-04-00/fuyah_jxwaqhzvr-150x150.jpg)</text:a>
</text:p>
      <text:p text:style-name="P4">
<text:a xlink:type="simple" xlink:href="https://armyinform.com.ua/wp-content/uploads/2023/04/fuyagzswyamr1co.jpg" text:style-name="Internet_20_link" text:visited-style-name="Visited_20_Internet_20_Link">
<draw:frame draw:style-name="fr1" draw:name="Image305" text:anchor-type="as-char" svg:width="6.9236in" svg:height="6.9236in" draw:z-index="0">
<draw:image xlink:href="../Images/AРМІЯINFORM/2023-04-28T57-00-00-04-00/fuyagzswyamr1co-150x150.jpg" xlink:type="simple" xlink:show="embed" xlink:actuate="onLoad" draw:mime-type="image/jpeg"/>
</draw:frame>
</text:a>
</text:p>
      <text:p text:style-name="P4">
<text:a xlink:type="simple" xlink:href="https://armyinform.com.ua/wp-content/uploads/2023/04/fuyawnkxgaenxmd.jpg" text:style-name="Internet_20_link" text:visited-style-name="Visited_20_Internet_20_Link">
<draw:frame draw:style-name="fr1" draw:name="Image306" text:anchor-type="as-char" svg:width="6.9236in" svg:height="6.9236in" draw:z-index="0">
<draw:image xlink:href="../Images/AРМІЯINFORM/2023-04-28T57-00-00-04-00/fuyawnkxgaenxmd-150x150.jpg" xlink:type="simple" xlink:show="embed" xlink:actuate="onLoad" draw:mime-type="image/jpeg"/>
</draw:frame>
</text:a>
</text:p>
      <text:p text:style-name="P4">
News Source: <text:a xlink:type="simple" xlink:href="https://armyinform.com.ua/2023/04/28/prezydent-ukrayiny-vymagaye-posylyty-sankcziyi-proty-rf-pislya-nichnoyi-raketnoyi-ataky/" text:style-name="Internet_20_link" text:visited-style-name="Visited_20_Internet_20_Link">
https://armyinform.com.ua/2023/04/28/prezydent-ukrayiny-vymagaye-posylyty-sankcziyi-proty-rf-pislya-nichnoyi-raketnoyi-ataky/</text:a>
</text:p>
      <!--NEWS-->
      <text:h text:style-name="P10" text:outline-level="1">
<text:span text:style-name="T4">
The decision to increase the VLK along the front line - Alexei Reznikov is made</text:span>
</text:h>
      <text:p text:style-name="P4">
Author: ['Наталія Ткачук']</text:p>
      <text:p text:style-name="P4">
Time: 2023-04-28T58:00:00-04:00</text:p>
      <text:p text:style-name="P4">
Description: Having declared the Mini -by the defense of Ukraine Oleksiy Reznikov, PID Hour of Preferences in Militar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5f6a4713.jpg" text:style-name="Internet_20_link" text:visited-style-name="Visited_20_Internet_20_Link">
5f6a4713.jpg</text:a>
']</text:p>
      <text:p text:style-name="P4">
Tags: ['MILITARY MEDIA CENTER', 'ВЛК', 'ОЛЕКСІЙ РЕЗНІКОВ']</text:p>
      <text:p text:style-name="P4">
Category: News</text:p>
      <!--METADATA-->
      <text:p text:style-name="P4">
<draw:frame draw:style-name="fr1" draw:name="Image307" text:anchor-type="as-char" svg:width="6.9236in" svg:height="4.615733in" draw:z-index="0">
<draw:image xlink:href="../Images/AРМІЯINFORM/2023-04-28T58-00-00-04-00/5f6a4713.jpg" xlink:type="simple" xlink:show="embed" xlink:actuate="onLoad" draw:mime-type="image/jpeg"/>
</draw:frame>
Oleksireznikov</text:p>
      <text:p text:style-name="P4">
About it <text:a xlink:type="simple" xlink:href="https://armyinform.com.ua/2023/04/28/preskonferencziya-ministra-oborony-ukrayiny-u-military-madia-center/" text:style-name="Internet_20_link" text:visited-style-name="Visited_20_Internet_20_Link">
stated</text:a>
Minister of Defense of Ukraine Oleksiy Reznikov during a press conference at Military Media Center.</text:p>
      <ul>
        <li>
We have already increased the number of VLK along the front line so that the arranged wounds can contact these institutions not only in the territory of military farms, but also in the territory of civilian medical institutions, - said the head of the head.</li>
      </ul>
      <text:p text:style-name="P4">
According to him, it is very important to solve the problem of both "golden hour", the evacuation of the wounded from the front line and further rehabilitation.</text:p>
      <ul>
        <li>
In addition, my directive has mandatory introduction of psychologists' posts in all medical institutions. Because it was a mistake and false perception that psychological help should receive the injured after completion. After all, the very fact of the injury is already a psychological trauma, - said the Minister of Defense of Ukraine.</li>
      </ul>
      <text:p text:style-name="P4">
<text:span text:style-name="T5">
Foto Dmitry Yurchenko</text:span>
</text:p>
      <text:p text:style-name="P4">
News Source: <text:a xlink:type="simple" xlink:href="https://armyinform.com.ua/2023/04/28/uhvaleno-rishennya-pro-zbilshennya-vlk-vzdovzh-liniyi-frontu-oleksij-reznikov/" text:style-name="Internet_20_link" text:visited-style-name="Visited_20_Internet_20_Link">
https://armyinform.com.ua/2023/04/28/uhvaleno-rishennya-pro-zbilshennya-vlk-vzdovzh-liniyi-frontu-oleksij-reznikov/</text:a>
</text:p>
      <!--NEWS-->
      <text:h text:style-name="P10" text:outline-level="1">
<text:span text:style-name="T4">
Danish Caesar - Alexei Reznikov was presented in Ukraine's combat duty in Ukraine</text:span>
</text:h>
      <text:p text:style-name="P4">
Author: ['Олександр Беккер']</text:p>
      <text:p text:style-name="P4">
Time: 2023-04-28T59:00:00-04:00</text:p>
      <text:p text:style-name="P4">
Description: About the Ministan of the Ministan defense of Ukraine Oleksiy Reznikov PID an hour of the Preferences U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aesar8x8.jpg" text:style-name="Internet_20_link" text:visited-style-name="Visited_20_Internet_20_Link">
caesar8x8.jpg</text:a>
']</text:p>
      <text:p text:style-name="P4">
Tags: ['CAESAR', 'MILITARY MEDIA CENTER', 'ОЛЕКСІЙ РЕЗНІКОВ']</text:p>
      <text:p text:style-name="P4">
Category: News</text:p>
      <!--METADATA-->
      <text:p text:style-name="P4">
<draw:frame draw:style-name="fr1" draw:name="Image308" text:anchor-type="as-char" svg:width="6.9236in" svg:height="4.615733in" draw:z-index="0">
<draw:image xlink:href="../Images/AРМІЯINFORM/2023-04-28T59-00-00-04-00/caesar8x8.jpg" xlink:type="simple" xlink:show="embed" xlink:actuate="onLoad" draw:mime-type="image/jpeg"/>
</draw:frame>
This was announced by the Minister of Defense of Ukraine Alexei Reznikov during the preparation at the Military MEDIA CENTER.</text:p>
      <ul>
        <li>
In August, we started a project with the kingdom of Denmark about the possibility of obtaining artillery systems, which at one time ordered the Division of Modernized Self -Propelled Self -Propelled Caesar Self -French.</li>
      </ul>
      <text:p text:style-name="P4">
So, the Danish Caesar has already come to Ukraine and stopped for combat, - said Alexei Reznikov.</text:p>
      <text:p text:style-name="P4">
News Source: <text:a xlink:type="simple" xlink:href="https://armyinform.com.ua/2023/04/28/na-bojove-cherguvannya-v-ukrayini-zastupyly-danski-sau-caesar-oleksij-reznikov/" text:style-name="Internet_20_link" text:visited-style-name="Visited_20_Internet_20_Link">
https://armyinform.com.ua/2023/04/28/na-bojove-cherguvannya-v-ukrayini-zastupyly-danski-sau-caesar-oleksij-reznikov/</text:a>
</text:p>
      <!--NEWS-->
      <text:h text:style-name="P10" text:outline-level="1">
<text:span text:style-name="T4">
Alexei Reznikov: Soon Ukrainians will perceive modern battle aircraft as calm as Patriot and Himars</text:span>
</text:h>
      <text:p text:style-name="P4">
Author: ['Наталія Ткачук']</text:p>
      <text:p text:style-name="P4">
Time: 2023-04-28T60:00:00-04:00</text:p>
      <text:p text:style-name="P4">
Description: Syogodni Country NATO will transfer Ukrainian Aviaziya, I want to abandon the Radyanskiyeza, o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55841054_605.jpg" text:style-name="Internet_20_link" text:visited-style-name="Visited_20_Internet_20_Link">
55841054_605.jpg</text:a>
']</text:p>
      <text:p text:style-name="P4">
Tags: ['MILITARY MEDIA CENTER', 'ОЛЕКСІЙ РЕЗНІКОВ']</text:p>
      <text:p text:style-name="P4">
Category: News</text:p>
      <!--METADATA-->
      <text:p text:style-name="P4">
<draw:frame draw:style-name="fr1" draw:name="Image309" text:anchor-type="as-char" svg:width="6.9236in" svg:height="3.891999in" draw:z-index="0">
<draw:image xlink:href="../Images/AРМІЯINFORM/2023-04-28T60-00-00-04-00/55841054_605.jpg" xlink:type="simple" xlink:show="embed" xlink:actuate="onLoad" draw:mime-type="image/jpeg"/>
</draw:frame>
Today, NATO countries are transferring aviation to Ukraine, and although the Soviet stall, according to the Minister of Defense of Ukraine Alexei Reznikov, will soon be as calm as Patriot and Himars, to speak advanced combat aircraft.</text:p>
      <text:p text:style-name="P4">
About it the head of the Defense Office of Ukraine <text:a xlink:type="simple" xlink:href="https://armyinform.com.ua/2023/04/28/preskonferencziya-ministra-oborony-ukrayiny-u-military-madia-center/" text:style-name="Internet_20_link" text:visited-style-name="Visited_20_Internet_20_Link">
stated</text:a>
At a press conference at Military Mediacenter.</text:p>
      <ul>
        <li>
We can completely clearly record that we have weaponed a lot of 155 mm, HIMARS, armored vehicles of almost all the main known types of mimas, a tank coalition created, on combat duty there are Patriot, although it caused it to be hysterics in orcs when they shouted, when they shouted. that Patriot Polls is already the transition of "red lines" by the event ... - summarized Alexeyreznikov.</li>
      </ul>
      <text:p text:style-name="P4">
News Source: <text:a xlink:type="simple" xlink:href="https://armyinform.com.ua/2023/04/28/oleksij-reznikov-nezabarom-ukrayinczi-spryjmatymut-suchasni-bojovi-litaky-tak-samo-spokijno-yak-i-patriot-ta-himars/" text:style-name="Internet_20_link" text:visited-style-name="Visited_20_Internet_20_Link">
https://armyinform.com.ua/2023/04/28/oleksij-reznikov-nezabarom-ukrayinczi-spryjmatymut-suchasni-bojovi-litaky-tak-samo-spokijno-yak-i-patriot-ta-himars/</text:a>
</text:p>
      <!--NEWS-->
      <text:h text:style-name="P10" text:outline-level="1">
<text:span text:style-name="T4">
Society awaits transparency in the procurement of the Ministry of Defense - Alexei Reznikov</text:span>
</text:h>
      <text:p text:style-name="P4">
Author: ['Віталій Литвин']</text:p>
      <text:p text:style-name="P4">
Time: 2023-04-28T61:00:00-04:00</text:p>
      <text:p text:style-name="P4">
Description: Miniter defense of Ukraine Oleksiy Reznikov, Supreme Service of Ochіku Prost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5f6a4724.jpg" text:style-name="Internet_20_link" text:visited-style-name="Visited_20_Internet_20_Link">
5f6a4724.jpg</text:a>
']</text:p>
      <text:p text:style-name="P4">
Tags: ['MILITARY MEDIA CENTER', 'АНТИКОРУПЦІЙНА РАДА ПРИ МОУ', 'ВТОРГНЕННЯ РФ', 'ЗАКУПІВЛІ', 'МІНІСТР ОБОРОНИ', 'МІНОБОРОНИ', 'ОЛЕКСІЙ РЕЗНІКОВ']</text:p>
      <text:p text:style-name="P4">
Category: News</text:p>
      <!--METADATA-->
      <text:p text:style-name="P4">
<draw:frame draw:style-name="fr1" draw:name="Image310" text:anchor-type="as-char" svg:width="6.9236in" svg:height="4.615733in" draw:z-index="0">
<draw:image xlink:href="../Images/AРМІЯINFORM/2023-04-28T61-00-00-04-00/5f6a4724.jpg" xlink:type="simple" xlink:show="embed" xlink:actuate="onLoad" draw:mime-type="image/jpeg"/>
</draw:frame>
Minister of Defense of Ukraine Oleksiy Reznikov noted that the society is expecting a transparency in the procurement of the Ministry of Defense.</text:p>
      <text:p text:style-name="P4">
The head of the Ukrainian defense department stated this during the presentation of the consultative and advisory bodies at the Ministry of Defense-the Public Anti-Corruption Council and the Office for Supporting Changes.</text:p>
      <ul>
        <li>
Society is absolutely right to demand transparency to control how public finances are used, because everyone pays taxes, the budget is formed from these taxes, and from this budget the funds come from this budget and we use them to provide the armed forces, - explained Alexei Reznikov.</li>
      </ul>
      <text:p text:style-name="P4">
That is why the newly created bodies - the Public Anti -Corruption Council and the Office to support changes - should play an important role in the transparency of purchases.</text:p>
      <ul>
        <li>
It's(<text:span text:style-name="T5">
The public anti -corruption council. - ed .</text:span>
)will really be a very powerful independent organ, as well as(<text:span text:style-name="T5">
what and office to support change. - ed .</text:span>
)—Axelerator of vision and ideas that will help me through political decisions, through political will, through administrative impact to change the system for the better. At the same time, realizing that our task is not to break the system of stable, uninterrupted, systematic support of armed force Ukraine, especially now, during open aggression from the Russians, open. And here I hope for the interaction of the Anti -Corruption Council with the Office of Support. The office has ideas, they will be able to work superprocesses, on approaches, on the system. And yours(<text:span text:style-name="T5">
Anticroup. —Er.</text:span>
)The task is to assess corruption. I need your expertise - where there are corrupt risks, - the head of the Ministry of Defense of Ukraine said.</li>
      </ul>
      <text:p text:style-name="P4">
He added that on the part of military expectations of the functioning of new bodies, at first, they will be aimed at fair use of funds for their provision.</text:p>
      <ul>
        <li>
The third expectation is our partners, because the level of trust that we have to establish today is incredible. That is why we get Patriots, Himars, MLRS, tanks and planes. But there is a nuance: we get all this technique, in the first place. Billions of US $ 80 We have already received international technical assistance. And all this is due to trust. And their society is to understand that the funds sent from taxpayers to purchase weapons or to us are also used and used properly, clearly and transparently, - said Alexei Reznikov.</li>
      </ul>
      <text:p text:style-name="P4">
News Source: <text:a xlink:type="simple" xlink:href="https://armyinform.com.ua/2023/04/28/suspilstvo-ochikuye-prozorosti-u-zakupivlyah-ministerstva-oborony-oleksij-reznikov/" text:style-name="Internet_20_link" text:visited-style-name="Visited_20_Internet_20_Link">
https://armyinform.com.ua/2023/04/28/suspilstvo-ochikuye-prozorosti-u-zakupivlyah-ministerstva-oborony-oleksij-reznikov/</text:a>
</text:p>
      <!--NEWS-->
      <text:h text:style-name="P10" text:outline-level="1">
<text:span text:style-name="T4">
In the Anti -Corruption Council at the Ministry of Defense there are three commissions in the main directions</text:span>
</text:h>
      <text:p text:style-name="P4">
Author: ['Олександр Козубенко']</text:p>
      <text:p text:style-name="P4">
Time: 2023-04-28T62:00:00-04:00</text:p>
      <text:p text:style-name="P4">
Description: About the presentation at the Military Media Center, Anastasia Shuba, the intercessor of Golovi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5f6a4891.jpg" text:style-name="Internet_20_link" text:visited-style-name="Visited_20_Internet_20_Link">
5f6a4891.jpg</text:a>
']</text:p>
      <text:p text:style-name="P4">
Tags: ['MILITARY MEDIA CENTER', 'АНАСТАСІЯ ШУБА']</text:p>
      <text:p text:style-name="P4">
Category: News</text:p>
      <!--METADATA-->
      <text:p text:style-name="P4">
<draw:frame draw:style-name="fr1" draw:name="Image311" text:anchor-type="as-char" svg:width="6.9236in" svg:height="4.615733in" draw:z-index="0">
<draw:image xlink:href="../Images/AРМІЯINFORM/2023-04-28T62-00-00-04-00/5f6a4891.jpg" xlink:type="simple" xlink:show="embed" xlink:actuate="onLoad" draw:mime-type="image/jpeg"/>
</draw:frame>
Anastasia Shuba, Deputy Chairman of the Public Anti -Corruption Council under the Ministry of Defense of Ukraine, said this at a presentation at Military Media Center.</text:p>
      <text:p text:style-name="P4">
In the event, which was attended by the Minister of Defense Alexei Reznikov, the newly formed consultative and advisory bodies at the Ministry of Defense-the Civic Anti-Corruption Council and the Change Support Office.</text:p>
      <text:p text:style-name="P4">
During her speech, Anastasia Shuba thanked the Minister for creating such institutions, who will be able to demonstrate their success stories to other departments to show a positive example.</text:p>
      <ul>
        <li>
We made a decision for ourselves, and this is a conscious choice that each of us has to help more systematically, - said Anastasia Shuba. -Among our members are Ilononers, who have been assisting since 2014, there are highly professional lawyers, auditors, IT specialists ... That is, such a pool of people will allow us to provide quality expertise of the Ministry of Defense.</li>
      </ul>
      <text:p text:style-name="P4">
Ms. Shuba also said that there are often discussions when making certain decisions, but they are professional discussions, because each of their team has a professional background that helps to make constructive and correctness.</text:p>
      <text:p text:style-name="P4">
Anastasia Shuba reported that three committees have already been created and started working: providing and purchases, monitoring the legislation of tanormore -making and communication, personnel work and experts.</text:p>
      <ul>
        <li>
It seems to me that the names of these commissions speak for themselves, - told the chairman of the Anti -Corruption Council. -For example, we are engaged in monitoring of procurement, contracts in the commission on procurement and provision. Those challenges that we stand.</li>
      </ul>
      <text:p text:style-name="P4">
With regard to the Communications Commission, Ms Anastasia reported that it would be communicated with public institutions, with the Ministry and the Expert Environment, with experts who, in accordance with the provision of the Proshant -Corruption Council, have the right to attract for assistance.</text:p>
      <text:p text:style-name="P4">
"We are different, but each of us has a strategic goal - to defeat Russia," Anastasia Shububa said her speech.</text:p>
      <text:p text:style-name="P4">
News Source: <text:a xlink:type="simple" xlink:href="https://armyinform.com.ua/2023/04/28/v-antykorupczijnij-radi-pry-minoborony-praczyuyut-try-komisiyi-za-osnovnymy-napryamkamy/" text:style-name="Internet_20_link" text:visited-style-name="Visited_20_Internet_20_Link">
https://armyinform.com.ua/2023/04/28/v-antykorupczijnij-radi-pry-minoborony-praczyuyut-try-komisiyi-za-osnovnymy-napryamkamy/</text:a>
</text:p>
      <!--NEWS-->
      <text:h text:style-name="P10" text:outline-level="1">
<text:span text:style-name="T4">
The military will be sent to the front, and to their place will be appointed by the military after the wounds - Alexei Reznikov</text:span>
</text:h>
      <text:p text:style-name="P4">
Author: ['Олександр Беккер']</text:p>
      <text:p text:style-name="P4">
Time: 2023-04-28T63:00:00-04:00</text:p>
      <text:p text:style-name="P4">
Description: Having declared the Mini -by the defense of Ukraine Oleksiy Reznikov, PID Hour of Preferences in Militar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ministr1-1.jpg" text:style-name="Internet_20_link" text:visited-style-name="Visited_20_Internet_20_Link">
ministr1-1.jpg</text:a>
']</text:p>
      <text:p text:style-name="P4">
Tags: ['MILITARY MEDIA CENTER', 'ОЛЕКСІЙ РЕЗНІКОВ', 'ПРЕСКОНФЕРЕНЦІЯ']</text:p>
      <text:p text:style-name="P4">
Category: News</text:p>
      <!--METADATA-->
      <text:p text:style-name="P4">
<draw:frame draw:style-name="fr1" draw:name="Image312" text:anchor-type="as-char" svg:width="6.9236in" svg:height="4.615733in" draw:z-index="0">
<draw:image xlink:href="../Images/AРМІЯINFORM/2023-04-28T63-00-00-04-00/ministr1-1.jpg" xlink:type="simple" xlink:show="embed" xlink:actuate="onLoad" draw:mime-type="image/jpeg"/>
</draw:frame>
This was stated by the Minister of Defense of Ukraine Alexei Reznikov during <text:a xlink:type="simple" xlink:href="https://armyinform.com.ua/2023/04/28/preskonferencziya-ministra-oborony-ukrayiny-u-military-madia-center/" text:style-name="Internet_20_link" text:visited-style-name="Visited_20_Internet_20_Link">
press conference</text:a>
In Military Media Center.</text:p>
      <ul>
        <li>
There is one of the recommendations of the President of Ukraine Volodymyr Zelensky Chief Commander of the Armed Forces of Ukraine General Valery Zaluzhny: the overwhelming majority of the military who have long been sitting in their place, to send both military services to the front. And in their place to direct the servicemen who were injured, heroes who know how to properly work for the work of mobilization measures, - said the Head of the Defense Office.</li>
      </ul>
      <text:p text:style-name="P4">
News Source: <text:a xlink:type="simple" xlink:href="https://armyinform.com.ua/2023/04/28/voyenkomiv-vidpravlyat-na-front-a-na-yihnye-miscze-pryznachat-vijskovyh-pislya-poranen-oleksij-reznikov/" text:style-name="Internet_20_link" text:visited-style-name="Visited_20_Internet_20_Link">
https://armyinform.com.ua/2023/04/28/voyenkomiv-vidpravlyat-na-front-a-na-yihnye-miscze-pryznachat-vijskovyh-pislya-poranen-oleksij-reznikov/</text:a>
</text:p>
      <!--NEWS-->
      <text:h text:style-name="P10" text:outline-level="1">
<text:span text:style-name="T4">
The Ministry of Defense presented an operating model of a change support office</text:span>
</text:h>
      <text:p text:style-name="P4">
Author: ['АРМІЯINFORM']</text:p>
      <text:p text:style-name="P4">
Time: 2023-04-28T64:00:00-04:00</text:p>
      <text:p text:style-name="P4">
Description: Wounded the mini defense of the defense of the formulations of the rules of the real half, Ale not ... The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zhumadtov1.jpg" text:style-name="Internet_20_link" text:visited-style-name="Visited_20_Internet_20_Link">
zhumadtov1.jpg</text:a>
']</text:p>
      <text:p text:style-name="P4">
Tags: ['АРСЕН ЖУМАДІЛОВ', 'ОФІС УПРАВЛІННЯ ЗМІНАМИ']</text:p>
      <text:p text:style-name="P4">
Category: News</text:p>
      <!--METADATA-->
      <text:p text:style-name="P4">
<draw:frame draw:style-name="fr1" draw:name="Image313" text:anchor-type="as-char" svg:width="6.9236in" svg:height="4.615733in" draw:z-index="0">
<draw:image xlink:href="../Images/AРМІЯINFORM/2023-04-28T64-00-00-04-00/zhumadtov1.jpg" xlink:type="simple" xlink:show="embed" xlink:actuate="onLoad" draw:mime-type="image/jpeg"/>
</draw:frame>
Earlier, the Ministry of Defense was engaged in the formation of rules and implementation of politics, but did not control the procurement.</text:p>
      <text:p text:style-name="P4">
According to the operating model presented, the Ministry of Defense will form the right -handed, and the procurement agency in the field of defense will be carried out according to the implementation.</text:p>
      <text:p text:style-name="P4">
This was during the presentation of the newly formed advisory and advisory bodies of the Ministry of Defense-the Public Anti-Corruption Council and the support office-reported by a member of the Office of Support at the Ministry of Defense of Ukraine, the head of the project team Arsen Zhumadilov.</text:p>
      <ul>
        <li>
The way purchases now operate, and what causes a community to be complained, it seems that Mow forms rules, implements policy, but is not controlled. Our operating model implies that the Defense Ministry should be able to focus on the formation of policy, that is, understanding what the army should be. We offer what has been implemented in the field of protection, - said Arsen Zhumadilov.</li>
      </ul>
      <text:p text:style-name="P4">
According to him, the implementation of the office's policy descends to the General Staff of the Armed Forces, the command and to those military units that are authorized to formulate.</text:p>
      <ul>
        <li>
This is a request from a client who is further sent to a specially created agency that has all the necessary resources in his state in order to sell all these purchases qualitatively, - he said.</li>
      </ul>
      <text:p text:style-name="P4">
The office is currently working on filling the agency with a regulatory regulatory basket and management documents.</text:p>
      <text:p text:style-name="P4">
The head of the projected team stressed that it is the Defense Ministry that will focus on reconciliation and control. At the same time, the General Staff of the Armed Forces and Command are being implemented all that was settled in this way.</text:p>
      <text:p text:style-name="P4">
Arsen Zhumadilov noted that the agency is planning to launch in the near future.</text:p>
      <text:p text:style-name="P4">
According to the Minister of Defense of Ukraine Alexei Reznikov, there will be an existence of a commercial structure, which, efficiently using public funds, will satisfy this need and provide a service or service.</text:p>
      <ul>
        <li>
Our ambition goes beyond only providing the Armed Forces of Ukraine. Yaviri that we will create the best agency, and then other representatives of the sector of the Defense will want to use our service, - summarized the Minister of Defense of Ukraine.</li>
      </ul>
      <text:p text:style-name="P4">
News Source: <text:a xlink:type="simple" xlink:href="https://armyinform.com.ua/2023/04/28/u-minoborony-prezentuvaly-operaczijnu-model-ofisu-upravlinnya-zminamy/" text:style-name="Internet_20_link" text:visited-style-name="Visited_20_Internet_20_Link">
https://armyinform.com.ua/2023/04/28/u-minoborony-prezentuvaly-operaczijnu-model-ofisu-upravlinnya-zminamy/</text:a>
</text:p>
      <!--NEWS-->
      <text:h text:style-name="P10" text:outline-level="1">
<text:span text:style-name="T4">
We will try to control and the newly created office support office - Yevgeny Hrushovets</text:span>
</text:h>
      <text:p text:style-name="P4">
Author: ['Руслан Ткачук']</text:p>
      <text:p text:style-name="P4">
Time: 2023-04-28T65:00:00-04:00</text:p>
      <text:p text:style-name="P4">
Description: PID Hour of the presentation of the new consultative and disabled organism under the Minobornoi, Yak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21.jpg" text:style-name="Internet_20_link" text:visited-style-name="Visited_20_Internet_20_Link">
121.jpg</text:a>
']</text:p>
      <text:p text:style-name="P4">
Tags: ['MILITARY MEDIA CENTER', 'ЄВГЕН ГРУШОВЕЦЬ', 'ОФІС З ПІДТРИМКИ ЗМІН']</text:p>
      <text:p text:style-name="P4">
Category: News</text:p>
      <!--METADATA-->
      <text:p text:style-name="P4">
<draw:frame draw:style-name="fr1" draw:name="Image314" text:anchor-type="as-char" svg:width="6.9236in" svg:height="4.615733in" draw:z-index="0">
<draw:image xlink:href="../Images/AРМІЯINFORM/2023-04-28T65-00-00-04-00/121.jpg" xlink:type="simple" xlink:show="embed" xlink:actuate="onLoad" draw:mime-type="image/jpeg"/>
</draw:frame>
During <text:a xlink:type="simple" xlink:href="https://armyinform.com.ua/2023/04/28/preskonferencziya-ministra-oborony-ukrayiny-u-military-madia-center/" text:style-name="Internet_20_link" text:visited-style-name="Visited_20_Internet_20_Link">
presentation</text:a>
The newly created advisory and advisory bodies at the Ministry of Defense, which took place at Military Mediacenter, was the chairman of the newly created Public Anti-Corruption Council Yevgengrushovets.</text:p>
      <ul>
        <li>
The council includes 15 people. They are all very different, and I say that sometimes it is easy to make decisions. However, they are concentrated and should bring the result. Voting for members of the Public Anti -Corruption Council was open and transparent. There are dissatisfied people, I will say more, there are criminal proceedings: allegedly this vote was opaque. In fact, this is not the case. Today, more than 40,000 people, including the military, have been delegated to the Public Council. Each member of the Council has a personal responsibility to society, to the military, who now give the incentiveness of a safe life.</li>
      </ul>
      <text:p text:style-name="P4">
According to Yevgeny Grushovts, the Civic Anti -Corruption Council has today been challenged.</text:p>
      <ul>
        <li>
I think we will try to control the newly created office support office, but we will put a key emphasis on purchases and procedures. There is a common vision: not to fight the consequences, but to influence those processes that are already happening, analyze them and know what will happen next.</li>
      </ul>
      <text:p text:style-name="P4">
According to Yevgeny Grushovts, the effectiveness of the council depends on the position of the Defense Ministry.</text:p>
      <ul>
        <li>
At the last meeting with the leadership of the military department, we were assured: "You will commemorate" Green Light ", you will receive all access," - said the Chief Anti -Corruption Council. - We have already prepared the first inquiries inquartered them to official boxes. We hope that we will get answers quickly enough and be able to analyze and determine whether there is a violation, inflated prices are not. It seems to some that these are simple questions, in fact - no. The Council delayed the permanent commissions that will work in specific areas.</li>
      </ul>
      <text:p text:style-name="P4">
Finally, Yevgeny Hrushovets assured that members of the Anti -Corruption Council seek to work without a haap, but they are effectively, and hope that they will have all the levers for this. Even though the society is somewhat skeptical to the activities of public councils(They are currently working in virtually in all consciousness), members of the Anti -Corruption Council will do everything possible to improve the activities of the Ministry of Defense.</text:p>
      <text:p text:style-name="P4">
<text:span text:style-name="T5">
Foto Dmitry Yurchenko</text:span>
</text:p>
      <text:p text:style-name="P4">
News Source: <text:a xlink:type="simple" xlink:href="https://armyinform.com.ua/2023/04/28/my-sprobuyemo-kontrolyuvaty-j-novostvorenyj-ofis-z-pidtrymky-zmin-yevgen-grushovecz/" text:style-name="Internet_20_link" text:visited-style-name="Visited_20_Internet_20_Link">
https://armyinform.com.ua/2023/04/28/my-sprobuyemo-kontrolyuvaty-j-novostvorenyj-ofis-z-pidtrymky-zmin-yevgen-grushovecz/</text:a>
</text:p>
      <!--NEWS-->
      <text:h text:style-name="P10" text:outline-level="1">
<text:span text:style-name="T4">
Spain passes 32 buses for Kherson region</text:span>
</text:h>
      <text:p text:style-name="P4">
Author: ['АРМІЯINFORM']</text:p>
      <text:p text:style-name="P4">
Time: 2023-04-28T66:00:00-04:00</text:p>
      <text:p text:style-name="P4">
Description: To Kinzya, Mysyatsya Kherson Odrima, 32 buses vid Madrid. Tse Humanitarian During the ... War with Ukraine 2022, War with Ukraine Latest News Today, News War with Ukraine 2022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4/avtob.jpg" text:style-name="Internet_20_link" text:visited-style-name="Visited_20_Internet_20_Link">
avtob.jpg</text:a>
']</text:p>
      <text:p text:style-name="P4">
Tags: ['STOPRUSSIA', 'МІНІСТЕРСТВО РОЗВИТКУ ГРОМАД', 'ПІДТРИМКА ПАРТНЕРІВ', 'СВІТ ПІДТРИМУЄ УКРАЇНУ', 'ТЕРИТОРІЙ ТА\xa0ІНФРАСТРУКТУРИ УКРАЇНИ']</text:p>
      <text:p text:style-name="P4">
Category: News</text:p>
      <!--METADATA-->
      <text:p text:style-name="P4">
<draw:frame draw:style-name="fr1" draw:name="Image315" text:anchor-type="as-char" svg:width="6.9236in" svg:height="5.1927in" draw:z-index="0">
<draw:image xlink:href="../Images/AРМІЯINFORM/2023-04-28T66-00-00-04-00/avtob.jpg" xlink:type="simple" xlink:show="embed" xlink:actuate="onLoad" draw:mime-type="image/jpeg"/>
</draw:frame>
By the end of the month, Kherson will receive 32 buses from Madrid. It is a humanitarian assistance within the European Union Civil Protection Mechanism. As <text:a xlink:type="simple" xlink:href="https://mtu.gov.ua/news/34240.html" text:style-name="Internet_20_link" text:visited-style-name="Visited_20_Internet_20_Link">
reports</text:a>
The Ministry of Community Development, Territories and Infrastructure of Ukraine, buses were used on routes of public transport of the Spanish capital. After a technical inspection of the tastabilization of the safety situation, they will stand on Kherson routes.</text:p>
      <ul>
        <li>
25 buses have already arrived in Ukraine and they were on the city balance. Another 7 autobums from Spain Ukraine expects in the coming days. Russian invaders, running from the city, actually looted communal property. The Ministry of Declaration is working on ensuring the basic conditions for the dismissed residents and coordination between local authorities and international partners. Separate transportation and mobility of the population - among our priorities. I thank the partners for the support of the Ukrainian people,-Oleksandr Kubrakov, the Minister of Community Development, Territories and Infrastructure of Ukraine-emphasized the Minister of Community, Territories and Infrastructure of Ukraine.</li>
      </ul>
      <text:p text:style-name="P4">
*!</text:p>
      <text:p text:style-name="P4">
<text:span text:style-name="T5">
Mhanism of the Civil Protection of the European Union - a system of solidarity, which is ascertained with emergency assistance to countries that are in a crisis. Ukrainian State Party of the EU Civil Protection Mechanism on April 20, 2023. Buses to Ukraine was provided by the State Agency(Rare).</text:span>
</text:p>
      <text:p text:style-name="P4">
News Source: <text:a xlink:type="simple" xlink:href="https://armyinform.com.ua/2023/04/28/ispaniya-peredaye-32-avtobusa-dlya-hersonshhyny/" text:style-name="Internet_20_link" text:visited-style-name="Visited_20_Internet_20_Link">
https://armyinform.com.ua/2023/04/28/ispaniya-peredaye-32-avtobusa-dlya-hersonshhyny/</text:a>
</text:p>
      <!--NEWS-->
      <text:h text:style-name="P10" text:outline-level="1">
<text:span text:style-name="T4">
Uman. The parsing is ongoing. Already 13 dead - Volodymyr Zelenskyy</text:span>
</text:h>
      <text:p text:style-name="P4">
Author: ['АРМІЯINFORM']</text:p>
      <text:p text:style-name="P4">
Time: 2023-04-28T67:00:00-04:00</text:p>
      <text:p text:style-name="P4">
Description: Ukrainian President Volodymyr Zelensky at Telegram-Canal, over 13 bending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96.jpg" text:style-name="Internet_20_link" text:visited-style-name="Visited_20_Internet_20_Link">
1-96.jpg</text:a>
', '<text:a xlink:type="simple" xlink:href="https://armyinform.com.ua/wp-content/uploads/2023/04/2-83-150x150.jpg" text:style-name="Internet_20_link" text:visited-style-name="Visited_20_Internet_20_Link">
2-83-150x150.jpg</text:a>
', '<text:a xlink:type="simple" xlink:href="https://armyinform.com.ua/wp-content/uploads/2023/04/6-48-150x150.jpg" text:style-name="Internet_20_link" text:visited-style-name="Visited_20_Internet_20_Link">
6-48-150x150.jpg</text:a>
', '<text:a xlink:type="simple" xlink:href="https://armyinform.com.ua/wp-content/uploads/2023/04/4-64-150x150.jpg" text:style-name="Internet_20_link" text:visited-style-name="Visited_20_Internet_20_Link">
4-64-150x150.jpg</text:a>
', '<text:a xlink:type="simple" xlink:href="https://armyinform.com.ua/wp-content/uploads/2023/04/7-30-150x150.jpg" text:style-name="Internet_20_link" text:visited-style-name="Visited_20_Internet_20_Link">
7-30-150x150.jpg</text:a>
', '<text:a xlink:type="simple" xlink:href="https://armyinform.com.ua/wp-content/uploads/2023/04/5-48-150x150.jpg" text:style-name="Internet_20_link" text:visited-style-name="Visited_20_Internet_20_Link">
5-48-150x150.jpg</text:a>
']</text:p>
      <text:p text:style-name="P4">
Tags: ['STOPRUSSIA', 'АГРЕСІЯ РФ', 'ВОЛОДИМИР ЗЕЛЕНСЬКИЙ', 'ВТОРГНЕННЯ РФ', 'ПРЕЗИДЕНТ УКРАЇНИ', 'УМАНЬ']</text:p>
      <text:p text:style-name="P4">
Category: News</text:p>
      <!--METADATA-->
      <text:p text:style-name="P4">
<draw:frame draw:style-name="fr1" draw:name="Image316" text:anchor-type="as-char" svg:width="6.9236in" svg:height="4.615733in" draw:z-index="0">
<draw:image xlink:href="../Images/AРМІЯINFORM/2023-04-28T67-00-00-04-00/1-96.jpg" xlink:type="simple" xlink:show="embed" xlink:actuate="onLoad" draw:mime-type="image/jpeg"/>
</draw:frame>
President of Ukraine Volodymyr Zelenskyy in a telegram channel <text:a xlink:type="simple" xlink:href="https://t.me/V_Zelenskiy_official/6032" text:style-name="Internet_20_link" text:visited-style-name="Visited_20_Internet_20_Link">
reported</text:a>
About 13 killed in the Razeta's army of the Russian Federation of Ukraine.</text:p>
      <text:p text:style-name="P4">
“Two of them are children who cannot be recognized. The fate of their parents is unknown. The rescuers will work until they do not make sure that there is no one left under the rubble. My condolences to my relatives and everyone who suffered from this aggression, ”he wrote.</text:p>
      <text:p text:style-name="P4">
Volodymyr Zelensky emphasized that Russian terror we will defeat the weapons for Ukraine, the most severe sanctions against the terrorist state, fair sentences for murderers.</text:p>
      <text:p text:style-name="P4">
<text:a xlink:type="simple" xlink:href="https://armyinform.com.ua/wp-content/uploads/2023/04/2-83.jpg" text:style-name="Internet_20_link" text:visited-style-name="Visited_20_Internet_20_Link">
!(Images/AРМІЯINFORM/2023-04-28T67-00-00-04-00/2-83-150x150.jpg)</text:a>
</text:p>
      <text:p text:style-name="P4">
<text:a xlink:type="simple" xlink:href="https://armyinform.com.ua/wp-content/uploads/2023/04/6-48.jpg" text:style-name="Internet_20_link" text:visited-style-name="Visited_20_Internet_20_Link">
<draw:frame draw:style-name="fr1" draw:name="Image317" text:anchor-type="as-char" svg:width="6.9236in" svg:height="6.9236in" draw:z-index="0">
<draw:image xlink:href="../Images/AРМІЯINFORM/2023-04-28T67-00-00-04-00/6-48-150x150.jpg" xlink:type="simple" xlink:show="embed" xlink:actuate="onLoad" draw:mime-type="image/jpeg"/>
</draw:frame>
</text:a>
</text:p>
      <text:p text:style-name="P4">
<text:a xlink:type="simple" xlink:href="https://armyinform.com.ua/wp-content/uploads/2023/04/4-64.jpg" text:style-name="Internet_20_link" text:visited-style-name="Visited_20_Internet_20_Link">
<draw:frame draw:style-name="fr1" draw:name="Image318" text:anchor-type="as-char" svg:width="6.9236in" svg:height="6.9236in" draw:z-index="0">
<draw:image xlink:href="../Images/AРМІЯINFORM/2023-04-28T67-00-00-04-00/4-64-150x150.jpg" xlink:type="simple" xlink:show="embed" xlink:actuate="onLoad" draw:mime-type="image/jpeg"/>
</draw:frame>
</text:a>
</text:p>
      <text:p text:style-name="P4">
<text:a xlink:type="simple" xlink:href="https://armyinform.com.ua/wp-content/uploads/2023/04/7-30.jpg" text:style-name="Internet_20_link" text:visited-style-name="Visited_20_Internet_20_Link">
<draw:frame draw:style-name="fr1" draw:name="Image319" text:anchor-type="as-char" svg:width="6.9236in" svg:height="6.9236in" draw:z-index="0">
<draw:image xlink:href="../Images/AРМІЯINFORM/2023-04-28T67-00-00-04-00/7-30-150x150.jpg" xlink:type="simple" xlink:show="embed" xlink:actuate="onLoad" draw:mime-type="image/jpeg"/>
</draw:frame>
</text:a>
</text:p>
      <text:p text:style-name="P4">
<text:a xlink:type="simple" xlink:href="https://armyinform.com.ua/wp-content/uploads/2023/04/5-48.jpg" text:style-name="Internet_20_link" text:visited-style-name="Visited_20_Internet_20_Link">
<draw:frame draw:style-name="fr1" draw:name="Image320" text:anchor-type="as-char" svg:width="6.9236in" svg:height="6.9236in" draw:z-index="0">
<draw:image xlink:href="../Images/AРМІЯINFORM/2023-04-28T67-00-00-04-00/5-48-150x150.jpg" xlink:type="simple" xlink:show="embed" xlink:actuate="onLoad" draw:mime-type="image/jpeg"/>
</draw:frame>
</text:a>
</text:p>
      <text:p text:style-name="P4">
News Source: <text:a xlink:type="simple" xlink:href="https://armyinform.com.ua/2023/04/28/uman-rozbir-zavaliv-tryvaye-uzhe-13-zagyblyh-volodymyr-zelenskyj/" text:style-name="Internet_20_link" text:visited-style-name="Visited_20_Internet_20_Link">
https://armyinform.com.ua/2023/04/28/uman-rozbir-zavaliv-tryvaye-uzhe-13-zagyblyh-volodymyr-zelenskyj/</text:a>
</text:p>
      <!--NEWS-->
      <text:h text:style-name="P10" text:outline-level="1">
<text:span text:style-name="T4">
Alexei Reznikov in Sumy region: discussed the increase in defense on the border and awarded the defenders</text:span>
</text:h>
      <text:p text:style-name="P4">
Author: ['АРМІЯINFORM']</text:p>
      <text:p text:style-name="P4">
Time: 2023-04-28T68:00:00-04:00</text:p>
      <text:p text:style-name="P4">
Description: PID Hour Robochka on Sumystina Ministra defense of Ukraine Oleksiy Reznikov z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3659336_614093960369868_6475674860626503318_n-e1682680964340.jpg" text:style-name="Internet_20_link" text:visited-style-name="Visited_20_Internet_20_Link">
343659336_614093960369868_6475674860626503318_n-e1682680964340.jpg</text:a>
', '<text:a xlink:type="simple" xlink:href="https://armyinform.com.ua/wp-content/uploads/2023/04/343921630_751075539894904_4571520624525248964_n.jpg" text:style-name="Internet_20_link" text:visited-style-name="Visited_20_Internet_20_Link">
343921630_751075539894904_4571520624525248964_n.jpg</text:a>
', '<text:a xlink:type="simple" xlink:href="https://armyinform.com.ua/wp-content/uploads/2023/04/343312502_1421594751944537_8647000186932607685_n.jpg" text:style-name="Internet_20_link" text:visited-style-name="Visited_20_Internet_20_Link">
343312502_1421594751944537_8647000186932607685_n.jpg</text:a>
']</text:p>
      <text:p text:style-name="P4">
Tags: ['МІНІСТР ОБОРОНИ УКРАЇНИ ОЛЕКСІЙ РЕЗНІКОВ', 'НАГОРОДЖЕННЯ ВІЙСЬКОВОСЛУЖБОВЦІВ', 'СЕРГІЙ НАЄВ', 'СУМЩИНА']</text:p>
      <text:p text:style-name="P4">
Category: News</text:p>
      <!--METADATA-->
      <text:p text:style-name="P4">
<draw:frame draw:style-name="fr1" draw:name="Image321" text:anchor-type="as-char" svg:width="6.9236in" svg:height="4.933065in" draw:z-index="0">
<draw:image xlink:href="../Images/AРМІЯINFORM/2023-04-28T68-00-00-04-00/343659336_614093960369868_6475674860626503318_n-e1682680964340.jpg" xlink:type="simple" xlink:show="embed" xlink:actuate="onLoad" draw:mime-type="image/jpeg"/>
</draw:frame>
During his working trip to Sumy region, the Minister of Defense of Ukraine Alexei Reznikov to the Commander-in-Chief of the Armed Forces of Ukraine Lieutenant General Sergiy Naevmob.</text:p>
      <text:p text:style-name="P4">
About it <text:a xlink:type="simple" xlink:href="https%3A%2F%2Fwww.facebook.com%2FJointForcesCommandAFU%2Fposts%2Fpfbid0yT3SHw3bmZ8mX6iNxSqZqmLrm6YW3Cy9uXYhQzFs66deoWqERdHZiXk9KZFWFU69l&amp;show_text=true&amp;width=500" text:style-name="Internet_20_link" text:visited-style-name="Visited_20_Internet_20_Link">
reports</text:a>
Command of the Joint Forces of the Armed Forces of Ukraine.</text:p>
      <text:p text:style-name="P4">
<draw:frame draw:style-name="fr1" draw:name="Image322" text:anchor-type="as-char" svg:width="6.9236in" svg:height="4.294796in" draw:z-index="0">
<draw:image xlink:href="../Images/AРМІЯINFORM/2023-04-28T68-00-00-04-00/343921630_751075539894904_4571520624525248964_n.jpg" xlink:type="simple" xlink:show="embed" xlink:actuate="onLoad" draw:mime-type="image/jpeg"/>
</draw:frame>
“The country's defense is the most important task. The Armed Forces of Ukraine and other defense forces have a sufficient level of combat training for its intended purpose, ”the Minister of Defense emphasized.</text:p>
      <text:p text:style-name="P4">
Alexei Reznikov awarded the defenders of Ukraine for their dedication and professionalism, as well as presented the honors to volunteers, volunteers and headmaster(settlement)communities.</text:p>
      <text:p text:style-name="P4">
<draw:frame draw:style-name="fr1" draw:name="Image323" text:anchor-type="as-char" svg:width="6.9236in" svg:height="5.2522in" draw:z-index="0">
<draw:image xlink:href="../Images/AРМІЯINFORM/2023-04-28T68-00-00-04-00/343312502_1421594751944537_8647000186932607685_n.jpg" xlink:type="simple" xlink:show="embed" xlink:actuate="onLoad" draw:mime-type="image/jpeg"/>
</draw:frame>
The Minister stressed that without sacrifice and dedication to both servicemen and civilians - it would be difficult to defend our country and give a respects aggressor.</text:p>
      <text:p text:style-name="P4">
He also added that it is now important to jointly jointly join the security of our borders and protect the civilian population.</text:p>
      <text:p text:style-name="P4">
News Source: <text:a xlink:type="simple" xlink:href="https://armyinform.com.ua/2023/04/28/oleksij-reznikov-na-sumshhyni-obgovoryv-naroshhuvannya-oborony-na-kordoni-ta-nagorodyv-zahysnykiv/" text:style-name="Internet_20_link" text:visited-style-name="Visited_20_Internet_20_Link">
https://armyinform.com.ua/2023/04/28/oleksij-reznikov-na-sumshhyni-obgovoryv-naroshhuvannya-oborony-na-kordoni-ta-nagorodyv-zahysnykiv/</text:a>
</text:p>
      <!--NEWS-->
      <text:h text:style-name="P10" text:outline-level="1">
<text:span text:style-name="T4">
Dmytro Kuleba urges the EU to accelerate the supply of weapons to Ukraine</text:span>
</text:h>
      <text:p text:style-name="P4">
Author: ['АРМІЯINFORM']</text:p>
      <text:p text:style-name="P4">
Time: 2023-04-28T69:00:00-04:00</text:p>
      <text:p text:style-name="P4">
Description: Minist of the law enforcement officers of the Ukrainian Dmitro Kuleba Mav Klovkomov Iza Izko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eapons-5.jpg" text:style-name="Internet_20_link" text:visited-style-name="Visited_20_Internet_20_Link">
weapons-5.jpg</text:a>
']</text:p>
      <text:p text:style-name="P4">
Tags: ['STOPRUSSIA', 'YES', 'ДМИТРО КУЛЕБА', 'ЖОЗЕП БОРРЕЛЬ', 'ЗБРОЯ ТА БОЄПРИПАСИ']</text:p>
      <text:p text:style-name="P4">
Category: News</text:p>
      <!--METADATA-->
      <text:p text:style-name="P4">
<draw:frame draw:style-name="fr1" draw:name="Image324" text:anchor-type="as-char" svg:width="6.9236in" svg:height="3.894525in" draw:z-index="0">
<draw:image xlink:href="../Images/AРМІЯINFORM/2023-04-28T69-00-00-04-00/weapons-5.jpg" xlink:type="simple" xlink:show="embed" xlink:actuate="onLoad" draw:mime-type="image/jpeg"/>
</draw:frame>
Foreign Minister of Ukraine Dmytro Kuleba had a telephone conversation with a high representative of European diplomacy by Josep Borrel.</text:p>
      <text:p text:style-name="P4">
The head of the Ukrainian foreign policy department [reported] about it(https://twitter.com/DmytroKuleba/status/1651640624016158720?cxt=HHwWgMCzsbKZ5-stAAAA)In Twitter.</text:p>
      <text:p text:style-name="P4">
"He called on the High Representative of the European Union on Foreign Affairs of Security Policy to accelerate the supply of weapons and ammunition to Ukraine," Dmitry Kuleb said.</text:p>
      <text:p text:style-name="P4">
He also reported that the recent contacts of Ukraine and the EU with China, as well as ways of deepening links with Litin American countries, were discussed during the call.</text:p>
      <text:p text:style-name="P4">
News Source: <text:a xlink:type="simple" xlink:href="https://armyinform.com.ua/2023/04/28/dmytro-kuleba-zaklykaye-yes-pryskoryty-postachannya-zbroyi-do-ukrayiny/" text:style-name="Internet_20_link" text:visited-style-name="Visited_20_Internet_20_Link">
https://armyinform.com.ua/2023/04/28/dmytro-kuleba-zaklykaye-yes-pryskoryty-postachannya-zbroyi-do-ukrayiny/</text:a>
</text:p>
      <!--NEWS-->
      <text:h text:style-name="P10" text:outline-level="1">
<text:span text:style-name="T4">
SAMP-T-Yuriy Ignati's arrival is expected to arrive</text:span>
</text:h>
      <text:p text:style-name="P4">
Author: ['Віктор Шубец']</text:p>
      <text:p text:style-name="P4">
Time: 2023-04-28T70:00:00-04:00</text:p>
      <text:p text:style-name="P4">
Description: Piasant not vicoristovo PID HAS OPELIV SARRALNI DATE. The butt of the tsoyo є nіchnі ... the war with Ukraine 2022, the war with Ukraine is the latest news today, the news war with Ukraine 2022 last today, will there be a war between Ukraine and Russia, and when, the war with Ukraine in 2022 will be or not, will there be or not, there will be or not, will it be The war with Ukraine in the near future says, the war with Ukraine, Ukrainian news today, Ukrainian news in Ukrainian media in Russian</text:p>
      <text:p text:style-name="P4">
Images: ['<text:a xlink:type="simple" xlink:href="https://armyinform.com.ua/wp-content/uploads/2023/04/f2c5a356-dde0-4ab0-8bff-b1bc1934146c.jpg" text:style-name="Internet_20_link" text:visited-style-name="Visited_20_Internet_20_Link">
f2c5a356-dde0-4ab0-8bff-b1bc1934146c.jpg</text:a>
']</text:p>
      <text:p text:style-name="P4">
Tags: ['ЮРІЙ ІГНАТ']</text:p>
      <text:p text:style-name="P4">
Category: News</text:p>
      <!--METADATA-->
      <text:p text:style-name="P4">
<draw:frame draw:style-name="fr1" draw:name="Image325" text:anchor-type="as-char" svg:width="6.9236in" svg:height="5.1927in" draw:z-index="0">
<draw:image xlink:href="../Images/AРМІЯINFORM/2023-04-28T70-00-00-04-00/f2c5a356-dde0-4ab0-8bff-b1bc1934146c.jpg" xlink:type="simple" xlink:show="embed" xlink:actuate="onLoad" draw:mime-type="image/jpeg"/>
</draw:frame>
The invaders are not used during shelling sacred dates. An example of this is the case of several regions of Ukraine at the same time.</text:p>
      <text:p text:style-name="P4">
About it today during the broadcast <text:a xlink:type="simple" xlink:href="https://www.youtube.com/watch" text:style-name="Internet_20_link" text:visited-style-name="Visited_20_Internet_20_Link">
"Uniform"</text:a>
Colonel Yuriy Ignat told the Air Force Air Force Air Force.</text:p>
      <text:p text:style-name="P4">
Yuri Ignat drew the attention of his colleagues that hostile attacks continue daily, not rocket launchers, the beloved, as not rockets, bombs.</text:p>
      <ul>
        <li>
Russia's tactical aviation works constantly in the territories of the frontal areas. We understand that the threat remains throughout Ukraine, but most of all-on the border with the occupying country,-the officer emphasized.</li>
      </ul>
      <text:p text:style-name="P4">
Also, a spokesman for the Air Force Command of Ukraine recalled that yesterday in the Ukraine the second division of the Patriot anti-aircraft mission system was on the fighting duty, and the arms of the SSAMP-T weapons systems is expected in the near future to be protected not only from enemy aerodynamic means. The Armed Forces of Ukraine are currently used to protect the air space types of domestic and Western weapons, which are very efficient. Of course, the increase in the number of Western system-weapons, including the long-awaited F-16 aircraft, would allow a hundred percent of enemy objects to be shot down.</text:p>
      <text:p text:style-name="P4">
News Source: <text:a xlink:type="simple" xlink:href="https://armyinform.com.ua/2023/04/28/najblyzhchym-chasom-ochikuyetsya-prybuttya-system-ozbroyennya-samp-t-yurij-ignat/" text:style-name="Internet_20_link" text:visited-style-name="Visited_20_Internet_20_Link">
https://armyinform.com.ua/2023/04/28/najblyzhchym-chasom-ochikuyetsya-prybuttya-system-ozbroyennya-samp-t-yurij-ignat/</text:a>
</text:p>
      <!--NEWS-->
      <text:h text:style-name="P10" text:outline-level="1">
<text:span text:style-name="T4">
In the Black Sea on combat duty there are 13 enemy ships</text:span>
</text:h>
      <text:p text:style-name="P4">
Author: ['АРМІЯINFORM']</text:p>
      <text:p text:style-name="P4">
Time: 2023-04-28T71:00:00-04:00</text:p>
      <text:p text:style-name="P4">
Description: The village of 28 KVITRY in the Aquators of Chorny, Azovsky that scores on the battl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text:p>
      <text:p text:style-name="P4">
Tags: ['STOPRUSSIA', 'АГРЕСІЯ РФ', 'ВМС ЗС УКРАЇНИ', 'ВТОРГНЕННЯ РФ']</text:p>
      <text:p text:style-name="P4">
Category: News</text:p>
      <!--METADATA-->
      <text:p text:style-name="P4">
<draw:frame draw:style-name="fr1" draw:name="Image326" text:anchor-type="as-char" svg:width="6.9236in" svg:height="3.894525in" draw:z-index="0">
<draw:image xlink:href="../Images/AРМІЯINFORM/2023-04-28T71-00-00-04-00/maxresdefault-1.jpg" xlink:type="simple" xlink:show="embed" xlink:actuate="onLoad" draw:mime-type="image/jpeg"/>
</draw:frame>
Illustrative photo</text:p>
      <text:p text:style-name="P4">
As of April 28, there are 18 enemy ships in the waters of the Black, Azov and Mediterranean Seas, of which four carriers of Caliber missiles. The total volley is 40 rockets.</text:p>
      <text:p text:style-name="P4">
This is stated in <text:a xlink:type="simple" xlink:href="https://www.facebook.com/navy.mil.gov.ua/videos/795004975456713/" text:style-name="Internet_20_link" text:visited-style-name="Visited_20_Internet_20_Link">
message</text:a>
Command of the Navy of the Armed Forces of Ukraine.</text:p>
      <text:p text:style-name="P4">
Of them:</text:p>
      <ul>
        <li>
There are 13 enemy ships in the Black Sea, of which three carriers of the Caliber winged missiles are, the total volley is 24 missiles; * In the Azov Sea, the enemy continues to control marine communications, holding one ship on combat duty; * There are four enemy ships in the Mediterranean, including 1 carpet carrier carriage missiles, a total volley is 16 rockets.</li>
      </ul>
      <text:p text:style-name="P4">
The Russian Federation continues to violate the International Convention on the Protection of Human Life at the Sea of 1974(SOLAS)by turning off automatic identification systems(AIS)Nazi vessels in the Azov Sea.</text:p>
      <text:p text:style-name="P4">
For a week, in the interests of the Russian Federation the passage of the Kerch-Yenikhal Strait made:</text:p>
      <ul>
        <li>
to the Black Sea - 174 vessels, 35 of them continued the movement in the direction of the Bosphorus Strait; * To the Azov Sea - 171 ships, 39 of them moved from the Bosphorus Strait.</li>
      </ul>
      <text:p text:style-name="P4">
News Source: <text:a xlink:type="simple" xlink:href="https://armyinform.com.ua/2023/04/28/u-chornomu-mori-na-bojovomu-cherguvanni-perebuvaye-13-vorozhyh-korabliv/" text:style-name="Internet_20_link" text:visited-style-name="Visited_20_Internet_20_Link">
https://armyinform.com.ua/2023/04/28/u-chornomu-mori-na-bojovomu-cherguvanni-perebuvaye-13-vorozhyh-korabliv/</text:a>
</text:p>
      <!--NEWS-->
      <text:h text:style-name="P10" text:outline-level="1">
<text:span text:style-name="T4">
Global efforts to defend Ukraine: A group of arms directors gathers in Brussels</text:span>
</text:h>
      <text:p text:style-name="P4">
Author: ['АРМІЯINFORM']</text:p>
      <text:p text:style-name="P4">
Time: 2023-04-28T72:00:00-04:00</text:p>
      <text:p text:style-name="P4">
Description: Tzheogo Tizhnya at Brussels Vidbunsu Zhizdannya Grupi Director Iz Ozbrov, Ya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weapons-6.jpg" text:style-name="Internet_20_link" text:visited-style-name="Visited_20_Internet_20_Link">
weapons-6.jpg</text:a>
']</text:p>
      <text:p text:style-name="P4">
Tags: ['STOPRUSSIA', 'ВТОРГНЕННЯ РФ', 'ОЗБРОЄННЯ І ТЕХНІКА', 'ПЕНТАГОН', 'ПЕТ РАЙДЕР']</text:p>
      <text:p text:style-name="P4">
Category: News</text:p>
      <!--METADATA-->
      <text:p text:style-name="P4">
<draw:frame draw:style-name="fr1" draw:name="Image327" text:anchor-type="as-char" svg:width="6.9236in" svg:height="3.894525in" draw:z-index="0">
<draw:image xlink:href="../Images/AРМІЯINFORM/2023-04-28T72-00-00-04-00/weapons-6.jpg" xlink:type="simple" xlink:show="embed" xlink:actuate="onLoad" draw:mime-type="image/jpeg"/>
</draw:frame>
This week, Brussels will host a meeting of a group of arms directors, which will be focused on global efforts to accelerate the search and production of users to protect Ukraine.</text:p>
      <text:p text:style-name="P4">
About it <text:a xlink:type="simple" xlink:href="https://www.defense.gov/News/Transcripts/Transcript/Article/3377436/pentagon-press-secretary-air-force-brig-gen-pat-ryder-holds-a-press-briefing/" text:style-name="Internet_20_link" text:visited-style-name="Visited_20_Internet_20_Link">
reported</text:a>
Pentagon Pentagon Brigadna General Pet Ryder.</text:p>
      <text:p text:style-name="P4">
Dr. William Laplante(Deputy Minister of Defense for Procurement and Pentagon Supply _ <text:span text:style-name="T5">
 - Ed .</text:span>
)He is presiding on Brussels this week at a meeting of the arms directors. The meeting is attended by Izoporin directors and representatives from more than 40 countries, the European Union and NATO, focused on global efforts to accelerate the search, production and support of forces and means that are vital to Ukraine's protection of Ukraine's reconciliation and illegal invasion .</text:p>
      <text:p text:style-name="P4">
News Source: <text:a xlink:type="simple" xlink:href="https://armyinform.com.ua/2023/04/28/globalni-zusyllya-na-zahyst-ukrayiny-u-bryusseli-zbyrayetsya-grupa-dyrektoriv-iz-ozbroyen/" text:style-name="Internet_20_link" text:visited-style-name="Visited_20_Internet_20_Link">
https://armyinform.com.ua/2023/04/28/globalni-zusyllya-na-zahyst-ukrayiny-u-bryusseli-zbyrayetsya-grupa-dyrektoriv-iz-ozbroyen/</text:a>
</text:p>
      <!--NEWS-->
      <text:h text:style-name="P10" text:outline-level="1">
<text:span text:style-name="T4">
They will judge Russian spies that have moved to Odessa in advance at the instruction of the Russian special services</text:span>
</text:h>
      <text:p text:style-name="P4">
Author: ['АРМІЯINFORM']</text:p>
      <text:p text:style-name="P4">
Time: 2023-04-28T73:00:00-04:00</text:p>
      <text:p text:style-name="P4">
Description: To the court, the accusations of the Stosomno cucumber of the Gromyan of the Russian Federation were shut up for the trial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28_13-30-19-e1682683048659.jpg" text:style-name="Internet_20_link" text:visited-style-name="Visited_20_Internet_20_Link">
photo_2023-04-28_13-30-19-e1682683048659.jpg</text:a>
', '<text:a xlink:type="simple" xlink:href="https://armyinform.com.ua/wp-content/uploads/2023/04/photo_2023-04-28_13-30-16-e1682683074366-150x150.jpg" text:style-name="Internet_20_link" text:visited-style-name="Visited_20_Internet_20_Link">
photo_2023-04-28_13-30-16-e1682683074366-150x150.jpg</text:a>
', '<text:a xlink:type="simple" xlink:href="https://armyinform.com.ua/wp-content/uploads/2023/04/photo_2023-04-28_13-30-18-2-150x150.jpg" text:style-name="Internet_20_link" text:visited-style-name="Visited_20_Internet_20_Link">
photo_2023-04-28_13-30-18-2-150x150.jpg</text:a>
', '<text:a xlink:type="simple" xlink:href="https://armyinform.com.ua/wp-content/uploads/2023/04/photo_2023-04-28_13-30-18-150x150.jpg" text:style-name="Internet_20_link" text:visited-style-name="Visited_20_Internet_20_Link">
photo_2023-04-28_13-30-18-150x150.jpg</text:a>
', '<text:a xlink:type="simple" xlink:href="https://armyinform.com.ua/wp-content/uploads/2023/04/photo_2023-04-28_13-30-19-2-150x150.jpg" text:style-name="Internet_20_link" text:visited-style-name="Visited_20_Internet_20_Link">
photo_2023-04-28_13-30-19-2-150x150.jpg</text:a>
']</text:p>
      <text:p text:style-name="P4">
Tags: ['STOPRUSSIA', 'АГРЕСІЯ РФ', 'ВТОРГНЕННЯ РФ']</text:p>
      <text:p text:style-name="P4">
Category: News</text:p>
      <!--METADATA-->
      <text:p text:style-name="P4">
<draw:frame draw:style-name="fr1" draw:name="Image328" text:anchor-type="as-char" svg:width="6.9236in" svg:height="4.135168in" draw:z-index="0">
<draw:image xlink:href="../Images/AРМІЯINFORM/2023-04-28T73-00-00-04-00/photo_2023-04-28_13-30-19-e1682683048659.jpg" xlink:type="simple" xlink:show="embed" xlink:actuate="onLoad" draw:mime-type="image/jpeg"/>
</draw:frame>
An indictment was sent to the court against two Russian citizens on the fact of specialty. The investigation found that the defendants collected the intelligence of the location of the anti-aircraft missile units, rocket weapons, the location of hangars for the storage of military equipment. They were trying to establish coordinates of field artillery warehouses for drawing rocket launchers.</text:p>
      <text:p text:style-name="P4">
The couple moved to Odessa in 2018 at the instructions of the special services of the Russian Federation, having led their stay, they went into the so -called "waiting regime".</text:p>
      <text:p text:style-name="P4">
Agents studied the socio-political situation in the southern region, establishing friendly relations with residents of Odessa. Acquaintances planned to be used for intelligence.</text:p>
      <text:p text:style-name="P4">
<text:a xlink:type="simple" xlink:href="https://armyinform.com.ua/wp-content/uploads/2023/04/photo_2023-04-28_13-30-16-e1682683074366.jpg" text:style-name="Internet_20_link" text:visited-style-name="Visited_20_Internet_20_Link">
!(Images/AРМІЯINFORM/2023-04-28T73-00-00-04-00/photo_2023-04-28_13-30-16-e1682683074366-150x150.jpg)</text:a>
</text:p>
      <text:p text:style-name="P4">
<text:a xlink:type="simple" xlink:href="https://armyinform.com.ua/wp-content/uploads/2023/04/photo_2023-04-28_13-30-18-2.jpg" text:style-name="Internet_20_link" text:visited-style-name="Visited_20_Internet_20_Link">
<draw:frame draw:style-name="fr1" draw:name="Image329" text:anchor-type="as-char" svg:width="6.9236in" svg:height="6.9236in" draw:z-index="0">
<draw:image xlink:href="../Images/AРМІЯINFORM/2023-04-28T73-00-00-04-00/photo_2023-04-28_13-30-18-2-150x150.jpg" xlink:type="simple" xlink:show="embed" xlink:actuate="onLoad" draw:mime-type="image/jpeg"/>
</draw:frame>
</text:a>
</text:p>
      <text:p text:style-name="P4">
<text:a xlink:type="simple" xlink:href="https://armyinform.com.ua/wp-content/uploads/2023/04/photo_2023-04-28_13-30-18.jpg" text:style-name="Internet_20_link" text:visited-style-name="Visited_20_Internet_20_Link">
<draw:frame draw:style-name="fr1" draw:name="Image330" text:anchor-type="as-char" svg:width="6.9236in" svg:height="6.9236in" draw:z-index="0">
<draw:image xlink:href="../Images/AРМІЯINFORM/2023-04-28T73-00-00-04-00/photo_2023-04-28_13-30-18-150x150.jpg" xlink:type="simple" xlink:show="embed" xlink:actuate="onLoad" draw:mime-type="image/jpeg"/>
</draw:frame>
</text:a>
</text:p>
      <text:p text:style-name="P4">
<text:a xlink:type="simple" xlink:href="https://armyinform.com.ua/wp-content/uploads/2023/04/photo_2023-04-28_13-30-19-2.jpg" text:style-name="Internet_20_link" text:visited-style-name="Visited_20_Internet_20_Link">
<draw:frame draw:style-name="fr1" draw:name="Image331" text:anchor-type="as-char" svg:width="6.9236in" svg:height="6.9236in" draw:z-index="0">
<draw:image xlink:href="../Images/AРМІЯINFORM/2023-04-28T73-00-00-04-00/photo_2023-04-28_13-30-19-2-150x150.jpg" xlink:type="simple" xlink:show="embed" xlink:actuate="onLoad" draw:mime-type="image/jpeg"/>
</draw:frame>
</text:a>
For the communication and transmission of closed information, the former personnel military and his wife used a pre-worked anonymous telegram.</text:p>
      <text:p text:style-name="P4">
The spies were detained directly during the task of Russian skaters. Law enforcement officers have prevented the leakage of data that constitutes the state -friendly.</text:p>
      <text:p text:style-name="P4">
At the request of the prosecutor, the defendants are in custody without alternative bail.</text:p>
      <text:p text:style-name="P4">
<text:span text:style-name="T4">
 Source: </text:span>
 <text:a xlink:type="simple" xlink:href="https://t.me/pgo_gov_ua/11652" text:style-name="Internet_20_link" text:visited-style-name="Visited_20_Internet_20_Link">
<text:span text:style-name="T5">
opice of the Prosecutor General of Ukraine</text:span>
</text:a>
</text:p>
      <text:p text:style-name="P4">
News Source: <text:a xlink:type="simple" xlink:href="https://armyinform.com.ua/2023/04/28/v-odesi-sudytymut-rosijskyh-shpyguniv-yaki-zazdalegid-pereyihaly-u-misto-za-vkazivkoyu-speczsluzhb-rf/" text:style-name="Internet_20_link" text:visited-style-name="Visited_20_Internet_20_Link">
https://armyinform.com.ua/2023/04/28/v-odesi-sudytymut-rosijskyh-shpyguniv-yaki-zazdalegid-pereyihaly-u-misto-za-vkazivkoyu-speczsluzhb-rf/</text:a>
</text:p>
      <!--NEWS-->
      <text:h text:style-name="P10" text:outline-level="1">
<text:span text:style-name="T4">
Czech President visited Bucha: We hoped for a long time that Putin's Russia is different - in vain</text:span>
</text:h>
      <text:p text:style-name="P4">
Author: ['АРМІЯINFORM']</text:p>
      <text:p text:style-name="P4">
Time: 2023-04-28T74:00:00-04:00</text:p>
      <text:p text:style-name="P4">
Description: President of Cheskoko Republiki Peter Pavel Vidvіdav Buch. “Before Buchi, Tim was aimed ... The war with Ukraine 2022, the war with Ukraine is the latest news today, the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pavel.jpg" text:style-name="Internet_20_link" text:visited-style-name="Visited_20_Internet_20_Link">
pavel.jpg</text:a>
']</text:p>
      <text:p text:style-name="P4">
Tags: ['STOPRUSSIA', 'АГРЕСІЯ РФ', 'БУЧА', 'ВТОРГНЕННЯ РФ', 'ПЕТР ПАВЕЛ', 'ЧЕСЬКА РЕСПУБЛІКА']</text:p>
      <text:p text:style-name="P4">
Category: News</text:p>
      <!--METADATA-->
      <text:p text:style-name="P4">
<draw:frame draw:style-name="fr1" draw:name="Image332" text:anchor-type="as-char" svg:width="6.9236in" svg:height="3.894525in" draw:z-index="0">
<draw:image xlink:href="../Images/AРМІЯINFORM/2023-04-28T74-00-00-04-00/pavel.jpg" xlink:type="simple" xlink:show="embed" xlink:actuate="onLoad" draw:mime-type="image/jpeg"/>
</draw:frame>
President of the Czech Republic Peter Pavel visited Bucha.</text:p>
      <text:p text:style-name="P4">
“We came to Bucha to the same route that came about a year ago. Memories of the barbaric massacre of civilians will remain memory. Ukrainians will never forget hundreds of lost lives. We are also innocent forgoting, ”<text:a xlink:type="simple" xlink:href="https://twitter.com/prezidentpavel/status/1651900995884990467" text:style-name="Internet_20_link" text:visited-style-name="Visited_20_Internet_20_Link">
said</text:a>
Peter Paul Utwitter.</text:p>
      <text:p text:style-name="P4">
He also emphasized that the Western countries had long hoped in the "normality" of the Russian Federation. However, in vain.</text:p>
      <text:p text:style-name="P4">
“We hoped for too long that Putin's Russia was different. That she is better. This guide showed that this is not the case. And we must be ready, ”Czechider summarized.</text:p>
      <text:p text:style-name="P4">
We will remind, on April 28, 2023 to Kiev on an official visit <text:a xlink:type="simple" xlink:href="https://armyinform.com.ua/2023/04/28/do-kyyeva-prybuly-prezydenty-chehiyi-ta-slovachchyny-stoyatymemo-razom-iz-ukrayinczyamy-u-borotbi-z-agresorom/" text:style-name="Internet_20_link" text:visited-style-name="Visited_20_Internet_20_Link">
arrived</text:a>
Presidents of the Czech Republic and Slovakia.</text:p>
      <text:p text:style-name="P4">
News Source: <text:a xlink:type="simple" xlink:href="https://armyinform.com.ua/2023/04/28/prezydent-chehiyi-pobuvav-u-buchi-duzhe-dovgo-my-spodivalysya-shho-putinska-rosiya-insha-marno/" text:style-name="Internet_20_link" text:visited-style-name="Visited_20_Internet_20_Link">
https://armyinform.com.ua/2023/04/28/prezydent-chehiyi-pobuvav-u-buchi-duzhe-dovgo-my-spodivalysya-shho-putinska-rosiya-insha-marno/</text:a>
</text:p>
      <!--NEWS-->
      <text:h text:style-name="P10" text:outline-level="1">
<text:span text:style-name="T4">
They will judge two military people who were bullied by residents of Chernihiv region</text:span>
</text:h>
      <text:p text:style-name="P4">
Author: ['АРМІЯINFORM']</text:p>
      <text:p text:style-name="P4">
Time: 2023-04-28T75:00:00-04:00</text:p>
      <text:p text:style-name="P4">
Description: Superimitatize the cousins of the Rosiyskiyskoye Service, the yaki was picked up by Zhinka I rushed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ОФІС ГЕНПРОКУРОРА УКРАЇНИ', 'СУД']</text:p>
      <text:p text:style-name="P4">
Category: News</text:p>
      <!--METADATA-->
      <text:p text:style-name="P4">
<draw:frame draw:style-name="fr1" draw:name="Image333" text:anchor-type="as-char" svg:width="6.9236in" svg:height="4.486493in" draw:z-index="0">
<draw:image xlink:href="../ConvertedIMGs/AРМІЯINFORM/2023-04-28T75-00-00-04-00/l3yeyi-c17x11x50px50p-c17x11x50px50p-36059dd0fa5ff9e3037f437e7e135b04.png" xlink:type="simple" xlink:show="embed" xlink:actuate="onLoad" draw:mime-type="image/png"/>
</draw:frame>
Illustrative photo</text:p>
      <text:p text:style-name="P4">
Two Russian servicemen who were tortured by the woman were hammered to shoot children in the village of Ivanivka in Chernihiv region will be tried.</text:p>
      <text:p text:style-name="P4">
About it <text:a xlink:type="simple" xlink:href="https://www.gp.gov.ua/ua/posts/suditimut-rosiiskix-viiskovosluzbovciv-yaki-znushhalis-nad-miscevimi-meskancyami-v-seli-ivanivka-na-cernigivshhini" text:style-name="Internet_20_link" text:visited-style-name="Visited_20_Internet_20_Link">
reports</text:a>
Office of the Prosecutor General of Ukraine.</text:p>
      <text:p text:style-name="P4">
“On March 6, 2022, the defendants entered the territory of the private farm in the village. Ivanivka of Chernihiv district, where local residents were located in the house.</text:p>
      <text:p text:style-name="P4">
One of the militarys began to search. And the other at this time, to intimidate and prevent their possible resistance, began to randomly shoot from the automatic arms around the house. He also shot the car of the homeowners, ”the investigation was established.</text:p>
      <text:p text:style-name="P4">
Then the military personnel of the aggressor country approached the wife of the owner with a rabbit, kept her in the cellar in threatening that they were shooting children.</text:p>
      <text:p text:style-name="P4">
"In accordance with the rules of international humanitarian law, the use of torture or inhumane treatment of civilians is prohibited," the office prosecutor reminded.</text:p>
      <text:p text:style-name="P4">
News Source: <text:a xlink:type="simple" xlink:href="https://armyinform.com.ua/2023/04/28/sudytymut-dvoh-vijskovyh-rf-yaki-znushhalys-nad-misczevymy-meshkanczyamy-chernigivshhyny/" text:style-name="Internet_20_link" text:visited-style-name="Visited_20_Internet_20_Link">
https://armyinform.com.ua/2023/04/28/sudytymut-dvoh-vijskovyh-rf-yaki-znushhalys-nad-misczevymy-meshkanczyamy-chernigivshhyny/</text:a>
</text:p>
      <!--NEWS-->
      <text:h text:style-name="P10" text:outline-level="1">
<text:span text:style-name="T4">
Office of the Prosecutor General of Ukraine: more than 83 thousand military crimes have been documented</text:span>
</text:h>
      <text:p text:style-name="P4">
Author: ['АРМІЯINFORM']</text:p>
      <text:p text:style-name="P4">
Time: 2023-04-28T7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98.jpg" text:style-name="Internet_20_link" text:visited-style-name="Visited_20_Internet_20_Link">
1-98.jpg</text:a>
', '<text:a xlink:type="simple" xlink:href="https://armyinform.com.ua/wp-content/uploads/2023/04/2-84.jpg" text:style-name="Internet_20_link" text:visited-style-name="Visited_20_Internet_20_Link">
2-84.jpg</text:a>
']</text:p>
      <text:p text:style-name="P4">
Tags: ['STOPRUSSIA', 'АГРЕСІЯ РФ', 'ВОЄННІ ЗЛОЧИНИ РФ', 'ОФІС ГЕНЕРАЛЬНОГО ПРОКУРОРА УКРАЇНИ']</text:p>
      <text:p text:style-name="P4">
Category: News</text:p>
      <!--METADATA-->
      <text:p text:style-name="P4">
<draw:frame draw:style-name="fr1" draw:name="Image334" text:anchor-type="as-char" svg:width="6.9236in" svg:height="4.448413in" draw:z-index="0">
<draw:image xlink:href="../Images/AРМІЯINFORM/2023-04-28T76-00-00-04-00/1-98.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28, it is registered:</text:p>
      <ul>
        <li>
83 393 Military Crimes, * 17 122 Crimes against Ukraine's national security.</li>
      </ul>
      <text:p text:style-name="P4">
In addition, according to the official data of juvenile prosecutors, 1423 children were affected by the aggression of the Russian Federation, of which:</text:p>
      <ul>
        <li>
471 - the child was killed, * 952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35" text:anchor-type="as-char" svg:width="6.9236in" svg:height="4.448413in" draw:z-index="0">
<draw:image xlink:href="../Images/AРМІЯINFORM/2023-04-28T76-00-00-04-00/2-84.jpg" xlink:type="simple" xlink:show="embed" xlink:actuate="onLoad" draw:mime-type="image/jpeg"/>
</draw:frame>
</text:p>
      <text:p text:style-name="P4">
News Source: <text:a xlink:type="simple" xlink:href="https://armyinform.com.ua/2023/04/28/ofis-genprokurora-ukrayiny-zadokumentovano-ponad-83-tysyachi-voyennyh-zlochyniv/" text:style-name="Internet_20_link" text:visited-style-name="Visited_20_Internet_20_Link">
https://armyinform.com.ua/2023/04/28/ofis-genprokurora-ukrayiny-zadokumentovano-ponad-83-tysyachi-voyennyh-zlochyniv/</text:a>
</text:p>
      <!--NEWS-->
      <text:h text:style-name="P10" text:outline-level="1">
<text:span text:style-name="T4">
Tyra headed a permanent working group on medical issues at the Ministry of Defense</text:span>
</text:h>
      <text:p text:style-name="P4">
Author: ['Володимир Поліщук']</text:p>
      <text:p text:style-name="P4">
Time: 2023-04-28T77:00:00-04:00</text:p>
      <text:p text:style-name="P4">
Description: PID Hour of the Preservation, I wound in the Military Media Center, Ministr Defense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2201649_605.jpg" text:style-name="Internet_20_link" text:visited-style-name="Visited_20_Internet_20_Link">
62201649_605.jpg</text:a>
']</text:p>
      <text:p text:style-name="P4">
Tags: ['MILITARY MEDIA CENTER', 'ТАЙРА', 'ЮЛІЯ ПАЄВСЬКА']</text:p>
      <text:p text:style-name="P4">
Category: News</text:p>
      <!--METADATA-->
      <text:p text:style-name="P4">
<draw:frame draw:style-name="fr1" draw:name="Image336" text:anchor-type="as-char" svg:width="6.9236in" svg:height="3.891999in" draw:z-index="0">
<draw:image xlink:href="../Images/AРМІЯINFORM/2023-04-28T77-00-00-04-00/62201649_605.jpg" xlink:type="simple" xlink:show="embed" xlink:actuate="onLoad" draw:mime-type="image/jpeg"/>
</draw:frame>
During a press conference held at Military Media Center, Minister of Defense Alexei Reznikov told reporters that he had instructed his deputy painter together with the Commander of the Armed Forces of Ukraine, Major General Tatiana Ostashchenko, for ten days and settlements near the front line.</text:p>
      <text:p text:style-name="P4">
This decision was made by the Minister in connection with the dissatisfaction of the work of our country in society.</text:p>
      <ul>
        <li>
It has long been dissatisfied with the issue of military medicine in society. Not the view of the quality of service provision of our wounded, I did not meet any of some savings here - our heroes return to the system. The commander of the medical forces SUGENERALAL-MIOR Tatiana Ostashchenko has been able to establish a fantastic system of medical services since the invasion, together with civilian institutions, we have the only one-total ... You have heard this abbreviation of the VLK, which in itself has a negative connotation, - the minister said. -We decided to raise the level of administrative and civil-democratic control by the Ministry of Defense, responded to a large number of appeals from public organizations and volunteers. They met with their representatives and agreed to settle the permanent working group, which was announced to head the famous Yuliapayevskaya Taira.</li>
      </ul>
      <text:p text:style-name="P4">
Among the planned steps to improve and streamline the work of the military-doctor commissions, the Minister also named the digitalization of all stages Vlki thanked for his assistance in this Ministry of Digital Transformation.</text:p>
      <text:p text:style-name="P4">
Alexei Reznikov suggested that this working group may eventually turn the consulting and advisory body at the Ministry of Defense.</text:p>
      <text:p text:style-name="P4">
News Source: <text:a xlink:type="simple" xlink:href="https://armyinform.com.ua/2023/04/28/yuliya-payevska-tajra-ocholyla-pry-minoborony-postijno-diyuchu-robochu-grupu-z-medychnyh-pytan/" text:style-name="Internet_20_link" text:visited-style-name="Visited_20_Internet_20_Link">
https://armyinform.com.ua/2023/04/28/yuliya-payevska-tajra-ocholyla-pry-minoborony-postijno-diyuchu-robochu-grupu-z-medychnyh-pytan/</text:a>
</text:p>
      <!--NEWS-->
      <text:h text:style-name="P10" text:outline-level="1">
<text:span text:style-name="T4">
The Head of State thanked the Presidents of the Czech Republic and Slovakia for helping Ukraine</text:span>
</text:h>
      <text:p text:style-name="P4">
Author: ['АРМІЯINFORM']</text:p>
      <text:p text:style-name="P4">
Time: 2023-04-28T78:00:00-04:00</text:p>
      <text:p text:style-name="P4">
Description: Ukrainian President Volodymyr Zelensky President of the President of the Cheskoko Republik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dae4899f6e5741e5caa87b1a40e1572f_1682682445_extra_large.jpeg" text:style-name="Internet_20_link" text:visited-style-name="Visited_20_Internet_20_Link">
dae4899f6e5741e5caa87b1a40e1572f_1682682445_extra_large.jpeg</text:a>
', '<text:a xlink:type="simple" xlink:href="https://armyinform.com.ua/wp-content/uploads/2023/04/fbc4c52a1254aa628617dcb6bb1f2b8d_1682682453_extra_large.jpeg" text:style-name="Internet_20_link" text:visited-style-name="Visited_20_Internet_20_Link">
fbc4c52a1254aa628617dcb6bb1f2b8d_1682682453_extra_large.jpeg</text:a>
']</text:p>
      <text:p text:style-name="P4">
Tags: ['ВОЛОДИМИР ЗЕЛЕНСЬКИЙ', 'ЗУЗАНА ЧАПУТОВА', 'ПЕТР ПАВЕЛ', 'ПРЕЗИДЕНТ УКРАЇНИ']</text:p>
      <text:p text:style-name="P4">
Category: News</text:p>
      <!--METADATA-->
      <text:p text:style-name="P4">
<draw:frame draw:style-name="fr1" draw:name="Image337" text:anchor-type="as-char" svg:width="6.9236in" svg:height="4.604691in" draw:z-index="0">
<draw:image xlink:href="../Images/AРМІЯINFORM/2023-04-28T78-00-00-04-00/dae4899f6e5741e5caa87b1a40e1572f_1682682445_extra_large.jpeg" xlink:type="simple" xlink:show="embed" xlink:actuate="onLoad" draw:mime-type="image/jpeg"/>
</draw:frame>
President of Ukraine Volodymyr Zelensky held meetings with the President of the Czech Republic Peter Pavel and the President of the Slovak Republic of Zuzanoyuchaputova, who are visiting our country.</text:p>
      <text:p text:style-name="P4">
About it <text:a xlink:type="simple" xlink:href="https://www.president.gov.ua/news/glava-derzhavi-proviv-zustrichi-z-prezidentami-chehiyi-ta-sl-82533" text:style-name="Internet_20_link" text:visited-style-name="Visited_20_Internet_20_Link">
reports</text:a>
Office of the President of Ukraine.</text:p>
      <text:p text:style-name="P4">
During the negotiations with the Czech President, the Head of the Ukrainian State thankful government and the whole society for comprehensive support of Ukraine from the first large -scale Russian invasion.</text:p>
      <text:p text:style-name="P4">
“Thank you for your visit, which began with a visit to Bucha and Borodyanka. We appreciate the support from your country, your society from the first day of the gross -scale invasion, ”Volodymyr Zelenskyy said.</text:p>
      <text:p text:style-name="P4">
<draw:frame draw:style-name="fr1" draw:name="Image338" text:anchor-type="as-char" svg:width="6.9236in" svg:height="4.617948in" draw:z-index="0">
<draw:image xlink:href="../Images/AРМІЯINFORM/2023-04-28T78-00-00-04-00/fbc4c52a1254aa628617dcb6bb1f2b8d_1682682453_extra_large.jpeg" xlink:type="simple" xlink:show="embed" xlink:actuate="onLoad" draw:mime-type="image/jpeg"/>
</draw:frame>
For his part, the President of the Czech Republic expressed support for Ukraine and the fascination with the growth and courage of the Ukrainian people, which fights for its low -void.</text:p>
      <text:p text:style-name="P4">
At a meeting with the President of Slovakia, the head of the Ukrainian state thanked her country for the humanitarian and defense support of Ukraine.</text:p>
      <text:p text:style-name="P4">
“Thank you for the support of Ukrainians who are temporarily in your country, with a care. I also thank you for the strong support of our army Napoli Battle, ”said Volodymyr Zelenskyy.</text:p>
      <text:p text:style-name="P4">
He noted the importance of helping Slovakia in the restoration of our country.</text:p>
      <text:p text:style-name="P4">
For her part, Zuzan Chapotova emphasized the comprehensive support of Ukraine from the side of Slovakia.</text:p>
      <text:p text:style-name="P4">
News Source: <text:a xlink:type="simple" xlink:href="https://armyinform.com.ua/2023/04/28/glava-derzhavy-podyakuvav-prezydentam-chehiyi-ta-slovachchyny-za-dopomogu-ukrayini/" text:style-name="Internet_20_link" text:visited-style-name="Visited_20_Internet_20_Link">
https://armyinform.com.ua/2023/04/28/glava-derzhavy-podyakuvav-prezydentam-chehiyi-ta-slovachchyny-za-dopomogu-ukrayini/</text:a>
</text:p>
      <!--NEWS-->
      <text:h text:style-name="P10" text:outline-level="1">
<text:span text:style-name="T4">
The UK Embassy discussed illegal sentences in occupied Crimea</text:span>
</text:h>
      <text:p text:style-name="P4">
Author: ['Світлана Кирган']</text:p>
      <text:p text:style-name="P4">
Time: 2023-04-28T79:00:00-04:00</text:p>
      <text:p text:style-name="P4">
Description: Illegally Viroki in the crime perpavated by the rashists, the criminal Perevilleni Tu Katuva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44.jpg" text:style-name="Internet_20_link" text:visited-style-name="Visited_20_Internet_20_Link">
444.jpg</text:a>
', '<text:a xlink:type="simple" xlink:href="https://armyinform.com.ua/wp-content/uploads/2023/04/melinda-simmons.jpg" text:style-name="Internet_20_link" text:visited-style-name="Visited_20_Internet_20_Link">
melinda-simmons.jpg</text:a>
']</text:p>
      <text:p text:style-name="P4">
Tags: ['АР КРИМ', 'ВЕЛИКА БРИТАНІЯ', 'ДОПОМОГА ПАРТНЕРІВ', 'ЕМІНЕ ДЖАПАРОВА', 'МЕЛІНДА СІММОНС']</text:p>
      <text:p text:style-name="P4">
Category: News</text:p>
      <!--METADATA-->
      <text:p text:style-name="P4">
<draw:frame draw:style-name="fr1" draw:name="Image339" text:anchor-type="as-char" svg:width="6.9236in" svg:height="4.93627in" draw:z-index="0">
<draw:image xlink:href="../Images/AРМІЯINFORM/2023-04-28T79-00-00-04-00/444.jpg" xlink:type="simple" xlink:show="embed" xlink:actuate="onLoad" draw:mime-type="image/jpeg"/>
</draw:frame>
Illegal sentences in the occupied Rashists of Crimea, criminal prosecution of political prisoners in a pre -trial detention center - an event for international trades took place in the capital: "Eyewitness testimony: about war from the first mouth", organized by the UK by the UK in Ukraine.</text:p>
      <text:p text:style-name="P4">
The opening of the event was attended by a permanent representative of the President of Ukraine in Arkrim and Sevastopol Tamila Tasheva, and the Ambassador of the United Kingdom to Ukraine Melinda Simmons and the first -deputy Minister of Foreign Affairs of Ukraine Emine Dzhaparov also participated.</text:p>
      <text:p text:style-name="P4">
This is a third event dedicated to this topic that initiates and accepted the UK Ambassador to Ukraine Melinda Simmons. This time participants discussed illegal sentences in occupied Crimea, criminal persecution, torture and fate of political prisoners in the pre -trial detention Occupation security forces are staged. The main purpose of the event is to actualize the topic of political persecution in occupied Crimea for foreign displays and advocacy of the theme of the Crimean Peninsula among the international community.</text:p>
      <text:p text:style-name="P4">
<draw:frame draw:style-name="fr1" draw:name="Image340" text:anchor-type="as-char" svg:width="6.9236in" svg:height="3.956343in" draw:z-index="0">
<draw:image xlink:href="../Images/AРМІЯINFORM/2023-04-28T79-00-00-04-00/melinda-simmons.jpg" xlink:type="simple" xlink:show="embed" xlink:actuate="onLoad" draw:mime-type="image/jpeg"/>
</draw:frame>
Melinda Simmons</text:p>
      <text:p text:style-name="P4">
The permanent representative of the President of Ukraine to the Autonomous Republic of Crimea and Sevastopol Tamilahatashev spoke at the opening of the event. She told the audience about the number of Politicals in the occupied Crimea, the illegal sentences of the invaders, and also noted a certain symbolism of today's event, because he occurs on the day of the birth of the first deputy head of the Majlis of the Crimean Tatar people, Nariman's political prisoner Jalya.The participants of the event were presented with an exhibition with photos from the occupied Crimea, which presented the works of Stas Yurchenko, Taras Ibrahimova, Elmaz Akimova Taalina. The photo exhibition, in particular, reflects the events on February 26, 2014, when almost 15 thousand citizens of Ukraine came to a peaceful rally to all of the metropol in resistance to occupation, photos about the struggle of wardens and their solidarity, for children of illegally prisoners. .</text:p>
      <text:p text:style-name="P4">
The event was also attended by the chairman of the Crimean human rights group Olgaskripnik, his wife tortured to the death of the Kherson Terboron fighter Denisamironov Ksenia Mironov, relatives of political prisoners, including sister of Bohdan Ziziolexander Barkov, as well as activists working with the topic of Crimea.</text:p>
      <text:p text:style-name="P4">
Among the guests are several dozen diplomats represented by EU countries, North and South America, as well as Asia.</text:p>
      <text:p text:style-name="P4">
News Source: <text:a xlink:type="simple" xlink:href="https://armyinform.com.ua/2023/04/28/u-posolstvi-velykoyi-brytaniyi-obgovoryly-nezakonni-vyroky-v-okupovanomu-krymu/" text:style-name="Internet_20_link" text:visited-style-name="Visited_20_Internet_20_Link">
https://armyinform.com.ua/2023/04/28/u-posolstvi-velykoyi-brytaniyi-obgovoryly-nezakonni-vyroky-v-okupovanomu-krymu/</text:a>
</text:p>
      <!--NEWS-->
      <text:h text:style-name="P10" text:outline-level="1">
<text:span text:style-name="T4">
Army Ilya Kovtun is the best athlete of the month by NOC of Ukraine</text:span>
</text:h>
      <text:p text:style-name="P4">
Author: ['АРМІЯINFORM']</text:p>
      <text:p text:style-name="P4">
Time: 2023-04-28T80:00:00-04:00</text:p>
      <text:p text:style-name="P4">
Description: Expertna Komi Khokh Ukraine looked like a reach of the Ukrainian athletes on the Provide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85784_kovtun1313929058-scaled.jpg" text:style-name="Internet_20_link" text:visited-style-name="Visited_20_Internet_20_Link">
185784_kovtun1313929058-scaled.jpg</text:a>
']</text:p>
      <text:p text:style-name="P4">
Tags: ['АРМІЙСЬКИЙ СПОРТСМЕН', 'ІЛЛЯ КОВТУН', 'СПОРТИВНА ГІМНАСТИКА']</text:p>
      <text:p text:style-name="P4">
Category: News</text:p>
      <!--METADATA-->
      <text:p text:style-name="P4">
<draw:frame draw:style-name="fr1" draw:name="Image341" text:anchor-type="as-char" svg:width="6.9236in" svg:height="4.615733in" draw:z-index="0">
<draw:image xlink:href="../Images/AРМІЯINFORM/2023-04-28T80-00-00-04-00/185784_kovtun1313929058-scaled.jpg" xlink:type="simple" xlink:show="embed" xlink:actuate="onLoad" draw:mime-type="image/jpeg"/>
</draw:frame>
The expert commission of the NOC of Ukraine considered the achievements of Ukrainian athletes in the field of international competitions in the Olympic types of the program in April Iv Ivazzen the main characters of the second month of spring.</text:p>
      <text:p text:style-name="P4">
Nomination “Best April 2023” <text:a xlink:type="simple" xlink:href="https%3A%2F%2Fwww.facebook.com%2Folympicua%2Fposts%2Fpfbid0fDfqyhhfJ9KpCCSJKHjiVnUokHySuE5Ks7aqooMvWSX8Ynw4L4T2J9HHi61PkVVkl&amp;show_text=true&amp;width=500" text:style-name="Internet_20_link" text:visited-style-name="Visited_20_Internet_20_Link">
received</text:a>
Representative of gymnastics Ilya Kovtun.</text:p>
      <text:p text:style-name="P4">
He is a two -time bronze medalist in cross -sectional exercises and parallel bruises and European champion in Antalya all -around in Antalya(Turkey).</text:p>
      <text:p text:style-name="P4">
Зазначається, що лауреати спортивного місяця будуть нагороджені грошовимипреміями, ексклюзивними статуетками та пам’ятними плакетками.</text:p>
      <text:p text:style-name="P4">
Як повідомлялось, нещодавно армієць Ілля Ковтун<text:a xlink:type="simple" xlink:href="https://armyinform.com.ua/2023/04/17/armiyecz-illya-kovtun-stav-chempionom-yevropy-zi-sportyvnoyi-gimnastyky/" text:style-name="Internet_20_link" text:visited-style-name="Visited_20_Internet_20_Link">
став</text:a>
European gymnastics champion.</text:p>
      <text:p text:style-name="P4">
News Source: <text:a xlink:type="simple" xlink:href="https://armyinform.com.ua/2023/04/28/armiyecz-illya-kovtun-najkrashhyj-sportsmen-misyaczya-za-versiyeyu-nok-ukrayiny/" text:style-name="Internet_20_link" text:visited-style-name="Visited_20_Internet_20_Link">
https://armyinform.com.ua/2023/04/28/armiyecz-illya-kovtun-najkrashhyj-sportsmen-misyaczya-za-versiyeyu-nok-ukrayiny/</text:a>
</text:p>
      <!--NEWS-->
      <text:h text:style-name="P10" text:outline-level="1">
<text:span text:style-name="T4">
Alexei Reznikov presented the newly created consulting and advisory bodies at the Ministry of Defense at Military Media Center</text:span>
</text:h>
      <text:p text:style-name="P4">
Author: ['Володимир Поліщук']</text:p>
      <text:p text:style-name="P4">
Time: 2023-04-28T81:00:00-04:00</text:p>
      <text:p text:style-name="P4">
Description: The Military Media Center has been given a press conference, the presentation of Gromadsko is tied up ... the war with Ukraine 2022, the war with Ukraine is the latest news today, the war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5f6a4713.jpg" text:style-name="Internet_20_link" text:visited-style-name="Visited_20_Internet_20_Link">
5f6a4713.jpg</text:a>
']</text:p>
      <text:p text:style-name="P4">
Tags: ['MILITARY MEDIA CENTER', 'ВЛК', 'МЕДИЦИНА', 'МІНОБОРОНИ', 'ОЛЕКСІЙ РЕЗНІКОВ', 'ЮЛІЯ МАРУШЕВСЬКА']</text:p>
      <text:p text:style-name="P4">
Category: News</text:p>
      <!--METADATA-->
      <text:p text:style-name="P4">
<draw:frame draw:style-name="fr1" draw:name="Image342" text:anchor-type="as-char" svg:width="6.9236in" svg:height="4.615733in" draw:z-index="0">
<draw:image xlink:href="../Images/AРМІЯINFORM/2023-04-28T81-00-00-04-00/5f6a4713.jpg" xlink:type="simple" xlink:show="embed" xlink:actuate="onLoad" draw:mime-type="image/jpeg"/>
</draw:frame>
Oleksireznikov</text:p>
      <text:p text:style-name="P4">
In Military Media Center has taken place <text:a xlink:type="simple" xlink:href="https://armyinform.com.ua/2023/04/28/preskonferencziya-ministra-oborony-ukrayiny-u-military-madia-center/" text:style-name="Internet_20_link" text:visited-style-name="Visited_20_Internet_20_Link">
Press Conference</text:a>
, dedicated to the presentation of the Community Anti -Corruption Council and the support office at the Ministry of Defense.</text:p>
      <text:p text:style-name="P4">
In his introductory speech, the Minister of Defense of Ukraine Oleksiresnikov outlined the task of these newly formed consulting and advisory bodies.</text:p>
      <text:p text:style-name="P4">
According to him, on February 24 last year, when the war with the Russian aggressor changed its status from hybrid to large -scale, the main thing for our nation, our nation was survival. Therefore, the tasks of fast and qualitative mobilization, increasing the number of the Armed Forces of Ukraine and ensuring the entire defense sector were necessary for the resistance of enemy resources: clothing, food and, above all, weapons.</text:p>
      <ul>
        <li>
And if you all remember, at the beginning, our partners were made to the guerrilla warfare, so it was more about the means of hitting the short distances ... Happiness was with you Stinger, Javelin, Nlaw Tapiorun. Now we have heavy artillery, Himars, armored vehicles of almost all the main types and brands you know, a tank coalition has been created, and Patriot is already standing. Today, NATO countries have been passing to us by the Soviet model, but I am convinced that soon we will be as calm to speak as about Patriot, about modern combatants, - said Alexei Reznikov. - The first stage of survival we have gone and we have gone, now we need to define new goals. Therefore, the main task of the Ministry is to improve the efficiency of defense, which will allow this war to Ukraine and enter the borders of 1991.</li>
      </ul>
      <text:p text:style-name="P4">
According to the minister, the state is aimed at creating such a system of resistance to the country, which will be able to keep any blow to even the desire of the Russian Federation to resort to revenge.</text:p>
      <ul>
        <li>
Our main value is the life of our soldiers - defenders and defenders, their health. And around this center of gravity, we build all the processes: we will make weapons, preparation, maintenance and repair of equipment. The more people we save, the more stable our defense will be, the more stable it will be a crap, - Alexei Reznikov is sure.</li>
      </ul>
      <text:p text:style-name="P4">
The Minister of Defense stressed that it is important to improve the efficiency of use of resources now, to find new solutions to ensure our Army is necessary:Alexei Reznikov informed journalists that the promotion of these reforms will be facilitated(OPZ), Public Anti -Corruption Council and Working Group on Medical Support.</text:p>
      <text:p text:style-name="P4">
Yulia Marushevskaya became the head of the OPP. The office will first direct its efforts of the public procurement of the Ministry of Defense, which will ensure the continuity, stability and controllability of the supply system for the needs of the Armed Forces. The team from this reform was headed by Arsen Zhumadilov, who, according to Alexei Reznikov, has experienced experience of such work, in particular in the Ministry of Health.</text:p>
      <ul>
        <li>
The second very important block is the creation of a public anti -corruption council. Thousands of people voted for its composition. I think it is a serious mandate for it. Together with me, he was elected chairman of the council Yevhen Grushovetst, his deputy Anastasia Shuba, - said Alexei Reznikov.</li>
      </ul>
      <text:p text:style-name="P4">
The present at the press conference was informed that three commissions were established and have already started working as part of the Public Anti -Corruption Council: on the provision and procurement, monitoring of legislation and normative activity and on communication, personnel work and expert discussions.</text:p>
      <text:p text:style-name="P4">
News Source: <text:a xlink:type="simple" xlink:href="https://armyinform.com.ua/2023/04/28/oleksij-reznikov-prezentuvav-u-military-media-center-novostvoreni-konsultaczijno-doradchi-organy-pry-minoborony/" text:style-name="Internet_20_link" text:visited-style-name="Visited_20_Internet_20_Link">
https://armyinform.com.ua/2023/04/28/oleksij-reznikov-prezentuvav-u-military-media-center-novostvoreni-konsultaczijno-doradchi-organy-pry-minoborony/</text:a>
</text:p>
      <!--NEWS-->
      <text:h text:style-name="P10" text:outline-level="1">
<text:span text:style-name="T4">
Ukraine counts on the fastest transmission of weapons, which is included in the 6th package</text:span>
</text:h>
      <text:p text:style-name="P4">
Author: ['АРМІЯINFORM']</text:p>
      <text:p text:style-name="P4">
Time: 2023-04-28T82:00:00-04:00</text:p>
      <text:p text:style-name="P4">
Description: The detachment is to be an ethnicity for mutual allies for a fever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thumb_203172_820_360_0_0_auto.jpg" text:style-name="Internet_20_link" text:visited-style-name="Visited_20_Internet_20_Link">
thumb_203172_820_360_0_0_auto.jpg</text:a>
']</text:p>
      <text:p text:style-name="P4">
Tags: ['STOPRUSSIA', 'ДЕНИС ШМИГАЛЬ', 'УКРАЇНА - ІТАЛІЯ']</text:p>
      <text:p text:style-name="P4">
Category: News</text:p>
      <!--METADATA-->
      <text:p text:style-name="P4">
<draw:frame draw:style-name="fr1" draw:name="Image343" text:anchor-type="as-char" svg:width="6.9236in" svg:height="4.610104in" draw:z-index="0">
<draw:image xlink:href="../Images/AРМІЯINFORM/2023-04-28T82-00-00-04-00/thumb_203172_820_360_0_0_auto.jpg" xlink:type="simple" xlink:show="embed" xlink:actuate="onLoad" draw:mime-type="image/jpeg"/>
</draw:frame>
The government continues effective interaction with European allies to enhance Ukraine's precision and start reconstruction. This was stressed by Prime Minister Denis Shmigal during a government meeting on April 28. He summed up the visit of a government delegation to Italy.</text:p>
      <text:p text:style-name="P4">
“A large conference was held on the initiative of the President of Ukraine of Zelensky, with the participation of more than 500 Italian companies. They are interested in investing in Ukraine. Within the conference, they signed six -me -based reflections on cooperation in the field of ecology, industry, logistics, energy. Kyiv region and Kharkiv region have agreed on patronage with Italian-partners, ”the head of government said.</text:p>
      <text:p text:style-name="P4">
The Prime Minister also reported that Ukraine and Italy have agreed on 1 billion tank funding for recovery projects from the Italian SACE export agency.</text:p>
      <text:p text:style-name="P4">
“The prospects for cooperation in the industry of MIC have been outlined. In particular, on the production of components of air defense systems to counteract hostile drones. We are calculating the fastest transmission of weapons to Ukraine, which is part of the sixth package of Italian military-technical assistance, ”Denis Shmigal said.</text:p>
      <text:p text:style-name="P4">
In Italy, the government team also discussed the ways of implementation of the formulary of the President of Ukraine Volodymyr Zelensky. As the Prime Minister emphasized, Ukraine was convinced of the decisive support of Italy European integration tayro-Atlantic aspirations.</text:p>
      <text:p text:style-name="P4">
Denis Shmigal also reported that the Italian Parliament was considering the recognition of the Holodomor by the genocide of the Ukrainian people.</text:p>
      <text:p text:style-name="P4">
Source: <text:a xlink:type="simple" xlink:href="https://www.kmu.gov.ua/news/denys-shmyhal-rozrakhovuiemo-na-iaknaishvydshu-peredachu-ukraini-zbroi-iaka-vkhodyt-do-6-ho-paketa-italiiskoi-viiskovoi-dopomohy" text:style-name="Internet_20_link" text:visited-style-name="Visited_20_Internet_20_Link">
Government Portal</text:a>
</text:p>
      <text:p text:style-name="P4">
News Source: <text:a xlink:type="simple" xlink:href="https://armyinform.com.ua/2023/04/28/ukrayina-rozrahovuye-na-yaknajshvydshu-peredachu-zbroyi-yaka-vhodyt-do-6-go-paketa-italijskoyi-vijskovoyi-dopomogy/" text:style-name="Internet_20_link" text:visited-style-name="Visited_20_Internet_20_Link">
https://armyinform.com.ua/2023/04/28/ukrayina-rozrahovuye-na-yaknajshvydshu-peredachu-zbroyi-yaka-vhodyt-do-6-go-paketa-italijskoyi-vijskovoyi-dopomogy/</text:a>
</text:p>
      <!--NEWS-->
      <text:h text:style-name="P10" text:outline-level="1">
<text:span text:style-name="T4">
Severely ill and wounded defenders of the Russian Federation should be released, not exchanged - the coordination headquarters</text:span>
</text:h>
      <text:p text:style-name="P4">
Author: ['АРМІЯINFORM']</text:p>
      <text:p text:style-name="P4">
Time: 2023-04-28T83:00:00-04:00</text:p>
      <text:p text:style-name="P4">
Description: At the coordinating headquarters, Zustinich Zustyunov was defenseless in the crowned mechanized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15.jpg" text:style-name="Internet_20_link" text:visited-style-name="Visited_20_Internet_20_Link">
bez-imeni-15.jpg</text:a>
']</text:p>
      <text:p text:style-name="P4">
Tags: ['КООРДИНАЦІЙНИЙ ШТАБ З ПИТАНЬ ПОВОДЖЕННЯ З ВІЙСЬКОВОПОЛОНЕНИМИ', 'ОБМІН ПОЛОНЕНИМИ']</text:p>
      <text:p text:style-name="P4">
Category: News</text:p>
      <!--METADATA-->
      <text:p text:style-name="P4">
<draw:frame draw:style-name="fr1" draw:name="Image344" text:anchor-type="as-char" svg:width="6.9236in" svg:height="3.841129in" draw:z-index="0">
<draw:image xlink:href="../Images/AРМІЯINFORM/2023-04-28T83-00-00-04-00/bez-imeni-15.jpg" xlink:type="simple" xlink:show="embed" xlink:actuate="onLoad" draw:mime-type="image/jpeg"/>
</draw:frame>
At the coordination headquarters, a meeting with the families of the defenders of the separate -mechanized brigade named after the Prince Roman the Great, during the representative of the Coordination Staff, noted that there are certain categories of servicemen, which should not be exchanged, but released without any previous conditions. This is required by the rules of international humanitarian law that Russia is obliged to comply with.</text:p>
      <text:p text:style-name="P4">
About it <text:a xlink:type="simple" xlink:href="https://t.me/Koord_shtab/932" text:style-name="Internet_20_link" text:visited-style-name="Visited_20_Internet_20_Link">
reports</text:a>
Coordinating headquarters for the issue of prisoners of war.</text:p>
      <text:p text:style-name="P4">
The issues of communication of families with military units were discussed separately. As the headquarters representative, the commanders report on the personnel daily. If in one or another circumstances the disappearance of the serviceman is recorded, the commander appoints an official investigation. According to his results, he defines the accounting category of a serviceman. The military unit sends a relevant notification to the Territorial Center Complement and Social Support(former military enlistment office), and from there, the employees of the Tax Code and JV pass it on to relatives.</text:p>
      <text:p text:style-name="P4">
The headquarters also drew attention to the fact that when there are any awareness of the missing person: video, photographic materials of the number of departures returned from captivity-this may be the basis for changing accounting equipment. A considerable amount of information is also provided by relatives of missing persons and defenders.</text:p>
      <text:p text:style-name="P4">
News Source: <text:a xlink:type="simple" xlink:href="https://armyinform.com.ua/2023/04/28/vazhkohvoryh-j-poranenyh-zahysnykiv-rf-maye-vidpuskaty-a-ne-obminyuvaty-koordynaczijnyj-shtab/" text:style-name="Internet_20_link" text:visited-style-name="Visited_20_Internet_20_Link">
https://armyinform.com.ua/2023/04/28/vazhkohvoryh-j-poranenyh-zahysnykiv-rf-maye-vidpuskaty-a-ne-obminyuvaty-koordynaczijnyj-shtab/</text:a>
</text:p>
      <!--NEWS-->
      <text:h text:style-name="P10" text:outline-level="1">
<text:span text:style-name="T4">
Our art struck 3 management points and 4 areas of focus of the enemy</text:span>
</text:h>
      <text:p text:style-name="P4">
Author: ['АРМІЯINFORM']</text:p>
      <text:p text:style-name="P4">
Time: 2023-04-28T84:00:00-04:00</text:p>
      <text:p text:style-name="P4">
Description: Avіaatsіya defense forces for Dob took 4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arta-3.jpg" text:style-name="Internet_20_link" text:visited-style-name="Visited_20_Internet_20_Link">
arta-3.jpg</text:a>
']</text:p>
      <text:p text:style-name="P4">
Tags: ['STOPRUSSIA', 'АГРЕСІЯ РФ', 'ВТОРГНЕННЯ РФ', 'ВТРАТИ ВОРОГА', 'ХРОНІКА ОБОРОНИ']</text:p>
      <text:p text:style-name="P4">
Category: News</text:p>
      <!--METADATA-->
      <text:p text:style-name="P4">
<draw:frame draw:style-name="fr1" draw:name="Image345" text:anchor-type="as-char" svg:width="6.9236in" svg:height="2.993015in" draw:z-index="0">
<draw:image xlink:href="../Images/AРМІЯINFORM/2023-04-28T84-00-00-04-00/arta-3.jpg" xlink:type="simple" xlink:show="embed" xlink:actuate="onLoad" draw:mime-type="image/jpeg"/>
</draw:frame>
** 🔥I</text:p>
      <text:p text:style-name="P4">
Aviation of defense forces per day has struck 4 beats in the areas of concentration of personnel and military equipment of the invaders.</text:p>
      <text:p text:style-name="P4">
Units of missile troops and artillery at the same time struck 3 management points, ammunition composition and 4 areas of concentration(https://www.facebook.com/GeneralStaff.ua/posts/pfbid02yvfvfz6RDTpUdb13fRc8RP3MKDdR92yw87HyLNXdnDKof21bDVPT8Nyso8wr6Nwil?<text:span text:style-name="T4">
cft</text:span>
%5b0%5d=AZWAxM5IEstMKVLNHixtVPQU_ydCtV898ULL6MRVBDsmvN3MtW4uqRbgMefSeCbJ1eP-RnbLodwJGXBDf38NMST2rGKKpXZ6NNn-flUXhDugoC-kxR5Pj6Wv6MTzE)General Staff of the Ukrainian.</text:p>
      <text:p text:style-name="P4">
News Source: <text:a xlink:type="simple" xlink:href="https://armyinform.com.ua/2023/04/28/nasha-arta-vrazyla-3-punkty-upravlinnya-ta-4-rajony-zoseredzhennya-voroga/" text:style-name="Internet_20_link" text:visited-style-name="Visited_20_Internet_20_Link">
https://armyinform.com.ua/2023/04/28/nasha-arta-vrazyla-3-punkty-upravlinnya-ta-4-rajony-zoseredzhennya-voroga/</text:a>
</text:p>
      <!--NEWS-->
      <text:h text:style-name="P10" text:outline-level="1">
<text:span text:style-name="T4">
The commander of the 95th ODSBR received a letter from the President of Ukraine</text:span>
</text:h>
      <text:p text:style-name="P4">
Author: ['Владислав Назаркевич']</text:p>
      <text:p text:style-name="P4">
Time: 2023-04-28T85:00:00-04:00</text:p>
      <text:p text:style-name="P4">
Description: The sheet of the brigade commander was handed over by the intercessor of the defense of the defense of Ukraine Ganna Marlar. “Poster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1-golovna-2.jpg" text:style-name="Internet_20_link" text:visited-style-name="Visited_20_Internet_20_Link">
1-golovna-2.jpg</text:a>
', '<text:a xlink:type="simple" xlink:href="https://armyinform.com.ua/wp-content/uploads/2023/04/1-101-150x150.jpg" text:style-name="Internet_20_link" text:visited-style-name="Visited_20_Internet_20_Link">
1-101-150x150.jpg</text:a>
', '<text:a xlink:type="simple" xlink:href="https://armyinform.com.ua/wp-content/uploads/2023/04/2-87-150x150.jpg" text:style-name="Internet_20_link" text:visited-style-name="Visited_20_Internet_20_Link">
2-87-150x150.jpg</text:a>
', '<text:a xlink:type="simple" xlink:href="https://armyinform.com.ua/wp-content/uploads/2023/04/3-72-150x150.jpg" text:style-name="Internet_20_link" text:visited-style-name="Visited_20_Internet_20_Link">
3-72-150x150.jpg</text:a>
', '<text:a xlink:type="simple" xlink:href="https://armyinform.com.ua/wp-content/uploads/2023/04/5-49-150x150.jpg" text:style-name="Internet_20_link" text:visited-style-name="Visited_20_Internet_20_Link">
5-49-150x150.jpg</text:a>
', '<text:a xlink:type="simple" xlink:href="https://armyinform.com.ua/wp-content/uploads/2022/06/vladyslav-nazarkevych-chb.jpg" text:style-name="Internet_20_link" text:visited-style-name="Visited_20_Internet_20_Link">
vladyslav-nazarkevych-chb.jpg</text:a>
']</text:p>
      <text:p text:style-name="P4">
Tags: ['STOPRUSSIA', 'АГРЕСІЯ РФ', 'ВІЙНА', 'ВОЛОДИМИР ЗЕЛЕНСЬКИЙ', 'ВТОРГНЕННЯ РФ', 'ГАННА МАЛЯР']</text:p>
      <text:p text:style-name="P4">
Category: News</text:p>
      <!--METADATA-->
      <text:p text:style-name="P4">
<draw:frame draw:style-name="fr1" draw:name="Image346" text:anchor-type="as-char" svg:width="6.9236in" svg:height="4.912854in" draw:z-index="0">
<draw:image xlink:href="../Images/AРМІЯINFORM/2023-04-28T85-00-00-04-00/1-golovna-2.jpg" xlink:type="simple" xlink:show="embed" xlink:actuate="onLoad" draw:mime-type="image/jpeg"/>
</draw:frame>
The letter of the Kombrig was handed over by Deputy Minister of Defense of Ukraine Anna Malyar.</text:p>
      <text:p text:style-name="P4">
"The thanks written by the President's gratitude 95th Brigade of the DShV brought and passed," said Anna Malyar in her <text:a xlink:type="simple" xlink:href="https://t.me/annamaliar/684" text:style-name="Internet_20_link" text:visited-style-name="Visited_20_Internet_20_Link">
telegram channel</text:a>
. — З великою приємністю і гордістювручила комбригу 95-ї бригади ДШВ Олегу Апостолу подяку від Президента воїнамбригади, які дуже потужно бʼються поблизу Кремінної на Луганщині.</text:p>
      <text:p text:style-name="P4">
Бійці записали Президенту відеозвернення і передали подарунок від бригади —годинник з логотипом 95-ки. Усе передам».</text:p>
      <text:p text:style-name="P4">
У листі Президент України дякує командиру бригади та його колективу застійкість, хоробрість і круті бойові результати:</text:p>
      <text:p text:style-name="P4">
«Дякую усім Вам, хлопці!Молодці!Слава Вам!Слава Україні!»</text:p>
      <text:p text:style-name="P4">
<text:a xlink:type="simple" xlink:href="https://armyinform.com.ua/wp-content/uploads/2023/04/1-101.jpg" text:style-name="Internet_20_link" text:visited-style-name="Visited_20_Internet_20_Link">
<draw:frame draw:style-name="fr1" draw:name="Image347" text:anchor-type="as-char" svg:width="6.9236in" svg:height="6.9236in" draw:z-index="0">
<draw:image xlink:href="../Images/AРМІЯINFORM/2023-04-28T85-00-00-04-00/1-101-150x150.jpg" xlink:type="simple" xlink:show="embed" xlink:actuate="onLoad" draw:mime-type="image/jpeg"/>
</draw:frame>
</text:a>
</text:p>
      <text:p text:style-name="P4">
<text:a xlink:type="simple" xlink:href="https://armyinform.com.ua/wp-content/uploads/2023/04/2-87.jpg" text:style-name="Internet_20_link" text:visited-style-name="Visited_20_Internet_20_Link">
<draw:frame draw:style-name="fr1" draw:name="Image348" text:anchor-type="as-char" svg:width="6.9236in" svg:height="6.9236in" draw:z-index="0">
<draw:image xlink:href="../Images/AРМІЯINFORM/2023-04-28T85-00-00-04-00/2-87-150x150.jpg" xlink:type="simple" xlink:show="embed" xlink:actuate="onLoad" draw:mime-type="image/jpeg"/>
</draw:frame>
</text:a>
</text:p>
      <text:p text:style-name="P4">
<text:a xlink:type="simple" xlink:href="https://armyinform.com.ua/wp-content/uploads/2023/04/3-72.jpg" text:style-name="Internet_20_link" text:visited-style-name="Visited_20_Internet_20_Link">
<draw:frame draw:style-name="fr1" draw:name="Image349" text:anchor-type="as-char" svg:width="6.9236in" svg:height="6.9236in" draw:z-index="0">
<draw:image xlink:href="../Images/AРМІЯINFORM/2023-04-28T85-00-00-04-00/3-72-150x150.jpg" xlink:type="simple" xlink:show="embed" xlink:actuate="onLoad" draw:mime-type="image/jpeg"/>
</draw:frame>
</text:a>
</text:p>
      <text:p text:style-name="P4">
<text:a xlink:type="simple" xlink:href="https://armyinform.com.ua/wp-content/uploads/2023/04/5-49.jpg" text:style-name="Internet_20_link" text:visited-style-name="Visited_20_Internet_20_Link">
<draw:frame draw:style-name="fr1" draw:name="Image350" text:anchor-type="as-char" svg:width="6.9236in" svg:height="6.9236in" draw:z-index="0">
<draw:image xlink:href="../Images/AРМІЯINFORM/2023-04-28T85-00-00-04-00/5-49-150x150.jpg" xlink:type="simple" xlink:show="embed" xlink:actuate="onLoad" draw:mime-type="image/jpeg"/>
</draw:frame>
</text:a>
</text:p>
      <text:p text:style-name="P4">
<draw:frame draw:style-name="fr1" draw:name="Image351" text:anchor-type="as-char" svg:width="6.9236in" svg:height="6.9236in" draw:z-index="0">
<draw:image xlink:href="../Images/AРМІЯINFORM/2023-04-28T85-00-00-04-00/vladyslav-nazarkevych-chb.jpg" xlink:type="simple" xlink:show="embed" xlink:actuate="onLoad" draw:mime-type="image/jpeg"/>
</draw:frame>
<text:a xlink:type="simple" xlink:href="https://armyinform.com.ua/army-authors/vladyslav-nazarkevych/" text:style-name="Internet_20_link" text:visited-style-name="Visited_20_Internet_20_Link">
Vladislav Nazarevich</text:a>
Armyinform correspondent</text:p>
      <text:p text:style-name="P4">
News Source: <text:a xlink:type="simple" xlink:href="https://armyinform.com.ua/2023/04/28/komandyr-95-yi-odshbr-otrymav-lyst-vid-prezydenta-ukrayiny/" text:style-name="Internet_20_link" text:visited-style-name="Visited_20_Internet_20_Link">
https://armyinform.com.ua/2023/04/28/komandyr-95-yi-odshbr-otrymav-lyst-vid-prezydenta-ukrayiny/</text:a>
</text:p>
      <!--NEWS-->
      <text:h text:style-name="P10" text:outline-level="1">
<text:span text:style-name="T4">
The enemy concentrated offensive efforts in four directions</text:span>
</text:h>
      <text:p text:style-name="P4">
Author: ['АРМІЯINFORM']</text:p>
      <text:p text:style-name="P4">
Time: 2023-04-28T86:00:00-04:00</text:p>
      <text:p text:style-name="P4">
Description: Opponent Zoservzhil Zuillya at the leading advanced di on Lima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axmut-2.jpg" text:style-name="Internet_20_link" text:visited-style-name="Visited_20_Internet_20_Link">
baxmut-2.jpg</text:a>
']</text:p>
      <text:p text:style-name="P4">
Tags: ['STOPRUSSIA', 'АГРЕСІЯ РФ', 'ВІЙНА', 'ВТОРГНЕННЯ РФ', 'ГШ ЗСУ', 'ХРОНІКА ОБОРОНИ']</text:p>
      <text:p text:style-name="P4">
Category: News</text:p>
      <!--METADATA-->
      <text:p text:style-name="P4">
<draw:frame draw:style-name="fr1" draw:name="Image352" text:anchor-type="as-char" svg:width="6.9236in" svg:height="4.615733in" draw:z-index="0">
<draw:image xlink:href="../Images/AРМІЯINFORM/2023-04-28T86-00-00-04-00/baxmut-2.jpg" xlink:type="simple" xlink:show="embed" xlink:actuate="onLoad" draw:mime-type="image/jpeg"/>
</draw:frame>
** 🔥I</text:p>
      <text:p text:style-name="P4">
The enemy focuses on the main efforts on the offensive actions of Nalimansk, Bakhmut, Avdiiv and Mariinsky directions. More than 40 attacks in these areas of the front have been made. Bakhmut and Marinka remain at the epicenter of the fighting.(https://www.facebook.com/GeneralStaff.ua/posts/pfbid02yvfvfz6RDTpUdb13fRc8RP3MKDdR92yw87HyLNXdnDKof21bDVPT8Nyso8wr6Nwil?<text:span text:style-name="T4">
cft</text:span>
%5b0%5d=AZWAxM5IEstMKVLNHixtVPQU_ydCtV898ULL6MRVBDsmvN3MtW4uqRbgMefSeCbJ1eP-RnbLodwJGXBDf38NMST2rGKKpXZ6NNn-flUXhDugoC-kxR5Pj6Wv6MTzE)General Staff of the Ukrainian.</text:p>
      <text:p text:style-name="P4">
<text:span text:style-name="T4">
 In the Liman direction </text:span>
 the enemy conducted unsuccessful offensive actions of the Unapryamka of the Belogovka. He struck aviation blows to the settlements Nevskoye, Bigorivka, Torske, Serebryanka, controversial, Ivanivka. Artillery shear were Makeevka, Nevskoye, Dibrova, Bigorivka of Luhansk region; Torni, Verkhnyamyanskoye, controversial Donetsk region.</text:p>
      <text:p text:style-name="P4">
<text:span text:style-name="T4">
 In the Bakhmut direction </text:span>
 The enemy continues to take offensive actions. It is ongoing in Bakhmut. In addition, during the day, the enemy conducted unsuccessful successive actions in the direction of Bogdanivka and the Temporal Yar. Vasyukivka, Orikhovo-Vasylivka, Bakhmut, Grigorivka, Ivanivske, Konstantinovka, Alexander-Schultine, South, Nelipivka and New York Donetsk region were hostile.</text:p>
      <text:p text:style-name="P4">
<text:span text:style-name="T4">
 In the Avdeevsky direction </text:span>
 the enemy conducted offensive actions in the areas of the inhabited punks of Avdiivka, Severne and Pervomaisk Donetsk region, had no success.</text:p>
      <text:p text:style-name="P4">
<text:span text:style-name="T4">
 In the Mariinsky direction </text:span>
 our defenders reflect the attacks of the enemy of the settlements of Marinka and Novomikhailivka. At the same time, Krasnogorivka, Marinka, Venta and Novomikhailivka of Donetsk region were experienced.</text:p>
      <text:p text:style-name="P4">
<text:span text:style-name="T4">
 In the mineral direction </text:span>
 the enemy did not take the enemy of offensive actions. Investigation strikes on carbon, Prychistivtsi and Shakhtar Donetsk region.</text:p>
      <text:p text:style-name="P4">
News Source: <text:a xlink:type="simple" xlink:href="https://armyinform.com.ua/2023/04/28/protyvnyk-zoseredyv-nastupalni-zusyllya-na-chotyroh-napryamkah/" text:style-name="Internet_20_link" text:visited-style-name="Visited_20_Internet_20_Link">
https://armyinform.com.ua/2023/04/28/protyvnyk-zoseredyv-nastupalni-zusyllya-na-chotyroh-napryamkah/</text:a>
</text:p>
      <!--NEWS-->
      <text:h text:style-name="P10" text:outline-level="1">
<text:span text:style-name="T4">
In the northern direction of signs of formation of offensive groups of Russians not revealed</text:span>
</text:h>
      <text:p text:style-name="P4">
Author: ['АРМІЯINFORM']</text:p>
      <text:p text:style-name="P4">
Time: 2023-04-28T87:00:00-04:00</text:p>
      <text:p text:style-name="P4">
Description: At Volinsky, the situation of Suttnikh Zmіn did not decrease the situation at the Poliysky life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tezhymo-3.jpg" text:style-name="Internet_20_link" text:visited-style-name="Visited_20_Internet_20_Link">
stezhymo-3.jpg</text:a>
']</text:p>
      <text:p text:style-name="P4">
Tags: ['STOPRUSSIA', 'АГРЕСІЯ РФ', 'ВІЙНА', 'ВТОРГНЕННЯ РФ', 'ПІВНІЧНИЙ НАПРЯМОК']</text:p>
      <text:p text:style-name="P4">
Category: News</text:p>
      <!--METADATA-->
      <text:p text:style-name="P4">
<draw:frame draw:style-name="fr1" draw:name="Image353" text:anchor-type="as-char" svg:width="6.9236in" svg:height="4.32725in" draw:z-index="0">
<draw:image xlink:href="../Images/AРМІЯINFORM/2023-04-28T87-00-00-04-00/stezhymo-3.jpg" xlink:type="simple" xlink:show="embed" xlink:actuate="onLoad" draw:mime-type="image/jpeg"/>
</draw:frame>
In the Volyn and Polissya directions, the operational situation of significant changes was not inability. No signs of formation of offensive groups were detected, <text:a xlink:type="simple" xlink:href="https://www.facebook.com/GeneralStaff.ua/posts/pfbid02yvfvfz6RDTpUdb13fRc8RP3MKDdR92yw87HyLNXdnDKof21bDVPT8Nyso8wr6Nwil" text:style-name="Internet_20_link" text:visited-style-name="Visited_20_Internet_20_Link">
reports</text:a>
General Staff of the Ukrainian.</text:p>
      <text:p text:style-name="P4">
In the Siversky and Slobozhansky directions there is a military presence of the enemy in border areas with Ukraine. The enemy caused aviation strikes on the settlements of Semenivka Taleonivka; carried out mortar and artillery shelling of settlements Galagolanivka, Leonivka and Buchka of Chernihiv region; Romashkovo, Volnasloboda, Iskryskivshchyna, Volfine and rims of Sumy region, as well as Morokhovets, Lipka, Gatyshche, Volokhivka, Nesterne and Budarki in Kharkiv region.</text:p>
      <text:p text:style-name="P4">
News Source: <text:a xlink:type="simple" xlink:href="https://armyinform.com.ua/2023/04/28/na-pivnichnomu-napryamku-oznak-formuvannya-nastupalnyh-ugrupovan-rosiyan-ne-vyyavleno/" text:style-name="Internet_20_link" text:visited-style-name="Visited_20_Internet_20_Link">
https://armyinform.com.ua/2023/04/28/na-pivnichnomu-napryamku-oznak-formuvannya-nastupalnyh-ugrupovan-rosiyan-ne-vyyavleno/</text:a>
</text:p>
      <!--NEWS-->
      <text:h text:style-name="P10" text:outline-level="1">
<text:span text:style-name="T4">
NATO and the Ministry of Defense of Ukraine deepen cooperation in the field of innovation</text:span>
</text:h>
      <text:p text:style-name="P4">
Author: ['АРМІЯINFORM']</text:p>
      <text:p text:style-name="P4">
Time: 2023-04-28T88:00:00-04:00</text:p>
      <text:p text:style-name="P4">
Description: 28 KVITY 2023 ROCOSTRY OF MINISTRALISTRY OF WROSE OF Ukrainian Volodymyr Gavrilov Prov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2dad8cbed46d96669efca1970794f38df05b81e.jpg" text:style-name="Internet_20_link" text:visited-style-name="Visited_20_Internet_20_Link">
12dad8cbed46d96669efca1970794f38df05b81e.jpg</text:a>
']</text:p>
      <text:p text:style-name="P4">
Tags: ['УКРАЇНА – НАТО']</text:p>
      <text:p text:style-name="P4">
Category: News</text:p>
      <!--METADATA-->
      <text:p text:style-name="P4">
<draw:frame draw:style-name="fr1" draw:name="Image354" text:anchor-type="as-char" svg:width="6.9236in" svg:height="5.1927in" draw:z-index="0">
<draw:image xlink:href="../Images/AРМІЯINFORM/2023-04-28T88-00-00-04-00/12dad8cbed46d96669efca1970794f38df05b81e.jpg" xlink:type="simple" xlink:show="embed" xlink:actuate="onLoad" draw:mime-type="image/jpeg"/>
</draw:frame>
On April 28, 2023, Deputy Minister of Defense of Ukraine Volodymyr Gavrilov in the NATO headquarters meeting with NATO Secretary General Secretary of Security David Vang Vilel, <text:a xlink:type="simple" xlink:href="https://www.mil.gov.ua/news/2023/04/28/nato-ta-minoboroni-ukraini-pogliblyuyut-spivpraczyu-v-galuzi-innovaczij/" text:style-name="Internet_20_link" text:visited-style-name="Visited_20_Internet_20_Link">
reports</text:a>
Official Defense Sector of Ukraine.</text:p>
      <text:p text:style-name="P4">
The parties discussed further paths of mutually beneficial cooperation in spherininations, in particular the involvement of Ukrainian startups to joint innovative projections, testing in the real combat conditions of modern developments of TAVAKRAVING OF UKRAINIAN experience of introducing new sampling and technologies in the short term.</text:p>
      <text:p text:style-name="P4">
The representative of the Ministry of Defense informed the Alliance about the practical steps to create an ecosystem of innovations and to accelerate the implementation of startups in the field of defense by changing bureaucratic procedures, in particular when developing and supplying the VSI modern unmanned aerial aviation systems of Ukrainian production.</text:p>
      <text:p text:style-name="P4">
"The innovative ecosystem of the Ministry of Defense should become part of the great Euro -Atlantic innovative ecosystem," Vladimir Gavrilov emphasized.</text:p>
      <text:p text:style-name="P4">
The parties agreed to continue the dialogue on practical cooperation, in particular in the context of possible involvement in the activities of the NATO defensive innovations for the North Atlantic(DIANA).</text:p>
      <text:p text:style-name="P4">
<text:span text:style-name="T4">
Довідково:</text:span>
 _DIANA (NATO's defensive innovation accelerator for northern Atlantic)He was started at the Brussels Summit in 2021. It is wrapped in the use of dual -use commercial technologies to targets and safety. It will be focused on nine priority for Natonov and breakthrough technologies: artificial mind, data, autonomy, quantum technologies, biotechnology, hypersonic, space, innovative materials of IDivation, Energy and Driving.</text:p>
      <text:p text:style-name="P4">
News Source: <text:a xlink:type="simple" xlink:href="https://armyinform.com.ua/2023/04/28/nato-ta-minoborony-ukrayiny-poglyblyuyut-spivpraczyu-v-galuzi-innovaczij/" text:style-name="Internet_20_link" text:visited-style-name="Visited_20_Internet_20_Link">
https://armyinform.com.ua/2023/04/28/nato-ta-minoborony-ukrayiny-poglyblyuyut-spivpraczyu-v-galuzi-innovaczij/</text:a>
</text:p>
      <!--NEWS-->
      <text:h text:style-name="P10" text:outline-level="1">
<text:span text:style-name="T4">
Armyinform begins a project on the history of cooperation Ukraine - NATO</text:span>
</text:h>
      <text:p text:style-name="P4">
Author: ['Єгор Брайлян']</text:p>
      <text:p text:style-name="P4">
Time: 2023-04-28T89:00:00-04:00</text:p>
      <text:p text:style-name="P4">
Description: Organiza PIVNIKHAL -Atlantic agreement, BILSH VIDOM for the NATO Abreviaaturoy, є one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100.jpg" text:style-name="Internet_20_link" text:visited-style-name="Visited_20_Internet_20_Link">
1-100.jpg</text:a>
', '<text:a xlink:type="simple" xlink:href="https://armyinform.com.ua/wp-content/uploads/2023/04/2-86-scaled.jpg" text:style-name="Internet_20_link" text:visited-style-name="Visited_20_Internet_20_Link">
2-86-scaled.jpg</text:a>
', '<text:a xlink:type="simple" xlink:href="https://armyinform.com.ua/wp-content/uploads/2023/04/3-71.jpg" text:style-name="Internet_20_link" text:visited-style-name="Visited_20_Internet_20_Link">
3-71.jpg</text:a>
', '<text:a xlink:type="simple" xlink:href="https://armyinform.com.ua/wp-content/uploads/2023/04/4-7.jpeg" text:style-name="Internet_20_link" text:visited-style-name="Visited_20_Internet_20_Link">
4-7.jpeg</text:a>
', '<text:a xlink:type="simple" xlink:href="https://armyinform.com.ua/wp-content/uploads/2021/11/image_-26_15-38-03-2.jpg" text:style-name="Internet_20_link" text:visited-style-name="Visited_20_Internet_20_Link">
image_-26_15-38-03-2.jpg</text:a>
']</text:p>
      <text:p text:style-name="P4">
Tags: ['STOPRUSSIA', 'АГРЕСІЯ РФ', 'ВІЙНА', 'ВТОРГНЕННЯ РФ', 'МЗС', 'НАТО', 'УКРАЇНА – НАТО']</text:p>
      <text:p text:style-name="P4">
Category: News</text:p>
      <!--METADATA-->
      <text:p text:style-name="P4">
<draw:frame draw:style-name="fr1" draw:name="Image355" text:anchor-type="as-char" svg:width="6.9236in" svg:height="3.4618in" draw:z-index="0">
<draw:image xlink:href="../Images/AРМІЯINFORM/2023-04-28T89-00-00-04-00/1-100.jpg" xlink:type="simple" xlink:show="embed" xlink:actuate="onLoad" draw:mime-type="image/jpeg"/>
</draw:frame>
The organization of the North Atlantic Treaty, better known for the abbreviation of NATO, is one of the main partners of Ukraine in the field of security and defense. Dai Russian aggression against our country further Ukrainian integration of Daliang is a matter of the future of the entire Euro -Atlantic region. However, Ukraine was working with NATO in the 1990s.</text:p>
      <text:p text:style-name="P4">
For a more comprehensive representation of history and modernity, we announce the beginning of the SPECT on the history of relations of Ukraine and the North Atlantic Alliance.</text:p>
      <text:p text:style-name="P4">
*!</text:p>
      <text:p text:style-name="P4">
The main purpose of the project is to show the evolution of Ukraine's cooperation with Salians through the history and contribution of military, analysts, scientists, diplomats. There will be interviews and texts about the past and present of cooperation of Ukraine - NATO.</text:p>
      <text:p text:style-name="P4">
E <text:span text:style-name="T5">
Taps for the development of Ukraine's relations with alliance</text:span>
:</text:p>
      <text:p text:style-name="P4">
<text:span text:style-name="T4">
* 1991–1997 years </text:span>
</text:p>
      <text:p text:style-name="P4">
After the declaration of independence on August 24, 1991, Ukraine begins to build relations with the North Atlantic Alliance. NATO formation of the involvement in the cooperation of post -communist states within the framework of the Partnership for Peace program, which began in 1994.</text:p>
      <text:p text:style-name="P4">
The program itself opened the opportunity to conduct joint exercises between the Armed Forces of Ukraine and the Alliance troops. One of the first was Sea Breeze training, which was conducted in the summer of 1997, where the United States and other NATO countries took part.</text:p>
      <text:p text:style-name="P4">
<draw:frame draw:style-name="fr1" draw:name="Image356" text:anchor-type="as-char" svg:width="6.036217in" svg:height="10.0in" draw:z-index="0">
<draw:image xlink:href="../Images/AРМІЯINFORM/2023-04-28T89-00-00-04-00/2-86-scaled.jpg" xlink:type="simple" xlink:show="embed" xlink:actuate="onLoad" draw:mime-type="image/jpeg"/>
</draw:frame>
Periodization of Ukraine - NATO.</text:p>
      <text:p text:style-name="P4">
<text:span text:style-name="T4">
* 1997–2002 years </text:span>
</text:p>
      <text:p text:style-name="P4">
At the summit of the North Atlantic Alliance in Madrid in July 1997, President of Ukraine Leonid Kuchma signed the Charter on a special partnership of Ukraine - NATO.This. In 1997, the NATO mission was opened(Brussels headquarters)And the NATO Information and Documentation Center in Ukraine started working in Kiev.</text:p>
      <text:p text:style-name="P4">
<text:span text:style-name="T4">
* 2002 - 2008 </text:span>
</text:p>
      <text:p text:style-name="P4">
In May 2002, the Council of National Security and Defense of Ukraine was approved by "developing such a strategy, the ultimate goal of which would be the accession of Ukraine to the security system in Europe today."As a result of the 2004 Orange Revolution and the election of Viktor Yushchenk President, Ukraine intensified its course for integration into NATO. At the same time, neighboring Ukraine acquire full membership in the Alliance. The organization of the postractics itself on September 11, 2001 in the United States focused all its attention on the fight against mass terrorism(A military campaign in Afghanistan and Iraq).</text:p>
      <ul>
        <li>
          <text:span text:style-name="T4">
2008 — 2014роки</text:span>
        </li>
      </ul>
      <text:p text:style-name="P4">
Саміт НАТО в Бухаресті 2-4 квітня 2008 року називають одним з визначальних увідносинах України з Альянсом. Планувалося, що Україна та Грузія отримаютьПлан дій щодо членства в Організації. Щоправда, в результаті було визначено,що дві держави стануть членами НАТО, хоч їм і не було надано тоді ПДЧ.</text:p>
      <text:p text:style-name="P4">
<draw:frame draw:style-name="fr1" draw:name="Image357" text:anchor-type="as-char" svg:width="6.9236in" svg:height="6.39856in" draw:z-index="0">
<draw:image xlink:href="../Images/AРМІЯINFORM/2023-04-28T89-00-00-04-00/3-71.jpg" xlink:type="simple" xlink:show="embed" xlink:actuate="onLoad" draw:mime-type="image/jpeg"/>
</draw:frame>
Minister of Law of Ukraine Volodymyr Ogrizko and NATO Secretary General Yap de Hopsheffer.</text:p>
      <text:p text:style-name="P4">
Bucharest - 2008 was the beginning of the NATO Open Door policy, when it was glorified that the Alliance leaves the Euro -Atlantic prospects for Ukraine possible. In 2009, the format of the annual national program under the ehydamic Commission of Ukraine - NATO.</text:p>
      <text:p text:style-name="P4">
<text:span text:style-name="T4">
* 2014 - 2020 </text:span>
</text:p>
      <text:p text:style-name="P4">
The beginning of Russian armed aggression against Ukraine in 2014 became a turning point in the history of our country's relations with NATO. External aggression by the Stalacatalizer of the reforms of the Armed Forces of Ukraine through the introduction of NATO Standards.</text:p>
      <text:p text:style-name="P4">
At the Alliance summit in Wales in September 2014, it was announced that for 10 years, allies should spend at least 2 % of GDP on defense. In the course The Cold War has in the early 1990s.</text:p>
      <text:p text:style-name="P4">
In the period 2014-2020, trust funds were created, which Net -financed the reform of the Sector of Security and Defense of Ukraine. In 2016, a new government office was created-the Viceremier-Minister for European Taiuro-Atlantic Integration of Ukraine. The desire of Ukraine to become a member of NATO was fixed at the constitutional level in 2019.</text:p>
      <text:p text:style-name="P4">
In the regions, in particular in Sumy region, the process of promoting NATO at the educational level is actively beginning. This is how the Center for Regional Security Studies at Sumy State University, headed by Candidate of Political Science Mykola Nazarov.<text:span text:style-name="T4">
* 2020 - February 24 2022 </text:span>
</text:p>
      <text:p text:style-name="P4">
Ukraine's acquisition of a partner's status with extended capabilities(EOP)In June2020, NATO integrate into a new level. This meant more cooperation in intelligence, strategic communications, military education.</text:p>
      <text:p text:style-name="P4">
Then NATO began writing a new strategic concept of the Alliance, where the changes in the world were taken into account: strengthening of international influence of Russia and China, the militarization of Russia of the Black Sea, Russia's hybrid war anti -Ukraine, increasing the importance of energy security.</text:p>
      <text:p text:style-name="P4">
<text:span text:style-name="T4">
* From 24.02.2022 and to this day </text:span>
</text:p>
      <text:p text:style-name="P4">
The large -scale invasion of the Russian Federation into Ukraine has dramatically changed the history. Neutral Sweden and Finland once applied for the Alliance in May 2022.</text:p>
      <text:p text:style-name="P4">
At the NATO summit in Madrid last June, a strategic concept was approved when it was approved in 2010. There, the trust funds of the Alliance of Ukraine were combined into a comprehensive assistance package.</text:p>
      <text:p text:style-name="P4">
In general, NATO provides our country with military, financial and humanitarian support, plays a significant role in Ramstein's communication in the format(Defense Contact Nagroup).</text:p>
      <text:p text:style-name="P4">
<draw:frame draw:style-name="fr1" draw:name="Image358" text:anchor-type="as-char" svg:width="6.9236in" svg:height="4.617948in" draw:z-index="0">
<draw:image xlink:href="../Images/AРМІЯINFORM/2023-04-28T89-00-00-04-00/4-7.jpeg" xlink:type="simple" xlink:show="embed" xlink:actuate="onLoad" draw:mime-type="image/jpeg"/>
</draw:frame>
Yinstoltenberg and Volodymyr Zelenskyy.</text:p>
      <text:p text:style-name="P4">
On September 30, 2022, President of Ukraine Volodymyr Zelensky, Prime Minister of Ukraine Denis Shmigal, Speaker of the Verkhovna Rada of Ukraine Ruslan Stefanchukovkolosalosalosalosalosalosalosalosalosalosalosalosalosalosed the application for joining NATO for an accelerated procedure. It will take place in July this year in Vilnius.</text:p>
      <text:p text:style-name="P4">
Keep track of new texts on Ukraine and NATO's relations under the hashtag \ #uarenato.</text:p>
      <text:p text:style-name="P4">
<draw:frame draw:style-name="fr1" draw:name="Image359" text:anchor-type="as-char" svg:width="6.9236in" svg:height="6.9236in" draw:z-index="0">
<draw:image xlink:href="../Images/AРМІЯINFORM/2023-04-28T89-00-00-04-00/image_-26_15-38-03-2.jpg" xlink:type="simple" xlink:show="embed" xlink:actuate="onLoad" draw:mime-type="image/jpeg"/>
</draw:frame>
<text:a xlink:type="simple" xlink:href="https://armyinform.com.ua/army-authors/yegor-brajlyan/" text:style-name="Internet_20_link" text:visited-style-name="Visited_20_Internet_20_Link">
Yegor Brylian</text:a>
Armyinform correspondent</text:p>
      <text:p text:style-name="P4">
News Source: <text:a xlink:type="simple" xlink:href="https://armyinform.com.ua/2023/04/28/armiyainform-rozpochynaye-proyekt-pro-istoriyu-spivpraczi-ukrayina-nato/" text:style-name="Internet_20_link" text:visited-style-name="Visited_20_Internet_20_Link">
https://armyinform.com.ua/2023/04/28/armiyainform-rozpochynaye-proyekt-pro-istoriyu-spivpraczi-ukrayina-nato/</text:a>
</text:p>
      <!--NEWS-->
      <text:h text:style-name="P10" text:outline-level="1">
<text:span text:style-name="T4">
Alexei Reznikov thanked the Danes for the Caesar art stations</text:span>
</text:h>
      <text:p text:style-name="P4">
Author: ['АРМІЯINFORM']</text:p>
      <text:p text:style-name="P4">
Time: 2023-04-28T90:00:00-04:00</text:p>
      <text:p text:style-name="P4">
Description: Minita defending Oleksiy Reznikov at his Twitter Vic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artustanovka-caesar.jpg" text:style-name="Internet_20_link" text:visited-style-name="Visited_20_Internet_20_Link">
artustanovka-caesar.jpg</text:a>
']</text:p>
      <text:p text:style-name="P4">
Tags: ['STOPRUSSIA', 'АГРЕСІЯ РФ', 'АРТИЛЕРИСТИ', 'ВІЙНА', 'ВТОРГНЕННЯ РФ', 'ОЛЕКСІЙ РЕЗНІКОВ']</text:p>
      <text:p text:style-name="P4">
Category: News</text:p>
      <!--METADATA-->
      <text:p text:style-name="P4">
<draw:frame draw:style-name="fr1" draw:name="Image360" text:anchor-type="as-char" svg:width="6.9236in" svg:height="4.612849in" draw:z-index="0">
<draw:image xlink:href="../Images/AРМІЯINFORM/2023-04-28T90-00-00-04-00/artustanovka-caesar.jpg" xlink:type="simple" xlink:show="embed" xlink:actuate="onLoad" draw:mime-type="image/jpeg"/>
</draw:frame>
French 155 mm Self-propelled CAESAR Artillery Installation</text:p>
      <text:p text:style-name="P4">
Defense Minister Alexei Reznikov in his Twitter <text:a xlink:type="simple" xlink:href="https://twitter.com/oleksiireznikov/status/1651970145462435840" text:style-name="Internet_20_link" text:visited-style-name="Visited_20_Internet_20_Link">
reported</text:a>
that the French 155 mm self-propelled CAESAR artillery installation is designed to reduce live power, artillery batteries, dzots, as well as to provide the miners and field barriers from Denmark Denmark.</text:p>
      <text:p text:style-name="P4">
The head of the Ministry of Defense thanked the government of Danya and the whole Danish people.</text:p>
      <ul>
        <li>
Denmark intended to use these systems for its army, but wisely and decided to pass them to the Ukrainian army because of a significant threat, which would be established for Europe as a whole by Russian aggression against Ukraine. Also, our guests are involved in the organization of our fighters' training. Ourartilers appreciate the maneuverability and accuracy of these howitzers. Thanks to our partners in France and Denmark, Ukraine has the second in the world in the magnitude of the Caritillery Park Caesar, - Alexei Reznikov wrote.</li>
      </ul>
      <text:p text:style-name="P4">
News Source: <text:a xlink:type="simple" xlink:href="https://armyinform.com.ua/2023/04/28/reznikov-podyakuvav-datchanam-za-artustanovku-caesar/" text:style-name="Internet_20_link" text:visited-style-name="Visited_20_Internet_20_Link">
https://armyinform.com.ua/2023/04/28/reznikov-podyakuvav-datchanam-za-artustanovku-caesar/</text:a>
</text:p>
      <!--NEWS-->
      <text:h text:style-name="P10" text:outline-level="1">
<text:span text:style-name="T4">
The President of Ukraine discussed the implementation of the Ukrainian formula of peace, the return of deported children and the inadmissibility of weapons to the Russian Federation with Russia</text:span>
</text:h>
      <text:p text:style-name="P4">
Author: ['АРМІЯINFORM']</text:p>
      <text:p text:style-name="P4">
Time: 2023-04-28T91:00:00-04:00</text:p>
      <text:p text:style-name="P4">
Description: President of Ukraine Volodymyr Zelensky, saying, PID Hour of telephone Rosmovy with the hea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666188c73b3511faec2c19a58175bcb2_1682691063_extra_large111.jpeg" text:style-name="Internet_20_link" text:visited-style-name="Visited_20_Internet_20_Link">
666188c73b3511faec2c19a58175bcb2_1682691063_extra_large111.jpeg</text:a>
']</text:p>
      <text:p text:style-name="P4">
Tags: ['STOPRUSSIA', 'ВОЛОДИМИР ЗЕЛЕНСЬКИЙ', 'УКРАЇНА - КНР']</text:p>
      <text:p text:style-name="P4">
Category: News</text:p>
      <!--METADATA-->
      <text:p text:style-name="P4">
<draw:frame draw:style-name="fr1" draw:name="Image361" text:anchor-type="as-char" svg:width="6.9236in" svg:height="4.613521in" draw:z-index="0">
<draw:image xlink:href="../Images/AРМІЯINFORM/2023-04-28T91-00-00-04-00/666188c73b3511faec2c19a58175bcb2_1682691063_extra_large111.jpeg" xlink:type="simple" xlink:show="embed" xlink:actuate="onLoad" draw:mime-type="image/jpeg"/>
</draw:frame>
President of Ukraine Volodymyr Zelensky stated that during a telephone conversation by the Chinese People's Republic, Xi Jinping, the issues of realizing the Ukrainian formula of peace, returning from Russia deported Ukrainian children, dismissal of prisoners, and providing a robotic grain initiative were exposed. The Head of State spoke about it during a meeting with media representatives as a result of negotiations with Presidential Slavonic, Zuzana Chaputova and Czech President Peter Pavel in Kiev.</text:p>
      <text:p text:style-name="P4">
Volodymyr Zelensky stressed that Ukraine is set to involve as many states as possible in the implementation of the proposed peace formula in order to pressure the scam-aggressor.</text:p>
      <text:p text:style-name="P4">
"There were more countries to be involved in this formula or the discussion site of our formula and they could then press on Russian federation to restore peace, restore our territorial integrity," the President said.</text:p>
      <text:p text:style-name="P4">
The Head of State said that during a telephone conversation it was the need to restore the sovereignty and territorial integrity of Ukraine within the borders of 1991 and the importance of compliance with the UN Charter.</text:p>
      <text:p text:style-name="P4">
“All this was talked about and heard respect for all these principles. I think it is important, ”Volodymyr Zelenskyy said.</text:p>
      <text:p text:style-name="P4">
The leaders of Ukraine and China also discussed the issue of returning Ukrainian and almost 20,000 children deported by Russian invaders.</text:p>
      <text:p text:style-name="P4">
"There are moments in which we have to connect everyone we can, different countries of the world so that they press on the aggressor and the terrorist - the Russian Federation, how many our children have been in the way," the President said.</text:p>
      <text:p text:style-name="P4">
According to the Head of State, during a telephone conversation with Xi Jinping, there was a threat of blocking the Black Sea Grain Corridor.</text:p>
      <text:p text:style-name="P4">
“Before the war, we were probably the largest grain exporter to China. And so, when it blocks it ... It seems to me that all interested countries should squeeze the Russian Federation so that there is no blocking of this corridor, ”he said.</text:p>
      <text:p text:style-name="P4">
In addition, when communicating with the head of the PRC, the President emphasized the supply of supplying weapons to the aggressor country by any state world.</text:p>
      <text:p text:style-name="P4">
“Ukraine would like all states to understand the risks of supplying any types of arms to the Russian Federation. I heard a positive answer in this sense, ”Volodymyr Zelenskyy said.</text:p>
      <text:p text:style-name="P4">
News Source: <text:a xlink:type="simple" xlink:href="https://armyinform.com.ua/2023/04/28/prezydent-ukrayiny-obgovoryuvav-z-golovoyu-knr-realizacziyu-ukrayinskoyi-formuly-myru-povernennya-z-rosiyi-deportovanyh-ditej-i-neprypustymist-postachannya-zbroyi-do-rf/" text:style-name="Internet_20_link" text:visited-style-name="Visited_20_Internet_20_Link">
https://armyinform.com.ua/2023/04/28/prezydent-ukrayiny-obgovoryuvav-z-golovoyu-knr-realizacziyu-ukrayinskoyi-formuly-myru-povernennya-z-rosiyi-deportovanyh-ditej-i-neprypustymist-postachannya-zbroyi-do-rf/</text:a>
</text:p>
      <!--NEWS-->
      <text:h text:style-name="P10" text:outline-level="1">
<text:span text:style-name="T4">
In the temporarily captured territories, the invaders turned schools into military objects</text:span>
</text:h>
      <text:p text:style-name="P4">
Author: ['АРМІЯINFORM']</text:p>
      <text:p text:style-name="P4">
Time: 2023-04-28T92:00:00-04:00</text:p>
      <text:p text:style-name="P4">
Description: The enemy is the Vikoristovati for all the Timchasovo, the Teritor's Timchasovo ... War with Ukraine 2022, the war with Ukraine Latest news today, News War with Ukraine 2022 The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vrag-1.jpg" text:style-name="Internet_20_link" text:visited-style-name="Visited_20_Internet_20_Link">
vrag-1.jpg</text:a>
']</text:p>
      <text:p text:style-name="P4">
Tags: ['STOPRUSSIA', 'АГРЕСІЯ РФ', 'ВІЙНА', 'ВІЙСЬКОВІ ЗЛОЧИНИ РФ', 'ВТОРГНЕННЯ РФ', 'РОСІЙСЬКІ ОКУПАНТИ']</text:p>
      <text:p text:style-name="P4">
Category: News</text:p>
      <!--METADATA-->
      <text:p text:style-name="P4">
<draw:frame draw:style-name="fr1" draw:name="Image362" text:anchor-type="as-char" svg:width="6.9236in" svg:height="3.652863in" draw:z-index="0">
<draw:image xlink:href="../Images/AРМІЯINFORM/2023-04-28T92-00-00-04-00/vrag-1.jpg" xlink:type="simple" xlink:show="embed" xlink:actuate="onLoad" draw:mime-type="image/jpeg"/>
</draw:frame>
The enemy continues to use educational institutions of temporarily enthusiastic territories for their own purposes, arranges their military objects in them, covering up with a "live shield" from students and teaching staff, <text:a xlink:type="simple" xlink:href="https://www.facebook.com/GeneralStaff.ua/posts/pfbid02yvfvfz6RDTpUdb13fRc8RP3MKDdR92yw87HyLNXdnDKof21bDVPT8Nyso8wr6Nwil" text:style-name="Internet_20_link" text:visited-style-name="Visited_20_Internet_20_Link">
reports</text:a>
General Staff of the Ukrainian.</text:p>
      <text:p text:style-name="P4">
Thus, in the settlement of Lubyanka of Lugansk region, in the building of the local school, military personnel of the Russian occupation troops are deployed. Personal composition is in the buildings of educational institutions, while the occupiers force the outline composition to continue the educational process with the obligatory visits and teaching staff.</text:p>
      <text:p text:style-name="P4">
The local hospital of Kalanchak of Kherson region, the invaders were equipped with a sub -military hospital, where, during April 27, a large number of weighted Russians were imported. To transport his wounded, the enemy used a medical truck on the basis of KAMAZ.</text:p>
      <text:p text:style-name="P4">
News Source: <text:a xlink:type="simple" xlink:href="https://armyinform.com.ua/2023/04/28/na-tymchasovo-zahoplenyh-terytoriyah-zagarbnyky-peretvoryly-shkoly-na-vijskovi-obyekty/" text:style-name="Internet_20_link" text:visited-style-name="Visited_20_Internet_20_Link">
https://armyinform.com.ua/2023/04/28/na-tymchasovo-zahoplenyh-terytoriyah-zagarbnyky-peretvoryly-shkoly-na-vijskovi-obyekty/</text:a>
</text:p>
      <!--NEWS-->
      <text:h text:style-name="P10" text:outline-level="1">
<text:span text:style-name="T4">
In Chernihiv reported on the military crimes of the racists</text:span>
</text:h>
      <text:p text:style-name="P4">
Author: ['Ігор Березинський']</text:p>
      <text:p text:style-name="P4">
Time: 2023-04-28T93:00:00-04:00</text:p>
      <text:p text:style-name="P4">
Description: Representatives of the Gromadsko Organized “Outstanding DIM Rights”, organized prosecutor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01-9.jpg" text:style-name="Internet_20_link" text:visited-style-name="Visited_20_Internet_20_Link">
01-9.jpg</text:a>
', '<text:a xlink:type="simple" xlink:href="https://armyinform.com.ua/wp-content/uploads/2023/04/02-15-150x150.jpg" text:style-name="Internet_20_link" text:visited-style-name="Visited_20_Internet_20_Link">
02-15-150x150.jpg</text:a>
', '<text:a xlink:type="simple" xlink:href="https://armyinform.com.ua/wp-content/uploads/2023/04/03-17-150x150.jpg" text:style-name="Internet_20_link" text:visited-style-name="Visited_20_Internet_20_Link">
03-17-150x150.jpg</text:a>
', '<text:a xlink:type="simple" xlink:href="https://armyinform.com.ua/wp-content/uploads/2023/04/04-17-150x150.jpg" text:style-name="Internet_20_link" text:visited-style-name="Visited_20_Internet_20_Link">
04-17-150x150.jpg</text:a>
']</text:p>
      <text:p text:style-name="P4">
Tags: ['STOPRUSSIA', 'АГРЕСІЯ РФ', 'ВІЙНА', 'ВТОРГНЕННЯ РФ']</text:p>
      <text:p text:style-name="P4">
Category: News</text:p>
      <!--METADATA-->
      <text:p text:style-name="P4">
<draw:frame draw:style-name="fr1" draw:name="Image363" text:anchor-type="as-char" svg:width="6.9236in" svg:height="4.617987in" draw:z-index="0">
<draw:image xlink:href="../Images/AРМІЯINFORM/2023-04-28T93-00-00-04-00/01-9.jpg" xlink:type="simple" xlink:show="embed" xlink:actuate="onLoad" draw:mime-type="image/jpeg"/>
</draw:frame>
Representatives of the NGO "Educational House of Human Rights", Prosecutor's Office, Journalists, Local Youth and other Honorary Guests gathered, to abandon the report on the results of monitoring trips for documenting military rankings committed by Russian military in Chernihiv region.</text:p>
      <ul>
        <li>
From June 2022 we are constantly traveling to the cities and villages of the Chernihiv region, which were in temporary occupation by the Russians. In total, it is 58 -wealthy points. For each visit, we prepare a report on the course of the occupation and record all the crimes committed by the rashists. At the same time, we also have detailed information on such crimes, sources of its receipt and preliminary legal qualification for violation of the requirements of international humanitarian law, - said Yaroslav Kiriyenko, a director of documentation of military crimes of the public organization "Human Rights" Human Rights.</li>
      </ul>
      <text:p text:style-name="P4">
According to the above manager, according to the results of such documentation, such crimes as looting, theft of thein, chaotic shelling of private homes, attacks on civilian car, torture, beating, etc. are dominated by the results of such documentation. At the same time, it is very important that people who come home to de -occupied settlements give evidence of racist rays.</text:p>
      <text:p text:style-name="P4">
The organizers of the event - the NGO "Educational House of Human Rights" - have their offices in 12 countries and are already making this report to English to extend it among the world journalism.</text:p>
      <text:p text:style-name="P4">
<text:a xlink:type="simple" xlink:href="https://armyinform.com.ua/wp-content/uploads/2023/04/02-15.jpg" text:style-name="Internet_20_link" text:visited-style-name="Visited_20_Internet_20_Link">
!(Images/AРМІЯINFORM/2023-04-28T93-00-00-04-00/02-15-150x150.jpg)</text:a>
</text:p>
      <text:p text:style-name="P4">
<text:a xlink:type="simple" xlink:href="https://armyinform.com.ua/wp-content/uploads/2023/04/03-17.jpg" text:style-name="Internet_20_link" text:visited-style-name="Visited_20_Internet_20_Link">
<draw:frame draw:style-name="fr1" draw:name="Image364" text:anchor-type="as-char" svg:width="6.9236in" svg:height="6.9236in" draw:z-index="0">
<draw:image xlink:href="../Images/AРМІЯINFORM/2023-04-28T93-00-00-04-00/03-17-150x150.jpg" xlink:type="simple" xlink:show="embed" xlink:actuate="onLoad" draw:mime-type="image/jpeg"/>
</draw:frame>
</text:a>
</text:p>
      <text:p text:style-name="P4">
<text:a xlink:type="simple" xlink:href="https://armyinform.com.ua/wp-content/uploads/2023/04/04-17.jpg" text:style-name="Internet_20_link" text:visited-style-name="Visited_20_Internet_20_Link">
<draw:frame draw:style-name="fr1" draw:name="Image365" text:anchor-type="as-char" svg:width="6.9236in" svg:height="6.9236in" draw:z-index="0">
<draw:image xlink:href="../Images/AРМІЯINFORM/2023-04-28T93-00-00-04-00/04-17-150x150.jpg" xlink:type="simple" xlink:show="embed" xlink:actuate="onLoad" draw:mime-type="image/jpeg"/>
</draw:frame>
</text:a>
<text:span text:style-name="T5">
Photo author</text:span>
</text:p>
      <text:p text:style-name="P4">
News Source: <text:a xlink:type="simple" xlink:href="https://armyinform.com.ua/2023/04/28/u-chernigovi-zvituvaly-shhodo-voyennyh-zlochyniv-rashystiv/" text:style-name="Internet_20_link" text:visited-style-name="Visited_20_Internet_20_Link">
https://armyinform.com.ua/2023/04/28/u-chernigovi-zvituvaly-shhodo-voyennyh-zlochyniv-rashystiv/</text:a>
</text:p>
      <!--NEWS-->
      <text:h text:style-name="P10" text:outline-level="1">
<text:span text:style-name="T4">
American veterans join the "marathon of unbreakable"</text:span>
</text:h>
      <text:p text:style-name="P4">
Author: ['Анатолій Бальчос']</text:p>
      <text:p text:style-name="P4">
Time: 2023-04-28T94:00:00-04:00</text:p>
      <text:p text:style-name="P4">
Description: For the Druzh -Veteen - Veteran of the DShV forces of Ukraine Maxim Pashynik, one on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01-marafon-nezlamnyh-golovna.jpg" text:style-name="Internet_20_link" text:visited-style-name="Visited_20_Internet_20_Link">
01-marafon-nezlamnyh-golovna.jpg</text:a>
', '<text:a xlink:type="simple" xlink:href="https://armyinform.com.ua/wp-content/uploads/2023/04/02-marafon-start-u-gostomeli.jpg" text:style-name="Internet_20_link" text:visited-style-name="Visited_20_Internet_20_Link">
02-marafon-start-u-gostomeli.jpg</text:a>
']</text:p>
      <text:p text:style-name="P4">
Tags: ['STOPRUSSIA', 'АГРЕСІЯ РФ', 'БЛАГОДІЙНИЙ ТЕЛЕМАРАФОН', 'ВІЙНА', 'ВТОРГНЕННЯ РФ', 'СВІТ', 'СВІТ ПІДТРИМУЄ УКРАЇНУ']</text:p>
      <text:p text:style-name="P4">
Category: News</text:p>
      <!--METADATA-->
      <text:p text:style-name="P4">
<draw:frame draw:style-name="fr1" draw:name="Image366" text:anchor-type="as-char" svg:width="6.9236in" svg:height="5.1927in" draw:z-index="0">
<draw:image xlink:href="../Images/AРМІЯINFORM/2023-04-28T94-00-00-04-00/01-marafon-nezlamnyh-golovna.jpg" xlink:type="simple" xlink:show="embed" xlink:actuate="onLoad" draw:mime-type="image/jpeg"/>
</draw:frame>
<text:span text:style-name="T4">
 For two friends - the veteran of the DSHV of the Armed Forces of Ukraine Maxim Pasichnyk Taodni of Vadim Kovalenko, the period of the main preparation for the charity race within the framework brothers. What are the scrutples the Ukrainian delegation goes overseas, its participants </text:span>
 <text:a xlink:type="simple" xlink:href="https://www.youtube.com/watch" text:style-name="Internet_20_link" text:visited-style-name="Visited_20_Internet_20_Link">
<text:span text:style-name="T4">
 told </text:span>
</text:a>
<text:span text:style-name="T4">
 Today during the time TV. </text:span>
</text:p>
      <text:p text:style-name="P4">
According to the Ukrainian triatlet Vadim Kovalenko, the first of the marathon service fled in the Kyiv region, starting from the well -known airport to the world. Then they managed to raise about 300 thousand hryvnias for armed force to rehabilitate the wounded Ukrainian military. The second marathon of the subookuo -corresponding territories of Kharkiv region has collected for Ukrainian defenders over 200 thousand hryvnias.</text:p>
      <text:p text:style-name="P4">
The third marathon will continue in Ohio, Cincinnat, in the city of twilight. The leadership of the American city, the US military veterans of the Tujrahn diaspora eagerly supported the idea of conducting a charity race to their annual marathon. The organizers of the action stipulate that about 25 thousand people will take part in the marathon in 2023. Ukrainians will be a separate distance of two, but at the end of the finish will join their American friends to demonstrate the world unity with the Ukrainian courageous, with its defenders.</text:p>
      <text:p text:style-name="P4">
The main goal, according to Vadim Kovalenko, on the one hand is the intention of gathering for psychological and physical rehabilitation of Ukrainian soldiers. From another diver - the "marathon of the unbreakable" should be reminded that the war in Ukraine continues and Ukrainian -pricing requires comprehensive support from American society. In addition, the organizers of the charity marathon plan to visit the military shepherd, where they will get acquainted with modern methods of rehabilitation. During their Visit to the military medical institution in Cincinnat, friends want to hold negotiations about the possible treatment of Ukrainian defenders of the Vedicanian city-twin city of Kharkiv.</text:p>
      <ul>
        <li>
We will last two or three presses every day. The first meeting will be with the mayor of the city, - said Vadim Kovalenko. - And the second will be a rearitory hall, because American veterans who immediately agreed to this meeting will come not only from Ohio, but also from other regions of America.- We go beyond the possible. Usually people do not train the way we are. The average preparation for the marathon lasts from half a year to one year. This is necessary to run it without injuries, - Maxim Pasichnyk emphasized. - I believe to all that there are no boundaries. You can all!Even if you have injuries, injuries, some defects or deviations, you can overcome everything. All this is just a head.</li>
      </ul>
      <text:p text:style-name="P4">
<draw:frame draw:style-name="fr1" draw:name="Image367" text:anchor-type="as-char" svg:width="6.9236in" svg:height="5.1927in" draw:z-index="0">
<draw:image xlink:href="../Images/AРМІЯINFORM/2023-04-28T94-00-00-04-00/02-marafon-start-u-gostomeli.jpg" xlink:type="simple" xlink:show="embed" xlink:actuate="onLoad" draw:mime-type="image/jpeg"/>
</draw:frame>
The paratrooper decided to carry out the first charitable hemisphere marathon, which, like Maxim himself, got the contusion of the misery for his homeland. In 2022, Maxim Pasichnyk participated in the Operation of Antonov Airport from the Russian invaders and was forced to get out of the rear of Russian troops without water and food for 10 days. Naragia over 100 kilometers overcame the courageous Ukrainian military. It is the prominence of Ukrainian defenders, the heroism of the fighting brothers that plans to reconvisor the veteran of the DSSV of the Armed Forces to their American colleagues. The "marathon of the unbreakable" of the USSH must convincingly testify to these inalienable qualities of military armed forces.</text:p>
      <text:p text:style-name="P4">
<text:span text:style-name="T5">
Foto Ruslana Bogdan</text:span>
</text:p>
      <text:p text:style-name="P4">
News Source: <text:a xlink:type="simple" xlink:href="https://armyinform.com.ua/2023/04/28/do-marafonu-nezlamnyh-doyednayutsya-amerykanski-veterany/" text:style-name="Internet_20_link" text:visited-style-name="Visited_20_Internet_20_Link">
https://armyinform.com.ua/2023/04/28/do-marafonu-nezlamnyh-doyednayutsya-amerykanski-veterany/</text:a>
</text:p>
      <!--NEWS-->
      <text:h text:style-name="P10" text:outline-level="1">
<text:span text:style-name="T4">
You can only stop terror and save people with weapons - President of Ukraine</text:span>
</text:h>
      <text:p text:style-name="P4">
Author: ['АРМІЯINFORM']</text:p>
      <text:p text:style-name="P4">
Time: 2023-04-28T95:00:00-04:00</text:p>
      <text:p text:style-name="P4">
Description: Road Ukrainians!Make a day of trivial Rozbir Zavlavl in Umani, at the MSTSI Vluchannya Rosіysk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412f363098a766170ec549cec96da4e_1682708029_extra_large23232.png" text:style-name="Internet_20_link" text:visited-style-name="Visited_20_Internet_20_Link">
5412f363098a766170ec549cec96da4e_1682708029_extra_large23232.png</text:a>
']</text:p>
      <text:p text:style-name="P4">
Tags: ['STOPRUSSIA', 'ВОЛОДИМИР ЗЕЛЕНСЬКИЙ', 'ЗВЕРНЕННЯ ПРЕЗИДЕНТА УКРАЇНИ']</text:p>
      <text:p text:style-name="P4">
Category: News</text:p>
      <!--METADATA-->
      <text:p text:style-name="P4">
<draw:frame draw:style-name="fr1" draw:name="Image368" text:anchor-type="as-char" svg:width="6.9236in" svg:height="3.859907in" draw:z-index="0">
<draw:image xlink:href="../Images/AРМІЯINFORM/2023-04-28T95-00-00-04-00/5412f363098a766170ec549cec96da4e_1682708029_extra_large23232.png" xlink:type="simple" xlink:show="embed" xlink:actuate="onLoad" draw:mime-type="image/png"/>
</draw:frame>
<text:span text:style-name="T4">
 _ Dear Ukrainians!_ </text:span>
</text:p>
      <text:p text:style-name="P4">
Along the day, there was a parsing in Uman, at the site of the Russian rocket. My mingers to relatives and loved ones ...</text:p>
      <text:p text:style-name="P4">
To all who were saved - the residents of this house, the neighboring houses, which, unfortunately, with an explosive wave - is provided with the necessary help. I am thankful and everyone who participated in the rescue operation and supported people.</text:p>
      <text:p text:style-name="P4">
The Uman rocket, in the city that is absolutely peaceful, is known to the world in that it has received tens of thousands of pilgrims of host every year ... Only the absolute evil can do such a terror against Ukraine.</text:p>
      <text:p text:style-name="P4">
Two -Ukrainian killed in Dnipropetrovsk region as a result of today's rocket strike. Mother and daughter. Olga, 92nd year of birth, and Veronica, 20 years of birth. Even three years, this child is not fulfilled!Eternal memory!.. sympathy for the family, compassion for loved ones ...</text:p>
      <text:p text:style-name="P4">
Today, our air forces have managed to knock down most Russian missiles-21z 23. If it were not that the terrorist state would have been able to pick up much more victims, more lives. And this again proves that stopping terror and saving people can be more weapons. Air Force, modern aviation, without which there is no fully effective ART. All you need to give safety to our cities, our villages both in the rear and in the forefront. To restore safety and luggage, which, unfortunately, in the occupied territory. Temporarily. We can leave no one under the rule of Russian evil.</text:p>
      <text:p text:style-name="P4">
Today in Kyiv a visit was a president of Slovakia, the President of the Czech Republic. We have been extinguished exactly how to protect all our people, to accelerate the recovery and order throughout the earth.</text:p>
      <text:p text:style-name="P4">
I thanked Slovakia and the Czech Republic for their support: for the weapons provided, political tasancial assistance, with the support of people who received shelter in Slovak Ichi communities.</text:p>
      <text:p text:style-name="P4">
I outlined my partners what prospects we have on the battlefield now and what kind of help we need to go all this necessary path. I have informed what we do to realize our formula of peace, in particular the Ipoon on bringing the perpetrators responsible for aggression. Thank you that the Slavonic and the Czech Republic, equally with us, see the need to restore justice to the hypocrisy of war criminals, to punish all these terrorists.</text:p>
      <text:p text:style-name="P4">
They signed a joint declaration with Slovak President and the Czech President of our European and Euro -Atlantic Movement.Separately discussed with Mr. the President of the European Council, the situation of the stubborn -nostructive, in my opinion, was prohibited by individual states of import of our agrarian products. I emphasize that this not only violates the existing pro -asset agreement between Ukraine and the European Union, but also gives dangerous hope in the Kremlin. It is hopeful that in our common European home, someone's wrong decisions can be paid over common interests.</text:p>
      <text:p text:style-name="P4">
Now that Russia violates freedom of trade, tries to block the supply of agricultural products to the world market, it is not time to follow anyone with a derivated zone, to do something similar. It is necessary to find a normal, in the European manner, a constructive way out of this situation. difficult. Such a decision would have been the interests of all our countries and Europe as a whole. We discussed Zpan Michel, how it can be done, what a solution can be, and we constantly contact all partners.</text:p>
      <text:p text:style-name="P4">
Today, however, a significant investment event for Ukraine has taken place - the first large investment in Ukraine from the beginning of a full -scale invasion. The investment is $ 250 million, and this is just a start of the relevant package. Right now, the Colima is still fighting Russian terror, the big world business not only believes UNash victory, but also confirms this faith with its multimillion -dollar investments, specifics.</text:p>
      <text:p text:style-name="P4">
I thank everyone who helps Ukraine!</text:p>
      <text:p text:style-name="P4">
_ <text:span text:style-name="T4">
 Glory to all our soldiers, who is now in battle, in combat posts, at combat operations!Thank you to the people of Ukraine!</text:span>
 _</text:p>
      <text:p text:style-name="P4">
<text:span text:style-name="T5">
<text:span text:style-name="T4">
Glory to Ukraine!</text:span>
</text:span>
</text:p>
      <text:p text:style-name="P4">
Source: <text:a xlink:type="simple" xlink:href="https://www.president.gov.ua/news/zupiniti-teror-i-vryatuvati-lyudej-mozhna-lishe-zbroyeyu-zve-82557" text:style-name="Internet_20_link" text:visited-style-name="Visited_20_Internet_20_Link">
Presidential Office of Ukraine</text:a>
</text:p>
      <text:p text:style-name="P4">
News Source: <text:a xlink:type="simple" xlink:href="https://armyinform.com.ua/2023/04/28/zupynyty-teror-i-vryatuvaty-lyudej-mozhna-lyshe-zbroyeyu-prezydenta-ukrayiny/" text:style-name="Internet_20_link" text:visited-style-name="Visited_20_Internet_20_Link">
https://armyinform.com.ua/2023/04/28/zupynyty-teror-i-vryatuvaty-lyudej-mozhna-lyshe-zbroyeyu-prezydenta-ukrayiny/</text:a>
</text:p>
      <!--NEWS-->
      <text:h text:style-name="P10" text:outline-level="1">
<text:span text:style-name="T4">
Presental UAVs for effective SHARK Mini reconnaissance</text:span>
</text:h>
      <text:p text:style-name="P4">
Author: ['АРМІЯINFORM']</text:p>
      <text:p text:style-name="P4">
Time: 2023-04-28T96:00:00-04:00</text:p>
      <text:p text:style-name="P4">
Description: Companion UKRSPECSYSTEMS presented the New BPP PID for Shark Mini - Tse Zeme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0230428-1.jpeg" text:style-name="Internet_20_link" text:visited-style-name="Visited_20_Internet_20_Link">
20230428-1.jpeg</text:a>
']</text:p>
      <text:p text:style-name="P4">
Tags: ['STOPRUSSIA', 'БПЛА', 'ГУР МО УКРАЇНИ', 'ОЗБРОЄННЯ ТА ТЕХНІКА']</text:p>
      <text:p text:style-name="P4">
Category: News</text:p>
      <!--METADATA-->
      <text:p text:style-name="P4">
<draw:frame draw:style-name="fr1" draw:name="Image369" text:anchor-type="as-char" svg:width="6.9236in" svg:height="2.273249in" draw:z-index="0">
<draw:image xlink:href="../Images/AРМІЯINFORM/2023-04-28T96-00-00-04-00/20230428-1.jpeg" xlink:type="simple" xlink:show="embed" xlink:actuate="onLoad" draw:mime-type="image/jpeg"/>
</draw:frame>
UKRSPECSYSTEMS presented a new UAV called Shark Mini - a tedious modification(https://gur.gov.ua/content/shark-mini-kompaktnyi-bpla-dlia-efektyvnoi-rozvidky.html)Main Directorate of Intelligence of the Ministry of Defense of Ukraine.</text:p>
      <text:p text:style-name="P4">
Shark Mini was created taking into account the wishes of air intelligence officers from the units of the Silver Security and Defense of Ukraine.</text:p>
      <text:p text:style-name="P4">
Shark mini 125 centimeters long and wingspan 2, 6 meters in the assembly of view is placed in two backpacks. To get started with Shark Mini unnecessary starting installation: the drone can be run out of hand.</text:p>
      <text:p text:style-name="P4">
Basic tactical and technical characteristics of Shark Mini UAV:</text:p>
      <ul>
        <li>
Action radius - up to 35 kilometers. * Working height - 1000 meters. * The maximum runoff is 5 kilograms. * Flight duration - 2 hours. * Maximum speed - 120 km/h.</li>
      </ul>
      <text:p text:style-name="P4">
The new Ukrainian UAV has an autonomous landing regime and can be equipped with an optical-electronic system with a 10x optical increase.</text:p>
      <text:p text:style-name="P4">
According to the developers, the new unmanned Shark Mini complex will enhance the collection and transfer of intelligence in the interests of Ukrainian artillerymen, fighters of special units and infantry soldiers.</text:p>
      <text:p text:style-name="P4">
Shark Mini is currently under factory testing.</text:p>
      <text:p text:style-name="P4">
News Source: <text:a xlink:type="simple" xlink:href="https://armyinform.com.ua/2023/04/28/prezentovano-kompaktnyj-bpla-dlya-efektyvnoyi-rozvidky-shark-mini/" text:style-name="Internet_20_link" text:visited-style-name="Visited_20_Internet_20_Link">
https://armyinform.com.ua/2023/04/28/prezentovano-kompaktnyj-bpla-dlya-efektyvnoyi-rozvidky-shark-mini/</text:a>
</text:p>
      <!--NEWS-->
      <text:h text:style-name="P10" text:outline-level="1">
<text:span text:style-name="T4">
Everyone will be able to transfer funds for humanitarian demining</text:span>
</text:h>
      <text:p text:style-name="P4">
Author: ['АРМІЯINFORM']</text:p>
      <text:p text:style-name="P4">
Time: 2023-04-28T97:00:00-04:00</text:p>
      <text:p text:style-name="P4">
Description: PIDTRIMAV RISHENNYA about the Vidkritte of the special Rahuki of the Ekononiki Minsky Cas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miny-4.jpg" text:style-name="Internet_20_link" text:visited-style-name="Visited_20_Internet_20_Link">
miny-4.jpg</text:a>
']</text:p>
      <text:p text:style-name="P4">
Tags: ['STOPRUSSIA', 'ГУМАНІТАРНЕ РОЗМІНУВАННЯ', 'ДЕНИС ШМИГАЛЬ', 'ЗАСІДАННЯ УРЯДУ']</text:p>
      <text:p text:style-name="P4">
Category: News</text:p>
      <!--METADATA-->
      <text:p text:style-name="P4">
<draw:frame draw:style-name="fr1" draw:name="Image370" text:anchor-type="as-char" svg:width="6.9236in" svg:height="4.277246in" draw:z-index="0">
<draw:image xlink:href="../Images/AРМІЯINFORM/2023-04-28T97-00-00-04-00/miny-4.jpg" xlink:type="simple" xlink:show="embed" xlink:actuate="onLoad" draw:mime-type="image/jpeg"/>
</draw:frame>
The Government supported the decision to open a special account of the Ministry of Economics for the needs of humanitarian demining. Prime Minister Denis Shmigal has informed about it.</text:p>
      <text:p text:style-name="P4">
“Humanitarian demining remains our priority. Up to 30% of Ukraine's area is founded by the enemy. It is necessary to accelerate the purification of land, specialized. The mine action plan is already being implemented, ”Denis Shmigal said.</text:p>
      <text:p text:style-name="P4">
As the head of government emphasized, everyone will be able to transfer to this special account in UAH and in foreign currency to finance humanitarian designation.</text:p>
      <text:p text:style-name="P4">
Source: <text:a xlink:type="simple" xlink:href="https://www.kmu.gov.ua/news/usi-okhochi-zmozhut-pererakhuvaty-koshty-na-finansuvannia-humanitarnoho-rozminuvannia-denys-shmyhal" text:style-name="Internet_20_link" text:visited-style-name="Visited_20_Internet_20_Link">
Government Portal</text:a>
</text:p>
      <text:p text:style-name="P4">
News Source: <text:a xlink:type="simple" xlink:href="https://armyinform.com.ua/2023/04/28/usi-ohochi-zmozhut-pererahuvaty-koshty-na-finansuvannya-gumanitarnogo-rozminuvannya-denys-shmygal/" text:style-name="Internet_20_link" text:visited-style-name="Visited_20_Internet_20_Link">
https://armyinform.com.ua/2023/04/28/usi-ohochi-zmozhut-pererahuvaty-koshty-na-finansuvannya-gumanitarnogo-rozminuvannya-denys-shmygal/</text:a>
</text:p>
      <!--NEWS-->
      <text:h text:style-name="P10" text:outline-level="1">
<text:span text:style-name="T4">
The Government has expanded the powers of the regional representatives of the Commissioner from missing missing</text:span>
</text:h>
      <text:p text:style-name="P4">
Author: ['АРМІЯINFORM']</text:p>
      <text:p text:style-name="P4">
Time: 2023-04-28T98:00:00-04:00</text:p>
      <text:p text:style-name="P4">
Description: Syogodni Issue Piditrimav Vednna Zmin before the Powaned about the attacked za Osіb,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znykli-bezvisty.jpg" text:style-name="Internet_20_link" text:visited-style-name="Visited_20_Internet_20_Link">
znykli-bezvisty.jpg</text:a>
']</text:p>
      <text:p text:style-name="P4">
Tags: ['STOPRUSSIA', 'АГРЕСІЯ РФ', 'БЕЗВІСТИ ЗНИКЛІ', 'ВІЙНА', 'ВТОРГНЕННЯ РФ', 'МІНРЕІНТЕГРАЦІЇ']</text:p>
      <text:p text:style-name="P4">
Category: News</text:p>
      <!--METADATA-->
      <text:p text:style-name="P4">
<draw:frame draw:style-name="fr1" draw:name="Image371" text:anchor-type="as-char" svg:width="6.9236in" svg:height="4.288165in" draw:z-index="0">
<draw:image xlink:href="../Images/AРМІЯINFORM/2023-04-28T98-00-00-04-00/znykli-bezvisty.jpg" xlink:type="simple" xlink:show="embed" xlink:actuate="onLoad" draw:mime-type="image/jpeg"/>
</draw:frame>
Today, the government has supported amendments to the Regulations on the Ombudsman missing in special circumstances. From now on, the legal status of the Commissioner is officially enshrined at the ministerial ministerial level.</text:p>
      <text:p text:style-name="P4">
About it <text:a xlink:type="simple" xlink:href="https://www.facebook.com/MReintegration/posts/pfbid02yVSjFAkUmGGmYbEXLpfj19wg7QaUFFrAdpaZ1vMoMWqBNfycWxcrvATcTMA8nxo5l" text:style-name="Internet_20_link" text:visited-style-name="Visited_20_Internet_20_Link">
writes</text:a>
On its Facebook page the Ministry of Reintegration</text:p>
      <text:p text:style-name="P4">
Thus, at the state level, the powers of regional representatives of the office of the Commissioner have expanded.</text:p>
      <text:p text:style-name="P4">
This will contribute to the interaction of regional representatives with national police and other departments on the ground. It will also accelerate the processing of the missing persons and will help coordinate the search.</text:p>
      <text:p text:style-name="P4">
The Ministry of Reintegration reminds - if your relatives do not communicate, contact the hotline of the missing person from the missing person: 0 800 339247.</text:p>
      <text:p text:style-name="P4">
On weekends, messages are accepted in Viber and Telegram by number:(095)896-04-21.</text:p>
      <text:p text:style-name="P4">
News Source: <text:a xlink:type="simple" xlink:href="https://armyinform.com.ua/2023/04/28/uryad-rozshyryv-povnovazhennya-regionalnyh-predstavnykiv-upovnovazhenogo-zi-znyklyh-bezvisty/" text:style-name="Internet_20_link" text:visited-style-name="Visited_20_Internet_20_Link">
https://armyinform.com.ua/2023/04/28/uryad-rozshyryv-povnovazhennya-regionalnyh-predstavnykiv-upovnovazhenogo-zi-znyklyh-bezvisty/</text:a>
</text:p>
      <!--NEWS-->
      <text:h text:style-name="P10" text:outline-level="1">
<text:span text:style-name="T4">
Short. War. Day 429</text:span>
</text:h>
      <text:p text:style-name="P4">
Author: ['АРМІЯINFORM']</text:p>
      <text:p text:style-name="P4">
Time: 2023-04-28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vydeodaj.jpg" text:style-name="Internet_20_link" text:visited-style-name="Visited_20_Internet_20_Link">
vydeodaj.jpg</text:a>
']</text:p>
      <text:p text:style-name="P4">
Tags: ['STOPRUSSIA', 'АГРЕСІЯ РФ', 'ВІЙНА', 'ВТОРГНЕННЯ РФ', 'ГШ ЗСУ']</text:p>
      <text:p text:style-name="P4">
Category: News</text:p>
      <!--METADATA-->
      <text:p text:style-name="P4">
<draw:frame draw:style-name="fr1" draw:name="Image372" text:anchor-type="as-char" svg:width="6.9236in" svg:height="3.686817in" draw:z-index="0">
<draw:image xlink:href="../Images/AРМІЯINFORM/2023-04-28T99-00-00-04-00/vydeodaj.jpg" xlink:type="simple" xlink:show="embed" xlink:actuate="onLoad" draw:mime-type="image/jpeg"/>
</draw:frame>
Source: <text:a xlink:type="simple" xlink:href="https://www.facebook.com/GeneralStaff.ua/videos/609678704558428/" text:style-name="Internet_20_link" text:visited-style-name="Visited_20_Internet_20_Link">
General Staff of the UKRAINE</text:a>
</text:p>
      <text:p text:style-name="P4">
News Source: <text:a xlink:type="simple" xlink:href="https://armyinform.com.ua/2023/04/28/korotko-vijna-den-429/" text:style-name="Internet_20_link" text:visited-style-name="Visited_20_Internet_20_Link">
https://armyinform.com.ua/2023/04/28/korotko-vijna-den-429/</text:a>
</text:p>
      <!--NEWS-->
      <text:h text:style-name="P10" text:outline-level="1">
<text:span text:style-name="T4">
The Russian Federation plans to judge a 14-year-old Ukrainian child, whom he deported-Ombudsman</text:span>
</text:h>
      <text:p text:style-name="P4">
Authors: Ukrinform (Person)</text:p>
      <text:p text:style-name="P4">
Publisher: Укринформ (Organization)</text:p>
      <text:p text:style-name="P4">
Published Time: 2023-04-29T-32:27:00+03:00</text:p>
      <text:p text:style-name="P4">
Modified Time: 2023-04-29T00:27:00+03:00</text:p>
      <text:p text:style-name="P4">
Description: The Russians informed the Ukrainian side that they would not return to our country a 14-year-old girl who was taken to the Russian Federation until a trial was held. - Ukrinform.</text:p>
      <text:p text:style-name="P4">
Images: ["<text:a xlink:type="simple" xlink:href="https://static.ukrinform.com/photos/2022_12/thumb_files/630_360_1671020279-375.jpg" text:style-name="Internet_20_link" text:visited-style-name="Visited_20_Internet_20_Link">
630_360_16710...</text:a>
"]</text:p>
      <text:p text:style-name="P4">
Tags: ['Депортація', 'Діти', 'Війна з росією', 'Дмитро Лубінець', 'Єдині новини']</text:p>
      <text:p text:style-name="P4">
Type: Article</text:p>
      <!--METADATA-->
      <text:p text:style-name="P4">
<draw:frame draw:style-name="fr1" draw:name="Image373" text:anchor-type="as-char" svg:width="6.9236in" svg:height="3.956343in" draw:z-index="0">
<draw:image xlink:href="../Images/yкринформ/2023-04-29T-32-27-00-03-00/630_360_1671020279-375.jpg" xlink:type="simple" xlink:show="embed" xlink:actuate="onLoad" draw:mime-type="image/jpeg"/>
</draw:frame>
The Russians were informed by the Ukrainian side that they would not return to our country14-year-old girl, who was taken to the Russian Federation until a trial of the case against her.</text:p>
      <text:p text:style-name="P4">
The Commissioner of the Verkhovna Rada of Human Rights Dmitry Lubinets informed about it in the Telelorphone "Unified News", the Ukrinform correspondent reports.</text:p>
      <text:p text:style-name="P4">
“We showed(At a meeting of the UN Security Council - Ed.)Photo of this girl. She was 14 years old, and she was taken by completely consciously Russians, and consciously she is being held in fact. Because when we started to return her home, she opened criminal proceedings against her there. She began to be examined without any permission for her parents, do not allow other Ukrainian children, etc., ”he said.</text:p>
      <text:p text:style-name="P4">
According to Lubin, the Russians keep the girl in fact hostages. "And now(Russians - ed.)They officially replied that while the trial is taking place, they will never return the child to the territory of Ukraine, "wait for it to be aware of it," Ombudsman said.</text:p>
      <text:p text:style-name="P4">
<text:span text:style-name="T4">
 Read also: </text:span>
 <text:a xlink:type="simple" xlink:href="https://www.ukrinform.ua/rubric-ato/3702137-zelenskij-z-povernennam-deportovanih-ditej-poki-so-ukraini-dopomagae-tilki-ukraina.html" text:style-name="Internet_20_link" text:visited-style-name="Visited_20_Internet_20_Link">
<text:span text:style-name="T4">
 children </text:span>
</text:a>
The Verkhovna Rada Commissioner believes that in reality this case once again showed that the Russian Federation is bad to return Ukrainian children.</text:p>
      <text:p text:style-name="P4">
“Even just think(In this - ed.)Cynicism: Mom in Ukraine, she is looking for a baby, and the Russians, knowing it, invent a court case - only to give it to not give(To us - ed.)A Ukrainian girl, so that it is not an example that we can take Ukrainian children, ”he said.</text:p>
      <text:p text:style-name="P4">
Separately, Lubinets spoke about the meeting of the UN Security Council, which took place on Friday, and stated that his task at this meeting was not only once again called upon the international community not to ignore what was doing the Russian Federation, but also to show that the genocide Ukrainian children, their former deportation, murder of civilians and more.</text:p>
      <text:p text:style-name="P4">
<text:span text:style-name="T4">
 Read also: </text:span>
 <text:a xlink:type="simple" xlink:href="https://www.ukrinform.ua/rubric-world/3702212-stati-v-oon-mi-zobovazani-zahistiti-vikradenih-ukrainskih-ditej.html" text:style-name="Internet_20_link" text:visited-style-name="Visited_20_Internet_20_Link">
<text:span text:style-name="T4">
 children </text:span>
</text:a>
According to him, the answer to this was, in principle, predicted. In particular, the Tikrains that support Ukraine, in their speeches, emphasized that it was time to name things with their names.The Commissioner for Human Rights expressed the opinion that it was necessary to raise this issue of rifle international sites again and again.</text:p>
      <text:p text:style-name="P4">
<text:span text:style-name="T4">
 Read also: </text:span>
 <text:a xlink:type="simple" xlink:href="https://www.ukrinform.ua/rubric-ato/3701663-pare-viznala-genocidom-deportaciu-ukrainskih-ditej-do-rosii.html" text:style-name="Internet_20_link" text:visited-style-name="Visited_20_Internet_20_Link">
<text:span text:style-name="T4">
 genocide </text:span>
</text:a>
“And, in the end, this will lead to the result of the result of the pressure on the Russian Federation and the continuation of Ukrainian assistance. This is, so to speak, the diplomatic front, which also needs to be fighting. It is not easy, but it is a cetreb, ”he is convinced.</text:p>
      <text:p text:style-name="P4">
As it was reported, Ukrainian Ombudsman Dmitry Lubinets stated that <text:a xlink:type="simple" xlink:href="https://www.ukrinform.ua/rubric-ato/3702216-lubinec-v-oon-nagadav-so-rosia-deportue-ukrainskih-ditej-z-2014-roku.html" text:style-name="Internet_20_link" text:visited-style-name="Visited_20_Internet_20_Link">
</text:a>
</text:p>
      <text:p text:style-name="P4">
News Source: <text:a xlink:type="simple" xlink:href="https://www.ukrinform.ua/rubric-society/3702260-rf-planue-suditi-14ricnu-ukrainsku-ditinu-aku-sama-i-deportuvala-ombudsmen.html" text:style-name="Internet_20_link" text:visited-style-name="Visited_20_Internet_20_Link">
https://www.ukrinform.ua/rubric-society/3702260-rf-planue-suditi-14ricnu-ukrainsku-ditinu-aku-sama-i-deportuvala-ombudsmen.html</text:a>
</text:p>
      <!--NEWS-->
      <text:h text:style-name="P10" text:outline-level="1">
<text:span text:style-name="T4">
"Pressbug" with Sobol conceded "Lyon" in the French league 1</text:span>
</text:h>
      <text:p text:style-name="P4">
Authors: Ukrinform (Person)</text:p>
      <text:p text:style-name="P4">
Publisher: Укринформ (Organization)</text:p>
      <text:p text:style-name="P4">
Published Time: 2023-04-29T-34:11:00+03:00</text:p>
      <text:p text:style-name="P4">
Modified Time: 2023-04-29T00:11:00+03:00</text:p>
      <text:p text:style-name="P4">
Description: France's football championship continues the 33rd round of the elite division of the League 1.-Ukrinform.</text:p>
      <text:p text:style-name="P4">
Images: ["<text:a xlink:type="simple" xlink:href="https://static.ukrinform.com/photos/2023_04/thumb_files/630_360_1682715241-940.jpg" text:style-name="Internet_20_link" text:visited-style-name="Visited_20_Internet_20_Link">
630_360_16827...</text:a>
"]</text:p>
      <text:p text:style-name="P4">
Tags: ['Футбол']</text:p>
      <text:p text:style-name="P4">
Type: Article</text:p>
      <!--METADATA-->
      <text:p text:style-name="P4">
<draw:frame draw:style-name="fr1" draw:name="Image374" text:anchor-type="as-char" svg:width="6.9236in" svg:height="3.956343in" draw:z-index="0">
<draw:image xlink:href="../Images/yкринформ/2023-04-29T-34-11-00-03-00/630_360_1682715241-940.jpg" xlink:type="simple" xlink:show="embed" xlink:actuate="onLoad" draw:mime-type="image/jpeg"/>
</draw:frame>
France's football searches continue the matches of the 33rd round of the elite divisions 1.</text:p>
      <text:p text:style-name="P4">
The "Strasbour" of the Ukrainian defender Edward Sobol in the house arena "The herd de Laze" gave way to Lyon - 1: 2, Ukrinform reports.</text:p>
      <text:p text:style-name="P4">
The success of the guests was brought to the naked Castello Lukeba, which was distinguished in the 32nd minute, and Maxens Kacker(36); As part of the owners the account was opened by Morgan Sanson(15).</text:p>
      <text:p text:style-name="P4">
Соболь вийшов у стартовому складі і на 70-й хвилині поступився місцем на поліДімітрі Льєнару.</text:p>
      <text:p text:style-name="P4">
<text:span text:style-name="T4">
Читайте також:</text:span>
 <text:a xlink:type="simple" xlink:href="https://www.ukrinform.ua/rubric-sports/3701838-zabarnij-proviv-drugij-matc-u-skladi-anglijskogo-bornmuta.html" text:style-name="Internet_20_link" text:visited-style-name="Visited_20_Internet_20_Link">
 </text:a>
Elzaski with 32 points occupy 15th place in the standings, which is healed(75 points).</text:p>
      <text:p text:style-name="P4">
У наступному турі 2 травня «Страсбур» на виїзді протистоятиме «Нанту».</text:p>
      <text:p text:style-name="P4">
Фото: AFP.</text:p>
      <text:p text:style-name="P4">
News Source: <text:a xlink:type="simple" xlink:href="https://www.ukrinform.ua/rubric-sports/3702287-strasbug-iz-sobolem-postupivsa-lionu-u-francuzkij-lizi-1.html" text:style-name="Internet_20_link" text:visited-style-name="Visited_20_Internet_20_Link">
https://www.ukrinform.ua/rubric-sports/3702287-strasbug-iz-sobolem-postupivsa-lionu-u-francuzkij-lizi-1.html</text:a>
</text:p>
      <!--NEWS-->
      <text:h text:style-name="P10" text:outline-level="1">
<text:span text:style-name="T4">
"Pressbug" with Sobol conceded "Lyon" in the French league 1</text:span>
</text:h>
      <text:p text:style-name="P4">
Authors: Ukrinform (Person)</text:p>
      <text:p text:style-name="P4">
Publisher: Укринформ (Organization)</text:p>
      <text:p text:style-name="P4">
Published Time: 2023-04-29T00:11:00+03:00</text:p>
      <text:p text:style-name="P4">
Modified Time: 2023-04-29T00:11:00+03:00</text:p>
      <text:p text:style-name="P4">
Description: France's football championship continues the 33rd round of the elite division of the League 1.-Ukrinform.</text:p>
      <text:p text:style-name="P4">
Images: ["<text:a xlink:type="simple" xlink:href="https://static.ukrinform.com/photos/2023_04/thumb_files/630_360_1682715241-940.jpg" text:style-name="Internet_20_link" text:visited-style-name="Visited_20_Internet_20_Link">
630_360_16827...</text:a>
"]</text:p>
      <text:p text:style-name="P4">
Tags: ['Футбол']</text:p>
      <text:p text:style-name="P4">
Type: Article</text:p>
      <!--METADATA-->
      <text:p text:style-name="P4">
<draw:frame draw:style-name="fr1" draw:name="Image375" text:anchor-type="as-char" svg:width="6.9236in" svg:height="3.956343in" draw:z-index="0">
<draw:image xlink:href="../Images/yкринформ/2023-04-29T00-11-00-03-00/630_360_1682715241-940.jpg" xlink:type="simple" xlink:show="embed" xlink:actuate="onLoad" draw:mime-type="image/jpeg"/>
</draw:frame>
France's football searches continue the matches of the 33rd round of the elite divisions 1.</text:p>
      <text:p text:style-name="P4">
The "Strasbour" of the Ukrainian defender Edward Sobol in the house arena "The herd de Laze" gave way to Lyon - 1: 2, Ukrinform reports.</text:p>
      <text:p text:style-name="P4">
The success of the guests was brought to the naked Castello Lukeba, which was distinguished in the 32nd minute, and Maxens Kacker(36); As part of the owners the account was opened by Morgan Sanson(15).</text:p>
      <text:p text:style-name="P4">
Соболь вийшов у стартовому складі і на 70-й хвилині поступився місцем на поліДімітрі Льєнару.</text:p>
      <text:p text:style-name="P4">
<text:span text:style-name="T4">
Читайте також:</text:span>
 <text:a xlink:type="simple" xlink:href="https://www.ukrinform.ua/rubric-sports/3701838-zabarnij-proviv-drugij-matc-u-skladi-anglijskogo-bornmuta.html" text:style-name="Internet_20_link" text:visited-style-name="Visited_20_Internet_20_Link">
 </text:a>
Elzaski with 32 points occupy 15th place in the standings, which is healed(75 points).</text:p>
      <text:p text:style-name="P4">
У наступному турі 2 травня «Страсбур» на виїзді протистоятиме «Нанту».</text:p>
      <text:p text:style-name="P4">
Фото: AFP.</text:p>
      <text:p text:style-name="P4">
News Source: <text:a xlink:type="simple" xlink:href="https://www.ukrinform.ua/rubric-sports/3702287-strasbug-iz-sobolem-postupivsa-lionu-u-francuzkij-lizi-1.html" text:style-name="Internet_20_link" text:visited-style-name="Visited_20_Internet_20_Link">
https://www.ukrinform.ua/rubric-sports/3702287-strasbug-iz-sobolem-postupivsa-lionu-u-francuzkij-lizi-1.html</text:a>
</text:p>
      <!--NEWS-->
      <text:h text:style-name="P10" text:outline-level="1">
<text:span text:style-name="T4">
The Russian Federation plans to judge a 14-year-old Ukrainian child, whom he deported-Ombudsman</text:span>
</text:h>
      <text:p text:style-name="P4">
Authors: Ukrinform (Person)</text:p>
      <text:p text:style-name="P4">
Publisher: Укринформ (Organization)</text:p>
      <text:p text:style-name="P4">
Published Time: 2023-04-29T00:27:00+03:00</text:p>
      <text:p text:style-name="P4">
Modified Time: 2023-04-29T00:27:00+03:00</text:p>
      <text:p text:style-name="P4">
Description: The Russians informed the Ukrainian side that they would not return to our country a 14-year-old girl who was taken to the Russian Federation until a trial was held. - Ukrinform.</text:p>
      <text:p text:style-name="P4">
Images: ["<text:a xlink:type="simple" xlink:href="https://static.ukrinform.com/photos/2022_12/thumb_files/630_360_1671020279-375.jpg" text:style-name="Internet_20_link" text:visited-style-name="Visited_20_Internet_20_Link">
630_360_16710...</text:a>
"]</text:p>
      <text:p text:style-name="P4">
Tags: ['Депортація', 'Діти', 'Війна з росією', 'Дмитро Лубінець', 'Єдині новини']</text:p>
      <text:p text:style-name="P4">
Type: Article</text:p>
      <!--METADATA-->
      <text:p text:style-name="P4">
<draw:frame draw:style-name="fr1" draw:name="Image376" text:anchor-type="as-char" svg:width="6.9236in" svg:height="3.956343in" draw:z-index="0">
<draw:image xlink:href="../Images/yкринформ/2023-04-29T00-27-00-03-00/630_360_1671020279-375.jpg" xlink:type="simple" xlink:show="embed" xlink:actuate="onLoad" draw:mime-type="image/jpeg"/>
</draw:frame>
The Russians were informed by the Ukrainian side that they would not return to our country14-year-old girl, who was taken to the Russian Federation until a trial of the case against her.</text:p>
      <text:p text:style-name="P4">
The Commissioner of the Verkhovna Rada of Human Rights Dmitry Lubinets informed about it in the Telelorphone "Unified News", the Ukrinform correspondent reports.</text:p>
      <text:p text:style-name="P4">
“We showed(At a meeting of the UN Security Council - Ed.)Photo of this girl. She was 14 years old, and she was taken by completely consciously Russians, and consciously she is being held in fact. Because when we started to return her home, she opened criminal proceedings against her there. She began to be examined without any permission for her parents, do not allow other Ukrainian children, etc., ”he said.</text:p>
      <text:p text:style-name="P4">
According to Lubin, the Russians keep the girl in fact hostages. "And now(Russians - ed.)They officially replied that while the trial is taking place, they will never return the child to the territory of Ukraine, "wait for it to be aware of it," Ombudsman said.</text:p>
      <text:p text:style-name="P4">
<text:span text:style-name="T4">
 Read also: </text:span>
 <text:a xlink:type="simple" xlink:href="https://www.ukrinform.ua/rubric-ato/3702137-zelenskij-z-povernennam-deportovanih-ditej-poki-so-ukraini-dopomagae-tilki-ukraina.html" text:style-name="Internet_20_link" text:visited-style-name="Visited_20_Internet_20_Link">
<text:span text:style-name="T4">
 children </text:span>
</text:a>
The Verkhovna Rada Commissioner believes that in reality this case once again showed that the Russian Federation is bad to return Ukrainian children.</text:p>
      <text:p text:style-name="P4">
“Even just think(In this - ed.)Cynicism: Mom in Ukraine, she is looking for a baby, and the Russians, knowing it, invent a court case - only to give it to not give(To us - ed.)A Ukrainian girl, so that it is not an example that we can take Ukrainian children, ”he said.</text:p>
      <text:p text:style-name="P4">
Separately, Lubinets spoke about the meeting of the UN Security Council, which took place on Friday, and stated that his task at this meeting was not only once again called upon the international community not to ignore what was doing the Russian Federation, but also to show that the genocide Ukrainian children, their former deportation, murder of civilians and more.</text:p>
      <text:p text:style-name="P4">
<text:span text:style-name="T4">
 Read also: </text:span>
 <text:a xlink:type="simple" xlink:href="https://www.ukrinform.ua/rubric-world/3702212-stati-v-oon-mi-zobovazani-zahistiti-vikradenih-ukrainskih-ditej.html" text:style-name="Internet_20_link" text:visited-style-name="Visited_20_Internet_20_Link">
<text:span text:style-name="T4">
 children </text:span>
</text:a>
According to him, the answer to this was, in principle, predicted. In particular, the Tikrains that support Ukraine, in their speeches, emphasized that it was time to name things with their names.The Commissioner for Human Rights expressed the opinion that it was necessary to raise this issue of rifle international sites again and again.</text:p>
      <text:p text:style-name="P4">
<text:span text:style-name="T4">
 Read also: </text:span>
 <text:a xlink:type="simple" xlink:href="https://www.ukrinform.ua/rubric-ato/3701663-pare-viznala-genocidom-deportaciu-ukrainskih-ditej-do-rosii.html" text:style-name="Internet_20_link" text:visited-style-name="Visited_20_Internet_20_Link">
<text:span text:style-name="T4">
 genocide </text:span>
</text:a>
“And, in the end, this will lead to the result of the result of the pressure on the Russian Federation and the continuation of Ukrainian assistance. This is, so to speak, the diplomatic front, which also needs to be fighting. It is not easy, but it is a cetreb, ”he is convinced.</text:p>
      <text:p text:style-name="P4">
As it was reported, Ukrainian Ombudsman Dmitry Lubinets stated that <text:a xlink:type="simple" xlink:href="https://www.ukrinform.ua/rubric-ato/3702216-lubinec-v-oon-nagadav-so-rosia-deportue-ukrainskih-ditej-z-2014-roku.html" text:style-name="Internet_20_link" text:visited-style-name="Visited_20_Internet_20_Link">
</text:a>
</text:p>
      <text:p text:style-name="P4">
News Source: <text:a xlink:type="simple" xlink:href="https://www.ukrinform.ua/rubric-society/3702260-rf-planue-suditi-14ricnu-ukrainsku-ditinu-aku-sama-i-deportuvala-ombudsmen.html" text:style-name="Internet_20_link" text:visited-style-name="Visited_20_Internet_20_Link">
https://www.ukrinform.ua/rubric-society/3702260-rf-planue-suditi-14ricnu-ukrainsku-ditinu-aku-sama-i-deportuvala-ombudsmen.html</text:a>
</text:p>
      <!--NEWS-->
      <text:h text:style-name="P10" text:outline-level="1">
<text:span text:style-name="T4">
Government will attract another UAH 1.3 billion to support business under the EBOBT program</text:span>
</text:h>
      <text:p text:style-name="P4">
Author: ['АРМІЯINFORM']</text:p>
      <text:p text:style-name="P4">
Time: 2023-04-29T99:00:00-04:00</text:p>
      <text:p text:style-name="P4">
Description: The detachment to heal the Maiga of 1.3 billion UAH of the HRN of the Holder Bedy for the Vidach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3164_820_360_0_0_auto-1.jpg" text:style-name="Internet_20_link" text:visited-style-name="Visited_20_Internet_20_Link">
thumb_203164_820_360_0_0_auto-1.jpg</text:a>
']</text:p>
      <text:p text:style-name="P4">
Tags: ['ЄРОБОТА', 'УРЯД УКРАЇНИ']</text:p>
      <text:p text:style-name="P4">
Category: News</text:p>
      <!--METADATA-->
      <text:p text:style-name="P4">
<draw:frame draw:style-name="fr1" draw:name="Image377" text:anchor-type="as-char" svg:width="6.9236in" svg:height="4.610104in" draw:z-index="0">
<draw:image xlink:href="../Images/AРМІЯINFORM/2023-04-29T99-00-00-04-00/thumb_203164_820_360_0_0_auto-1.jpg" xlink:type="simple" xlink:show="embed" xlink:actuate="onLoad" draw:mime-type="image/jpeg"/>
</draw:frame>
The government will attract almost UAH 1.3 billion from the State Employment Center for Irrigation Grants for Businesses within the EBorot Program. Prime Minister Denis Shmigal was reported about this.</text:p>
      <text:p text:style-name="P4">
Funds, in particular, will be directed to business grants that work in the industry.</text:p>
      <ul>
        <li>
We stimulate business to work and create new jobs. For this purpose, we need to publish grants under the EBOOT program. From its start, the state has already paid more than 4 thousand grants worth UAH 2.4 billion. Most of all - on the development of processing enterprises, - emphasized Denis Shmigal.</li>
      </ul>
      <text:p text:style-name="P4">
According to the Prime Minister, the support of the processing industry opens the prospect of growing a share of non-irregular exports and an increase in the inflow of foreign exchange earnings in the country.</text:p>
      <text:p text:style-name="P4">
Source: <text:a xlink:type="simple" xlink:href="https://www.kmu.gov.ua/news/premier-ministr-zaluchaiemo-shche-13-mlrd-hrn-dlia-pidtrymky-biznesu-za-prohramoiu-ierobota" text:style-name="Internet_20_link" text:visited-style-name="Visited_20_Internet_20_Link">
Government Portal</text:a>
</text:p>
      <text:p text:style-name="P4">
News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